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shapes>
          <draw:frame draw:z-index="0" draw:style-name="gr1" draw:text-style-name="P1" svg:width="37.9945in" svg:height="6.4134in" svg:x="0.9311in" svg:y="0.0374in">
            <draw:object draw:notify-on-update-of-ranges="input.A3:input.A10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1024-sample test case with single cosine signal at frequency 133/10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50836677727" calcext:value-type="float">
            <text:p>0.6850836677727</text:p>
          </table:table-cell>
          <table:table-cell table:formula="of:=IF([.A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3207363022085" calcext:value-type="float">
            <text:p>-0.0613207363022085</text:p>
          </table:table-cell>
          <table:table-cell table:formula="of:=IF([.A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10333764558" calcext:value-type="float">
            <text:p>-0.76910333764558</text:p>
          </table:table-cell>
          <table:table-cell table:formula="of:=IF([.A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247953459871" calcext:value-type="float">
            <text:p>-0.99247953459871</text:p>
          </table:table-cell>
          <table:table-cell table:formula="of:=IF([.A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0759701858874" calcext:value-type="float">
            <text:p>-0.590759701858874</text:p>
          </table:table-cell>
          <table:table-cell table:formula="of:=IF([.A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039887955141" calcext:value-type="float">
            <text:p>0.183039887955141</text:p>
          </table:table-cell>
          <table:table-cell table:formula="of:=IF([.A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554977436898" calcext:value-type="float">
            <text:p>0.841554977436898</text:p>
          </table:table-cell>
          <table:table-cell table:formula="of:=IF([.A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31253194544" calcext:value-type="float">
            <text:p>0.970031253194544</text:p>
          </table:table-cell>
          <table:table-cell table:formula="of:=IF([.A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550160148436" calcext:value-type="float">
            <text:p>0.487550160148436</text:p>
          </table:table-cell>
          <table:table-cell table:formula="of:=IF([.A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2005949319228" calcext:value-type="float">
            <text:p>-0.302005949319228</text:p>
          </table:table-cell>
          <table:table-cell table:formula="of:=IF([.A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348847046022" calcext:value-type="float">
            <text:p>-0.901348847046022</text:p>
          </table:table-cell>
          <table:table-cell table:formula="of:=IF([.A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992798834739" calcext:value-type="float">
            <text:p>-0.932992798834739</text:p>
          </table:table-cell>
          <table:table-cell table:formula="of:=IF([.A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7007410216418" calcext:value-type="float">
            <text:p>-0.377007410216418</text:p>
          </table:table-cell>
          <table:table-cell table:formula="of:=IF([.A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429560097638" calcext:value-type="float">
            <text:p>0.416429560097638</text:p>
          </table:table-cell>
          <table:table-cell table:formula="of:=IF([.A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585591017741" calcext:value-type="float">
            <text:p>0.947585591017741</text:p>
          </table:table-cell>
          <table:table-cell table:formula="of:=IF([.A1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921264348355" calcext:value-type="float">
            <text:p>0.881921264348355</text:p>
          </table:table-cell>
          <table:table-cell table:formula="of:=IF([.A1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794117915275" calcext:value-type="float">
            <text:p>0.260794117915275</text:p>
          </table:table-cell>
          <table:table-cell table:formula="of:=IF([.A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4589682678468" calcext:value-type="float">
            <text:p>-0.524589682678468</text:p>
          </table:table-cell>
          <table:table-cell table:formula="of:=IF([.A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956976568544" calcext:value-type="float">
            <text:p>-0.97956976568544</text:p>
          </table:table-cell>
          <table:table-cell table:formula="of:=IF([.A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7584813151584" calcext:value-type="float">
            <text:p>-0.817584813151584</text:p>
          </table:table-cell>
          <table:table-cell table:formula="of:=IF([.A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0658239332849" calcext:value-type="float">
            <text:p>-0.140658239332849</text:p>
          </table:table-cell>
          <table:table-cell table:formula="of:=IF([.A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859488142387" calcext:value-type="float">
            <text:p>0.624859488142387</text:p>
          </table:table-cell>
          <table:table-cell table:formula="of:=IF([.A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20299291166" calcext:value-type="float">
            <text:p>0.996820299291166</text:p>
          </table:table-cell>
          <table:table-cell table:formula="of:=IF([.A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095112535496" calcext:value-type="float">
            <text:p>0.74095112535496</text:p>
          </table:table-cell>
          <table:table-cell table:formula="of:=IF([.A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4067299058058" calcext:value-type="float">
            <text:p>0.0184067299058058</text:p>
          </table:table-cell>
          <table:table-cell table:formula="of:=IF([.A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5730825283818" calcext:value-type="float">
            <text:p>-0.715730825283818</text:p>
          </table:table-cell>
          <table:table-cell table:formula="of:=IF([.A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077727752645" calcext:value-type="float">
            <text:p>-0.999077727752645</text:p>
          </table:table-cell>
          <table:table-cell table:formula="of:=IF([.A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3172842953776" calcext:value-type="float">
            <text:p>-0.653172842953776</text:p>
          </table:table-cell>
          <table:table-cell table:formula="of:=IF([.A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121633872052" calcext:value-type="float">
            <text:p>0.104121633872052</text:p>
          </table:table-cell>
          <table:table-cell table:formula="of:=IF([.A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836904608883" calcext:value-type="float">
            <text:p>0.795836904608883</text:p>
          </table:table-cell>
          <table:table-cell table:formula="of:=IF([.A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308097244599" calcext:value-type="float">
            <text:p>0.986308097244599</text:p>
          </table:table-cell>
          <table:table-cell table:formula="of:=IF([.A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570233019603" calcext:value-type="float">
            <text:p>0.555570233019603</text:p>
          </table:table-cell>
          <table:table-cell table:formula="of:=IF([.A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5083911359793" calcext:value-type="float">
            <text:p>-0.225083911359793</text:p>
          </table:table-cell>
          <table:table-cell table:formula="of:=IF([.A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3972856121587" calcext:value-type="float">
            <text:p>-0.863972856121587</text:p>
          </table:table-cell>
          <table:table-cell table:formula="of:=IF([.A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8703474895872" calcext:value-type="float">
            <text:p>-0.958703474895872</text:p>
          </table:table-cell>
          <table:table-cell table:formula="of:=IF([.A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611329654609" calcext:value-type="float">
            <text:p>-0.449611329654609</text:p>
          </table:table-cell>
          <table:table-cell table:formula="of:=IF([.A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2660717311993" calcext:value-type="float">
            <text:p>0.342660717311993</text:p>
          </table:table-cell>
          <table:table-cell table:formula="of:=IF([.A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113851690057" calcext:value-type="float">
            <text:p>0.919113851690057</text:p>
          </table:table-cell>
          <table:table-cell table:formula="of:=IF([.A4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6679059921043" calcext:value-type="float">
            <text:p>0.916679059921043</text:p>
          </table:table-cell>
          <table:table-cell table:formula="of:=IF([.A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688985339222" calcext:value-type="float">
            <text:p>0.33688985339222</text:p>
          </table:table-cell>
          <table:table-cell table:formula="of:=IF([.A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5083587126341" calcext:value-type="float">
            <text:p>-0.455083587126341</text:p>
          </table:table-cell>
          <table:table-cell table:formula="of:=IF([.A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430519415566" calcext:value-type="float">
            <text:p>-0.960430519415566</text:p>
          </table:table-cell>
          <table:table-cell table:formula="of:=IF([.A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866938637768" calcext:value-type="float">
            <text:p>-0.860866938637768</text:p>
          </table:table-cell>
          <table:table-cell table:formula="of:=IF([.A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101240156868" calcext:value-type="float">
            <text:p>-0.219101240156868</text:p>
          </table:table-cell>
          <table:table-cell table:formula="of:=IF([.A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661576197335" calcext:value-type="float">
            <text:p>0.560661576197335</text:p>
          </table:table-cell>
          <table:table-cell table:formula="of:=IF([.A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301418157858" calcext:value-type="float">
            <text:p>0.987301418157858</text:p>
          </table:table-cell>
          <table:table-cell table:formula="of:=IF([.A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2106577300212" calcext:value-type="float">
            <text:p>0.792106577300212</text:p>
          </table:table-cell>
          <table:table-cell table:formula="of:=IF([.A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171403295636" calcext:value-type="float">
            <text:p>0.0980171403295636</text:p>
          </table:table-cell>
          <table:table-cell table:formula="of:=IF([.A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780669329708" calcext:value-type="float">
            <text:p>-0.65780669329708</text:p>
          </table:table-cell>
          <table:table-cell table:formula="of:=IF([.A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322384588349" calcext:value-type="float">
            <text:p>-0.999322384588349</text:p>
          </table:table-cell>
          <table:table-cell table:formula="of:=IF([.A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143219574522" calcext:value-type="float">
            <text:p>-0.71143219574522</text:p>
          </table:table-cell>
          <table:table-cell table:formula="of:=IF([.A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5412285229114" calcext:value-type="float">
            <text:p>0.0245412285229114</text:p>
          </table:table-cell>
          <table:table-cell table:formula="of:=IF([.A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057785441463" calcext:value-type="float">
            <text:p>0.745057785441463</text:p>
          </table:table-cell>
          <table:table-cell table:formula="of:=IF([.A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12612182778" calcext:value-type="float">
            <text:p>0.996312612182778</text:p>
          </table:table-cell>
          <table:table-cell table:formula="of:=IF([.A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0057211763291" calcext:value-type="float">
            <text:p>0.620057211763291</text:p>
          </table:table-cell>
          <table:table-cell table:formula="of:=IF([.A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730474455363" calcext:value-type="float">
            <text:p>-0.146730474455363</text:p>
          </table:table-cell>
          <table:table-cell table:formula="of:=IF([.A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1102514991104" calcext:value-type="float">
            <text:p>-0.821102514991104</text:p>
          </table:table-cell>
          <table:table-cell table:formula="of:=IF([.A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8317370719629" calcext:value-type="float">
            <text:p>-0.978317370719629</text:p>
          </table:table-cell>
          <table:table-cell table:formula="of:=IF([.A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935599016559" calcext:value-type="float">
            <text:p>-0.51935599016559</text:p>
          </table:table-cell>
          <table:table-cell table:formula="of:=IF([.A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712757474895" calcext:value-type="float">
            <text:p>0.266712757474895</text:p>
          </table:table-cell>
          <table:table-cell table:formula="of:=IF([.A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4797098430938" calcext:value-type="float">
            <text:p>0.884797098430938</text:p>
          </table:table-cell>
          <table:table-cell table:formula="of:=IF([.A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607325380522" calcext:value-type="float">
            <text:p>0.945607325380522</text:p>
          </table:table-cell>
          <table:table-cell table:formula="of:=IF([.A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843171057903" calcext:value-type="float">
            <text:p>0.410843171057903</text:p>
          </table:table-cell>
          <table:table-cell table:formula="of:=IF([.A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2683432365088" calcext:value-type="float">
            <text:p>-0.382683432365088</text:p>
          </table:table-cell>
          <table:table-cell table:formula="of:=IF([.A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5183509938946" calcext:value-type="float">
            <text:p>-0.935183509938946</text:p>
          </table:table-cell>
          <table:table-cell table:formula="of:=IF([.A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8674465693954" calcext:value-type="float">
            <text:p>-0.898674465693954</text:p>
          </table:table-cell>
          <table:table-cell table:formula="of:=IF([.A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6150888243627" calcext:value-type="float">
            <text:p>-0.296150888243627</text:p>
          </table:table-cell>
          <table:table-cell table:formula="of:=IF([.A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898192229785" calcext:value-type="float">
            <text:p>0.492898192229785</text:p>
          </table:table-cell>
          <table:table-cell table:formula="of:=IF([.A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503890986251" calcext:value-type="float">
            <text:p>0.971503890986251</text:p>
          </table:table-cell>
          <table:table-cell table:formula="of:=IF([.A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224705554841" calcext:value-type="float">
            <text:p>0.838224705554841</text:p>
          </table:table-cell>
          <table:table-cell table:formula="of:=IF([.A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0422041215" calcext:value-type="float">
            <text:p>0.17700422041215</text:p>
          </table:table-cell>
          <table:table-cell table:formula="of:=IF([.A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569930449243" calcext:value-type="float">
            <text:p>-0.59569930449243</text:p>
          </table:table-cell>
          <table:table-cell table:formula="of:=IF([.A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211949234795" calcext:value-type="float">
            <text:p>-0.993211949234795</text:p>
          </table:table-cell>
          <table:table-cell table:formula="of:=IF([.A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5167265622461" calcext:value-type="float">
            <text:p>-0.765167265622461</text:p>
          </table:table-cell>
          <table:table-cell table:formula="of:=IF([.A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1952443496893" calcext:value-type="float">
            <text:p>-0.0551952443496893</text:p>
          </table:table-cell>
          <table:table-cell table:formula="of:=IF([.A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540544737065" calcext:value-type="float">
            <text:p>0.689540544737065</text:p>
          </table:table-cell>
          <table:table-cell table:formula="of:=IF([.A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1175282601" calcext:value-type="float">
            <text:p>0.999981175282601</text:p>
          </table:table-cell>
          <table:table-cell table:formula="of:=IF([.A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0600997795454" calcext:value-type="float">
            <text:p>0.680600997795454</text:p>
          </table:table-cell>
          <table:table-cell table:formula="of:=IF([.A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439195636598" calcext:value-type="float">
            <text:p>-0.0674439195636598</text:p>
          </table:table-cell>
          <table:table-cell table:formula="of:=IF([.A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3010453362737" calcext:value-type="float">
            <text:p>-0.773010453362737</text:p>
          </table:table-cell>
          <table:table-cell table:formula="of:=IF([.A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1709753669099" calcext:value-type="float">
            <text:p>-0.991709753669099</text:p>
          </table:table-cell>
          <table:table-cell table:formula="of:=IF([.A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797857456444" calcext:value-type="float">
            <text:p>-0.585797857456444</text:p>
          </table:table-cell>
          <table:table-cell table:formula="of:=IF([.A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068664149804" calcext:value-type="float">
            <text:p>0.189068664149804</text:p>
          </table:table-cell>
          <table:table-cell table:formula="of:=IF([.A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853565249708" calcext:value-type="float">
            <text:p>0.844853565249708</text:p>
          </table:table-cell>
          <table:table-cell table:formula="of:=IF([.A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522094274419" calcext:value-type="float">
            <text:p>0.968522094274419</text:p>
          </table:table-cell>
          <table:table-cell table:formula="of:=IF([.A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183772079126" calcext:value-type="float">
            <text:p>0.482183772079126</text:p>
          </table:table-cell>
          <table:table-cell table:formula="of:=IF([.A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7849640041535" calcext:value-type="float">
            <text:p>-0.307849640041535</text:p>
          </table:table-cell>
          <table:table-cell table:formula="of:=IF([.A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3989293123445" calcext:value-type="float">
            <text:p>-0.903989293123445</text:p>
          </table:table-cell>
          <table:table-cell table:formula="of:=IF([.A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0766961078986" calcext:value-type="float">
            <text:p>-0.930766961078986</text:p>
          </table:table-cell>
          <table:table-cell table:formula="of:=IF([.A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1317193951839" calcext:value-type="float">
            <text:p>-0.371317193951839</text:p>
          </table:table-cell>
          <table:table-cell table:formula="of:=IF([.A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000270799802" calcext:value-type="float">
            <text:p>0.422000270799802</text:p>
          </table:table-cell>
          <table:table-cell table:formula="of:=IF([.A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528180593034" calcext:value-type="float">
            <text:p>0.949528180593034</text:p>
          </table:table-cell>
          <table:table-cell table:formula="of:=IF([.A9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9012226428635" calcext:value-type="float">
            <text:p>0.879012226428635</text:p>
          </table:table-cell>
          <table:table-cell table:formula="of:=IF([.A9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865659604514" calcext:value-type="float">
            <text:p>0.254865659604514</text:p>
          </table:table-cell>
          <table:table-cell table:formula="of:=IF([.A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9803624686286" calcext:value-type="float">
            <text:p>-0.529803624686286</text:p>
          </table:table-cell>
          <table:table-cell table:formula="of:=IF([.A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280403229" calcext:value-type="float">
            <text:p>-0.980785280403229</text:p>
          </table:table-cell>
          <table:table-cell table:formula="of:=IF([.A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4036329705949" calcext:value-type="float">
            <text:p>-0.814036329705949</text:p>
          </table:table-cell>
          <table:table-cell table:formula="of:=IF([.A1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4580708507124" calcext:value-type="float">
            <text:p>-0.134580708507124</text:p>
          </table:table-cell>
          <table:table-cell table:formula="of:=IF([.A1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638238914921" calcext:value-type="float">
            <text:p>0.629638238914921</text:p>
          </table:table-cell>
          <table:table-cell table:formula="of:=IF([.A1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29045667869" calcext:value-type="float">
            <text:p>0.99729045667869</text:p>
          </table:table-cell>
          <table:table-cell table:formula="of:=IF([.A1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681656887737" calcext:value-type="float">
            <text:p>0.73681656887737</text:p>
          </table:table-cell>
          <table:table-cell table:formula="of:=IF([.A1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715382857298" calcext:value-type="float">
            <text:p>0.0122715382857298</text:p>
          </table:table-cell>
          <table:table-cell table:formula="of:=IF([.A1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0002507961378" calcext:value-type="float">
            <text:p>-0.720002507961378</text:p>
          </table:table-cell>
          <table:table-cell table:formula="of:=IF([.A1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795456205173" calcext:value-type="float">
            <text:p>-0.998795456205173</text:p>
          </table:table-cell>
          <table:table-cell table:formula="of:=IF([.A1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8514401022111" calcext:value-type="float">
            <text:p>-0.648514401022111</text:p>
          </table:table-cell>
          <table:table-cell table:formula="of:=IF([.A1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222207293875" calcext:value-type="float">
            <text:p>0.110222207293875</text:p>
          </table:table-cell>
          <table:table-cell table:formula="of:=IF([.A1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9537269107903" calcext:value-type="float">
            <text:p>0.799537269107903</text:p>
          </table:table-cell>
          <table:table-cell table:formula="of:=IF([.A1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277642388941" calcext:value-type="float">
            <text:p>0.985277642388941</text:p>
          </table:table-cell>
          <table:table-cell table:formula="of:=IF([.A1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457972936613" calcext:value-type="float">
            <text:p>0.550457972936613</text:p>
          </table:table-cell>
          <table:table-cell table:formula="of:=IF([.A1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1058108280666" calcext:value-type="float">
            <text:p>-0.231058108280666</text:p>
          </table:table-cell>
          <table:table-cell table:formula="of:=IF([.A1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7046245515692" calcext:value-type="float">
            <text:p>-0.867046245515692</text:p>
          </table:table-cell>
          <table:table-cell table:formula="of:=IF([.A1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6940335732208" calcext:value-type="float">
            <text:p>-0.956940335732208</text:p>
          </table:table-cell>
          <table:table-cell table:formula="of:=IF([.A1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122144570436" calcext:value-type="float">
            <text:p>-0.444122144570436</text:p>
          </table:table-cell>
          <table:table-cell table:formula="of:=IF([.A1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418680249431" calcext:value-type="float">
            <text:p>0.348418680249431</text:p>
          </table:table-cell>
          <table:table-cell table:formula="of:=IF([.A1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514039342042" calcext:value-type="float">
            <text:p>0.921514039342042</text:p>
          </table:table-cell>
          <table:table-cell table:formula="of:=IF([.A11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4209755703535" calcext:value-type="float">
            <text:p>0.914209755703535</text:p>
          </table:table-cell>
          <table:table-cell table:formula="of:=IF([.A1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1106305759882" calcext:value-type="float">
            <text:p>0.331106305759882</text:p>
          </table:table-cell>
          <table:table-cell table:formula="of:=IF([.A1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0538710958239" calcext:value-type="float">
            <text:p>-0.460538710958239</text:p>
          </table:table-cell>
          <table:table-cell table:formula="of:=IF([.A1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2121404269042" calcext:value-type="float">
            <text:p>-0.962121404269042</text:p>
          </table:table-cell>
          <table:table-cell table:formula="of:=IF([.A1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7728610000276" calcext:value-type="float">
            <text:p>-0.857728610000276</text:p>
          </table:table-cell>
          <table:table-cell table:formula="of:=IF([.A1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3110319916095" calcext:value-type="float">
            <text:p>-0.213110319916095</text:p>
          </table:table-cell>
          <table:table-cell table:formula="of:=IF([.A1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5731810783614" calcext:value-type="float">
            <text:p>0.565731810783614</text:p>
          </table:table-cell>
          <table:table-cell table:formula="of:=IF([.A1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57567730748" calcext:value-type="float">
            <text:p>0.988257567730748</text:p>
          </table:table-cell>
          <table:table-cell table:formula="of:=IF([.A1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834642762661" calcext:value-type="float">
            <text:p>0.78834642762661</text:p>
          </table:table-cell>
          <table:table-cell table:formula="of:=IF([.A1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908956497134" calcext:value-type="float">
            <text:p>0.091908956497134</text:p>
          </table:table-cell>
          <table:table-cell table:formula="of:=IF([.A1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2415777590174" calcext:value-type="float">
            <text:p>-0.662415777590174</text:p>
          </table:table-cell>
          <table:table-cell table:formula="of:=IF([.A1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529417501093" calcext:value-type="float">
            <text:p>-0.999529417501093</text:p>
          </table:table-cell>
          <table:table-cell table:formula="of:=IF([.A1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678118655" calcext:value-type="float">
            <text:p>-0.70710678118655</text:p>
          </table:table-cell>
          <table:table-cell table:formula="of:=IF([.A1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6748031766375" calcext:value-type="float">
            <text:p>0.0306748031766375</text:p>
          </table:table-cell>
          <table:table-cell table:formula="of:=IF([.A1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9136394523453" calcext:value-type="float">
            <text:p>0.749136394523453</text:p>
          </table:table-cell>
          <table:table-cell table:formula="of:=IF([.A1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76741446766" calcext:value-type="float">
            <text:p>0.99576741446766</text:p>
          </table:table-cell>
          <table:table-cell table:formula="of:=IF([.A1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231590580628" calcext:value-type="float">
            <text:p>0.615231590580628</text:p>
          </table:table-cell>
          <table:table-cell table:formula="of:=IF([.A1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2797185258432" calcext:value-type="float">
            <text:p>-0.152797185258432</text:p>
          </table:table-cell>
          <table:table-cell table:formula="of:=IF([.A1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4589302785021" calcext:value-type="float">
            <text:p>-0.824589302785021</text:p>
          </table:table-cell>
          <table:table-cell table:formula="of:=IF([.A1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7028142657755" calcext:value-type="float">
            <text:p>-0.977028142657755</text:p>
          </table:table-cell>
          <table:table-cell table:formula="of:=IF([.A1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4102744193221" calcext:value-type="float">
            <text:p>-0.514102744193221</text:p>
          </table:table-cell>
          <table:table-cell table:formula="of:=IF([.A1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62135544994" calcext:value-type="float">
            <text:p>0.27262135544994</text:p>
          </table:table-cell>
          <table:table-cell table:formula="of:=IF([.A1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7639620402852" calcext:value-type="float">
            <text:p>0.887639620402852</text:p>
          </table:table-cell>
          <table:table-cell table:formula="of:=IF([.A1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593458161961" calcext:value-type="float">
            <text:p>0.943593458161961</text:p>
          </table:table-cell>
          <table:table-cell table:formula="of:=IF([.A1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241314005" calcext:value-type="float">
            <text:p>0.405241314005</text:p>
          </table:table-cell>
          <table:table-cell table:formula="of:=IF([.A1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834504669882" calcext:value-type="float">
            <text:p>-0.38834504669882</text:p>
          </table:table-cell>
          <table:table-cell table:formula="of:=IF([.A1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7339011912574" calcext:value-type="float">
            <text:p>-0.937339011912574</text:p>
          </table:table-cell>
          <table:table-cell table:formula="of:=IF([.A1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5966249756185" calcext:value-type="float">
            <text:p>-0.895966249756185</text:p>
          </table:table-cell>
          <table:table-cell table:formula="of:=IF([.A1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284677254471" calcext:value-type="float">
            <text:p>-0.290284677254471</text:p>
          </table:table-cell>
          <table:table-cell table:formula="of:=IF([.A1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227666972778" calcext:value-type="float">
            <text:p>0.498227666972778</text:p>
          </table:table-cell>
          <table:table-cell table:formula="of:=IF([.A1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93995220556" calcext:value-type="float">
            <text:p>0.97293995220556</text:p>
          </table:table-cell>
          <table:table-cell table:formula="of:=IF([.A1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862874986386" calcext:value-type="float">
            <text:p>0.834862874986386</text:p>
          </table:table-cell>
          <table:table-cell table:formula="of:=IF([.A1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961888760308" calcext:value-type="float">
            <text:p>0.170961888760308</text:p>
          </table:table-cell>
          <table:table-cell table:formula="of:=IF([.A1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0616479383867" calcext:value-type="float">
            <text:p>-0.600616479383867</text:p>
          </table:table-cell>
          <table:table-cell table:formula="of:=IF([.A1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906970002356" calcext:value-type="float">
            <text:p>-0.993906970002356</text:p>
          </table:table-cell>
          <table:table-cell table:formula="of:=IF([.A1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1202385484267" calcext:value-type="float">
            <text:p>-0.761202385484267</text:p>
          </table:table-cell>
          <table:table-cell table:formula="of:=IF([.A1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0676743274227" calcext:value-type="float">
            <text:p>-0.0490676743274227</text:p>
          </table:table-cell>
          <table:table-cell table:formula="of:=IF([.A1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971460889654" calcext:value-type="float">
            <text:p>0.693971460889654</text:p>
          </table:table-cell>
          <table:table-cell table:formula="of:=IF([.A1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4701839145" calcext:value-type="float">
            <text:p>0.999924701839145</text:p>
          </table:table-cell>
          <table:table-cell table:formula="of:=IF([.A1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092703575321" calcext:value-type="float">
            <text:p>0.676092703575321</text:p>
          </table:table-cell>
          <table:table-cell table:formula="of:=IF([.A1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35645635996649" calcext:value-type="float">
            <text:p>-0.0735645635996649</text:p>
          </table:table-cell>
          <table:table-cell table:formula="of:=IF([.A1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6888465673224" calcext:value-type="float">
            <text:p>-0.776888465673224</text:p>
          </table:table-cell>
          <table:table-cell table:formula="of:=IF([.A1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902635427781" calcext:value-type="float">
            <text:p>-0.990902635427781</text:p>
          </table:table-cell>
          <table:table-cell table:formula="of:=IF([.A1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0813958095768" calcext:value-type="float">
            <text:p>-0.580813958095768</text:p>
          </table:table-cell>
          <table:table-cell table:formula="of:=IF([.A1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90322016128" calcext:value-type="float">
            <text:p>0.195090322016128</text:p>
          </table:table-cell>
          <table:table-cell table:formula="of:=IF([.A1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8120344803299" calcext:value-type="float">
            <text:p>0.848120344803299</text:p>
          </table:table-cell>
          <table:table-cell table:formula="of:=IF([.A1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7647104485" calcext:value-type="float">
            <text:p>0.96697647104485</text:p>
          </table:table-cell>
          <table:table-cell table:formula="of:=IF([.A1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799230063337" calcext:value-type="float">
            <text:p>0.476799230063337</text:p>
          </table:table-cell>
          <table:table-cell table:formula="of:=IF([.A1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368174039888" calcext:value-type="float">
            <text:p>-0.31368174039888</text:p>
          </table:table-cell>
          <table:table-cell table:formula="of:=IF([.A1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595704514912" calcext:value-type="float">
            <text:p>-0.906595704514912</text:p>
          </table:table-cell>
          <table:table-cell table:formula="of:=IF([.A1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8506080473217" calcext:value-type="float">
            <text:p>-0.928506080473217</text:p>
          </table:table-cell>
          <table:table-cell table:formula="of:=IF([.A1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5612997804774" calcext:value-type="float">
            <text:p>-0.365612997804774</text:p>
          </table:table-cell>
          <table:table-cell table:formula="of:=IF([.A1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7555093430286" calcext:value-type="float">
            <text:p>0.427555093430286</text:p>
          </table:table-cell>
          <table:table-cell table:formula="of:=IF([.A1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435020969011" calcext:value-type="float">
            <text:p>0.951435020969011</text:p>
          </table:table-cell>
          <table:table-cell table:formula="of:=IF([.A1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6070094195415" calcext:value-type="float">
            <text:p>0.876070094195415</text:p>
          </table:table-cell>
          <table:table-cell table:formula="of:=IF([.A1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927605745732" calcext:value-type="float">
            <text:p>0.248927605745732</text:p>
          </table:table-cell>
          <table:table-cell table:formula="of:=IF([.A1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499761988709" calcext:value-type="float">
            <text:p>-0.53499761988709</text:p>
          </table:table-cell>
          <table:table-cell table:formula="of:=IF([.A1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1963869109555" calcext:value-type="float">
            <text:p>-0.981963869109555</text:p>
          </table:table-cell>
          <table:table-cell table:formula="of:=IF([.A1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0457198252595" calcext:value-type="float">
            <text:p>-0.810457198252595</text:p>
          </table:table-cell>
          <table:table-cell table:formula="of:=IF([.A1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498110793789" calcext:value-type="float">
            <text:p>-0.128498110793789</text:p>
          </table:table-cell>
          <table:table-cell table:formula="of:=IF([.A1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393284163652" calcext:value-type="float">
            <text:p>0.634393284163652</text:p>
          </table:table-cell>
          <table:table-cell table:formula="of:=IF([.A1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23066644191" calcext:value-type="float">
            <text:p>0.997723066644191</text:p>
          </table:table-cell>
          <table:table-cell table:formula="of:=IF([.A1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2654271672421" calcext:value-type="float">
            <text:p>0.732654271672421</text:p>
          </table:table-cell>
          <table:table-cell table:formula="of:=IF([.A1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3588464916259" calcext:value-type="float">
            <text:p>0.00613588464916259</text:p>
          </table:table-cell>
          <table:table-cell table:formula="of:=IF([.A1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4247082951464" calcext:value-type="float">
            <text:p>-0.724247082951464</text:p>
          </table:table-cell>
          <table:table-cell table:formula="of:=IF([.A1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475580573295" calcext:value-type="float">
            <text:p>-0.998475580573295</text:p>
          </table:table-cell>
          <table:table-cell table:formula="of:=IF([.A1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3831542889788" calcext:value-type="float">
            <text:p>-0.643831542889788</text:p>
          </table:table-cell>
          <table:table-cell table:formula="of:=IF([.A1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318630911913" calcext:value-type="float">
            <text:p>0.116318630911913</text:p>
          </table:table-cell>
          <table:table-cell table:formula="of:=IF([.A1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207531480635" calcext:value-type="float">
            <text:p>0.803207531480635</text:p>
          </table:table-cell>
          <table:table-cell table:formula="of:=IF([.A1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210092386931" calcext:value-type="float">
            <text:p>0.984210092386931</text:p>
          </table:table-cell>
          <table:table-cell table:formula="of:=IF([.A1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324988422053" calcext:value-type="float">
            <text:p>0.545324988422053</text:p>
          </table:table-cell>
          <table:table-cell table:formula="of:=IF([.A1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7023605994363" calcext:value-type="float">
            <text:p>-0.237023605994363</text:p>
          </table:table-cell>
          <table:table-cell table:formula="of:=IF([.A1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0086991108712" calcext:value-type="float">
            <text:p>-0.870086991108712</text:p>
          </table:table-cell>
          <table:table-cell table:formula="of:=IF([.A1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514116830577" calcext:value-type="float">
            <text:p>-0.95514116830577</text:p>
          </table:table-cell>
          <table:table-cell table:formula="of:=IF([.A1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8616238538546" calcext:value-type="float">
            <text:p>-0.438616238538546</text:p>
          </table:table-cell>
          <table:table-cell table:formula="of:=IF([.A1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163525420475" calcext:value-type="float">
            <text:p>0.354163525420475</text:p>
          </table:table-cell>
          <table:table-cell table:formula="of:=IF([.A1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879532511282" calcext:value-type="float">
            <text:p>0.923879532511282</text:p>
          </table:table-cell>
          <table:table-cell table:formula="of:=IF([.A19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1706032005433" calcext:value-type="float">
            <text:p>0.911706032005433</text:p>
          </table:table-cell>
          <table:table-cell table:formula="of:=IF([.A1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5310292162266" calcext:value-type="float">
            <text:p>0.325310292162266</text:p>
          </table:table-cell>
          <table:table-cell table:formula="of:=IF([.A1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5976495767967" calcext:value-type="float">
            <text:p>-0.465976495767967</text:p>
          </table:table-cell>
          <table:table-cell table:formula="of:=IF([.A1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3776065795441" calcext:value-type="float">
            <text:p>-0.963776065795441</text:p>
          </table:table-cell>
          <table:table-cell table:formula="of:=IF([.A1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4557988365411" calcext:value-type="float">
            <text:p>-0.854557988365411</text:p>
          </table:table-cell>
          <table:table-cell table:formula="of:=IF([.A2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7111376192234" calcext:value-type="float">
            <text:p>-0.207111376192234</text:p>
          </table:table-cell>
          <table:table-cell table:formula="of:=IF([.A2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0780745886958" calcext:value-type="float">
            <text:p>0.570780745886958</text:p>
          </table:table-cell>
          <table:table-cell table:formula="of:=IF([.A2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17650996478" calcext:value-type="float">
            <text:p>0.98917650996478</text:p>
          </table:table-cell>
          <table:table-cell table:formula="of:=IF([.A2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4556597155578" calcext:value-type="float">
            <text:p>0.784556597155578</text:p>
          </table:table-cell>
          <table:table-cell table:formula="of:=IF([.A2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7973123444394" calcext:value-type="float">
            <text:p>0.0857973123444394</text:p>
          </table:table-cell>
          <table:table-cell table:formula="of:=IF([.A2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6999922303641" calcext:value-type="float">
            <text:p>-0.666999922303641</text:p>
          </table:table-cell>
          <table:table-cell table:formula="of:=IF([.A2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698818696204" calcext:value-type="float">
            <text:p>-0.999698818696204</text:p>
          </table:table-cell>
          <table:table-cell table:formula="of:=IF([.A2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2754744457236" calcext:value-type="float">
            <text:p>-0.702754744457236</text:p>
          </table:table-cell>
          <table:table-cell table:formula="of:=IF([.A2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072229413473" calcext:value-type="float">
            <text:p>0.0368072229413473</text:p>
          </table:table-cell>
          <table:table-cell table:formula="of:=IF([.A2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186799043608" calcext:value-type="float">
            <text:p>0.753186799043608</text:p>
          </table:table-cell>
          <table:table-cell table:formula="of:=IF([.A2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184726672197" calcext:value-type="float">
            <text:p>0.995184726672197</text:p>
          </table:table-cell>
          <table:table-cell table:formula="of:=IF([.A2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382806276309" calcext:value-type="float">
            <text:p>0.610382806276309</text:p>
          </table:table-cell>
          <table:table-cell table:formula="of:=IF([.A2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8858143333866" calcext:value-type="float">
            <text:p>-0.158858143333866</text:p>
          </table:table-cell>
          <table:table-cell table:formula="of:=IF([.A2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8045045257745" calcext:value-type="float">
            <text:p>-0.828045045257745</text:p>
          </table:table-cell>
          <table:table-cell table:formula="of:=IF([.A2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5702130038532" calcext:value-type="float">
            <text:p>-0.975702130038532</text:p>
          </table:table-cell>
          <table:table-cell table:formula="of:=IF([.A2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8830142543117" calcext:value-type="float">
            <text:p>-0.508830142543117</text:p>
          </table:table-cell>
          <table:table-cell table:formula="of:=IF([.A2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519689385046" calcext:value-type="float">
            <text:p>0.278519689385046</text:p>
          </table:table-cell>
          <table:table-cell table:formula="of:=IF([.A2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448723244756" calcext:value-type="float">
            <text:p>0.890448723244756</text:p>
          </table:table-cell>
          <table:table-cell table:formula="of:=IF([.A2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544065183021" calcext:value-type="float">
            <text:p>0.941544065183021</text:p>
          </table:table-cell>
          <table:table-cell table:formula="of:=IF([.A2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624199845642" calcext:value-type="float">
            <text:p>0.399624199845642</text:p>
          </table:table-cell>
          <table:table-cell table:formula="of:=IF([.A2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399204006103" calcext:value-type="float">
            <text:p>-0.39399204006103</text:p>
          </table:table-cell>
          <table:table-cell table:formula="of:=IF([.A2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9459223602185" calcext:value-type="float">
            <text:p>-0.939459223602185</text:p>
          </table:table-cell>
          <table:table-cell table:formula="of:=IF([.A2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322430119552" calcext:value-type="float">
            <text:p>-0.89322430119552</text:p>
          </table:table-cell>
          <table:table-cell table:formula="of:=IF([.A2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4407537211279" calcext:value-type="float">
            <text:p>-0.284407537211279</text:p>
          </table:table-cell>
          <table:table-cell table:formula="of:=IF([.A2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538383725715" calcext:value-type="float">
            <text:p>0.503538383725715</text:p>
          </table:table-cell>
          <table:table-cell table:formula="of:=IF([.A2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339382785576" calcext:value-type="float">
            <text:p>0.974339382785576</text:p>
          </table:table-cell>
          <table:table-cell table:formula="of:=IF([.A2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1469612302543" calcext:value-type="float">
            <text:p>0.831469612302543</text:p>
          </table:table-cell>
          <table:table-cell table:formula="of:=IF([.A2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913120489989" calcext:value-type="float">
            <text:p>0.164913120489989</text:p>
          </table:table-cell>
          <table:table-cell table:formula="of:=IF([.A2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5511041404313" calcext:value-type="float">
            <text:p>-0.605511041404313</text:p>
          </table:table-cell>
          <table:table-cell table:formula="of:=IF([.A2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4564570734254" calcext:value-type="float">
            <text:p>-0.994564570734254</text:p>
          </table:table-cell>
          <table:table-cell table:formula="of:=IF([.A2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7208846506489" calcext:value-type="float">
            <text:p>-0.757208846506489</text:p>
          </table:table-cell>
          <table:table-cell table:formula="of:=IF([.A2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29382569349437" calcext:value-type="float">
            <text:p>-0.0429382569349437</text:p>
          </table:table-cell>
          <table:table-cell table:formula="of:=IF([.A2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376249408974" calcext:value-type="float">
            <text:p>0.698376249408974</text:p>
          </table:table-cell>
          <table:table-cell table:formula="of:=IF([.A2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30581795823" calcext:value-type="float">
            <text:p>0.999830581795823</text:p>
          </table:table-cell>
          <table:table-cell table:formula="of:=IF([.A2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1558954847033" calcext:value-type="float">
            <text:p>0.671558954847033</text:p>
          </table:table-cell>
          <table:table-cell table:formula="of:=IF([.A2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96824379714152" calcext:value-type="float">
            <text:p>-0.0796824379714152</text:p>
          </table:table-cell>
          <table:table-cell table:formula="of:=IF([.A2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0737228572088" calcext:value-type="float">
            <text:p>-0.780737228572088</text:p>
          </table:table-cell>
          <table:table-cell table:formula="of:=IF([.A2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058210262298" calcext:value-type="float">
            <text:p>-0.990058210262298</text:p>
          </table:table-cell>
          <table:table-cell table:formula="of:=IF([.A2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5808191417848" calcext:value-type="float">
            <text:p>-0.575808191417848</text:p>
          </table:table-cell>
          <table:table-cell table:formula="of:=IF([.A2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104634842093" calcext:value-type="float">
            <text:p>0.201104634842093</text:p>
          </table:table-cell>
          <table:table-cell table:formula="of:=IF([.A2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355193105268" calcext:value-type="float">
            <text:p>0.851355193105268</text:p>
          </table:table-cell>
          <table:table-cell table:formula="of:=IF([.A2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394441697694" calcext:value-type="float">
            <text:p>0.965394441697694</text:p>
          </table:table-cell>
          <table:table-cell table:formula="of:=IF([.A2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396736826011" calcext:value-type="float">
            <text:p>0.471396736826011</text:p>
          </table:table-cell>
          <table:table-cell table:formula="of:=IF([.A2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9502030816006" calcext:value-type="float">
            <text:p>-0.319502030816006</text:p>
          </table:table-cell>
          <table:table-cell table:formula="of:=IF([.A2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916798309052" calcext:value-type="float">
            <text:p>-0.90916798309052</text:p>
          </table:table-cell>
          <table:table-cell table:formula="of:=IF([.A2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6210242138312" calcext:value-type="float">
            <text:p>-0.926210242138312</text:p>
          </table:table-cell>
          <table:table-cell table:formula="of:=IF([.A2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9895036534987" calcext:value-type="float">
            <text:p>-0.359895036534987</text:p>
          </table:table-cell>
          <table:table-cell table:formula="of:=IF([.A2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093818853157" calcext:value-type="float">
            <text:p>0.433093818853157</text:p>
          </table:table-cell>
          <table:table-cell table:formula="of:=IF([.A2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306040354188" calcext:value-type="float">
            <text:p>0.953306040354188</text:p>
          </table:table-cell>
          <table:table-cell table:formula="of:=IF([.A2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3094978418297" calcext:value-type="float">
            <text:p>0.873094978418297</text:p>
          </table:table-cell>
          <table:table-cell table:formula="of:=IF([.A2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80179903274" calcext:value-type="float">
            <text:p>0.242980179903274</text:p>
          </table:table-cell>
          <table:table-cell table:formula="of:=IF([.A2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171472729887" calcext:value-type="float">
            <text:p>-0.540171472729887</text:p>
          </table:table-cell>
          <table:table-cell table:formula="of:=IF([.A2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3105487431216" calcext:value-type="float">
            <text:p>-0.983105487431216</text:p>
          </table:table-cell>
          <table:table-cell table:formula="of:=IF([.A2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6847553543798" calcext:value-type="float">
            <text:p>-0.806847553543798</text:p>
          </table:table-cell>
          <table:table-cell table:formula="of:=IF([.A2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2410675199211" calcext:value-type="float">
            <text:p>-0.122410675199211</text:p>
          </table:table-cell>
          <table:table-cell table:formula="of:=IF([.A2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124444863761" calcext:value-type="float">
            <text:p>0.639124444863761</text:p>
          </table:table-cell>
          <table:table-cell table:formula="of:=IF([.A2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118112900148" calcext:value-type="float">
            <text:p>0.998118112900148</text:p>
          </table:table-cell>
          <table:table-cell table:formula="of:=IF([.A2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8464390448232" calcext:value-type="float">
            <text:p>0.728464390448232</text:p>
          </table:table-cell>
          <table:table-cell table:formula="of:=IF([.A258]&gt;0.91; 1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.36754437492965E-015" calcext:value-type="float">
            <text:p>6.37E-15</text:p>
          </table:table-cell>
          <table:table-cell table:formula="of:=IF([.A2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8464390448224" calcext:value-type="float">
            <text:p>-0.728464390448224</text:p>
          </table:table-cell>
          <table:table-cell table:formula="of:=IF([.A2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118112900149" calcext:value-type="float">
            <text:p>-0.998118112900149</text:p>
          </table:table-cell>
          <table:table-cell table:formula="of:=IF([.A2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9124444863771" calcext:value-type="float">
            <text:p>-0.639124444863771</text:p>
          </table:table-cell>
          <table:table-cell table:formula="of:=IF([.A2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410675199198" calcext:value-type="float">
            <text:p>0.122410675199198</text:p>
          </table:table-cell>
          <table:table-cell table:formula="of:=IF([.A2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847553543791" calcext:value-type="float">
            <text:p>0.806847553543791</text:p>
          </table:table-cell>
          <table:table-cell table:formula="of:=IF([.A2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105487431218" calcext:value-type="float">
            <text:p>0.983105487431218</text:p>
          </table:table-cell>
          <table:table-cell table:formula="of:=IF([.A2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171472729898" calcext:value-type="float">
            <text:p>0.540171472729898</text:p>
          </table:table-cell>
          <table:table-cell table:formula="of:=IF([.A2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2980179903262" calcext:value-type="float">
            <text:p>-0.242980179903262</text:p>
          </table:table-cell>
          <table:table-cell table:formula="of:=IF([.A2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3094978418291" calcext:value-type="float">
            <text:p>-0.873094978418291</text:p>
          </table:table-cell>
          <table:table-cell table:formula="of:=IF([.A2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3306040354201" calcext:value-type="float">
            <text:p>-0.953306040354201</text:p>
          </table:table-cell>
          <table:table-cell table:formula="of:=IF([.A2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3093818853168" calcext:value-type="float">
            <text:p>-0.433093818853168</text:p>
          </table:table-cell>
          <table:table-cell table:formula="of:=IF([.A2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895036534975" calcext:value-type="float">
            <text:p>0.359895036534975</text:p>
          </table:table-cell>
          <table:table-cell table:formula="of:=IF([.A2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210242138308" calcext:value-type="float">
            <text:p>0.926210242138308</text:p>
          </table:table-cell>
          <table:table-cell table:formula="of:=IF([.A2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9167983090525" calcext:value-type="float">
            <text:p>0.909167983090525</text:p>
          </table:table-cell>
          <table:table-cell table:formula="of:=IF([.A2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502030816018" calcext:value-type="float">
            <text:p>0.319502030816018</text:p>
          </table:table-cell>
          <table:table-cell table:formula="of:=IF([.A2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1396736826" calcext:value-type="float">
            <text:p>-0.471396736826</text:p>
          </table:table-cell>
          <table:table-cell table:formula="of:=IF([.A2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5394441697684" calcext:value-type="float">
            <text:p>-0.965394441697684</text:p>
          </table:table-cell>
          <table:table-cell table:formula="of:=IF([.A2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1355193105275" calcext:value-type="float">
            <text:p>-0.851355193105275</text:p>
          </table:table-cell>
          <table:table-cell table:formula="of:=IF([.A2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1104634842106" calcext:value-type="float">
            <text:p>-0.201104634842106</text:p>
          </table:table-cell>
          <table:table-cell table:formula="of:=IF([.A2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808191417837" calcext:value-type="float">
            <text:p>0.575808191417837</text:p>
          </table:table-cell>
          <table:table-cell table:formula="of:=IF([.A2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058210262296" calcext:value-type="float">
            <text:p>0.990058210262296</text:p>
          </table:table-cell>
          <table:table-cell table:formula="of:=IF([.A2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0737228572096" calcext:value-type="float">
            <text:p>0.780737228572096</text:p>
          </table:table-cell>
          <table:table-cell table:formula="of:=IF([.A2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824379714279" calcext:value-type="float">
            <text:p>0.0796824379714279</text:p>
          </table:table-cell>
          <table:table-cell table:formula="of:=IF([.A2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1558954847002" calcext:value-type="float">
            <text:p>-0.671558954847002</text:p>
          </table:table-cell>
          <table:table-cell table:formula="of:=IF([.A2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30581795823" calcext:value-type="float">
            <text:p>-0.999830581795823</text:p>
          </table:table-cell>
          <table:table-cell table:formula="of:=IF([.A2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8376249408983" calcext:value-type="float">
            <text:p>-0.698376249408983</text:p>
          </table:table-cell>
          <table:table-cell table:formula="of:=IF([.A2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938256934931" calcext:value-type="float">
            <text:p>0.042938256934931</text:p>
          </table:table-cell>
          <table:table-cell table:formula="of:=IF([.A2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7208846506481" calcext:value-type="float">
            <text:p>0.757208846506481</text:p>
          </table:table-cell>
          <table:table-cell table:formula="of:=IF([.A2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564570734256" calcext:value-type="float">
            <text:p>0.994564570734256</text:p>
          </table:table-cell>
          <table:table-cell table:formula="of:=IF([.A2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511041404324" calcext:value-type="float">
            <text:p>0.605511041404324</text:p>
          </table:table-cell>
          <table:table-cell table:formula="of:=IF([.A2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4913120489948" calcext:value-type="float">
            <text:p>-0.164913120489948</text:p>
          </table:table-cell>
          <table:table-cell table:formula="of:=IF([.A2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1469612302535" calcext:value-type="float">
            <text:p>-0.831469612302535</text:p>
          </table:table-cell>
          <table:table-cell table:formula="of:=IF([.A2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4339382785579" calcext:value-type="float">
            <text:p>-0.974339382785579</text:p>
          </table:table-cell>
          <table:table-cell table:formula="of:=IF([.A2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3538383725726" calcext:value-type="float">
            <text:p>-0.503538383725726</text:p>
          </table:table-cell>
          <table:table-cell table:formula="of:=IF([.A2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407537211267" calcext:value-type="float">
            <text:p>0.284407537211267</text:p>
          </table:table-cell>
          <table:table-cell table:formula="of:=IF([.A2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224301195515" calcext:value-type="float">
            <text:p>0.893224301195515</text:p>
          </table:table-cell>
          <table:table-cell table:formula="of:=IF([.A2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459223602189" calcext:value-type="float">
            <text:p>0.939459223602189</text:p>
          </table:table-cell>
          <table:table-cell table:formula="of:=IF([.A2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992040061068" calcext:value-type="float">
            <text:p>0.393992040061068</text:p>
          </table:table-cell>
          <table:table-cell table:formula="of:=IF([.A2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9624199845631" calcext:value-type="float">
            <text:p>-0.399624199845631</text:p>
          </table:table-cell>
          <table:table-cell table:formula="of:=IF([.A2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1544065183016" calcext:value-type="float">
            <text:p>-0.941544065183016</text:p>
          </table:table-cell>
          <table:table-cell table:formula="of:=IF([.A2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0448723244762" calcext:value-type="float">
            <text:p>-0.890448723244762</text:p>
          </table:table-cell>
          <table:table-cell table:formula="of:=IF([.A3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519689385058" calcext:value-type="float">
            <text:p>-0.278519689385058</text:p>
          </table:table-cell>
          <table:table-cell table:formula="of:=IF([.A3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830142543106" calcext:value-type="float">
            <text:p>0.508830142543106</text:p>
          </table:table-cell>
          <table:table-cell table:formula="of:=IF([.A3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702130038529" calcext:value-type="float">
            <text:p>0.975702130038529</text:p>
          </table:table-cell>
          <table:table-cell table:formula="of:=IF([.A3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8045045257768" calcext:value-type="float">
            <text:p>0.828045045257768</text:p>
          </table:table-cell>
          <table:table-cell table:formula="of:=IF([.A3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858143333879" calcext:value-type="float">
            <text:p>0.158858143333879</text:p>
          </table:table-cell>
          <table:table-cell table:formula="of:=IF([.A3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0382806276299" calcext:value-type="float">
            <text:p>-0.610382806276299</text:p>
          </table:table-cell>
          <table:table-cell table:formula="of:=IF([.A3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184726672196" calcext:value-type="float">
            <text:p>-0.995184726672196</text:p>
          </table:table-cell>
          <table:table-cell table:formula="of:=IF([.A3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3186799043616" calcext:value-type="float">
            <text:p>-0.753186799043616</text:p>
          </table:table-cell>
          <table:table-cell table:formula="of:=IF([.A3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80722294136" calcext:value-type="float">
            <text:p>-0.03680722294136</text:p>
          </table:table-cell>
          <table:table-cell table:formula="of:=IF([.A3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754744457227" calcext:value-type="float">
            <text:p>0.702754744457227</text:p>
          </table:table-cell>
          <table:table-cell table:formula="of:=IF([.A3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98818696205" calcext:value-type="float">
            <text:p>0.999698818696205</text:p>
          </table:table-cell>
          <table:table-cell table:formula="of:=IF([.A3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999922303651" calcext:value-type="float">
            <text:p>0.666999922303651</text:p>
          </table:table-cell>
          <table:table-cell table:formula="of:=IF([.A3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7973123444267" calcext:value-type="float">
            <text:p>-0.0857973123444267</text:p>
          </table:table-cell>
          <table:table-cell table:formula="of:=IF([.A3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455659715557" calcext:value-type="float">
            <text:p>-0.78455659715557</text:p>
          </table:table-cell>
          <table:table-cell table:formula="of:=IF([.A3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9176509964782" calcext:value-type="float">
            <text:p>-0.989176509964782</text:p>
          </table:table-cell>
          <table:table-cell table:formula="of:=IF([.A3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780745886968" calcext:value-type="float">
            <text:p>-0.570780745886968</text:p>
          </table:table-cell>
          <table:table-cell table:formula="of:=IF([.A3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11376192194" calcext:value-type="float">
            <text:p>0.207111376192194</text:p>
          </table:table-cell>
          <table:table-cell table:formula="of:=IF([.A3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557988365404" calcext:value-type="float">
            <text:p>0.854557988365404</text:p>
          </table:table-cell>
          <table:table-cell table:formula="of:=IF([.A3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776065795445" calcext:value-type="float">
            <text:p>0.963776065795445</text:p>
          </table:table-cell>
          <table:table-cell table:formula="of:=IF([.A3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976495767953" calcext:value-type="float">
            <text:p>0.465976495767953</text:p>
          </table:table-cell>
          <table:table-cell table:formula="of:=IF([.A3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5310292162254" calcext:value-type="float">
            <text:p>-0.325310292162254</text:p>
          </table:table-cell>
          <table:table-cell table:formula="of:=IF([.A3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1706032005416" calcext:value-type="float">
            <text:p>-0.911706032005416</text:p>
          </table:table-cell>
          <table:table-cell table:formula="of:=IF([.A3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532511287" calcext:value-type="float">
            <text:p>-0.923879532511287</text:p>
          </table:table-cell>
          <table:table-cell table:formula="of:=IF([.A3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4163525420514" calcext:value-type="float">
            <text:p>-0.354163525420514</text:p>
          </table:table-cell>
          <table:table-cell table:formula="of:=IF([.A3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616238538534" calcext:value-type="float">
            <text:p>0.438616238538534</text:p>
          </table:table-cell>
          <table:table-cell table:formula="of:=IF([.A3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141168305766" calcext:value-type="float">
            <text:p>0.955141168305766</text:p>
          </table:table-cell>
          <table:table-cell table:formula="of:=IF([.A3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086991108704" calcext:value-type="float">
            <text:p>0.870086991108704</text:p>
          </table:table-cell>
          <table:table-cell table:formula="of:=IF([.A3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023605994376" calcext:value-type="float">
            <text:p>0.237023605994376</text:p>
          </table:table-cell>
          <table:table-cell table:formula="of:=IF([.A3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5324988422019" calcext:value-type="float">
            <text:p>-0.545324988422019</text:p>
          </table:table-cell>
          <table:table-cell table:formula="of:=IF([.A3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4210092386929" calcext:value-type="float">
            <text:p>-0.984210092386929</text:p>
          </table:table-cell>
          <table:table-cell table:formula="of:=IF([.A3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320753148066" calcext:value-type="float">
            <text:p>-0.80320753148066</text:p>
          </table:table-cell>
          <table:table-cell table:formula="of:=IF([.A3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6318630911897" calcext:value-type="float">
            <text:p>-0.116318630911897</text:p>
          </table:table-cell>
          <table:table-cell table:formula="of:=IF([.A3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831542889779" calcext:value-type="float">
            <text:p>0.643831542889779</text:p>
          </table:table-cell>
          <table:table-cell table:formula="of:=IF([.A3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75580573296" calcext:value-type="float">
            <text:p>0.998475580573296</text:p>
          </table:table-cell>
          <table:table-cell table:formula="of:=IF([.A3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247082951473" calcext:value-type="float">
            <text:p>0.724247082951473</text:p>
          </table:table-cell>
          <table:table-cell table:formula="of:=IF([.A3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13588464912144" calcext:value-type="float">
            <text:p>-0.00613588464912144</text:p>
          </table:table-cell>
          <table:table-cell table:formula="of:=IF([.A3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2654271672413" calcext:value-type="float">
            <text:p>-0.732654271672413</text:p>
          </table:table-cell>
          <table:table-cell table:formula="of:=IF([.A3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723066644193" calcext:value-type="float">
            <text:p>-0.997723066644193</text:p>
          </table:table-cell>
          <table:table-cell table:formula="of:=IF([.A3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439328416364" calcext:value-type="float">
            <text:p>-0.63439328416364</text:p>
          </table:table-cell>
          <table:table-cell table:formula="of:=IF([.A3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498110793777" calcext:value-type="float">
            <text:p>0.128498110793777</text:p>
          </table:table-cell>
          <table:table-cell table:formula="of:=IF([.A3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457198252604" calcext:value-type="float">
            <text:p>0.810457198252604</text:p>
          </table:table-cell>
          <table:table-cell table:formula="of:=IF([.A3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63869109557" calcext:value-type="float">
            <text:p>0.981963869109557</text:p>
          </table:table-cell>
          <table:table-cell table:formula="of:=IF([.A3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997619887125" calcext:value-type="float">
            <text:p>0.534997619887125</text:p>
          </table:table-cell>
          <table:table-cell table:formula="of:=IF([.A3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892760574572" calcext:value-type="float">
            <text:p>-0.24892760574572</text:p>
          </table:table-cell>
          <table:table-cell table:formula="of:=IF([.A3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6070094195395" calcext:value-type="float">
            <text:p>-0.876070094195395</text:p>
          </table:table-cell>
          <table:table-cell table:formula="of:=IF([.A3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1435020969006" calcext:value-type="float">
            <text:p>-0.951435020969006</text:p>
          </table:table-cell>
          <table:table-cell table:formula="of:=IF([.A3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7555093430297" calcext:value-type="float">
            <text:p>-0.427555093430297</text:p>
          </table:table-cell>
          <table:table-cell table:formula="of:=IF([.A3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612997804789" calcext:value-type="float">
            <text:p>0.365612997804789</text:p>
          </table:table-cell>
          <table:table-cell table:formula="of:=IF([.A3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506080473213" calcext:value-type="float">
            <text:p>0.928506080473213</text:p>
          </table:table-cell>
          <table:table-cell table:formula="of:=IF([.A3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6595704514929" calcext:value-type="float">
            <text:p>0.906595704514929</text:p>
          </table:table-cell>
          <table:table-cell table:formula="of:=IF([.A3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681740398892" calcext:value-type="float">
            <text:p>0.313681740398892</text:p>
          </table:table-cell>
          <table:table-cell table:formula="of:=IF([.A3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799230063301" calcext:value-type="float">
            <text:p>-0.476799230063301</text:p>
          </table:table-cell>
          <table:table-cell table:formula="of:=IF([.A3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6976471044854" calcext:value-type="float">
            <text:p>-0.966976471044854</text:p>
          </table:table-cell>
          <table:table-cell table:formula="of:=IF([.A3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8120344803306" calcext:value-type="float">
            <text:p>-0.848120344803306</text:p>
          </table:table-cell>
          <table:table-cell table:formula="of:=IF([.A3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5090322016112" calcext:value-type="float">
            <text:p>-0.195090322016112</text:p>
          </table:table-cell>
          <table:table-cell table:formula="of:=IF([.A3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0813958095758" calcext:value-type="float">
            <text:p>0.580813958095758</text:p>
          </table:table-cell>
          <table:table-cell table:formula="of:=IF([.A3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902635427776" calcext:value-type="float">
            <text:p>0.990902635427776</text:p>
          </table:table-cell>
          <table:table-cell table:formula="of:=IF([.A3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6888465673232" calcext:value-type="float">
            <text:p>0.776888465673232</text:p>
          </table:table-cell>
          <table:table-cell table:formula="of:=IF([.A3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5645635996918" calcext:value-type="float">
            <text:p>0.0735645635996918</text:p>
          </table:table-cell>
          <table:table-cell table:formula="of:=IF([.A3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6092703575322" calcext:value-type="float">
            <text:p>-0.676092703575322</text:p>
          </table:table-cell>
          <table:table-cell table:formula="of:=IF([.A3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24701839144" calcext:value-type="float">
            <text:p>-0.999924701839144</text:p>
          </table:table-cell>
          <table:table-cell table:formula="of:=IF([.A3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3971460889642" calcext:value-type="float">
            <text:p>-0.693971460889642</text:p>
          </table:table-cell>
          <table:table-cell table:formula="of:=IF([.A3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06767432741" calcext:value-type="float">
            <text:p>0.04906767432741</text:p>
          </table:table-cell>
          <table:table-cell table:formula="of:=IF([.A3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202385484241" calcext:value-type="float">
            <text:p>0.761202385484241</text:p>
          </table:table-cell>
          <table:table-cell table:formula="of:=IF([.A3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906970002356" calcext:value-type="float">
            <text:p>0.993906970002356</text:p>
          </table:table-cell>
          <table:table-cell table:formula="of:=IF([.A3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616479383888" calcext:value-type="float">
            <text:p>0.600616479383888</text:p>
          </table:table-cell>
          <table:table-cell table:formula="of:=IF([.A3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0961888760309" calcext:value-type="float">
            <text:p>-0.170961888760309</text:p>
          </table:table-cell>
          <table:table-cell table:formula="of:=IF([.A3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4862874986371" calcext:value-type="float">
            <text:p>-0.834862874986371</text:p>
          </table:table-cell>
          <table:table-cell table:formula="of:=IF([.A3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939952205556" calcext:value-type="float">
            <text:p>-0.972939952205556</text:p>
          </table:table-cell>
          <table:table-cell table:formula="of:=IF([.A3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8227666972789" calcext:value-type="float">
            <text:p>-0.498227666972789</text:p>
          </table:table-cell>
          <table:table-cell table:formula="of:=IF([.A3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284677254432" calcext:value-type="float">
            <text:p>0.290284677254432</text:p>
          </table:table-cell>
          <table:table-cell table:formula="of:=IF([.A3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5966249756185" calcext:value-type="float">
            <text:p>0.895966249756185</text:p>
          </table:table-cell>
          <table:table-cell table:formula="of:=IF([.A3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339011912583" calcext:value-type="float">
            <text:p>0.937339011912583</text:p>
          </table:table-cell>
          <table:table-cell table:formula="of:=IF([.A3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345046698819" calcext:value-type="float">
            <text:p>0.388345046698819</text:p>
          </table:table-cell>
          <table:table-cell table:formula="of:=IF([.A3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5241314004975" calcext:value-type="float">
            <text:p>-0.405241314004975</text:p>
          </table:table-cell>
          <table:table-cell table:formula="of:=IF([.A3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3593458161947" calcext:value-type="float">
            <text:p>-0.943593458161947</text:p>
          </table:table-cell>
          <table:table-cell table:formula="of:=IF([.A3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7639620402858" calcext:value-type="float">
            <text:p>-0.887639620402858</text:p>
          </table:table-cell>
          <table:table-cell table:formula="of:=IF([.A3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262135544998" calcext:value-type="float">
            <text:p>-0.27262135544998</text:p>
          </table:table-cell>
          <table:table-cell table:formula="of:=IF([.A3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102744193222" calcext:value-type="float">
            <text:p>0.514102744193222</text:p>
          </table:table-cell>
          <table:table-cell table:formula="of:=IF([.A3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028142657749" calcext:value-type="float">
            <text:p>0.977028142657749</text:p>
          </table:table-cell>
          <table:table-cell table:formula="of:=IF([.A3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458930278502" calcext:value-type="float">
            <text:p>0.82458930278502</text:p>
          </table:table-cell>
          <table:table-cell table:formula="of:=IF([.A3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797185258459" calcext:value-type="float">
            <text:p>0.152797185258459</text:p>
          </table:table-cell>
          <table:table-cell table:formula="of:=IF([.A3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5231590580595" calcext:value-type="float">
            <text:p>-0.615231590580595</text:p>
          </table:table-cell>
          <table:table-cell table:formula="of:=IF([.A3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767414467659" calcext:value-type="float">
            <text:p>-0.995767414467659</text:p>
          </table:table-cell>
          <table:table-cell table:formula="of:=IF([.A3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9136394523481" calcext:value-type="float">
            <text:p>-0.749136394523481</text:p>
          </table:table-cell>
          <table:table-cell table:formula="of:=IF([.A3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6748031766361" calcext:value-type="float">
            <text:p>-0.0306748031766361</text:p>
          </table:table-cell>
          <table:table-cell table:formula="of:=IF([.A3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106781186531" calcext:value-type="float">
            <text:p>0.707106781186531</text:p>
          </table:table-cell>
          <table:table-cell table:formula="of:=IF([.A3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29417501093" calcext:value-type="float">
            <text:p>0.999529417501093</text:p>
          </table:table-cell>
          <table:table-cell table:formula="of:=IF([.A3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2415777590183" calcext:value-type="float">
            <text:p>0.662415777590183</text:p>
          </table:table-cell>
          <table:table-cell table:formula="of:=IF([.A3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1908956497093" calcext:value-type="float">
            <text:p>-0.091908956497093</text:p>
          </table:table-cell>
          <table:table-cell table:formula="of:=IF([.A3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346427626602" calcext:value-type="float">
            <text:p>-0.788346427626602</text:p>
          </table:table-cell>
          <table:table-cell table:formula="of:=IF([.A3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257567730754" calcext:value-type="float">
            <text:p>-0.988257567730754</text:p>
          </table:table-cell>
          <table:table-cell table:formula="of:=IF([.A3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5731810783613" calcext:value-type="float">
            <text:p>-0.565731810783613</text:p>
          </table:table-cell>
          <table:table-cell table:formula="of:=IF([.A3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10319916068" calcext:value-type="float">
            <text:p>0.213110319916068</text:p>
          </table:table-cell>
          <table:table-cell table:formula="of:=IF([.A3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728610000277" calcext:value-type="float">
            <text:p>0.857728610000277</text:p>
          </table:table-cell>
          <table:table-cell table:formula="of:=IF([.A3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121404269046" calcext:value-type="float">
            <text:p>0.962121404269046</text:p>
          </table:table-cell>
          <table:table-cell table:formula="of:=IF([.A3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538710958275" calcext:value-type="float">
            <text:p>0.460538710958275</text:p>
          </table:table-cell>
          <table:table-cell table:formula="of:=IF([.A3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110630575987" calcext:value-type="float">
            <text:p>-0.33110630575987</text:p>
          </table:table-cell>
          <table:table-cell table:formula="of:=IF([.A3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4209755703518" calcext:value-type="float">
            <text:p>-0.914209755703518</text:p>
          </table:table-cell>
          <table:table-cell table:formula="of:=IF([.A3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1514039342042" calcext:value-type="float">
            <text:p>-0.921514039342042</text:p>
          </table:table-cell>
          <table:table-cell table:formula="of:=IF([.A4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8418680249457" calcext:value-type="float">
            <text:p>-0.348418680249457</text:p>
          </table:table-cell>
          <table:table-cell table:formula="of:=IF([.A4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122144570437" calcext:value-type="float">
            <text:p>0.444122144570437</text:p>
          </table:table-cell>
          <table:table-cell table:formula="of:=IF([.A4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40335732204" calcext:value-type="float">
            <text:p>0.956940335732204</text:p>
          </table:table-cell>
          <table:table-cell table:formula="of:=IF([.A4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7046245515712" calcext:value-type="float">
            <text:p>0.867046245515712</text:p>
          </table:table-cell>
          <table:table-cell table:formula="of:=IF([.A4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058108280678" calcext:value-type="float">
            <text:p>0.231058108280678</text:p>
          </table:table-cell>
          <table:table-cell table:formula="of:=IF([.A4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0457972936579" calcext:value-type="float">
            <text:p>-0.550457972936579</text:p>
          </table:table-cell>
          <table:table-cell table:formula="of:=IF([.A4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5277642388941" calcext:value-type="float">
            <text:p>-0.985277642388941</text:p>
          </table:table-cell>
          <table:table-cell table:formula="of:=IF([.A4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9537269107919" calcext:value-type="float">
            <text:p>-0.799537269107919</text:p>
          </table:table-cell>
          <table:table-cell table:formula="of:=IF([.A4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0222207293874" calcext:value-type="float">
            <text:p>-0.110222207293874</text:p>
          </table:table-cell>
          <table:table-cell table:formula="of:=IF([.A4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514401022101" calcext:value-type="float">
            <text:p>0.648514401022101</text:p>
          </table:table-cell>
          <table:table-cell table:formula="of:=IF([.A4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79545620517" calcext:value-type="float">
            <text:p>0.99879545620517</text:p>
          </table:table-cell>
          <table:table-cell table:formula="of:=IF([.A4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0002507961386" calcext:value-type="float">
            <text:p>0.720002507961386</text:p>
          </table:table-cell>
          <table:table-cell table:formula="of:=IF([.A4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2715382856886" calcext:value-type="float">
            <text:p>-0.0122715382856886</text:p>
          </table:table-cell>
          <table:table-cell table:formula="of:=IF([.A4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6816568877371" calcext:value-type="float">
            <text:p>-0.736816568877371</text:p>
          </table:table-cell>
          <table:table-cell table:formula="of:=IF([.A4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290456678692" calcext:value-type="float">
            <text:p>-0.997290456678692</text:p>
          </table:table-cell>
          <table:table-cell table:formula="of:=IF([.A4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963823891492" calcext:value-type="float">
            <text:p>-0.62963823891492</text:p>
          </table:table-cell>
          <table:table-cell table:formula="of:=IF([.A4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580708507111" calcext:value-type="float">
            <text:p>0.134580708507111</text:p>
          </table:table-cell>
          <table:table-cell table:formula="of:=IF([.A4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036329705926" calcext:value-type="float">
            <text:p>0.814036329705926</text:p>
          </table:table-cell>
          <table:table-cell table:formula="of:=IF([.A4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280403232" calcext:value-type="float">
            <text:p>0.980785280403232</text:p>
          </table:table-cell>
          <table:table-cell table:formula="of:=IF([.A4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803624686321" calcext:value-type="float">
            <text:p>0.529803624686321</text:p>
          </table:table-cell>
          <table:table-cell table:formula="of:=IF([.A4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4865659604516" calcext:value-type="float">
            <text:p>-0.254865659604516</text:p>
          </table:table-cell>
          <table:table-cell table:formula="of:=IF([.A4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9012226428623" calcext:value-type="float">
            <text:p>-0.879012226428623</text:p>
          </table:table-cell>
          <table:table-cell table:formula="of:=IF([.A4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528180593034" calcext:value-type="float">
            <text:p>-0.949528180593034</text:p>
          </table:table-cell>
          <table:table-cell table:formula="of:=IF([.A4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2000270799813" calcext:value-type="float">
            <text:p>-0.422000270799813</text:p>
          </table:table-cell>
          <table:table-cell table:formula="of:=IF([.A4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317193951801" calcext:value-type="float">
            <text:p>0.371317193951801</text:p>
          </table:table-cell>
          <table:table-cell table:formula="of:=IF([.A4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766961078981" calcext:value-type="float">
            <text:p>0.930766961078981</text:p>
          </table:table-cell>
          <table:table-cell table:formula="of:=IF([.A4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3989293123457" calcext:value-type="float">
            <text:p>0.903989293123457</text:p>
          </table:table-cell>
          <table:table-cell table:formula="of:=IF([.A4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849640041533" calcext:value-type="float">
            <text:p>0.307849640041533</text:p>
          </table:table-cell>
          <table:table-cell table:formula="of:=IF([.A4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2183772079103" calcext:value-type="float">
            <text:p>-0.482183772079103</text:p>
          </table:table-cell>
          <table:table-cell table:formula="of:=IF([.A4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852209427442" calcext:value-type="float">
            <text:p>-0.96852209427442</text:p>
          </table:table-cell>
          <table:table-cell table:formula="of:=IF([.A4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4853565249715" calcext:value-type="float">
            <text:p>-0.844853565249715</text:p>
          </table:table-cell>
          <table:table-cell table:formula="of:=IF([.A4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068664149845" calcext:value-type="float">
            <text:p>-0.189068664149845</text:p>
          </table:table-cell>
          <table:table-cell table:formula="of:=IF([.A4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5797857456434" calcext:value-type="float">
            <text:p>0.585797857456434</text:p>
          </table:table-cell>
          <table:table-cell table:formula="of:=IF([.A4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709753669096" calcext:value-type="float">
            <text:p>0.991709753669096</text:p>
          </table:table-cell>
          <table:table-cell table:formula="of:=IF([.A4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3010453362736" calcext:value-type="float">
            <text:p>0.773010453362736</text:p>
          </table:table-cell>
          <table:table-cell table:formula="of:=IF([.A4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4439195636867" calcext:value-type="float">
            <text:p>0.0674439195636867</text:p>
          </table:table-cell>
          <table:table-cell table:formula="of:=IF([.A4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60099779546" calcext:value-type="float">
            <text:p>-0.68060099779546</text:p>
          </table:table-cell>
          <table:table-cell table:formula="of:=IF([.A4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81175282601" calcext:value-type="float">
            <text:p>-0.999981175282601</text:p>
          </table:table-cell>
          <table:table-cell table:formula="of:=IF([.A4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540544737095" calcext:value-type="float">
            <text:p>-0.689540544737095</text:p>
          </table:table-cell>
          <table:table-cell table:formula="of:=IF([.A4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1952443496836" calcext:value-type="float">
            <text:p>0.0551952443496836</text:p>
          </table:table-cell>
          <table:table-cell table:formula="of:=IF([.A4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5167265622439" calcext:value-type="float">
            <text:p>0.765167265622439</text:p>
          </table:table-cell>
          <table:table-cell table:formula="of:=IF([.A4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11949234794" calcext:value-type="float">
            <text:p>0.993211949234794</text:p>
          </table:table-cell>
          <table:table-cell table:formula="of:=IF([.A4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5699304492452" calcext:value-type="float">
            <text:p>0.595699304492452</text:p>
          </table:table-cell>
          <table:table-cell table:formula="of:=IF([.A4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7004220412159" calcext:value-type="float">
            <text:p>-0.177004220412159</text:p>
          </table:table-cell>
          <table:table-cell table:formula="of:=IF([.A4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822470555483" calcext:value-type="float">
            <text:p>-0.83822470555483</text:p>
          </table:table-cell>
          <table:table-cell table:formula="of:=IF([.A4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1503890986261" calcext:value-type="float">
            <text:p>-0.971503890986261</text:p>
          </table:table-cell>
          <table:table-cell table:formula="of:=IF([.A4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2898192229789" calcext:value-type="float">
            <text:p>-0.492898192229789</text:p>
          </table:table-cell>
          <table:table-cell table:formula="of:=IF([.A4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150888243595" calcext:value-type="float">
            <text:p>0.296150888243595</text:p>
          </table:table-cell>
          <table:table-cell table:formula="of:=IF([.A4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674465693955" calcext:value-type="float">
            <text:p>0.898674465693955</text:p>
          </table:table-cell>
          <table:table-cell table:formula="of:=IF([.A4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183509938956" calcext:value-type="float">
            <text:p>0.935183509938956</text:p>
          </table:table-cell>
          <table:table-cell table:formula="of:=IF([.A4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268343236508" calcext:value-type="float">
            <text:p>0.38268343236508</text:p>
          </table:table-cell>
          <table:table-cell table:formula="of:=IF([.A4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0843171057891" calcext:value-type="float">
            <text:p>-0.410843171057891</text:p>
          </table:table-cell>
          <table:table-cell table:formula="of:=IF([.A4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5607325380509" calcext:value-type="float">
            <text:p>-0.945607325380509</text:p>
          </table:table-cell>
          <table:table-cell table:formula="of:=IF([.A4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4797098430941" calcext:value-type="float">
            <text:p>-0.884797098430941</text:p>
          </table:table-cell>
          <table:table-cell table:formula="of:=IF([.A4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712757474928" calcext:value-type="float">
            <text:p>-0.266712757474928</text:p>
          </table:table-cell>
          <table:table-cell table:formula="of:=IF([.A4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355990165591" calcext:value-type="float">
            <text:p>0.519355990165591</text:p>
          </table:table-cell>
          <table:table-cell table:formula="of:=IF([.A4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317370719623" calcext:value-type="float">
            <text:p>0.978317370719623</text:p>
          </table:table-cell>
          <table:table-cell table:formula="of:=IF([.A4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1102514991099" calcext:value-type="float">
            <text:p>0.821102514991099</text:p>
          </table:table-cell>
          <table:table-cell table:formula="of:=IF([.A4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730474455376" calcext:value-type="float">
            <text:p>0.146730474455376</text:p>
          </table:table-cell>
          <table:table-cell table:formula="of:=IF([.A4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0057211763259" calcext:value-type="float">
            <text:p>-0.620057211763259</text:p>
          </table:table-cell>
          <table:table-cell table:formula="of:=IF([.A4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312612182778" calcext:value-type="float">
            <text:p>-0.996312612182778</text:p>
          </table:table-cell>
          <table:table-cell table:formula="of:=IF([.A4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5057785441486" calcext:value-type="float">
            <text:p>-0.745057785441486</text:p>
          </table:table-cell>
          <table:table-cell table:formula="of:=IF([.A4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454122852291" calcext:value-type="float">
            <text:p>-0.02454122852291</text:p>
          </table:table-cell>
          <table:table-cell table:formula="of:=IF([.A4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432195745201" calcext:value-type="float">
            <text:p>0.711432195745201</text:p>
          </table:table-cell>
          <table:table-cell table:formula="of:=IF([.A4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22384588349" calcext:value-type="float">
            <text:p>0.999322384588349</text:p>
          </table:table-cell>
          <table:table-cell table:formula="of:=IF([.A4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7806693297089" calcext:value-type="float">
            <text:p>0.657806693297089</text:p>
          </table:table-cell>
          <table:table-cell table:formula="of:=IF([.A4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0171403295226" calcext:value-type="float">
            <text:p>-0.0980171403295226</text:p>
          </table:table-cell>
          <table:table-cell table:formula="of:=IF([.A4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106577300209" calcext:value-type="float">
            <text:p>-0.792106577300209</text:p>
          </table:table-cell>
          <table:table-cell table:formula="of:=IF([.A4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7301418157863" calcext:value-type="float">
            <text:p>-0.987301418157863</text:p>
          </table:table-cell>
          <table:table-cell table:formula="of:=IF([.A4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0661576197334" calcext:value-type="float">
            <text:p>-0.560661576197334</text:p>
          </table:table-cell>
          <table:table-cell table:formula="of:=IF([.A4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101240156848" calcext:value-type="float">
            <text:p>0.219101240156848</text:p>
          </table:table-cell>
          <table:table-cell table:formula="of:=IF([.A4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0866938637773" calcext:value-type="float">
            <text:p>0.860866938637773</text:p>
          </table:table-cell>
          <table:table-cell table:formula="of:=IF([.A4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43051941557" calcext:value-type="float">
            <text:p>0.96043051941557</text:p>
          </table:table-cell>
          <table:table-cell table:formula="of:=IF([.A4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083587126378" calcext:value-type="float">
            <text:p>0.455083587126378</text:p>
          </table:table-cell>
          <table:table-cell table:formula="of:=IF([.A4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6889853392215" calcext:value-type="float">
            <text:p>-0.336889853392215</text:p>
          </table:table-cell>
          <table:table-cell table:formula="of:=IF([.A4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6679059921031" calcext:value-type="float">
            <text:p>-0.916679059921031</text:p>
          </table:table-cell>
          <table:table-cell table:formula="of:=IF([.A4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9113851690057" calcext:value-type="float">
            <text:p>-0.919113851690057</text:p>
          </table:table-cell>
          <table:table-cell table:formula="of:=IF([.A4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2660717312015" calcext:value-type="float">
            <text:p>-0.342660717312015</text:p>
          </table:table-cell>
          <table:table-cell table:formula="of:=IF([.A4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611329654616" calcext:value-type="float">
            <text:p>0.449611329654616</text:p>
          </table:table-cell>
          <table:table-cell table:formula="of:=IF([.A4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703474895868" calcext:value-type="float">
            <text:p>0.958703474895868</text:p>
          </table:table-cell>
          <table:table-cell table:formula="of:=IF([.A4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3972856121606" calcext:value-type="float">
            <text:p>0.863972856121606</text:p>
          </table:table-cell>
          <table:table-cell table:formula="of:=IF([.A4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083911359798" calcext:value-type="float">
            <text:p>0.225083911359798</text:p>
          </table:table-cell>
          <table:table-cell table:formula="of:=IF([.A4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5570233019578" calcext:value-type="float">
            <text:p>-0.555570233019578</text:p>
          </table:table-cell>
          <table:table-cell table:formula="of:=IF([.A4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6308097244599" calcext:value-type="float">
            <text:p>-0.986308097244599</text:p>
          </table:table-cell>
          <table:table-cell table:formula="of:=IF([.A4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5836904608897" calcext:value-type="float">
            <text:p>-0.795836904608897</text:p>
          </table:table-cell>
          <table:table-cell table:formula="of:=IF([.A4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121633872044" calcext:value-type="float">
            <text:p>-0.104121633872044</text:p>
          </table:table-cell>
          <table:table-cell table:formula="of:=IF([.A4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172842953767" calcext:value-type="float">
            <text:p>0.653172842953767</text:p>
          </table:table-cell>
          <table:table-cell table:formula="of:=IF([.A4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77727752644" calcext:value-type="float">
            <text:p>0.999077727752644</text:p>
          </table:table-cell>
          <table:table-cell table:formula="of:=IF([.A4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5730825283822" calcext:value-type="float">
            <text:p>0.715730825283822</text:p>
          </table:table-cell>
          <table:table-cell table:formula="of:=IF([.A4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84067299057753" calcext:value-type="float">
            <text:p>-0.0184067299057753</text:p>
          </table:table-cell>
          <table:table-cell table:formula="of:=IF([.A4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0951125354961" calcext:value-type="float">
            <text:p>-0.740951125354961</text:p>
          </table:table-cell>
          <table:table-cell table:formula="of:=IF([.A4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820299291167" calcext:value-type="float">
            <text:p>-0.996820299291167</text:p>
          </table:table-cell>
          <table:table-cell table:formula="of:=IF([.A4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859488142378" calcext:value-type="float">
            <text:p>-0.624859488142378</text:p>
          </table:table-cell>
          <table:table-cell table:formula="of:=IF([.A4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658239332836" calcext:value-type="float">
            <text:p>0.140658239332836</text:p>
          </table:table-cell>
          <table:table-cell table:formula="of:=IF([.A4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584813151562" calcext:value-type="float">
            <text:p>0.817584813151562</text:p>
          </table:table-cell>
          <table:table-cell table:formula="of:=IF([.A4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69765685442" calcext:value-type="float">
            <text:p>0.979569765685442</text:p>
          </table:table-cell>
          <table:table-cell table:formula="of:=IF([.A4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589682678494" calcext:value-type="float">
            <text:p>0.524589682678494</text:p>
          </table:table-cell>
          <table:table-cell table:formula="of:=IF([.A4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794117915279" calcext:value-type="float">
            <text:p>-0.260794117915279</text:p>
          </table:table-cell>
          <table:table-cell table:formula="of:=IF([.A4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1921264348345" calcext:value-type="float">
            <text:p>-0.881921264348345</text:p>
          </table:table-cell>
          <table:table-cell table:formula="of:=IF([.A4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7585591017738" calcext:value-type="float">
            <text:p>-0.947585591017738</text:p>
          </table:table-cell>
          <table:table-cell table:formula="of:=IF([.A5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6429560097649" calcext:value-type="float">
            <text:p>-0.416429560097649</text:p>
          </table:table-cell>
          <table:table-cell table:formula="of:=IF([.A5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007410216384" calcext:value-type="float">
            <text:p>0.377007410216384</text:p>
          </table:table-cell>
          <table:table-cell table:formula="of:=IF([.A5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992798834737" calcext:value-type="float">
            <text:p>0.932992798834737</text:p>
          </table:table-cell>
          <table:table-cell table:formula="of:=IF([.A5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348847046035" calcext:value-type="float">
            <text:p>0.901348847046035</text:p>
          </table:table-cell>
          <table:table-cell table:formula="of:=IF([.A5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005949319225" calcext:value-type="float">
            <text:p>0.302005949319225</text:p>
          </table:table-cell>
          <table:table-cell table:formula="of:=IF([.A5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7550160148418" calcext:value-type="float">
            <text:p>-0.487550160148418</text:p>
          </table:table-cell>
          <table:table-cell table:formula="of:=IF([.A5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0031253194547" calcext:value-type="float">
            <text:p>-0.970031253194547</text:p>
          </table:table-cell>
          <table:table-cell table:formula="of:=IF([.A5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1554977436905" calcext:value-type="float">
            <text:p>-0.841554977436905</text:p>
          </table:table-cell>
          <table:table-cell table:formula="of:=IF([.A5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3039887955178" calcext:value-type="float">
            <text:p>-0.183039887955178</text:p>
          </table:table-cell>
          <table:table-cell table:formula="of:=IF([.A5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75970185887" calcext:value-type="float">
            <text:p>0.59075970185887</text:p>
          </table:table-cell>
          <table:table-cell table:formula="of:=IF([.A5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479534598706" calcext:value-type="float">
            <text:p>0.992479534598706</text:p>
          </table:table-cell>
          <table:table-cell table:formula="of:=IF([.A5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9103337645578" calcext:value-type="float">
            <text:p>0.769103337645578</text:p>
          </table:table-cell>
          <table:table-cell table:formula="of:=IF([.A5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3207363022294" calcext:value-type="float">
            <text:p>0.0613207363022294</text:p>
          </table:table-cell>
          <table:table-cell table:formula="of:=IF([.A5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5083667772709" calcext:value-type="float">
            <text:p>-0.685083667772709</text:p>
          </table:table-cell>
          <table:table-cell table:formula="of:=IF([.A5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5083667772727" calcext:value-type="float">
            <text:p>-0.685083667772727</text:p>
          </table:table-cell>
          <table:table-cell table:formula="of:=IF([.A5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320736302204" calcext:value-type="float">
            <text:p>0.061320736302204</text:p>
          </table:table-cell>
          <table:table-cell table:formula="of:=IF([.A5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9103337645561" calcext:value-type="float">
            <text:p>0.769103337645561</text:p>
          </table:table-cell>
          <table:table-cell table:formula="of:=IF([.A5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47953459871" calcext:value-type="float">
            <text:p>0.99247953459871</text:p>
          </table:table-cell>
          <table:table-cell table:formula="of:=IF([.A5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759701858891" calcext:value-type="float">
            <text:p>0.590759701858891</text:p>
          </table:table-cell>
          <table:table-cell table:formula="of:=IF([.A5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3039887955153" calcext:value-type="float">
            <text:p>-0.183039887955153</text:p>
          </table:table-cell>
          <table:table-cell table:formula="of:=IF([.A5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1554977436892" calcext:value-type="float">
            <text:p>-0.841554977436892</text:p>
          </table:table-cell>
          <table:table-cell table:formula="of:=IF([.A5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0031253194553" calcext:value-type="float">
            <text:p>-0.970031253194553</text:p>
          </table:table-cell>
          <table:table-cell table:formula="of:=IF([.A5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755016014844" calcext:value-type="float">
            <text:p>-0.48755016014844</text:p>
          </table:table-cell>
          <table:table-cell table:formula="of:=IF([.A5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005949319201" calcext:value-type="float">
            <text:p>0.302005949319201</text:p>
          </table:table-cell>
          <table:table-cell table:formula="of:=IF([.A5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348847046024" calcext:value-type="float">
            <text:p>0.901348847046024</text:p>
          </table:table-cell>
          <table:table-cell table:formula="of:=IF([.A5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992798834746" calcext:value-type="float">
            <text:p>0.932992798834746</text:p>
          </table:table-cell>
          <table:table-cell table:formula="of:=IF([.A5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00741021646" calcext:value-type="float">
            <text:p>0.37700741021646</text:p>
          </table:table-cell>
          <table:table-cell table:formula="of:=IF([.A5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6429560097626" calcext:value-type="float">
            <text:p>-0.416429560097626</text:p>
          </table:table-cell>
          <table:table-cell table:formula="of:=IF([.A5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7585591017729" calcext:value-type="float">
            <text:p>-0.947585591017729</text:p>
          </table:table-cell>
          <table:table-cell table:formula="of:=IF([.A5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1921264348357" calcext:value-type="float">
            <text:p>-0.881921264348357</text:p>
          </table:table-cell>
          <table:table-cell table:formula="of:=IF([.A5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794117915303" calcext:value-type="float">
            <text:p>-0.260794117915303</text:p>
          </table:table-cell>
          <table:table-cell table:formula="of:=IF([.A5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589682678472" calcext:value-type="float">
            <text:p>0.524589682678472</text:p>
          </table:table-cell>
          <table:table-cell table:formula="of:=IF([.A5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69765685436" calcext:value-type="float">
            <text:p>0.979569765685436</text:p>
          </table:table-cell>
          <table:table-cell table:formula="of:=IF([.A5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58481315161" calcext:value-type="float">
            <text:p>0.81758481315161</text:p>
          </table:table-cell>
          <table:table-cell table:formula="of:=IF([.A5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658239332861" calcext:value-type="float">
            <text:p>0.140658239332861</text:p>
          </table:table-cell>
          <table:table-cell table:formula="of:=IF([.A5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859488142358" calcext:value-type="float">
            <text:p>-0.624859488142358</text:p>
          </table:table-cell>
          <table:table-cell table:formula="of:=IF([.A5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820299291165" calcext:value-type="float">
            <text:p>-0.996820299291165</text:p>
          </table:table-cell>
          <table:table-cell table:formula="of:=IF([.A5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0951125354978" calcext:value-type="float">
            <text:p>-0.740951125354978</text:p>
          </table:table-cell>
          <table:table-cell table:formula="of:=IF([.A5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84067299058007" calcext:value-type="float">
            <text:p>-0.0184067299058007</text:p>
          </table:table-cell>
          <table:table-cell table:formula="of:=IF([.A5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5730825283805" calcext:value-type="float">
            <text:p>0.715730825283805</text:p>
          </table:table-cell>
          <table:table-cell table:formula="of:=IF([.A5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77727752647" calcext:value-type="float">
            <text:p>0.999077727752647</text:p>
          </table:table-cell>
          <table:table-cell table:formula="of:=IF([.A5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172842953786" calcext:value-type="float">
            <text:p>0.653172842953786</text:p>
          </table:table-cell>
          <table:table-cell table:formula="of:=IF([.A5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121633872018" calcext:value-type="float">
            <text:p>-0.104121633872018</text:p>
          </table:table-cell>
          <table:table-cell table:formula="of:=IF([.A5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5836904608881" calcext:value-type="float">
            <text:p>-0.795836904608881</text:p>
          </table:table-cell>
          <table:table-cell table:formula="of:=IF([.A5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6308097244603" calcext:value-type="float">
            <text:p>-0.986308097244603</text:p>
          </table:table-cell>
          <table:table-cell table:formula="of:=IF([.A5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5570233019599" calcext:value-type="float">
            <text:p>-0.555570233019599</text:p>
          </table:table-cell>
          <table:table-cell table:formula="of:=IF([.A5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083911359773" calcext:value-type="float">
            <text:p>0.225083911359773</text:p>
          </table:table-cell>
          <table:table-cell table:formula="of:=IF([.A5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972856121564" calcext:value-type="float">
            <text:p>0.863972856121564</text:p>
          </table:table-cell>
          <table:table-cell table:formula="of:=IF([.A5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703474895875" calcext:value-type="float">
            <text:p>0.958703474895875</text:p>
          </table:table-cell>
          <table:table-cell table:formula="of:=IF([.A5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611329654639" calcext:value-type="float">
            <text:p>0.449611329654639</text:p>
          </table:table-cell>
          <table:table-cell table:formula="of:=IF([.A5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2660717311991" calcext:value-type="float">
            <text:p>-0.342660717311991</text:p>
          </table:table-cell>
          <table:table-cell table:formula="of:=IF([.A5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9113851690047" calcext:value-type="float">
            <text:p>-0.919113851690047</text:p>
          </table:table-cell>
          <table:table-cell table:formula="of:=IF([.A5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6679059921041" calcext:value-type="float">
            <text:p>-0.916679059921041</text:p>
          </table:table-cell>
          <table:table-cell table:formula="of:=IF([.A5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6889853392239" calcext:value-type="float">
            <text:p>-0.336889853392239</text:p>
          </table:table-cell>
          <table:table-cell table:formula="of:=IF([.A5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083587126304" calcext:value-type="float">
            <text:p>0.455083587126304</text:p>
          </table:table-cell>
          <table:table-cell table:formula="of:=IF([.A5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430519415563" calcext:value-type="float">
            <text:p>0.960430519415563</text:p>
          </table:table-cell>
          <table:table-cell table:formula="of:=IF([.A5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0866938637786" calcext:value-type="float">
            <text:p>0.860866938637786</text:p>
          </table:table-cell>
          <table:table-cell table:formula="of:=IF([.A5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101240156873" calcext:value-type="float">
            <text:p>0.219101240156873</text:p>
          </table:table-cell>
          <table:table-cell table:formula="of:=IF([.A5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0661576197313" calcext:value-type="float">
            <text:p>-0.560661576197313</text:p>
          </table:table-cell>
          <table:table-cell table:formula="of:=IF([.A5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7301418157859" calcext:value-type="float">
            <text:p>-0.987301418157859</text:p>
          </table:table-cell>
          <table:table-cell table:formula="of:=IF([.A5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106577300224" calcext:value-type="float">
            <text:p>-0.792106577300224</text:p>
          </table:table-cell>
          <table:table-cell table:formula="of:=IF([.A5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0171403296045" calcext:value-type="float">
            <text:p>-0.0980171403296045</text:p>
          </table:table-cell>
          <table:table-cell table:formula="of:=IF([.A5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780669329707" calcext:value-type="float">
            <text:p>0.65780669329707</text:p>
          </table:table-cell>
          <table:table-cell table:formula="of:=IF([.A5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22384588348" calcext:value-type="float">
            <text:p>0.999322384588348</text:p>
          </table:table-cell>
          <table:table-cell table:formula="of:=IF([.A5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432195745219" calcext:value-type="float">
            <text:p>0.711432195745219</text:p>
          </table:table-cell>
          <table:table-cell table:formula="of:=IF([.A5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45412285228845" calcext:value-type="float">
            <text:p>-0.0245412285228845</text:p>
          </table:table-cell>
          <table:table-cell table:formula="of:=IF([.A5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5057785441469" calcext:value-type="float">
            <text:p>-0.745057785441469</text:p>
          </table:table-cell>
          <table:table-cell table:formula="of:=IF([.A5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31261218278" calcext:value-type="float">
            <text:p>-0.99631261218278</text:p>
          </table:table-cell>
          <table:table-cell table:formula="of:=IF([.A5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0057211763324" calcext:value-type="float">
            <text:p>-0.620057211763324</text:p>
          </table:table-cell>
          <table:table-cell table:formula="of:=IF([.A5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73047445535" calcext:value-type="float">
            <text:p>0.14673047445535</text:p>
          </table:table-cell>
          <table:table-cell table:formula="of:=IF([.A5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1102514991084" calcext:value-type="float">
            <text:p>0.821102514991084</text:p>
          </table:table-cell>
          <table:table-cell table:formula="of:=IF([.A5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317370719628" calcext:value-type="float">
            <text:p>0.978317370719628</text:p>
          </table:table-cell>
          <table:table-cell table:formula="of:=IF([.A5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355990165613" calcext:value-type="float">
            <text:p>0.519355990165613</text:p>
          </table:table-cell>
          <table:table-cell table:formula="of:=IF([.A5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712757474903" calcext:value-type="float">
            <text:p>-0.266712757474903</text:p>
          </table:table-cell>
          <table:table-cell table:formula="of:=IF([.A5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4797098430929" calcext:value-type="float">
            <text:p>-0.884797098430929</text:p>
          </table:table-cell>
          <table:table-cell table:formula="of:=IF([.A5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5607325380536" calcext:value-type="float">
            <text:p>-0.945607325380536</text:p>
          </table:table-cell>
          <table:table-cell table:formula="of:=IF([.A5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0843171057914" calcext:value-type="float">
            <text:p>-0.410843171057914</text:p>
          </table:table-cell>
          <table:table-cell table:formula="of:=IF([.A5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683432365057" calcext:value-type="float">
            <text:p>0.382683432365057</text:p>
          </table:table-cell>
          <table:table-cell table:formula="of:=IF([.A5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183509938947" calcext:value-type="float">
            <text:p>0.935183509938947</text:p>
          </table:table-cell>
          <table:table-cell table:formula="of:=IF([.A5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8674465693966" calcext:value-type="float">
            <text:p>0.898674465693966</text:p>
          </table:table-cell>
          <table:table-cell table:formula="of:=IF([.A5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150888243619" calcext:value-type="float">
            <text:p>0.296150888243619</text:p>
          </table:table-cell>
          <table:table-cell table:formula="of:=IF([.A5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2898192229767" calcext:value-type="float">
            <text:p>-0.492898192229767</text:p>
          </table:table-cell>
          <table:table-cell table:formula="of:=IF([.A5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1503890986242" calcext:value-type="float">
            <text:p>-0.971503890986242</text:p>
          </table:table-cell>
          <table:table-cell table:formula="of:=IF([.A5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8224705554844" calcext:value-type="float">
            <text:p>-0.838224705554844</text:p>
          </table:table-cell>
          <table:table-cell table:formula="of:=IF([.A5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7004220412184" calcext:value-type="float">
            <text:p>-0.177004220412184</text:p>
          </table:table-cell>
          <table:table-cell table:formula="of:=IF([.A5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699304492431" calcext:value-type="float">
            <text:p>0.595699304492431</text:p>
          </table:table-cell>
          <table:table-cell table:formula="of:=IF([.A5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11949234791" calcext:value-type="float">
            <text:p>0.993211949234791</text:p>
          </table:table-cell>
          <table:table-cell table:formula="of:=IF([.A5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5167265622456" calcext:value-type="float">
            <text:p>0.765167265622456</text:p>
          </table:table-cell>
          <table:table-cell table:formula="of:=IF([.A5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1952443497091" calcext:value-type="float">
            <text:p>0.0551952443497091</text:p>
          </table:table-cell>
          <table:table-cell table:formula="of:=IF([.A5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540544737035" calcext:value-type="float">
            <text:p>-0.689540544737035</text:p>
          </table:table-cell>
          <table:table-cell table:formula="of:=IF([.A5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81175282601" calcext:value-type="float">
            <text:p>-0.999981175282601</text:p>
          </table:table-cell>
          <table:table-cell table:formula="of:=IF([.A5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600997795479" calcext:value-type="float">
            <text:p>-0.680600997795479</text:p>
          </table:table-cell>
          <table:table-cell table:formula="of:=IF([.A5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4439195636613" calcext:value-type="float">
            <text:p>0.0674439195636613</text:p>
          </table:table-cell>
          <table:table-cell table:formula="of:=IF([.A5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01045336272" calcext:value-type="float">
            <text:p>0.77301045336272</text:p>
          </table:table-cell>
          <table:table-cell table:formula="of:=IF([.A5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709753669099" calcext:value-type="float">
            <text:p>0.991709753669099</text:p>
          </table:table-cell>
          <table:table-cell table:formula="of:=IF([.A5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797857456454" calcext:value-type="float">
            <text:p>0.585797857456454</text:p>
          </table:table-cell>
          <table:table-cell table:formula="of:=IF([.A5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068664149764" calcext:value-type="float">
            <text:p>-0.189068664149764</text:p>
          </table:table-cell>
          <table:table-cell table:formula="of:=IF([.A5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4853565249701" calcext:value-type="float">
            <text:p>-0.844853565249701</text:p>
          </table:table-cell>
          <table:table-cell table:formula="of:=IF([.A5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8522094274426" calcext:value-type="float">
            <text:p>-0.968522094274426</text:p>
          </table:table-cell>
          <table:table-cell table:formula="of:=IF([.A6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2183772079125" calcext:value-type="float">
            <text:p>-0.482183772079125</text:p>
          </table:table-cell>
          <table:table-cell table:formula="of:=IF([.A6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849640041509" calcext:value-type="float">
            <text:p>0.307849640041509</text:p>
          </table:table-cell>
          <table:table-cell table:formula="of:=IF([.A6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989293123446" calcext:value-type="float">
            <text:p>0.903989293123446</text:p>
          </table:table-cell>
          <table:table-cell table:formula="of:=IF([.A6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766961078991" calcext:value-type="float">
            <text:p>0.930766961078991</text:p>
          </table:table-cell>
          <table:table-cell table:formula="of:=IF([.A6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317193951878" calcext:value-type="float">
            <text:p>0.371317193951878</text:p>
          </table:table-cell>
          <table:table-cell table:formula="of:=IF([.A6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200027079979" calcext:value-type="float">
            <text:p>-0.42200027079979</text:p>
          </table:table-cell>
          <table:table-cell table:formula="of:=IF([.A6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528180593026" calcext:value-type="float">
            <text:p>-0.949528180593026</text:p>
          </table:table-cell>
          <table:table-cell table:formula="of:=IF([.A6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9012226428635" calcext:value-type="float">
            <text:p>-0.879012226428635</text:p>
          </table:table-cell>
          <table:table-cell table:formula="of:=IF([.A6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4865659604541" calcext:value-type="float">
            <text:p>-0.254865659604541</text:p>
          </table:table-cell>
          <table:table-cell table:formula="of:=IF([.A6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8036246863" calcext:value-type="float">
            <text:p>0.5298036246863</text:p>
          </table:table-cell>
          <table:table-cell table:formula="of:=IF([.A6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280403227" calcext:value-type="float">
            <text:p>0.980785280403227</text:p>
          </table:table-cell>
          <table:table-cell table:formula="of:=IF([.A6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036329705973" calcext:value-type="float">
            <text:p>0.814036329705973</text:p>
          </table:table-cell>
          <table:table-cell table:formula="of:=IF([.A6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580708507137" calcext:value-type="float">
            <text:p>0.134580708507137</text:p>
          </table:table-cell>
          <table:table-cell table:formula="of:=IF([.A6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96382389149" calcext:value-type="float">
            <text:p>-0.6296382389149</text:p>
          </table:table-cell>
          <table:table-cell table:formula="of:=IF([.A6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29045667869" calcext:value-type="float">
            <text:p>-0.99729045667869</text:p>
          </table:table-cell>
          <table:table-cell table:formula="of:=IF([.A6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6816568877388" calcext:value-type="float">
            <text:p>-0.736816568877388</text:p>
          </table:table-cell>
          <table:table-cell table:formula="of:=IF([.A6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2715382857141" calcext:value-type="float">
            <text:p>-0.0122715382857141</text:p>
          </table:table-cell>
          <table:table-cell table:formula="of:=IF([.A6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002507961369" calcext:value-type="float">
            <text:p>0.720002507961369</text:p>
          </table:table-cell>
          <table:table-cell table:formula="of:=IF([.A6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795456205175" calcext:value-type="float">
            <text:p>0.998795456205175</text:p>
          </table:table-cell>
          <table:table-cell table:formula="of:=IF([.A6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851440102212" calcext:value-type="float">
            <text:p>0.64851440102212</text:p>
          </table:table-cell>
          <table:table-cell table:formula="of:=IF([.A6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0222207293849" calcext:value-type="float">
            <text:p>-0.110222207293849</text:p>
          </table:table-cell>
          <table:table-cell table:formula="of:=IF([.A6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9537269107904" calcext:value-type="float">
            <text:p>-0.799537269107904</text:p>
          </table:table-cell>
          <table:table-cell table:formula="of:=IF([.A6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5277642388946" calcext:value-type="float">
            <text:p>-0.985277642388946</text:p>
          </table:table-cell>
          <table:table-cell table:formula="of:=IF([.A6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04579729366" calcext:value-type="float">
            <text:p>-0.5504579729366</text:p>
          </table:table-cell>
          <table:table-cell table:formula="of:=IF([.A6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058108280653" calcext:value-type="float">
            <text:p>0.231058108280653</text:p>
          </table:table-cell>
          <table:table-cell table:formula="of:=IF([.A6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046245515671" calcext:value-type="float">
            <text:p>0.867046245515671</text:p>
          </table:table-cell>
          <table:table-cell table:formula="of:=IF([.A6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40335732212" calcext:value-type="float">
            <text:p>0.956940335732212</text:p>
          </table:table-cell>
          <table:table-cell table:formula="of:=IF([.A6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12214457046" calcext:value-type="float">
            <text:p>0.44412214457046</text:p>
          </table:table-cell>
          <table:table-cell table:formula="of:=IF([.A6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8418680249433" calcext:value-type="float">
            <text:p>-0.348418680249433</text:p>
          </table:table-cell>
          <table:table-cell table:formula="of:=IF([.A6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1514039342032" calcext:value-type="float">
            <text:p>-0.921514039342032</text:p>
          </table:table-cell>
          <table:table-cell table:formula="of:=IF([.A6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4209755703551" calcext:value-type="float">
            <text:p>-0.914209755703551</text:p>
          </table:table-cell>
          <table:table-cell table:formula="of:=IF([.A6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1106305759894" calcext:value-type="float">
            <text:p>-0.331106305759894</text:p>
          </table:table-cell>
          <table:table-cell table:formula="of:=IF([.A6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538710958253" calcext:value-type="float">
            <text:p>0.460538710958253</text:p>
          </table:table-cell>
          <table:table-cell table:formula="of:=IF([.A6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121404269023" calcext:value-type="float">
            <text:p>0.962121404269023</text:p>
          </table:table-cell>
          <table:table-cell table:formula="of:=IF([.A6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772861000029" calcext:value-type="float">
            <text:p>0.85772861000029</text:p>
          </table:table-cell>
          <table:table-cell table:formula="of:=IF([.A6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10319916093" calcext:value-type="float">
            <text:p>0.213110319916093</text:p>
          </table:table-cell>
          <table:table-cell table:formula="of:=IF([.A6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5731810783638" calcext:value-type="float">
            <text:p>-0.565731810783638</text:p>
          </table:table-cell>
          <table:table-cell table:formula="of:=IF([.A6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257567730742" calcext:value-type="float">
            <text:p>-0.988257567730742</text:p>
          </table:table-cell>
          <table:table-cell table:formula="of:=IF([.A6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346427626617" calcext:value-type="float">
            <text:p>-0.788346427626617</text:p>
          </table:table-cell>
          <table:table-cell table:formula="of:=IF([.A6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19089564971183" calcext:value-type="float">
            <text:p>-0.0919089564971183</text:p>
          </table:table-cell>
          <table:table-cell table:formula="of:=IF([.A6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2415777590122" calcext:value-type="float">
            <text:p>0.662415777590122</text:p>
          </table:table-cell>
          <table:table-cell table:formula="of:=IF([.A6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29417501092" calcext:value-type="float">
            <text:p>0.999529417501092</text:p>
          </table:table-cell>
          <table:table-cell table:formula="of:=IF([.A6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7106781186549" calcext:value-type="float">
            <text:p>0.707106781186549</text:p>
          </table:table-cell>
          <table:table-cell table:formula="of:=IF([.A6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6748031766674" calcext:value-type="float">
            <text:p>-0.0306748031766674</text:p>
          </table:table-cell>
          <table:table-cell table:formula="of:=IF([.A6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9136394523426" calcext:value-type="float">
            <text:p>-0.749136394523426</text:p>
          </table:table-cell>
          <table:table-cell table:formula="of:=IF([.A6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767414467662" calcext:value-type="float">
            <text:p>-0.995767414467662</text:p>
          </table:table-cell>
          <table:table-cell table:formula="of:=IF([.A6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5231590580615" calcext:value-type="float">
            <text:p>-0.615231590580615</text:p>
          </table:table-cell>
          <table:table-cell table:formula="of:=IF([.A6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797185258378" calcext:value-type="float">
            <text:p>0.152797185258378</text:p>
          </table:table-cell>
          <table:table-cell table:formula="of:=IF([.A6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589302785006" calcext:value-type="float">
            <text:p>0.824589302785006</text:p>
          </table:table-cell>
          <table:table-cell table:formula="of:=IF([.A6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028142657755" calcext:value-type="float">
            <text:p>0.977028142657755</text:p>
          </table:table-cell>
          <table:table-cell table:formula="of:=IF([.A6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102744193195" calcext:value-type="float">
            <text:p>0.514102744193195</text:p>
          </table:table-cell>
          <table:table-cell table:formula="of:=IF([.A6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2621355449901" calcext:value-type="float">
            <text:p>-0.272621355449901</text:p>
          </table:table-cell>
          <table:table-cell table:formula="of:=IF([.A6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7639620402846" calcext:value-type="float">
            <text:p>-0.887639620402846</text:p>
          </table:table-cell>
          <table:table-cell table:formula="of:=IF([.A6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3593458161956" calcext:value-type="float">
            <text:p>-0.943593458161956</text:p>
          </table:table-cell>
          <table:table-cell table:formula="of:=IF([.A6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5241314005051" calcext:value-type="float">
            <text:p>-0.405241314005051</text:p>
          </table:table-cell>
          <table:table-cell table:formula="of:=IF([.A6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345046698795" calcext:value-type="float">
            <text:p>0.388345046698795</text:p>
          </table:table-cell>
          <table:table-cell table:formula="of:=IF([.A6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339011912574" calcext:value-type="float">
            <text:p>0.937339011912574</text:p>
          </table:table-cell>
          <table:table-cell table:formula="of:=IF([.A6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5966249756171" calcext:value-type="float">
            <text:p>0.895966249756171</text:p>
          </table:table-cell>
          <table:table-cell table:formula="of:=IF([.A6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28467725451" calcext:value-type="float">
            <text:p>0.29028467725451</text:p>
          </table:table-cell>
          <table:table-cell table:formula="of:=IF([.A6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8227666972767" calcext:value-type="float">
            <text:p>-0.498227666972767</text:p>
          </table:table-cell>
          <table:table-cell table:formula="of:=IF([.A6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939952205564" calcext:value-type="float">
            <text:p>-0.972939952205564</text:p>
          </table:table-cell>
          <table:table-cell table:formula="of:=IF([.A6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4862874986417" calcext:value-type="float">
            <text:p>-0.834862874986417</text:p>
          </table:table-cell>
          <table:table-cell table:formula="of:=IF([.A6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0961888760334" calcext:value-type="float">
            <text:p>-0.170961888760334</text:p>
          </table:table-cell>
          <table:table-cell table:formula="of:=IF([.A6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616479383868" calcext:value-type="float">
            <text:p>0.600616479383868</text:p>
          </table:table-cell>
          <table:table-cell table:formula="of:=IF([.A6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90697000236" calcext:value-type="float">
            <text:p>0.99390697000236</text:p>
          </table:table-cell>
          <table:table-cell table:formula="of:=IF([.A6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1202385484294" calcext:value-type="float">
            <text:p>0.761202385484294</text:p>
          </table:table-cell>
          <table:table-cell table:formula="of:=IF([.A6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0676743274354" calcext:value-type="float">
            <text:p>0.0490676743274354</text:p>
          </table:table-cell>
          <table:table-cell table:formula="of:=IF([.A6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3971460889665" calcext:value-type="float">
            <text:p>-0.693971460889665</text:p>
          </table:table-cell>
          <table:table-cell table:formula="of:=IF([.A6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24701839145" calcext:value-type="float">
            <text:p>-0.999924701839145</text:p>
          </table:table-cell>
          <table:table-cell table:formula="of:=IF([.A6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6092703575341" calcext:value-type="float">
            <text:p>-0.676092703575341</text:p>
          </table:table-cell>
          <table:table-cell table:formula="of:=IF([.A6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5645635996664" calcext:value-type="float">
            <text:p>0.0735645635996664</text:p>
          </table:table-cell>
          <table:table-cell table:formula="of:=IF([.A6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888465673252" calcext:value-type="float">
            <text:p>0.776888465673252</text:p>
          </table:table-cell>
          <table:table-cell table:formula="of:=IF([.A6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902635427787" calcext:value-type="float">
            <text:p>0.990902635427787</text:p>
          </table:table-cell>
          <table:table-cell table:formula="of:=IF([.A6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813958095779" calcext:value-type="float">
            <text:p>0.580813958095779</text:p>
          </table:table-cell>
          <table:table-cell table:formula="of:=IF([.A6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5090322016143" calcext:value-type="float">
            <text:p>-0.195090322016143</text:p>
          </table:table-cell>
          <table:table-cell table:formula="of:=IF([.A6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8120344803262" calcext:value-type="float">
            <text:p>-0.848120344803262</text:p>
          </table:table-cell>
          <table:table-cell table:formula="of:=IF([.A6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6976471044861" calcext:value-type="float">
            <text:p>-0.966976471044861</text:p>
          </table:table-cell>
          <table:table-cell table:formula="of:=IF([.A6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799230063323" calcext:value-type="float">
            <text:p>-0.476799230063323</text:p>
          </table:table-cell>
          <table:table-cell table:formula="of:=IF([.A6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681740398922" calcext:value-type="float">
            <text:p>0.313681740398922</text:p>
          </table:table-cell>
          <table:table-cell table:formula="of:=IF([.A6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595704514895" calcext:value-type="float">
            <text:p>0.906595704514895</text:p>
          </table:table-cell>
          <table:table-cell table:formula="of:=IF([.A6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506080473222" calcext:value-type="float">
            <text:p>0.928506080473222</text:p>
          </table:table-cell>
          <table:table-cell table:formula="of:=IF([.A6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61299780476" calcext:value-type="float">
            <text:p>0.36561299780476</text:p>
          </table:table-cell>
          <table:table-cell table:formula="of:=IF([.A6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7555093430223" calcext:value-type="float">
            <text:p>-0.427555093430223</text:p>
          </table:table-cell>
          <table:table-cell table:formula="of:=IF([.A6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1435020968998" calcext:value-type="float">
            <text:p>-0.951435020968998</text:p>
          </table:table-cell>
          <table:table-cell table:formula="of:=IF([.A6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6070094195407" calcext:value-type="float">
            <text:p>-0.876070094195407</text:p>
          </table:table-cell>
          <table:table-cell table:formula="of:=IF([.A6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8927605745689" calcext:value-type="float">
            <text:p>-0.248927605745689</text:p>
          </table:table-cell>
          <table:table-cell table:formula="of:=IF([.A6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997619887055" calcext:value-type="float">
            <text:p>0.534997619887055</text:p>
          </table:table-cell>
          <table:table-cell table:formula="of:=IF([.A6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63869109552" calcext:value-type="float">
            <text:p>0.981963869109552</text:p>
          </table:table-cell>
          <table:table-cell table:formula="of:=IF([.A6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0457198252586" calcext:value-type="float">
            <text:p>0.810457198252586</text:p>
          </table:table-cell>
          <table:table-cell table:formula="of:=IF([.A6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498110793858" calcext:value-type="float">
            <text:p>0.128498110793858</text:p>
          </table:table-cell>
          <table:table-cell table:formula="of:=IF([.A6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439328416362" calcext:value-type="float">
            <text:p>-0.63439328416362</text:p>
          </table:table-cell>
          <table:table-cell table:formula="of:=IF([.A6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723066644192" calcext:value-type="float">
            <text:p>-0.997723066644192</text:p>
          </table:table-cell>
          <table:table-cell table:formula="of:=IF([.A6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2654271672391" calcext:value-type="float">
            <text:p>-0.732654271672391</text:p>
          </table:table-cell>
          <table:table-cell table:formula="of:=IF([.A6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13588464920375" calcext:value-type="float">
            <text:p>-0.00613588464920375</text:p>
          </table:table-cell>
          <table:table-cell table:formula="of:=IF([.A6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247082951455" calcext:value-type="float">
            <text:p>0.724247082951455</text:p>
          </table:table-cell>
          <table:table-cell table:formula="of:=IF([.A6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75580573294" calcext:value-type="float">
            <text:p>0.998475580573294</text:p>
          </table:table-cell>
          <table:table-cell table:formula="of:=IF([.A6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3831542889842" calcext:value-type="float">
            <text:p>0.643831542889842</text:p>
          </table:table-cell>
          <table:table-cell table:formula="of:=IF([.A6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6318630911872" calcext:value-type="float">
            <text:p>-0.116318630911872</text:p>
          </table:table-cell>
          <table:table-cell table:formula="of:=IF([.A6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3207531480645" calcext:value-type="float">
            <text:p>-0.803207531480645</text:p>
          </table:table-cell>
          <table:table-cell table:formula="of:=IF([.A6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4210092386923" calcext:value-type="float">
            <text:p>-0.984210092386923</text:p>
          </table:table-cell>
          <table:table-cell table:formula="of:=IF([.A7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5324988422088" calcext:value-type="float">
            <text:p>-0.545324988422088</text:p>
          </table:table-cell>
          <table:table-cell table:formula="of:=IF([.A7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023605994351" calcext:value-type="float">
            <text:p>0.237023605994351</text:p>
          </table:table-cell>
          <table:table-cell table:formula="of:=IF([.A7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086991108719" calcext:value-type="float">
            <text:p>0.870086991108719</text:p>
          </table:table-cell>
          <table:table-cell table:formula="of:=IF([.A7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14116830579" calcext:value-type="float">
            <text:p>0.95514116830579</text:p>
          </table:table-cell>
          <table:table-cell table:formula="of:=IF([.A7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616238538557" calcext:value-type="float">
            <text:p>0.438616238538557</text:p>
          </table:table-cell>
          <table:table-cell table:formula="of:=IF([.A7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416352542049" calcext:value-type="float">
            <text:p>-0.35416352542049</text:p>
          </table:table-cell>
          <table:table-cell table:formula="of:=IF([.A7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532511299" calcext:value-type="float">
            <text:p>-0.923879532511299</text:p>
          </table:table-cell>
          <table:table-cell table:formula="of:=IF([.A7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170603200545" calcext:value-type="float">
            <text:p>-0.91170603200545</text:p>
          </table:table-cell>
          <table:table-cell table:formula="of:=IF([.A7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5310292162278" calcext:value-type="float">
            <text:p>-0.325310292162278</text:p>
          </table:table-cell>
          <table:table-cell table:formula="of:=IF([.A7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97649576798" calcext:value-type="float">
            <text:p>0.46597649576798</text:p>
          </table:table-cell>
          <table:table-cell table:formula="of:=IF([.A7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776065795423" calcext:value-type="float">
            <text:p>0.963776065795423</text:p>
          </table:table-cell>
          <table:table-cell table:formula="of:=IF([.A7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557988365417" calcext:value-type="float">
            <text:p>0.854557988365417</text:p>
          </table:table-cell>
          <table:table-cell table:formula="of:=IF([.A7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11376192219" calcext:value-type="float">
            <text:p>0.207111376192219</text:p>
          </table:table-cell>
          <table:table-cell table:formula="of:=IF([.A7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780745886994" calcext:value-type="float">
            <text:p>-0.570780745886994</text:p>
          </table:table-cell>
          <table:table-cell table:formula="of:=IF([.A7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9176509964774" calcext:value-type="float">
            <text:p>-0.989176509964774</text:p>
          </table:table-cell>
          <table:table-cell table:formula="of:=IF([.A7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4556597155585" calcext:value-type="float">
            <text:p>-0.784556597155585</text:p>
          </table:table-cell>
          <table:table-cell table:formula="of:=IF([.A7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7973123444237" calcext:value-type="float">
            <text:p>-0.0857973123444237</text:p>
          </table:table-cell>
          <table:table-cell table:formula="of:=IF([.A7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999922303589" calcext:value-type="float">
            <text:p>0.666999922303589</text:p>
          </table:table-cell>
          <table:table-cell table:formula="of:=IF([.A7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98818696204" calcext:value-type="float">
            <text:p>0.999698818696204</text:p>
          </table:table-cell>
          <table:table-cell table:formula="of:=IF([.A7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2754744457225" calcext:value-type="float">
            <text:p>0.702754744457225</text:p>
          </table:table-cell>
          <table:table-cell table:formula="of:=IF([.A7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8072229413914" calcext:value-type="float">
            <text:p>-0.0368072229413914</text:p>
          </table:table-cell>
          <table:table-cell table:formula="of:=IF([.A7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318679904358" calcext:value-type="float">
            <text:p>-0.75318679904358</text:p>
          </table:table-cell>
          <table:table-cell table:formula="of:=IF([.A7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184726672199" calcext:value-type="float">
            <text:p>-0.995184726672199</text:p>
          </table:table-cell>
          <table:table-cell table:formula="of:=IF([.A7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0382806276297" calcext:value-type="float">
            <text:p>-0.610382806276297</text:p>
          </table:table-cell>
          <table:table-cell table:formula="of:=IF([.A7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858143333797" calcext:value-type="float">
            <text:p>0.158858143333797</text:p>
          </table:table-cell>
          <table:table-cell table:formula="of:=IF([.A7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045045257738" calcext:value-type="float">
            <text:p>0.828045045257738</text:p>
          </table:table-cell>
          <table:table-cell table:formula="of:=IF([.A7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702130038529" calcext:value-type="float">
            <text:p>0.975702130038529</text:p>
          </table:table-cell>
          <table:table-cell table:formula="of:=IF([.A7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830142543079" calcext:value-type="float">
            <text:p>0.508830142543079</text:p>
          </table:table-cell>
          <table:table-cell table:formula="of:=IF([.A7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519689385007" calcext:value-type="float">
            <text:p>-0.278519689385007</text:p>
          </table:table-cell>
          <table:table-cell table:formula="of:=IF([.A7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0448723244751" calcext:value-type="float">
            <text:p>-0.890448723244751</text:p>
          </table:table-cell>
          <table:table-cell table:formula="of:=IF([.A7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1544065183015" calcext:value-type="float">
            <text:p>-0.941544065183015</text:p>
          </table:table-cell>
          <table:table-cell table:formula="of:=IF([.A7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9624199845706" calcext:value-type="float">
            <text:p>-0.399624199845706</text:p>
          </table:table-cell>
          <table:table-cell table:formula="of:=IF([.A7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992040061019" calcext:value-type="float">
            <text:p>0.393992040061019</text:p>
          </table:table-cell>
          <table:table-cell table:formula="of:=IF([.A7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45922360219" calcext:value-type="float">
            <text:p>0.93945922360219</text:p>
          </table:table-cell>
          <table:table-cell table:formula="of:=IF([.A7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224301195501" calcext:value-type="float">
            <text:p>0.893224301195501</text:p>
          </table:table-cell>
          <table:table-cell table:formula="of:=IF([.A7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407537211318" calcext:value-type="float">
            <text:p>0.284407537211318</text:p>
          </table:table-cell>
          <table:table-cell table:formula="of:=IF([.A7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3538383725704" calcext:value-type="float">
            <text:p>-0.503538383725704</text:p>
          </table:table-cell>
          <table:table-cell table:formula="of:=IF([.A7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433938278558" calcext:value-type="float">
            <text:p>-0.97433938278558</text:p>
          </table:table-cell>
          <table:table-cell table:formula="of:=IF([.A7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1469612302581" calcext:value-type="float">
            <text:p>-0.831469612302581</text:p>
          </table:table-cell>
          <table:table-cell table:formula="of:=IF([.A7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4913120490001" calcext:value-type="float">
            <text:p>-0.164913120490001</text:p>
          </table:table-cell>
          <table:table-cell table:formula="of:=IF([.A7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511041404326" calcext:value-type="float">
            <text:p>0.605511041404326</text:p>
          </table:table-cell>
          <table:table-cell table:formula="of:=IF([.A7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564570734259" calcext:value-type="float">
            <text:p>0.994564570734259</text:p>
          </table:table-cell>
          <table:table-cell table:formula="of:=IF([.A7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7208846506516" calcext:value-type="float">
            <text:p>0.757208846506516</text:p>
          </table:table-cell>
          <table:table-cell table:formula="of:=IF([.A7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9382569349565" calcext:value-type="float">
            <text:p>0.0429382569349565</text:p>
          </table:table-cell>
          <table:table-cell table:formula="of:=IF([.A7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8376249408985" calcext:value-type="float">
            <text:p>-0.698376249408985</text:p>
          </table:table-cell>
          <table:table-cell table:formula="of:=IF([.A7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30581795825" calcext:value-type="float">
            <text:p>-0.999830581795825</text:p>
          </table:table-cell>
          <table:table-cell table:formula="of:=IF([.A7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1558954847042" calcext:value-type="float">
            <text:p>-0.671558954847042</text:p>
          </table:table-cell>
          <table:table-cell table:formula="of:=IF([.A7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824379714308" calcext:value-type="float">
            <text:p>0.0796824379714308</text:p>
          </table:table-cell>
          <table:table-cell table:formula="of:=IF([.A7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737228572044" calcext:value-type="float">
            <text:p>0.780737228572044</text:p>
          </table:table-cell>
          <table:table-cell table:formula="of:=IF([.A7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058210262304" calcext:value-type="float">
            <text:p>0.990058210262304</text:p>
          </table:table-cell>
          <table:table-cell table:formula="of:=IF([.A7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808191417858" calcext:value-type="float">
            <text:p>0.575808191417858</text:p>
          </table:table-cell>
          <table:table-cell table:formula="of:=IF([.A7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1104634842109" calcext:value-type="float">
            <text:p>-0.201104634842109</text:p>
          </table:table-cell>
          <table:table-cell table:formula="of:=IF([.A7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1355193105231" calcext:value-type="float">
            <text:p>-0.851355193105231</text:p>
          </table:table-cell>
          <table:table-cell table:formula="of:=IF([.A7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5394441697698" calcext:value-type="float">
            <text:p>-0.965394441697698</text:p>
          </table:table-cell>
          <table:table-cell table:formula="of:=IF([.A7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1396736825997" calcext:value-type="float">
            <text:p>-0.471396736825997</text:p>
          </table:table-cell>
          <table:table-cell table:formula="of:=IF([.A7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50203081594" calcext:value-type="float">
            <text:p>0.31950203081594</text:p>
          </table:table-cell>
          <table:table-cell table:formula="of:=IF([.A7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167983090503" calcext:value-type="float">
            <text:p>0.909167983090503</text:p>
          </table:table-cell>
          <table:table-cell table:formula="of:=IF([.A7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210242138317" calcext:value-type="float">
            <text:p>0.926210242138317</text:p>
          </table:table-cell>
          <table:table-cell table:formula="of:=IF([.A7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9895036534972" calcext:value-type="float">
            <text:p>0.359895036534972</text:p>
          </table:table-cell>
          <table:table-cell table:formula="of:=IF([.A7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3093818853094" calcext:value-type="float">
            <text:p>-0.433093818853094</text:p>
          </table:table-cell>
          <table:table-cell table:formula="of:=IF([.A7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3306040354184" calcext:value-type="float">
            <text:p>-0.953306040354184</text:p>
          </table:table-cell>
          <table:table-cell table:formula="of:=IF([.A7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309497841829" calcext:value-type="float">
            <text:p>-0.87309497841829</text:p>
          </table:table-cell>
          <table:table-cell table:formula="of:=IF([.A7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2980179903342" calcext:value-type="float">
            <text:p>-0.242980179903342</text:p>
          </table:table-cell>
          <table:table-cell table:formula="of:=IF([.A7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0171472729853" calcext:value-type="float">
            <text:p>0.540171472729853</text:p>
          </table:table-cell>
          <table:table-cell table:formula="of:=IF([.A7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105487431214" calcext:value-type="float">
            <text:p>0.983105487431214</text:p>
          </table:table-cell>
          <table:table-cell table:formula="of:=IF([.A7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6847553543789" calcext:value-type="float">
            <text:p>0.806847553543789</text:p>
          </table:table-cell>
          <table:table-cell table:formula="of:=IF([.A7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41067519928" calcext:value-type="float">
            <text:p>0.12241067519928</text:p>
          </table:table-cell>
          <table:table-cell table:formula="of:=IF([.A7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9124444863752" calcext:value-type="float">
            <text:p>-0.639124444863752</text:p>
          </table:table-cell>
          <table:table-cell table:formula="of:=IF([.A7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118112900149" calcext:value-type="float">
            <text:p>-0.998118112900149</text:p>
          </table:table-cell>
          <table:table-cell table:formula="of:=IF([.A7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846439044828" calcext:value-type="float">
            <text:p>-0.72846439044828</text:p>
          </table:table-cell>
          <table:table-cell table:formula="of:=IF([.A770]&gt;0.91; 1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0.000000000000047524342555193" calcext:value-type="float">
            <text:p>-4.75E-14</text:p>
          </table:table-cell>
          <table:table-cell table:formula="of:=IF([.A7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464390448215" calcext:value-type="float">
            <text:p>0.728464390448215</text:p>
          </table:table-cell>
          <table:table-cell table:formula="of:=IF([.A7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118112900148" calcext:value-type="float">
            <text:p>0.998118112900148</text:p>
          </table:table-cell>
          <table:table-cell table:formula="of:=IF([.A7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124444863825" calcext:value-type="float">
            <text:p>0.639124444863825</text:p>
          </table:table-cell>
          <table:table-cell table:formula="of:=IF([.A7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2410675199185" calcext:value-type="float">
            <text:p>-0.122410675199185</text:p>
          </table:table-cell>
          <table:table-cell table:formula="of:=IF([.A7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68475535438" calcext:value-type="float">
            <text:p>-0.8068475535438</text:p>
          </table:table-cell>
          <table:table-cell table:formula="of:=IF([.A7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3105487431231" calcext:value-type="float">
            <text:p>-0.983105487431231</text:p>
          </table:table-cell>
          <table:table-cell table:formula="of:=IF([.A7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171472729933" calcext:value-type="float">
            <text:p>-0.540171472729933</text:p>
          </table:table-cell>
          <table:table-cell table:formula="of:=IF([.A7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80179903249" calcext:value-type="float">
            <text:p>0.242980179903249</text:p>
          </table:table-cell>
          <table:table-cell table:formula="of:=IF([.A7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094978418299" calcext:value-type="float">
            <text:p>0.873094978418299</text:p>
          </table:table-cell>
          <table:table-cell table:formula="of:=IF([.A7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306040354213" calcext:value-type="float">
            <text:p>0.953306040354213</text:p>
          </table:table-cell>
          <table:table-cell table:formula="of:=IF([.A7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09381885318" calcext:value-type="float">
            <text:p>0.43309381885318</text:p>
          </table:table-cell>
          <table:table-cell table:formula="of:=IF([.A7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989503653499" calcext:value-type="float">
            <text:p>-0.35989503653499</text:p>
          </table:table-cell>
          <table:table-cell table:formula="of:=IF([.A7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6210242138281" calcext:value-type="float">
            <text:p>-0.926210242138281</text:p>
          </table:table-cell>
          <table:table-cell table:formula="of:=IF([.A7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9167983090542" calcext:value-type="float">
            <text:p>-0.909167983090542</text:p>
          </table:table-cell>
          <table:table-cell table:formula="of:=IF([.A7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950203081603" calcext:value-type="float">
            <text:p>-0.31950203081603</text:p>
          </table:table-cell>
          <table:table-cell table:formula="of:=IF([.A7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96736826013" calcext:value-type="float">
            <text:p>0.471396736826013</text:p>
          </table:table-cell>
          <table:table-cell table:formula="of:=IF([.A7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394441697673" calcext:value-type="float">
            <text:p>0.965394441697673</text:p>
          </table:table-cell>
          <table:table-cell table:formula="of:=IF([.A7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355193105281" calcext:value-type="float">
            <text:p>0.851355193105281</text:p>
          </table:table-cell>
          <table:table-cell table:formula="of:=IF([.A7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10463484209" calcext:value-type="float">
            <text:p>0.20110463484209</text:p>
          </table:table-cell>
          <table:table-cell table:formula="of:=IF([.A7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580819141778" calcext:value-type="float">
            <text:p>-0.57580819141778</text:p>
          </table:table-cell>
          <table:table-cell table:formula="of:=IF([.A7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058210262291" calcext:value-type="float">
            <text:p>-0.990058210262291</text:p>
          </table:table-cell>
          <table:table-cell table:formula="of:=IF([.A7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0737228572104" calcext:value-type="float">
            <text:p>-0.780737228572104</text:p>
          </table:table-cell>
          <table:table-cell table:formula="of:=IF([.A7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96824379714122" calcext:value-type="float">
            <text:p>-0.0796824379714122</text:p>
          </table:table-cell>
          <table:table-cell table:formula="of:=IF([.A7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558954846972" calcext:value-type="float">
            <text:p>0.671558954846972</text:p>
          </table:table-cell>
          <table:table-cell table:formula="of:=IF([.A7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30581795823" calcext:value-type="float">
            <text:p>0.999830581795823</text:p>
          </table:table-cell>
          <table:table-cell table:formula="of:=IF([.A7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8376249408972" calcext:value-type="float">
            <text:p>0.698376249408972</text:p>
          </table:table-cell>
          <table:table-cell table:formula="of:=IF([.A7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29382569348615" calcext:value-type="float">
            <text:p>-0.0429382569348615</text:p>
          </table:table-cell>
          <table:table-cell table:formula="of:=IF([.A7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7208846506454" calcext:value-type="float">
            <text:p>-0.757208846506454</text:p>
          </table:table-cell>
          <table:table-cell table:formula="of:=IF([.A7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4564570734257" calcext:value-type="float">
            <text:p>-0.994564570734257</text:p>
          </table:table-cell>
          <table:table-cell table:formula="of:=IF([.A8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5511041404311" calcext:value-type="float">
            <text:p>-0.605511041404311</text:p>
          </table:table-cell>
          <table:table-cell table:formula="of:=IF([.A8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913120489908" calcext:value-type="float">
            <text:p>0.164913120489908</text:p>
          </table:table-cell>
          <table:table-cell table:formula="of:=IF([.A8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469612302528" calcext:value-type="float">
            <text:p>0.831469612302528</text:p>
          </table:table-cell>
          <table:table-cell table:formula="of:=IF([.A8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339382785575" calcext:value-type="float">
            <text:p>0.974339382785575</text:p>
          </table:table-cell>
          <table:table-cell table:formula="of:=IF([.A8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538383725786" calcext:value-type="float">
            <text:p>0.503538383725786</text:p>
          </table:table-cell>
          <table:table-cell table:formula="of:=IF([.A8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4407537211227" calcext:value-type="float">
            <text:p>-0.284407537211227</text:p>
          </table:table-cell>
          <table:table-cell table:formula="of:=IF([.A8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3224301195509" calcext:value-type="float">
            <text:p>-0.893224301195509</text:p>
          </table:table-cell>
          <table:table-cell table:formula="of:=IF([.A8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9459223602184" calcext:value-type="float">
            <text:p>-0.939459223602184</text:p>
          </table:table-cell>
          <table:table-cell table:formula="of:=IF([.A8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3992040061106" calcext:value-type="float">
            <text:p>-0.393992040061106</text:p>
          </table:table-cell>
          <table:table-cell table:formula="of:=IF([.A8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624199845619" calcext:value-type="float">
            <text:p>0.399624199845619</text:p>
          </table:table-cell>
          <table:table-cell table:formula="of:=IF([.A8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544065183022" calcext:value-type="float">
            <text:p>0.941544065183022</text:p>
          </table:table-cell>
          <table:table-cell table:formula="of:=IF([.A8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448723244794" calcext:value-type="float">
            <text:p>0.890448723244794</text:p>
          </table:table-cell>
          <table:table-cell table:formula="of:=IF([.A8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519689385098" calcext:value-type="float">
            <text:p>0.278519689385098</text:p>
          </table:table-cell>
          <table:table-cell table:formula="of:=IF([.A8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8830142543095" calcext:value-type="float">
            <text:p>-0.508830142543095</text:p>
          </table:table-cell>
          <table:table-cell table:formula="of:=IF([.A8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5702130038533" calcext:value-type="float">
            <text:p>-0.975702130038533</text:p>
          </table:table-cell>
          <table:table-cell table:formula="of:=IF([.A8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8045045257791" calcext:value-type="float">
            <text:p>-0.828045045257791</text:p>
          </table:table-cell>
          <table:table-cell table:formula="of:=IF([.A8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8858143333891" calcext:value-type="float">
            <text:p>-0.158858143333891</text:p>
          </table:table-cell>
          <table:table-cell table:formula="of:=IF([.A8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382806276311" calcext:value-type="float">
            <text:p>0.610382806276311</text:p>
          </table:table-cell>
          <table:table-cell table:formula="of:=IF([.A8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184726672189" calcext:value-type="float">
            <text:p>0.995184726672189</text:p>
          </table:table-cell>
          <table:table-cell table:formula="of:=IF([.A8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3186799043643" calcext:value-type="float">
            <text:p>0.753186799043643</text:p>
          </table:table-cell>
          <table:table-cell table:formula="of:=IF([.A8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072229413727" calcext:value-type="float">
            <text:p>0.0368072229413727</text:p>
          </table:table-cell>
          <table:table-cell table:formula="of:=IF([.A8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2754744457239" calcext:value-type="float">
            <text:p>-0.702754744457239</text:p>
          </table:table-cell>
          <table:table-cell table:formula="of:=IF([.A8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698818696206" calcext:value-type="float">
            <text:p>-0.999698818696206</text:p>
          </table:table-cell>
          <table:table-cell table:formula="of:=IF([.A8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699992230366" calcext:value-type="float">
            <text:p>-0.66699992230366</text:p>
          </table:table-cell>
          <table:table-cell table:formula="of:=IF([.A8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7973123444423" calcext:value-type="float">
            <text:p>0.0857973123444423</text:p>
          </table:table-cell>
          <table:table-cell table:formula="of:=IF([.A8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556597155526" calcext:value-type="float">
            <text:p>0.784556597155526</text:p>
          </table:table-cell>
          <table:table-cell table:formula="of:=IF([.A8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176509964788" calcext:value-type="float">
            <text:p>0.989176509964788</text:p>
          </table:table-cell>
          <table:table-cell table:formula="of:=IF([.A8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780745886979" calcext:value-type="float">
            <text:p>0.570780745886979</text:p>
          </table:table-cell>
          <table:table-cell table:formula="of:=IF([.A8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7111376192237" calcext:value-type="float">
            <text:p>-0.207111376192237</text:p>
          </table:table-cell>
          <table:table-cell table:formula="of:=IF([.A8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4557988365368" calcext:value-type="float">
            <text:p>-0.854557988365368</text:p>
          </table:table-cell>
          <table:table-cell table:formula="of:=IF([.A8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3776065795448" calcext:value-type="float">
            <text:p>-0.963776065795448</text:p>
          </table:table-cell>
          <table:table-cell table:formula="of:=IF([.A8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5976495767964" calcext:value-type="float">
            <text:p>-0.465976495767964</text:p>
          </table:table-cell>
          <table:table-cell table:formula="of:=IF([.A8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310292162189" calcext:value-type="float">
            <text:p>0.325310292162189</text:p>
          </table:table-cell>
          <table:table-cell table:formula="of:=IF([.A8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706032005411" calcext:value-type="float">
            <text:p>0.911706032005411</text:p>
          </table:table-cell>
          <table:table-cell table:formula="of:=IF([.A8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879532511292" calcext:value-type="float">
            <text:p>0.923879532511292</text:p>
          </table:table-cell>
          <table:table-cell table:formula="of:=IF([.A83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163525420473" calcext:value-type="float">
            <text:p>0.354163525420473</text:p>
          </table:table-cell>
          <table:table-cell table:formula="of:=IF([.A8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8616238538472" calcext:value-type="float">
            <text:p>-0.438616238538472</text:p>
          </table:table-cell>
          <table:table-cell table:formula="of:=IF([.A8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5141168305762" calcext:value-type="float">
            <text:p>-0.955141168305762</text:p>
          </table:table-cell>
          <table:table-cell table:formula="of:=IF([.A8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008699110871" calcext:value-type="float">
            <text:p>-0.87008699110871</text:p>
          </table:table-cell>
          <table:table-cell table:formula="of:=IF([.A8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7023605994443" calcext:value-type="float">
            <text:p>-0.237023605994443</text:p>
          </table:table-cell>
          <table:table-cell table:formula="of:=IF([.A8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324988422008" calcext:value-type="float">
            <text:p>0.545324988422008</text:p>
          </table:table-cell>
          <table:table-cell table:formula="of:=IF([.A8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210092386927" calcext:value-type="float">
            <text:p>0.984210092386927</text:p>
          </table:table-cell>
          <table:table-cell table:formula="of:=IF([.A8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207531480634" calcext:value-type="float">
            <text:p>0.803207531480634</text:p>
          </table:table-cell>
          <table:table-cell table:formula="of:=IF([.A8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318630911966" calcext:value-type="float">
            <text:p>0.116318630911966</text:p>
          </table:table-cell>
          <table:table-cell table:formula="of:=IF([.A8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3831542889769" calcext:value-type="float">
            <text:p>-0.643831542889769</text:p>
          </table:table-cell>
          <table:table-cell table:formula="of:=IF([.A8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475580573295" calcext:value-type="float">
            <text:p>-0.998475580573295</text:p>
          </table:table-cell>
          <table:table-cell table:formula="of:=IF([.A8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4247082951521" calcext:value-type="float">
            <text:p>-0.724247082951521</text:p>
          </table:table-cell>
          <table:table-cell table:formula="of:=IF([.A8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358846491087" calcext:value-type="float">
            <text:p>0.0061358846491087</text:p>
          </table:table-cell>
          <table:table-cell table:formula="of:=IF([.A8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654271672404" calcext:value-type="float">
            <text:p>0.732654271672404</text:p>
          </table:table-cell>
          <table:table-cell table:formula="of:=IF([.A8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2306664419" calcext:value-type="float">
            <text:p>0.99772306664419</text:p>
          </table:table-cell>
          <table:table-cell table:formula="of:=IF([.A8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4393284163693" calcext:value-type="float">
            <text:p>0.634393284163693</text:p>
          </table:table-cell>
          <table:table-cell table:formula="of:=IF([.A8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498110793764" calcext:value-type="float">
            <text:p>-0.128498110793764</text:p>
          </table:table-cell>
          <table:table-cell table:formula="of:=IF([.A8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0457198252597" calcext:value-type="float">
            <text:p>-0.810457198252597</text:p>
          </table:table-cell>
          <table:table-cell table:formula="of:=IF([.A8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196386910957" calcext:value-type="float">
            <text:p>-0.98196386910957</text:p>
          </table:table-cell>
          <table:table-cell table:formula="of:=IF([.A8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4997619887136" calcext:value-type="float">
            <text:p>-0.534997619887136</text:p>
          </table:table-cell>
          <table:table-cell table:formula="of:=IF([.A8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927605745707" calcext:value-type="float">
            <text:p>0.248927605745707</text:p>
          </table:table-cell>
          <table:table-cell table:formula="of:=IF([.A8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070094195416" calcext:value-type="float">
            <text:p>0.876070094195416</text:p>
          </table:table-cell>
          <table:table-cell table:formula="of:=IF([.A8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435020969027" calcext:value-type="float">
            <text:p>0.951435020969027</text:p>
          </table:table-cell>
          <table:table-cell table:formula="of:=IF([.A8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555093430309" calcext:value-type="float">
            <text:p>0.427555093430309</text:p>
          </table:table-cell>
          <table:table-cell table:formula="of:=IF([.A8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5612997804777" calcext:value-type="float">
            <text:p>-0.365612997804777</text:p>
          </table:table-cell>
          <table:table-cell table:formula="of:=IF([.A8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8506080473187" calcext:value-type="float">
            <text:p>-0.928506080473187</text:p>
          </table:table-cell>
          <table:table-cell table:formula="of:=IF([.A8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595704514935" calcext:value-type="float">
            <text:p>-0.906595704514935</text:p>
          </table:table-cell>
          <table:table-cell table:formula="of:=IF([.A8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3681740398904" calcext:value-type="float">
            <text:p>-0.313681740398904</text:p>
          </table:table-cell>
          <table:table-cell table:formula="of:=IF([.A8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799230063339" calcext:value-type="float">
            <text:p>0.476799230063339</text:p>
          </table:table-cell>
          <table:table-cell table:formula="of:=IF([.A8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76471044836" calcext:value-type="float">
            <text:p>0.966976471044836</text:p>
          </table:table-cell>
          <table:table-cell table:formula="of:=IF([.A8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8120344803313" calcext:value-type="float">
            <text:p>0.848120344803313</text:p>
          </table:table-cell>
          <table:table-cell table:formula="of:=IF([.A8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90322016125" calcext:value-type="float">
            <text:p>0.195090322016125</text:p>
          </table:table-cell>
          <table:table-cell table:formula="of:=IF([.A8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0813958095701" calcext:value-type="float">
            <text:p>-0.580813958095701</text:p>
          </table:table-cell>
          <table:table-cell table:formula="of:=IF([.A8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902635427774" calcext:value-type="float">
            <text:p>-0.990902635427774</text:p>
          </table:table-cell>
          <table:table-cell table:formula="of:=IF([.A8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6888465673241" calcext:value-type="float">
            <text:p>-0.776888465673241</text:p>
          </table:table-cell>
          <table:table-cell table:formula="of:=IF([.A8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35645635996478" calcext:value-type="float">
            <text:p>-0.0735645635996478</text:p>
          </table:table-cell>
          <table:table-cell table:formula="of:=IF([.A8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092703575271" calcext:value-type="float">
            <text:p>0.676092703575271</text:p>
          </table:table-cell>
          <table:table-cell table:formula="of:=IF([.A8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4701839144" calcext:value-type="float">
            <text:p>0.999924701839144</text:p>
          </table:table-cell>
          <table:table-cell table:formula="of:=IF([.A8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3971460889651" calcext:value-type="float">
            <text:p>0.693971460889651</text:p>
          </table:table-cell>
          <table:table-cell table:formula="of:=IF([.A8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0676743273405" calcext:value-type="float">
            <text:p>-0.0490676743273405</text:p>
          </table:table-cell>
          <table:table-cell table:formula="of:=IF([.A8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1202385484233" calcext:value-type="float">
            <text:p>-0.761202385484233</text:p>
          </table:table-cell>
          <table:table-cell table:formula="of:=IF([.A8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906970002357" calcext:value-type="float">
            <text:p>-0.993906970002357</text:p>
          </table:table-cell>
          <table:table-cell table:formula="of:=IF([.A8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0616479383853" calcext:value-type="float">
            <text:p>-0.600616479383853</text:p>
          </table:table-cell>
          <table:table-cell table:formula="of:=IF([.A8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961888760241" calcext:value-type="float">
            <text:p>0.170961888760241</text:p>
          </table:table-cell>
          <table:table-cell table:formula="of:=IF([.A8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862874986364" calcext:value-type="float">
            <text:p>0.834862874986364</text:p>
          </table:table-cell>
          <table:table-cell table:formula="of:=IF([.A8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939952205559" calcext:value-type="float">
            <text:p>0.972939952205559</text:p>
          </table:table-cell>
          <table:table-cell table:formula="of:=IF([.A8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227666972849" calcext:value-type="float">
            <text:p>0.498227666972849</text:p>
          </table:table-cell>
          <table:table-cell table:formula="of:=IF([.A8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284677254419" calcext:value-type="float">
            <text:p>-0.290284677254419</text:p>
          </table:table-cell>
          <table:table-cell table:formula="of:=IF([.A8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596624975618" calcext:value-type="float">
            <text:p>-0.89596624975618</text:p>
          </table:table-cell>
          <table:table-cell table:formula="of:=IF([.A8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7339011912568" calcext:value-type="float">
            <text:p>-0.937339011912568</text:p>
          </table:table-cell>
          <table:table-cell table:formula="of:=IF([.A8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8345046698883" calcext:value-type="float">
            <text:p>-0.388345046698883</text:p>
          </table:table-cell>
          <table:table-cell table:formula="of:=IF([.A8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241314004964" calcext:value-type="float">
            <text:p>0.405241314004964</text:p>
          </table:table-cell>
          <table:table-cell table:formula="of:=IF([.A8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593458161962" calcext:value-type="float">
            <text:p>0.943593458161962</text:p>
          </table:table-cell>
          <table:table-cell table:formula="of:=IF([.A8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63962040289" calcext:value-type="float">
            <text:p>0.88763962040289</text:p>
          </table:table-cell>
          <table:table-cell table:formula="of:=IF([.A8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621355449992" calcext:value-type="float">
            <text:p>0.272621355449992</text:p>
          </table:table-cell>
          <table:table-cell table:formula="of:=IF([.A8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4102744193211" calcext:value-type="float">
            <text:p>-0.514102744193211</text:p>
          </table:table-cell>
          <table:table-cell table:formula="of:=IF([.A8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7028142657759" calcext:value-type="float">
            <text:p>-0.977028142657759</text:p>
          </table:table-cell>
          <table:table-cell table:formula="of:=IF([.A8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458930278506" calcext:value-type="float">
            <text:p>-0.82458930278506</text:p>
          </table:table-cell>
          <table:table-cell table:formula="of:=IF([.A8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2797185258472" calcext:value-type="float">
            <text:p>-0.152797185258472</text:p>
          </table:table-cell>
          <table:table-cell table:formula="of:=IF([.A8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23159058063" calcext:value-type="float">
            <text:p>0.61523159058063</text:p>
          </table:table-cell>
          <table:table-cell table:formula="of:=IF([.A8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767414467653" calcext:value-type="float">
            <text:p>0.995767414467653</text:p>
          </table:table-cell>
          <table:table-cell table:formula="of:=IF([.A8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9136394523489" calcext:value-type="float">
            <text:p>0.749136394523489</text:p>
          </table:table-cell>
          <table:table-cell table:formula="of:=IF([.A8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6748031766488" calcext:value-type="float">
            <text:p>0.0306748031766488</text:p>
          </table:table-cell>
          <table:table-cell table:formula="of:=IF([.A8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6781186562" calcext:value-type="float">
            <text:p>-0.707106781186562</text:p>
          </table:table-cell>
          <table:table-cell table:formula="of:=IF([.A8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529417501095" calcext:value-type="float">
            <text:p>-0.999529417501095</text:p>
          </table:table-cell>
          <table:table-cell table:formula="of:=IF([.A9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2415777590193" calcext:value-type="float">
            <text:p>-0.662415777590193</text:p>
          </table:table-cell>
          <table:table-cell table:formula="of:=IF([.A9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9089564971369" calcext:value-type="float">
            <text:p>0.0919089564971369</text:p>
          </table:table-cell>
          <table:table-cell table:formula="of:=IF([.A9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346427626559" calcext:value-type="float">
            <text:p>0.788346427626559</text:p>
          </table:table-cell>
          <table:table-cell table:formula="of:=IF([.A9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57567730756" calcext:value-type="float">
            <text:p>0.988257567730756</text:p>
          </table:table-cell>
          <table:table-cell table:formula="of:=IF([.A9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731810783623" calcext:value-type="float">
            <text:p>0.565731810783623</text:p>
          </table:table-cell>
          <table:table-cell table:formula="of:=IF([.A9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3110319916111" calcext:value-type="float">
            <text:p>-0.213110319916111</text:p>
          </table:table-cell>
          <table:table-cell table:formula="of:=IF([.A9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7728610000241" calcext:value-type="float">
            <text:p>-0.857728610000241</text:p>
          </table:table-cell>
          <table:table-cell table:formula="of:=IF([.A9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2121404269049" calcext:value-type="float">
            <text:p>-0.962121404269049</text:p>
          </table:table-cell>
          <table:table-cell table:formula="of:=IF([.A9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0538710958236" calcext:value-type="float">
            <text:p>-0.460538710958236</text:p>
          </table:table-cell>
          <table:table-cell table:formula="of:=IF([.A9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106305759804" calcext:value-type="float">
            <text:p>0.331106305759804</text:p>
          </table:table-cell>
          <table:table-cell table:formula="of:=IF([.A9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209755703513" calcext:value-type="float">
            <text:p>0.914209755703513</text:p>
          </table:table-cell>
          <table:table-cell table:formula="of:=IF([.A9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1514039342047" calcext:value-type="float">
            <text:p>0.921514039342047</text:p>
          </table:table-cell>
          <table:table-cell table:formula="of:=IF([.A91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8418680249415" calcext:value-type="float">
            <text:p>0.348418680249415</text:p>
          </table:table-cell>
          <table:table-cell table:formula="of:=IF([.A9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122144570375" calcext:value-type="float">
            <text:p>-0.444122144570375</text:p>
          </table:table-cell>
          <table:table-cell table:formula="of:=IF([.A9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6940335732201" calcext:value-type="float">
            <text:p>-0.956940335732201</text:p>
          </table:table-cell>
          <table:table-cell table:formula="of:=IF([.A9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704624551569" calcext:value-type="float">
            <text:p>-0.86704624551569</text:p>
          </table:table-cell>
          <table:table-cell table:formula="of:=IF([.A9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1058108280746" calcext:value-type="float">
            <text:p>-0.231058108280746</text:p>
          </table:table-cell>
          <table:table-cell table:formula="of:=IF([.A9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457972936568" calcext:value-type="float">
            <text:p>0.550457972936568</text:p>
          </table:table-cell>
          <table:table-cell table:formula="of:=IF([.A9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277642388939" calcext:value-type="float">
            <text:p>0.985277642388939</text:p>
          </table:table-cell>
          <table:table-cell table:formula="of:=IF([.A9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537269107893" calcext:value-type="float">
            <text:p>0.799537269107893</text:p>
          </table:table-cell>
          <table:table-cell table:formula="of:=IF([.A9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222207293943" calcext:value-type="float">
            <text:p>0.110222207293943</text:p>
          </table:table-cell>
          <table:table-cell table:formula="of:=IF([.A9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8514401022091" calcext:value-type="float">
            <text:p>-0.648514401022091</text:p>
          </table:table-cell>
          <table:table-cell table:formula="of:=IF([.A9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795456205173" calcext:value-type="float">
            <text:p>-0.998795456205173</text:p>
          </table:table-cell>
          <table:table-cell table:formula="of:=IF([.A9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0002507961435" calcext:value-type="float">
            <text:p>-0.720002507961435</text:p>
          </table:table-cell>
          <table:table-cell table:formula="of:=IF([.A9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715382856759" calcext:value-type="float">
            <text:p>0.0122715382856759</text:p>
          </table:table-cell>
          <table:table-cell table:formula="of:=IF([.A9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816568877362" calcext:value-type="float">
            <text:p>0.736816568877362</text:p>
          </table:table-cell>
          <table:table-cell table:formula="of:=IF([.A9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290456678689" calcext:value-type="float">
            <text:p>0.997290456678689</text:p>
          </table:table-cell>
          <table:table-cell table:formula="of:=IF([.A9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9638238914974" calcext:value-type="float">
            <text:p>0.629638238914974</text:p>
          </table:table-cell>
          <table:table-cell table:formula="of:=IF([.A9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4580708507099" calcext:value-type="float">
            <text:p>-0.134580708507099</text:p>
          </table:table-cell>
          <table:table-cell table:formula="of:=IF([.A9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4036329705951" calcext:value-type="float">
            <text:p>-0.814036329705951</text:p>
          </table:table-cell>
          <table:table-cell table:formula="of:=IF([.A9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280403245" calcext:value-type="float">
            <text:p>-0.980785280403245</text:p>
          </table:table-cell>
          <table:table-cell table:formula="of:=IF([.A9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9803624686332" calcext:value-type="float">
            <text:p>-0.529803624686332</text:p>
          </table:table-cell>
          <table:table-cell table:formula="of:=IF([.A9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865659604504" calcext:value-type="float">
            <text:p>0.254865659604504</text:p>
          </table:table-cell>
          <table:table-cell table:formula="of:=IF([.A9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012226428644" calcext:value-type="float">
            <text:p>0.879012226428644</text:p>
          </table:table-cell>
          <table:table-cell table:formula="of:=IF([.A93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528180593056" calcext:value-type="float">
            <text:p>0.949528180593056</text:p>
          </table:table-cell>
          <table:table-cell table:formula="of:=IF([.A93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000270799825" calcext:value-type="float">
            <text:p>0.422000270799825</text:p>
          </table:table-cell>
          <table:table-cell table:formula="of:=IF([.A9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1317193951842" calcext:value-type="float">
            <text:p>-0.371317193951842</text:p>
          </table:table-cell>
          <table:table-cell table:formula="of:=IF([.A9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0766961078956" calcext:value-type="float">
            <text:p>-0.930766961078956</text:p>
          </table:table-cell>
          <table:table-cell table:formula="of:=IF([.A9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3989293123462" calcext:value-type="float">
            <text:p>-0.903989293123462</text:p>
          </table:table-cell>
          <table:table-cell table:formula="of:=IF([.A9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7849640041546" calcext:value-type="float">
            <text:p>-0.307849640041546</text:p>
          </table:table-cell>
          <table:table-cell table:formula="of:=IF([.A9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183772079141" calcext:value-type="float">
            <text:p>0.482183772079141</text:p>
          </table:table-cell>
          <table:table-cell table:formula="of:=IF([.A9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522094274402" calcext:value-type="float">
            <text:p>0.968522094274402</text:p>
          </table:table-cell>
          <table:table-cell table:formula="of:=IF([.A9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4853565249722" calcext:value-type="float">
            <text:p>0.844853565249722</text:p>
          </table:table-cell>
          <table:table-cell table:formula="of:=IF([.A9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068664149801" calcext:value-type="float">
            <text:p>0.189068664149801</text:p>
          </table:table-cell>
          <table:table-cell table:formula="of:=IF([.A9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797857456377" calcext:value-type="float">
            <text:p>-0.585797857456377</text:p>
          </table:table-cell>
          <table:table-cell table:formula="of:=IF([.A9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1709753669094" calcext:value-type="float">
            <text:p>-0.991709753669094</text:p>
          </table:table-cell>
          <table:table-cell table:formula="of:=IF([.A9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3010453362744" calcext:value-type="float">
            <text:p>-0.773010453362744</text:p>
          </table:table-cell>
          <table:table-cell table:formula="of:=IF([.A9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439195636427" calcext:value-type="float">
            <text:p>-0.0674439195636427</text:p>
          </table:table-cell>
          <table:table-cell table:formula="of:=IF([.A9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600997795409" calcext:value-type="float">
            <text:p>0.680600997795409</text:p>
          </table:table-cell>
          <table:table-cell table:formula="of:=IF([.A9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1175282601" calcext:value-type="float">
            <text:p>0.999981175282601</text:p>
          </table:table-cell>
          <table:table-cell table:formula="of:=IF([.A9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9540544737063" calcext:value-type="float">
            <text:p>0.689540544737063</text:p>
          </table:table-cell>
          <table:table-cell table:formula="of:=IF([.A9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1952443496142" calcext:value-type="float">
            <text:p>-0.0551952443496142</text:p>
          </table:table-cell>
          <table:table-cell table:formula="of:=IF([.A9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5167265622431" calcext:value-type="float">
            <text:p>-0.765167265622431</text:p>
          </table:table-cell>
          <table:table-cell table:formula="of:=IF([.A9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211949234796" calcext:value-type="float">
            <text:p>-0.993211949234796</text:p>
          </table:table-cell>
          <table:table-cell table:formula="of:=IF([.A9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5699304492416" calcext:value-type="float">
            <text:p>-0.595699304492416</text:p>
          </table:table-cell>
          <table:table-cell table:formula="of:=IF([.A9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0422041209" calcext:value-type="float">
            <text:p>0.17700422041209</text:p>
          </table:table-cell>
          <table:table-cell table:formula="of:=IF([.A9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8224705554823" calcext:value-type="float">
            <text:p>0.838224705554823</text:p>
          </table:table-cell>
          <table:table-cell table:formula="of:=IF([.A9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503890986251" calcext:value-type="float">
            <text:p>0.971503890986251</text:p>
          </table:table-cell>
          <table:table-cell table:formula="of:=IF([.A9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89819222985" calcext:value-type="float">
            <text:p>0.49289819222985</text:p>
          </table:table-cell>
          <table:table-cell table:formula="of:=IF([.A9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6150888243583" calcext:value-type="float">
            <text:p>-0.296150888243583</text:p>
          </table:table-cell>
          <table:table-cell table:formula="of:=IF([.A9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8674465693949" calcext:value-type="float">
            <text:p>-0.898674465693949</text:p>
          </table:table-cell>
          <table:table-cell table:formula="of:=IF([.A9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518350993894" calcext:value-type="float">
            <text:p>-0.93518350993894</text:p>
          </table:table-cell>
          <table:table-cell table:formula="of:=IF([.A9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2683432365145" calcext:value-type="float">
            <text:p>-0.382683432365145</text:p>
          </table:table-cell>
          <table:table-cell table:formula="of:=IF([.A9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843171057879" calcext:value-type="float">
            <text:p>0.410843171057879</text:p>
          </table:table-cell>
          <table:table-cell table:formula="of:=IF([.A9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607325380523" calcext:value-type="float">
            <text:p>0.945607325380523</text:p>
          </table:table-cell>
          <table:table-cell table:formula="of:=IF([.A9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4797098430973" calcext:value-type="float">
            <text:p>0.884797098430973</text:p>
          </table:table-cell>
          <table:table-cell table:formula="of:=IF([.A9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71275747494" calcext:value-type="float">
            <text:p>0.26671275747494</text:p>
          </table:table-cell>
          <table:table-cell table:formula="of:=IF([.A9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9355990165581" calcext:value-type="float">
            <text:p>-0.519355990165581</text:p>
          </table:table-cell>
          <table:table-cell table:formula="of:=IF([.A9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8317370719632" calcext:value-type="float">
            <text:p>-0.978317370719632</text:p>
          </table:table-cell>
          <table:table-cell table:formula="of:=IF([.A9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1102514991139" calcext:value-type="float">
            <text:p>-0.821102514991139</text:p>
          </table:table-cell>
          <table:table-cell table:formula="of:=IF([.A9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730474455388" calcext:value-type="float">
            <text:p>-0.146730474455388</text:p>
          </table:table-cell>
          <table:table-cell table:formula="of:=IF([.A9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057211763294" calcext:value-type="float">
            <text:p>0.620057211763294</text:p>
          </table:table-cell>
          <table:table-cell table:formula="of:=IF([.A9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12612182772" calcext:value-type="float">
            <text:p>0.996312612182772</text:p>
          </table:table-cell>
          <table:table-cell table:formula="of:=IF([.A9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5057785441495" calcext:value-type="float">
            <text:p>0.745057785441495</text:p>
          </table:table-cell>
          <table:table-cell table:formula="of:=IF([.A9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5412285229227" calcext:value-type="float">
            <text:p>0.0245412285229227</text:p>
          </table:table-cell>
          <table:table-cell table:formula="of:=IF([.A9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1432195745232" calcext:value-type="float">
            <text:p>-0.711432195745232</text:p>
          </table:table-cell>
          <table:table-cell table:formula="of:=IF([.A9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322384588352" calcext:value-type="float">
            <text:p>-0.999322384588352</text:p>
          </table:table-cell>
          <table:table-cell table:formula="of:=IF([.A9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7806693297099" calcext:value-type="float">
            <text:p>-0.657806693297099</text:p>
          </table:table-cell>
          <table:table-cell table:formula="of:=IF([.A9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171403295665" calcext:value-type="float">
            <text:p>0.0980171403295665</text:p>
          </table:table-cell>
          <table:table-cell table:formula="of:=IF([.A9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106577300166" calcext:value-type="float">
            <text:p>0.792106577300166</text:p>
          </table:table-cell>
          <table:table-cell table:formula="of:=IF([.A9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301418157865" calcext:value-type="float">
            <text:p>0.987301418157865</text:p>
          </table:table-cell>
          <table:table-cell table:formula="of:=IF([.A9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661576197345" calcext:value-type="float">
            <text:p>0.560661576197345</text:p>
          </table:table-cell>
          <table:table-cell table:formula="of:=IF([.A9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101240156892" calcext:value-type="float">
            <text:p>-0.219101240156892</text:p>
          </table:table-cell>
          <table:table-cell table:formula="of:=IF([.A9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866938637737" calcext:value-type="float">
            <text:p>-0.860866938637737</text:p>
          </table:table-cell>
          <table:table-cell table:formula="of:=IF([.A9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430519415573" calcext:value-type="float">
            <text:p>-0.960430519415573</text:p>
          </table:table-cell>
          <table:table-cell table:formula="of:=IF([.A9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5083587126338" calcext:value-type="float">
            <text:p>-0.455083587126338</text:p>
          </table:table-cell>
          <table:table-cell table:formula="of:=IF([.A9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889853392149" calcext:value-type="float">
            <text:p>0.336889853392149</text:p>
          </table:table-cell>
          <table:table-cell table:formula="of:=IF([.A9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679059921026" calcext:value-type="float">
            <text:p>0.916679059921026</text:p>
          </table:table-cell>
          <table:table-cell table:formula="of:=IF([.A9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113851690062" calcext:value-type="float">
            <text:p>0.919113851690062</text:p>
          </table:table-cell>
          <table:table-cell table:formula="of:=IF([.A98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660717311973" calcext:value-type="float">
            <text:p>0.342660717311973</text:p>
          </table:table-cell>
          <table:table-cell table:formula="of:=IF([.A9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611329654554" calcext:value-type="float">
            <text:p>-0.449611329654554</text:p>
          </table:table-cell>
          <table:table-cell table:formula="of:=IF([.A9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8703474895864" calcext:value-type="float">
            <text:p>-0.958703474895864</text:p>
          </table:table-cell>
          <table:table-cell table:formula="of:=IF([.A9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3972856121584" calcext:value-type="float">
            <text:p>-0.863972856121584</text:p>
          </table:table-cell>
          <table:table-cell table:formula="of:=IF([.A9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5083911359866" calcext:value-type="float">
            <text:p>-0.225083911359866</text:p>
          </table:table-cell>
          <table:table-cell table:formula="of:=IF([.A9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570233019567" calcext:value-type="float">
            <text:p>0.555570233019567</text:p>
          </table:table-cell>
          <table:table-cell table:formula="of:=IF([.A9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308097244597" calcext:value-type="float">
            <text:p>0.986308097244597</text:p>
          </table:table-cell>
          <table:table-cell table:formula="of:=IF([.A9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83690460887" calcext:value-type="float">
            <text:p>0.79583690460887</text:p>
          </table:table-cell>
          <table:table-cell table:formula="of:=IF([.A9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121633872113" calcext:value-type="float">
            <text:p>0.104121633872113</text:p>
          </table:table-cell>
          <table:table-cell table:formula="of:=IF([.A9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3172842953757" calcext:value-type="float">
            <text:p>-0.653172842953757</text:p>
          </table:table-cell>
          <table:table-cell table:formula="of:=IF([.A9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077727752646" calcext:value-type="float">
            <text:p>-0.999077727752646</text:p>
          </table:table-cell>
          <table:table-cell table:formula="of:=IF([.A10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5730825283871" calcext:value-type="float">
            <text:p>-0.715730825283871</text:p>
          </table:table-cell>
          <table:table-cell table:formula="of:=IF([.A10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4067299057626" calcext:value-type="float">
            <text:p>0.0184067299057626</text:p>
          </table:table-cell>
          <table:table-cell table:formula="of:=IF([.A10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951125354953" calcext:value-type="float">
            <text:p>0.740951125354953</text:p>
          </table:table-cell>
          <table:table-cell table:formula="of:=IF([.A10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20299291164" calcext:value-type="float">
            <text:p>0.996820299291164</text:p>
          </table:table-cell>
          <table:table-cell table:formula="of:=IF([.A10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859488142432" calcext:value-type="float">
            <text:p>0.624859488142432</text:p>
          </table:table-cell>
          <table:table-cell table:formula="of:=IF([.A10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0658239332824" calcext:value-type="float">
            <text:p>-0.140658239332824</text:p>
          </table:table-cell>
          <table:table-cell table:formula="of:=IF([.A10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7584813151588" calcext:value-type="float">
            <text:p>-0.817584813151588</text:p>
          </table:table-cell>
          <table:table-cell table:formula="of:=IF([.A10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9569765685456" calcext:value-type="float">
            <text:p>-0.979569765685456</text:p>
          </table:table-cell>
          <table:table-cell table:formula="of:=IF([.A10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4589682678505" calcext:value-type="float">
            <text:p>-0.524589682678505</text:p>
          </table:table-cell>
          <table:table-cell table:formula="of:=IF([.A10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794117915266" calcext:value-type="float">
            <text:p>0.260794117915266</text:p>
          </table:table-cell>
          <table:table-cell table:formula="of:=IF([.A10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921264348366" calcext:value-type="float">
            <text:p>0.881921264348366</text:p>
          </table:table-cell>
          <table:table-cell table:formula="of:=IF([.A101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58559101776" calcext:value-type="float">
            <text:p>0.94758559101776</text:p>
          </table:table-cell>
          <table:table-cell table:formula="of:=IF([.A101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429560097661" calcext:value-type="float">
            <text:p>0.416429560097661</text:p>
          </table:table-cell>
          <table:table-cell table:formula="of:=IF([.A10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7007410216425" calcext:value-type="float">
            <text:p>-0.377007410216425</text:p>
          </table:table-cell>
          <table:table-cell table:formula="of:=IF([.A10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992798834712" calcext:value-type="float">
            <text:p>-0.932992798834712</text:p>
          </table:table-cell>
          <table:table-cell table:formula="of:=IF([.A10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34884704604" calcext:value-type="float">
            <text:p>-0.90134884704604</text:p>
          </table:table-cell>
          <table:table-cell table:formula="of:=IF([.A10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2005949319237" calcext:value-type="float">
            <text:p>-0.302005949319237</text:p>
          </table:table-cell>
          <table:table-cell table:formula="of:=IF([.A10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550160148456" calcext:value-type="float">
            <text:p>0.487550160148456</text:p>
          </table:table-cell>
          <table:table-cell table:formula="of:=IF([.A10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3125319453" calcext:value-type="float">
            <text:p>0.97003125319453</text:p>
          </table:table-cell>
          <table:table-cell table:formula="of:=IF([.A10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554977436912" calcext:value-type="float">
            <text:p>0.841554977436912</text:p>
          </table:table-cell>
          <table:table-cell table:formula="of:=IF([.A10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039887955134" calcext:value-type="float">
            <text:p>0.183039887955134</text:p>
          </table:table-cell>
          <table:table-cell table:formula="of:=IF([.A10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0759701858814" calcext:value-type="float">
            <text:p>-0.590759701858814</text:p>
          </table:table-cell>
          <table:table-cell table:formula="of:=IF([.A10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2479534598705" calcext:value-type="float">
            <text:p>-0.992479534598705</text:p>
          </table:table-cell>
          <table:table-cell table:formula="of:=IF([.A10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103337645586" calcext:value-type="float">
            <text:p>-0.769103337645586</text:p>
          </table:table-cell>
          <table:table-cell table:formula="of:=IF([.A10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3207363021854" calcext:value-type="float">
            <text:p>-0.0613207363021854</text:p>
          </table:table-cell>
          <table:table-cell table:formula="of:=IF([.A10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083667772658" calcext:value-type="float">
            <text:p>0.685083667772658</text:p>
          </table:table-cell>
          <table:table-cell table:formula="of:=IF([.A1026]&gt;0.91; 1; 0)" office:value-type="float" office:value="0" calcext:value-type="float">
            <text:p>0</text:p>
          </table:table-cell>
        </table:table-row>
      </table:table>
      <table:table table:name="output" table:style-name="ta1">
        <table:shapes>
          <draw:frame draw:z-index="0" draw:style-name="gr1" draw:text-style-name="P1" svg:width="23.4315in" svg:height="9.4303in" svg:x="4.2335in" svg:y="0.0425in">
            <draw:object draw:notify-on-update-of-ranges="output.B2:output.B1025 output.C1:output.C1 output.C2:output.C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1024 Frequency Bin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0.0000000000000568+0.0000000000000000j</text:p>
          </table:table-cell>
          <table:table-cell table:formula="of:=(ROW()-2)/1024" office:value-type="float" office:value="0" calcext:value-type="float">
            <text:p>0</text:p>
          </table:table-cell>
          <table:table-cell table:formula="of:=20*LOG10(ABS(IMREAL([.A2]))+1E-018)" office:value-type="float" office:value="-264.912880366534" calcext:value-type="float">
            <text:p>-264.912880366534</text:p>
          </table:table-cell>
        </table:table-row>
        <table:table-row table:style-name="ro1">
          <table:table-cell office:value-type="string" calcext:value-type="string">
            <text:p>-0.0000000000000120-0.0000000000004886j</text:p>
          </table:table-cell>
          <table:table-cell table:formula="of:=(ROW()-2)/1024" office:value-type="float" office:value="0.0009765625" calcext:value-type="float">
            <text:p>0.0009765625</text:p>
          </table:table-cell>
          <table:table-cell table:formula="of:=20*LOG10(ABS(IMREAL([.A3]))+1E-018)" office:value-type="float" office:value="-278.415651285069" calcext:value-type="float">
            <text:p>-278.415651285069</text:p>
          </table:table-cell>
        </table:table-row>
        <table:table-row table:style-name="ro1">
          <table:table-cell office:value-type="string" calcext:value-type="string">
            <text:p>-0.0000000000000098+0.0000000000001968j</text:p>
          </table:table-cell>
          <table:table-cell table:formula="of:=(ROW()-2)/1024" office:value-type="float" office:value="0.001953125" calcext:value-type="float">
            <text:p>0.001953125</text:p>
          </table:table-cell>
          <table:table-cell table:formula="of:=20*LOG10(ABS(IMREAL([.A4]))+1E-018)" office:value-type="float" office:value="-280.174592216098" calcext:value-type="float">
            <text:p>-280.174592216098</text:p>
          </table:table-cell>
        </table:table-row>
        <table:table-row table:style-name="ro1">
          <table:table-cell office:value-type="string" calcext:value-type="string">
            <text:p>-0.0000000000000264+0.0000000000000799j</text:p>
          </table:table-cell>
          <table:table-cell table:formula="of:=(ROW()-2)/1024" office:value-type="float" office:value="0.0029296875" calcext:value-type="float">
            <text:p>0.0029296875</text:p>
          </table:table-cell>
          <table:table-cell table:formula="of:=20*LOG10(ABS(IMREAL([.A5]))+1E-018)" office:value-type="float" office:value="-271.567592457863" calcext:value-type="float">
            <text:p>-271.567592457863</text:p>
          </table:table-cell>
        </table:table-row>
        <table:table-row table:style-name="ro1">
          <table:table-cell office:value-type="string" calcext:value-type="string">
            <text:p>-0.0000000000002823-0.0000000000002427j</text:p>
          </table:table-cell>
          <table:table-cell table:formula="of:=(ROW()-2)/1024" office:value-type="float" office:value="0.00390625" calcext:value-type="float">
            <text:p>0.00390625</text:p>
          </table:table-cell>
          <table:table-cell table:formula="of:=20*LOG10(ABS(IMREAL([.A6]))+1E-018)" office:value-type="float" office:value="-250.985751668821" calcext:value-type="float">
            <text:p>-250.985751668821</text:p>
          </table:table-cell>
        </table:table-row>
        <table:table-row table:style-name="ro1">
          <table:table-cell office:value-type="string" calcext:value-type="string">
            <text:p>0.0000000000000235-0.0000000000000281j</text:p>
          </table:table-cell>
          <table:table-cell table:formula="of:=(ROW()-2)/1024" office:value-type="float" office:value="0.0048828125" calcext:value-type="float">
            <text:p>0.0048828125</text:p>
          </table:table-cell>
          <table:table-cell table:formula="of:=20*LOG10(ABS(IMREAL([.A7]))+1E-018)" office:value-type="float" office:value="-272.578273150104" calcext:value-type="float">
            <text:p>-272.578273150104</text:p>
          </table:table-cell>
        </table:table-row>
        <table:table-row table:style-name="ro1">
          <table:table-cell office:value-type="string" calcext:value-type="string">
            <text:p>0.0000000000002523+0.0000000000002077j</text:p>
          </table:table-cell>
          <table:table-cell table:formula="of:=(ROW()-2)/1024" office:value-type="float" office:value="0.005859375" calcext:value-type="float">
            <text:p>0.005859375</text:p>
          </table:table-cell>
          <table:table-cell table:formula="of:=20*LOG10(ABS(IMREAL([.A8]))+1E-018)" office:value-type="float" office:value="-251.961620562885" calcext:value-type="float">
            <text:p>-251.961620562885</text:p>
          </table:table-cell>
        </table:table-row>
        <table:table-row table:style-name="ro1">
          <table:table-cell office:value-type="string" calcext:value-type="string">
            <text:p>-0.0000000000003241-0.0000000000000870j</text:p>
          </table:table-cell>
          <table:table-cell table:formula="of:=(ROW()-2)/1024" office:value-type="float" office:value="0.0068359375" calcext:value-type="float">
            <text:p>0.0068359375</text:p>
          </table:table-cell>
          <table:table-cell table:formula="of:=20*LOG10(ABS(IMREAL([.A9]))+1E-018)" office:value-type="float" office:value="-249.786392579367" calcext:value-type="float">
            <text:p>-249.786392579367</text:p>
          </table:table-cell>
        </table:table-row>
        <table:table-row table:style-name="ro1">
          <table:table-cell office:value-type="string" calcext:value-type="string">
            <text:p>-0.0000000000000211-0.0000000000002755j</text:p>
          </table:table-cell>
          <table:table-cell table:formula="of:=(ROW()-2)/1024" office:value-type="float" office:value="0.0078125" calcext:value-type="float">
            <text:p>0.0078125</text:p>
          </table:table-cell>
          <table:table-cell table:formula="of:=20*LOG10(ABS(IMREAL([.A10]))+1E-018)" office:value-type="float" office:value="-273.513939250263" calcext:value-type="float">
            <text:p>-273.513939250263</text:p>
          </table:table-cell>
        </table:table-row>
        <table:table-row table:style-name="ro1">
          <table:table-cell office:value-type="string" calcext:value-type="string">
            <text:p>0.0000000000004079-0.0000000000003197j</text:p>
          </table:table-cell>
          <table:table-cell table:formula="of:=(ROW()-2)/1024" office:value-type="float" office:value="0.0087890625" calcext:value-type="float">
            <text:p>0.0087890625</text:p>
          </table:table-cell>
          <table:table-cell table:formula="of:=20*LOG10(ABS(IMREAL([.A11]))+1E-018)" office:value-type="float" office:value="-247.78890459952" calcext:value-type="float">
            <text:p>-247.78890459952</text:p>
          </table:table-cell>
        </table:table-row>
        <table:table-row table:style-name="ro1">
          <table:table-cell office:value-type="string" calcext:value-type="string">
            <text:p>-0.0000000000002890+0.0000000000004297j</text:p>
          </table:table-cell>
          <table:table-cell table:formula="of:=(ROW()-2)/1024" office:value-type="float" office:value="0.009765625" calcext:value-type="float">
            <text:p>0.009765625</text:p>
          </table:table-cell>
          <table:table-cell table:formula="of:=20*LOG10(ABS(IMREAL([.A12]))+1E-018)" office:value-type="float" office:value="-250.78201308994" calcext:value-type="float">
            <text:p>-250.78201308994</text:p>
          </table:table-cell>
        </table:table-row>
        <table:table-row table:style-name="ro1">
          <table:table-cell office:value-type="string" calcext:value-type="string">
            <text:p>-0.0000000000006850-0.0000000000008173j</text:p>
          </table:table-cell>
          <table:table-cell table:formula="of:=(ROW()-2)/1024" office:value-type="float" office:value="0.0107421875" calcext:value-type="float">
            <text:p>0.0107421875</text:p>
          </table:table-cell>
          <table:table-cell table:formula="of:=20*LOG10(ABS(IMREAL([.A13]))+1E-018)" office:value-type="float" office:value="-243.28617589003" calcext:value-type="float">
            <text:p>-243.28617589003</text:p>
          </table:table-cell>
        </table:table-row>
        <table:table-row table:style-name="ro1">
          <table:table-cell office:value-type="string" calcext:value-type="string">
            <text:p>0.0000000000008423-0.0000000000006925j</text:p>
          </table:table-cell>
          <table:table-cell table:formula="of:=(ROW()-2)/1024" office:value-type="float" office:value="0.01171875" calcext:value-type="float">
            <text:p>0.01171875</text:p>
          </table:table-cell>
          <table:table-cell table:formula="of:=20*LOG10(ABS(IMREAL([.A14]))+1E-018)" office:value-type="float" office:value="-241.490653674066" calcext:value-type="float">
            <text:p>-241.490653674066</text:p>
          </table:table-cell>
        </table:table-row>
        <table:table-row table:style-name="ro1">
          <table:table-cell office:value-type="string" calcext:value-type="string">
            <text:p>0.0000000000014675+0.0000000000002997j</text:p>
          </table:table-cell>
          <table:table-cell table:formula="of:=(ROW()-2)/1024" office:value-type="float" office:value="0.0126953125" calcext:value-type="float">
            <text:p>0.0126953125</text:p>
          </table:table-cell>
          <table:table-cell table:formula="of:=20*LOG10(ABS(IMREAL([.A15]))+1E-018)" office:value-type="float" office:value="-236.668431882774" calcext:value-type="float">
            <text:p>-236.668431882774</text:p>
          </table:table-cell>
        </table:table-row>
        <table:table-row table:style-name="ro1">
          <table:table-cell office:value-type="string" calcext:value-type="string">
            <text:p>0.0000000000002387-0.0000000000003603j</text:p>
          </table:table-cell>
          <table:table-cell table:formula="of:=(ROW()-2)/1024" office:value-type="float" office:value="0.013671875" calcext:value-type="float">
            <text:p>0.013671875</text:p>
          </table:table-cell>
          <table:table-cell table:formula="of:=20*LOG10(ABS(IMREAL([.A16]))+1E-018)" office:value-type="float" office:value="-252.442915231631" calcext:value-type="float">
            <text:p>-252.442915231631</text:p>
          </table:table-cell>
        </table:table-row>
        <table:table-row table:style-name="ro1">
          <table:table-cell office:value-type="string" calcext:value-type="string">
            <text:p>0.0000000000005915+0.0000000000011120j</text:p>
          </table:table-cell>
          <table:table-cell table:formula="of:=(ROW()-2)/1024" office:value-type="float" office:value="0.0146484375" calcext:value-type="float">
            <text:p>0.0146484375</text:p>
          </table:table-cell>
          <table:table-cell table:formula="of:=20*LOG10(ABS(IMREAL([.A17]))+1E-018)" office:value-type="float" office:value="-244.56089033622" calcext:value-type="float">
            <text:p>-244.56089033622</text:p>
          </table:table-cell>
        </table:table-row>
        <table:table-row table:style-name="ro1">
          <table:table-cell office:value-type="string" calcext:value-type="string">
            <text:p>-0.0000000000010108+0.0000000000003873j</text:p>
          </table:table-cell>
          <table:table-cell table:formula="of:=(ROW()-2)/1024" office:value-type="float" office:value="0.015625" calcext:value-type="float">
            <text:p>0.015625</text:p>
          </table:table-cell>
          <table:table-cell table:formula="of:=20*LOG10(ABS(IMREAL([.A18]))+1E-018)" office:value-type="float" office:value="-239.906686741962" calcext:value-type="float">
            <text:p>-239.906686741962</text:p>
          </table:table-cell>
        </table:table-row>
        <table:table-row table:style-name="ro1">
          <table:table-cell office:value-type="string" calcext:value-type="string">
            <text:p>0.0000000000002899+0.0000000000003450j</text:p>
          </table:table-cell>
          <table:table-cell table:formula="of:=(ROW()-2)/1024" office:value-type="float" office:value="0.0166015625" calcext:value-type="float">
            <text:p>0.0166015625</text:p>
          </table:table-cell>
          <table:table-cell table:formula="of:=20*LOG10(ABS(IMREAL([.A19]))+1E-018)" office:value-type="float" office:value="-250.755005731277" calcext:value-type="float">
            <text:p>-250.755005731277</text:p>
          </table:table-cell>
        </table:table-row>
        <table:table-row table:style-name="ro1">
          <table:table-cell office:value-type="string" calcext:value-type="string">
            <text:p>0.0000000000004709-0.0000000000001309j</text:p>
          </table:table-cell>
          <table:table-cell table:formula="of:=(ROW()-2)/1024" office:value-type="float" office:value="0.017578125" calcext:value-type="float">
            <text:p>0.017578125</text:p>
          </table:table-cell>
          <table:table-cell table:formula="of:=20*LOG10(ABS(IMREAL([.A20]))+1E-018)" office:value-type="float" office:value="-246.54140774587" calcext:value-type="float">
            <text:p>-246.54140774587</text:p>
          </table:table-cell>
        </table:table-row>
        <table:table-row table:style-name="ro1">
          <table:table-cell office:value-type="string" calcext:value-type="string">
            <text:p>-0.0000000000002678+0.0000000000001920j</text:p>
          </table:table-cell>
          <table:table-cell table:formula="of:=(ROW()-2)/1024" office:value-type="float" office:value="0.0185546875" calcext:value-type="float">
            <text:p>0.0185546875</text:p>
          </table:table-cell>
          <table:table-cell table:formula="of:=20*LOG10(ABS(IMREAL([.A21]))+1E-018)" office:value-type="float" office:value="-251.4437561123" calcext:value-type="float">
            <text:p>-251.4437561123</text:p>
          </table:table-cell>
        </table:table-row>
        <table:table-row table:style-name="ro1">
          <table:table-cell office:value-type="string" calcext:value-type="string">
            <text:p>-0.0000000000003765+0.0000000000001428j</text:p>
          </table:table-cell>
          <table:table-cell table:formula="of:=(ROW()-2)/1024" office:value-type="float" office:value="0.01953125" calcext:value-type="float">
            <text:p>0.01953125</text:p>
          </table:table-cell>
          <table:table-cell table:formula="of:=20*LOG10(ABS(IMREAL([.A22]))+1E-018)" office:value-type="float" office:value="-248.484677319204" calcext:value-type="float">
            <text:p>-248.484677319204</text:p>
          </table:table-cell>
        </table:table-row>
        <table:table-row table:style-name="ro1">
          <table:table-cell office:value-type="string" calcext:value-type="string">
            <text:p>0.0000000000003112+0.0000000000000450j</text:p>
          </table:table-cell>
          <table:table-cell table:formula="of:=(ROW()-2)/1024" office:value-type="float" office:value="0.0205078125" calcext:value-type="float">
            <text:p>0.0205078125</text:p>
          </table:table-cell>
          <table:table-cell table:formula="of:=20*LOG10(ABS(IMREAL([.A23]))+1E-018)" office:value-type="float" office:value="-250.139180322735" calcext:value-type="float">
            <text:p>-250.139180322735</text:p>
          </table:table-cell>
        </table:table-row>
        <table:table-row table:style-name="ro1">
          <table:table-cell office:value-type="string" calcext:value-type="string">
            <text:p>-0.0000000000001829+0.0000000000001040j</text:p>
          </table:table-cell>
          <table:table-cell table:formula="of:=(ROW()-2)/1024" office:value-type="float" office:value="0.021484375" calcext:value-type="float">
            <text:p>0.021484375</text:p>
          </table:table-cell>
          <table:table-cell table:formula="of:=20*LOG10(ABS(IMREAL([.A24]))+1E-018)" office:value-type="float" office:value="-254.755678400773" calcext:value-type="float">
            <text:p>-254.755678400773</text:p>
          </table:table-cell>
        </table:table-row>
        <table:table-row table:style-name="ro1">
          <table:table-cell office:value-type="string" calcext:value-type="string">
            <text:p>-0.0000000000000115+0.0000000000003079j</text:p>
          </table:table-cell>
          <table:table-cell table:formula="of:=(ROW()-2)/1024" office:value-type="float" office:value="0.0224609375" calcext:value-type="float">
            <text:p>0.0224609375</text:p>
          </table:table-cell>
          <table:table-cell table:formula="of:=20*LOG10(ABS(IMREAL([.A25]))+1E-018)" office:value-type="float" office:value="-278.785287931014" calcext:value-type="float">
            <text:p>-278.785287931014</text:p>
          </table:table-cell>
        </table:table-row>
        <table:table-row table:style-name="ro1">
          <table:table-cell office:value-type="string" calcext:value-type="string">
            <text:p>0.0000000000000123-0.0000000000000649j</text:p>
          </table:table-cell>
          <table:table-cell table:formula="of:=(ROW()-2)/1024" office:value-type="float" office:value="0.0234375" calcext:value-type="float">
            <text:p>0.0234375</text:p>
          </table:table-cell>
          <table:table-cell table:formula="of:=20*LOG10(ABS(IMREAL([.A26]))+1E-018)" office:value-type="float" office:value="-278.201191630027" calcext:value-type="float">
            <text:p>-278.201191630027</text:p>
          </table:table-cell>
        </table:table-row>
        <table:table-row table:style-name="ro1">
          <table:table-cell office:value-type="string" calcext:value-type="string">
            <text:p>0.0000000000000681-0.0000000000000827j</text:p>
          </table:table-cell>
          <table:table-cell table:formula="of:=(ROW()-2)/1024" office:value-type="float" office:value="0.0244140625" calcext:value-type="float">
            <text:p>0.0244140625</text:p>
          </table:table-cell>
          <table:table-cell table:formula="of:=20*LOG10(ABS(IMREAL([.A27]))+1E-018)" office:value-type="float" office:value="-263.336930216577" calcext:value-type="float">
            <text:p>-263.336930216577</text:p>
          </table:table-cell>
        </table:table-row>
        <table:table-row table:style-name="ro1">
          <table:table-cell office:value-type="string" calcext:value-type="string">
            <text:p>-0.0000000000001996+0.0000000000001912j</text:p>
          </table:table-cell>
          <table:table-cell table:formula="of:=(ROW()-2)/1024" office:value-type="float" office:value="0.025390625" calcext:value-type="float">
            <text:p>0.025390625</text:p>
          </table:table-cell>
          <table:table-cell table:formula="of:=20*LOG10(ABS(IMREAL([.A28]))+1E-018)" office:value-type="float" office:value="-253.996745744601" calcext:value-type="float">
            <text:p>-253.996745744601</text:p>
          </table:table-cell>
        </table:table-row>
        <table:table-row table:style-name="ro1">
          <table:table-cell office:value-type="string" calcext:value-type="string">
            <text:p>-0.0000000000000611+0.0000000000001210j</text:p>
          </table:table-cell>
          <table:table-cell table:formula="of:=(ROW()-2)/1024" office:value-type="float" office:value="0.0263671875" calcext:value-type="float">
            <text:p>0.0263671875</text:p>
          </table:table-cell>
          <table:table-cell table:formula="of:=20*LOG10(ABS(IMREAL([.A29]))+1E-018)" office:value-type="float" office:value="-264.279033637726" calcext:value-type="float">
            <text:p>-264.279033637726</text:p>
          </table:table-cell>
        </table:table-row>
        <table:table-row table:style-name="ro1">
          <table:table-cell office:value-type="string" calcext:value-type="string">
            <text:p>-0.0000000000000359+0.0000000000000277j</text:p>
          </table:table-cell>
          <table:table-cell table:formula="of:=(ROW()-2)/1024" office:value-type="float" office:value="0.02734375" calcext:value-type="float">
            <text:p>0.02734375</text:p>
          </table:table-cell>
          <table:table-cell table:formula="of:=20*LOG10(ABS(IMREAL([.A30]))+1E-018)" office:value-type="float" office:value="-268.897869085017" calcext:value-type="float">
            <text:p>-268.897869085017</text:p>
          </table:table-cell>
        </table:table-row>
        <table:table-row table:style-name="ro1">
          <table:table-cell office:value-type="string" calcext:value-type="string">
            <text:p>0.0000000000001359+0.0000000000001352j</text:p>
          </table:table-cell>
          <table:table-cell table:formula="of:=(ROW()-2)/1024" office:value-type="float" office:value="0.0283203125" calcext:value-type="float">
            <text:p>0.0283203125</text:p>
          </table:table-cell>
          <table:table-cell table:formula="of:=20*LOG10(ABS(IMREAL([.A31]))+1E-018)" office:value-type="float" office:value="-257.335546951754" calcext:value-type="float">
            <text:p>-257.335546951754</text:p>
          </table:table-cell>
        </table:table-row>
        <table:table-row table:style-name="ro1">
          <table:table-cell office:value-type="string" calcext:value-type="string">
            <text:p>-0.0000000000000820+0.0000000000000709j</text:p>
          </table:table-cell>
          <table:table-cell table:formula="of:=(ROW()-2)/1024" office:value-type="float" office:value="0.029296875" calcext:value-type="float">
            <text:p>0.029296875</text:p>
          </table:table-cell>
          <table:table-cell table:formula="of:=20*LOG10(ABS(IMREAL([.A32]))+1E-018)" office:value-type="float" office:value="-261.723617027488" calcext:value-type="float">
            <text:p>-261.723617027488</text:p>
          </table:table-cell>
        </table:table-row>
        <table:table-row table:style-name="ro1">
          <table:table-cell office:value-type="string" calcext:value-type="string">
            <text:p>0.0000000000000170-0.0000000000000690j</text:p>
          </table:table-cell>
          <table:table-cell table:formula="of:=(ROW()-2)/1024" office:value-type="float" office:value="0.0302734375" calcext:value-type="float">
            <text:p>0.0302734375</text:p>
          </table:table-cell>
          <table:table-cell table:formula="of:=20*LOG10(ABS(IMREAL([.A33]))+1E-018)" office:value-type="float" office:value="-275.390510652777" calcext:value-type="float">
            <text:p>-275.390510652777</text:p>
          </table:table-cell>
        </table:table-row>
        <table:table-row table:style-name="ro1">
          <table:table-cell office:value-type="string" calcext:value-type="string">
            <text:p>-0.0000000000000897+0.0000000000000144j</text:p>
          </table:table-cell>
          <table:table-cell table:formula="of:=(ROW()-2)/1024" office:value-type="float" office:value="0.03125" calcext:value-type="float">
            <text:p>0.03125</text:p>
          </table:table-cell>
          <table:table-cell table:formula="of:=20*LOG10(ABS(IMREAL([.A34]))+1E-018)" office:value-type="float" office:value="-260.944054306998" calcext:value-type="float">
            <text:p>-260.944054306998</text:p>
          </table:table-cell>
        </table:table-row>
        <table:table-row table:style-name="ro1">
          <table:table-cell office:value-type="string" calcext:value-type="string">
            <text:p>-0.0000000000000022+0.0000000000000905j</text:p>
          </table:table-cell>
          <table:table-cell table:formula="of:=(ROW()-2)/1024" office:value-type="float" office:value="0.0322265625" calcext:value-type="float">
            <text:p>0.0322265625</text:p>
          </table:table-cell>
          <table:table-cell table:formula="of:=20*LOG10(ABS(IMREAL([.A35]))+1E-018)" office:value-type="float" office:value="-293.147599148933" calcext:value-type="float">
            <text:p>-293.147599148933</text:p>
          </table:table-cell>
        </table:table-row>
        <table:table-row table:style-name="ro1">
          <table:table-cell office:value-type="string" calcext:value-type="string">
            <text:p>-0.0000000000001067+0.0000000000000847j</text:p>
          </table:table-cell>
          <table:table-cell table:formula="of:=(ROW()-2)/1024" office:value-type="float" office:value="0.033203125" calcext:value-type="float">
            <text:p>0.033203125</text:p>
          </table:table-cell>
          <table:table-cell table:formula="of:=20*LOG10(ABS(IMREAL([.A36]))+1E-018)" office:value-type="float" office:value="-259.436630207116" calcext:value-type="float">
            <text:p>-259.436630207116</text:p>
          </table:table-cell>
        </table:table-row>
        <table:table-row table:style-name="ro1">
          <table:table-cell office:value-type="string" calcext:value-type="string">
            <text:p>-0.0000000000000233-0.0000000000000407j</text:p>
          </table:table-cell>
          <table:table-cell table:formula="of:=(ROW()-2)/1024" office:value-type="float" office:value="0.0341796875" calcext:value-type="float">
            <text:p>0.0341796875</text:p>
          </table:table-cell>
          <table:table-cell table:formula="of:=20*LOG10(ABS(IMREAL([.A37]))+1E-018)" office:value-type="float" office:value="-272.652508802516" calcext:value-type="float">
            <text:p>-272.652508802516</text:p>
          </table:table-cell>
        </table:table-row>
        <table:table-row table:style-name="ro1">
          <table:table-cell office:value-type="string" calcext:value-type="string">
            <text:p>-0.0000000000000481+0.0000000000001184j</text:p>
          </table:table-cell>
          <table:table-cell table:formula="of:=(ROW()-2)/1024" office:value-type="float" office:value="0.03515625" calcext:value-type="float">
            <text:p>0.03515625</text:p>
          </table:table-cell>
          <table:table-cell table:formula="of:=20*LOG10(ABS(IMREAL([.A38]))+1E-018)" office:value-type="float" office:value="-266.356917894574" calcext:value-type="float">
            <text:p>-266.356917894574</text:p>
          </table:table-cell>
        </table:table-row>
        <table:table-row table:style-name="ro1">
          <table:table-cell office:value-type="string" calcext:value-type="string">
            <text:p>0.0000000000000245+0.0000000000000841j</text:p>
          </table:table-cell>
          <table:table-cell table:formula="of:=(ROW()-2)/1024" office:value-type="float" office:value="0.0361328125" calcext:value-type="float">
            <text:p>0.0361328125</text:p>
          </table:table-cell>
          <table:table-cell table:formula="of:=20*LOG10(ABS(IMREAL([.A39]))+1E-018)" office:value-type="float" office:value="-272.216323793837" calcext:value-type="float">
            <text:p>-272.216323793837</text:p>
          </table:table-cell>
        </table:table-row>
        <table:table-row table:style-name="ro1">
          <table:table-cell office:value-type="string" calcext:value-type="string">
            <text:p>-0.0000000000001220+0.0000000000000020j</text:p>
          </table:table-cell>
          <table:table-cell table:formula="of:=(ROW()-2)/1024" office:value-type="float" office:value="0.037109375" calcext:value-type="float">
            <text:p>0.037109375</text:p>
          </table:table-cell>
          <table:table-cell table:formula="of:=20*LOG10(ABS(IMREAL([.A40]))+1E-018)" office:value-type="float" office:value="-258.27273219098" calcext:value-type="float">
            <text:p>-258.27273219098</text:p>
          </table:table-cell>
        </table:table-row>
        <table:table-row table:style-name="ro1">
          <table:table-cell office:value-type="string" calcext:value-type="string">
            <text:p>0.0000000000000049+0.0000000000000449j</text:p>
          </table:table-cell>
          <table:table-cell table:formula="of:=(ROW()-2)/1024" office:value-type="float" office:value="0.0380859375" calcext:value-type="float">
            <text:p>0.0380859375</text:p>
          </table:table-cell>
          <table:table-cell table:formula="of:=20*LOG10(ABS(IMREAL([.A41]))+1E-018)" office:value-type="float" office:value="-286.194305949747" calcext:value-type="float">
            <text:p>-286.194305949747</text:p>
          </table:table-cell>
        </table:table-row>
        <table:table-row table:style-name="ro1">
          <table:table-cell office:value-type="string" calcext:value-type="string">
            <text:p>0.0000000000000099+0.0000000000001386j</text:p>
          </table:table-cell>
          <table:table-cell table:formula="of:=(ROW()-2)/1024" office:value-type="float" office:value="0.0390625" calcext:value-type="float">
            <text:p>0.0390625</text:p>
          </table:table-cell>
          <table:table-cell table:formula="of:=20*LOG10(ABS(IMREAL([.A42]))+1E-018)" office:value-type="float" office:value="-280.086418789768" calcext:value-type="float">
            <text:p>-280.086418789768</text:p>
          </table:table-cell>
        </table:table-row>
        <table:table-row table:style-name="ro1">
          <table:table-cell office:value-type="string" calcext:value-type="string">
            <text:p>-0.0000000000000153-0.0000000000000378j</text:p>
          </table:table-cell>
          <table:table-cell table:formula="of:=(ROW()-2)/1024" office:value-type="float" office:value="0.0400390625" calcext:value-type="float">
            <text:p>0.0400390625</text:p>
          </table:table-cell>
          <table:table-cell table:formula="of:=20*LOG10(ABS(IMREAL([.A43]))+1E-018)" office:value-type="float" office:value="-276.305603696995" calcext:value-type="float">
            <text:p>-276.305603696995</text:p>
          </table:table-cell>
        </table:table-row>
        <table:table-row table:style-name="ro1">
          <table:table-cell office:value-type="string" calcext:value-type="string">
            <text:p>-0.0000000000001156+0.0000000000000628j</text:p>
          </table:table-cell>
          <table:table-cell table:formula="of:=(ROW()-2)/1024" office:value-type="float" office:value="0.041015625" calcext:value-type="float">
            <text:p>0.041015625</text:p>
          </table:table-cell>
          <table:table-cell table:formula="of:=20*LOG10(ABS(IMREAL([.A44]))+1E-018)" office:value-type="float" office:value="-258.740768181181" calcext:value-type="float">
            <text:p>-258.740768181181</text:p>
          </table:table-cell>
        </table:table-row>
        <table:table-row table:style-name="ro1">
          <table:table-cell office:value-type="string" calcext:value-type="string">
            <text:p>0.0000000000000460+0.0000000000000653j</text:p>
          </table:table-cell>
          <table:table-cell table:formula="of:=(ROW()-2)/1024" office:value-type="float" office:value="0.0419921875" calcext:value-type="float">
            <text:p>0.0419921875</text:p>
          </table:table-cell>
          <table:table-cell table:formula="of:=20*LOG10(ABS(IMREAL([.A45]))+1E-018)" office:value-type="float" office:value="-266.744654544733" calcext:value-type="float">
            <text:p>-266.744654544733</text:p>
          </table:table-cell>
        </table:table-row>
        <table:table-row table:style-name="ro1">
          <table:table-cell office:value-type="string" calcext:value-type="string">
            <text:p>0.0000000000000148+0.0000000000000908j</text:p>
          </table:table-cell>
          <table:table-cell table:formula="of:=(ROW()-2)/1024" office:value-type="float" office:value="0.04296875" calcext:value-type="float">
            <text:p>0.04296875</text:p>
          </table:table-cell>
          <table:table-cell table:formula="of:=20*LOG10(ABS(IMREAL([.A46]))+1E-018)" office:value-type="float" office:value="-276.594178827492" calcext:value-type="float">
            <text:p>-276.594178827492</text:p>
          </table:table-cell>
        </table:table-row>
        <table:table-row table:style-name="ro1">
          <table:table-cell office:value-type="string" calcext:value-type="string">
            <text:p>-0.0000000000000355-0.0000000000000197j</text:p>
          </table:table-cell>
          <table:table-cell table:formula="of:=(ROW()-2)/1024" office:value-type="float" office:value="0.0439453125" calcext:value-type="float">
            <text:p>0.0439453125</text:p>
          </table:table-cell>
          <table:table-cell table:formula="of:=20*LOG10(ABS(IMREAL([.A47]))+1E-018)" office:value-type="float" office:value="-268.995188269397" calcext:value-type="float">
            <text:p>-268.995188269397</text:p>
          </table:table-cell>
        </table:table-row>
        <table:table-row table:style-name="ro1">
          <table:table-cell office:value-type="string" calcext:value-type="string">
            <text:p>-0.0000000000000147+0.0000000000000263j</text:p>
          </table:table-cell>
          <table:table-cell table:formula="of:=(ROW()-2)/1024" office:value-type="float" office:value="0.044921875" calcext:value-type="float">
            <text:p>0.044921875</text:p>
          </table:table-cell>
          <table:table-cell table:formula="of:=20*LOG10(ABS(IMREAL([.A48]))+1E-018)" office:value-type="float" office:value="-276.653062448287" calcext:value-type="float">
            <text:p>-276.653062448287</text:p>
          </table:table-cell>
        </table:table-row>
        <table:table-row table:style-name="ro1">
          <table:table-cell office:value-type="string" calcext:value-type="string">
            <text:p>0.0000000000000338-0.0000000000000050j</text:p>
          </table:table-cell>
          <table:table-cell table:formula="of:=(ROW()-2)/1024" office:value-type="float" office:value="0.0458984375" calcext:value-type="float">
            <text:p>0.0458984375</text:p>
          </table:table-cell>
          <table:table-cell table:formula="of:=20*LOG10(ABS(IMREAL([.A49]))+1E-018)" office:value-type="float" office:value="-269.421409019265" calcext:value-type="float">
            <text:p>-269.421409019265</text:p>
          </table:table-cell>
        </table:table-row>
        <table:table-row table:style-name="ro1">
          <table:table-cell office:value-type="string" calcext:value-type="string">
            <text:p>-0.0000000000000967+0.0000000000000623j</text:p>
          </table:table-cell>
          <table:table-cell table:formula="of:=(ROW()-2)/1024" office:value-type="float" office:value="0.046875" calcext:value-type="float">
            <text:p>0.046875</text:p>
          </table:table-cell>
          <table:table-cell table:formula="of:=20*LOG10(ABS(IMREAL([.A50]))+1E-018)" office:value-type="float" office:value="-260.291380695747" calcext:value-type="float">
            <text:p>-260.291380695747</text:p>
          </table:table-cell>
        </table:table-row>
        <table:table-row table:style-name="ro1">
          <table:table-cell office:value-type="string" calcext:value-type="string">
            <text:p>-0.0000000000000447-0.0000000000000094j</text:p>
          </table:table-cell>
          <table:table-cell table:formula="of:=(ROW()-2)/1024" office:value-type="float" office:value="0.0478515625" calcext:value-type="float">
            <text:p>0.0478515625</text:p>
          </table:table-cell>
          <table:table-cell table:formula="of:=20*LOG10(ABS(IMREAL([.A51]))+1E-018)" office:value-type="float" office:value="-266.99365522433" calcext:value-type="float">
            <text:p>-266.99365522433</text:p>
          </table:table-cell>
        </table:table-row>
        <table:table-row table:style-name="ro1">
          <table:table-cell office:value-type="string" calcext:value-type="string">
            <text:p>0.0000000000000146+0.0000000000000860j</text:p>
          </table:table-cell>
          <table:table-cell table:formula="of:=(ROW()-2)/1024" office:value-type="float" office:value="0.048828125" calcext:value-type="float">
            <text:p>0.048828125</text:p>
          </table:table-cell>
          <table:table-cell table:formula="of:=20*LOG10(ABS(IMREAL([.A52]))+1E-018)" office:value-type="float" office:value="-276.712347980737" calcext:value-type="float">
            <text:p>-276.712347980737</text:p>
          </table:table-cell>
        </table:table-row>
        <table:table-row table:style-name="ro1">
          <table:table-cell office:value-type="string" calcext:value-type="string">
            <text:p>0.0000000000000053-0.0000000000000031j</text:p>
          </table:table-cell>
          <table:table-cell table:formula="of:=(ROW()-2)/1024" office:value-type="float" office:value="0.0498046875" calcext:value-type="float">
            <text:p>0.0498046875</text:p>
          </table:table-cell>
          <table:table-cell table:formula="of:=20*LOG10(ABS(IMREAL([.A53]))+1E-018)" office:value-type="float" office:value="-285.512843915472" calcext:value-type="float">
            <text:p>-285.512843915472</text:p>
          </table:table-cell>
        </table:table-row>
        <table:table-row table:style-name="ro1">
          <table:table-cell office:value-type="string" calcext:value-type="string">
            <text:p>-0.0000000000000517+0.0000000000000478j</text:p>
          </table:table-cell>
          <table:table-cell table:formula="of:=(ROW()-2)/1024" office:value-type="float" office:value="0.05078125" calcext:value-type="float">
            <text:p>0.05078125</text:p>
          </table:table-cell>
          <table:table-cell table:formula="of:=20*LOG10(ABS(IMREAL([.A54]))+1E-018)" office:value-type="float" office:value="-265.730021134144" calcext:value-type="float">
            <text:p>-265.730021134144</text:p>
          </table:table-cell>
        </table:table-row>
        <table:table-row table:style-name="ro1">
          <table:table-cell office:value-type="string" calcext:value-type="string">
            <text:p>-0.0000000000000287-0.0000000000000331j</text:p>
          </table:table-cell>
          <table:table-cell table:formula="of:=(ROW()-2)/1024" office:value-type="float" office:value="0.0517578125" calcext:value-type="float">
            <text:p>0.0517578125</text:p>
          </table:table-cell>
          <table:table-cell table:formula="of:=20*LOG10(ABS(IMREAL([.A55]))+1E-018)" office:value-type="float" office:value="-270.842059426354" calcext:value-type="float">
            <text:p>-270.842059426354</text:p>
          </table:table-cell>
        </table:table-row>
        <table:table-row table:style-name="ro1">
          <table:table-cell office:value-type="string" calcext:value-type="string">
            <text:p>-0.0000000000000022+0.0000000000000429j</text:p>
          </table:table-cell>
          <table:table-cell table:formula="of:=(ROW()-2)/1024" office:value-type="float" office:value="0.052734375" calcext:value-type="float">
            <text:p>0.052734375</text:p>
          </table:table-cell>
          <table:table-cell table:formula="of:=20*LOG10(ABS(IMREAL([.A56]))+1E-018)" office:value-type="float" office:value="-293.147599148933" calcext:value-type="float">
            <text:p>-293.147599148933</text:p>
          </table:table-cell>
        </table:table-row>
        <table:table-row table:style-name="ro1">
          <table:table-cell office:value-type="string" calcext:value-type="string">
            <text:p>-0.0000000000000517+0.0000000000000355j</text:p>
          </table:table-cell>
          <table:table-cell table:formula="of:=(ROW()-2)/1024" office:value-type="float" office:value="0.0537109375" calcext:value-type="float">
            <text:p>0.0537109375</text:p>
          </table:table-cell>
          <table:table-cell table:formula="of:=20*LOG10(ABS(IMREAL([.A57]))+1E-018)" office:value-type="float" office:value="-265.730021134144" calcext:value-type="float">
            <text:p>-265.730021134144</text:p>
          </table:table-cell>
        </table:table-row>
        <table:table-row table:style-name="ro1">
          <table:table-cell office:value-type="string" calcext:value-type="string">
            <text:p>-0.0000000000000269+0.0000000000000507j</text:p>
          </table:table-cell>
          <table:table-cell table:formula="of:=(ROW()-2)/1024" office:value-type="float" office:value="0.0546875" calcext:value-type="float">
            <text:p>0.0546875</text:p>
          </table:table-cell>
          <table:table-cell table:formula="of:=20*LOG10(ABS(IMREAL([.A58]))+1E-018)" office:value-type="float" office:value="-271.404631510428" calcext:value-type="float">
            <text:p>-271.404631510428</text:p>
          </table:table-cell>
        </table:table-row>
        <table:table-row table:style-name="ro1">
          <table:table-cell office:value-type="string" calcext:value-type="string">
            <text:p>0.0000000000000189-0.0000000000000690j</text:p>
          </table:table-cell>
          <table:table-cell table:formula="of:=(ROW()-2)/1024" office:value-type="float" office:value="0.0556640625" calcext:value-type="float">
            <text:p>0.0556640625</text:p>
          </table:table-cell>
          <table:table-cell table:formula="of:=20*LOG10(ABS(IMREAL([.A59]))+1E-018)" office:value-type="float" office:value="-274.470304357812" calcext:value-type="float">
            <text:p>-274.470304357812</text:p>
          </table:table-cell>
        </table:table-row>
        <table:table-row table:style-name="ro1">
          <table:table-cell office:value-type="string" calcext:value-type="string">
            <text:p>-0.0000000000000590+0.0000000000000532j</text:p>
          </table:table-cell>
          <table:table-cell table:formula="of:=(ROW()-2)/1024" office:value-type="float" office:value="0.056640625" calcext:value-type="float">
            <text:p>0.056640625</text:p>
          </table:table-cell>
          <table:table-cell table:formula="of:=20*LOG10(ABS(IMREAL([.A60]))+1E-018)" office:value-type="float" office:value="-264.582812549936" calcext:value-type="float">
            <text:p>-264.582812549936</text:p>
          </table:table-cell>
        </table:table-row>
        <table:table-row table:style-name="ro1">
          <table:table-cell office:value-type="string" calcext:value-type="string">
            <text:p>-0.0000000000000888+0.0000000000000247j</text:p>
          </table:table-cell>
          <table:table-cell table:formula="of:=(ROW()-2)/1024" office:value-type="float" office:value="0.0576171875" calcext:value-type="float">
            <text:p>0.0576171875</text:p>
          </table:table-cell>
          <table:table-cell table:formula="of:=20*LOG10(ABS(IMREAL([.A61]))+1E-018)" office:value-type="float" office:value="-261.031642870906" calcext:value-type="float">
            <text:p>-261.031642870906</text:p>
          </table:table-cell>
        </table:table-row>
        <table:table-row table:style-name="ro1">
          <table:table-cell office:value-type="string" calcext:value-type="string">
            <text:p>0.0000000000000016+0.0000000000000497j</text:p>
          </table:table-cell>
          <table:table-cell table:formula="of:=(ROW()-2)/1024" office:value-type="float" office:value="0.05859375" calcext:value-type="float">
            <text:p>0.05859375</text:p>
          </table:table-cell>
          <table:table-cell table:formula="of:=20*LOG10(ABS(IMREAL([.A62]))+1E-018)" office:value-type="float" office:value="-295.912173361614" calcext:value-type="float">
            <text:p>-295.912173361614</text:p>
          </table:table-cell>
        </table:table-row>
        <table:table-row table:style-name="ro1">
          <table:table-cell office:value-type="string" calcext:value-type="string">
            <text:p>-0.0000000000000373-0.0000000000000122j</text:p>
          </table:table-cell>
          <table:table-cell table:formula="of:=(ROW()-2)/1024" office:value-type="float" office:value="0.0595703125" calcext:value-type="float">
            <text:p>0.0595703125</text:p>
          </table:table-cell>
          <table:table-cell table:formula="of:=20*LOG10(ABS(IMREAL([.A63]))+1E-018)" office:value-type="float" office:value="-268.565590501274" calcext:value-type="float">
            <text:p>-268.565590501274</text:p>
          </table:table-cell>
        </table:table-row>
        <table:table-row table:style-name="ro1">
          <table:table-cell office:value-type="string" calcext:value-type="string">
            <text:p>-0.0000000000000078+0.0000000000000909j</text:p>
          </table:table-cell>
          <table:table-cell table:formula="of:=(ROW()-2)/1024" office:value-type="float" office:value="0.060546875" calcext:value-type="float">
            <text:p>0.060546875</text:p>
          </table:table-cell>
          <table:table-cell table:formula="of:=20*LOG10(ABS(IMREAL([.A64]))+1E-018)" office:value-type="float" office:value="-282.156994441973" calcext:value-type="float">
            <text:p>-282.156994441973</text:p>
          </table:table-cell>
        </table:table-row>
        <table:table-row table:style-name="ro1">
          <table:table-cell office:value-type="string" calcext:value-type="string">
            <text:p>-0.0000000000000338-0.0000000000000010j</text:p>
          </table:table-cell>
          <table:table-cell table:formula="of:=(ROW()-2)/1024" office:value-type="float" office:value="0.0615234375" calcext:value-type="float">
            <text:p>0.0615234375</text:p>
          </table:table-cell>
          <table:table-cell table:formula="of:=20*LOG10(ABS(IMREAL([.A65]))+1E-018)" office:value-type="float" office:value="-269.421409019265" calcext:value-type="float">
            <text:p>-269.421409019265</text:p>
          </table:table-cell>
        </table:table-row>
        <table:table-row table:style-name="ro1">
          <table:table-cell office:value-type="string" calcext:value-type="string">
            <text:p>-0.0000000000000190-0.0000000000000226j</text:p>
          </table:table-cell>
          <table:table-cell table:formula="of:=(ROW()-2)/1024" office:value-type="float" office:value="0.0625" calcext:value-type="float">
            <text:p>0.0625</text:p>
          </table:table-cell>
          <table:table-cell table:formula="of:=20*LOG10(ABS(IMREAL([.A66]))+1E-018)" office:value-type="float" office:value="-274.424470840887" calcext:value-type="float">
            <text:p>-274.424470840887</text:p>
          </table:table-cell>
        </table:table-row>
        <table:table-row table:style-name="ro1">
          <table:table-cell office:value-type="string" calcext:value-type="string">
            <text:p>-0.0000000000000625+0.0000000000000254j</text:p>
          </table:table-cell>
          <table:table-cell table:formula="of:=(ROW()-2)/1024" office:value-type="float" office:value="0.0634765625" calcext:value-type="float">
            <text:p>0.0634765625</text:p>
          </table:table-cell>
          <table:table-cell table:formula="of:=20*LOG10(ABS(IMREAL([.A67]))+1E-018)" office:value-type="float" office:value="-264.082260679996" calcext:value-type="float">
            <text:p>-264.082260679996</text:p>
          </table:table-cell>
        </table:table-row>
        <table:table-row table:style-name="ro1">
          <table:table-cell office:value-type="string" calcext:value-type="string">
            <text:p>-0.0000000000000360+0.0000000000001107j</text:p>
          </table:table-cell>
          <table:table-cell table:formula="of:=(ROW()-2)/1024" office:value-type="float" office:value="0.064453125" calcext:value-type="float">
            <text:p>0.064453125</text:p>
          </table:table-cell>
          <table:table-cell table:formula="of:=20*LOG10(ABS(IMREAL([.A68]))+1E-018)" office:value-type="float" office:value="-268.873708713293" calcext:value-type="float">
            <text:p>-268.873708713293</text:p>
          </table:table-cell>
        </table:table-row>
        <table:table-row table:style-name="ro1">
          <table:table-cell office:value-type="string" calcext:value-type="string">
            <text:p>-0.0000000000000296-0.0000000000000221j</text:p>
          </table:table-cell>
          <table:table-cell table:formula="of:=(ROW()-2)/1024" office:value-type="float" office:value="0.0654296875" calcext:value-type="float">
            <text:p>0.0654296875</text:p>
          </table:table-cell>
          <table:table-cell table:formula="of:=20*LOG10(ABS(IMREAL([.A69]))+1E-018)" office:value-type="float" office:value="-270.57387234156" calcext:value-type="float">
            <text:p>-270.57387234156</text:p>
          </table:table-cell>
        </table:table-row>
        <table:table-row table:style-name="ro1">
          <table:table-cell office:value-type="string" calcext:value-type="string">
            <text:p>0.0000000000000211+0.0000000000000383j</text:p>
          </table:table-cell>
          <table:table-cell table:formula="of:=(ROW()-2)/1024" office:value-type="float" office:value="0.06640625" calcext:value-type="float">
            <text:p>0.06640625</text:p>
          </table:table-cell>
          <table:table-cell table:formula="of:=20*LOG10(ABS(IMREAL([.A70]))+1E-018)" office:value-type="float" office:value="-273.513939250263" calcext:value-type="float">
            <text:p>-273.513939250263</text:p>
          </table:table-cell>
        </table:table-row>
        <table:table-row table:style-name="ro1">
          <table:table-cell office:value-type="string" calcext:value-type="string">
            <text:p>-0.0000000000000552+0.0000000000000281j</text:p>
          </table:table-cell>
          <table:table-cell table:formula="of:=(ROW()-2)/1024" office:value-type="float" office:value="0.0673828125" calcext:value-type="float">
            <text:p>0.0673828125</text:p>
          </table:table-cell>
          <table:table-cell table:formula="of:=20*LOG10(ABS(IMREAL([.A71]))+1E-018)" office:value-type="float" office:value="-265.161061093768" calcext:value-type="float">
            <text:p>-265.161061093768</text:p>
          </table:table-cell>
        </table:table-row>
        <table:table-row table:style-name="ro1">
          <table:table-cell office:value-type="string" calcext:value-type="string">
            <text:p>-0.0000000000000031+0.0000000000000403j</text:p>
          </table:table-cell>
          <table:table-cell table:formula="of:=(ROW()-2)/1024" office:value-type="float" office:value="0.068359375" calcext:value-type="float">
            <text:p>0.068359375</text:p>
          </table:table-cell>
          <table:table-cell table:formula="of:=20*LOG10(ABS(IMREAL([.A72]))+1E-018)" office:value-type="float" office:value="-290.169964675254" calcext:value-type="float">
            <text:p>-290.169964675254</text:p>
          </table:table-cell>
        </table:table-row>
        <table:table-row table:style-name="ro1">
          <table:table-cell office:value-type="string" calcext:value-type="string">
            <text:p>-0.0000000000000611-0.0000000000000035j</text:p>
          </table:table-cell>
          <table:table-cell table:formula="of:=(ROW()-2)/1024" office:value-type="float" office:value="0.0693359375" calcext:value-type="float">
            <text:p>0.0693359375</text:p>
          </table:table-cell>
          <table:table-cell table:formula="of:=20*LOG10(ABS(IMREAL([.A73]))+1E-018)" office:value-type="float" office:value="-264.279033637726" calcext:value-type="float">
            <text:p>-264.279033637726</text:p>
          </table:table-cell>
        </table:table-row>
        <table:table-row table:style-name="ro1">
          <table:table-cell office:value-type="string" calcext:value-type="string">
            <text:p>0.0000000000000250+0.0000000000000447j</text:p>
          </table:table-cell>
          <table:table-cell table:formula="of:=(ROW()-2)/1024" office:value-type="float" office:value="0.0703125" calcext:value-type="float">
            <text:p>0.0703125</text:p>
          </table:table-cell>
          <table:table-cell table:formula="of:=20*LOG10(ABS(IMREAL([.A74]))+1E-018)" office:value-type="float" office:value="-272.040852397922" calcext:value-type="float">
            <text:p>-272.040852397922</text:p>
          </table:table-cell>
        </table:table-row>
        <table:table-row table:style-name="ro1">
          <table:table-cell office:value-type="string" calcext:value-type="string">
            <text:p>-0.0000000000000301+0.0000000000000376j</text:p>
          </table:table-cell>
          <table:table-cell table:formula="of:=(ROW()-2)/1024" office:value-type="float" office:value="0.0712890625" calcext:value-type="float">
            <text:p>0.0712890625</text:p>
          </table:table-cell>
          <table:table-cell table:formula="of:=20*LOG10(ABS(IMREAL([.A75]))+1E-018)" office:value-type="float" office:value="-270.428381525154" calcext:value-type="float">
            <text:p>-270.428381525154</text:p>
          </table:table-cell>
        </table:table-row>
        <table:table-row table:style-name="ro1">
          <table:table-cell office:value-type="string" calcext:value-type="string">
            <text:p>-0.0000000000000304+0.0000000000000034j</text:p>
          </table:table-cell>
          <table:table-cell table:formula="of:=(ROW()-2)/1024" office:value-type="float" office:value="0.072265625" calcext:value-type="float">
            <text:p>0.072265625</text:p>
          </table:table-cell>
          <table:table-cell table:formula="of:=20*LOG10(ABS(IMREAL([.A76]))+1E-018)" office:value-type="float" office:value="-270.34224261247" calcext:value-type="float">
            <text:p>-270.34224261247</text:p>
          </table:table-cell>
        </table:table-row>
        <table:table-row table:style-name="ro1">
          <table:table-cell office:value-type="string" calcext:value-type="string">
            <text:p>-0.0000000000000367-0.0000000000000079j</text:p>
          </table:table-cell>
          <table:table-cell table:formula="of:=(ROW()-2)/1024" office:value-type="float" office:value="0.0732421875" calcext:value-type="float">
            <text:p>0.0732421875</text:p>
          </table:table-cell>
          <table:table-cell table:formula="of:=20*LOG10(ABS(IMREAL([.A77]))+1E-018)" office:value-type="float" office:value="-268.70644204544" calcext:value-type="float">
            <text:p>-268.70644204544</text:p>
          </table:table-cell>
        </table:table-row>
        <table:table-row table:style-name="ro1">
          <table:table-cell office:value-type="string" calcext:value-type="string">
            <text:p>0.0000000000000277+0.0000000000000706j</text:p>
          </table:table-cell>
          <table:table-cell table:formula="of:=(ROW()-2)/1024" office:value-type="float" office:value="0.07421875" calcext:value-type="float">
            <text:p>0.07421875</text:p>
          </table:table-cell>
          <table:table-cell table:formula="of:=20*LOG10(ABS(IMREAL([.A78]))+1E-018)" office:value-type="float" office:value="-271.150091054348" calcext:value-type="float">
            <text:p>-271.150091054348</text:p>
          </table:table-cell>
        </table:table-row>
        <table:table-row table:style-name="ro1">
          <table:table-cell office:value-type="string" calcext:value-type="string">
            <text:p>-0.0000000000000742-0.0000000000000014j</text:p>
          </table:table-cell>
          <table:table-cell table:formula="of:=(ROW()-2)/1024" office:value-type="float" office:value="0.0751953125" calcext:value-type="float">
            <text:p>0.0751953125</text:p>
          </table:table-cell>
          <table:table-cell table:formula="of:=20*LOG10(ABS(IMREAL([.A79]))+1E-018)" office:value-type="float" office:value="-262.591804834701" calcext:value-type="float">
            <text:p>-262.591804834701</text:p>
          </table:table-cell>
        </table:table-row>
        <table:table-row table:style-name="ro1">
          <table:table-cell office:value-type="string" calcext:value-type="string">
            <text:p>0.0000000000000093+0.0000000000000080j</text:p>
          </table:table-cell>
          <table:table-cell table:formula="of:=(ROW()-2)/1024" office:value-type="float" office:value="0.076171875" calcext:value-type="float">
            <text:p>0.076171875</text:p>
          </table:table-cell>
          <table:table-cell table:formula="of:=20*LOG10(ABS(IMREAL([.A80]))+1E-018)" office:value-type="float" office:value="-280.629407112503" calcext:value-type="float">
            <text:p>-280.629407112503</text:p>
          </table:table-cell>
        </table:table-row>
        <table:table-row table:style-name="ro1">
          <table:table-cell office:value-type="string" calcext:value-type="string">
            <text:p>-0.0000000000000317+0.0000000000000142j</text:p>
          </table:table-cell>
          <table:table-cell table:formula="of:=(ROW()-2)/1024" office:value-type="float" office:value="0.0771484375" calcext:value-type="float">
            <text:p>0.0771484375</text:p>
          </table:table-cell>
          <table:table-cell table:formula="of:=20*LOG10(ABS(IMREAL([.A81]))+1E-018)" office:value-type="float" office:value="-269.978540757139" calcext:value-type="float">
            <text:p>-269.978540757139</text:p>
          </table:table-cell>
        </table:table-row>
        <table:table-row table:style-name="ro1">
          <table:table-cell office:value-type="string" calcext:value-type="string">
            <text:p>0.0000000000000019-0.0000000000000082j</text:p>
          </table:table-cell>
          <table:table-cell table:formula="of:=(ROW()-2)/1024" office:value-type="float" office:value="0.078125" calcext:value-type="float">
            <text:p>0.078125</text:p>
          </table:table-cell>
          <table:table-cell table:formula="of:=20*LOG10(ABS(IMREAL([.A82]))+1E-018)" office:value-type="float" office:value="-294.420357662691" calcext:value-type="float">
            <text:p>-294.420357662691</text:p>
          </table:table-cell>
        </table:table-row>
        <table:table-row table:style-name="ro1">
          <table:table-cell office:value-type="string" calcext:value-type="string">
            <text:p>-0.0000000000001277+0.0000000000000308j</text:p>
          </table:table-cell>
          <table:table-cell table:formula="of:=(ROW()-2)/1024" office:value-type="float" office:value="0.0791015625" calcext:value-type="float">
            <text:p>0.0791015625</text:p>
          </table:table-cell>
          <table:table-cell table:formula="of:=20*LOG10(ABS(IMREAL([.A83]))+1E-018)" office:value-type="float" office:value="-257.876114037068" calcext:value-type="float">
            <text:p>-257.876114037068</text:p>
          </table:table-cell>
        </table:table-row>
        <table:table-row table:style-name="ro1">
          <table:table-cell office:value-type="string" calcext:value-type="string">
            <text:p>-0.0000000000000161+0.0000000000000406j</text:p>
          </table:table-cell>
          <table:table-cell table:formula="of:=(ROW()-2)/1024" office:value-type="float" office:value="0.080078125" calcext:value-type="float">
            <text:p>0.080078125</text:p>
          </table:table-cell>
          <table:table-cell table:formula="of:=20*LOG10(ABS(IMREAL([.A84]))+1E-018)" office:value-type="float" office:value="-275.862942999866" calcext:value-type="float">
            <text:p>-275.862942999866</text:p>
          </table:table-cell>
        </table:table-row>
        <table:table-row table:style-name="ro1">
          <table:table-cell office:value-type="string" calcext:value-type="string">
            <text:p>0.0000000000000146+0.0000000000000557j</text:p>
          </table:table-cell>
          <table:table-cell table:formula="of:=(ROW()-2)/1024" office:value-type="float" office:value="0.0810546875" calcext:value-type="float">
            <text:p>0.0810546875</text:p>
          </table:table-cell>
          <table:table-cell table:formula="of:=20*LOG10(ABS(IMREAL([.A85]))+1E-018)" office:value-type="float" office:value="-276.712347980737" calcext:value-type="float">
            <text:p>-276.712347980737</text:p>
          </table:table-cell>
        </table:table-row>
        <table:table-row table:style-name="ro1">
          <table:table-cell office:value-type="string" calcext:value-type="string">
            <text:p>-0.0000000000000175+0.0000000000000355j</text:p>
          </table:table-cell>
          <table:table-cell table:formula="of:=(ROW()-2)/1024" office:value-type="float" office:value="0.08203125" calcext:value-type="float">
            <text:p>0.08203125</text:p>
          </table:table-cell>
          <table:table-cell table:formula="of:=20*LOG10(ABS(IMREAL([.A86]))+1E-018)" office:value-type="float" office:value="-275.138742703904" calcext:value-type="float">
            <text:p>-275.138742703904</text:p>
          </table:table-cell>
        </table:table-row>
        <table:table-row table:style-name="ro1">
          <table:table-cell office:value-type="string" calcext:value-type="string">
            <text:p>-0.0000000000000739+0.0000000000000078j</text:p>
          </table:table-cell>
          <table:table-cell table:formula="of:=(ROW()-2)/1024" office:value-type="float" office:value="0.0830078125" calcext:value-type="float">
            <text:p>0.0830078125</text:p>
          </table:table-cell>
          <table:table-cell table:formula="of:=20*LOG10(ABS(IMREAL([.A87]))+1E-018)" office:value-type="float" office:value="-262.62699369718" calcext:value-type="float">
            <text:p>-262.62699369718</text:p>
          </table:table-cell>
        </table:table-row>
        <table:table-row table:style-name="ro1">
          <table:table-cell office:value-type="string" calcext:value-type="string">
            <text:p>0.0000000000000571+0.0000000000000234j</text:p>
          </table:table-cell>
          <table:table-cell table:formula="of:=(ROW()-2)/1024" office:value-type="float" office:value="0.083984375" calcext:value-type="float">
            <text:p>0.083984375</text:p>
          </table:table-cell>
          <table:table-cell table:formula="of:=20*LOG10(ABS(IMREAL([.A88]))+1E-018)" office:value-type="float" office:value="-264.867125719259" calcext:value-type="float">
            <text:p>-264.867125719259</text:p>
          </table:table-cell>
        </table:table-row>
        <table:table-row table:style-name="ro1">
          <table:table-cell office:value-type="string" calcext:value-type="string">
            <text:p>-0.0000000000000617+0.0000000000000424j</text:p>
          </table:table-cell>
          <table:table-cell table:formula="of:=(ROW()-2)/1024" office:value-type="float" office:value="0.0849609375" calcext:value-type="float">
            <text:p>0.0849609375</text:p>
          </table:table-cell>
          <table:table-cell table:formula="of:=20*LOG10(ABS(IMREAL([.A89]))+1E-018)" office:value-type="float" office:value="-264.194155944307" calcext:value-type="float">
            <text:p>-264.194155944307</text:p>
          </table:table-cell>
        </table:table-row>
        <table:table-row table:style-name="ro1">
          <table:table-cell office:value-type="string" calcext:value-type="string">
            <text:p>-0.0000000000000105+0.0000000000000162j</text:p>
          </table:table-cell>
          <table:table-cell table:formula="of:=(ROW()-2)/1024" office:value-type="float" office:value="0.0859375" calcext:value-type="float">
            <text:p>0.0859375</text:p>
          </table:table-cell>
          <table:table-cell table:formula="of:=20*LOG10(ABS(IMREAL([.A90]))+1E-018)" office:value-type="float" office:value="-279.575386830406" calcext:value-type="float">
            <text:p>-279.575386830406</text:p>
          </table:table-cell>
        </table:table-row>
        <table:table-row table:style-name="ro1">
          <table:table-cell office:value-type="string" calcext:value-type="string">
            <text:p>-0.0000000000000368+0.0000000000000442j</text:p>
          </table:table-cell>
          <table:table-cell table:formula="of:=(ROW()-2)/1024" office:value-type="float" office:value="0.0869140625" calcext:value-type="float">
            <text:p>0.0869140625</text:p>
          </table:table-cell>
          <table:table-cell table:formula="of:=20*LOG10(ABS(IMREAL([.A91]))+1E-018)" office:value-type="float" office:value="-268.682807600127" calcext:value-type="float">
            <text:p>-268.682807600127</text:p>
          </table:table-cell>
        </table:table-row>
        <table:table-row table:style-name="ro1">
          <table:table-cell office:value-type="string" calcext:value-type="string">
            <text:p>0.0000000000000377-0.0000000000000213j</text:p>
          </table:table-cell>
          <table:table-cell table:formula="of:=(ROW()-2)/1024" office:value-type="float" office:value="0.087890625" calcext:value-type="float">
            <text:p>0.087890625</text:p>
          </table:table-cell>
          <table:table-cell table:formula="of:=20*LOG10(ABS(IMREAL([.A92]))+1E-018)" office:value-type="float" office:value="-268.472942603989" calcext:value-type="float">
            <text:p>-268.472942603989</text:p>
          </table:table-cell>
        </table:table-row>
        <table:table-row table:style-name="ro1">
          <table:table-cell office:value-type="string" calcext:value-type="string">
            <text:p>-0.0000000000000500+0.0000000000000619j</text:p>
          </table:table-cell>
          <table:table-cell table:formula="of:=(ROW()-2)/1024" office:value-type="float" office:value="0.0888671875" calcext:value-type="float">
            <text:p>0.0888671875</text:p>
          </table:table-cell>
          <table:table-cell table:formula="of:=20*LOG10(ABS(IMREAL([.A93]))+1E-018)" office:value-type="float" office:value="-266.020426197224" calcext:value-type="float">
            <text:p>-266.020426197224</text:p>
          </table:table-cell>
        </table:table-row>
        <table:table-row table:style-name="ro1">
          <table:table-cell office:value-type="string" calcext:value-type="string">
            <text:p>-0.0000000000000505+0.0000000000000056j</text:p>
          </table:table-cell>
          <table:table-cell table:formula="of:=(ROW()-2)/1024" office:value-type="float" office:value="0.08984375" calcext:value-type="float">
            <text:p>0.08984375</text:p>
          </table:table-cell>
          <table:table-cell table:formula="of:=20*LOG10(ABS(IMREAL([.A94]))+1E-018)" office:value-type="float" office:value="-265.934000441515" calcext:value-type="float">
            <text:p>-265.934000441515</text:p>
          </table:table-cell>
        </table:table-row>
        <table:table-row table:style-name="ro1">
          <table:table-cell office:value-type="string" calcext:value-type="string">
            <text:p>-0.0000000000000116+0.0000000000000286j</text:p>
          </table:table-cell>
          <table:table-cell table:formula="of:=(ROW()-2)/1024" office:value-type="float" office:value="0.0908203125" calcext:value-type="float">
            <text:p>0.0908203125</text:p>
          </table:table-cell>
          <table:table-cell table:formula="of:=20*LOG10(ABS(IMREAL([.A95]))+1E-018)" office:value-type="float" office:value="-278.710091464145" calcext:value-type="float">
            <text:p>-278.710091464145</text:p>
          </table:table-cell>
        </table:table-row>
        <table:table-row table:style-name="ro1">
          <table:table-cell office:value-type="string" calcext:value-type="string">
            <text:p>0.0000000000000435+0.0000000000000519j</text:p>
          </table:table-cell>
          <table:table-cell table:formula="of:=(ROW()-2)/1024" office:value-type="float" office:value="0.091796875" calcext:value-type="float">
            <text:p>0.091796875</text:p>
          </table:table-cell>
          <table:table-cell table:formula="of:=20*LOG10(ABS(IMREAL([.A96]))+1E-018)" office:value-type="float" office:value="-267.230015187579" calcext:value-type="float">
            <text:p>-267.230015187579</text:p>
          </table:table-cell>
        </table:table-row>
        <table:table-row table:style-name="ro1">
          <table:table-cell office:value-type="string" calcext:value-type="string">
            <text:p>-0.0000000000000621+0.0000000000000381j</text:p>
          </table:table-cell>
          <table:table-cell table:formula="of:=(ROW()-2)/1024" office:value-type="float" office:value="0.0927734375" calcext:value-type="float">
            <text:p>0.0927734375</text:p>
          </table:table-cell>
          <table:table-cell table:formula="of:=20*LOG10(ABS(IMREAL([.A97]))+1E-018)" office:value-type="float" office:value="-264.138028128196" calcext:value-type="float">
            <text:p>-264.138028128196</text:p>
          </table:table-cell>
        </table:table-row>
        <table:table-row table:style-name="ro1">
          <table:table-cell office:value-type="string" calcext:value-type="string">
            <text:p>0.0000000000000217-0.0000000000000528j</text:p>
          </table:table-cell>
          <table:table-cell table:formula="of:=(ROW()-2)/1024" office:value-type="float" office:value="0.09375" calcext:value-type="float">
            <text:p>0.09375</text:p>
          </table:table-cell>
          <table:table-cell table:formula="of:=20*LOG10(ABS(IMREAL([.A98]))+1E-018)" office:value-type="float" office:value="-273.27040506084" calcext:value-type="float">
            <text:p>-273.27040506084</text:p>
          </table:table-cell>
        </table:table-row>
        <table:table-row table:style-name="ro1">
          <table:table-cell office:value-type="string" calcext:value-type="string">
            <text:p>-0.0000000000000510+0.0000000000000483j</text:p>
          </table:table-cell>
          <table:table-cell table:formula="of:=(ROW()-2)/1024" office:value-type="float" office:value="0.0947265625" calcext:value-type="float">
            <text:p>0.0947265625</text:p>
          </table:table-cell>
          <table:table-cell table:formula="of:=20*LOG10(ABS(IMREAL([.A99]))+1E-018)" office:value-type="float" office:value="-265.848426168149" calcext:value-type="float">
            <text:p>-265.848426168149</text:p>
          </table:table-cell>
        </table:table-row>
        <table:table-row table:style-name="ro1">
          <table:table-cell office:value-type="string" calcext:value-type="string">
            <text:p>-0.0000000000000148+0.0000000000000281j</text:p>
          </table:table-cell>
          <table:table-cell table:formula="of:=(ROW()-2)/1024" office:value-type="float" office:value="0.095703125" calcext:value-type="float">
            <text:p>0.095703125</text:p>
          </table:table-cell>
          <table:table-cell table:formula="of:=20*LOG10(ABS(IMREAL([.A100]))+1E-018)" office:value-type="float" office:value="-276.594178827492" calcext:value-type="float">
            <text:p>-276.594178827492</text:p>
          </table:table-cell>
        </table:table-row>
        <table:table-row table:style-name="ro1">
          <table:table-cell office:value-type="string" calcext:value-type="string">
            <text:p>-0.0000000000000227+0.0000000000000963j</text:p>
          </table:table-cell>
          <table:table-cell table:formula="of:=(ROW()-2)/1024" office:value-type="float" office:value="0.0966796875" calcext:value-type="float">
            <text:p>0.0966796875</text:p>
          </table:table-cell>
          <table:table-cell table:formula="of:=20*LOG10(ABS(IMREAL([.A101]))+1E-018)" office:value-type="float" office:value="-272.879100226255" calcext:value-type="float">
            <text:p>-272.879100226255</text:p>
          </table:table-cell>
        </table:table-row>
        <table:table-row table:style-name="ro1">
          <table:table-cell office:value-type="string" calcext:value-type="string">
            <text:p>0.0000000000000121-0.0000000000000674j</text:p>
          </table:table-cell>
          <table:table-cell table:formula="of:=(ROW()-2)/1024" office:value-type="float" office:value="0.09765625" calcext:value-type="float">
            <text:p>0.09765625</text:p>
          </table:table-cell>
          <table:table-cell table:formula="of:=20*LOG10(ABS(IMREAL([.A102]))+1E-018)" office:value-type="float" office:value="-278.343574781213" calcext:value-type="float">
            <text:p>-278.343574781213</text:p>
          </table:table-cell>
        </table:table-row>
        <table:table-row table:style-name="ro1">
          <table:table-cell office:value-type="string" calcext:value-type="string">
            <text:p>0.0000000000000131+0.0000000000000537j</text:p>
          </table:table-cell>
          <table:table-cell table:formula="of:=(ROW()-2)/1024" office:value-type="float" office:value="0.0986328125" calcext:value-type="float">
            <text:p>0.0986328125</text:p>
          </table:table-cell>
          <table:table-cell table:formula="of:=20*LOG10(ABS(IMREAL([.A103]))+1E-018)" office:value-type="float" office:value="-277.65391106718" calcext:value-type="float">
            <text:p>-277.65391106718</text:p>
          </table:table-cell>
        </table:table-row>
        <table:table-row table:style-name="ro1">
          <table:table-cell office:value-type="string" calcext:value-type="string">
            <text:p>-0.0000000000000246+0.0000000000000256j</text:p>
          </table:table-cell>
          <table:table-cell table:formula="of:=(ROW()-2)/1024" office:value-type="float" office:value="0.099609375" calcext:value-type="float">
            <text:p>0.099609375</text:p>
          </table:table-cell>
          <table:table-cell table:formula="of:=20*LOG10(ABS(IMREAL([.A104]))+1E-018)" office:value-type="float" office:value="-272.180944780164" calcext:value-type="float">
            <text:p>-272.180944780164</text:p>
          </table:table-cell>
        </table:table-row>
        <table:table-row table:style-name="ro1">
          <table:table-cell office:value-type="string" calcext:value-type="string">
            <text:p>-0.0000000000000693-0.0000000000000295j</text:p>
          </table:table-cell>
          <table:table-cell table:formula="of:=(ROW()-2)/1024" office:value-type="float" office:value="0.1005859375" calcext:value-type="float">
            <text:p>0.1005859375</text:p>
          </table:table-cell>
          <table:table-cell table:formula="of:=20*LOG10(ABS(IMREAL([.A105]))+1E-018)" office:value-type="float" office:value="-263.185209971155" calcext:value-type="float">
            <text:p>-263.185209971155</text:p>
          </table:table-cell>
        </table:table-row>
        <table:table-row table:style-name="ro1">
          <table:table-cell office:value-type="string" calcext:value-type="string">
            <text:p>-0.0000000000000124+0.0000000000000006j</text:p>
          </table:table-cell>
          <table:table-cell table:formula="of:=(ROW()-2)/1024" office:value-type="float" office:value="0.1015625" calcext:value-type="float">
            <text:p>0.1015625</text:p>
          </table:table-cell>
          <table:table-cell table:formula="of:=20*LOG10(ABS(IMREAL([.A106]))+1E-018)" office:value-type="float" office:value="-278.130865850028" calcext:value-type="float">
            <text:p>-278.130865850028</text:p>
          </table:table-cell>
        </table:table-row>
        <table:table-row table:style-name="ro1">
          <table:table-cell office:value-type="string" calcext:value-type="string">
            <text:p>-0.0000000000000295+0.0000000000001566j</text:p>
          </table:table-cell>
          <table:table-cell table:formula="of:=(ROW()-2)/1024" office:value-type="float" office:value="0.1025390625" calcext:value-type="float">
            <text:p>0.1025390625</text:p>
          </table:table-cell>
          <table:table-cell table:formula="of:=20*LOG10(ABS(IMREAL([.A107]))+1E-018)" office:value-type="float" office:value="-270.60326524849" calcext:value-type="float">
            <text:p>-270.60326524849</text:p>
          </table:table-cell>
        </table:table-row>
        <table:table-row table:style-name="ro1">
          <table:table-cell office:value-type="string" calcext:value-type="string">
            <text:p>0.0000000000000080-0.0000000000000331j</text:p>
          </table:table-cell>
          <table:table-cell table:formula="of:=(ROW()-2)/1024" office:value-type="float" office:value="0.103515625" calcext:value-type="float">
            <text:p>0.103515625</text:p>
          </table:table-cell>
          <table:table-cell table:formula="of:=20*LOG10(ABS(IMREAL([.A108]))+1E-018)" office:value-type="float" office:value="-281.937114591809" calcext:value-type="float">
            <text:p>-281.937114591809</text:p>
          </table:table-cell>
        </table:table-row>
        <table:table-row table:style-name="ro1">
          <table:table-cell office:value-type="string" calcext:value-type="string">
            <text:p>-0.0000000000000239+0.0000000000000421j</text:p>
          </table:table-cell>
          <table:table-cell table:formula="of:=(ROW()-2)/1024" office:value-type="float" office:value="0.1044921875" calcext:value-type="float">
            <text:p>0.1044921875</text:p>
          </table:table-cell>
          <table:table-cell table:formula="of:=20*LOG10(ABS(IMREAL([.A109]))+1E-018)" office:value-type="float" office:value="-272.431678562295" calcext:value-type="float">
            <text:p>-272.431678562295</text:p>
          </table:table-cell>
        </table:table-row>
        <table:table-row table:style-name="ro1">
          <table:table-cell office:value-type="string" calcext:value-type="string">
            <text:p>-0.0000000000000064-0.0000000000000183j</text:p>
          </table:table-cell>
          <table:table-cell table:formula="of:=(ROW()-2)/1024" office:value-type="float" office:value="0.10546875" calcext:value-type="float">
            <text:p>0.10546875</text:p>
          </table:table-cell>
          <table:table-cell table:formula="of:=20*LOG10(ABS(IMREAL([.A110]))+1E-018)" office:value-type="float" office:value="-283.875043456084" calcext:value-type="float">
            <text:p>-283.875043456084</text:p>
          </table:table-cell>
        </table:table-row>
        <table:table-row table:style-name="ro1">
          <table:table-cell office:value-type="string" calcext:value-type="string">
            <text:p>0.0000000000000098+0.0000000000001367j</text:p>
          </table:table-cell>
          <table:table-cell table:formula="of:=(ROW()-2)/1024" office:value-type="float" office:value="0.1064453125" calcext:value-type="float">
            <text:p>0.1064453125</text:p>
          </table:table-cell>
          <table:table-cell table:formula="of:=20*LOG10(ABS(IMREAL([.A111]))+1E-018)" office:value-type="float" office:value="-280.174592216098" calcext:value-type="float">
            <text:p>-280.174592216098</text:p>
          </table:table-cell>
        </table:table-row>
        <table:table-row table:style-name="ro1">
          <table:table-cell office:value-type="string" calcext:value-type="string">
            <text:p>-0.0000000000000562-0.0000000000000109j</text:p>
          </table:table-cell>
          <table:table-cell table:formula="of:=(ROW()-2)/1024" office:value-type="float" office:value="0.107421875" calcext:value-type="float">
            <text:p>0.107421875</text:p>
          </table:table-cell>
          <table:table-cell table:formula="of:=20*LOG10(ABS(IMREAL([.A112]))+1E-018)" office:value-type="float" office:value="-265.005119136797" calcext:value-type="float">
            <text:p>-265.005119136797</text:p>
          </table:table-cell>
        </table:table-row>
        <table:table-row table:style-name="ro1">
          <table:table-cell office:value-type="string" calcext:value-type="string">
            <text:p>0.0000000000000676-0.0000000000000089j</text:p>
          </table:table-cell>
          <table:table-cell table:formula="of:=(ROW()-2)/1024" office:value-type="float" office:value="0.1083984375" calcext:value-type="float">
            <text:p>0.1083984375</text:p>
          </table:table-cell>
          <table:table-cell table:formula="of:=20*LOG10(ABS(IMREAL([.A113]))+1E-018)" office:value-type="float" office:value="-263.400937592626" calcext:value-type="float">
            <text:p>-263.400937592626</text:p>
          </table:table-cell>
        </table:table-row>
        <table:table-row table:style-name="ro1">
          <table:table-cell office:value-type="string" calcext:value-type="string">
            <text:p>0.0000000000000085+0.0000000000000248j</text:p>
          </table:table-cell>
          <table:table-cell table:formula="of:=(ROW()-2)/1024" office:value-type="float" office:value="0.109375" calcext:value-type="float">
            <text:p>0.109375</text:p>
          </table:table-cell>
          <table:table-cell table:formula="of:=20*LOG10(ABS(IMREAL([.A114]))+1E-018)" office:value-type="float" office:value="-281.41059967645" calcext:value-type="float">
            <text:p>-281.41059967645</text:p>
          </table:table-cell>
        </table:table-row>
        <table:table-row table:style-name="ro1">
          <table:table-cell office:value-type="string" calcext:value-type="string">
            <text:p>-0.0000000000000775+0.0000000000000794j</text:p>
          </table:table-cell>
          <table:table-cell table:formula="of:=(ROW()-2)/1024" office:value-type="float" office:value="0.1103515625" calcext:value-type="float">
            <text:p>0.1103515625</text:p>
          </table:table-cell>
          <table:table-cell table:formula="of:=20*LOG10(ABS(IMREAL([.A115]))+1E-018)" office:value-type="float" office:value="-262.213853874602" calcext:value-type="float">
            <text:p>-262.213853874602</text:p>
          </table:table-cell>
        </table:table-row>
        <table:table-row table:style-name="ro1">
          <table:table-cell office:value-type="string" calcext:value-type="string">
            <text:p>-0.0000000000000358-0.0000000000000876j</text:p>
          </table:table-cell>
          <table:table-cell table:formula="of:=(ROW()-2)/1024" office:value-type="float" office:value="0.111328125" calcext:value-type="float">
            <text:p>0.111328125</text:p>
          </table:table-cell>
          <table:table-cell table:formula="of:=20*LOG10(ABS(IMREAL([.A116]))+1E-018)" office:value-type="float" office:value="-268.922096847895" calcext:value-type="float">
            <text:p>-268.922096847895</text:p>
          </table:table-cell>
        </table:table-row>
        <table:table-row table:style-name="ro1">
          <table:table-cell office:value-type="string" calcext:value-type="string">
            <text:p>0.0000000000000119+0.0000000000001400j</text:p>
          </table:table-cell>
          <table:table-cell table:formula="of:=(ROW()-2)/1024" office:value-type="float" office:value="0.1123046875" calcext:value-type="float">
            <text:p>0.1123046875</text:p>
          </table:table-cell>
          <table:table-cell table:formula="of:=20*LOG10(ABS(IMREAL([.A117]))+1E-018)" office:value-type="float" office:value="-278.488330896124" calcext:value-type="float">
            <text:p>-278.488330896124</text:p>
          </table:table-cell>
        </table:table-row>
        <table:table-row table:style-name="ro1">
          <table:table-cell office:value-type="string" calcext:value-type="string">
            <text:p>-0.0000000000000123+0.0000000000000600j</text:p>
          </table:table-cell>
          <table:table-cell table:formula="of:=(ROW()-2)/1024" office:value-type="float" office:value="0.11328125" calcext:value-type="float">
            <text:p>0.11328125</text:p>
          </table:table-cell>
          <table:table-cell table:formula="of:=20*LOG10(ABS(IMREAL([.A118]))+1E-018)" office:value-type="float" office:value="-278.201191630027" calcext:value-type="float">
            <text:p>-278.201191630027</text:p>
          </table:table-cell>
        </table:table-row>
        <table:table-row table:style-name="ro1">
          <table:table-cell office:value-type="string" calcext:value-type="string">
            <text:p>0.0000000000000258+0.0000000000000936j</text:p>
          </table:table-cell>
          <table:table-cell table:formula="of:=(ROW()-2)/1024" office:value-type="float" office:value="0.1142578125" calcext:value-type="float">
            <text:p>0.1142578125</text:p>
          </table:table-cell>
          <table:table-cell table:formula="of:=20*LOG10(ABS(IMREAL([.A119]))+1E-018)" office:value-type="float" office:value="-271.767269224871" calcext:value-type="float">
            <text:p>-271.767269224871</text:p>
          </table:table-cell>
        </table:table-row>
        <table:table-row table:style-name="ro1">
          <table:table-cell office:value-type="string" calcext:value-type="string">
            <text:p>-0.0000000000000403-0.0000000000000784j</text:p>
          </table:table-cell>
          <table:table-cell table:formula="of:=(ROW()-2)/1024" office:value-type="float" office:value="0.115234375" calcext:value-type="float">
            <text:p>0.115234375</text:p>
          </table:table-cell>
          <table:table-cell table:formula="of:=20*LOG10(ABS(IMREAL([.A120]))+1E-018)" office:value-type="float" office:value="-267.893683549092" calcext:value-type="float">
            <text:p>-267.893683549092</text:p>
          </table:table-cell>
        </table:table-row>
        <table:table-row table:style-name="ro1">
          <table:table-cell office:value-type="string" calcext:value-type="string">
            <text:p>0.0000000000001529+0.0000000000000868j</text:p>
          </table:table-cell>
          <table:table-cell table:formula="of:=(ROW()-2)/1024" office:value-type="float" office:value="0.1162109375" calcext:value-type="float">
            <text:p>0.1162109375</text:p>
          </table:table-cell>
          <table:table-cell table:formula="of:=20*LOG10(ABS(IMREAL([.A121]))+1E-018)" office:value-type="float" office:value="-256.31179348429" calcext:value-type="float">
            <text:p>-256.31179348429</text:p>
          </table:table-cell>
        </table:table-row>
        <table:table-row table:style-name="ro1">
          <table:table-cell office:value-type="string" calcext:value-type="string">
            <text:p>-0.0000000000001640+0.0000000000000847j</text:p>
          </table:table-cell>
          <table:table-cell table:formula="of:=(ROW()-2)/1024" office:value-type="float" office:value="0.1171875" calcext:value-type="float">
            <text:p>0.1171875</text:p>
          </table:table-cell>
          <table:table-cell table:formula="of:=20*LOG10(ABS(IMREAL([.A122]))+1E-018)" office:value-type="float" office:value="-255.703070076466" calcext:value-type="float">
            <text:p>-255.703070076466</text:p>
          </table:table-cell>
        </table:table-row>
        <table:table-row table:style-name="ro1">
          <table:table-cell office:value-type="string" calcext:value-type="string">
            <text:p>0.0000000000000012+0.0000000000000826j</text:p>
          </table:table-cell>
          <table:table-cell table:formula="of:=(ROW()-2)/1024" office:value-type="float" office:value="0.1181640625" calcext:value-type="float">
            <text:p>0.1181640625</text:p>
          </table:table-cell>
          <table:table-cell table:formula="of:=20*LOG10(ABS(IMREAL([.A123]))+1E-018)" office:value-type="float" office:value="-298.409139851942" calcext:value-type="float">
            <text:p>-298.409139851942</text:p>
          </table:table-cell>
        </table:table-row>
        <table:table-row table:style-name="ro1">
          <table:table-cell office:value-type="string" calcext:value-type="string">
            <text:p>0.0000000000001904-0.0000000000000481j</text:p>
          </table:table-cell>
          <table:table-cell table:formula="of:=(ROW()-2)/1024" office:value-type="float" office:value="0.119140625" calcext:value-type="float">
            <text:p>0.119140625</text:p>
          </table:table-cell>
          <table:table-cell table:formula="of:=20*LOG10(ABS(IMREAL([.A124]))+1E-018)" office:value-type="float" office:value="-254.406615499982" calcext:value-type="float">
            <text:p>-254.406615499982</text:p>
          </table:table-cell>
        </table:table-row>
        <table:table-row table:style-name="ro1">
          <table:table-cell office:value-type="string" calcext:value-type="string">
            <text:p>0.0000000000000356+0.0000000000001321j</text:p>
          </table:table-cell>
          <table:table-cell table:formula="of:=(ROW()-2)/1024" office:value-type="float" office:value="0.1201171875" calcext:value-type="float">
            <text:p>0.1201171875</text:p>
          </table:table-cell>
          <table:table-cell table:formula="of:=20*LOG10(ABS(IMREAL([.A125]))+1E-018)" office:value-type="float" office:value="-268.970756058305" calcext:value-type="float">
            <text:p>-268.970756058305</text:p>
          </table:table-cell>
        </table:table-row>
        <table:table-row table:style-name="ro1">
          <table:table-cell office:value-type="string" calcext:value-type="string">
            <text:p>-0.0000000000001991+0.0000000000000280j</text:p>
          </table:table-cell>
          <table:table-cell table:formula="of:=(ROW()-2)/1024" office:value-type="float" office:value="0.12109375" calcext:value-type="float">
            <text:p>0.12109375</text:p>
          </table:table-cell>
          <table:table-cell table:formula="of:=20*LOG10(ABS(IMREAL([.A126]))+1E-018)" office:value-type="float" office:value="-254.018531173797" calcext:value-type="float">
            <text:p>-254.018531173797</text:p>
          </table:table-cell>
        </table:table-row>
        <table:table-row table:style-name="ro1">
          <table:table-cell office:value-type="string" calcext:value-type="string">
            <text:p>0.0000000000001953+0.0000000000000090j</text:p>
          </table:table-cell>
          <table:table-cell table:formula="of:=(ROW()-2)/1024" office:value-type="float" office:value="0.1220703125" calcext:value-type="float">
            <text:p>0.1220703125</text:p>
          </table:table-cell>
          <table:table-cell table:formula="of:=20*LOG10(ABS(IMREAL([.A127]))+1E-018)" office:value-type="float" office:value="-254.185910659755" calcext:value-type="float">
            <text:p>-254.185910659755</text:p>
          </table:table-cell>
        </table:table-row>
        <table:table-row table:style-name="ro1">
          <table:table-cell office:value-type="string" calcext:value-type="string">
            <text:p>-0.0000000000000075+0.0000000000000094j</text:p>
          </table:table-cell>
          <table:table-cell table:formula="of:=(ROW()-2)/1024" office:value-type="float" office:value="0.123046875" calcext:value-type="float">
            <text:p>0.123046875</text:p>
          </table:table-cell>
          <table:table-cell table:formula="of:=20*LOG10(ABS(IMREAL([.A128]))+1E-018)" office:value-type="float" office:value="-282.497616690749" calcext:value-type="float">
            <text:p>-282.497616690749</text:p>
          </table:table-cell>
        </table:table-row>
        <table:table-row table:style-name="ro1">
          <table:table-cell office:value-type="string" calcext:value-type="string">
            <text:p>0.0000000000001524+0.0000000000003714j</text:p>
          </table:table-cell>
          <table:table-cell table:formula="of:=(ROW()-2)/1024" office:value-type="float" office:value="0.1240234375" calcext:value-type="float">
            <text:p>0.1240234375</text:p>
          </table:table-cell>
          <table:table-cell table:formula="of:=20*LOG10(ABS(IMREAL([.A129]))+1E-018)" office:value-type="float" office:value="-256.340243666089" calcext:value-type="float">
            <text:p>-256.340243666089</text:p>
          </table:table-cell>
        </table:table-row>
        <table:table-row table:style-name="ro1">
          <table:table-cell office:value-type="string" calcext:value-type="string">
            <text:p>-0.0000000000002699-0.0000000000001228j</text:p>
          </table:table-cell>
          <table:table-cell table:formula="of:=(ROW()-2)/1024" office:value-type="float" office:value="0.125" calcext:value-type="float">
            <text:p>0.125</text:p>
          </table:table-cell>
          <table:table-cell table:formula="of:=20*LOG10(ABS(IMREAL([.A130]))+1E-018)" office:value-type="float" office:value="-251.375910127048" calcext:value-type="float">
            <text:p>-251.375910127048</text:p>
          </table:table-cell>
        </table:table-row>
        <table:table-row table:style-name="ro1">
          <table:table-cell office:value-type="string" calcext:value-type="string">
            <text:p>0.0000000000004115-0.0000000000000489j</text:p>
          </table:table-cell>
          <table:table-cell table:formula="of:=(ROW()-2)/1024" office:value-type="float" office:value="0.1259765625" calcext:value-type="float">
            <text:p>0.1259765625</text:p>
          </table:table-cell>
          <table:table-cell table:formula="of:=20*LOG10(ABS(IMREAL([.A131]))+1E-018)" office:value-type="float" office:value="-247.712582101187" calcext:value-type="float">
            <text:p>-247.712582101187</text:p>
          </table:table-cell>
        </table:table-row>
        <table:table-row table:style-name="ro1">
          <table:table-cell office:value-type="string" calcext:value-type="string">
            <text:p>0.0000000000002457+0.0000000000005776j</text:p>
          </table:table-cell>
          <table:table-cell table:formula="of:=(ROW()-2)/1024" office:value-type="float" office:value="0.126953125" calcext:value-type="float">
            <text:p>0.126953125</text:p>
          </table:table-cell>
          <table:table-cell table:formula="of:=20*LOG10(ABS(IMREAL([.A132]))+1E-018)" office:value-type="float" office:value="-252.191861518864" calcext:value-type="float">
            <text:p>-252.191861518864</text:p>
          </table:table-cell>
        </table:table-row>
        <table:table-row table:style-name="ro1">
          <table:table-cell office:value-type="string" calcext:value-type="string">
            <text:p>-0.0000000000002069+0.0000000000004599j</text:p>
          </table:table-cell>
          <table:table-cell table:formula="of:=(ROW()-2)/1024" office:value-type="float" office:value="0.1279296875" calcext:value-type="float">
            <text:p>0.1279296875</text:p>
          </table:table-cell>
          <table:table-cell table:formula="of:=20*LOG10(ABS(IMREAL([.A133]))+1E-018)" office:value-type="float" office:value="-253.684748205687" calcext:value-type="float">
            <text:p>-253.684748205687</text:p>
          </table:table-cell>
        </table:table-row>
        <table:table-row table:style-name="ro1">
          <table:table-cell office:value-type="string" calcext:value-type="string">
            <text:p>-0.0000000000000438+0.0000000000003079j</text:p>
          </table:table-cell>
          <table:table-cell table:formula="of:=(ROW()-2)/1024" office:value-type="float" office:value="0.12890625" calcext:value-type="float">
            <text:p>0.12890625</text:p>
          </table:table-cell>
          <table:table-cell table:formula="of:=20*LOG10(ABS(IMREAL([.A134]))+1E-018)" office:value-type="float" office:value="-267.170319484199" calcext:value-type="float">
            <text:p>-267.170319484199</text:p>
          </table:table-cell>
        </table:table-row>
        <table:table-row table:style-name="ro1">
          <table:table-cell office:value-type="string" calcext:value-type="string">
            <text:p>511.9999999999993747+0.0000000000001603j</text:p>
          </table:table-cell>
          <table:table-cell table:formula="of:=(ROW()-2)/1024" office:value-type="float" office:value="0.1298828125" calcext:value-type="float">
            <text:p>0.1298828125</text:p>
          </table:table-cell>
          <table:table-cell table:formula="of:=20*LOG10(ABS(IMREAL([.A135]))+1E-018)" office:value-type="float" office:value="54.1853992195166" calcext:value-type="float">
            <text:p>54.1853992195166</text:p>
          </table:table-cell>
        </table:table-row>
        <table:table-row table:style-name="ro1">
          <table:table-cell office:value-type="string" calcext:value-type="string">
            <text:p>0.0000000000000545-0.0000000000001452j</text:p>
          </table:table-cell>
          <table:table-cell table:formula="of:=(ROW()-2)/1024" office:value-type="float" office:value="0.130859375" calcext:value-type="float">
            <text:p>0.130859375</text:p>
          </table:table-cell>
          <table:table-cell table:formula="of:=20*LOG10(ABS(IMREAL([.A136]))+1E-018)" office:value-type="float" office:value="-265.271910581807" calcext:value-type="float">
            <text:p>-265.271910581807</text:p>
          </table:table-cell>
        </table:table-row>
        <table:table-row table:style-name="ro1">
          <table:table-cell office:value-type="string" calcext:value-type="string">
            <text:p>0.0000000000002736+0.0000000000002486j</text:p>
          </table:table-cell>
          <table:table-cell table:formula="of:=(ROW()-2)/1024" office:value-type="float" office:value="0.1318359375" calcext:value-type="float">
            <text:p>0.1318359375</text:p>
          </table:table-cell>
          <table:table-cell table:formula="of:=20*LOG10(ABS(IMREAL([.A137]))+1E-018)" office:value-type="float" office:value="-251.257646392424" calcext:value-type="float">
            <text:p>-251.257646392424</text:p>
          </table:table-cell>
        </table:table-row>
        <table:table-row table:style-name="ro1">
          <table:table-cell office:value-type="string" calcext:value-type="string">
            <text:p>-0.0000000000005543+0.0000000000005025j</text:p>
          </table:table-cell>
          <table:table-cell table:formula="of:=(ROW()-2)/1024" office:value-type="float" office:value="0.1328125" calcext:value-type="float">
            <text:p>0.1328125</text:p>
          </table:table-cell>
          <table:table-cell table:formula="of:=20*LOG10(ABS(IMREAL([.A138]))+1E-018)" office:value-type="float" office:value="-245.125086758149" calcext:value-type="float">
            <text:p>-245.125086758149</text:p>
          </table:table-cell>
        </table:table-row>
        <table:table-row table:style-name="ro1">
          <table:table-cell office:value-type="string" calcext:value-type="string">
            <text:p>-0.0000000000004168-0.0000000000001203j</text:p>
          </table:table-cell>
          <table:table-cell table:formula="of:=(ROW()-2)/1024" office:value-type="float" office:value="0.1337890625" calcext:value-type="float">
            <text:p>0.1337890625</text:p>
          </table:table-cell>
          <table:table-cell table:formula="of:=20*LOG10(ABS(IMREAL([.A139]))+1E-018)" office:value-type="float" office:value="-247.601424954729" calcext:value-type="float">
            <text:p>-247.601424954729</text:p>
          </table:table-cell>
        </table:table-row>
        <table:table-row table:style-name="ro1">
          <table:table-cell office:value-type="string" calcext:value-type="string">
            <text:p>0.0000000000001905-0.0000000000001695j</text:p>
          </table:table-cell>
          <table:table-cell table:formula="of:=(ROW()-2)/1024" office:value-type="float" office:value="0.134765625" calcext:value-type="float">
            <text:p>0.134765625</text:p>
          </table:table-cell>
          <table:table-cell table:formula="of:=20*LOG10(ABS(IMREAL([.A140]))+1E-018)" office:value-type="float" office:value="-254.402054804666" calcext:value-type="float">
            <text:p>-254.402054804666</text:p>
          </table:table-cell>
        </table:table-row>
        <table:table-row table:style-name="ro1">
          <table:table-cell office:value-type="string" calcext:value-type="string">
            <text:p>-0.0000000000001257+0.0000000000003550j</text:p>
          </table:table-cell>
          <table:table-cell table:formula="of:=(ROW()-2)/1024" office:value-type="float" office:value="0.1357421875" calcext:value-type="float">
            <text:p>0.1357421875</text:p>
          </table:table-cell>
          <table:table-cell table:formula="of:=20*LOG10(ABS(IMREAL([.A141]))+1E-018)" office:value-type="float" office:value="-258.013225346399" calcext:value-type="float">
            <text:p>-258.013225346399</text:p>
          </table:table-cell>
        </table:table-row>
        <table:table-row table:style-name="ro1">
          <table:table-cell office:value-type="string" calcext:value-type="string">
            <text:p>-0.0000000000000912+0.0000000000000284j</text:p>
          </table:table-cell>
          <table:table-cell table:formula="of:=(ROW()-2)/1024" office:value-type="float" office:value="0.13671875" calcext:value-type="float">
            <text:p>0.13671875</text:p>
          </table:table-cell>
          <table:table-cell table:formula="of:=20*LOG10(ABS(IMREAL([.A142]))+1E-018)" office:value-type="float" office:value="-260.800007993936" calcext:value-type="float">
            <text:p>-260.800007993936</text:p>
          </table:table-cell>
        </table:table-row>
        <table:table-row table:style-name="ro1">
          <table:table-cell office:value-type="string" calcext:value-type="string">
            <text:p>-0.0000000000003540-0.0000000000001619j</text:p>
          </table:table-cell>
          <table:table-cell table:formula="of:=(ROW()-2)/1024" office:value-type="float" office:value="0.1376953125" calcext:value-type="float">
            <text:p>0.1376953125</text:p>
          </table:table-cell>
          <table:table-cell table:formula="of:=20*LOG10(ABS(IMREAL([.A143]))+1E-018)" office:value-type="float" office:value="-249.019910223108" calcext:value-type="float">
            <text:p>-249.019910223108</text:p>
          </table:table-cell>
        </table:table-row>
        <table:table-row table:style-name="ro1">
          <table:table-cell office:value-type="string" calcext:value-type="string">
            <text:p>0.0000000000001878+0.0000000000000704j</text:p>
          </table:table-cell>
          <table:table-cell table:formula="of:=(ROW()-2)/1024" office:value-type="float" office:value="0.138671875" calcext:value-type="float">
            <text:p>0.138671875</text:p>
          </table:table-cell>
          <table:table-cell table:formula="of:=20*LOG10(ABS(IMREAL([.A144]))+1E-018)" office:value-type="float" office:value="-254.526041990778" calcext:value-type="float">
            <text:p>-254.526041990778</text:p>
          </table:table-cell>
        </table:table-row>
        <table:table-row table:style-name="ro1">
          <table:table-cell office:value-type="string" calcext:value-type="string">
            <text:p>-0.0000000000000585+0.0000000000002799j</text:p>
          </table:table-cell>
          <table:table-cell table:formula="of:=(ROW()-2)/1024" office:value-type="float" office:value="0.1396484375" calcext:value-type="float">
            <text:p>0.1396484375</text:p>
          </table:table-cell>
          <table:table-cell table:formula="of:=20*LOG10(ABS(IMREAL([.A145]))+1E-018)" office:value-type="float" office:value="-264.65673420288" calcext:value-type="float">
            <text:p>-264.65673420288</text:p>
          </table:table-cell>
        </table:table-row>
        <table:table-row table:style-name="ro1">
          <table:table-cell office:value-type="string" calcext:value-type="string">
            <text:p>-0.0000000000004988-0.0000000000000831j</text:p>
          </table:table-cell>
          <table:table-cell table:formula="of:=(ROW()-2)/1024" office:value-type="float" office:value="0.140625" calcext:value-type="float">
            <text:p>0.140625</text:p>
          </table:table-cell>
          <table:table-cell table:formula="of:=20*LOG10(ABS(IMREAL([.A146]))+1E-018)" office:value-type="float" office:value="-246.041453690316" calcext:value-type="float">
            <text:p>-246.041453690316</text:p>
          </table:table-cell>
        </table:table-row>
        <table:table-row table:style-name="ro1">
          <table:table-cell office:value-type="string" calcext:value-type="string">
            <text:p>0.0000000000002136+0.0000000000000727j</text:p>
          </table:table-cell>
          <table:table-cell table:formula="of:=(ROW()-2)/1024" office:value-type="float" office:value="0.1416015625" calcext:value-type="float">
            <text:p>0.1416015625</text:p>
          </table:table-cell>
          <table:table-cell table:formula="of:=20*LOG10(ABS(IMREAL([.A147]))+1E-018)" office:value-type="float" office:value="-253.407934368687" calcext:value-type="float">
            <text:p>-253.407934368687</text:p>
          </table:table-cell>
        </table:table-row>
        <table:table-row table:style-name="ro1">
          <table:table-cell office:value-type="string" calcext:value-type="string">
            <text:p>0.0000000000000697+0.0000000000002333j</text:p>
          </table:table-cell>
          <table:table-cell table:formula="of:=(ROW()-2)/1024" office:value-type="float" office:value="0.142578125" calcext:value-type="float">
            <text:p>0.142578125</text:p>
          </table:table-cell>
          <table:table-cell table:formula="of:=20*LOG10(ABS(IMREAL([.A148]))+1E-018)" office:value-type="float" office:value="-263.135219820718" calcext:value-type="float">
            <text:p>-263.135219820718</text:p>
          </table:table-cell>
        </table:table-row>
        <table:table-row table:style-name="ro1">
          <table:table-cell office:value-type="string" calcext:value-type="string">
            <text:p>-0.0000000000003173+0.0000000000000298j</text:p>
          </table:table-cell>
          <table:table-cell table:formula="of:=(ROW()-2)/1024" office:value-type="float" office:value="0.1435546875" calcext:value-type="float">
            <text:p>0.1435546875</text:p>
          </table:table-cell>
          <table:table-cell table:formula="of:=20*LOG10(ABS(IMREAL([.A149]))+1E-018)" office:value-type="float" office:value="-249.970571183658" calcext:value-type="float">
            <text:p>-249.970571183658</text:p>
          </table:table-cell>
        </table:table-row>
        <table:table-row table:style-name="ro1">
          <table:table-cell office:value-type="string" calcext:value-type="string">
            <text:p>-0.0000000000000069+0.0000000000000822j</text:p>
          </table:table-cell>
          <table:table-cell table:formula="of:=(ROW()-2)/1024" office:value-type="float" office:value="0.14453125" calcext:value-type="float">
            <text:p>0.14453125</text:p>
          </table:table-cell>
          <table:table-cell table:formula="of:=20*LOG10(ABS(IMREAL([.A150]))+1E-018)" office:value-type="float" office:value="-283.22175945188" calcext:value-type="float">
            <text:p>-283.22175945188</text:p>
          </table:table-cell>
        </table:table-row>
        <table:table-row table:style-name="ro1">
          <table:table-cell office:value-type="string" calcext:value-type="string">
            <text:p>-0.0000000000000606+0.0000000000000129j</text:p>
          </table:table-cell>
          <table:table-cell table:formula="of:=(ROW()-2)/1024" office:value-type="float" office:value="0.1455078125" calcext:value-type="float">
            <text:p>0.1455078125</text:p>
          </table:table-cell>
          <table:table-cell table:formula="of:=20*LOG10(ABS(IMREAL([.A151]))+1E-018)" office:value-type="float" office:value="-264.350404186345" calcext:value-type="float">
            <text:p>-264.350404186345</text:p>
          </table:table-cell>
        </table:table-row>
        <table:table-row table:style-name="ro1">
          <table:table-cell office:value-type="string" calcext:value-type="string">
            <text:p>0.0000000000000261+0.0000000000003696j</text:p>
          </table:table-cell>
          <table:table-cell table:formula="of:=(ROW()-2)/1024" office:value-type="float" office:value="0.146484375" calcext:value-type="float">
            <text:p>0.146484375</text:p>
          </table:table-cell>
          <table:table-cell table:formula="of:=20*LOG10(ABS(IMREAL([.A152]))+1E-018)" office:value-type="float" office:value="-271.666857066903" calcext:value-type="float">
            <text:p>-271.666857066903</text:p>
          </table:table-cell>
        </table:table-row>
        <table:table-row table:style-name="ro1">
          <table:table-cell office:value-type="string" calcext:value-type="string">
            <text:p>-0.0000000000001169+0.0000000000002695j</text:p>
          </table:table-cell>
          <table:table-cell table:formula="of:=(ROW()-2)/1024" office:value-type="float" office:value="0.1474609375" calcext:value-type="float">
            <text:p>0.1474609375</text:p>
          </table:table-cell>
          <table:table-cell table:formula="of:=20*LOG10(ABS(IMREAL([.A153]))+1E-018)" office:value-type="float" office:value="-258.643635475202" calcext:value-type="float">
            <text:p>-258.643635475202</text:p>
          </table:table-cell>
        </table:table-row>
        <table:table-row table:style-name="ro1">
          <table:table-cell office:value-type="string" calcext:value-type="string">
            <text:p>-0.0000000000002076-0.0000000000003659j</text:p>
          </table:table-cell>
          <table:table-cell table:formula="of:=(ROW()-2)/1024" office:value-type="float" office:value="0.1484375" calcext:value-type="float">
            <text:p>0.1484375</text:p>
          </table:table-cell>
          <table:table-cell table:formula="of:=20*LOG10(ABS(IMREAL([.A154]))+1E-018)" office:value-type="float" office:value="-253.655411177027" calcext:value-type="float">
            <text:p>-253.655411177027</text:p>
          </table:table-cell>
        </table:table-row>
        <table:table-row table:style-name="ro1">
          <table:table-cell office:value-type="string" calcext:value-type="string">
            <text:p>0.0000000000003952+0.0000000000005513j</text:p>
          </table:table-cell>
          <table:table-cell table:formula="of:=(ROW()-2)/1024" office:value-type="float" office:value="0.1494140625" calcext:value-type="float">
            <text:p>0.1494140625</text:p>
          </table:table-cell>
          <table:table-cell table:formula="of:=20*LOG10(ABS(IMREAL([.A155]))+1E-018)" office:value-type="float" office:value="-248.06363930325" calcext:value-type="float">
            <text:p>-248.06363930325</text:p>
          </table:table-cell>
        </table:table-row>
        <table:table-row table:style-name="ro1">
          <table:table-cell office:value-type="string" calcext:value-type="string">
            <text:p>-0.0000000000004354+0.0000000000005604j</text:p>
          </table:table-cell>
          <table:table-cell table:formula="of:=(ROW()-2)/1024" office:value-type="float" office:value="0.150390625" calcext:value-type="float">
            <text:p>0.150390625</text:p>
          </table:table-cell>
          <table:table-cell table:formula="of:=20*LOG10(ABS(IMREAL([.A156]))+1E-018)" office:value-type="float" office:value="-247.222211556703" calcext:value-type="float">
            <text:p>-247.222211556703</text:p>
          </table:table-cell>
        </table:table-row>
        <table:table-row table:style-name="ro1">
          <table:table-cell office:value-type="string" calcext:value-type="string">
            <text:p>-0.0000000000001828-0.0000000000005810j</text:p>
          </table:table-cell>
          <table:table-cell table:formula="of:=(ROW()-2)/1024" office:value-type="float" office:value="0.1513671875" calcext:value-type="float">
            <text:p>0.1513671875</text:p>
          </table:table-cell>
          <table:table-cell table:formula="of:=20*LOG10(ABS(IMREAL([.A157]))+1E-018)" office:value-type="float" office:value="-254.760428656366" calcext:value-type="float">
            <text:p>-254.760428656366</text:p>
          </table:table-cell>
        </table:table-row>
        <table:table-row table:style-name="ro1">
          <table:table-cell office:value-type="string" calcext:value-type="string">
            <text:p>0.0000000000002252+0.0000000000011332j</text:p>
          </table:table-cell>
          <table:table-cell table:formula="of:=(ROW()-2)/1024" office:value-type="float" office:value="0.15234375" calcext:value-type="float">
            <text:p>0.15234375</text:p>
          </table:table-cell>
          <table:table-cell table:formula="of:=20*LOG10(ABS(IMREAL([.A158]))+1E-018)" office:value-type="float" office:value="-252.94859370683" calcext:value-type="float">
            <text:p>-252.94859370683</text:p>
          </table:table-cell>
        </table:table-row>
        <table:table-row table:style-name="ro1">
          <table:table-cell office:value-type="string" calcext:value-type="string">
            <text:p>-0.0000000000001677+0.0000000000004114j</text:p>
          </table:table-cell>
          <table:table-cell table:formula="of:=(ROW()-2)/1024" office:value-type="float" office:value="0.1533203125" calcext:value-type="float">
            <text:p>0.1533203125</text:p>
          </table:table-cell>
          <table:table-cell table:formula="of:=20*LOG10(ABS(IMREAL([.A159]))+1E-018)" office:value-type="float" office:value="-255.509286953819" calcext:value-type="float">
            <text:p>-255.509286953819</text:p>
          </table:table-cell>
        </table:table-row>
        <table:table-row table:style-name="ro1">
          <table:table-cell office:value-type="string" calcext:value-type="string">
            <text:p>-0.0000000000001188+0.0000000000013224j</text:p>
          </table:table-cell>
          <table:table-cell table:formula="of:=(ROW()-2)/1024" office:value-type="float" office:value="0.154296875" calcext:value-type="float">
            <text:p>0.154296875</text:p>
          </table:table-cell>
          <table:table-cell table:formula="of:=20*LOG10(ABS(IMREAL([.A160]))+1E-018)" office:value-type="float" office:value="-258.503598073855" calcext:value-type="float">
            <text:p>-258.503598073855</text:p>
          </table:table-cell>
        </table:table-row>
        <table:table-row table:style-name="ro1">
          <table:table-cell office:value-type="string" calcext:value-type="string">
            <text:p>-0.0000000000015447+0.0000000000020042j</text:p>
          </table:table-cell>
          <table:table-cell table:formula="of:=(ROW()-2)/1024" office:value-type="float" office:value="0.1552734375" calcext:value-type="float">
            <text:p>0.1552734375</text:p>
          </table:table-cell>
          <table:table-cell table:formula="of:=20*LOG10(ABS(IMREAL([.A161]))+1E-018)" office:value-type="float" office:value="-236.223111446037" calcext:value-type="float">
            <text:p>-236.223111446037</text:p>
          </table:table-cell>
        </table:table-row>
        <table:table-row table:style-name="ro1">
          <table:table-cell office:value-type="string" calcext:value-type="string">
            <text:p>-0.0000000000033828-0.0000000000011473j</text:p>
          </table:table-cell>
          <table:table-cell table:formula="of:=(ROW()-2)/1024" office:value-type="float" office:value="0.15625" calcext:value-type="float">
            <text:p>0.15625</text:p>
          </table:table-cell>
          <table:table-cell table:formula="of:=20*LOG10(ABS(IMREAL([.A162]))+1E-018)" office:value-type="float" office:value="-229.414470993953" calcext:value-type="float">
            <text:p>-229.414470993953</text:p>
          </table:table-cell>
        </table:table-row>
        <table:table-row table:style-name="ro1">
          <table:table-cell office:value-type="string" calcext:value-type="string">
            <text:p>-0.0000000000003428-0.0000000000027752j</text:p>
          </table:table-cell>
          <table:table-cell table:formula="of:=(ROW()-2)/1024" office:value-type="float" office:value="0.1572265625" calcext:value-type="float">
            <text:p>0.1572265625</text:p>
          </table:table-cell>
          <table:table-cell table:formula="of:=20*LOG10(ABS(IMREAL([.A163]))+1E-018)" office:value-type="float" office:value="-249.299158396946" calcext:value-type="float">
            <text:p>-249.299158396946</text:p>
          </table:table-cell>
        </table:table-row>
        <table:table-row table:style-name="ro1">
          <table:table-cell office:value-type="string" calcext:value-type="string">
            <text:p>0.0000000000008628-0.0000000000003114j</text:p>
          </table:table-cell>
          <table:table-cell table:formula="of:=(ROW()-2)/1024" office:value-type="float" office:value="0.158203125" calcext:value-type="float">
            <text:p>0.158203125</text:p>
          </table:table-cell>
          <table:table-cell table:formula="of:=20*LOG10(ABS(IMREAL([.A164]))+1E-018)" office:value-type="float" office:value="-241.281787204301" calcext:value-type="float">
            <text:p>-241.281787204301</text:p>
          </table:table-cell>
        </table:table-row>
        <table:table-row table:style-name="ro1">
          <table:table-cell office:value-type="string" calcext:value-type="string">
            <text:p>-0.0000000000006471+0.0000000000003260j</text:p>
          </table:table-cell>
          <table:table-cell table:formula="of:=(ROW()-2)/1024" office:value-type="float" office:value="0.1591796875" calcext:value-type="float">
            <text:p>0.1591796875</text:p>
          </table:table-cell>
          <table:table-cell table:formula="of:=20*LOG10(ABS(IMREAL([.A165]))+1E-018)" office:value-type="float" office:value="-243.780558580773" calcext:value-type="float">
            <text:p>-243.780558580773</text:p>
          </table:table-cell>
        </table:table-row>
        <table:table-row table:style-name="ro1">
          <table:table-cell office:value-type="string" calcext:value-type="string">
            <text:p>0.0000000000000135-0.0000000000013867j</text:p>
          </table:table-cell>
          <table:table-cell table:formula="of:=(ROW()-2)/1024" office:value-type="float" office:value="0.16015625" calcext:value-type="float">
            <text:p>0.16015625</text:p>
          </table:table-cell>
          <table:table-cell table:formula="of:=20*LOG10(ABS(IMREAL([.A166]))+1E-018)" office:value-type="float" office:value="-277.392681254696" calcext:value-type="float">
            <text:p>-277.392681254696</text:p>
          </table:table-cell>
        </table:table-row>
        <table:table-row table:style-name="ro1">
          <table:table-cell office:value-type="string" calcext:value-type="string">
            <text:p>0.0000000000000166+0.0000000000001209j</text:p>
          </table:table-cell>
          <table:table-cell table:formula="of:=(ROW()-2)/1024" office:value-type="float" office:value="0.1611328125" calcext:value-type="float">
            <text:p>0.1611328125</text:p>
          </table:table-cell>
          <table:table-cell table:formula="of:=20*LOG10(ABS(IMREAL([.A167]))+1E-018)" office:value-type="float" office:value="-275.597315008595" calcext:value-type="float">
            <text:p>-275.597315008595</text:p>
          </table:table-cell>
        </table:table-row>
        <table:table-row table:style-name="ro1">
          <table:table-cell office:value-type="string" calcext:value-type="string">
            <text:p>-0.0000000000002963-0.0000000000001978j</text:p>
          </table:table-cell>
          <table:table-cell table:formula="of:=(ROW()-2)/1024" office:value-type="float" office:value="0.162109375" calcext:value-type="float">
            <text:p>0.162109375</text:p>
          </table:table-cell>
          <table:table-cell table:formula="of:=20*LOG10(ABS(IMREAL([.A168]))+1E-018)" office:value-type="float" office:value="-250.565337655937" calcext:value-type="float">
            <text:p>-250.565337655937</text:p>
          </table:table-cell>
        </table:table-row>
        <table:table-row table:style-name="ro1">
          <table:table-cell office:value-type="string" calcext:value-type="string">
            <text:p>0.0000000000001433-0.0000000000000844j</text:p>
          </table:table-cell>
          <table:table-cell table:formula="of:=(ROW()-2)/1024" office:value-type="float" office:value="0.1630859375" calcext:value-type="float">
            <text:p>0.1630859375</text:p>
          </table:table-cell>
          <table:table-cell table:formula="of:=20*LOG10(ABS(IMREAL([.A169]))+1E-018)" office:value-type="float" office:value="-256.875015578938" calcext:value-type="float">
            <text:p>-256.875015578938</text:p>
          </table:table-cell>
        </table:table-row>
        <table:table-row table:style-name="ro1">
          <table:table-cell office:value-type="string" calcext:value-type="string">
            <text:p>-0.0000000000001191-0.0000000000001993j</text:p>
          </table:table-cell>
          <table:table-cell table:formula="of:=(ROW()-2)/1024" office:value-type="float" office:value="0.1640625" calcext:value-type="float">
            <text:p>0.1640625</text:p>
          </table:table-cell>
          <table:table-cell table:formula="of:=20*LOG10(ABS(IMREAL([.A170]))+1E-018)" office:value-type="float" office:value="-258.481691841267" calcext:value-type="float">
            <text:p>-258.481691841267</text:p>
          </table:table-cell>
        </table:table-row>
        <table:table-row table:style-name="ro1">
          <table:table-cell office:value-type="string" calcext:value-type="string">
            <text:p>0.0000000000002454-0.0000000000003336j</text:p>
          </table:table-cell>
          <table:table-cell table:formula="of:=(ROW()-2)/1024" office:value-type="float" office:value="0.1650390625" calcext:value-type="float">
            <text:p>0.1650390625</text:p>
          </table:table-cell>
          <table:table-cell table:formula="of:=20*LOG10(ABS(IMREAL([.A171]))+1E-018)" office:value-type="float" office:value="-252.202473437429" calcext:value-type="float">
            <text:p>-252.202473437429</text:p>
          </table:table-cell>
        </table:table-row>
        <table:table-row table:style-name="ro1">
          <table:table-cell office:value-type="string" calcext:value-type="string">
            <text:p>-0.0000000000000509-0.0000000000001474j</text:p>
          </table:table-cell>
          <table:table-cell table:formula="of:=(ROW()-2)/1024" office:value-type="float" office:value="0.166015625" calcext:value-type="float">
            <text:p>0.166015625</text:p>
          </table:table-cell>
          <table:table-cell table:formula="of:=20*LOG10(ABS(IMREAL([.A172]))+1E-018)" office:value-type="float" office:value="-265.865473708779" calcext:value-type="float">
            <text:p>-265.865473708779</text:p>
          </table:table-cell>
        </table:table-row>
        <table:table-row table:style-name="ro1">
          <table:table-cell office:value-type="string" calcext:value-type="string">
            <text:p>-0.0000000000003112-0.0000000000002057j</text:p>
          </table:table-cell>
          <table:table-cell table:formula="of:=(ROW()-2)/1024" office:value-type="float" office:value="0.1669921875" calcext:value-type="float">
            <text:p>0.1669921875</text:p>
          </table:table-cell>
          <table:table-cell table:formula="of:=20*LOG10(ABS(IMREAL([.A173]))+1E-018)" office:value-type="float" office:value="-250.139180322735" calcext:value-type="float">
            <text:p>-250.139180322735</text:p>
          </table:table-cell>
        </table:table-row>
        <table:table-row table:style-name="ro1">
          <table:table-cell office:value-type="string" calcext:value-type="string">
            <text:p>0.0000000000000814-0.0000000000003536j</text:p>
          </table:table-cell>
          <table:table-cell table:formula="of:=(ROW()-2)/1024" office:value-type="float" office:value="0.16796875" calcext:value-type="float">
            <text:p>0.16796875</text:p>
          </table:table-cell>
          <table:table-cell table:formula="of:=20*LOG10(ABS(IMREAL([.A174]))+1E-018)" office:value-type="float" office:value="-261.787405196611" calcext:value-type="float">
            <text:p>-261.787405196611</text:p>
          </table:table-cell>
        </table:table-row>
        <table:table-row table:style-name="ro1">
          <table:table-cell office:value-type="string" calcext:value-type="string">
            <text:p>-0.0000000000001113+0.0000000000001610j</text:p>
          </table:table-cell>
          <table:table-cell table:formula="of:=(ROW()-2)/1024" office:value-type="float" office:value="0.1689453125" calcext:value-type="float">
            <text:p>0.1689453125</text:p>
          </table:table-cell>
          <table:table-cell table:formula="of:=20*LOG10(ABS(IMREAL([.A175]))+1E-018)" office:value-type="float" office:value="-259.070018673318" calcext:value-type="float">
            <text:p>-259.070018673318</text:p>
          </table:table-cell>
        </table:table-row>
        <table:table-row table:style-name="ro1">
          <table:table-cell office:value-type="string" calcext:value-type="string">
            <text:p>-0.0000000000001688-0.0000000000001785j</text:p>
          </table:table-cell>
          <table:table-cell table:formula="of:=(ROW()-2)/1024" office:value-type="float" office:value="0.169921875" calcext:value-type="float">
            <text:p>0.169921875</text:p>
          </table:table-cell>
          <table:table-cell table:formula="of:=20*LOG10(ABS(IMREAL([.A176]))+1E-018)" office:value-type="float" office:value="-255.452499697668" calcext:value-type="float">
            <text:p>-255.452499697668</text:p>
          </table:table-cell>
        </table:table-row>
        <table:table-row table:style-name="ro1">
          <table:table-cell office:value-type="string" calcext:value-type="string">
            <text:p>0.0000000000001913-0.0000000000001066j</text:p>
          </table:table-cell>
          <table:table-cell table:formula="of:=(ROW()-2)/1024" office:value-type="float" office:value="0.1708984375" calcext:value-type="float">
            <text:p>0.1708984375</text:p>
          </table:table-cell>
          <table:table-cell table:formula="of:=20*LOG10(ABS(IMREAL([.A177]))+1E-018)" office:value-type="float" office:value="-254.365655195027" calcext:value-type="float">
            <text:p>-254.365655195027</text:p>
          </table:table-cell>
        </table:table-row>
        <table:table-row table:style-name="ro1">
          <table:table-cell office:value-type="string" calcext:value-type="string">
            <text:p>-0.0000000000001704-0.0000000000002056j</text:p>
          </table:table-cell>
          <table:table-cell table:formula="of:=(ROW()-2)/1024" office:value-type="float" office:value="0.171875" calcext:value-type="float">
            <text:p>0.171875</text:p>
          </table:table-cell>
          <table:table-cell table:formula="of:=20*LOG10(ABS(IMREAL([.A178]))+1E-018)" office:value-type="float" office:value="-255.370557218005" calcext:value-type="float">
            <text:p>-255.370557218005</text:p>
          </table:table-cell>
        </table:table-row>
        <table:table-row table:style-name="ro1">
          <table:table-cell office:value-type="string" calcext:value-type="string">
            <text:p>-0.0000000000000035-0.0000000000000907j</text:p>
          </table:table-cell>
          <table:table-cell table:formula="of:=(ROW()-2)/1024" office:value-type="float" office:value="0.1728515625" calcext:value-type="float">
            <text:p>0.1728515625</text:p>
          </table:table-cell>
          <table:table-cell table:formula="of:=20*LOG10(ABS(IMREAL([.A179]))+1E-018)" office:value-type="float" office:value="-289.116157784699" calcext:value-type="float">
            <text:p>-289.116157784699</text:p>
          </table:table-cell>
        </table:table-row>
        <table:table-row table:style-name="ro1">
          <table:table-cell office:value-type="string" calcext:value-type="string">
            <text:p>-0.0000000000001496-0.0000000000000190j</text:p>
          </table:table-cell>
          <table:table-cell table:formula="of:=(ROW()-2)/1024" office:value-type="float" office:value="0.173828125" calcext:value-type="float">
            <text:p>0.173828125</text:p>
          </table:table-cell>
          <table:table-cell table:formula="of:=20*LOG10(ABS(IMREAL([.A180]))+1E-018)" office:value-type="float" office:value="-256.501310068866" calcext:value-type="float">
            <text:p>-256.501310068866</text:p>
          </table:table-cell>
        </table:table-row>
        <table:table-row table:style-name="ro1">
          <table:table-cell office:value-type="string" calcext:value-type="string">
            <text:p>-0.0000000000000349-0.0000000000001564j</text:p>
          </table:table-cell>
          <table:table-cell table:formula="of:=(ROW()-2)/1024" office:value-type="float" office:value="0.1748046875" calcext:value-type="float">
            <text:p>0.1748046875</text:p>
          </table:table-cell>
          <table:table-cell table:formula="of:=20*LOG10(ABS(IMREAL([.A181]))+1E-018)" office:value-type="float" office:value="-269.143242585023" calcext:value-type="float">
            <text:p>-269.143242585023</text:p>
          </table:table-cell>
        </table:table-row>
        <table:table-row table:style-name="ro1">
          <table:table-cell office:value-type="string" calcext:value-type="string">
            <text:p>0.0000000000000711-0.0000000000000585j</text:p>
          </table:table-cell>
          <table:table-cell table:formula="of:=(ROW()-2)/1024" office:value-type="float" office:value="0.17578125" calcext:value-type="float">
            <text:p>0.17578125</text:p>
          </table:table-cell>
          <table:table-cell table:formula="of:=20*LOG10(ABS(IMREAL([.A182]))+1E-018)" office:value-type="float" office:value="-262.962485821853" calcext:value-type="float">
            <text:p>-262.962485821853</text:p>
          </table:table-cell>
        </table:table-row>
        <table:table-row table:style-name="ro1">
          <table:table-cell office:value-type="string" calcext:value-type="string">
            <text:p>-0.0000000000001003-0.0000000000000014j</text:p>
          </table:table-cell>
          <table:table-cell table:formula="of:=(ROW()-2)/1024" office:value-type="float" office:value="0.1767578125" calcext:value-type="float">
            <text:p>0.1767578125</text:p>
          </table:table-cell>
          <table:table-cell table:formula="of:=20*LOG10(ABS(IMREAL([.A183]))+1E-018)" office:value-type="float" office:value="-259.973894740924" calcext:value-type="float">
            <text:p>-259.973894740924</text:p>
          </table:table-cell>
        </table:table-row>
        <table:table-row table:style-name="ro1">
          <table:table-cell office:value-type="string" calcext:value-type="string">
            <text:p>-0.0000000000000673-0.0000000000002411j</text:p>
          </table:table-cell>
          <table:table-cell table:formula="of:=(ROW()-2)/1024" office:value-type="float" office:value="0.177734375" calcext:value-type="float">
            <text:p>0.177734375</text:p>
          </table:table-cell>
          <table:table-cell table:formula="of:=20*LOG10(ABS(IMREAL([.A184]))+1E-018)" office:value-type="float" office:value="-263.439569654226" calcext:value-type="float">
            <text:p>-263.439569654226</text:p>
          </table:table-cell>
        </table:table-row>
        <table:table-row table:style-name="ro1">
          <table:table-cell office:value-type="string" calcext:value-type="string">
            <text:p>0.0000000000000729-0.0000000000000261j</text:p>
          </table:table-cell>
          <table:table-cell table:formula="of:=(ROW()-2)/1024" office:value-type="float" office:value="0.1787109375" calcext:value-type="float">
            <text:p>0.1787109375</text:p>
          </table:table-cell>
          <table:table-cell table:formula="of:=20*LOG10(ABS(IMREAL([.A185]))+1E-018)" office:value-type="float" office:value="-262.745330286452" calcext:value-type="float">
            <text:p>-262.745330286452</text:p>
          </table:table-cell>
        </table:table-row>
        <table:table-row table:style-name="ro1">
          <table:table-cell office:value-type="string" calcext:value-type="string">
            <text:p>-0.0000000000001844-0.0000000000000910j</text:p>
          </table:table-cell>
          <table:table-cell table:formula="of:=(ROW()-2)/1024" office:value-type="float" office:value="0.1796875" calcext:value-type="float">
            <text:p>0.1796875</text:p>
          </table:table-cell>
          <table:table-cell table:formula="of:=20*LOG10(ABS(IMREAL([.A186]))+1E-018)" office:value-type="float" office:value="-254.684734562253" calcext:value-type="float">
            <text:p>-254.684734562253</text:p>
          </table:table-cell>
        </table:table-row>
        <table:table-row table:style-name="ro1">
          <table:table-cell office:value-type="string" calcext:value-type="string">
            <text:p>0.0000000000000379-0.0000000000000683j</text:p>
          </table:table-cell>
          <table:table-cell table:formula="of:=(ROW()-2)/1024" office:value-type="float" office:value="0.1806640625" calcext:value-type="float">
            <text:p>0.1806640625</text:p>
          </table:table-cell>
          <table:table-cell table:formula="of:=20*LOG10(ABS(IMREAL([.A187]))+1E-018)" office:value-type="float" office:value="-268.426986624516" calcext:value-type="float">
            <text:p>-268.426986624516</text:p>
          </table:table-cell>
        </table:table-row>
        <table:table-row table:style-name="ro1">
          <table:table-cell office:value-type="string" calcext:value-type="string">
            <text:p>-0.0000000000001048-0.0000000000000688j</text:p>
          </table:table-cell>
          <table:table-cell table:formula="of:=(ROW()-2)/1024" office:value-type="float" office:value="0.181640625" calcext:value-type="float">
            <text:p>0.181640625</text:p>
          </table:table-cell>
          <table:table-cell table:formula="of:=20*LOG10(ABS(IMREAL([.A188]))+1E-018)" office:value-type="float" office:value="-259.592691466815" calcext:value-type="float">
            <text:p>-259.592691466815</text:p>
          </table:table-cell>
        </table:table-row>
        <table:table-row table:style-name="ro1">
          <table:table-cell office:value-type="string" calcext:value-type="string">
            <text:p>0.0000000000000063-0.0000000000001330j</text:p>
          </table:table-cell>
          <table:table-cell table:formula="of:=(ROW()-2)/1024" office:value-type="float" office:value="0.1826171875" calcext:value-type="float">
            <text:p>0.1826171875</text:p>
          </table:table-cell>
          <table:table-cell table:formula="of:=20*LOG10(ABS(IMREAL([.A189]))+1E-018)" office:value-type="float" office:value="-284.011810407697" calcext:value-type="float">
            <text:p>-284.011810407697</text:p>
          </table:table-cell>
        </table:table-row>
        <table:table-row table:style-name="ro1">
          <table:table-cell office:value-type="string" calcext:value-type="string">
            <text:p>-0.0000000000000602+0.0000000000000189j</text:p>
          </table:table-cell>
          <table:table-cell table:formula="of:=(ROW()-2)/1024" office:value-type="float" office:value="0.18359375" calcext:value-type="float">
            <text:p>0.18359375</text:p>
          </table:table-cell>
          <table:table-cell table:formula="of:=20*LOG10(ABS(IMREAL([.A190]))+1E-018)" office:value-type="float" office:value="-264.407925892161" calcext:value-type="float">
            <text:p>-264.407925892161</text:p>
          </table:table-cell>
        </table:table-row>
        <table:table-row table:style-name="ro1">
          <table:table-cell office:value-type="string" calcext:value-type="string">
            <text:p>-0.0000000000000996-0.0000000000000842j</text:p>
          </table:table-cell>
          <table:table-cell table:formula="of:=(ROW()-2)/1024" office:value-type="float" office:value="0.1845703125" calcext:value-type="float">
            <text:p>0.1845703125</text:p>
          </table:table-cell>
          <table:table-cell table:formula="of:=20*LOG10(ABS(IMREAL([.A191]))+1E-018)" office:value-type="float" office:value="-260.034726024237" calcext:value-type="float">
            <text:p>-260.034726024237</text:p>
          </table:table-cell>
        </table:table-row>
        <table:table-row table:style-name="ro1">
          <table:table-cell office:value-type="string" calcext:value-type="string">
            <text:p>0.0000000000000110-0.0000000000000885j</text:p>
          </table:table-cell>
          <table:table-cell table:formula="of:=(ROW()-2)/1024" office:value-type="float" office:value="0.185546875" calcext:value-type="float">
            <text:p>0.185546875</text:p>
          </table:table-cell>
          <table:table-cell table:formula="of:=20*LOG10(ABS(IMREAL([.A192]))+1E-018)" office:value-type="float" office:value="-279.171356706395" calcext:value-type="float">
            <text:p>-279.171356706395</text:p>
          </table:table-cell>
        </table:table-row>
        <table:table-row table:style-name="ro1">
          <table:table-cell office:value-type="string" calcext:value-type="string">
            <text:p>0.0000000000000475+0.0000000000000284j</text:p>
          </table:table-cell>
          <table:table-cell table:formula="of:=(ROW()-2)/1024" office:value-type="float" office:value="0.1865234375" calcext:value-type="float">
            <text:p>0.1865234375</text:p>
          </table:table-cell>
          <table:table-cell table:formula="of:=20*LOG10(ABS(IMREAL([.A193]))+1E-018)" office:value-type="float" office:value="-266.465944948593" calcext:value-type="float">
            <text:p>-266.465944948593</text:p>
          </table:table-cell>
        </table:table-row>
        <table:table-row table:style-name="ro1">
          <table:table-cell office:value-type="string" calcext:value-type="string">
            <text:p>-0.0000000000001145-0.0000000000001480j</text:p>
          </table:table-cell>
          <table:table-cell table:formula="of:=(ROW()-2)/1024" office:value-type="float" office:value="0.1875" calcext:value-type="float">
            <text:p>0.1875</text:p>
          </table:table-cell>
          <table:table-cell table:formula="of:=20*LOG10(ABS(IMREAL([.A194]))+1E-018)" office:value-type="float" office:value="-258.823814407515" calcext:value-type="float">
            <text:p>-258.823814407515</text:p>
          </table:table-cell>
        </table:table-row>
        <table:table-row table:style-name="ro1">
          <table:table-cell office:value-type="string" calcext:value-type="string">
            <text:p>0.0000000000000353-0.0000000000000893j</text:p>
          </table:table-cell>
          <table:table-cell table:formula="of:=(ROW()-2)/1024" office:value-type="float" office:value="0.1884765625" calcext:value-type="float">
            <text:p>0.1884765625</text:p>
          </table:table-cell>
          <table:table-cell table:formula="of:=20*LOG10(ABS(IMREAL([.A195]))+1E-018)" office:value-type="float" office:value="-269.044259836532" calcext:value-type="float">
            <text:p>-269.044259836532</text:p>
          </table:table-cell>
        </table:table-row>
        <table:table-row table:style-name="ro1">
          <table:table-cell office:value-type="string" calcext:value-type="string">
            <text:p>-0.0000000000000800-0.0000000000000303j</text:p>
          </table:table-cell>
          <table:table-cell table:formula="of:=(ROW()-2)/1024" office:value-type="float" office:value="0.189453125" calcext:value-type="float">
            <text:p>0.189453125</text:p>
          </table:table-cell>
          <table:table-cell table:formula="of:=20*LOG10(ABS(IMREAL([.A196]))+1E-018)" office:value-type="float" office:value="-261.938091687219" calcext:value-type="float">
            <text:p>-261.938091687219</text:p>
          </table:table-cell>
        </table:table-row>
        <table:table-row table:style-name="ro1">
          <table:table-cell office:value-type="string" calcext:value-type="string">
            <text:p>0.0000000000000289-0.0000000000001331j</text:p>
          </table:table-cell>
          <table:table-cell table:formula="of:=(ROW()-2)/1024" office:value-type="float" office:value="0.1904296875" calcext:value-type="float">
            <text:p>0.1904296875</text:p>
          </table:table-cell>
          <table:table-cell table:formula="of:=20*LOG10(ABS(IMREAL([.A197]))+1E-018)" office:value-type="float" office:value="-270.781742600254" calcext:value-type="float">
            <text:p>-270.781742600254</text:p>
          </table:table-cell>
        </table:table-row>
        <table:table-row table:style-name="ro1">
          <table:table-cell office:value-type="string" calcext:value-type="string">
            <text:p>-0.0000000000001138-0.0000000000000287j</text:p>
          </table:table-cell>
          <table:table-cell table:formula="of:=(ROW()-2)/1024" office:value-type="float" office:value="0.19140625" calcext:value-type="float">
            <text:p>0.19140625</text:p>
          </table:table-cell>
          <table:table-cell table:formula="of:=20*LOG10(ABS(IMREAL([.A198]))+1E-018)" office:value-type="float" office:value="-258.877078433235" calcext:value-type="float">
            <text:p>-258.877078433235</text:p>
          </table:table-cell>
        </table:table-row>
        <table:table-row table:style-name="ro1">
          <table:table-cell office:value-type="string" calcext:value-type="string">
            <text:p>-0.0000000000000503-0.0000000000001340j</text:p>
          </table:table-cell>
          <table:table-cell table:formula="of:=(ROW()-2)/1024" office:value-type="float" office:value="0.1923828125" calcext:value-type="float">
            <text:p>0.1923828125</text:p>
          </table:table-cell>
          <table:table-cell table:formula="of:=20*LOG10(ABS(IMREAL([.A199]))+1E-018)" office:value-type="float" office:value="-265.968467618895" calcext:value-type="float">
            <text:p>-265.968467618895</text:p>
          </table:table-cell>
        </table:table-row>
        <table:table-row table:style-name="ro1">
          <table:table-cell office:value-type="string" calcext:value-type="string">
            <text:p>-0.0000000000000072-0.0000000000000325j</text:p>
          </table:table-cell>
          <table:table-cell table:formula="of:=(ROW()-2)/1024" office:value-type="float" office:value="0.193359375" calcext:value-type="float">
            <text:p>0.193359375</text:p>
          </table:table-cell>
          <table:table-cell table:formula="of:=20*LOG10(ABS(IMREAL([.A200]))+1E-018)" office:value-type="float" office:value="-282.852143781582" calcext:value-type="float">
            <text:p>-282.852143781582</text:p>
          </table:table-cell>
        </table:table-row>
        <table:table-row table:style-name="ro1">
          <table:table-cell office:value-type="string" calcext:value-type="string">
            <text:p>-0.0000000000001060-0.0000000000000287j</text:p>
          </table:table-cell>
          <table:table-cell table:formula="of:=(ROW()-2)/1024" office:value-type="float" office:value="0.1943359375" calcext:value-type="float">
            <text:p>0.1943359375</text:p>
          </table:table-cell>
          <table:table-cell table:formula="of:=20*LOG10(ABS(IMREAL([.A201]))+1E-018)" office:value-type="float" office:value="-259.493800752736" calcext:value-type="float">
            <text:p>-259.493800752736</text:p>
          </table:table-cell>
        </table:table-row>
        <table:table-row table:style-name="ro1">
          <table:table-cell office:value-type="string" calcext:value-type="string">
            <text:p>-0.0000000000000898-0.0000000000000755j</text:p>
          </table:table-cell>
          <table:table-cell table:formula="of:=(ROW()-2)/1024" office:value-type="float" office:value="0.1953125" calcext:value-type="float">
            <text:p>0.1953125</text:p>
          </table:table-cell>
          <table:table-cell table:formula="of:=20*LOG10(ABS(IMREAL([.A202]))+1E-018)" office:value-type="float" office:value="-260.934376542364" calcext:value-type="float">
            <text:p>-260.934376542364</text:p>
          </table:table-cell>
        </table:table-row>
        <table:table-row table:style-name="ro1">
          <table:table-cell office:value-type="string" calcext:value-type="string">
            <text:p>0.0000000000000605-0.0000000000000070j</text:p>
          </table:table-cell>
          <table:table-cell table:formula="of:=(ROW()-2)/1024" office:value-type="float" office:value="0.1962890625" calcext:value-type="float">
            <text:p>0.1962890625</text:p>
          </table:table-cell>
          <table:table-cell table:formula="of:=20*LOG10(ABS(IMREAL([.A203]))+1E-018)" office:value-type="float" office:value="-264.364748939713" calcext:value-type="float">
            <text:p>-264.364748939713</text:p>
          </table:table-cell>
        </table:table-row>
        <table:table-row table:style-name="ro1">
          <table:table-cell office:value-type="string" calcext:value-type="string">
            <text:p>-0.0000000000000761-0.0000000000000355j</text:p>
          </table:table-cell>
          <table:table-cell table:formula="of:=(ROW()-2)/1024" office:value-type="float" office:value="0.197265625" calcext:value-type="float">
            <text:p>0.197265625</text:p>
          </table:table-cell>
          <table:table-cell table:formula="of:=20*LOG10(ABS(IMREAL([.A204]))+1E-018)" office:value-type="float" office:value="-262.372192727498" calcext:value-type="float">
            <text:p>-262.372192727498</text:p>
          </table:table-cell>
        </table:table-row>
        <table:table-row table:style-name="ro1">
          <table:table-cell office:value-type="string" calcext:value-type="string">
            <text:p>-0.0000000000000082-0.0000000000001184j</text:p>
          </table:table-cell>
          <table:table-cell table:formula="of:=(ROW()-2)/1024" office:value-type="float" office:value="0.1982421875" calcext:value-type="float">
            <text:p>0.1982421875</text:p>
          </table:table-cell>
          <table:table-cell table:formula="of:=20*LOG10(ABS(IMREAL([.A205]))+1E-018)" office:value-type="float" office:value="-281.722663762075" calcext:value-type="float">
            <text:p>-281.722663762075</text:p>
          </table:table-cell>
        </table:table-row>
        <table:table-row table:style-name="ro1">
          <table:table-cell office:value-type="string" calcext:value-type="string">
            <text:p>-0.0000000000000907+0.0000000000000023j</text:p>
          </table:table-cell>
          <table:table-cell table:formula="of:=(ROW()-2)/1024" office:value-type="float" office:value="0.19921875" calcext:value-type="float">
            <text:p>0.19921875</text:p>
          </table:table-cell>
          <table:table-cell table:formula="of:=20*LOG10(ABS(IMREAL([.A206]))+1E-018)" office:value-type="float" office:value="-260.84775849428" calcext:value-type="float">
            <text:p>-260.84775849428</text:p>
          </table:table-cell>
        </table:table-row>
        <table:table-row table:style-name="ro1">
          <table:table-cell office:value-type="string" calcext:value-type="string">
            <text:p>-0.0000000000000007-0.0000000000000936j</text:p>
          </table:table-cell>
          <table:table-cell table:formula="of:=(ROW()-2)/1024" office:value-type="float" office:value="0.2001953125" calcext:value-type="float">
            <text:p>0.2001953125</text:p>
          </table:table-cell>
          <table:table-cell table:formula="of:=20*LOG10(ABS(IMREAL([.A207]))+1E-018)" office:value-type="float" office:value="-303.085639640667" calcext:value-type="float">
            <text:p>-303.085639640667</text:p>
          </table:table-cell>
        </table:table-row>
        <table:table-row table:style-name="ro1">
          <table:table-cell office:value-type="string" calcext:value-type="string">
            <text:p>-0.0000000000000185+0.0000000000000332j</text:p>
          </table:table-cell>
          <table:table-cell table:formula="of:=(ROW()-2)/1024" office:value-type="float" office:value="0.201171875" calcext:value-type="float">
            <text:p>0.201171875</text:p>
          </table:table-cell>
          <table:table-cell table:formula="of:=20*LOG10(ABS(IMREAL([.A208]))+1E-018)" office:value-type="float" office:value="-274.656095937081" calcext:value-type="float">
            <text:p>-274.656095937081</text:p>
          </table:table-cell>
        </table:table-row>
        <table:table-row table:style-name="ro1">
          <table:table-cell office:value-type="string" calcext:value-type="string">
            <text:p>-0.0000000000000538-0.0000000000000877j</text:p>
          </table:table-cell>
          <table:table-cell table:formula="of:=(ROW()-2)/1024" office:value-type="float" office:value="0.2021484375" calcext:value-type="float">
            <text:p>0.2021484375</text:p>
          </table:table-cell>
          <table:table-cell table:formula="of:=20*LOG10(ABS(IMREAL([.A209]))+1E-018)" office:value-type="float" office:value="-265.38419304041" calcext:value-type="float">
            <text:p>-265.38419304041</text:p>
          </table:table-cell>
        </table:table-row>
        <table:table-row table:style-name="ro1">
          <table:table-cell office:value-type="string" calcext:value-type="string">
            <text:p>0.0000000000000267-0.0000000000000983j</text:p>
          </table:table-cell>
          <table:table-cell table:formula="of:=(ROW()-2)/1024" office:value-type="float" office:value="0.203125" calcext:value-type="float">
            <text:p>0.203125</text:p>
          </table:table-cell>
          <table:table-cell table:formula="of:=20*LOG10(ABS(IMREAL([.A210]))+1E-018)" office:value-type="float" office:value="-271.469449464582" calcext:value-type="float">
            <text:p>-271.469449464582</text:p>
          </table:table-cell>
        </table:table-row>
        <table:table-row table:style-name="ro1">
          <table:table-cell office:value-type="string" calcext:value-type="string">
            <text:p>-0.0000000000000375-0.0000000000000541j</text:p>
          </table:table-cell>
          <table:table-cell table:formula="of:=(ROW()-2)/1024" office:value-type="float" office:value="0.2041015625" calcext:value-type="float">
            <text:p>0.2041015625</text:p>
          </table:table-cell>
          <table:table-cell table:formula="of:=20*LOG10(ABS(IMREAL([.A211]))+1E-018)" office:value-type="float" office:value="-268.51914302481" calcext:value-type="float">
            <text:p>-268.51914302481</text:p>
          </table:table-cell>
        </table:table-row>
        <table:table-row table:style-name="ro1">
          <table:table-cell office:value-type="string" calcext:value-type="string">
            <text:p>-0.0000000000001247-0.0000000000000499j</text:p>
          </table:table-cell>
          <table:table-cell table:formula="of:=(ROW()-2)/1024" office:value-type="float" office:value="0.205078125" calcext:value-type="float">
            <text:p>0.205078125</text:p>
          </table:table-cell>
          <table:table-cell table:formula="of:=20*LOG10(ABS(IMREAL([.A212]))+1E-018)" office:value-type="float" office:value="-258.082601276421" calcext:value-type="float">
            <text:p>-258.082601276421</text:p>
          </table:table-cell>
        </table:table-row>
        <table:table-row table:style-name="ro1">
          <table:table-cell office:value-type="string" calcext:value-type="string">
            <text:p>-0.0000000000000062-0.0000000000000792j</text:p>
          </table:table-cell>
          <table:table-cell table:formula="of:=(ROW()-2)/1024" office:value-type="float" office:value="0.2060546875" calcext:value-type="float">
            <text:p>0.2060546875</text:p>
          </table:table-cell>
          <table:table-cell table:formula="of:=20*LOG10(ABS(IMREAL([.A213]))+1E-018)" office:value-type="float" office:value="-284.150765373061" calcext:value-type="float">
            <text:p>-284.150765373061</text:p>
          </table:table-cell>
        </table:table-row>
        <table:table-row table:style-name="ro1">
          <table:table-cell office:value-type="string" calcext:value-type="string">
            <text:p>-0.0000000000000723+0.0000000000000130j</text:p>
          </table:table-cell>
          <table:table-cell table:formula="of:=(ROW()-2)/1024" office:value-type="float" office:value="0.20703125" calcext:value-type="float">
            <text:p>0.20703125</text:p>
          </table:table-cell>
          <table:table-cell table:formula="of:=20*LOG10(ABS(IMREAL([.A214]))+1E-018)" office:value-type="float" office:value="-262.817113918154" calcext:value-type="float">
            <text:p>-262.817113918154</text:p>
          </table:table-cell>
        </table:table-row>
        <table:table-row table:style-name="ro1">
          <table:table-cell office:value-type="string" calcext:value-type="string">
            <text:p>-0.0000000000000153-0.0000000000000582j</text:p>
          </table:table-cell>
          <table:table-cell table:formula="of:=(ROW()-2)/1024" office:value-type="float" office:value="0.2080078125" calcext:value-type="float">
            <text:p>0.2080078125</text:p>
          </table:table-cell>
          <table:table-cell table:formula="of:=20*LOG10(ABS(IMREAL([.A215]))+1E-018)" office:value-type="float" office:value="-276.305603696995" calcext:value-type="float">
            <text:p>-276.305603696995</text:p>
          </table:table-cell>
        </table:table-row>
        <table:table-row table:style-name="ro1">
          <table:table-cell office:value-type="string" calcext:value-type="string">
            <text:p>-0.0000000000000193+0.0000000000000151j</text:p>
          </table:table-cell>
          <table:table-cell table:formula="of:=(ROW()-2)/1024" office:value-type="float" office:value="0.208984375" calcext:value-type="float">
            <text:p>0.208984375</text:p>
          </table:table-cell>
          <table:table-cell table:formula="of:=20*LOG10(ABS(IMREAL([.A216]))+1E-018)" office:value-type="float" office:value="-274.288403785408" calcext:value-type="float">
            <text:p>-274.288403785408</text:p>
          </table:table-cell>
        </table:table-row>
        <table:table-row table:style-name="ro1">
          <table:table-cell office:value-type="string" calcext:value-type="string">
            <text:p>-0.0000000000000547-0.0000000000001397j</text:p>
          </table:table-cell>
          <table:table-cell table:formula="of:=(ROW()-2)/1024" office:value-type="float" office:value="0.2099609375" calcext:value-type="float">
            <text:p>0.2099609375</text:p>
          </table:table-cell>
          <table:table-cell table:formula="of:=20*LOG10(ABS(IMREAL([.A217]))+1E-018)" office:value-type="float" office:value="-265.240094683382" calcext:value-type="float">
            <text:p>-265.240094683382</text:p>
          </table:table-cell>
        </table:table-row>
        <table:table-row table:style-name="ro1">
          <table:table-cell office:value-type="string" calcext:value-type="string">
            <text:p>-0.0000000000000041+0.0000000000000098j</text:p>
          </table:table-cell>
          <table:table-cell table:formula="of:=(ROW()-2)/1024" office:value-type="float" office:value="0.2109375" calcext:value-type="float">
            <text:p>0.2109375</text:p>
          </table:table-cell>
          <table:table-cell table:formula="of:=20*LOG10(ABS(IMREAL([.A218]))+1E-018)" office:value-type="float" office:value="-287.74220461425" calcext:value-type="float">
            <text:p>-287.74220461425</text:p>
          </table:table-cell>
        </table:table-row>
        <table:table-row table:style-name="ro1">
          <table:table-cell office:value-type="string" calcext:value-type="string">
            <text:p>-0.0000000000000588-0.0000000000000060j</text:p>
          </table:table-cell>
          <table:table-cell table:formula="of:=(ROW()-2)/1024" office:value-type="float" office:value="0.2119140625" calcext:value-type="float">
            <text:p>0.2119140625</text:p>
          </table:table-cell>
          <table:table-cell table:formula="of:=20*LOG10(ABS(IMREAL([.A219]))+1E-018)" office:value-type="float" office:value="-264.612305760522" calcext:value-type="float">
            <text:p>-264.612305760522</text:p>
          </table:table-cell>
        </table:table-row>
        <table:table-row table:style-name="ro1">
          <table:table-cell office:value-type="string" calcext:value-type="string">
            <text:p>-0.0000000000000053-0.0000000000000902j</text:p>
          </table:table-cell>
          <table:table-cell table:formula="of:=(ROW()-2)/1024" office:value-type="float" office:value="0.212890625" calcext:value-type="float">
            <text:p>0.212890625</text:p>
          </table:table-cell>
          <table:table-cell table:formula="of:=20*LOG10(ABS(IMREAL([.A220]))+1E-018)" office:value-type="float" office:value="-285.512843915472" calcext:value-type="float">
            <text:p>-285.512843915472</text:p>
          </table:table-cell>
        </table:table-row>
        <table:table-row table:style-name="ro1">
          <table:table-cell office:value-type="string" calcext:value-type="string">
            <text:p>-0.0000000000000086-0.0000000000000782j</text:p>
          </table:table-cell>
          <table:table-cell table:formula="of:=(ROW()-2)/1024" office:value-type="float" office:value="0.2138671875" calcext:value-type="float">
            <text:p>0.2138671875</text:p>
          </table:table-cell>
          <table:table-cell table:formula="of:=20*LOG10(ABS(IMREAL([.A221]))+1E-018)" office:value-type="float" office:value="-281.309021046677" calcext:value-type="float">
            <text:p>-281.309021046677</text:p>
          </table:table-cell>
        </table:table-row>
        <table:table-row table:style-name="ro1">
          <table:table-cell office:value-type="string" calcext:value-type="string">
            <text:p>-0.0000000000000728+0.0000000000000026j</text:p>
          </table:table-cell>
          <table:table-cell table:formula="of:=(ROW()-2)/1024" office:value-type="float" office:value="0.21484375" calcext:value-type="float">
            <text:p>0.21484375</text:p>
          </table:table-cell>
          <table:table-cell table:formula="of:=20*LOG10(ABS(IMREAL([.A222]))+1E-018)" office:value-type="float" office:value="-262.757253102888" calcext:value-type="float">
            <text:p>-262.757253102888</text:p>
          </table:table-cell>
        </table:table-row>
        <table:table-row table:style-name="ro1">
          <table:table-cell office:value-type="string" calcext:value-type="string">
            <text:p>-0.0000000000000342-0.0000000000000880j</text:p>
          </table:table-cell>
          <table:table-cell table:formula="of:=(ROW()-2)/1024" office:value-type="float" office:value="0.2158203125" calcext:value-type="float">
            <text:p>0.2158203125</text:p>
          </table:table-cell>
          <table:table-cell table:formula="of:=20*LOG10(ABS(IMREAL([.A223]))+1E-018)" office:value-type="float" office:value="-269.319223909209" calcext:value-type="float">
            <text:p>-269.319223909209</text:p>
          </table:table-cell>
        </table:table-row>
        <table:table-row table:style-name="ro1">
          <table:table-cell office:value-type="string" calcext:value-type="string">
            <text:p>-0.0000000000000472-0.0000000000000108j</text:p>
          </table:table-cell>
          <table:table-cell table:formula="of:=(ROW()-2)/1024" office:value-type="float" office:value="0.216796875" calcext:value-type="float">
            <text:p>0.216796875</text:p>
          </table:table-cell>
          <table:table-cell table:formula="of:=20*LOG10(ABS(IMREAL([.A224]))+1E-018)" office:value-type="float" office:value="-266.520976006182" calcext:value-type="float">
            <text:p>-266.520976006182</text:p>
          </table:table-cell>
        </table:table-row>
        <table:table-row table:style-name="ro1">
          <table:table-cell office:value-type="string" calcext:value-type="string">
            <text:p>-0.0000000000000479-0.0000000000000688j</text:p>
          </table:table-cell>
          <table:table-cell table:formula="of:=(ROW()-2)/1024" office:value-type="float" office:value="0.2177734375" calcext:value-type="float">
            <text:p>0.2177734375</text:p>
          </table:table-cell>
          <table:table-cell table:formula="of:=20*LOG10(ABS(IMREAL([.A225]))+1E-018)" office:value-type="float" office:value="-266.393108399789" calcext:value-type="float">
            <text:p>-266.393108399789</text:p>
          </table:table-cell>
        </table:table-row>
        <table:table-row table:style-name="ro1">
          <table:table-cell office:value-type="string" calcext:value-type="string">
            <text:p>0.0000000000000195+0.0000000000000380j</text:p>
          </table:table-cell>
          <table:table-cell table:formula="of:=(ROW()-2)/1024" office:value-type="float" office:value="0.21875" calcext:value-type="float">
            <text:p>0.21875</text:p>
          </table:table-cell>
          <table:table-cell table:formula="of:=20*LOG10(ABS(IMREAL([.A226]))+1E-018)" office:value-type="float" office:value="-274.198862353933" calcext:value-type="float">
            <text:p>-274.198862353933</text:p>
          </table:table-cell>
        </table:table-row>
        <table:table-row table:style-name="ro1">
          <table:table-cell office:value-type="string" calcext:value-type="string">
            <text:p>-0.0000000000000862-0.0000000000000986j</text:p>
          </table:table-cell>
          <table:table-cell table:formula="of:=(ROW()-2)/1024" office:value-type="float" office:value="0.2197265625" calcext:value-type="float">
            <text:p>0.2197265625</text:p>
          </table:table-cell>
          <table:table-cell table:formula="of:=20*LOG10(ABS(IMREAL([.A227]))+1E-018)" office:value-type="float" office:value="-261.289753919709" calcext:value-type="float">
            <text:p>-261.289753919709</text:p>
          </table:table-cell>
        </table:table-row>
        <table:table-row table:style-name="ro1">
          <table:table-cell office:value-type="string" calcext:value-type="string">
            <text:p>-0.0000000000000010-0.0000000000000622j</text:p>
          </table:table-cell>
          <table:table-cell table:formula="of:=(ROW()-2)/1024" office:value-type="float" office:value="0.220703125" calcext:value-type="float">
            <text:p>0.220703125</text:p>
          </table:table-cell>
          <table:table-cell table:formula="of:=20*LOG10(ABS(IMREAL([.A228]))+1E-018)" office:value-type="float" office:value="-299.991318450414" calcext:value-type="float">
            <text:p>-299.991318450414</text:p>
          </table:table-cell>
        </table:table-row>
        <table:table-row table:style-name="ro1">
          <table:table-cell office:value-type="string" calcext:value-type="string">
            <text:p>-0.0000000000000530+0.0000000000000139j</text:p>
          </table:table-cell>
          <table:table-cell table:formula="of:=(ROW()-2)/1024" office:value-type="float" office:value="0.2216796875" calcext:value-type="float">
            <text:p>0.2216796875</text:p>
          </table:table-cell>
          <table:table-cell table:formula="of:=20*LOG10(ABS(IMREAL([.A229]))+1E-018)" office:value-type="float" office:value="-265.51431872482" calcext:value-type="float">
            <text:p>-265.51431872482</text:p>
          </table:table-cell>
        </table:table-row>
        <table:table-row table:style-name="ro1">
          <table:table-cell office:value-type="string" calcext:value-type="string">
            <text:p>-0.0000000000000429-0.0000000000000190j</text:p>
          </table:table-cell>
          <table:table-cell table:formula="of:=(ROW()-2)/1024" office:value-type="float" office:value="0.22265625" calcext:value-type="float">
            <text:p>0.22265625</text:p>
          </table:table-cell>
          <table:table-cell table:formula="of:=20*LOG10(ABS(IMREAL([.A230]))+1E-018)" office:value-type="float" office:value="-267.350651690375" calcext:value-type="float">
            <text:p>-267.350651690375</text:p>
          </table:table-cell>
        </table:table-row>
        <table:table-row table:style-name="ro1">
          <table:table-cell office:value-type="string" calcext:value-type="string">
            <text:p>-0.0000000000000170-0.0000000000000676j</text:p>
          </table:table-cell>
          <table:table-cell table:formula="of:=(ROW()-2)/1024" office:value-type="float" office:value="0.2236328125" calcext:value-type="float">
            <text:p>0.2236328125</text:p>
          </table:table-cell>
          <table:table-cell table:formula="of:=20*LOG10(ABS(IMREAL([.A231]))+1E-018)" office:value-type="float" office:value="-275.390510652777" calcext:value-type="float">
            <text:p>-275.390510652777</text:p>
          </table:table-cell>
        </table:table-row>
        <table:table-row table:style-name="ro1">
          <table:table-cell office:value-type="string" calcext:value-type="string">
            <text:p>0.0000000000000077+0.0000000000000049j</text:p>
          </table:table-cell>
          <table:table-cell table:formula="of:=(ROW()-2)/1024" office:value-type="float" office:value="0.224609375" calcext:value-type="float">
            <text:p>0.224609375</text:p>
          </table:table-cell>
          <table:table-cell table:formula="of:=20*LOG10(ABS(IMREAL([.A232]))+1E-018)" office:value-type="float" office:value="-282.269057532178" calcext:value-type="float">
            <text:p>-282.269057532178</text:p>
          </table:table-cell>
        </table:table-row>
        <table:table-row table:style-name="ro1">
          <table:table-cell office:value-type="string" calcext:value-type="string">
            <text:p>-0.0000000000000292-0.0000000000000815j</text:p>
          </table:table-cell>
          <table:table-cell table:formula="of:=(ROW()-2)/1024" office:value-type="float" office:value="0.2255859375" calcext:value-type="float">
            <text:p>0.2255859375</text:p>
          </table:table-cell>
          <table:table-cell table:formula="of:=20*LOG10(ABS(IMREAL([.A233]))+1E-018)" office:value-type="float" office:value="-270.692045514151" calcext:value-type="float">
            <text:p>-270.692045514151</text:p>
          </table:table-cell>
        </table:table-row>
        <table:table-row table:style-name="ro1">
          <table:table-cell office:value-type="string" calcext:value-type="string">
            <text:p>-0.0000000000000343-0.0000000000000158j</text:p>
          </table:table-cell>
          <table:table-cell table:formula="of:=(ROW()-2)/1024" office:value-type="float" office:value="0.2265625" calcext:value-type="float">
            <text:p>0.2265625</text:p>
          </table:table-cell>
          <table:table-cell table:formula="of:=20*LOG10(ABS(IMREAL([.A234]))+1E-018)" office:value-type="float" office:value="-269.293864369902" calcext:value-type="float">
            <text:p>-269.293864369902</text:p>
          </table:table-cell>
        </table:table-row>
        <table:table-row table:style-name="ro1">
          <table:table-cell office:value-type="string" calcext:value-type="string">
            <text:p>-0.0000000000000705-0.0000000000000688j</text:p>
          </table:table-cell>
          <table:table-cell table:formula="of:=(ROW()-2)/1024" office:value-type="float" office:value="0.2275390625" calcext:value-type="float">
            <text:p>0.2275390625</text:p>
          </table:table-cell>
          <table:table-cell table:formula="of:=20*LOG10(ABS(IMREAL([.A235]))+1E-018)" office:value-type="float" office:value="-263.036094456937" calcext:value-type="float">
            <text:p>-263.036094456937</text:p>
          </table:table-cell>
        </table:table-row>
        <table:table-row table:style-name="ro1">
          <table:table-cell office:value-type="string" calcext:value-type="string">
            <text:p>0.0000000000000744-0.0000000000000193j</text:p>
          </table:table-cell>
          <table:table-cell table:formula="of:=(ROW()-2)/1024" office:value-type="float" office:value="0.228515625" calcext:value-type="float">
            <text:p>0.228515625</text:p>
          </table:table-cell>
          <table:table-cell table:formula="of:=20*LOG10(ABS(IMREAL([.A236]))+1E-018)" office:value-type="float" office:value="-262.568424544039" calcext:value-type="float">
            <text:p>-262.568424544039</text:p>
          </table:table-cell>
        </table:table-row>
        <table:table-row table:style-name="ro1">
          <table:table-cell office:value-type="string" calcext:value-type="string">
            <text:p>-0.0000000000001083-0.0000000000000442j</text:p>
          </table:table-cell>
          <table:table-cell table:formula="of:=(ROW()-2)/1024" office:value-type="float" office:value="0.2294921875" calcext:value-type="float">
            <text:p>0.2294921875</text:p>
          </table:table-cell>
          <table:table-cell table:formula="of:=20*LOG10(ABS(IMREAL([.A237]))+1E-018)" office:value-type="float" office:value="-259.307350665743" calcext:value-type="float">
            <text:p>-259.307350665743</text:p>
          </table:table-cell>
        </table:table-row>
        <table:table-row table:style-name="ro1">
          <table:table-cell office:value-type="string" calcext:value-type="string">
            <text:p>-0.0000000000000343-0.0000000000000646j</text:p>
          </table:table-cell>
          <table:table-cell table:formula="of:=(ROW()-2)/1024" office:value-type="float" office:value="0.23046875" calcext:value-type="float">
            <text:p>0.23046875</text:p>
          </table:table-cell>
          <table:table-cell table:formula="of:=20*LOG10(ABS(IMREAL([.A238]))+1E-018)" office:value-type="float" office:value="-269.293864369902" calcext:value-type="float">
            <text:p>-269.293864369902</text:p>
          </table:table-cell>
        </table:table-row>
        <table:table-row table:style-name="ro1">
          <table:table-cell office:value-type="string" calcext:value-type="string">
            <text:p>-0.0000000000000039-0.0000000000000247j</text:p>
          </table:table-cell>
          <table:table-cell table:formula="of:=(ROW()-2)/1024" office:value-type="float" office:value="0.2314453125" calcext:value-type="float">
            <text:p>0.2314453125</text:p>
          </table:table-cell>
          <table:table-cell table:formula="of:=20*LOG10(ABS(IMREAL([.A239]))+1E-018)" office:value-type="float" office:value="-288.176480993764" calcext:value-type="float">
            <text:p>-288.176480993764</text:p>
          </table:table-cell>
        </table:table-row>
        <table:table-row table:style-name="ro1">
          <table:table-cell office:value-type="string" calcext:value-type="string">
            <text:p>-0.0000000000000287-0.0000000000000283j</text:p>
          </table:table-cell>
          <table:table-cell table:formula="of:=(ROW()-2)/1024" office:value-type="float" office:value="0.232421875" calcext:value-type="float">
            <text:p>0.232421875</text:p>
          </table:table-cell>
          <table:table-cell table:formula="of:=20*LOG10(ABS(IMREAL([.A240]))+1E-018)" office:value-type="float" office:value="-270.842059426354" calcext:value-type="float">
            <text:p>-270.842059426354</text:p>
          </table:table-cell>
        </table:table-row>
        <table:table-row table:style-name="ro1">
          <table:table-cell office:value-type="string" calcext:value-type="string">
            <text:p>-0.0000000000000847-0.0000000000000388j</text:p>
          </table:table-cell>
          <table:table-cell table:formula="of:=(ROW()-2)/1024" office:value-type="float" office:value="0.2333984375" calcext:value-type="float">
            <text:p>0.2333984375</text:p>
          </table:table-cell>
          <table:table-cell table:formula="of:=20*LOG10(ABS(IMREAL([.A241]))+1E-018)" office:value-type="float" office:value="-261.442229245117" calcext:value-type="float">
            <text:p>-261.442229245117</text:p>
          </table:table-cell>
        </table:table-row>
        <table:table-row table:style-name="ro1">
          <table:table-cell office:value-type="string" calcext:value-type="string">
            <text:p>0.0000000000000270-0.0000000000000141j</text:p>
          </table:table-cell>
          <table:table-cell table:formula="of:=(ROW()-2)/1024" office:value-type="float" office:value="0.234375" calcext:value-type="float">
            <text:p>0.234375</text:p>
          </table:table-cell>
          <table:table-cell table:formula="of:=20*LOG10(ABS(IMREAL([.A242]))+1E-018)" office:value-type="float" office:value="-271.372403023161" calcext:value-type="float">
            <text:p>-271.372403023161</text:p>
          </table:table-cell>
        </table:table-row>
        <table:table-row table:style-name="ro1">
          <table:table-cell office:value-type="string" calcext:value-type="string">
            <text:p>-0.0000000000000242-0.0000000000000957j</text:p>
          </table:table-cell>
          <table:table-cell table:formula="of:=(ROW()-2)/1024" office:value-type="float" office:value="0.2353515625" calcext:value-type="float">
            <text:p>0.2353515625</text:p>
          </table:table-cell>
          <table:table-cell table:formula="of:=20*LOG10(ABS(IMREAL([.A243]))+1E-018)" office:value-type="float" office:value="-272.323333766747" calcext:value-type="float">
            <text:p>-272.323333766747</text:p>
          </table:table-cell>
        </table:table-row>
        <table:table-row table:style-name="ro1">
          <table:table-cell office:value-type="string" calcext:value-type="string">
            <text:p>-0.0000000000000304-0.0000000000000310j</text:p>
          </table:table-cell>
          <table:table-cell table:formula="of:=(ROW()-2)/1024" office:value-type="float" office:value="0.236328125" calcext:value-type="float">
            <text:p>0.236328125</text:p>
          </table:table-cell>
          <table:table-cell table:formula="of:=20*LOG10(ABS(IMREAL([.A244]))+1E-018)" office:value-type="float" office:value="-270.34224261247" calcext:value-type="float">
            <text:p>-270.34224261247</text:p>
          </table:table-cell>
        </table:table-row>
        <table:table-row table:style-name="ro1">
          <table:table-cell office:value-type="string" calcext:value-type="string">
            <text:p>-0.0000000000001589-0.0000000000000186j</text:p>
          </table:table-cell>
          <table:table-cell table:formula="of:=(ROW()-2)/1024" office:value-type="float" office:value="0.2373046875" calcext:value-type="float">
            <text:p>0.2373046875</text:p>
          </table:table-cell>
          <table:table-cell table:formula="of:=20*LOG10(ABS(IMREAL([.A245]))+1E-018)" office:value-type="float" office:value="-255.977467393409" calcext:value-type="float">
            <text:p>-255.977467393409</text:p>
          </table:table-cell>
        </table:table-row>
        <table:table-row table:style-name="ro1">
          <table:table-cell office:value-type="string" calcext:value-type="string">
            <text:p>0.0000000000000519-0.0000000000000396j</text:p>
          </table:table-cell>
          <table:table-cell table:formula="of:=(ROW()-2)/1024" office:value-type="float" office:value="0.23828125" calcext:value-type="float">
            <text:p>0.23828125</text:p>
          </table:table-cell>
          <table:table-cell table:formula="of:=20*LOG10(ABS(IMREAL([.A246]))+1E-018)" office:value-type="float" office:value="-265.696485486461" calcext:value-type="float">
            <text:p>-265.696485486461</text:p>
          </table:table-cell>
        </table:table-row>
        <table:table-row table:style-name="ro1">
          <table:table-cell office:value-type="string" calcext:value-type="string">
            <text:p>-0.0000000000000419+0.0000000000000228j</text:p>
          </table:table-cell>
          <table:table-cell table:formula="of:=(ROW()-2)/1024" office:value-type="float" office:value="0.2392578125" calcext:value-type="float">
            <text:p>0.2392578125</text:p>
          </table:table-cell>
          <table:table-cell table:formula="of:=20*LOG10(ABS(IMREAL([.A247]))+1E-018)" office:value-type="float" office:value="-267.555512242679" calcext:value-type="float">
            <text:p>-267.555512242679</text:p>
          </table:table-cell>
        </table:table-row>
        <table:table-row table:style-name="ro1">
          <table:table-cell office:value-type="string" calcext:value-type="string">
            <text:p>-0.0000000000000521-0.0000000000000416j</text:p>
          </table:table-cell>
          <table:table-cell table:formula="of:=(ROW()-2)/1024" office:value-type="float" office:value="0.240234375" calcext:value-type="float">
            <text:p>0.240234375</text:p>
          </table:table-cell>
          <table:table-cell table:formula="of:=20*LOG10(ABS(IMREAL([.A248]))+1E-018)" office:value-type="float" office:value="-265.663078819877" calcext:value-type="float">
            <text:p>-265.663078819877</text:p>
          </table:table-cell>
        </table:table-row>
        <table:table-row table:style-name="ro1">
          <table:table-cell office:value-type="string" calcext:value-type="string">
            <text:p>-0.0000000000000326-0.0000000000000279j</text:p>
          </table:table-cell>
          <table:table-cell table:formula="of:=(ROW()-2)/1024" office:value-type="float" office:value="0.2412109375" calcext:value-type="float">
            <text:p>0.2412109375</text:p>
          </table:table-cell>
          <table:table-cell table:formula="of:=20*LOG10(ABS(IMREAL([.A249]))+1E-018)" office:value-type="float" office:value="-269.735381564395" calcext:value-type="float">
            <text:p>-269.735381564395</text:p>
          </table:table-cell>
        </table:table-row>
        <table:table-row table:style-name="ro1">
          <table:table-cell office:value-type="string" calcext:value-type="string">
            <text:p>0.0000000000000186-0.0000000000000481j</text:p>
          </table:table-cell>
          <table:table-cell table:formula="of:=(ROW()-2)/1024" office:value-type="float" office:value="0.2421875" calcext:value-type="float">
            <text:p>0.2421875</text:p>
          </table:table-cell>
          <table:table-cell table:formula="of:=20*LOG10(ABS(IMREAL([.A250]))+1E-018)" office:value-type="float" office:value="-274.609274144881" calcext:value-type="float">
            <text:p>-274.609274144881</text:p>
          </table:table-cell>
        </table:table-row>
        <table:table-row table:style-name="ro1">
          <table:table-cell office:value-type="string" calcext:value-type="string">
            <text:p>-0.0000000000000958+0.0000000000000097j</text:p>
          </table:table-cell>
          <table:table-cell table:formula="of:=(ROW()-2)/1024" office:value-type="float" office:value="0.2431640625" calcext:value-type="float">
            <text:p>0.2431640625</text:p>
          </table:table-cell>
          <table:table-cell table:formula="of:=20*LOG10(ABS(IMREAL([.A251]))+1E-018)" office:value-type="float" office:value="-260.372599151996" calcext:value-type="float">
            <text:p>-260.372599151996</text:p>
          </table:table-cell>
        </table:table-row>
        <table:table-row table:style-name="ro1">
          <table:table-cell office:value-type="string" calcext:value-type="string">
            <text:p>-0.0000000000000002+0.0000000000000151j</text:p>
          </table:table-cell>
          <table:table-cell table:formula="of:=(ROW()-2)/1024" office:value-type="float" office:value="0.244140625" calcext:value-type="float">
            <text:p>0.244140625</text:p>
          </table:table-cell>
          <table:table-cell table:formula="of:=20*LOG10(ABS(IMREAL([.A252]))+1E-018)" office:value-type="float" office:value="-313.93607885159" calcext:value-type="float">
            <text:p>-313.93607885159</text:p>
          </table:table-cell>
        </table:table-row>
        <table:table-row table:style-name="ro1">
          <table:table-cell office:value-type="string" calcext:value-type="string">
            <text:p>-0.0000000000000256-0.0000000000000692j</text:p>
          </table:table-cell>
          <table:table-cell table:formula="of:=(ROW()-2)/1024" office:value-type="float" office:value="0.2451171875" calcext:value-type="float">
            <text:p>0.2451171875</text:p>
          </table:table-cell>
          <table:table-cell table:formula="of:=20*LOG10(ABS(IMREAL([.A253]))+1E-018)" office:value-type="float" office:value="-271.834861407826" calcext:value-type="float">
            <text:p>-271.834861407826</text:p>
          </table:table-cell>
        </table:table-row>
        <table:table-row table:style-name="ro1">
          <table:table-cell office:value-type="string" calcext:value-type="string">
            <text:p>0.0000000000000358-0.0000000000000514j</text:p>
          </table:table-cell>
          <table:table-cell table:formula="of:=(ROW()-2)/1024" office:value-type="float" office:value="0.24609375" calcext:value-type="float">
            <text:p>0.24609375</text:p>
          </table:table-cell>
          <table:table-cell table:formula="of:=20*LOG10(ABS(IMREAL([.A254]))+1E-018)" office:value-type="float" office:value="-268.922096847895" calcext:value-type="float">
            <text:p>-268.922096847895</text:p>
          </table:table-cell>
        </table:table-row>
        <table:table-row table:style-name="ro1">
          <table:table-cell office:value-type="string" calcext:value-type="string">
            <text:p>-0.0000000000001148+0.0000000000000596j</text:p>
          </table:table-cell>
          <table:table-cell table:formula="of:=(ROW()-2)/1024" office:value-type="float" office:value="0.2470703125" calcext:value-type="float">
            <text:p>0.2470703125</text:p>
          </table:table-cell>
          <table:table-cell table:formula="of:=20*LOG10(ABS(IMREAL([.A255]))+1E-018)" office:value-type="float" office:value="-258.801086578031" calcext:value-type="float">
            <text:p>-258.801086578031</text:p>
          </table:table-cell>
        </table:table-row>
        <table:table-row table:style-name="ro1">
          <table:table-cell office:value-type="string" calcext:value-type="string">
            <text:p>-0.0000000000000144-0.0000000000001235j</text:p>
          </table:table-cell>
          <table:table-cell table:formula="of:=(ROW()-2)/1024" office:value-type="float" office:value="0.248046875" calcext:value-type="float">
            <text:p>0.248046875</text:p>
          </table:table-cell>
          <table:table-cell table:formula="of:=20*LOG10(ABS(IMREAL([.A256]))+1E-018)" office:value-type="float" office:value="-276.832146992258" calcext:value-type="float">
            <text:p>-276.832146992258</text:p>
          </table:table-cell>
        </table:table-row>
        <table:table-row table:style-name="ro1">
          <table:table-cell office:value-type="string" calcext:value-type="string">
            <text:p>-0.0000000000000488+0.0000000000000385j</text:p>
          </table:table-cell>
          <table:table-cell table:formula="of:=(ROW()-2)/1024" office:value-type="float" office:value="0.2490234375" calcext:value-type="float">
            <text:p>0.2490234375</text:p>
          </table:table-cell>
          <table:table-cell table:formula="of:=20*LOG10(ABS(IMREAL([.A257]))+1E-018)" office:value-type="float" office:value="-266.231425572228" calcext:value-type="float">
            <text:p>-266.231425572228</text:p>
          </table:table-cell>
        </table:table-row>
        <table:table-row table:style-name="ro1">
          <table:table-cell office:value-type="string" calcext:value-type="string">
            <text:p>0.0000000000000244+0.0000000000000462j</text:p>
          </table:table-cell>
          <table:table-cell table:formula="of:=(ROW()-2)/1024" office:value-type="float" office:value="0.25" calcext:value-type="float">
            <text:p>0.25</text:p>
          </table:table-cell>
          <table:table-cell table:formula="of:=20*LOG10(ABS(IMREAL([.A258]))+1E-018)" office:value-type="float" office:value="-272.251847501436" calcext:value-type="float">
            <text:p>-272.251847501436</text:p>
          </table:table-cell>
        </table:table-row>
        <table:table-row table:style-name="ro1">
          <table:table-cell office:value-type="string" calcext:value-type="string">
            <text:p>-0.0000000000000070-0.0000000000000315j</text:p>
          </table:table-cell>
          <table:table-cell table:formula="of:=(ROW()-2)/1024" office:value-type="float" office:value="0.2509765625" calcext:value-type="float">
            <text:p>0.2509765625</text:p>
          </table:table-cell>
          <table:table-cell table:formula="of:=20*LOG10(ABS(IMREAL([.A259]))+1E-018)" office:value-type="float" office:value="-283.096798446961" calcext:value-type="float">
            <text:p>-283.096798446961</text:p>
          </table:table-cell>
        </table:table-row>
        <table:table-row table:style-name="ro1">
          <table:table-cell office:value-type="string" calcext:value-type="string">
            <text:p>-0.0000000000000321-0.0000000000001552j</text:p>
          </table:table-cell>
          <table:table-cell table:formula="of:=(ROW()-2)/1024" office:value-type="float" office:value="0.251953125" calcext:value-type="float">
            <text:p>0.251953125</text:p>
          </table:table-cell>
          <table:table-cell table:formula="of:=20*LOG10(ABS(IMREAL([.A260]))+1E-018)" office:value-type="float" office:value="-269.869628767655" calcext:value-type="float">
            <text:p>-269.869628767655</text:p>
          </table:table-cell>
        </table:table-row>
        <table:table-row table:style-name="ro1">
          <table:table-cell office:value-type="string" calcext:value-type="string">
            <text:p>-0.0000000000000788+0.0000000000000352j</text:p>
          </table:table-cell>
          <table:table-cell table:formula="of:=(ROW()-2)/1024" office:value-type="float" office:value="0.2529296875" calcext:value-type="float">
            <text:p>0.2529296875</text:p>
          </table:table-cell>
          <table:table-cell table:formula="of:=20*LOG10(ABS(IMREAL([.A261]))+1E-018)" office:value-type="float" office:value="-262.069365423882" calcext:value-type="float">
            <text:p>-262.069365423882</text:p>
          </table:table-cell>
        </table:table-row>
        <table:table-row table:style-name="ro1">
          <table:table-cell office:value-type="string" calcext:value-type="string">
            <text:p>-0.0000000000000201+0.0000000000000411j</text:p>
          </table:table-cell>
          <table:table-cell table:formula="of:=(ROW()-2)/1024" office:value-type="float" office:value="0.25390625" calcext:value-type="float">
            <text:p>0.25390625</text:p>
          </table:table-cell>
          <table:table-cell table:formula="of:=20*LOG10(ABS(IMREAL([.A262]))+1E-018)" office:value-type="float" office:value="-273.935646728527" calcext:value-type="float">
            <text:p>-273.935646728527</text:p>
          </table:table-cell>
        </table:table-row>
        <table:table-row table:style-name="ro1">
          <table:table-cell office:value-type="string" calcext:value-type="string">
            <text:p>-0.0000000000001039+0.0000000000000174j</text:p>
          </table:table-cell>
          <table:table-cell table:formula="of:=(ROW()-2)/1024" office:value-type="float" office:value="0.2548828125" calcext:value-type="float">
            <text:p>0.2548828125</text:p>
          </table:table-cell>
          <table:table-cell table:formula="of:=20*LOG10(ABS(IMREAL([.A263]))+1E-018)" office:value-type="float" office:value="-259.667605450706" calcext:value-type="float">
            <text:p>-259.667605450706</text:p>
          </table:table-cell>
        </table:table-row>
        <table:table-row table:style-name="ro1">
          <table:table-cell office:value-type="string" calcext:value-type="string">
            <text:p>0.0000000000000522-0.0000000000000942j</text:p>
          </table:table-cell>
          <table:table-cell table:formula="of:=(ROW()-2)/1024" office:value-type="float" office:value="0.255859375" calcext:value-type="float">
            <text:p>0.255859375</text:p>
          </table:table-cell>
          <table:table-cell table:formula="of:=20*LOG10(ABS(IMREAL([.A264]))+1E-018)" office:value-type="float" office:value="-265.646423545195" calcext:value-type="float">
            <text:p>-265.646423545195</text:p>
          </table:table-cell>
        </table:table-row>
        <table:table-row table:style-name="ro1">
          <table:table-cell office:value-type="string" calcext:value-type="string">
            <text:p>0.0000000000000158+0.0000000000001638j</text:p>
          </table:table-cell>
          <table:table-cell table:formula="of:=(ROW()-2)/1024" office:value-type="float" office:value="0.2568359375" calcext:value-type="float">
            <text:p>0.2568359375</text:p>
          </table:table-cell>
          <table:table-cell table:formula="of:=20*LOG10(ABS(IMREAL([.A265]))+1E-018)" office:value-type="float" office:value="-276.026308538457" calcext:value-type="float">
            <text:p>-276.026308538457</text:p>
          </table:table-cell>
        </table:table-row>
        <table:table-row table:style-name="ro1">
          <table:table-cell office:value-type="string" calcext:value-type="string">
            <text:p>-0.0000000000000074-0.0000000000001130j</text:p>
          </table:table-cell>
          <table:table-cell table:formula="of:=(ROW()-2)/1024" office:value-type="float" office:value="0.2578125" calcext:value-type="float">
            <text:p>0.2578125</text:p>
          </table:table-cell>
          <table:table-cell table:formula="of:=20*LOG10(ABS(IMREAL([.A266]))+1E-018)" office:value-type="float" office:value="-282.614191915812" calcext:value-type="float">
            <text:p>-282.614191915812</text:p>
          </table:table-cell>
        </table:table-row>
        <table:table-row table:style-name="ro1">
          <table:table-cell office:value-type="string" calcext:value-type="string">
            <text:p>-0.0000000000000998-0.0000000000001188j</text:p>
          </table:table-cell>
          <table:table-cell table:formula="of:=(ROW()-2)/1024" office:value-type="float" office:value="0.2587890625" calcext:value-type="float">
            <text:p>0.2587890625</text:p>
          </table:table-cell>
          <table:table-cell table:formula="of:=20*LOG10(ABS(IMREAL([.A267]))+1E-018)" office:value-type="float" office:value="-260.017302141726" calcext:value-type="float">
            <text:p>-260.017302141726</text:p>
          </table:table-cell>
        </table:table-row>
        <table:table-row table:style-name="ro1">
          <table:table-cell office:value-type="string" calcext:value-type="string">
            <text:p>-0.0000000000000874+0.0000000000000177j</text:p>
          </table:table-cell>
          <table:table-cell table:formula="of:=(ROW()-2)/1024" office:value-type="float" office:value="0.259765625" calcext:value-type="float">
            <text:p>0.259765625</text:p>
          </table:table-cell>
          <table:table-cell table:formula="of:=20*LOG10(ABS(IMREAL([.A268]))+1E-018)" office:value-type="float" office:value="-261.169671966992" calcext:value-type="float">
            <text:p>-261.169671966992</text:p>
          </table:table-cell>
        </table:table-row>
        <table:table-row table:style-name="ro1">
          <table:table-cell office:value-type="string" calcext:value-type="string">
            <text:p>0.0000000000000211+0.0000000000002475j</text:p>
          </table:table-cell>
          <table:table-cell table:formula="of:=(ROW()-2)/1024" office:value-type="float" office:value="0.2607421875" calcext:value-type="float">
            <text:p>0.2607421875</text:p>
          </table:table-cell>
          <table:table-cell table:formula="of:=20*LOG10(ABS(IMREAL([.A269]))+1E-018)" office:value-type="float" office:value="-273.513939250263" calcext:value-type="float">
            <text:p>-273.513939250263</text:p>
          </table:table-cell>
        </table:table-row>
        <table:table-row table:style-name="ro1">
          <table:table-cell office:value-type="string" calcext:value-type="string">
            <text:p>-0.0000000000000866-0.0000000000001612j</text:p>
          </table:table-cell>
          <table:table-cell table:formula="of:=(ROW()-2)/1024" office:value-type="float" office:value="0.26171875" calcext:value-type="float">
            <text:p>0.26171875</text:p>
          </table:table-cell>
          <table:table-cell table:formula="of:=20*LOG10(ABS(IMREAL([.A270]))+1E-018)" office:value-type="float" office:value="-261.249541861276" calcext:value-type="float">
            <text:p>-261.249541861276</text:p>
          </table:table-cell>
        </table:table-row>
        <table:table-row table:style-name="ro1">
          <table:table-cell office:value-type="string" calcext:value-type="string">
            <text:p>-0.0000000000000759+0.0000000000000655j</text:p>
          </table:table-cell>
          <table:table-cell table:formula="of:=(ROW()-2)/1024" office:value-type="float" office:value="0.2626953125" calcext:value-type="float">
            <text:p>0.2626953125</text:p>
          </table:table-cell>
          <table:table-cell table:formula="of:=20*LOG10(ABS(IMREAL([.A271]))+1E-018)" office:value-type="float" office:value="-262.395050044246" calcext:value-type="float">
            <text:p>-262.395050044246</text:p>
          </table:table-cell>
        </table:table-row>
        <table:table-row table:style-name="ro1">
          <table:table-cell office:value-type="string" calcext:value-type="string">
            <text:p>0.0000000000001655+0.0000000000001101j</text:p>
          </table:table-cell>
          <table:table-cell table:formula="of:=(ROW()-2)/1024" office:value-type="float" office:value="0.263671875" calcext:value-type="float">
            <text:p>0.263671875</text:p>
          </table:table-cell>
          <table:table-cell table:formula="of:=20*LOG10(ABS(IMREAL([.A272]))+1E-018)" office:value-type="float" office:value="-255.623987555207" calcext:value-type="float">
            <text:p>-255.623987555207</text:p>
          </table:table-cell>
        </table:table-row>
        <table:table-row table:style-name="ro1">
          <table:table-cell office:value-type="string" calcext:value-type="string">
            <text:p>-0.0000000000000827+0.0000000000001154j</text:p>
          </table:table-cell>
          <table:table-cell table:formula="of:=(ROW()-2)/1024" office:value-type="float" office:value="0.2646484375" calcext:value-type="float">
            <text:p>0.2646484375</text:p>
          </table:table-cell>
          <table:table-cell table:formula="of:=20*LOG10(ABS(IMREAL([.A273]))+1E-018)" office:value-type="float" office:value="-261.649784780689" calcext:value-type="float">
            <text:p>-261.649784780689</text:p>
          </table:table-cell>
        </table:table-row>
        <table:table-row table:style-name="ro1">
          <table:table-cell office:value-type="string" calcext:value-type="string">
            <text:p>-0.0000000000002088-0.0000000000001832j</text:p>
          </table:table-cell>
          <table:table-cell table:formula="of:=(ROW()-2)/1024" office:value-type="float" office:value="0.265625" calcext:value-type="float">
            <text:p>0.265625</text:p>
          </table:table-cell>
          <table:table-cell table:formula="of:=20*LOG10(ABS(IMREAL([.A274]))+1E-018)" office:value-type="float" office:value="-253.605348514407" calcext:value-type="float">
            <text:p>-253.605348514407</text:p>
          </table:table-cell>
        </table:table-row>
        <table:table-row table:style-name="ro1">
          <table:table-cell office:value-type="string" calcext:value-type="string">
            <text:p>0.0000000000002902+0.0000000000001843j</text:p>
          </table:table-cell>
          <table:table-cell table:formula="of:=(ROW()-2)/1024" office:value-type="float" office:value="0.2666015625" calcext:value-type="float">
            <text:p>0.2666015625</text:p>
          </table:table-cell>
          <table:table-cell table:formula="of:=20*LOG10(ABS(IMREAL([.A275]))+1E-018)" office:value-type="float" office:value="-250.746021907316" calcext:value-type="float">
            <text:p>-250.746021907316</text:p>
          </table:table-cell>
        </table:table-row>
        <table:table-row table:style-name="ro1">
          <table:table-cell office:value-type="string" calcext:value-type="string">
            <text:p>-0.0000000000000852+0.0000000000000253j</text:p>
          </table:table-cell>
          <table:table-cell table:formula="of:=(ROW()-2)/1024" office:value-type="float" office:value="0.267578125" calcext:value-type="float">
            <text:p>0.267578125</text:p>
          </table:table-cell>
          <table:table-cell table:formula="of:=20*LOG10(ABS(IMREAL([.A276]))+1E-018)" office:value-type="float" office:value="-261.391106158203" calcext:value-type="float">
            <text:p>-261.391106158203</text:p>
          </table:table-cell>
        </table:table-row>
        <table:table-row table:style-name="ro1">
          <table:table-cell office:value-type="string" calcext:value-type="string">
            <text:p>-0.0000000000004115+0.0000000000003194j</text:p>
          </table:table-cell>
          <table:table-cell table:formula="of:=(ROW()-2)/1024" office:value-type="float" office:value="0.2685546875" calcext:value-type="float">
            <text:p>0.2685546875</text:p>
          </table:table-cell>
          <table:table-cell table:formula="of:=20*LOG10(ABS(IMREAL([.A277]))+1E-018)" office:value-type="float" office:value="-247.712582101187" calcext:value-type="float">
            <text:p>-247.712582101187</text:p>
          </table:table-cell>
        </table:table-row>
        <table:table-row table:style-name="ro1">
          <table:table-cell office:value-type="string" calcext:value-type="string">
            <text:p>0.0000000000001010-0.0000000000002825j</text:p>
          </table:table-cell>
          <table:table-cell table:formula="of:=(ROW()-2)/1024" office:value-type="float" office:value="0.26953125" calcext:value-type="float">
            <text:p>0.26953125</text:p>
          </table:table-cell>
          <table:table-cell table:formula="of:=20*LOG10(ABS(IMREAL([.A278]))+1E-018)" office:value-type="float" office:value="-259.913486525866" calcext:value-type="float">
            <text:p>-259.913486525866</text:p>
          </table:table-cell>
        </table:table-row>
        <table:table-row table:style-name="ro1">
          <table:table-cell office:value-type="string" calcext:value-type="string">
            <text:p>0.0000000000006507+0.0000000000007837j</text:p>
          </table:table-cell>
          <table:table-cell table:formula="of:=(ROW()-2)/1024" office:value-type="float" office:value="0.2705078125" calcext:value-type="float">
            <text:p>0.2705078125</text:p>
          </table:table-cell>
          <table:table-cell table:formula="of:=20*LOG10(ABS(IMREAL([.A279]))+1E-018)" office:value-type="float" office:value="-243.732370516801" calcext:value-type="float">
            <text:p>-243.732370516801</text:p>
          </table:table-cell>
        </table:table-row>
        <table:table-row table:style-name="ro1">
          <table:table-cell office:value-type="string" calcext:value-type="string">
            <text:p>-0.0000000000008878+0.0000000000006382j</text:p>
          </table:table-cell>
          <table:table-cell table:formula="of:=(ROW()-2)/1024" office:value-type="float" office:value="0.271484375" calcext:value-type="float">
            <text:p>0.271484375</text:p>
          </table:table-cell>
          <table:table-cell table:formula="of:=20*LOG10(ABS(IMREAL([.A280]))+1E-018)" office:value-type="float" office:value="-241.033687402608" calcext:value-type="float">
            <text:p>-241.033687402608</text:p>
          </table:table-cell>
        </table:table-row>
        <table:table-row table:style-name="ro1">
          <table:table-cell office:value-type="string" calcext:value-type="string">
            <text:p>-0.0000000000014270-0.0000000000001466j</text:p>
          </table:table-cell>
          <table:table-cell table:formula="of:=(ROW()-2)/1024" office:value-type="float" office:value="0.2724609375" calcext:value-type="float">
            <text:p>0.2724609375</text:p>
          </table:table-cell>
          <table:table-cell table:formula="of:=20*LOG10(ABS(IMREAL([.A281]))+1E-018)" office:value-type="float" office:value="-236.911514450891" calcext:value-type="float">
            <text:p>-236.911514450891</text:p>
          </table:table-cell>
        </table:table-row>
        <table:table-row table:style-name="ro1">
          <table:table-cell office:value-type="string" calcext:value-type="string">
            <text:p>-0.0000000000002363+0.0000000000002290j</text:p>
          </table:table-cell>
          <table:table-cell table:formula="of:=(ROW()-2)/1024" office:value-type="float" office:value="0.2734375" calcext:value-type="float">
            <text:p>0.2734375</text:p>
          </table:table-cell>
          <table:table-cell table:formula="of:=20*LOG10(ABS(IMREAL([.A282]))+1E-018)" office:value-type="float" office:value="-252.530688809539" calcext:value-type="float">
            <text:p>-252.530688809539</text:p>
          </table:table-cell>
        </table:table-row>
        <table:table-row table:style-name="ro1">
          <table:table-cell office:value-type="string" calcext:value-type="string">
            <text:p>-0.0000000000007896-0.0000000000011788j</text:p>
          </table:table-cell>
          <table:table-cell table:formula="of:=(ROW()-2)/1024" office:value-type="float" office:value="0.2744140625" calcext:value-type="float">
            <text:p>0.2744140625</text:p>
          </table:table-cell>
          <table:table-cell table:formula="of:=20*LOG10(ABS(IMREAL([.A283]))+1E-018)" office:value-type="float" office:value="-242.051846206409" calcext:value-type="float">
            <text:p>-242.051846206409</text:p>
          </table:table-cell>
        </table:table-row>
        <table:table-row table:style-name="ro1">
          <table:table-cell office:value-type="string" calcext:value-type="string">
            <text:p>0.0000000000009691-0.0000000000003889j</text:p>
          </table:table-cell>
          <table:table-cell table:formula="of:=(ROW()-2)/1024" office:value-type="float" office:value="0.275390625" calcext:value-type="float">
            <text:p>0.275390625</text:p>
          </table:table-cell>
          <table:table-cell table:formula="of:=20*LOG10(ABS(IMREAL([.A284]))+1E-018)" office:value-type="float" office:value="-240.272619165758" calcext:value-type="float">
            <text:p>-240.272619165758</text:p>
          </table:table-cell>
        </table:table-row>
        <table:table-row table:style-name="ro1">
          <table:table-cell office:value-type="string" calcext:value-type="string">
            <text:p>-0.0000000000001753-0.0000000000002311j</text:p>
          </table:table-cell>
          <table:table-cell table:formula="of:=(ROW()-2)/1024" office:value-type="float" office:value="0.2763671875" calcext:value-type="float">
            <text:p>0.2763671875</text:p>
          </table:table-cell>
          <table:table-cell table:formula="of:=20*LOG10(ABS(IMREAL([.A285]))+1E-018)" office:value-type="float" office:value="-255.124312129551" calcext:value-type="float">
            <text:p>-255.124312129551</text:p>
          </table:table-cell>
        </table:table-row>
        <table:table-row table:style-name="ro1">
          <table:table-cell office:value-type="string" calcext:value-type="string">
            <text:p>-0.0000000000007779+0.0000000000000380j</text:p>
          </table:table-cell>
          <table:table-cell table:formula="of:=(ROW()-2)/1024" office:value-type="float" office:value="0.27734375" calcext:value-type="float">
            <text:p>0.27734375</text:p>
          </table:table-cell>
          <table:table-cell table:formula="of:=20*LOG10(ABS(IMREAL([.A286]))+1E-018)" office:value-type="float" office:value="-242.181513404409" calcext:value-type="float">
            <text:p>-242.181513404409</text:p>
          </table:table-cell>
        </table:table-row>
        <table:table-row table:style-name="ro1">
          <table:table-cell office:value-type="string" calcext:value-type="string">
            <text:p>0.0000000000003933-0.0000000000002015j</text:p>
          </table:table-cell>
          <table:table-cell table:formula="of:=(ROW()-2)/1024" office:value-type="float" office:value="0.2783203125" calcext:value-type="float">
            <text:p>0.2783203125</text:p>
          </table:table-cell>
          <table:table-cell table:formula="of:=20*LOG10(ABS(IMREAL([.A287]))+1E-018)" office:value-type="float" office:value="-248.105498987191" calcext:value-type="float">
            <text:p>-248.105498987191</text:p>
          </table:table-cell>
        </table:table-row>
        <table:table-row table:style-name="ro1">
          <table:table-cell office:value-type="string" calcext:value-type="string">
            <text:p>0.0000000000004003-0.0000000000001672j</text:p>
          </table:table-cell>
          <table:table-cell table:formula="of:=(ROW()-2)/1024" office:value-type="float" office:value="0.279296875" calcext:value-type="float">
            <text:p>0.279296875</text:p>
          </table:table-cell>
          <table:table-cell table:formula="of:=20*LOG10(ABS(IMREAL([.A288]))+1E-018)" office:value-type="float" office:value="-247.952266499475" calcext:value-type="float">
            <text:p>-247.952266499475</text:p>
          </table:table-cell>
        </table:table-row>
        <table:table-row table:style-name="ro1">
          <table:table-cell office:value-type="string" calcext:value-type="string">
            <text:p>-0.0000000000005256-0.0000000000001063j</text:p>
          </table:table-cell>
          <table:table-cell table:formula="of:=(ROW()-2)/1024" office:value-type="float" office:value="0.2802734375" calcext:value-type="float">
            <text:p>0.2802734375</text:p>
          </table:table-cell>
          <table:table-cell table:formula="of:=20*LOG10(ABS(IMREAL([.A289]))+1E-018)" office:value-type="float" office:value="-245.586876343316" calcext:value-type="float">
            <text:p>-245.586876343316</text:p>
          </table:table-cell>
        </table:table-row>
        <table:table-row table:style-name="ro1">
          <table:table-cell office:value-type="string" calcext:value-type="string">
            <text:p>0.0000000000000572-0.0000000000000810j</text:p>
          </table:table-cell>
          <table:table-cell table:formula="of:=(ROW()-2)/1024" office:value-type="float" office:value="0.28125" calcext:value-type="float">
            <text:p>0.28125</text:p>
          </table:table-cell>
          <table:table-cell table:formula="of:=20*LOG10(ABS(IMREAL([.A290]))+1E-018)" office:value-type="float" office:value="-264.851927574249" calcext:value-type="float">
            <text:p>-264.851927574249</text:p>
          </table:table-cell>
        </table:table-row>
        <table:table-row table:style-name="ro1">
          <table:table-cell office:value-type="string" calcext:value-type="string">
            <text:p>0.0000000000000467-0.0000000000003042j</text:p>
          </table:table-cell>
          <table:table-cell table:formula="of:=(ROW()-2)/1024" office:value-type="float" office:value="0.2822265625" calcext:value-type="float">
            <text:p>0.2822265625</text:p>
          </table:table-cell>
          <table:table-cell table:formula="of:=20*LOG10(ABS(IMREAL([.A291]))+1E-018)" office:value-type="float" office:value="-266.613476397315" calcext:value-type="float">
            <text:p>-266.613476397315</text:p>
          </table:table-cell>
        </table:table-row>
        <table:table-row table:style-name="ro1">
          <table:table-cell office:value-type="string" calcext:value-type="string">
            <text:p>-0.0000000000000793+0.0000000000000427j</text:p>
          </table:table-cell>
          <table:table-cell table:formula="of:=(ROW()-2)/1024" office:value-type="float" office:value="0.283203125" calcext:value-type="float">
            <text:p>0.283203125</text:p>
          </table:table-cell>
          <table:table-cell table:formula="of:=20*LOG10(ABS(IMREAL([.A292]))+1E-018)" office:value-type="float" office:value="-262.014426722313" calcext:value-type="float">
            <text:p>-262.014426722313</text:p>
          </table:table-cell>
        </table:table-row>
        <table:table-row table:style-name="ro1">
          <table:table-cell office:value-type="string" calcext:value-type="string">
            <text:p>-0.0000000000002035+0.0000000000002319j</text:p>
          </table:table-cell>
          <table:table-cell table:formula="of:=(ROW()-2)/1024" office:value-type="float" office:value="0.2841796875" calcext:value-type="float">
            <text:p>0.2841796875</text:p>
          </table:table-cell>
          <table:table-cell table:formula="of:=20*LOG10(ABS(IMREAL([.A293]))+1E-018)" office:value-type="float" office:value="-253.828669046376" calcext:value-type="float">
            <text:p>-253.828669046376</text:p>
          </table:table-cell>
        </table:table-row>
        <table:table-row table:style-name="ro1">
          <table:table-cell office:value-type="string" calcext:value-type="string">
            <text:p>0.0000000000000124-0.0000000000003234j</text:p>
          </table:table-cell>
          <table:table-cell table:formula="of:=(ROW()-2)/1024" office:value-type="float" office:value="0.28515625" calcext:value-type="float">
            <text:p>0.28515625</text:p>
          </table:table-cell>
          <table:table-cell table:formula="of:=20*LOG10(ABS(IMREAL([.A294]))+1E-018)" office:value-type="float" office:value="-278.130865850028" calcext:value-type="float">
            <text:p>-278.130865850028</text:p>
          </table:table-cell>
        </table:table-row>
        <table:table-row table:style-name="ro1">
          <table:table-cell office:value-type="string" calcext:value-type="string">
            <text:p>0.0000000000003489-0.0000000000000060j</text:p>
          </table:table-cell>
          <table:table-cell table:formula="of:=(ROW()-2)/1024" office:value-type="float" office:value="0.2861328125" calcext:value-type="float">
            <text:p>0.2861328125</text:p>
          </table:table-cell>
          <table:table-cell table:formula="of:=20*LOG10(ABS(IMREAL([.A295]))+1E-018)" office:value-type="float" office:value="-249.145955716004" calcext:value-type="float">
            <text:p>-249.145955716004</text:p>
          </table:table-cell>
        </table:table-row>
        <table:table-row table:style-name="ro1">
          <table:table-cell office:value-type="string" calcext:value-type="string">
            <text:p>-0.0000000000002794+0.0000000000000957j</text:p>
          </table:table-cell>
          <table:table-cell table:formula="of:=(ROW()-2)/1024" office:value-type="float" office:value="0.287109375" calcext:value-type="float">
            <text:p>0.287109375</text:p>
          </table:table-cell>
          <table:table-cell table:formula="of:=20*LOG10(ABS(IMREAL([.A296]))+1E-018)" office:value-type="float" office:value="-251.075440876842" calcext:value-type="float">
            <text:p>-251.075440876842</text:p>
          </table:table-cell>
        </table:table-row>
        <table:table-row table:style-name="ro1">
          <table:table-cell office:value-type="string" calcext:value-type="string">
            <text:p>-0.0000000000002066-0.0000000000002051j</text:p>
          </table:table-cell>
          <table:table-cell table:formula="of:=(ROW()-2)/1024" office:value-type="float" office:value="0.2880859375" calcext:value-type="float">
            <text:p>0.2880859375</text:p>
          </table:table-cell>
          <table:table-cell table:formula="of:=20*LOG10(ABS(IMREAL([.A297]))+1E-018)" office:value-type="float" office:value="-253.69735161437" calcext:value-type="float">
            <text:p>-253.69735161437</text:p>
          </table:table-cell>
        </table:table-row>
        <table:table-row table:style-name="ro1">
          <table:table-cell office:value-type="string" calcext:value-type="string">
            <text:p>0.0000000000003044+0.0000000000000489j</text:p>
          </table:table-cell>
          <table:table-cell table:formula="of:=(ROW()-2)/1024" office:value-type="float" office:value="0.2890625" calcext:value-type="float">
            <text:p>0.2890625</text:p>
          </table:table-cell>
          <table:table-cell table:formula="of:=20*LOG10(ABS(IMREAL([.A298]))+1E-018)" office:value-type="float" office:value="-250.331078503616" calcext:value-type="float">
            <text:p>-250.331078503616</text:p>
          </table:table-cell>
        </table:table-row>
        <table:table-row table:style-name="ro1">
          <table:table-cell office:value-type="string" calcext:value-type="string">
            <text:p>-0.0000000000000731-0.0000000000001012j</text:p>
          </table:table-cell>
          <table:table-cell table:formula="of:=(ROW()-2)/1024" office:value-type="float" office:value="0.2900390625" calcext:value-type="float">
            <text:p>0.2900390625</text:p>
          </table:table-cell>
          <table:table-cell table:formula="of:=20*LOG10(ABS(IMREAL([.A299]))+1E-018)" office:value-type="float" office:value="-262.721533639636" calcext:value-type="float">
            <text:p>-262.721533639636</text:p>
          </table:table-cell>
        </table:table-row>
        <table:table-row table:style-name="ro1">
          <table:table-cell office:value-type="string" calcext:value-type="string">
            <text:p>-0.0000000000003026+0.0000000000001783j</text:p>
          </table:table-cell>
          <table:table-cell table:formula="of:=(ROW()-2)/1024" office:value-type="float" office:value="0.291015625" calcext:value-type="float">
            <text:p>0.291015625</text:p>
          </table:table-cell>
          <table:table-cell table:formula="of:=20*LOG10(ABS(IMREAL([.A300]))+1E-018)" office:value-type="float" office:value="-250.382592822108" calcext:value-type="float">
            <text:p>-250.382592822108</text:p>
          </table:table-cell>
        </table:table-row>
        <table:table-row table:style-name="ro1">
          <table:table-cell office:value-type="string" calcext:value-type="string">
            <text:p>0.0000000000000808+0.0000000000001417j</text:p>
          </table:table-cell>
          <table:table-cell table:formula="of:=(ROW()-2)/1024" office:value-type="float" office:value="0.2919921875" calcext:value-type="float">
            <text:p>0.2919921875</text:p>
          </table:table-cell>
          <table:table-cell table:formula="of:=20*LOG10(ABS(IMREAL([.A301]))+1E-018)" office:value-type="float" office:value="-261.851665286539" calcext:value-type="float">
            <text:p>-261.851665286539</text:p>
          </table:table-cell>
        </table:table-row>
        <table:table-row table:style-name="ro1">
          <table:table-cell office:value-type="string" calcext:value-type="string">
            <text:p>0.0000000000002417-0.0000000000004679j</text:p>
          </table:table-cell>
          <table:table-cell table:formula="of:=(ROW()-2)/1024" office:value-type="float" office:value="0.29296875" calcext:value-type="float">
            <text:p>0.29296875</text:p>
          </table:table-cell>
          <table:table-cell table:formula="of:=20*LOG10(ABS(IMREAL([.A302]))+1E-018)" office:value-type="float" office:value="-252.334431055266" calcext:value-type="float">
            <text:p>-252.334431055266</text:p>
          </table:table-cell>
        </table:table-row>
        <table:table-row table:style-name="ro1">
          <table:table-cell office:value-type="string" calcext:value-type="string">
            <text:p>0.0000000000000054+0.0000000000007614j</text:p>
          </table:table-cell>
          <table:table-cell table:formula="of:=(ROW()-2)/1024" office:value-type="float" office:value="0.2939453125" calcext:value-type="float">
            <text:p>0.2939453125</text:p>
          </table:table-cell>
          <table:table-cell table:formula="of:=20*LOG10(ABS(IMREAL([.A303]))+1E-018)" office:value-type="float" office:value="-285.350516454376" calcext:value-type="float">
            <text:p>-285.350516454376</text:p>
          </table:table-cell>
        </table:table-row>
        <table:table-row table:style-name="ro1">
          <table:table-cell office:value-type="string" calcext:value-type="string">
            <text:p>-0.0000000000005863+0.0000000000000386j</text:p>
          </table:table-cell>
          <table:table-cell table:formula="of:=(ROW()-2)/1024" office:value-type="float" office:value="0.294921875" calcext:value-type="float">
            <text:p>0.294921875</text:p>
          </table:table-cell>
          <table:table-cell table:formula="of:=20*LOG10(ABS(IMREAL([.A304]))+1E-018)" office:value-type="float" office:value="-244.637587301564" calcext:value-type="float">
            <text:p>-244.637587301564</text:p>
          </table:table-cell>
        </table:table-row>
        <table:table-row table:style-name="ro1">
          <table:table-cell office:value-type="string" calcext:value-type="string">
            <text:p>0.0000000000009396-0.0000000000010196j</text:p>
          </table:table-cell>
          <table:table-cell table:formula="of:=(ROW()-2)/1024" office:value-type="float" office:value="0.2958984375" calcext:value-type="float">
            <text:p>0.2958984375</text:p>
          </table:table-cell>
          <table:table-cell table:formula="of:=20*LOG10(ABS(IMREAL([.A305]))+1E-018)" office:value-type="float" office:value="-240.541130593652" calcext:value-type="float">
            <text:p>-240.541130593652</text:p>
          </table:table-cell>
        </table:table-row>
        <table:table-row table:style-name="ro1">
          <table:table-cell office:value-type="string" calcext:value-type="string">
            <text:p>-0.0000000000006604+0.0000000000020730j</text:p>
          </table:table-cell>
          <table:table-cell table:formula="of:=(ROW()-2)/1024" office:value-type="float" office:value="0.296875" calcext:value-type="float">
            <text:p>0.296875</text:p>
          </table:table-cell>
          <table:table-cell table:formula="of:=20*LOG10(ABS(IMREAL([.A306]))+1E-018)" office:value-type="float" office:value="-243.603845555727" calcext:value-type="float">
            <text:p>-243.603845555727</text:p>
          </table:table-cell>
        </table:table-row>
        <table:table-row table:style-name="ro1">
          <table:table-cell office:value-type="string" calcext:value-type="string">
            <text:p>-0.0000000000002678+0.0000000000003121j</text:p>
          </table:table-cell>
          <table:table-cell table:formula="of:=(ROW()-2)/1024" office:value-type="float" office:value="0.2978515625" calcext:value-type="float">
            <text:p>0.2978515625</text:p>
          </table:table-cell>
          <table:table-cell table:formula="of:=20*LOG10(ABS(IMREAL([.A307]))+1E-018)" office:value-type="float" office:value="-251.4437561123" calcext:value-type="float">
            <text:p>-251.4437561123</text:p>
          </table:table-cell>
        </table:table-row>
        <table:table-row table:style-name="ro1">
          <table:table-cell office:value-type="string" calcext:value-type="string">
            <text:p>-0.0000000000023897-0.0000000000008065j</text:p>
          </table:table-cell>
          <table:table-cell table:formula="of:=(ROW()-2)/1024" office:value-type="float" office:value="0.298828125" calcext:value-type="float">
            <text:p>0.298828125</text:p>
          </table:table-cell>
          <table:table-cell table:formula="of:=20*LOG10(ABS(IMREAL([.A308]))+1E-018)" office:value-type="float" office:value="-232.433128693786" calcext:value-type="float">
            <text:p>-232.433128693786</text:p>
          </table:table-cell>
        </table:table-row>
        <table:table-row table:style-name="ro1">
          <table:table-cell office:value-type="string" calcext:value-type="string">
            <text:p>0.0000000000001139-0.0000000000005404j</text:p>
          </table:table-cell>
          <table:table-cell table:formula="of:=(ROW()-2)/1024" office:value-type="float" office:value="0.2998046875" calcext:value-type="float">
            <text:p>0.2998046875</text:p>
          </table:table-cell>
          <table:table-cell table:formula="of:=20*LOG10(ABS(IMREAL([.A309]))+1E-018)" office:value-type="float" office:value="-258.869449259845" calcext:value-type="float">
            <text:p>-258.869449259845</text:p>
          </table:table-cell>
        </table:table-row>
        <table:table-row table:style-name="ro1">
          <table:table-cell office:value-type="string" calcext:value-type="string">
            <text:p>-0.0000000000003913-0.0000000000007737j</text:p>
          </table:table-cell>
          <table:table-cell table:formula="of:=(ROW()-2)/1024" office:value-type="float" office:value="0.30078125" calcext:value-type="float">
            <text:p>0.30078125</text:p>
          </table:table-cell>
          <table:table-cell table:formula="of:=20*LOG10(ABS(IMREAL([.A310]))+1E-018)" office:value-type="float" office:value="-248.149780844495" calcext:value-type="float">
            <text:p>-248.149780844495</text:p>
          </table:table-cell>
        </table:table-row>
        <table:table-row table:style-name="ro1">
          <table:table-cell office:value-type="string" calcext:value-type="string">
            <text:p>0.0000000000001867-0.0000000000006567j</text:p>
          </table:table-cell>
          <table:table-cell table:formula="of:=(ROW()-2)/1024" office:value-type="float" office:value="0.3017578125" calcext:value-type="float">
            <text:p>0.3017578125</text:p>
          </table:table-cell>
          <table:table-cell table:formula="of:=20*LOG10(ABS(IMREAL([.A311]))+1E-018)" office:value-type="float" office:value="-254.577067117899" calcext:value-type="float">
            <text:p>-254.577067117899</text:p>
          </table:table-cell>
        </table:table-row>
        <table:table-row table:style-name="ro1">
          <table:table-cell office:value-type="string" calcext:value-type="string">
            <text:p>0.0000000000002552+0.0000000000002031j</text:p>
          </table:table-cell>
          <table:table-cell table:formula="of:=(ROW()-2)/1024" office:value-type="float" office:value="0.302734375" calcext:value-type="float">
            <text:p>0.302734375</text:p>
          </table:table-cell>
          <table:table-cell table:formula="of:=20*LOG10(ABS(IMREAL([.A312]))+1E-018)" office:value-type="float" office:value="-251.862352563467" calcext:value-type="float">
            <text:p>-251.862352563467</text:p>
          </table:table-cell>
        </table:table-row>
        <table:table-row table:style-name="ro1">
          <table:table-cell office:value-type="string" calcext:value-type="string">
            <text:p>-0.0000000000006051-0.0000000000003666j</text:p>
          </table:table-cell>
          <table:table-cell table:formula="of:=(ROW()-2)/1024" office:value-type="float" office:value="0.3037109375" calcext:value-type="float">
            <text:p>0.3037109375</text:p>
          </table:table-cell>
          <table:table-cell table:formula="of:=20*LOG10(ABS(IMREAL([.A313]))+1E-018)" office:value-type="float" office:value="-244.363442586894" calcext:value-type="float">
            <text:p>-244.363442586894</text:p>
          </table:table-cell>
        </table:table-row>
        <table:table-row table:style-name="ro1">
          <table:table-cell office:value-type="string" calcext:value-type="string">
            <text:p>0.0000000000003162-0.0000000000006392j</text:p>
          </table:table-cell>
          <table:table-cell table:formula="of:=(ROW()-2)/1024" office:value-type="float" office:value="0.3046875" calcext:value-type="float">
            <text:p>0.3046875</text:p>
          </table:table-cell>
          <table:table-cell table:formula="of:=20*LOG10(ABS(IMREAL([.A314]))+1E-018)" office:value-type="float" office:value="-250.000735218513" calcext:value-type="float">
            <text:p>-250.000735218513</text:p>
          </table:table-cell>
        </table:table-row>
        <table:table-row table:style-name="ro1">
          <table:table-cell office:value-type="string" calcext:value-type="string">
            <text:p>-0.0000000000001478+0.0000000000003947j</text:p>
          </table:table-cell>
          <table:table-cell table:formula="of:=(ROW()-2)/1024" office:value-type="float" office:value="0.3056640625" calcext:value-type="float">
            <text:p>0.3056640625</text:p>
          </table:table-cell>
          <table:table-cell table:formula="of:=20*LOG10(ABS(IMREAL([.A315]))+1E-018)" office:value-type="float" office:value="-256.606452551163" calcext:value-type="float">
            <text:p>-256.606452551163</text:p>
          </table:table-cell>
        </table:table-row>
        <table:table-row table:style-name="ro1">
          <table:table-cell office:value-type="string" calcext:value-type="string">
            <text:p>0.0000000000000842-0.0000000000003637j</text:p>
          </table:table-cell>
          <table:table-cell table:formula="of:=(ROW()-2)/1024" office:value-type="float" office:value="0.306640625" calcext:value-type="float">
            <text:p>0.306640625</text:p>
          </table:table-cell>
          <table:table-cell table:formula="of:=20*LOG10(ABS(IMREAL([.A316]))+1E-018)" office:value-type="float" office:value="-261.493655012785" calcext:value-type="float">
            <text:p>-261.493655012785</text:p>
          </table:table-cell>
        </table:table-row>
        <table:table-row table:style-name="ro1">
          <table:table-cell office:value-type="string" calcext:value-type="string">
            <text:p>0.0000000000000468-0.0000000000003347j</text:p>
          </table:table-cell>
          <table:table-cell table:formula="of:=(ROW()-2)/1024" office:value-type="float" office:value="0.3076171875" calcext:value-type="float">
            <text:p>0.3076171875</text:p>
          </table:table-cell>
          <table:table-cell table:formula="of:=20*LOG10(ABS(IMREAL([.A317]))+1E-018)" office:value-type="float" office:value="-266.594897344568" calcext:value-type="float">
            <text:p>-266.594897344568</text:p>
          </table:table-cell>
        </table:table-row>
        <table:table-row table:style-name="ro1">
          <table:table-cell office:value-type="string" calcext:value-type="string">
            <text:p>-0.0000000000002329-0.0000000000002216j</text:p>
          </table:table-cell>
          <table:table-cell table:formula="of:=(ROW()-2)/1024" office:value-type="float" office:value="0.30859375" calcext:value-type="float">
            <text:p>0.30859375</text:p>
          </table:table-cell>
          <table:table-cell table:formula="of:=20*LOG10(ABS(IMREAL([.A318]))+1E-018)" office:value-type="float" office:value="-252.656572934884" calcext:value-type="float">
            <text:p>-252.656572934884</text:p>
          </table:table-cell>
        </table:table-row>
        <table:table-row table:style-name="ro1">
          <table:table-cell office:value-type="string" calcext:value-type="string">
            <text:p>0.0000000000001095+0.0000000000000088j</text:p>
          </table:table-cell>
          <table:table-cell table:formula="of:=(ROW()-2)/1024" office:value-type="float" office:value="0.3095703125" calcext:value-type="float">
            <text:p>0.3095703125</text:p>
          </table:table-cell>
          <table:table-cell table:formula="of:=20*LOG10(ABS(IMREAL([.A319]))+1E-018)" office:value-type="float" office:value="-259.211638293646" calcext:value-type="float">
            <text:p>-259.211638293646</text:p>
          </table:table-cell>
        </table:table-row>
        <table:table-row table:style-name="ro1">
          <table:table-cell office:value-type="string" calcext:value-type="string">
            <text:p>-0.0000000000000700-0.0000000000001834j</text:p>
          </table:table-cell>
          <table:table-cell table:formula="of:=(ROW()-2)/1024" office:value-type="float" office:value="0.310546875" calcext:value-type="float">
            <text:p>0.310546875</text:p>
          </table:table-cell>
          <table:table-cell table:formula="of:=20*LOG10(ABS(IMREAL([.A320]))+1E-018)" office:value-type="float" office:value="-263.097915116463" calcext:value-type="float">
            <text:p>-263.097915116463</text:p>
          </table:table-cell>
        </table:table-row>
        <table:table-row table:style-name="ro1">
          <table:table-cell office:value-type="string" calcext:value-type="string">
            <text:p>-0.0000000000001857-0.0000000000002235j</text:p>
          </table:table-cell>
          <table:table-cell table:formula="of:=(ROW()-2)/1024" office:value-type="float" office:value="0.3115234375" calcext:value-type="float">
            <text:p>0.3115234375</text:p>
          </table:table-cell>
          <table:table-cell table:formula="of:=20*LOG10(ABS(IMREAL([.A321]))+1E-018)" office:value-type="float" office:value="-254.623715151557" calcext:value-type="float">
            <text:p>-254.623715151557</text:p>
          </table:table-cell>
        </table:table-row>
        <table:table-row table:style-name="ro1">
          <table:table-cell office:value-type="string" calcext:value-type="string">
            <text:p>0.0000000000002581-0.0000000000000417j</text:p>
          </table:table-cell>
          <table:table-cell table:formula="of:=(ROW()-2)/1024" office:value-type="float" office:value="0.3125" calcext:value-type="float">
            <text:p>0.3125</text:p>
          </table:table-cell>
          <table:table-cell table:formula="of:=20*LOG10(ABS(IMREAL([.A322]))+1E-018)" office:value-type="float" office:value="-251.764206255993" calcext:value-type="float">
            <text:p>-251.764206255993</text:p>
          </table:table-cell>
        </table:table-row>
        <table:table-row table:style-name="ro1">
          <table:table-cell office:value-type="string" calcext:value-type="string">
            <text:p>-0.0000000000001043-0.0000000000000726j</text:p>
          </table:table-cell>
          <table:table-cell table:formula="of:=(ROW()-2)/1024" office:value-type="float" office:value="0.3134765625" calcext:value-type="float">
            <text:p>0.3134765625</text:p>
          </table:table-cell>
          <table:table-cell table:formula="of:=20*LOG10(ABS(IMREAL([.A323]))+1E-018)" office:value-type="float" office:value="-259.634230553924" calcext:value-type="float">
            <text:p>-259.634230553924</text:p>
          </table:table-cell>
        </table:table-row>
        <table:table-row table:style-name="ro1">
          <table:table-cell office:value-type="string" calcext:value-type="string">
            <text:p>-0.0000000000000880-0.0000000000004069j</text:p>
          </table:table-cell>
          <table:table-cell table:formula="of:=(ROW()-2)/1024" office:value-type="float" office:value="0.314453125" calcext:value-type="float">
            <text:p>0.314453125</text:p>
          </table:table-cell>
          <table:table-cell table:formula="of:=20*LOG10(ABS(IMREAL([.A324]))+1E-018)" office:value-type="float" office:value="-261.110247854266" calcext:value-type="float">
            <text:p>-261.110247854266</text:p>
          </table:table-cell>
        </table:table-row>
        <table:table-row table:style-name="ro1">
          <table:table-cell office:value-type="string" calcext:value-type="string">
            <text:p>0.0000000000000135+0.0000000000000633j</text:p>
          </table:table-cell>
          <table:table-cell table:formula="of:=(ROW()-2)/1024" office:value-type="float" office:value="0.3154296875" calcext:value-type="float">
            <text:p>0.3154296875</text:p>
          </table:table-cell>
          <table:table-cell table:formula="of:=20*LOG10(ABS(IMREAL([.A325]))+1E-018)" office:value-type="float" office:value="-277.392681254696" calcext:value-type="float">
            <text:p>-277.392681254696</text:p>
          </table:table-cell>
        </table:table-row>
        <table:table-row table:style-name="ro1">
          <table:table-cell office:value-type="string" calcext:value-type="string">
            <text:p>-0.0000000000000378-0.0000000000001594j</text:p>
          </table:table-cell>
          <table:table-cell table:formula="of:=(ROW()-2)/1024" office:value-type="float" office:value="0.31640625" calcext:value-type="float">
            <text:p>0.31640625</text:p>
          </table:table-cell>
          <table:table-cell table:formula="of:=20*LOG10(ABS(IMREAL([.A326]))+1E-018)" office:value-type="float" office:value="-268.449934220855" calcext:value-type="float">
            <text:p>-268.449934220855</text:p>
          </table:table-cell>
        </table:table-row>
        <table:table-row table:style-name="ro1">
          <table:table-cell office:value-type="string" calcext:value-type="string">
            <text:p>0.0000000000000555-0.0000000000001085j</text:p>
          </table:table-cell>
          <table:table-cell table:formula="of:=(ROW()-2)/1024" office:value-type="float" office:value="0.3173828125" calcext:value-type="float">
            <text:p>0.3173828125</text:p>
          </table:table-cell>
          <table:table-cell table:formula="of:=20*LOG10(ABS(IMREAL([.A327]))+1E-018)" office:value-type="float" office:value="-265.11398383644" calcext:value-type="float">
            <text:p>-265.11398383644</text:p>
          </table:table-cell>
        </table:table-row>
        <table:table-row table:style-name="ro1">
          <table:table-cell office:value-type="string" calcext:value-type="string">
            <text:p>-0.0000000000000989-0.0000000000001855j</text:p>
          </table:table-cell>
          <table:table-cell table:formula="of:=(ROW()-2)/1024" office:value-type="float" office:value="0.318359375" calcext:value-type="float">
            <text:p>0.318359375</text:p>
          </table:table-cell>
          <table:table-cell table:formula="of:=20*LOG10(ABS(IMREAL([.A328]))+1E-018)" office:value-type="float" office:value="-260.095986343529" calcext:value-type="float">
            <text:p>-260.095986343529</text:p>
          </table:table-cell>
        </table:table-row>
        <table:table-row table:style-name="ro1">
          <table:table-cell office:value-type="string" calcext:value-type="string">
            <text:p>0.0000000000000388-0.0000000000001603j</text:p>
          </table:table-cell>
          <table:table-cell table:formula="of:=(ROW()-2)/1024" office:value-type="float" office:value="0.3193359375" calcext:value-type="float">
            <text:p>0.3193359375</text:p>
          </table:table-cell>
          <table:table-cell table:formula="of:=20*LOG10(ABS(IMREAL([.A329]))+1E-018)" office:value-type="float" office:value="-268.223141627866" calcext:value-type="float">
            <text:p>-268.223141627866</text:p>
          </table:table-cell>
        </table:table-row>
        <table:table-row table:style-name="ro1">
          <table:table-cell office:value-type="string" calcext:value-type="string">
            <text:p>-0.0000000000000172-0.0000000000000774j</text:p>
          </table:table-cell>
          <table:table-cell table:formula="of:=(ROW()-2)/1024" office:value-type="float" office:value="0.3203125" calcext:value-type="float">
            <text:p>0.3203125</text:p>
          </table:table-cell>
          <table:table-cell table:formula="of:=20*LOG10(ABS(IMREAL([.A330]))+1E-018)" office:value-type="float" office:value="-275.288926082945" calcext:value-type="float">
            <text:p>-275.288926082945</text:p>
          </table:table-cell>
        </table:table-row>
        <table:table-row table:style-name="ro1">
          <table:table-cell office:value-type="string" calcext:value-type="string">
            <text:p>-0.0000000000001654-0.0000000000000991j</text:p>
          </table:table-cell>
          <table:table-cell table:formula="of:=(ROW()-2)/1024" office:value-type="float" office:value="0.3212890625" calcext:value-type="float">
            <text:p>0.3212890625</text:p>
          </table:table-cell>
          <table:table-cell table:formula="of:=20*LOG10(ABS(IMREAL([.A331]))+1E-018)" office:value-type="float" office:value="-255.629237381381" calcext:value-type="float">
            <text:p>-255.629237381381</text:p>
          </table:table-cell>
        </table:table-row>
        <table:table-row table:style-name="ro1">
          <table:table-cell office:value-type="string" calcext:value-type="string">
            <text:p>0.0000000000000985-0.0000000000001579j</text:p>
          </table:table-cell>
          <table:table-cell table:formula="of:=(ROW()-2)/1024" office:value-type="float" office:value="0.322265625" calcext:value-type="float">
            <text:p>0.322265625</text:p>
          </table:table-cell>
          <table:table-cell table:formula="of:=20*LOG10(ABS(IMREAL([.A332]))+1E-018)" office:value-type="float" office:value="-260.131187208875" calcext:value-type="float">
            <text:p>-260.131187208875</text:p>
          </table:table-cell>
        </table:table-row>
        <table:table-row table:style-name="ro1">
          <table:table-cell office:value-type="string" calcext:value-type="string">
            <text:p>0.0000000000000661-0.0000000000000031j</text:p>
          </table:table-cell>
          <table:table-cell table:formula="of:=(ROW()-2)/1024" office:value-type="float" office:value="0.3232421875" calcext:value-type="float">
            <text:p>0.3232421875</text:p>
          </table:table-cell>
          <table:table-cell table:formula="of:=20*LOG10(ABS(IMREAL([.A333]))+1E-018)" office:value-type="float" office:value="-263.595839405992" calcext:value-type="float">
            <text:p>-263.595839405992</text:p>
          </table:table-cell>
        </table:table-row>
        <table:table-row table:style-name="ro1">
          <table:table-cell office:value-type="string" calcext:value-type="string">
            <text:p>-0.0000000000001037-0.0000000000002721j</text:p>
          </table:table-cell>
          <table:table-cell table:formula="of:=(ROW()-2)/1024" office:value-type="float" office:value="0.32421875" calcext:value-type="float">
            <text:p>0.32421875</text:p>
          </table:table-cell>
          <table:table-cell table:formula="of:=20*LOG10(ABS(IMREAL([.A334]))+1E-018)" office:value-type="float" office:value="-259.684341112839" calcext:value-type="float">
            <text:p>-259.684341112839</text:p>
          </table:table-cell>
        </table:table-row>
        <table:table-row table:style-name="ro1">
          <table:table-cell office:value-type="string" calcext:value-type="string">
            <text:p>0.0000000000000376-0.0000000000000732j</text:p>
          </table:table-cell>
          <table:table-cell table:formula="of:=(ROW()-2)/1024" office:value-type="float" office:value="0.3251953125" calcext:value-type="float">
            <text:p>0.3251953125</text:p>
          </table:table-cell>
          <table:table-cell table:formula="of:=20*LOG10(ABS(IMREAL([.A335]))+1E-018)" office:value-type="float" office:value="-268.496012096816" calcext:value-type="float">
            <text:p>-268.496012096816</text:p>
          </table:table-cell>
        </table:table-row>
        <table:table-row table:style-name="ro1">
          <table:table-cell office:value-type="string" calcext:value-type="string">
            <text:p>-0.0000000000000664-0.0000000000001811j</text:p>
          </table:table-cell>
          <table:table-cell table:formula="of:=(ROW()-2)/1024" office:value-type="float" office:value="0.326171875" calcext:value-type="float">
            <text:p>0.326171875</text:p>
          </table:table-cell>
          <table:table-cell table:formula="of:=20*LOG10(ABS(IMREAL([.A336]))+1E-018)" office:value-type="float" office:value="-263.556507602034" calcext:value-type="float">
            <text:p>-263.556507602034</text:p>
          </table:table-cell>
        </table:table-row>
        <table:table-row table:style-name="ro1">
          <table:table-cell office:value-type="string" calcext:value-type="string">
            <text:p>-0.0000000000000088-0.0000000000001227j</text:p>
          </table:table-cell>
          <table:table-cell table:formula="of:=(ROW()-2)/1024" office:value-type="float" office:value="0.3271484375" calcext:value-type="float">
            <text:p>0.3271484375</text:p>
          </table:table-cell>
          <table:table-cell table:formula="of:=20*LOG10(ABS(IMREAL([.A337]))+1E-018)" office:value-type="float" office:value="-281.10935958016" calcext:value-type="float">
            <text:p>-281.10935958016</text:p>
          </table:table-cell>
        </table:table-row>
        <table:table-row table:style-name="ro1">
          <table:table-cell office:value-type="string" calcext:value-type="string">
            <text:p>-0.0000000000001013-0.0000000000000159j</text:p>
          </table:table-cell>
          <table:table-cell table:formula="of:=(ROW()-2)/1024" office:value-type="float" office:value="0.328125" calcext:value-type="float">
            <text:p>0.328125</text:p>
          </table:table-cell>
          <table:table-cell table:formula="of:=20*LOG10(ABS(IMREAL([.A338]))+1E-018)" office:value-type="float" office:value="-259.887725348996" calcext:value-type="float">
            <text:p>-259.887725348996</text:p>
          </table:table-cell>
        </table:table-row>
        <table:table-row table:style-name="ro1">
          <table:table-cell office:value-type="string" calcext:value-type="string">
            <text:p>0.0000000000000527-0.0000000000001655j</text:p>
          </table:table-cell>
          <table:table-cell table:formula="of:=(ROW()-2)/1024" office:value-type="float" office:value="0.3291015625" calcext:value-type="float">
            <text:p>0.3291015625</text:p>
          </table:table-cell>
          <table:table-cell table:formula="of:=20*LOG10(ABS(IMREAL([.A339]))+1E-018)" office:value-type="float" office:value="-265.563622879673" calcext:value-type="float">
            <text:p>-265.563622879673</text:p>
          </table:table-cell>
        </table:table-row>
        <table:table-row table:style-name="ro1">
          <table:table-cell office:value-type="string" calcext:value-type="string">
            <text:p>0.0000000000000385-0.0000000000001743j</text:p>
          </table:table-cell>
          <table:table-cell table:formula="of:=(ROW()-2)/1024" office:value-type="float" office:value="0.330078125" calcext:value-type="float">
            <text:p>0.330078125</text:p>
          </table:table-cell>
          <table:table-cell table:formula="of:=20*LOG10(ABS(IMREAL([.A340]))+1E-018)" office:value-type="float" office:value="-268.290559805237" calcext:value-type="float">
            <text:p>-268.290559805237</text:p>
          </table:table-cell>
        </table:table-row>
        <table:table-row table:style-name="ro1">
          <table:table-cell office:value-type="string" calcext:value-type="string">
            <text:p>-0.0000000000001226-0.0000000000000339j</text:p>
          </table:table-cell>
          <table:table-cell table:formula="of:=(ROW()-2)/1024" office:value-type="float" office:value="0.3310546875" calcext:value-type="float">
            <text:p>0.3310546875</text:p>
          </table:table-cell>
          <table:table-cell table:formula="of:=20*LOG10(ABS(IMREAL([.A341]))+1E-018)" office:value-type="float" office:value="-258.230119749254" calcext:value-type="float">
            <text:p>-258.230119749254</text:p>
          </table:table-cell>
        </table:table-row>
        <table:table-row table:style-name="ro1">
          <table:table-cell office:value-type="string" calcext:value-type="string">
            <text:p>-0.0000000000000218-0.0000000000001875j</text:p>
          </table:table-cell>
          <table:table-cell table:formula="of:=(ROW()-2)/1024" office:value-type="float" office:value="0.33203125" calcext:value-type="float">
            <text:p>0.33203125</text:p>
          </table:table-cell>
          <table:table-cell table:formula="of:=20*LOG10(ABS(IMREAL([.A342]))+1E-018)" office:value-type="float" office:value="-273.230471701742" calcext:value-type="float">
            <text:p>-273.230471701742</text:p>
          </table:table-cell>
        </table:table-row>
        <table:table-row table:style-name="ro1">
          <table:table-cell office:value-type="string" calcext:value-type="string">
            <text:p>0.0000000000000643-0.0000000000000802j</text:p>
          </table:table-cell>
          <table:table-cell table:formula="of:=(ROW()-2)/1024" office:value-type="float" office:value="0.3330078125" calcext:value-type="float">
            <text:p>0.3330078125</text:p>
          </table:table-cell>
          <table:table-cell table:formula="of:=20*LOG10(ABS(IMREAL([.A343]))+1E-018)" office:value-type="float" office:value="-263.835645458746" calcext:value-type="float">
            <text:p>-263.835645458746</text:p>
          </table:table-cell>
        </table:table-row>
        <table:table-row table:style-name="ro1">
          <table:table-cell office:value-type="string" calcext:value-type="string">
            <text:p>-0.0000000000001331-0.0000000000001415j</text:p>
          </table:table-cell>
          <table:table-cell table:formula="of:=(ROW()-2)/1024" office:value-type="float" office:value="0.333984375" calcext:value-type="float">
            <text:p>0.333984375</text:p>
          </table:table-cell>
          <table:table-cell table:formula="of:=20*LOG10(ABS(IMREAL([.A344]))+1E-018)" office:value-type="float" office:value="-257.516373632377" calcext:value-type="float">
            <text:p>-257.516373632377</text:p>
          </table:table-cell>
        </table:table-row>
        <table:table-row table:style-name="ro1">
          <table:table-cell office:value-type="string" calcext:value-type="string">
            <text:p>0.0000000000000421-0.0000000000000606j</text:p>
          </table:table-cell>
          <table:table-cell table:formula="of:=(ROW()-2)/1024" office:value-type="float" office:value="0.3349609375" calcext:value-type="float">
            <text:p>0.3349609375</text:p>
          </table:table-cell>
          <table:table-cell table:formula="of:=20*LOG10(ABS(IMREAL([.A345]))+1E-018)" office:value-type="float" office:value="-267.514151770069" calcext:value-type="float">
            <text:p>-267.514151770069</text:p>
          </table:table-cell>
        </table:table-row>
        <table:table-row table:style-name="ro1">
          <table:table-cell office:value-type="string" calcext:value-type="string">
            <text:p>-0.0000000000000543-0.0000000000001112j</text:p>
          </table:table-cell>
          <table:table-cell table:formula="of:=(ROW()-2)/1024" office:value-type="float" office:value="0.3359375" calcext:value-type="float">
            <text:p>0.3359375</text:p>
          </table:table-cell>
          <table:table-cell table:formula="of:=20*LOG10(ABS(IMREAL([.A346]))+1E-018)" office:value-type="float" office:value="-265.303843448561" calcext:value-type="float">
            <text:p>-265.303843448561</text:p>
          </table:table-cell>
        </table:table-row>
        <table:table-row table:style-name="ro1">
          <table:table-cell office:value-type="string" calcext:value-type="string">
            <text:p>0.0000000000000345-0.0000000000001789j</text:p>
          </table:table-cell>
          <table:table-cell table:formula="of:=(ROW()-2)/1024" office:value-type="float" office:value="0.3369140625" calcext:value-type="float">
            <text:p>0.3369140625</text:p>
          </table:table-cell>
          <table:table-cell table:formula="of:=20*LOG10(ABS(IMREAL([.A347]))+1E-018)" office:value-type="float" office:value="-269.243366337266" calcext:value-type="float">
            <text:p>-269.243366337266</text:p>
          </table:table-cell>
        </table:table-row>
        <table:table-row table:style-name="ro1">
          <table:table-cell office:value-type="string" calcext:value-type="string">
            <text:p>-0.0000000000000387-0.0000000000000297j</text:p>
          </table:table-cell>
          <table:table-cell table:formula="of:=(ROW()-2)/1024" office:value-type="float" office:value="0.337890625" calcext:value-type="float">
            <text:p>0.337890625</text:p>
          </table:table-cell>
          <table:table-cell table:formula="of:=20*LOG10(ABS(IMREAL([.A348]))+1E-018)" office:value-type="float" office:value="-268.245556260929" calcext:value-type="float">
            <text:p>-268.245556260929</text:p>
          </table:table-cell>
        </table:table-row>
        <table:table-row table:style-name="ro1">
          <table:table-cell office:value-type="string" calcext:value-type="string">
            <text:p>-0.0000000000000279-0.0000000000001301j</text:p>
          </table:table-cell>
          <table:table-cell table:formula="of:=(ROW()-2)/1024" office:value-type="float" office:value="0.3388671875" calcext:value-type="float">
            <text:p>0.3388671875</text:p>
          </table:table-cell>
          <table:table-cell table:formula="of:=20*LOG10(ABS(IMREAL([.A349]))+1E-018)" office:value-type="float" office:value="-271.087604617898" calcext:value-type="float">
            <text:p>-271.087604617898</text:p>
          </table:table-cell>
        </table:table-row>
        <table:table-row table:style-name="ro1">
          <table:table-cell office:value-type="string" calcext:value-type="string">
            <text:p>0.0000000000000179-0.0000000000002080j</text:p>
          </table:table-cell>
          <table:table-cell table:formula="of:=(ROW()-2)/1024" office:value-type="float" office:value="0.33984375" calcext:value-type="float">
            <text:p>0.33984375</text:p>
          </table:table-cell>
          <table:table-cell table:formula="of:=20*LOG10(ABS(IMREAL([.A350]))+1E-018)" office:value-type="float" office:value="-274.942454148725" calcext:value-type="float">
            <text:p>-274.942454148725</text:p>
          </table:table-cell>
        </table:table-row>
        <table:table-row table:style-name="ro1">
          <table:table-cell office:value-type="string" calcext:value-type="string">
            <text:p>-0.0000000000000414-0.0000000000000383j</text:p>
          </table:table-cell>
          <table:table-cell table:formula="of:=(ROW()-2)/1024" office:value-type="float" office:value="0.3408203125" calcext:value-type="float">
            <text:p>0.3408203125</text:p>
          </table:table-cell>
          <table:table-cell table:formula="of:=20*LOG10(ABS(IMREAL([.A351]))+1E-018)" office:value-type="float" office:value="-267.659783376018" calcext:value-type="float">
            <text:p>-267.659783376018</text:p>
          </table:table-cell>
        </table:table-row>
        <table:table-row table:style-name="ro1">
          <table:table-cell office:value-type="string" calcext:value-type="string">
            <text:p>-0.0000000000000919-0.0000000000001177j</text:p>
          </table:table-cell>
          <table:table-cell table:formula="of:=(ROW()-2)/1024" office:value-type="float" office:value="0.341796875" calcext:value-type="float">
            <text:p>0.341796875</text:p>
          </table:table-cell>
          <table:table-cell table:formula="of:=20*LOG10(ABS(IMREAL([.A352]))+1E-018)" office:value-type="float" office:value="-260.733595258215" calcext:value-type="float">
            <text:p>-260.733595258215</text:p>
          </table:table-cell>
        </table:table-row>
        <table:table-row table:style-name="ro1">
          <table:table-cell office:value-type="string" calcext:value-type="string">
            <text:p>0.0000000000000645-0.0000000000001052j</text:p>
          </table:table-cell>
          <table:table-cell table:formula="of:=(ROW()-2)/1024" office:value-type="float" office:value="0.3427734375" calcext:value-type="float">
            <text:p>0.3427734375</text:p>
          </table:table-cell>
          <table:table-cell table:formula="of:=20*LOG10(ABS(IMREAL([.A353]))+1E-018)" office:value-type="float" office:value="-263.808671043383" calcext:value-type="float">
            <text:p>-263.808671043383</text:p>
          </table:table-cell>
        </table:table-row>
        <table:table-row table:style-name="ro1">
          <table:table-cell office:value-type="string" calcext:value-type="string">
            <text:p>-0.0000000000000818-0.0000000000000912j</text:p>
          </table:table-cell>
          <table:table-cell table:formula="of:=(ROW()-2)/1024" office:value-type="float" office:value="0.34375" calcext:value-type="float">
            <text:p>0.34375</text:p>
          </table:table-cell>
          <table:table-cell table:formula="of:=20*LOG10(ABS(IMREAL([.A354]))+1E-018)" office:value-type="float" office:value="-261.744827742753" calcext:value-type="float">
            <text:p>-261.744827742753</text:p>
          </table:table-cell>
        </table:table-row>
        <table:table-row table:style-name="ro1">
          <table:table-cell office:value-type="string" calcext:value-type="string">
            <text:p>0.0000000000000833-0.0000000000001209j</text:p>
          </table:table-cell>
          <table:table-cell table:formula="of:=(ROW()-2)/1024" office:value-type="float" office:value="0.3447265625" calcext:value-type="float">
            <text:p>0.3447265625</text:p>
          </table:table-cell>
          <table:table-cell table:formula="of:=20*LOG10(ABS(IMREAL([.A355]))+1E-018)" office:value-type="float" office:value="-261.586995700106" calcext:value-type="float">
            <text:p>-261.586995700106</text:p>
          </table:table-cell>
        </table:table-row>
        <table:table-row table:style-name="ro1">
          <table:table-cell office:value-type="string" calcext:value-type="string">
            <text:p>-0.0000000000000501-0.0000000000001056j</text:p>
          </table:table-cell>
          <table:table-cell table:formula="of:=(ROW()-2)/1024" office:value-type="float" office:value="0.345703125" calcext:value-type="float">
            <text:p>0.345703125</text:p>
          </table:table-cell>
          <table:table-cell table:formula="of:=20*LOG10(ABS(IMREAL([.A356]))+1E-018)" office:value-type="float" office:value="-266.003072113335" calcext:value-type="float">
            <text:p>-266.003072113335</text:p>
          </table:table-cell>
        </table:table-row>
        <table:table-row table:style-name="ro1">
          <table:table-cell office:value-type="string" calcext:value-type="string">
            <text:p>-0.0000000000000561-0.0000000000002054j</text:p>
          </table:table-cell>
          <table:table-cell table:formula="of:=(ROW()-2)/1024" office:value-type="float" office:value="0.3466796875" calcext:value-type="float">
            <text:p>0.3466796875</text:p>
          </table:table-cell>
          <table:table-cell table:formula="of:=20*LOG10(ABS(IMREAL([.A357]))+1E-018)" office:value-type="float" office:value="-265.020587947564" calcext:value-type="float">
            <text:p>-265.020587947564</text:p>
          </table:table-cell>
        </table:table-row>
        <table:table-row table:style-name="ro1">
          <table:table-cell office:value-type="string" calcext:value-type="string">
            <text:p>0.0000000000000148-0.0000000000000443j</text:p>
          </table:table-cell>
          <table:table-cell table:formula="of:=(ROW()-2)/1024" office:value-type="float" office:value="0.34765625" calcext:value-type="float">
            <text:p>0.34765625</text:p>
          </table:table-cell>
          <table:table-cell table:formula="of:=20*LOG10(ABS(IMREAL([.A358]))+1E-018)" office:value-type="float" office:value="-276.594178827492" calcext:value-type="float">
            <text:p>-276.594178827492</text:p>
          </table:table-cell>
        </table:table-row>
        <table:table-row table:style-name="ro1">
          <table:table-cell office:value-type="string" calcext:value-type="string">
            <text:p>-0.0000000000000190-0.0000000000000899j</text:p>
          </table:table-cell>
          <table:table-cell table:formula="of:=(ROW()-2)/1024" office:value-type="float" office:value="0.3486328125" calcext:value-type="float">
            <text:p>0.3486328125</text:p>
          </table:table-cell>
          <table:table-cell table:formula="of:=20*LOG10(ABS(IMREAL([.A359]))+1E-018)" office:value-type="float" office:value="-274.424470840887" calcext:value-type="float">
            <text:p>-274.424470840887</text:p>
          </table:table-cell>
        </table:table-row>
        <table:table-row table:style-name="ro1">
          <table:table-cell office:value-type="string" calcext:value-type="string">
            <text:p>-0.0000000000000558-0.0000000000001996j</text:p>
          </table:table-cell>
          <table:table-cell table:formula="of:=(ROW()-2)/1024" office:value-type="float" office:value="0.349609375" calcext:value-type="float">
            <text:p>0.349609375</text:p>
          </table:table-cell>
          <table:table-cell table:formula="of:=20*LOG10(ABS(IMREAL([.A360]))+1E-018)" office:value-type="float" office:value="-265.067160361539" calcext:value-type="float">
            <text:p>-265.067160361539</text:p>
          </table:table-cell>
        </table:table-row>
        <table:table-row table:style-name="ro1">
          <table:table-cell office:value-type="string" calcext:value-type="string">
            <text:p>0.0000000000000232-0.0000000000000809j</text:p>
          </table:table-cell>
          <table:table-cell table:formula="of:=(ROW()-2)/1024" office:value-type="float" office:value="0.3505859375" calcext:value-type="float">
            <text:p>0.3505859375</text:p>
          </table:table-cell>
          <table:table-cell table:formula="of:=20*LOG10(ABS(IMREAL([.A361]))+1E-018)" office:value-type="float" office:value="-272.689865918456" calcext:value-type="float">
            <text:p>-272.689865918456</text:p>
          </table:table-cell>
        </table:table-row>
        <table:table-row table:style-name="ro1">
          <table:table-cell office:value-type="string" calcext:value-type="string">
            <text:p>-0.0000000000000746-0.0000000000001078j</text:p>
          </table:table-cell>
          <table:table-cell table:formula="of:=(ROW()-2)/1024" office:value-type="float" office:value="0.3515625" calcext:value-type="float">
            <text:p>0.3515625</text:p>
          </table:table-cell>
          <table:table-cell table:formula="of:=20*LOG10(ABS(IMREAL([.A362]))+1E-018)" office:value-type="float" office:value="-262.54510701849" calcext:value-type="float">
            <text:p>-262.54510701849</text:p>
          </table:table-cell>
        </table:table-row>
        <table:table-row table:style-name="ro1">
          <table:table-cell office:value-type="string" calcext:value-type="string">
            <text:p>-0.0000000000000037-0.0000000000001621j</text:p>
          </table:table-cell>
          <table:table-cell table:formula="of:=(ROW()-2)/1024" office:value-type="float" office:value="0.3525390625" calcext:value-type="float">
            <text:p>0.3525390625</text:p>
          </table:table-cell>
          <table:table-cell table:formula="of:=20*LOG10(ABS(IMREAL([.A363]))+1E-018)" office:value-type="float" office:value="-288.633618298098" calcext:value-type="float">
            <text:p>-288.633618298098</text:p>
          </table:table-cell>
        </table:table-row>
        <table:table-row table:style-name="ro1">
          <table:table-cell office:value-type="string" calcext:value-type="string">
            <text:p>-0.0000000000001241-0.0000000000000348j</text:p>
          </table:table-cell>
          <table:table-cell table:formula="of:=(ROW()-2)/1024" office:value-type="float" office:value="0.353515625" calcext:value-type="float">
            <text:p>0.353515625</text:p>
          </table:table-cell>
          <table:table-cell table:formula="of:=20*LOG10(ABS(IMREAL([.A364]))+1E-018)" office:value-type="float" office:value="-258.124494379255" calcext:value-type="float">
            <text:p>-258.124494379255</text:p>
          </table:table-cell>
        </table:table-row>
        <table:table-row table:style-name="ro1">
          <table:table-cell office:value-type="string" calcext:value-type="string">
            <text:p>0.0000000000000553-0.0000000000001180j</text:p>
          </table:table-cell>
          <table:table-cell table:formula="of:=(ROW()-2)/1024" office:value-type="float" office:value="0.3544921875" calcext:value-type="float">
            <text:p>0.3544921875</text:p>
          </table:table-cell>
          <table:table-cell table:formula="of:=20*LOG10(ABS(IMREAL([.A365]))+1E-018)" office:value-type="float" office:value="-265.145340306797" calcext:value-type="float">
            <text:p>-265.145340306797</text:p>
          </table:table-cell>
        </table:table-row>
        <table:table-row table:style-name="ro1">
          <table:table-cell office:value-type="string" calcext:value-type="string">
            <text:p>0.0000000000000336-0.0000000000000500j</text:p>
          </table:table-cell>
          <table:table-cell table:formula="of:=(ROW()-2)/1024" office:value-type="float" office:value="0.35546875" calcext:value-type="float">
            <text:p>0.35546875</text:p>
          </table:table-cell>
          <table:table-cell table:formula="of:=20*LOG10(ABS(IMREAL([.A366]))+1E-018)" office:value-type="float" office:value="-269.47295594743" calcext:value-type="float">
            <text:p>-269.47295594743</text:p>
          </table:table-cell>
        </table:table-row>
        <table:table-row table:style-name="ro1">
          <table:table-cell office:value-type="string" calcext:value-type="string">
            <text:p>-0.0000000000000886-0.0000000000001826j</text:p>
          </table:table-cell>
          <table:table-cell table:formula="of:=(ROW()-2)/1024" office:value-type="float" office:value="0.3564453125" calcext:value-type="float">
            <text:p>0.3564453125</text:p>
          </table:table-cell>
          <table:table-cell table:formula="of:=20*LOG10(ABS(IMREAL([.A367]))+1E-018)" office:value-type="float" office:value="-261.05122752794" calcext:value-type="float">
            <text:p>-261.05122752794</text:p>
          </table:table-cell>
        </table:table-row>
        <table:table-row table:style-name="ro1">
          <table:table-cell office:value-type="string" calcext:value-type="string">
            <text:p>0.0000000000000030-0.0000000000001083j</text:p>
          </table:table-cell>
          <table:table-cell table:formula="of:=(ROW()-2)/1024" office:value-type="float" office:value="0.357421875" calcext:value-type="float">
            <text:p>0.357421875</text:p>
          </table:table-cell>
          <table:table-cell table:formula="of:=20*LOG10(ABS(IMREAL([.A368]))+1E-018)" office:value-type="float" office:value="-290.454680091503" calcext:value-type="float">
            <text:p>-290.454680091503</text:p>
          </table:table-cell>
        </table:table-row>
        <table:table-row table:style-name="ro1">
          <table:table-cell office:value-type="string" calcext:value-type="string">
            <text:p>0.0000000000000106-0.0000000000000585j</text:p>
          </table:table-cell>
          <table:table-cell table:formula="of:=(ROW()-2)/1024" office:value-type="float" office:value="0.3583984375" calcext:value-type="float">
            <text:p>0.3583984375</text:p>
          </table:table-cell>
          <table:table-cell table:formula="of:=20*LOG10(ABS(IMREAL([.A369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-0.0000000000000741-0.0000000000001222j</text:p>
          </table:table-cell>
          <table:table-cell table:formula="of:=(ROW()-2)/1024" office:value-type="float" office:value="0.359375" calcext:value-type="float">
            <text:p>0.359375</text:p>
          </table:table-cell>
          <table:table-cell table:formula="of:=20*LOG10(ABS(IMREAL([.A370]))+1E-018)" office:value-type="float" office:value="-262.603518622721" calcext:value-type="float">
            <text:p>-262.603518622721</text:p>
          </table:table-cell>
        </table:table-row>
        <table:table-row table:style-name="ro1">
          <table:table-cell office:value-type="string" calcext:value-type="string">
            <text:p>0.0000000000000439-0.0000000000001061j</text:p>
          </table:table-cell>
          <table:table-cell table:formula="of:=(ROW()-2)/1024" office:value-type="float" office:value="0.3603515625" calcext:value-type="float">
            <text:p>0.3603515625</text:p>
          </table:table-cell>
          <table:table-cell table:formula="of:=20*LOG10(ABS(IMREAL([.A371]))+1E-018)" office:value-type="float" office:value="-267.150511741155" calcext:value-type="float">
            <text:p>-267.150511741155</text:p>
          </table:table-cell>
        </table:table-row>
        <table:table-row table:style-name="ro1">
          <table:table-cell office:value-type="string" calcext:value-type="string">
            <text:p>-0.0000000000000023-0.0000000000000830j</text:p>
          </table:table-cell>
          <table:table-cell table:formula="of:=(ROW()-2)/1024" office:value-type="float" office:value="0.361328125" calcext:value-type="float">
            <text:p>0.361328125</text:p>
          </table:table-cell>
          <table:table-cell table:formula="of:=20*LOG10(ABS(IMREAL([.A372]))+1E-018)" office:value-type="float" office:value="-292.761667626627" calcext:value-type="float">
            <text:p>-292.761667626627</text:p>
          </table:table-cell>
        </table:table-row>
        <table:table-row table:style-name="ro1">
          <table:table-cell office:value-type="string" calcext:value-type="string">
            <text:p>0.0000000000000357-0.0000000000002107j</text:p>
          </table:table-cell>
          <table:table-cell table:formula="of:=(ROW()-2)/1024" office:value-type="float" office:value="0.3623046875" calcext:value-type="float">
            <text:p>0.3623046875</text:p>
          </table:table-cell>
          <table:table-cell table:formula="of:=20*LOG10(ABS(IMREAL([.A373]))+1E-018)" office:value-type="float" office:value="-268.946392378933" calcext:value-type="float">
            <text:p>-268.946392378933</text:p>
          </table:table-cell>
        </table:table-row>
        <table:table-row table:style-name="ro1">
          <table:table-cell office:value-type="string" calcext:value-type="string">
            <text:p>-0.0000000000000809-0.0000000000000555j</text:p>
          </table:table-cell>
          <table:table-cell table:formula="of:=(ROW()-2)/1024" office:value-type="float" office:value="0.36328125" calcext:value-type="float">
            <text:p>0.36328125</text:p>
          </table:table-cell>
          <table:table-cell table:formula="of:=20*LOG10(ABS(IMREAL([.A374]))+1E-018)" office:value-type="float" office:value="-261.840922202662" calcext:value-type="float">
            <text:p>-261.840922202662</text:p>
          </table:table-cell>
        </table:table-row>
        <table:table-row table:style-name="ro1">
          <table:table-cell office:value-type="string" calcext:value-type="string">
            <text:p>-0.0000000000000418-0.0000000000001884j</text:p>
          </table:table-cell>
          <table:table-cell table:formula="of:=(ROW()-2)/1024" office:value-type="float" office:value="0.3642578125" calcext:value-type="float">
            <text:p>0.3642578125</text:p>
          </table:table-cell>
          <table:table-cell table:formula="of:=20*LOG10(ABS(IMREAL([.A375]))+1E-018)" office:value-type="float" office:value="-267.576266570582" calcext:value-type="float">
            <text:p>-267.576266570582</text:p>
          </table:table-cell>
        </table:table-row>
        <table:table-row table:style-name="ro1">
          <table:table-cell office:value-type="string" calcext:value-type="string">
            <text:p>0.0000000000000450-0.0000000000000738j</text:p>
          </table:table-cell>
          <table:table-cell table:formula="of:=(ROW()-2)/1024" office:value-type="float" office:value="0.365234375" calcext:value-type="float">
            <text:p>0.365234375</text:p>
          </table:table-cell>
          <table:table-cell table:formula="of:=20*LOG10(ABS(IMREAL([.A376]))+1E-018)" office:value-type="float" office:value="-266.935556706868" calcext:value-type="float">
            <text:p>-266.935556706868</text:p>
          </table:table-cell>
        </table:table-row>
        <table:table-row table:style-name="ro1">
          <table:table-cell office:value-type="string" calcext:value-type="string">
            <text:p>-0.0000000000000846-0.0000000000000829j</text:p>
          </table:table-cell>
          <table:table-cell table:formula="of:=(ROW()-2)/1024" office:value-type="float" office:value="0.3662109375" calcext:value-type="float">
            <text:p>0.3662109375</text:p>
          </table:table-cell>
          <table:table-cell table:formula="of:=20*LOG10(ABS(IMREAL([.A377]))+1E-018)" office:value-type="float" office:value="-261.452490069736" calcext:value-type="float">
            <text:p>-261.452490069736</text:p>
          </table:table-cell>
        </table:table-row>
        <table:table-row table:style-name="ro1">
          <table:table-cell office:value-type="string" calcext:value-type="string">
            <text:p>0.0000000000000106-0.0000000000001277j</text:p>
          </table:table-cell>
          <table:table-cell table:formula="of:=(ROW()-2)/1024" office:value-type="float" office:value="0.3671875" calcext:value-type="float">
            <text:p>0.3671875</text:p>
          </table:table-cell>
          <table:table-cell table:formula="of:=20*LOG10(ABS(IMREAL([.A378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0.0000000000000521-0.0000000000001414j</text:p>
          </table:table-cell>
          <table:table-cell table:formula="of:=(ROW()-2)/1024" office:value-type="float" office:value="0.3681640625" calcext:value-type="float">
            <text:p>0.3681640625</text:p>
          </table:table-cell>
          <table:table-cell table:formula="of:=20*LOG10(ABS(IMREAL([.A379]))+1E-018)" office:value-type="float" office:value="-265.663078819877" calcext:value-type="float">
            <text:p>-265.663078819877</text:p>
          </table:table-cell>
        </table:table-row>
        <table:table-row table:style-name="ro1">
          <table:table-cell office:value-type="string" calcext:value-type="string">
            <text:p>-0.0000000000000736-0.0000000000001003j</text:p>
          </table:table-cell>
          <table:table-cell table:formula="of:=(ROW()-2)/1024" office:value-type="float" office:value="0.369140625" calcext:value-type="float">
            <text:p>0.369140625</text:p>
          </table:table-cell>
          <table:table-cell table:formula="of:=20*LOG10(ABS(IMREAL([.A380]))+1E-018)" office:value-type="float" office:value="-262.662325699247" calcext:value-type="float">
            <text:p>-262.662325699247</text:p>
          </table:table-cell>
        </table:table-row>
        <table:table-row table:style-name="ro1">
          <table:table-cell office:value-type="string" calcext:value-type="string">
            <text:p>0.0000000000000219-0.0000000000001302j</text:p>
          </table:table-cell>
          <table:table-cell table:formula="of:=(ROW()-2)/1024" office:value-type="float" office:value="0.3701171875" calcext:value-type="float">
            <text:p>0.3701171875</text:p>
          </table:table-cell>
          <table:table-cell table:formula="of:=20*LOG10(ABS(IMREAL([.A381]))+1E-018)" office:value-type="float" office:value="-273.190721096287" calcext:value-type="float">
            <text:p>-273.190721096287</text:p>
          </table:table-cell>
        </table:table-row>
        <table:table-row table:style-name="ro1">
          <table:table-cell office:value-type="string" calcext:value-type="string">
            <text:p>0.0000000000000008-0.0000000000001020j</text:p>
          </table:table-cell>
          <table:table-cell table:formula="of:=(ROW()-2)/1024" office:value-type="float" office:value="0.37109375" calcext:value-type="float">
            <text:p>0.37109375</text:p>
          </table:table-cell>
          <table:table-cell table:formula="of:=20*LOG10(ABS(IMREAL([.A382]))+1E-018)" office:value-type="float" office:value="-301.927349678315" calcext:value-type="float">
            <text:p>-301.927349678315</text:p>
          </table:table-cell>
        </table:table-row>
        <table:table-row table:style-name="ro1">
          <table:table-cell office:value-type="string" calcext:value-type="string">
            <text:p>-0.0000000000000257-0.0000000000002462j</text:p>
          </table:table-cell>
          <table:table-cell table:formula="of:=(ROW()-2)/1024" office:value-type="float" office:value="0.3720703125" calcext:value-type="float">
            <text:p>0.3720703125</text:p>
          </table:table-cell>
          <table:table-cell table:formula="of:=20*LOG10(ABS(IMREAL([.A383]))+1E-018)" office:value-type="float" office:value="-271.80099956759" calcext:value-type="float">
            <text:p>-271.80099956759</text:p>
          </table:table-cell>
        </table:table-row>
        <table:table-row table:style-name="ro1">
          <table:table-cell office:value-type="string" calcext:value-type="string">
            <text:p>-0.0000000000000106-0.0000000000000136j</text:p>
          </table:table-cell>
          <table:table-cell table:formula="of:=(ROW()-2)/1024" office:value-type="float" office:value="0.373046875" calcext:value-type="float">
            <text:p>0.373046875</text:p>
          </table:table-cell>
          <table:table-cell table:formula="of:=20*LOG10(ABS(IMREAL([.A384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-0.0000000000000808-0.0000000000001620j</text:p>
          </table:table-cell>
          <table:table-cell table:formula="of:=(ROW()-2)/1024" office:value-type="float" office:value="0.3740234375" calcext:value-type="float">
            <text:p>0.3740234375</text:p>
          </table:table-cell>
          <table:table-cell table:formula="of:=20*LOG10(ABS(IMREAL([.A385]))+1E-018)" office:value-type="float" office:value="-261.851665286539" calcext:value-type="float">
            <text:p>-261.851665286539</text:p>
          </table:table-cell>
        </table:table-row>
        <table:table-row table:style-name="ro1">
          <table:table-cell office:value-type="string" calcext:value-type="string">
            <text:p>0.0000000000000543-0.0000000000001693j</text:p>
          </table:table-cell>
          <table:table-cell table:formula="of:=(ROW()-2)/1024" office:value-type="float" office:value="0.375" calcext:value-type="float">
            <text:p>0.375</text:p>
          </table:table-cell>
          <table:table-cell table:formula="of:=20*LOG10(ABS(IMREAL([.A386]))+1E-018)" office:value-type="float" office:value="-265.303843448561" calcext:value-type="float">
            <text:p>-265.303843448561</text:p>
          </table:table-cell>
        </table:table-row>
        <table:table-row table:style-name="ro1">
          <table:table-cell office:value-type="string" calcext:value-type="string">
            <text:p>-0.0000000000000526-0.0000000000000766j</text:p>
          </table:table-cell>
          <table:table-cell table:formula="of:=(ROW()-2)/1024" office:value-type="float" office:value="0.3759765625" calcext:value-type="float">
            <text:p>0.3759765625</text:p>
          </table:table-cell>
          <table:table-cell table:formula="of:=20*LOG10(ABS(IMREAL([.A387]))+1E-018)" office:value-type="float" office:value="-265.580119987513" calcext:value-type="float">
            <text:p>-265.580119987513</text:p>
          </table:table-cell>
        </table:table-row>
        <table:table-row table:style-name="ro1">
          <table:table-cell office:value-type="string" calcext:value-type="string">
            <text:p>-0.0000000000000275-0.0000000000001163j</text:p>
          </table:table-cell>
          <table:table-cell table:formula="of:=(ROW()-2)/1024" office:value-type="float" office:value="0.376953125" calcext:value-type="float">
            <text:p>0.376953125</text:p>
          </table:table-cell>
          <table:table-cell table:formula="of:=20*LOG10(ABS(IMREAL([.A388]))+1E-018)" office:value-type="float" office:value="-271.213030278605" calcext:value-type="float">
            <text:p>-271.213030278605</text:p>
          </table:table-cell>
        </table:table-row>
        <table:table-row table:style-name="ro1">
          <table:table-cell office:value-type="string" calcext:value-type="string">
            <text:p>0.0000000000000155-0.0000000000001883j</text:p>
          </table:table-cell>
          <table:table-cell table:formula="of:=(ROW()-2)/1024" office:value-type="float" office:value="0.3779296875" calcext:value-type="float">
            <text:p>0.3779296875</text:p>
          </table:table-cell>
          <table:table-cell table:formula="of:=20*LOG10(ABS(IMREAL([.A389]))+1E-018)" office:value-type="float" office:value="-276.192805674694" calcext:value-type="float">
            <text:p>-276.192805674694</text:p>
          </table:table-cell>
        </table:table-row>
        <table:table-row table:style-name="ro1">
          <table:table-cell office:value-type="string" calcext:value-type="string">
            <text:p>-0.0000000000000676-0.0000000000001092j</text:p>
          </table:table-cell>
          <table:table-cell table:formula="of:=(ROW()-2)/1024" office:value-type="float" office:value="0.37890625" calcext:value-type="float">
            <text:p>0.37890625</text:p>
          </table:table-cell>
          <table:table-cell table:formula="of:=20*LOG10(ABS(IMREAL([.A390]))+1E-018)" office:value-type="float" office:value="-263.400937592626" calcext:value-type="float">
            <text:p>-263.400937592626</text:p>
          </table:table-cell>
        </table:table-row>
        <table:table-row table:style-name="ro1">
          <table:table-cell office:value-type="string" calcext:value-type="string">
            <text:p>-0.0000000000000319-0.0000000000001255j</text:p>
          </table:table-cell>
          <table:table-cell table:formula="of:=(ROW()-2)/1024" office:value-type="float" office:value="0.3798828125" calcext:value-type="float">
            <text:p>0.3798828125</text:p>
          </table:table-cell>
          <table:table-cell table:formula="of:=20*LOG10(ABS(IMREAL([.A391]))+1E-018)" office:value-type="float" office:value="-269.923914058182" calcext:value-type="float">
            <text:p>-269.923914058182</text:p>
          </table:table-cell>
        </table:table-row>
        <table:table-row table:style-name="ro1">
          <table:table-cell office:value-type="string" calcext:value-type="string">
            <text:p>0.0000000000000197-0.0000000000000243j</text:p>
          </table:table-cell>
          <table:table-cell table:formula="of:=(ROW()-2)/1024" office:value-type="float" office:value="0.380859375" calcext:value-type="float">
            <text:p>0.380859375</text:p>
          </table:table-cell>
          <table:table-cell table:formula="of:=20*LOG10(ABS(IMREAL([.A392]))+1E-018)" office:value-type="float" office:value="-274.110234579855" calcext:value-type="float">
            <text:p>-274.110234579855</text:p>
          </table:table-cell>
        </table:table-row>
        <table:table-row table:style-name="ro1">
          <table:table-cell office:value-type="string" calcext:value-type="string">
            <text:p>-0.0000000000000567-0.0000000000002461j</text:p>
          </table:table-cell>
          <table:table-cell table:formula="of:=(ROW()-2)/1024" office:value-type="float" office:value="0.3818359375" calcext:value-type="float">
            <text:p>0.3818359375</text:p>
          </table:table-cell>
          <table:table-cell table:formula="of:=20*LOG10(ABS(IMREAL([.A393]))+1E-018)" office:value-type="float" office:value="-264.928185633199" calcext:value-type="float">
            <text:p>-264.928185633199</text:p>
          </table:table-cell>
        </table:table-row>
        <table:table-row table:style-name="ro1">
          <table:table-cell office:value-type="string" calcext:value-type="string">
            <text:p>0.0000000000000870-0.0000000000000846j</text:p>
          </table:table-cell>
          <table:table-cell table:formula="of:=(ROW()-2)/1024" office:value-type="float" office:value="0.3828125" calcext:value-type="float">
            <text:p>0.3828125</text:p>
          </table:table-cell>
          <table:table-cell table:formula="of:=20*LOG10(ABS(IMREAL([.A394]))+1E-018)" office:value-type="float" office:value="-261.20951511039" calcext:value-type="float">
            <text:p>-261.20951511039</text:p>
          </table:table-cell>
        </table:table-row>
        <table:table-row table:style-name="ro1">
          <table:table-cell office:value-type="string" calcext:value-type="string">
            <text:p>-0.0000000000000952-0.0000000000000947j</text:p>
          </table:table-cell>
          <table:table-cell table:formula="of:=(ROW()-2)/1024" office:value-type="float" office:value="0.3837890625" calcext:value-type="float">
            <text:p>0.3837890625</text:p>
          </table:table-cell>
          <table:table-cell table:formula="of:=20*LOG10(ABS(IMREAL([.A395]))+1E-018)" office:value-type="float" office:value="-260.427169794453" calcext:value-type="float">
            <text:p>-260.427169794453</text:p>
          </table:table-cell>
        </table:table-row>
        <table:table-row table:style-name="ro1">
          <table:table-cell office:value-type="string" calcext:value-type="string">
            <text:p>0.0000000000000024-0.0000000000002147j</text:p>
          </table:table-cell>
          <table:table-cell table:formula="of:=(ROW()-2)/1024" office:value-type="float" office:value="0.384765625" calcext:value-type="float">
            <text:p>0.384765625</text:p>
          </table:table-cell>
          <table:table-cell table:formula="of:=20*LOG10(ABS(IMREAL([.A396]))+1E-018)" office:value-type="float" office:value="-292.392156798859" calcext:value-type="float">
            <text:p>-292.392156798859</text:p>
          </table:table-cell>
        </table:table-row>
        <table:table-row table:style-name="ro1">
          <table:table-cell office:value-type="string" calcext:value-type="string">
            <text:p>-0.0000000000000048-0.0000000000000813j</text:p>
          </table:table-cell>
          <table:table-cell table:formula="of:=(ROW()-2)/1024" office:value-type="float" office:value="0.3857421875" calcext:value-type="float">
            <text:p>0.3857421875</text:p>
          </table:table-cell>
          <table:table-cell table:formula="of:=20*LOG10(ABS(IMREAL([.A397]))+1E-018)" office:value-type="float" office:value="-286.373365880617" calcext:value-type="float">
            <text:p>-286.373365880617</text:p>
          </table:table-cell>
        </table:table-row>
        <table:table-row table:style-name="ro1">
          <table:table-cell office:value-type="string" calcext:value-type="string">
            <text:p>0.0000000000000349-0.0000000000001051j</text:p>
          </table:table-cell>
          <table:table-cell table:formula="of:=(ROW()-2)/1024" office:value-type="float" office:value="0.38671875" calcext:value-type="float">
            <text:p>0.38671875</text:p>
          </table:table-cell>
          <table:table-cell table:formula="of:=20*LOG10(ABS(IMREAL([.A398]))+1E-018)" office:value-type="float" office:value="-269.143242585023" calcext:value-type="float">
            <text:p>-269.143242585023</text:p>
          </table:table-cell>
        </table:table-row>
        <table:table-row table:style-name="ro1">
          <table:table-cell office:value-type="string" calcext:value-type="string">
            <text:p>-0.0000000000000009-0.0000000000002232j</text:p>
          </table:table-cell>
          <table:table-cell table:formula="of:=(ROW()-2)/1024" office:value-type="float" office:value="0.3876953125" calcext:value-type="float">
            <text:p>0.3876953125</text:p>
          </table:table-cell>
          <table:table-cell table:formula="of:=20*LOG10(ABS(IMREAL([.A399]))+1E-018)" office:value-type="float" office:value="-300.905504180419" calcext:value-type="float">
            <text:p>-300.905504180419</text:p>
          </table:table-cell>
        </table:table-row>
        <table:table-row table:style-name="ro1">
          <table:table-cell office:value-type="string" calcext:value-type="string">
            <text:p>-0.0000000000000522-0.0000000000001274j</text:p>
          </table:table-cell>
          <table:table-cell table:formula="of:=(ROW()-2)/1024" office:value-type="float" office:value="0.388671875" calcext:value-type="float">
            <text:p>0.388671875</text:p>
          </table:table-cell>
          <table:table-cell table:formula="of:=20*LOG10(ABS(IMREAL([.A400]))+1E-018)" office:value-type="float" office:value="-265.646423545195" calcext:value-type="float">
            <text:p>-265.646423545195</text:p>
          </table:table-cell>
        </table:table-row>
        <table:table-row table:style-name="ro1">
          <table:table-cell office:value-type="string" calcext:value-type="string">
            <text:p>-0.0000000000000158-0.0000000000002096j</text:p>
          </table:table-cell>
          <table:table-cell table:formula="of:=(ROW()-2)/1024" office:value-type="float" office:value="0.3896484375" calcext:value-type="float">
            <text:p>0.3896484375</text:p>
          </table:table-cell>
          <table:table-cell table:formula="of:=20*LOG10(ABS(IMREAL([.A401]))+1E-018)" office:value-type="float" office:value="-276.026308538457" calcext:value-type="float">
            <text:p>-276.026308538457</text:p>
          </table:table-cell>
        </table:table-row>
        <table:table-row table:style-name="ro1">
          <table:table-cell office:value-type="string" calcext:value-type="string">
            <text:p>0.0000000000000532-0.0000000000000700j</text:p>
          </table:table-cell>
          <table:table-cell table:formula="of:=(ROW()-2)/1024" office:value-type="float" office:value="0.390625" calcext:value-type="float">
            <text:p>0.390625</text:p>
          </table:table-cell>
          <table:table-cell table:formula="of:=20*LOG10(ABS(IMREAL([.A402]))+1E-018)" office:value-type="float" office:value="-265.481604087031" calcext:value-type="float">
            <text:p>-265.481604087031</text:p>
          </table:table-cell>
        </table:table-row>
        <table:table-row table:style-name="ro1">
          <table:table-cell office:value-type="string" calcext:value-type="string">
            <text:p>-0.0000000000001857-0.0000000000001529j</text:p>
          </table:table-cell>
          <table:table-cell table:formula="of:=(ROW()-2)/1024" office:value-type="float" office:value="0.3916015625" calcext:value-type="float">
            <text:p>0.3916015625</text:p>
          </table:table-cell>
          <table:table-cell table:formula="of:=20*LOG10(ABS(IMREAL([.A403]))+1E-018)" office:value-type="float" office:value="-254.623715151557" calcext:value-type="float">
            <text:p>-254.623715151557</text:p>
          </table:table-cell>
        </table:table-row>
        <table:table-row table:style-name="ro1">
          <table:table-cell office:value-type="string" calcext:value-type="string">
            <text:p>0.0000000000001804-0.0000000000001953j</text:p>
          </table:table-cell>
          <table:table-cell table:formula="of:=(ROW()-2)/1024" office:value-type="float" office:value="0.392578125" calcext:value-type="float">
            <text:p>0.392578125</text:p>
          </table:table-cell>
          <table:table-cell table:formula="of:=20*LOG10(ABS(IMREAL([.A404]))+1E-018)" office:value-type="float" office:value="-254.875221188068" calcext:value-type="float">
            <text:p>-254.875221188068</text:p>
          </table:table-cell>
        </table:table-row>
        <table:table-row table:style-name="ro1">
          <table:table-cell office:value-type="string" calcext:value-type="string">
            <text:p>-0.0000000000000024-0.0000000000001208j</text:p>
          </table:table-cell>
          <table:table-cell table:formula="of:=(ROW()-2)/1024" office:value-type="float" office:value="0.3935546875" calcext:value-type="float">
            <text:p>0.3935546875</text:p>
          </table:table-cell>
          <table:table-cell table:formula="of:=20*LOG10(ABS(IMREAL([.A405]))+1E-018)" office:value-type="float" office:value="-292.392156798859" calcext:value-type="float">
            <text:p>-292.392156798859</text:p>
          </table:table-cell>
        </table:table-row>
        <table:table-row table:style-name="ro1">
          <table:table-cell office:value-type="string" calcext:value-type="string">
            <text:p>-0.0000000000000846-0.0000000000002850j</text:p>
          </table:table-cell>
          <table:table-cell table:formula="of:=(ROW()-2)/1024" office:value-type="float" office:value="0.39453125" calcext:value-type="float">
            <text:p>0.39453125</text:p>
          </table:table-cell>
          <table:table-cell table:formula="of:=20*LOG10(ABS(IMREAL([.A406]))+1E-018)" office:value-type="float" office:value="-261.452490069736" calcext:value-type="float">
            <text:p>-261.452490069736</text:p>
          </table:table-cell>
        </table:table-row>
        <table:table-row table:style-name="ro1">
          <table:table-cell office:value-type="string" calcext:value-type="string">
            <text:p>-0.0000000000000844-0.0000000000001517j</text:p>
          </table:table-cell>
          <table:table-cell table:formula="of:=(ROW()-2)/1024" office:value-type="float" office:value="0.3955078125" calcext:value-type="float">
            <text:p>0.3955078125</text:p>
          </table:table-cell>
          <table:table-cell table:formula="of:=20*LOG10(ABS(IMREAL([.A407]))+1E-018)" office:value-type="float" office:value="-261.473048154712" calcext:value-type="float">
            <text:p>-261.473048154712</text:p>
          </table:table-cell>
        </table:table-row>
        <table:table-row table:style-name="ro1">
          <table:table-cell office:value-type="string" calcext:value-type="string">
            <text:p>-0.0000000000000074-0.0000000000001030j</text:p>
          </table:table-cell>
          <table:table-cell table:formula="of:=(ROW()-2)/1024" office:value-type="float" office:value="0.396484375" calcext:value-type="float">
            <text:p>0.396484375</text:p>
          </table:table-cell>
          <table:table-cell table:formula="of:=20*LOG10(ABS(IMREAL([.A408]))+1E-018)" office:value-type="float" office:value="-282.614191915812" calcext:value-type="float">
            <text:p>-282.614191915812</text:p>
          </table:table-cell>
        </table:table-row>
        <table:table-row table:style-name="ro1">
          <table:table-cell office:value-type="string" calcext:value-type="string">
            <text:p>0.0000000000000275-0.0000000000001614j</text:p>
          </table:table-cell>
          <table:table-cell table:formula="of:=(ROW()-2)/1024" office:value-type="float" office:value="0.3974609375" calcext:value-type="float">
            <text:p>0.3974609375</text:p>
          </table:table-cell>
          <table:table-cell table:formula="of:=20*LOG10(ABS(IMREAL([.A409]))+1E-018)" office:value-type="float" office:value="-271.213030278605" calcext:value-type="float">
            <text:p>-271.213030278605</text:p>
          </table:table-cell>
        </table:table-row>
        <table:table-row table:style-name="ro1">
          <table:table-cell office:value-type="string" calcext:value-type="string">
            <text:p>-0.0000000000000105-0.0000000000001062j</text:p>
          </table:table-cell>
          <table:table-cell table:formula="of:=(ROW()-2)/1024" office:value-type="float" office:value="0.3984375" calcext:value-type="float">
            <text:p>0.3984375</text:p>
          </table:table-cell>
          <table:table-cell table:formula="of:=20*LOG10(ABS(IMREAL([.A410]))+1E-018)" office:value-type="float" office:value="-279.575386830406" calcext:value-type="float">
            <text:p>-279.575386830406</text:p>
          </table:table-cell>
        </table:table-row>
        <table:table-row table:style-name="ro1">
          <table:table-cell office:value-type="string" calcext:value-type="string">
            <text:p>-0.0000000000000767-0.0000000000002705j</text:p>
          </table:table-cell>
          <table:table-cell table:formula="of:=(ROW()-2)/1024" office:value-type="float" office:value="0.3994140625" calcext:value-type="float">
            <text:p>0.3994140625</text:p>
          </table:table-cell>
          <table:table-cell table:formula="of:=20*LOG10(ABS(IMREAL([.A411]))+1E-018)" office:value-type="float" office:value="-262.303979476783" calcext:value-type="float">
            <text:p>-262.303979476783</text:p>
          </table:table-cell>
        </table:table-row>
        <table:table-row table:style-name="ro1">
          <table:table-cell office:value-type="string" calcext:value-type="string">
            <text:p>0.0000000000002686-0.0000000000002201j</text:p>
          </table:table-cell>
          <table:table-cell table:formula="of:=(ROW()-2)/1024" office:value-type="float" office:value="0.400390625" calcext:value-type="float">
            <text:p>0.400390625</text:p>
          </table:table-cell>
          <table:table-cell table:formula="of:=20*LOG10(ABS(IMREAL([.A412]))+1E-018)" office:value-type="float" office:value="-251.417847495768" calcext:value-type="float">
            <text:p>-251.417847495768</text:p>
          </table:table-cell>
        </table:table-row>
        <table:table-row table:style-name="ro1">
          <table:table-cell office:value-type="string" calcext:value-type="string">
            <text:p>-0.0000000000002814-0.0000000000001237j</text:p>
          </table:table-cell>
          <table:table-cell table:formula="of:=(ROW()-2)/1024" office:value-type="float" office:value="0.4013671875" calcext:value-type="float">
            <text:p>0.4013671875</text:p>
          </table:table-cell>
          <table:table-cell table:formula="of:=20*LOG10(ABS(IMREAL([.A413]))+1E-018)" office:value-type="float" office:value="-251.013487271379" calcext:value-type="float">
            <text:p>-251.013487271379</text:p>
          </table:table-cell>
        </table:table-row>
        <table:table-row table:style-name="ro1">
          <table:table-cell office:value-type="string" calcext:value-type="string">
            <text:p>0.0000000000000052-0.0000000000003438j</text:p>
          </table:table-cell>
          <table:table-cell table:formula="of:=(ROW()-2)/1024" office:value-type="float" office:value="0.40234375" calcext:value-type="float">
            <text:p>0.40234375</text:p>
          </table:table-cell>
          <table:table-cell table:formula="of:=20*LOG10(ABS(IMREAL([.A414]))+1E-018)" office:value-type="float" office:value="-285.678262924503" calcext:value-type="float">
            <text:p>-285.678262924503</text:p>
          </table:table-cell>
        </table:table-row>
        <table:table-row table:style-name="ro1">
          <table:table-cell office:value-type="string" calcext:value-type="string">
            <text:p>0.0000000000001203-0.0000000000000885j</text:p>
          </table:table-cell>
          <table:table-cell table:formula="of:=(ROW()-2)/1024" office:value-type="float" office:value="0.4033203125" calcext:value-type="float">
            <text:p>0.4033203125</text:p>
          </table:table-cell>
          <table:table-cell table:formula="of:=20*LOG10(ABS(IMREAL([.A415]))+1E-018)" office:value-type="float" office:value="-258.394615251594" calcext:value-type="float">
            <text:p>-258.394615251594</text:p>
          </table:table-cell>
        </table:table-row>
        <table:table-row table:style-name="ro1">
          <table:table-cell office:value-type="string" calcext:value-type="string">
            <text:p>-0.0000000000000599-0.0000000000003181j</text:p>
          </table:table-cell>
          <table:table-cell table:formula="of:=(ROW()-2)/1024" office:value-type="float" office:value="0.404296875" calcext:value-type="float">
            <text:p>0.404296875</text:p>
          </table:table-cell>
          <table:table-cell table:formula="of:=20*LOG10(ABS(IMREAL([.A416]))+1E-018)" office:value-type="float" office:value="-264.451318546919" calcext:value-type="float">
            <text:p>-264.451318546919</text:p>
          </table:table-cell>
        </table:table-row>
        <table:table-row table:style-name="ro1">
          <table:table-cell office:value-type="string" calcext:value-type="string">
            <text:p>-0.0000000000000306-0.0000000000001754j</text:p>
          </table:table-cell>
          <table:table-cell table:formula="of:=(ROW()-2)/1024" office:value-type="float" office:value="0.4052734375" calcext:value-type="float">
            <text:p>0.4052734375</text:p>
          </table:table-cell>
          <table:table-cell table:formula="of:=20*LOG10(ABS(IMREAL([.A417]))+1E-018)" office:value-type="float" office:value="-270.285287622404" calcext:value-type="float">
            <text:p>-270.285287622404</text:p>
          </table:table-cell>
        </table:table-row>
        <table:table-row table:style-name="ro1">
          <table:table-cell office:value-type="string" calcext:value-type="string">
            <text:p>-0.0000000000000469-0.0000000000003514j</text:p>
          </table:table-cell>
          <table:table-cell table:formula="of:=(ROW()-2)/1024" office:value-type="float" office:value="0.40625" calcext:value-type="float">
            <text:p>0.40625</text:p>
          </table:table-cell>
          <table:table-cell table:formula="of:=20*LOG10(ABS(IMREAL([.A418]))+1E-018)" office:value-type="float" office:value="-266.576357947467" calcext:value-type="float">
            <text:p>-266.576357947467</text:p>
          </table:table-cell>
        </table:table-row>
        <table:table-row table:style-name="ro1">
          <table:table-cell office:value-type="string" calcext:value-type="string">
            <text:p>-0.0000000000000423-0.0000000000003566j</text:p>
          </table:table-cell>
          <table:table-cell table:formula="of:=(ROW()-2)/1024" office:value-type="float" office:value="0.4072265625" calcext:value-type="float">
            <text:p>0.4072265625</text:p>
          </table:table-cell>
          <table:table-cell table:formula="of:=20*LOG10(ABS(IMREAL([.A419]))+1E-018)" office:value-type="float" office:value="-267.472987314746" calcext:value-type="float">
            <text:p>-267.472987314746</text:p>
          </table:table-cell>
        </table:table-row>
        <table:table-row table:style-name="ro1">
          <table:table-cell office:value-type="string" calcext:value-type="string">
            <text:p>0.0000000000001879+0.0000000000000462j</text:p>
          </table:table-cell>
          <table:table-cell table:formula="of:=(ROW()-2)/1024" office:value-type="float" office:value="0.408203125" calcext:value-type="float">
            <text:p>0.408203125</text:p>
          </table:table-cell>
          <table:table-cell table:formula="of:=20*LOG10(ABS(IMREAL([.A420]))+1E-018)" office:value-type="float" office:value="-254.521418171984" calcext:value-type="float">
            <text:p>-254.521418171984</text:p>
          </table:table-cell>
        </table:table-row>
        <table:table-row table:style-name="ro1">
          <table:table-cell office:value-type="string" calcext:value-type="string">
            <text:p>-0.0000000000003953-0.0000000000004925j</text:p>
          </table:table-cell>
          <table:table-cell table:formula="of:=(ROW()-2)/1024" office:value-type="float" office:value="0.4091796875" calcext:value-type="float">
            <text:p>0.4091796875</text:p>
          </table:table-cell>
          <table:table-cell table:formula="of:=20*LOG10(ABS(IMREAL([.A421]))+1E-018)" office:value-type="float" office:value="-248.061441740263" calcext:value-type="float">
            <text:p>-248.061441740263</text:p>
          </table:table-cell>
        </table:table-row>
        <table:table-row table:style-name="ro1">
          <table:table-cell office:value-type="string" calcext:value-type="string">
            <text:p>0.0000000000003604-0.0000000000007817j</text:p>
          </table:table-cell>
          <table:table-cell table:formula="of:=(ROW()-2)/1024" office:value-type="float" office:value="0.41015625" calcext:value-type="float">
            <text:p>0.41015625</text:p>
          </table:table-cell>
          <table:table-cell table:formula="of:=20*LOG10(ABS(IMREAL([.A422]))+1E-018)" office:value-type="float" office:value="-248.8642802532" calcext:value-type="float">
            <text:p>-248.8642802532</text:p>
          </table:table-cell>
        </table:table-row>
        <table:table-row table:style-name="ro1">
          <table:table-cell office:value-type="string" calcext:value-type="string">
            <text:p>-0.0000000000000274+0.0000000000004015j</text:p>
          </table:table-cell>
          <table:table-cell table:formula="of:=(ROW()-2)/1024" office:value-type="float" office:value="0.4111328125" calcext:value-type="float">
            <text:p>0.4111328125</text:p>
          </table:table-cell>
          <table:table-cell table:formula="of:=20*LOG10(ABS(IMREAL([.A423]))+1E-018)" office:value-type="float" office:value="-271.244671746105" calcext:value-type="float">
            <text:p>-271.244671746105</text:p>
          </table:table-cell>
        </table:table-row>
        <table:table-row table:style-name="ro1">
          <table:table-cell office:value-type="string" calcext:value-type="string">
            <text:p>-0.0000000000002454-0.0000000000011907j</text:p>
          </table:table-cell>
          <table:table-cell table:formula="of:=(ROW()-2)/1024" office:value-type="float" office:value="0.412109375" calcext:value-type="float">
            <text:p>0.412109375</text:p>
          </table:table-cell>
          <table:table-cell table:formula="of:=20*LOG10(ABS(IMREAL([.A424]))+1E-018)" office:value-type="float" office:value="-252.202473437429" calcext:value-type="float">
            <text:p>-252.202473437429</text:p>
          </table:table-cell>
        </table:table-row>
        <table:table-row table:style-name="ro1">
          <table:table-cell office:value-type="string" calcext:value-type="string">
            <text:p>0.0000000000001892-0.0000000000004787j</text:p>
          </table:table-cell>
          <table:table-cell table:formula="of:=(ROW()-2)/1024" office:value-type="float" office:value="0.4130859375" calcext:value-type="float">
            <text:p>0.4130859375</text:p>
          </table:table-cell>
          <table:table-cell table:formula="of:=20*LOG10(ABS(IMREAL([.A425]))+1E-018)" office:value-type="float" office:value="-254.461531450298" calcext:value-type="float">
            <text:p>-254.461531450298</text:p>
          </table:table-cell>
        </table:table-row>
        <table:table-row table:style-name="ro1">
          <table:table-cell office:value-type="string" calcext:value-type="string">
            <text:p>-0.0000000000000024-0.0000000000014736j</text:p>
          </table:table-cell>
          <table:table-cell table:formula="of:=(ROW()-2)/1024" office:value-type="float" office:value="0.4140625" calcext:value-type="float">
            <text:p>0.4140625</text:p>
          </table:table-cell>
          <table:table-cell table:formula="of:=20*LOG10(ABS(IMREAL([.A426]))+1E-018)" office:value-type="float" office:value="-292.392156798859" calcext:value-type="float">
            <text:p>-292.392156798859</text:p>
          </table:table-cell>
        </table:table-row>
        <table:table-row table:style-name="ro1">
          <table:table-cell office:value-type="string" calcext:value-type="string">
            <text:p>0.0000000000014721-0.0000000000021300j</text:p>
          </table:table-cell>
          <table:table-cell table:formula="of:=(ROW()-2)/1024" office:value-type="float" office:value="0.4150390625" calcext:value-type="float">
            <text:p>0.4150390625</text:p>
          </table:table-cell>
          <table:table-cell table:formula="of:=20*LOG10(ABS(IMREAL([.A427]))+1E-018)" office:value-type="float" office:value="-236.641247845651" calcext:value-type="float">
            <text:p>-236.641247845651</text:p>
          </table:table-cell>
        </table:table-row>
        <table:table-row table:style-name="ro1">
          <table:table-cell office:value-type="string" calcext:value-type="string">
            <text:p>0.0000000000034731+0.0000000000008866j</text:p>
          </table:table-cell>
          <table:table-cell table:formula="of:=(ROW()-2)/1024" office:value-type="float" office:value="0.416015625" calcext:value-type="float">
            <text:p>0.416015625</text:p>
          </table:table-cell>
          <table:table-cell table:formula="of:=20*LOG10(ABS(IMREAL([.A428]))+1E-018)" office:value-type="float" office:value="-229.185651738882" calcext:value-type="float">
            <text:p>-229.185651738882</text:p>
          </table:table-cell>
        </table:table-row>
        <table:table-row table:style-name="ro1">
          <table:table-cell office:value-type="string" calcext:value-type="string">
            <text:p>0.0000000000001467+0.0000000000028140j</text:p>
          </table:table-cell>
          <table:table-cell table:formula="of:=(ROW()-2)/1024" office:value-type="float" office:value="0.4169921875" calcext:value-type="float">
            <text:p>0.4169921875</text:p>
          </table:table-cell>
          <table:table-cell table:formula="of:=20*LOG10(ABS(IMREAL([.A429]))+1E-018)" office:value-type="float" office:value="-256.671338514818" calcext:value-type="float">
            <text:p>-256.671338514818</text:p>
          </table:table-cell>
        </table:table-row>
        <table:table-row table:style-name="ro1">
          <table:table-cell office:value-type="string" calcext:value-type="string">
            <text:p>-0.0000000000009793+0.0000000000000866j</text:p>
          </table:table-cell>
          <table:table-cell table:formula="of:=(ROW()-2)/1024" office:value-type="float" office:value="0.41796875" calcext:value-type="float">
            <text:p>0.41796875</text:p>
          </table:table-cell>
          <table:table-cell table:formula="of:=20*LOG10(ABS(IMREAL([.A430]))+1E-018)" office:value-type="float" office:value="-240.181676040395" calcext:value-type="float">
            <text:p>-240.181676040395</text:p>
          </table:table-cell>
        </table:table-row>
        <table:table-row table:style-name="ro1">
          <table:table-cell office:value-type="string" calcext:value-type="string">
            <text:p>0.0000000000007296-0.0000000000004558j</text:p>
          </table:table-cell>
          <table:table-cell table:formula="of:=(ROW()-2)/1024" office:value-type="float" office:value="0.4189453125" calcext:value-type="float">
            <text:p>0.4189453125</text:p>
          </table:table-cell>
          <table:table-cell table:formula="of:=20*LOG10(ABS(IMREAL([.A431]))+1E-018)" office:value-type="float" office:value="-242.738291588599" calcext:value-type="float">
            <text:p>-242.738291588599</text:p>
          </table:table-cell>
        </table:table-row>
        <table:table-row table:style-name="ro1">
          <table:table-cell office:value-type="string" calcext:value-type="string">
            <text:p>-0.0000000000000944+0.0000000000012893j</text:p>
          </table:table-cell>
          <table:table-cell table:formula="of:=(ROW()-2)/1024" office:value-type="float" office:value="0.419921875" calcext:value-type="float">
            <text:p>0.419921875</text:p>
          </table:table-cell>
          <table:table-cell table:formula="of:=20*LOG10(ABS(IMREAL([.A432]))+1E-018)" office:value-type="float" office:value="-260.500468102983" calcext:value-type="float">
            <text:p>-260.500468102983</text:p>
          </table:table-cell>
        </table:table-row>
        <table:table-row table:style-name="ro1">
          <table:table-cell office:value-type="string" calcext:value-type="string">
            <text:p>-0.0000000000000902-0.0000000000002646j</text:p>
          </table:table-cell>
          <table:table-cell table:formula="of:=(ROW()-2)/1024" office:value-type="float" office:value="0.4208984375" calcext:value-type="float">
            <text:p>0.4208984375</text:p>
          </table:table-cell>
          <table:table-cell table:formula="of:=20*LOG10(ABS(IMREAL([.A433]))+1E-018)" office:value-type="float" office:value="-260.895772953801" calcext:value-type="float">
            <text:p>-260.895772953801</text:p>
          </table:table-cell>
        </table:table-row>
        <table:table-row table:style-name="ro1">
          <table:table-cell office:value-type="string" calcext:value-type="string">
            <text:p>0.0000000000001970-0.0000000000000269j</text:p>
          </table:table-cell>
          <table:table-cell table:formula="of:=(ROW()-2)/1024" office:value-type="float" office:value="0.421875" calcext:value-type="float">
            <text:p>0.421875</text:p>
          </table:table-cell>
          <table:table-cell table:formula="of:=20*LOG10(ABS(IMREAL([.A434]))+1E-018)" office:value-type="float" office:value="-254.11063138607" calcext:value-type="float">
            <text:p>-254.11063138607</text:p>
          </table:table-cell>
        </table:table-row>
        <table:table-row table:style-name="ro1">
          <table:table-cell office:value-type="string" calcext:value-type="string">
            <text:p>-0.0000000000001699-0.0000000000000036j</text:p>
          </table:table-cell>
          <table:table-cell table:formula="of:=(ROW()-2)/1024" office:value-type="float" office:value="0.4228515625" calcext:value-type="float">
            <text:p>0.4228515625</text:p>
          </table:table-cell>
          <table:table-cell table:formula="of:=20*LOG10(ABS(IMREAL([.A435]))+1E-018)" office:value-type="float" office:value="-255.396081299228" calcext:value-type="float">
            <text:p>-255.396081299228</text:p>
          </table:table-cell>
        </table:table-row>
        <table:table-row table:style-name="ro1">
          <table:table-cell office:value-type="string" calcext:value-type="string">
            <text:p>0.0000000000001197+0.0000000000000622j</text:p>
          </table:table-cell>
          <table:table-cell table:formula="of:=(ROW()-2)/1024" office:value-type="float" office:value="0.423828125" calcext:value-type="float">
            <text:p>0.423828125</text:p>
          </table:table-cell>
          <table:table-cell table:formula="of:=20*LOG10(ABS(IMREAL([.A436]))+1E-018)" office:value-type="float" office:value="-258.438044428352" calcext:value-type="float">
            <text:p>-258.438044428352</text:p>
          </table:table-cell>
        </table:table-row>
        <table:table-row table:style-name="ro1">
          <table:table-cell office:value-type="string" calcext:value-type="string">
            <text:p>-0.0000000000004323+0.0000000000003056j</text:p>
          </table:table-cell>
          <table:table-cell table:formula="of:=(ROW()-2)/1024" office:value-type="float" office:value="0.4248046875" calcext:value-type="float">
            <text:p>0.4248046875</text:p>
          </table:table-cell>
          <table:table-cell table:formula="of:=20*LOG10(ABS(IMREAL([.A437]))+1E-018)" office:value-type="float" office:value="-247.284275197077" calcext:value-type="float">
            <text:p>-247.284275197077</text:p>
          </table:table-cell>
        </table:table-row>
        <table:table-row table:style-name="ro1">
          <table:table-cell office:value-type="string" calcext:value-type="string">
            <text:p>0.0000000000001339-0.0000000000002393j</text:p>
          </table:table-cell>
          <table:table-cell table:formula="of:=(ROW()-2)/1024" office:value-type="float" office:value="0.42578125" calcext:value-type="float">
            <text:p>0.42578125</text:p>
          </table:table-cell>
          <table:table-cell table:formula="of:=20*LOG10(ABS(IMREAL([.A438]))+1E-018)" office:value-type="float" office:value="-257.464323591521" calcext:value-type="float">
            <text:p>-257.464323591521</text:p>
          </table:table-cell>
        </table:table-row>
        <table:table-row table:style-name="ro1">
          <table:table-cell office:value-type="string" calcext:value-type="string">
            <text:p>0.0000000000003619+0.0000000000001172j</text:p>
          </table:table-cell>
          <table:table-cell table:formula="of:=(ROW()-2)/1024" office:value-type="float" office:value="0.4267578125" calcext:value-type="float">
            <text:p>0.4267578125</text:p>
          </table:table-cell>
          <table:table-cell table:formula="of:=20*LOG10(ABS(IMREAL([.A439]))+1E-018)" office:value-type="float" office:value="-248.828204337069" calcext:value-type="float">
            <text:p>-248.828204337069</text:p>
          </table:table-cell>
        </table:table-row>
        <table:table-row table:style-name="ro1">
          <table:table-cell office:value-type="string" calcext:value-type="string">
            <text:p>-0.0000000000004782+0.0000000000002699j</text:p>
          </table:table-cell>
          <table:table-cell table:formula="of:=(ROW()-2)/1024" office:value-type="float" office:value="0.427734375" calcext:value-type="float">
            <text:p>0.427734375</text:p>
          </table:table-cell>
          <table:table-cell table:formula="of:=20*LOG10(ABS(IMREAL([.A440]))+1E-018)" office:value-type="float" office:value="-246.407790400707" calcext:value-type="float">
            <text:p>-246.407790400707</text:p>
          </table:table-cell>
        </table:table-row>
        <table:table-row table:style-name="ro1">
          <table:table-cell office:value-type="string" calcext:value-type="string">
            <text:p>0.0000000000002661-0.0000000000003481j</text:p>
          </table:table-cell>
          <table:table-cell table:formula="of:=(ROW()-2)/1024" office:value-type="float" office:value="0.4287109375" calcext:value-type="float">
            <text:p>0.4287109375</text:p>
          </table:table-cell>
          <table:table-cell table:formula="of:=20*LOG10(ABS(IMREAL([.A441]))+1E-018)" office:value-type="float" office:value="-251.499069867584" calcext:value-type="float">
            <text:p>-251.499069867584</text:p>
          </table:table-cell>
        </table:table-row>
        <table:table-row table:style-name="ro1">
          <table:table-cell office:value-type="string" calcext:value-type="string">
            <text:p>0.0000000000001612-0.0000000000000912j</text:p>
          </table:table-cell>
          <table:table-cell table:formula="of:=(ROW()-2)/1024" office:value-type="float" office:value="0.4296875" calcext:value-type="float">
            <text:p>0.4296875</text:p>
          </table:table-cell>
          <table:table-cell table:formula="of:=20*LOG10(ABS(IMREAL([.A442]))+1E-018)" office:value-type="float" office:value="-255.852645368096" calcext:value-type="float">
            <text:p>-255.852645368096</text:p>
          </table:table-cell>
        </table:table-row>
        <table:table-row table:style-name="ro1">
          <table:table-cell office:value-type="string" calcext:value-type="string">
            <text:p>-0.0000000000003623+0.0000000000001059j</text:p>
          </table:table-cell>
          <table:table-cell table:formula="of:=(ROW()-2)/1024" office:value-type="float" office:value="0.4306640625" calcext:value-type="float">
            <text:p>0.4306640625</text:p>
          </table:table-cell>
          <table:table-cell table:formula="of:=20*LOG10(ABS(IMREAL([.A443]))+1E-018)" office:value-type="float" office:value="-248.81860934504" calcext:value-type="float">
            <text:p>-248.81860934504</text:p>
          </table:table-cell>
        </table:table-row>
        <table:table-row table:style-name="ro1">
          <table:table-cell office:value-type="string" calcext:value-type="string">
            <text:p>0.0000000000002544+0.0000000000000268j</text:p>
          </table:table-cell>
          <table:table-cell table:formula="of:=(ROW()-2)/1024" office:value-type="float" office:value="0.431640625" calcext:value-type="float">
            <text:p>0.431640625</text:p>
          </table:table-cell>
          <table:table-cell table:formula="of:=20*LOG10(ABS(IMREAL([.A444]))+1E-018)" office:value-type="float" office:value="-251.889623717892" calcext:value-type="float">
            <text:p>-251.889623717892</text:p>
          </table:table-cell>
        </table:table-row>
        <table:table-row table:style-name="ro1">
          <table:table-cell office:value-type="string" calcext:value-type="string">
            <text:p>-0.0000000000001244-0.0000000000003426j</text:p>
          </table:table-cell>
          <table:table-cell table:formula="of:=(ROW()-2)/1024" office:value-type="float" office:value="0.4326171875" calcext:value-type="float">
            <text:p>0.4326171875</text:p>
          </table:table-cell>
          <table:table-cell table:formula="of:=20*LOG10(ABS(IMREAL([.A445]))+1E-018)" office:value-type="float" office:value="-258.103522570921" calcext:value-type="float">
            <text:p>-258.103522570921</text:p>
          </table:table-cell>
        </table:table-row>
        <table:table-row table:style-name="ro1">
          <table:table-cell office:value-type="string" calcext:value-type="string">
            <text:p>0.0000000000000438-0.0000000000002604j</text:p>
          </table:table-cell>
          <table:table-cell table:formula="of:=(ROW()-2)/1024" office:value-type="float" office:value="0.43359375" calcext:value-type="float">
            <text:p>0.43359375</text:p>
          </table:table-cell>
          <table:table-cell table:formula="of:=20*LOG10(ABS(IMREAL([.A446]))+1E-018)" office:value-type="float" office:value="-267.170319484199" calcext:value-type="float">
            <text:p>-267.170319484199</text:p>
          </table:table-cell>
        </table:table-row>
        <table:table-row table:style-name="ro1">
          <table:table-cell office:value-type="string" calcext:value-type="string">
            <text:p>0.0000000000000640+0.0000000000005329j</text:p>
          </table:table-cell>
          <table:table-cell table:formula="of:=(ROW()-2)/1024" office:value-type="float" office:value="0.4345703125" calcext:value-type="float">
            <text:p>0.4345703125</text:p>
          </table:table-cell>
          <table:table-cell table:formula="of:=20*LOG10(ABS(IMREAL([.A447]))+1E-018)" office:value-type="float" office:value="-263.876264804357" calcext:value-type="float">
            <text:p>-263.876264804357</text:p>
          </table:table-cell>
        </table:table-row>
        <table:table-row table:style-name="ro1">
          <table:table-cell office:value-type="string" calcext:value-type="string">
            <text:p>-0.0000000000004711-0.0000000000006415j</text:p>
          </table:table-cell>
          <table:table-cell table:formula="of:=(ROW()-2)/1024" office:value-type="float" office:value="0.435546875" calcext:value-type="float">
            <text:p>0.435546875</text:p>
          </table:table-cell>
          <table:table-cell table:formula="of:=20*LOG10(ABS(IMREAL([.A448]))+1E-018)" office:value-type="float" office:value="-246.53771947779" calcext:value-type="float">
            <text:p>-246.53771947779</text:p>
          </table:table-cell>
        </table:table-row>
        <table:table-row table:style-name="ro1">
          <table:table-cell office:value-type="string" calcext:value-type="string">
            <text:p>0.0000000000006556-0.0000000000003372j</text:p>
          </table:table-cell>
          <table:table-cell table:formula="of:=(ROW()-2)/1024" office:value-type="float" office:value="0.4365234375" calcext:value-type="float">
            <text:p>0.4365234375</text:p>
          </table:table-cell>
          <table:table-cell table:formula="of:=20*LOG10(ABS(IMREAL([.A449]))+1E-018)" office:value-type="float" office:value="-243.667207853277" calcext:value-type="float">
            <text:p>-243.667207853277</text:p>
          </table:table-cell>
        </table:table-row>
        <table:table-row table:style-name="ro1">
          <table:table-cell office:value-type="string" calcext:value-type="string">
            <text:p>-0.0000000000003034+0.0000000000004200j</text:p>
          </table:table-cell>
          <table:table-cell table:formula="of:=(ROW()-2)/1024" office:value-type="float" office:value="0.4375" calcext:value-type="float">
            <text:p>0.4375</text:p>
          </table:table-cell>
          <table:table-cell table:formula="of:=20*LOG10(ABS(IMREAL([.A450]))+1E-018)" office:value-type="float" office:value="-250.359659842524" calcext:value-type="float">
            <text:p>-250.359659842524</text:p>
          </table:table-cell>
        </table:table-row>
        <table:table-row table:style-name="ro1">
          <table:table-cell office:value-type="string" calcext:value-type="string">
            <text:p>-0.0000000000003654-0.0000000000005701j</text:p>
          </table:table-cell>
          <table:table-cell table:formula="of:=(ROW()-2)/1024" office:value-type="float" office:value="0.4384765625" calcext:value-type="float">
            <text:p>0.4384765625</text:p>
          </table:table-cell>
          <table:table-cell table:formula="of:=20*LOG10(ABS(IMREAL([.A451]))+1E-018)" office:value-type="float" office:value="-248.744605368795" calcext:value-type="float">
            <text:p>-248.744605368795</text:p>
          </table:table-cell>
        </table:table-row>
        <table:table-row table:style-name="ro1">
          <table:table-cell office:value-type="string" calcext:value-type="string">
            <text:p>0.0000000000005348-0.0000000000006488j</text:p>
          </table:table-cell>
          <table:table-cell table:formula="of:=(ROW()-2)/1024" office:value-type="float" office:value="0.439453125" calcext:value-type="float">
            <text:p>0.439453125</text:p>
          </table:table-cell>
          <table:table-cell table:formula="of:=20*LOG10(ABS(IMREAL([.A452]))+1E-018)" office:value-type="float" office:value="-245.436155786837" calcext:value-type="float">
            <text:p>-245.436155786837</text:p>
          </table:table-cell>
        </table:table-row>
        <table:table-row table:style-name="ro1">
          <table:table-cell office:value-type="string" calcext:value-type="string">
            <text:p>-0.0000000000001657-0.0000000000005730j</text:p>
          </table:table-cell>
          <table:table-cell table:formula="of:=(ROW()-2)/1024" office:value-type="float" office:value="0.4404296875" calcext:value-type="float">
            <text:p>0.4404296875</text:p>
          </table:table-cell>
          <table:table-cell table:formula="of:=20*LOG10(ABS(IMREAL([.A453]))+1E-018)" office:value-type="float" office:value="-255.613497412401" calcext:value-type="float">
            <text:p>-255.613497412401</text:p>
          </table:table-cell>
        </table:table-row>
        <table:table-row table:style-name="ro1">
          <table:table-cell office:value-type="string" calcext:value-type="string">
            <text:p>0.0000000000023812-0.0000000000005969j</text:p>
          </table:table-cell>
          <table:table-cell table:formula="of:=(ROW()-2)/1024" office:value-type="float" office:value="0.44140625" calcext:value-type="float">
            <text:p>0.44140625</text:p>
          </table:table-cell>
          <table:table-cell table:formula="of:=20*LOG10(ABS(IMREAL([.A454]))+1E-018)" office:value-type="float" office:value="-232.464078874712" calcext:value-type="float">
            <text:p>-232.464078874712</text:p>
          </table:table-cell>
        </table:table-row>
        <table:table-row table:style-name="ro1">
          <table:table-cell office:value-type="string" calcext:value-type="string">
            <text:p>0.0000000000001998+0.0000000000003823j</text:p>
          </table:table-cell>
          <table:table-cell table:formula="of:=(ROW()-2)/1024" office:value-type="float" office:value="0.4423828125" calcext:value-type="float">
            <text:p>0.4423828125</text:p>
          </table:table-cell>
          <table:table-cell table:formula="of:=20*LOG10(ABS(IMREAL([.A455]))+1E-018)" office:value-type="float" office:value="-253.988046849388" calcext:value-type="float">
            <text:p>-253.988046849388</text:p>
          </table:table-cell>
        </table:table-row>
        <table:table-row table:style-name="ro1">
          <table:table-cell office:value-type="string" calcext:value-type="string">
            <text:p>0.0000000000007195+0.0000000000019614j</text:p>
          </table:table-cell>
          <table:table-cell table:formula="of:=(ROW()-2)/1024" office:value-type="float" office:value="0.443359375" calcext:value-type="float">
            <text:p>0.443359375</text:p>
          </table:table-cell>
          <table:table-cell table:formula="of:=20*LOG10(ABS(IMREAL([.A456]))+1E-018)" office:value-type="float" office:value="-242.859371962437" calcext:value-type="float">
            <text:p>-242.859371962437</text:p>
          </table:table-cell>
        </table:table-row>
        <table:table-row table:style-name="ro1">
          <table:table-cell office:value-type="string" calcext:value-type="string">
            <text:p>-0.0000000000009958-0.0000000000008186j</text:p>
          </table:table-cell>
          <table:table-cell table:formula="of:=(ROW()-2)/1024" office:value-type="float" office:value="0.4443359375" calcext:value-type="float">
            <text:p>0.4443359375</text:p>
          </table:table-cell>
          <table:table-cell table:formula="of:=20*LOG10(ABS(IMREAL([.A457]))+1E-018)" office:value-type="float" office:value="-240.036548838691" calcext:value-type="float">
            <text:p>-240.036548838691</text:p>
          </table:table-cell>
        </table:table-row>
        <table:table-row table:style-name="ro1">
          <table:table-cell office:value-type="string" calcext:value-type="string">
            <text:p>0.0000000000005507+0.0000000000001420j</text:p>
          </table:table-cell>
          <table:table-cell table:formula="of:=(ROW()-2)/1024" office:value-type="float" office:value="0.4453125" calcext:value-type="float">
            <text:p>0.4453125</text:p>
          </table:table-cell>
          <table:table-cell table:formula="of:=20*LOG10(ABS(IMREAL([.A458]))+1E-018)" office:value-type="float" office:value="-245.181682697936" calcext:value-type="float">
            <text:p>-245.181682697936</text:p>
          </table:table-cell>
        </table:table-row>
        <table:table-row table:style-name="ro1">
          <table:table-cell office:value-type="string" calcext:value-type="string">
            <text:p>-0.0000000000001103+0.0000000000006668j</text:p>
          </table:table-cell>
          <table:table-cell table:formula="of:=(ROW()-2)/1024" office:value-type="float" office:value="0.4462890625" calcext:value-type="float">
            <text:p>0.4462890625</text:p>
          </table:table-cell>
          <table:table-cell table:formula="of:=20*LOG10(ABS(IMREAL([.A459]))+1E-018)" office:value-type="float" office:value="-259.148411003687" calcext:value-type="float">
            <text:p>-259.148411003687</text:p>
          </table:table-cell>
        </table:table-row>
        <table:table-row table:style-name="ro1">
          <table:table-cell office:value-type="string" calcext:value-type="string">
            <text:p>-0.0000000000001831-0.0000000000002622j</text:p>
          </table:table-cell>
          <table:table-cell table:formula="of:=(ROW()-2)/1024" office:value-type="float" office:value="0.447265625" calcext:value-type="float">
            <text:p>0.447265625</text:p>
          </table:table-cell>
          <table:table-cell table:formula="of:=20*LOG10(ABS(IMREAL([.A460]))+1E-018)" office:value-type="float" office:value="-254.74618567614" calcext:value-type="float">
            <text:p>-254.74618567614</text:p>
          </table:table-cell>
        </table:table-row>
        <table:table-row table:style-name="ro1">
          <table:table-cell office:value-type="string" calcext:value-type="string">
            <text:p>-0.0000000000001016+0.0000000000002437j</text:p>
          </table:table-cell>
          <table:table-cell table:formula="of:=(ROW()-2)/1024" office:value-type="float" office:value="0.4482421875" calcext:value-type="float">
            <text:p>0.4482421875</text:p>
          </table:table-cell>
          <table:table-cell table:formula="of:=20*LOG10(ABS(IMREAL([.A461]))+1E-018)" office:value-type="float" office:value="-259.862040350423" calcext:value-type="float">
            <text:p>-259.862040350423</text:p>
          </table:table-cell>
        </table:table-row>
        <table:table-row table:style-name="ro1">
          <table:table-cell office:value-type="string" calcext:value-type="string">
            <text:p>0.0000000000002868+0.0000000000001829j</text:p>
          </table:table-cell>
          <table:table-cell table:formula="of:=(ROW()-2)/1024" office:value-type="float" office:value="0.44921875" calcext:value-type="float">
            <text:p>0.44921875</text:p>
          </table:table-cell>
          <table:table-cell table:formula="of:=20*LOG10(ABS(IMREAL([.A462]))+1E-018)" office:value-type="float" office:value="-250.848386774609" calcext:value-type="float">
            <text:p>-250.848386774609</text:p>
          </table:table-cell>
        </table:table-row>
        <table:table-row table:style-name="ro1">
          <table:table-cell office:value-type="string" calcext:value-type="string">
            <text:p>-0.0000000000000321-0.0000000000001020j</text:p>
          </table:table-cell>
          <table:table-cell table:formula="of:=(ROW()-2)/1024" office:value-type="float" office:value="0.4501953125" calcext:value-type="float">
            <text:p>0.4501953125</text:p>
          </table:table-cell>
          <table:table-cell table:formula="of:=20*LOG10(ABS(IMREAL([.A463]))+1E-018)" office:value-type="float" office:value="-269.869628767655" calcext:value-type="float">
            <text:p>-269.869628767655</text:p>
          </table:table-cell>
        </table:table-row>
        <table:table-row table:style-name="ro1">
          <table:table-cell office:value-type="string" calcext:value-type="string">
            <text:p>-0.0000000000001883+0.0000000000001109j</text:p>
          </table:table-cell>
          <table:table-cell table:formula="of:=(ROW()-2)/1024" office:value-type="float" office:value="0.451171875" calcext:value-type="float">
            <text:p>0.451171875</text:p>
          </table:table-cell>
          <table:table-cell table:formula="of:=20*LOG10(ABS(IMREAL([.A464]))+1E-018)" office:value-type="float" office:value="-254.502947471857" calcext:value-type="float">
            <text:p>-254.502947471857</text:p>
          </table:table-cell>
        </table:table-row>
        <table:table-row table:style-name="ro1">
          <table:table-cell office:value-type="string" calcext:value-type="string">
            <text:p>-0.0000000000000262+0.0000000000000051j</text:p>
          </table:table-cell>
          <table:table-cell table:formula="of:=(ROW()-2)/1024" office:value-type="float" office:value="0.4521484375" calcext:value-type="float">
            <text:p>0.4521484375</text:p>
          </table:table-cell>
          <table:table-cell table:formula="of:=20*LOG10(ABS(IMREAL([.A465]))+1E-018)" office:value-type="float" office:value="-271.633642657426" calcext:value-type="float">
            <text:p>-271.633642657426</text:p>
          </table:table-cell>
        </table:table-row>
        <table:table-row table:style-name="ro1">
          <table:table-cell office:value-type="string" calcext:value-type="string">
            <text:p>0.0000000000002563+0.0000000000000918j</text:p>
          </table:table-cell>
          <table:table-cell table:formula="of:=(ROW()-2)/1024" office:value-type="float" office:value="0.453125" calcext:value-type="float">
            <text:p>0.453125</text:p>
          </table:table-cell>
          <table:table-cell table:formula="of:=20*LOG10(ABS(IMREAL([.A466]))+1E-018)" office:value-type="float" office:value="-251.824993986839" calcext:value-type="float">
            <text:p>-251.824993986839</text:p>
          </table:table-cell>
        </table:table-row>
        <table:table-row table:style-name="ro1">
          <table:table-cell office:value-type="string" calcext:value-type="string">
            <text:p>-0.0000000000002605+0.0000000000000995j</text:p>
          </table:table-cell>
          <table:table-cell table:formula="of:=(ROW()-2)/1024" office:value-type="float" office:value="0.4541015625" calcext:value-type="float">
            <text:p>0.4541015625</text:p>
          </table:table-cell>
          <table:table-cell table:formula="of:=20*LOG10(ABS(IMREAL([.A467]))+1E-018)" office:value-type="float" office:value="-251.683812104207" calcext:value-type="float">
            <text:p>-251.683812104207</text:p>
          </table:table-cell>
        </table:table-row>
        <table:table-row table:style-name="ro1">
          <table:table-cell office:value-type="string" calcext:value-type="string">
            <text:p>0.0000000000000836-0.0000000000001103j</text:p>
          </table:table-cell>
          <table:table-cell table:formula="of:=(ROW()-2)/1024" office:value-type="float" office:value="0.455078125" calcext:value-type="float">
            <text:p>0.455078125</text:p>
          </table:table-cell>
          <table:table-cell table:formula="of:=20*LOG10(ABS(IMREAL([.A468]))+1E-018)" office:value-type="float" office:value="-261.55577055364" calcext:value-type="float">
            <text:p>-261.55577055364</text:p>
          </table:table-cell>
        </table:table-row>
        <table:table-row table:style-name="ro1">
          <table:table-cell office:value-type="string" calcext:value-type="string">
            <text:p>0.0000000000000689+0.0000000000001314j</text:p>
          </table:table-cell>
          <table:table-cell table:formula="of:=(ROW()-2)/1024" office:value-type="float" office:value="0.4560546875" calcext:value-type="float">
            <text:p>0.4560546875</text:p>
          </table:table-cell>
          <table:table-cell table:formula="of:=20*LOG10(ABS(IMREAL([.A469]))+1E-018)" office:value-type="float" office:value="-263.235489497601" calcext:value-type="float">
            <text:p>-263.235489497601</text:p>
          </table:table-cell>
        </table:table-row>
        <table:table-row table:style-name="ro1">
          <table:table-cell office:value-type="string" calcext:value-type="string">
            <text:p>-0.0000000000000000-0.0000000000000193j</text:p>
          </table:table-cell>
          <table:table-cell table:formula="of:=(ROW()-2)/1024" office:value-type="float" office:value="0.45703125" calcext:value-type="float">
            <text:p>0.45703125</text:p>
          </table:table-cell>
          <table:table-cell table:formula="of:=20*LOG10(ABS(IMREAL([.A470]))+1E-018)" office:value-type="float" office:value="-360" calcext:value-type="float">
            <text:p>-360</text:p>
          </table:table-cell>
        </table:table-row>
        <table:table-row table:style-name="ro1">
          <table:table-cell office:value-type="string" calcext:value-type="string">
            <text:p>-0.0000000000000558+0.0000000000000294j</text:p>
          </table:table-cell>
          <table:table-cell table:formula="of:=(ROW()-2)/1024" office:value-type="float" office:value="0.4580078125" calcext:value-type="float">
            <text:p>0.4580078125</text:p>
          </table:table-cell>
          <table:table-cell table:formula="of:=20*LOG10(ABS(IMREAL([.A471]))+1E-018)" office:value-type="float" office:value="-265.067160361539" calcext:value-type="float">
            <text:p>-265.067160361539</text:p>
          </table:table-cell>
        </table:table-row>
        <table:table-row table:style-name="ro1">
          <table:table-cell office:value-type="string" calcext:value-type="string">
            <text:p>0.0000000000000954+0.0000000000000026j</text:p>
          </table:table-cell>
          <table:table-cell table:formula="of:=(ROW()-2)/1024" office:value-type="float" office:value="0.458984375" calcext:value-type="float">
            <text:p>0.458984375</text:p>
          </table:table-cell>
          <table:table-cell table:formula="of:=20*LOG10(ABS(IMREAL([.A472]))+1E-018)" office:value-type="float" office:value="-260.408941459334" calcext:value-type="float">
            <text:p>-260.408941459334</text:p>
          </table:table-cell>
        </table:table-row>
        <table:table-row table:style-name="ro1">
          <table:table-cell office:value-type="string" calcext:value-type="string">
            <text:p>0.0000000000000866-0.0000000000000583j</text:p>
          </table:table-cell>
          <table:table-cell table:formula="of:=(ROW()-2)/1024" office:value-type="float" office:value="0.4599609375" calcext:value-type="float">
            <text:p>0.4599609375</text:p>
          </table:table-cell>
          <table:table-cell table:formula="of:=20*LOG10(ABS(IMREAL([.A473]))+1E-018)" office:value-type="float" office:value="-261.249541861276" calcext:value-type="float">
            <text:p>-261.249541861276</text:p>
          </table:table-cell>
        </table:table-row>
        <table:table-row table:style-name="ro1">
          <table:table-cell office:value-type="string" calcext:value-type="string">
            <text:p>-0.0000000000000124-0.0000000000000636j</text:p>
          </table:table-cell>
          <table:table-cell table:formula="of:=(ROW()-2)/1024" office:value-type="float" office:value="0.4609375" calcext:value-type="float">
            <text:p>0.4609375</text:p>
          </table:table-cell>
          <table:table-cell table:formula="of:=20*LOG10(ABS(IMREAL([.A474]))+1E-018)" office:value-type="float" office:value="-278.130865850028" calcext:value-type="float">
            <text:p>-278.130865850028</text:p>
          </table:table-cell>
        </table:table-row>
        <table:table-row table:style-name="ro1">
          <table:table-cell office:value-type="string" calcext:value-type="string">
            <text:p>-0.0000000000001587-0.0000000000000201j</text:p>
          </table:table-cell>
          <table:table-cell table:formula="of:=(ROW()-2)/1024" office:value-type="float" office:value="0.4619140625" calcext:value-type="float">
            <text:p>0.4619140625</text:p>
          </table:table-cell>
          <table:table-cell table:formula="of:=20*LOG10(ABS(IMREAL([.A475]))+1E-018)" office:value-type="float" office:value="-255.988406733572" calcext:value-type="float">
            <text:p>-255.988406733572</text:p>
          </table:table-cell>
        </table:table-row>
        <table:table-row table:style-name="ro1">
          <table:table-cell office:value-type="string" calcext:value-type="string">
            <text:p>0.0000000000001005-0.0000000000000796j</text:p>
          </table:table-cell>
          <table:table-cell table:formula="of:=(ROW()-2)/1024" office:value-type="float" office:value="0.462890625" calcext:value-type="float">
            <text:p>0.462890625</text:p>
          </table:table-cell>
          <table:table-cell table:formula="of:=20*LOG10(ABS(IMREAL([.A476]))+1E-018)" office:value-type="float" office:value="-259.956592338537" calcext:value-type="float">
            <text:p>-259.956592338537</text:p>
          </table:table-cell>
        </table:table-row>
        <table:table-row table:style-name="ro1">
          <table:table-cell office:value-type="string" calcext:value-type="string">
            <text:p>-0.0000000000000587+0.0000000000001230j</text:p>
          </table:table-cell>
          <table:table-cell table:formula="of:=(ROW()-2)/1024" office:value-type="float" office:value="0.4638671875" calcext:value-type="float">
            <text:p>0.4638671875</text:p>
          </table:table-cell>
          <table:table-cell table:formula="of:=20*LOG10(ABS(IMREAL([.A477]))+1E-018)" office:value-type="float" office:value="-264.627090005445" calcext:value-type="float">
            <text:p>-264.627090005445</text:p>
          </table:table-cell>
        </table:table-row>
        <table:table-row table:style-name="ro1">
          <table:table-cell office:value-type="string" calcext:value-type="string">
            <text:p>-0.0000000000000028-0.0000000000000556j</text:p>
          </table:table-cell>
          <table:table-cell table:formula="of:=(ROW()-2)/1024" office:value-type="float" office:value="0.46484375" calcext:value-type="float">
            <text:p>0.46484375</text:p>
          </table:table-cell>
          <table:table-cell table:formula="of:=20*LOG10(ABS(IMREAL([.A478]))+1E-018)" office:value-type="float" office:value="-291.053737823529" calcext:value-type="float">
            <text:p>-291.053737823529</text:p>
          </table:table-cell>
        </table:table-row>
        <table:table-row table:style-name="ro1">
          <table:table-cell office:value-type="string" calcext:value-type="string">
            <text:p>0.0000000000000704-0.0000000000000494j</text:p>
          </table:table-cell>
          <table:table-cell table:formula="of:=(ROW()-2)/1024" office:value-type="float" office:value="0.4658203125" calcext:value-type="float">
            <text:p>0.4658203125</text:p>
          </table:table-cell>
          <table:table-cell table:formula="of:=20*LOG10(ABS(IMREAL([.A479]))+1E-018)" office:value-type="float" office:value="-263.04842343892" calcext:value-type="float">
            <text:p>-263.04842343892</text:p>
          </table:table-cell>
        </table:table-row>
        <table:table-row table:style-name="ro1">
          <table:table-cell office:value-type="string" calcext:value-type="string">
            <text:p>-0.0000000000000235-0.0000000000000893j</text:p>
          </table:table-cell>
          <table:table-cell table:formula="of:=(ROW()-2)/1024" office:value-type="float" office:value="0.466796875" calcext:value-type="float">
            <text:p>0.466796875</text:p>
          </table:table-cell>
          <table:table-cell table:formula="of:=20*LOG10(ABS(IMREAL([.A480]))+1E-018)" office:value-type="float" office:value="-272.578273150104" calcext:value-type="float">
            <text:p>-272.578273150104</text:p>
          </table:table-cell>
        </table:table-row>
        <table:table-row table:style-name="ro1">
          <table:table-cell office:value-type="string" calcext:value-type="string">
            <text:p>-0.0000000000000596+0.0000000000000372j</text:p>
          </table:table-cell>
          <table:table-cell table:formula="of:=(ROW()-2)/1024" office:value-type="float" office:value="0.4677734375" calcext:value-type="float">
            <text:p>0.4677734375</text:p>
          </table:table-cell>
          <table:table-cell table:formula="of:=20*LOG10(ABS(IMREAL([.A481]))+1E-018)" office:value-type="float" office:value="-264.494929070015" calcext:value-type="float">
            <text:p>-264.494929070015</text:p>
          </table:table-cell>
        </table:table-row>
        <table:table-row table:style-name="ro1">
          <table:table-cell office:value-type="string" calcext:value-type="string">
            <text:p>-0.0000000000000142-0.0000000000000362j</text:p>
          </table:table-cell>
          <table:table-cell table:formula="of:=(ROW()-2)/1024" office:value-type="float" office:value="0.46875" calcext:value-type="float">
            <text:p>0.46875</text:p>
          </table:table-cell>
          <table:table-cell table:formula="of:=20*LOG10(ABS(IMREAL([.A482]))+1E-018)" office:value-type="float" office:value="-276.953621451507" calcext:value-type="float">
            <text:p>-276.953621451507</text:p>
          </table:table-cell>
        </table:table-row>
        <table:table-row table:style-name="ro1">
          <table:table-cell office:value-type="string" calcext:value-type="string">
            <text:p>-0.0000000000000196-0.0000000000000042j</text:p>
          </table:table-cell>
          <table:table-cell table:formula="of:=(ROW()-2)/1024" office:value-type="float" office:value="0.4697265625" calcext:value-type="float">
            <text:p>0.4697265625</text:p>
          </table:table-cell>
          <table:table-cell table:formula="of:=20*LOG10(ABS(IMREAL([.A483]))+1E-018)" office:value-type="float" office:value="-274.154435426541" calcext:value-type="float">
            <text:p>-274.154435426541</text:p>
          </table:table-cell>
        </table:table-row>
        <table:table-row table:style-name="ro1">
          <table:table-cell office:value-type="string" calcext:value-type="string">
            <text:p>0.0000000000000804+0.0000000000000041j</text:p>
          </table:table-cell>
          <table:table-cell table:formula="of:=(ROW()-2)/1024" office:value-type="float" office:value="0.470703125" calcext:value-type="float">
            <text:p>0.470703125</text:p>
          </table:table-cell>
          <table:table-cell table:formula="of:=20*LOG10(ABS(IMREAL([.A484]))+1E-018)" office:value-type="float" office:value="-261.89477099225" calcext:value-type="float">
            <text:p>-261.89477099225</text:p>
          </table:table-cell>
        </table:table-row>
        <table:table-row table:style-name="ro1">
          <table:table-cell office:value-type="string" calcext:value-type="string">
            <text:p>0.0000000000000011+0.0000000000000227j</text:p>
          </table:table-cell>
          <table:table-cell table:formula="of:=(ROW()-2)/1024" office:value-type="float" office:value="0.4716796875" calcext:value-type="float">
            <text:p>0.4716796875</text:p>
          </table:table-cell>
          <table:table-cell table:formula="of:=20*LOG10(ABS(IMREAL([.A485]))+1E-018)" office:value-type="float" office:value="-299.164253620565" calcext:value-type="float">
            <text:p>-299.164253620565</text:p>
          </table:table-cell>
        </table:table-row>
        <table:table-row table:style-name="ro1">
          <table:table-cell office:value-type="string" calcext:value-type="string">
            <text:p>0.0000000000000097-0.0000000000001838j</text:p>
          </table:table-cell>
          <table:table-cell table:formula="of:=(ROW()-2)/1024" office:value-type="float" office:value="0.47265625" calcext:value-type="float">
            <text:p>0.47265625</text:p>
          </table:table-cell>
          <table:table-cell table:formula="of:=20*LOG10(ABS(IMREAL([.A486]))+1E-018)" office:value-type="float" office:value="-280.263669908289" calcext:value-type="float">
            <text:p>-280.263669908289</text:p>
          </table:table-cell>
        </table:table-row>
        <table:table-row table:style-name="ro1">
          <table:table-cell office:value-type="string" calcext:value-type="string">
            <text:p>0.0000000000000090+0.0000000000000047j</text:p>
          </table:table-cell>
          <table:table-cell table:formula="of:=(ROW()-2)/1024" office:value-type="float" office:value="0.4736328125" calcext:value-type="float">
            <text:p>0.4736328125</text:p>
          </table:table-cell>
          <table:table-cell table:formula="of:=20*LOG10(ABS(IMREAL([.A487]))+1E-018)" office:value-type="float" office:value="-280.914184765977" calcext:value-type="float">
            <text:p>-280.914184765977</text:p>
          </table:table-cell>
        </table:table-row>
        <table:table-row table:style-name="ro1">
          <table:table-cell office:value-type="string" calcext:value-type="string">
            <text:p>-0.0000000000000480-0.0000000000000257j</text:p>
          </table:table-cell>
          <table:table-cell table:formula="of:=(ROW()-2)/1024" office:value-type="float" office:value="0.474609375" calcext:value-type="float">
            <text:p>0.474609375</text:p>
          </table:table-cell>
          <table:table-cell table:formula="of:=20*LOG10(ABS(IMREAL([.A488]))+1E-018)" office:value-type="float" office:value="-266.374994298339" calcext:value-type="float">
            <text:p>-266.374994298339</text:p>
          </table:table-cell>
        </table:table-row>
        <table:table-row table:style-name="ro1">
          <table:table-cell office:value-type="string" calcext:value-type="string">
            <text:p>0.0000000000000135-0.0000000000000202j</text:p>
          </table:table-cell>
          <table:table-cell table:formula="of:=(ROW()-2)/1024" office:value-type="float" office:value="0.4755859375" calcext:value-type="float">
            <text:p>0.4755859375</text:p>
          </table:table-cell>
          <table:table-cell table:formula="of:=20*LOG10(ABS(IMREAL([.A489]))+1E-018)" office:value-type="float" office:value="-277.392681254696" calcext:value-type="float">
            <text:p>-277.392681254696</text:p>
          </table:table-cell>
        </table:table-row>
        <table:table-row table:style-name="ro1">
          <table:table-cell office:value-type="string" calcext:value-type="string">
            <text:p>-0.0000000000000028-0.0000000000000923j</text:p>
          </table:table-cell>
          <table:table-cell table:formula="of:=(ROW()-2)/1024" office:value-type="float" office:value="0.4765625" calcext:value-type="float">
            <text:p>0.4765625</text:p>
          </table:table-cell>
          <table:table-cell table:formula="of:=20*LOG10(ABS(IMREAL([.A490]))+1E-018)" office:value-type="float" office:value="-291.053737823529" calcext:value-type="float">
            <text:p>-291.053737823529</text:p>
          </table:table-cell>
        </table:table-row>
        <table:table-row table:style-name="ro1">
          <table:table-cell office:value-type="string" calcext:value-type="string">
            <text:p>-0.0000000000000027+0.0000000000000045j</text:p>
          </table:table-cell>
          <table:table-cell table:formula="of:=(ROW()-2)/1024" office:value-type="float" office:value="0.4775390625" calcext:value-type="float">
            <text:p>0.4775390625</text:p>
          </table:table-cell>
          <table:table-cell table:formula="of:=20*LOG10(ABS(IMREAL([.A491]))+1E-018)" office:value-type="float" office:value="-291.369508316251" calcext:value-type="float">
            <text:p>-291.369508316251</text:p>
          </table:table-cell>
        </table:table-row>
        <table:table-row table:style-name="ro1">
          <table:table-cell office:value-type="string" calcext:value-type="string">
            <text:p>0.0000000000000002-0.0000000000000254j</text:p>
          </table:table-cell>
          <table:table-cell table:formula="of:=(ROW()-2)/1024" office:value-type="float" office:value="0.478515625" calcext:value-type="float">
            <text:p>0.478515625</text:p>
          </table:table-cell>
          <table:table-cell table:formula="of:=20*LOG10(ABS(IMREAL([.A492]))+1E-018)" office:value-type="float" office:value="-313.93607885159" calcext:value-type="float">
            <text:p>-313.93607885159</text:p>
          </table:table-cell>
        </table:table-row>
        <table:table-row table:style-name="ro1">
          <table:table-cell office:value-type="string" calcext:value-type="string">
            <text:p>-0.0000000000000137-0.0000000000000321j</text:p>
          </table:table-cell>
          <table:table-cell table:formula="of:=(ROW()-2)/1024" office:value-type="float" office:value="0.4794921875" calcext:value-type="float">
            <text:p>0.4794921875</text:p>
          </table:table-cell>
          <table:table-cell table:formula="of:=20*LOG10(ABS(IMREAL([.A493]))+1E-018)" office:value-type="float" office:value="-277.264954673467" calcext:value-type="float">
            <text:p>-277.264954673467</text:p>
          </table:table-cell>
        </table:table-row>
        <table:table-row table:style-name="ro1">
          <table:table-cell office:value-type="string" calcext:value-type="string">
            <text:p>0.0000000000000155-0.0000000000000853j</text:p>
          </table:table-cell>
          <table:table-cell table:formula="of:=(ROW()-2)/1024" office:value-type="float" office:value="0.48046875" calcext:value-type="float">
            <text:p>0.48046875</text:p>
          </table:table-cell>
          <table:table-cell table:formula="of:=20*LOG10(ABS(IMREAL([.A494]))+1E-018)" office:value-type="float" office:value="-276.192805674694" calcext:value-type="float">
            <text:p>-276.192805674694</text:p>
          </table:table-cell>
        </table:table-row>
        <table:table-row table:style-name="ro1">
          <table:table-cell office:value-type="string" calcext:value-type="string">
            <text:p>0.0000000000000473+0.0000000000000538j</text:p>
          </table:table-cell>
          <table:table-cell table:formula="of:=(ROW()-2)/1024" office:value-type="float" office:value="0.4814453125" calcext:value-type="float">
            <text:p>0.4814453125</text:p>
          </table:table-cell>
          <table:table-cell table:formula="of:=20*LOG10(ABS(IMREAL([.A495]))+1E-018)" office:value-type="float" office:value="-266.502593553155" calcext:value-type="float">
            <text:p>-266.502593553155</text:p>
          </table:table-cell>
        </table:table-row>
        <table:table-row table:style-name="ro1">
          <table:table-cell office:value-type="string" calcext:value-type="string">
            <text:p>-0.0000000000000295-0.0000000000000996j</text:p>
          </table:table-cell>
          <table:table-cell table:formula="of:=(ROW()-2)/1024" office:value-type="float" office:value="0.482421875" calcext:value-type="float">
            <text:p>0.482421875</text:p>
          </table:table-cell>
          <table:table-cell table:formula="of:=20*LOG10(ABS(IMREAL([.A496]))+1E-018)" office:value-type="float" office:value="-270.60326524849" calcext:value-type="float">
            <text:p>-270.60326524849</text:p>
          </table:table-cell>
        </table:table-row>
        <table:table-row table:style-name="ro1">
          <table:table-cell office:value-type="string" calcext:value-type="string">
            <text:p>0.0000000000000450-0.0000000000000619j</text:p>
          </table:table-cell>
          <table:table-cell table:formula="of:=(ROW()-2)/1024" office:value-type="float" office:value="0.4833984375" calcext:value-type="float">
            <text:p>0.4833984375</text:p>
          </table:table-cell>
          <table:table-cell table:formula="of:=20*LOG10(ABS(IMREAL([.A497]))+1E-018)" office:value-type="float" office:value="-266.935556706868" calcext:value-type="float">
            <text:p>-266.935556706868</text:p>
          </table:table-cell>
        </table:table-row>
        <table:table-row table:style-name="ro1">
          <table:table-cell office:value-type="string" calcext:value-type="string">
            <text:p>-0.0000000000000039-0.0000000000000520j</text:p>
          </table:table-cell>
          <table:table-cell table:formula="of:=(ROW()-2)/1024" office:value-type="float" office:value="0.484375" calcext:value-type="float">
            <text:p>0.484375</text:p>
          </table:table-cell>
          <table:table-cell table:formula="of:=20*LOG10(ABS(IMREAL([.A498]))+1E-018)" office:value-type="float" office:value="-288.176480993764" calcext:value-type="float">
            <text:p>-288.176480993764</text:p>
          </table:table-cell>
        </table:table-row>
        <table:table-row table:style-name="ro1">
          <table:table-cell office:value-type="string" calcext:value-type="string">
            <text:p>0.0000000000000153-0.0000000000000311j</text:p>
          </table:table-cell>
          <table:table-cell table:formula="of:=(ROW()-2)/1024" office:value-type="float" office:value="0.4853515625" calcext:value-type="float">
            <text:p>0.4853515625</text:p>
          </table:table-cell>
          <table:table-cell table:formula="of:=20*LOG10(ABS(IMREAL([.A499]))+1E-018)" office:value-type="float" office:value="-276.305603696995" calcext:value-type="float">
            <text:p>-276.305603696995</text:p>
          </table:table-cell>
        </table:table-row>
        <table:table-row table:style-name="ro1">
          <table:table-cell office:value-type="string" calcext:value-type="string">
            <text:p>-0.0000000000000250-0.0000000000000853j</text:p>
          </table:table-cell>
          <table:table-cell table:formula="of:=(ROW()-2)/1024" office:value-type="float" office:value="0.486328125" calcext:value-type="float">
            <text:p>0.486328125</text:p>
          </table:table-cell>
          <table:table-cell table:formula="of:=20*LOG10(ABS(IMREAL([.A500]))+1E-018)" office:value-type="float" office:value="-272.040852397922" calcext:value-type="float">
            <text:p>-272.040852397922</text:p>
          </table:table-cell>
        </table:table-row>
        <table:table-row table:style-name="ro1">
          <table:table-cell office:value-type="string" calcext:value-type="string">
            <text:p>0.0000000000000208-0.0000000000000583j</text:p>
          </table:table-cell>
          <table:table-cell table:formula="of:=(ROW()-2)/1024" office:value-type="float" office:value="0.4873046875" calcext:value-type="float">
            <text:p>0.4873046875</text:p>
          </table:table-cell>
          <table:table-cell table:formula="of:=20*LOG10(ABS(IMREAL([.A501]))+1E-018)" office:value-type="float" office:value="-273.638315719935" calcext:value-type="float">
            <text:p>-273.638315719935</text:p>
          </table:table-cell>
        </table:table-row>
        <table:table-row table:style-name="ro1">
          <table:table-cell office:value-type="string" calcext:value-type="string">
            <text:p>-0.0000000000000146-0.0000000000000685j</text:p>
          </table:table-cell>
          <table:table-cell table:formula="of:=(ROW()-2)/1024" office:value-type="float" office:value="0.48828125" calcext:value-type="float">
            <text:p>0.48828125</text:p>
          </table:table-cell>
          <table:table-cell table:formula="of:=20*LOG10(ABS(IMREAL([.A502]))+1E-018)" office:value-type="float" office:value="-276.712347980737" calcext:value-type="float">
            <text:p>-276.712347980737</text:p>
          </table:table-cell>
        </table:table-row>
        <table:table-row table:style-name="ro1">
          <table:table-cell office:value-type="string" calcext:value-type="string">
            <text:p>-0.0000000000000217+0.0000000000000097j</text:p>
          </table:table-cell>
          <table:table-cell table:formula="of:=(ROW()-2)/1024" office:value-type="float" office:value="0.4892578125" calcext:value-type="float">
            <text:p>0.4892578125</text:p>
          </table:table-cell>
          <table:table-cell table:formula="of:=20*LOG10(ABS(IMREAL([.A503]))+1E-018)" office:value-type="float" office:value="-273.27040506084" calcext:value-type="float">
            <text:p>-273.27040506084</text:p>
          </table:table-cell>
        </table:table-row>
        <table:table-row table:style-name="ro1">
          <table:table-cell office:value-type="string" calcext:value-type="string">
            <text:p>-0.0000000000000283-0.0000000000000798j</text:p>
          </table:table-cell>
          <table:table-cell table:formula="of:=(ROW()-2)/1024" office:value-type="float" office:value="0.490234375" calcext:value-type="float">
            <text:p>0.490234375</text:p>
          </table:table-cell>
          <table:table-cell table:formula="of:=20*LOG10(ABS(IMREAL([.A504]))+1E-018)" office:value-type="float" office:value="-270.963964373041" calcext:value-type="float">
            <text:p>-270.963964373041</text:p>
          </table:table-cell>
        </table:table-row>
        <table:table-row table:style-name="ro1">
          <table:table-cell office:value-type="string" calcext:value-type="string">
            <text:p>0.0000000000000910-0.0000000000000276j</text:p>
          </table:table-cell>
          <table:table-cell table:formula="of:=(ROW()-2)/1024" office:value-type="float" office:value="0.4912109375" calcext:value-type="float">
            <text:p>0.4912109375</text:p>
          </table:table-cell>
          <table:table-cell table:formula="of:=20*LOG10(ABS(IMREAL([.A505]))+1E-018)" office:value-type="float" office:value="-260.819076704766" calcext:value-type="float">
            <text:p>-260.819076704766</text:p>
          </table:table-cell>
        </table:table-row>
        <table:table-row table:style-name="ro1">
          <table:table-cell office:value-type="string" calcext:value-type="string">
            <text:p>-0.0000000000000386-0.0000000000000513j</text:p>
          </table:table-cell>
          <table:table-cell table:formula="of:=(ROW()-2)/1024" office:value-type="float" office:value="0.4921875" calcext:value-type="float">
            <text:p>0.4921875</text:p>
          </table:table-cell>
          <table:table-cell table:formula="of:=20*LOG10(ABS(IMREAL([.A506]))+1E-018)" office:value-type="float" office:value="-268.268028886432" calcext:value-type="float">
            <text:p>-268.268028886432</text:p>
          </table:table-cell>
        </table:table-row>
        <table:table-row table:style-name="ro1">
          <table:table-cell office:value-type="string" calcext:value-type="string">
            <text:p>0.0000000000000040-0.0000000000000682j</text:p>
          </table:table-cell>
          <table:table-cell table:formula="of:=(ROW()-2)/1024" office:value-type="float" office:value="0.4931640625" calcext:value-type="float">
            <text:p>0.4931640625</text:p>
          </table:table-cell>
          <table:table-cell table:formula="of:=20*LOG10(ABS(IMREAL([.A507]))+1E-018)" office:value-type="float" office:value="-287.95662897242" calcext:value-type="float">
            <text:p>-287.95662897242</text:p>
          </table:table-cell>
        </table:table-row>
        <table:table-row table:style-name="ro1">
          <table:table-cell office:value-type="string" calcext:value-type="string">
            <text:p>-0.0000000000000145-0.0000000000000487j</text:p>
          </table:table-cell>
          <table:table-cell table:formula="of:=(ROW()-2)/1024" office:value-type="float" office:value="0.494140625" calcext:value-type="float">
            <text:p>0.494140625</text:p>
          </table:table-cell>
          <table:table-cell table:formula="of:=20*LOG10(ABS(IMREAL([.A508]))+1E-018)" office:value-type="float" office:value="-276.772040949084" calcext:value-type="float">
            <text:p>-276.772040949084</text:p>
          </table:table-cell>
        </table:table-row>
        <table:table-row table:style-name="ro1">
          <table:table-cell office:value-type="string" calcext:value-type="string">
            <text:p>0.0000000000000469-0.0000000000000193j</text:p>
          </table:table-cell>
          <table:table-cell table:formula="of:=(ROW()-2)/1024" office:value-type="float" office:value="0.4951171875" calcext:value-type="float">
            <text:p>0.4951171875</text:p>
          </table:table-cell>
          <table:table-cell table:formula="of:=20*LOG10(ABS(IMREAL([.A509]))+1E-018)" office:value-type="float" office:value="-266.576357947467" calcext:value-type="float">
            <text:p>-266.576357947467</text:p>
          </table:table-cell>
        </table:table-row>
        <table:table-row table:style-name="ro1">
          <table:table-cell office:value-type="string" calcext:value-type="string">
            <text:p>-0.0000000000000004-0.0000000000000372j</text:p>
          </table:table-cell>
          <table:table-cell table:formula="of:=(ROW()-2)/1024" office:value-type="float" office:value="0.49609375" calcext:value-type="float">
            <text:p>0.49609375</text:p>
          </table:table-cell>
          <table:table-cell table:formula="of:=20*LOG10(ABS(IMREAL([.A510]))+1E-018)" office:value-type="float" office:value="-307.937112547596" calcext:value-type="float">
            <text:p>-307.937112547596</text:p>
          </table:table-cell>
        </table:table-row>
        <table:table-row table:style-name="ro1">
          <table:table-cell office:value-type="string" calcext:value-type="string">
            <text:p>0.0000000000000519-0.0000000000000573j</text:p>
          </table:table-cell>
          <table:table-cell table:formula="of:=(ROW()-2)/1024" office:value-type="float" office:value="0.4970703125" calcext:value-type="float">
            <text:p>0.4970703125</text:p>
          </table:table-cell>
          <table:table-cell table:formula="of:=20*LOG10(ABS(IMREAL([.A511]))+1E-018)" office:value-type="float" office:value="-265.696485486461" calcext:value-type="float">
            <text:p>-265.696485486461</text:p>
          </table:table-cell>
        </table:table-row>
        <table:table-row table:style-name="ro1">
          <table:table-cell office:value-type="string" calcext:value-type="string">
            <text:p>0.0000000000000313-0.0000000000001208j</text:p>
          </table:table-cell>
          <table:table-cell table:formula="of:=(ROW()-2)/1024" office:value-type="float" office:value="0.498046875" calcext:value-type="float">
            <text:p>0.498046875</text:p>
          </table:table-cell>
          <table:table-cell table:formula="of:=20*LOG10(ABS(IMREAL([.A512]))+1E-018)" office:value-type="float" office:value="-270.088835749043" calcext:value-type="float">
            <text:p>-270.088835749043</text:p>
          </table:table-cell>
        </table:table-row>
        <table:table-row table:style-name="ro1">
          <table:table-cell office:value-type="string" calcext:value-type="string">
            <text:p>0.0000000000000390-0.0000000000000739j</text:p>
          </table:table-cell>
          <table:table-cell table:formula="of:=(ROW()-2)/1024" office:value-type="float" office:value="0.4990234375" calcext:value-type="float">
            <text:p>0.4990234375</text:p>
          </table:table-cell>
          <table:table-cell table:formula="of:=20*LOG10(ABS(IMREAL([.A513]))+1E-018)" office:value-type="float" office:value="-268.178485147206" calcext:value-type="float">
            <text:p>-268.178485147206</text:p>
          </table:table-cell>
        </table:table-row>
        <table:table-row table:style-name="ro1">
          <table:table-cell office:value-type="string" calcext:value-type="string">
            <text:p>-0.0000000000001098-0.0000000000000628j</text:p>
          </table:table-cell>
          <table:table-cell table:formula="of:=(ROW()-2)/1024" office:value-type="float" office:value="0.5" calcext:value-type="float">
            <text:p>0.5</text:p>
          </table:table-cell>
          <table:table-cell table:formula="of:=20*LOG10(ABS(IMREAL([.A514]))+1E-018)" office:value-type="float" office:value="-259.187874091616" calcext:value-type="float">
            <text:p>-259.187874091616</text:p>
          </table:table-cell>
        </table:table-row>
        <table:table-row table:style-name="ro1">
          <table:table-cell office:value-type="string" calcext:value-type="string">
            <text:p>0.0000000000000394-0.0000000000000516j</text:p>
          </table:table-cell>
          <table:table-cell table:formula="of:=(ROW()-2)/1024" office:value-type="float" office:value="0.5009765625" calcext:value-type="float">
            <text:p>0.5009765625</text:p>
          </table:table-cell>
          <table:table-cell table:formula="of:=20*LOG10(ABS(IMREAL([.A515]))+1E-018)" office:value-type="float" office:value="-268.089855112234" calcext:value-type="float">
            <text:p>-268.089855112234</text:p>
          </table:table-cell>
        </table:table-row>
        <table:table-row table:style-name="ro1">
          <table:table-cell office:value-type="string" calcext:value-type="string">
            <text:p>0.0000000000000323-0.0000000000000048j</text:p>
          </table:table-cell>
          <table:table-cell table:formula="of:=(ROW()-2)/1024" office:value-type="float" office:value="0.501953125" calcext:value-type="float">
            <text:p>0.501953125</text:p>
          </table:table-cell>
          <table:table-cell table:formula="of:=20*LOG10(ABS(IMREAL([.A516]))+1E-018)" office:value-type="float" office:value="-269.815680644549" calcext:value-type="float">
            <text:p>-269.815680644549</text:p>
          </table:table-cell>
        </table:table-row>
        <table:table-row table:style-name="ro1">
          <table:table-cell office:value-type="string" calcext:value-type="string">
            <text:p>0.0000000000000533-0.0000000000000682j</text:p>
          </table:table-cell>
          <table:table-cell table:formula="of:=(ROW()-2)/1024" office:value-type="float" office:value="0.5029296875" calcext:value-type="float">
            <text:p>0.5029296875</text:p>
          </table:table-cell>
          <table:table-cell table:formula="of:=20*LOG10(ABS(IMREAL([.A517]))+1E-018)" office:value-type="float" office:value="-265.465292858715" calcext:value-type="float">
            <text:p>-265.465292858715</text:p>
          </table:table-cell>
        </table:table-row>
        <table:table-row table:style-name="ro1">
          <table:table-cell office:value-type="string" calcext:value-type="string">
            <text:p>0.0000000000000015-0.0000000000000883j</text:p>
          </table:table-cell>
          <table:table-cell table:formula="of:=(ROW()-2)/1024" office:value-type="float" office:value="0.50390625" calcext:value-type="float">
            <text:p>0.50390625</text:p>
          </table:table-cell>
          <table:table-cell table:formula="of:=20*LOG10(ABS(IMREAL([.A518]))+1E-018)" office:value-type="float" office:value="-296.472386155135" calcext:value-type="float">
            <text:p>-296.472386155135</text:p>
          </table:table-cell>
        </table:table-row>
        <table:table-row table:style-name="ro1">
          <table:table-cell office:value-type="string" calcext:value-type="string">
            <text:p>0.0000000000000492-0.0000000000001062j</text:p>
          </table:table-cell>
          <table:table-cell table:formula="of:=(ROW()-2)/1024" office:value-type="float" office:value="0.5048828125" calcext:value-type="float">
            <text:p>0.5048828125</text:p>
          </table:table-cell>
          <table:table-cell table:formula="of:=20*LOG10(ABS(IMREAL([.A519]))+1E-018)" office:value-type="float" office:value="-266.160521403975" calcext:value-type="float">
            <text:p>-266.160521403975</text:p>
          </table:table-cell>
        </table:table-row>
        <table:table-row table:style-name="ro1">
          <table:table-cell office:value-type="string" calcext:value-type="string">
            <text:p>-0.0000000000000117-0.0000000000000769j</text:p>
          </table:table-cell>
          <table:table-cell table:formula="of:=(ROW()-2)/1024" office:value-type="float" office:value="0.505859375" calcext:value-type="float">
            <text:p>0.505859375</text:p>
          </table:table-cell>
          <table:table-cell table:formula="of:=20*LOG10(ABS(IMREAL([.A520]))+1E-018)" office:value-type="float" office:value="-278.635540413071" calcext:value-type="float">
            <text:p>-278.635540413071</text:p>
          </table:table-cell>
        </table:table-row>
        <table:table-row table:style-name="ro1">
          <table:table-cell office:value-type="string" calcext:value-type="string">
            <text:p>0.0000000000000072-0.0000000000000573j</text:p>
          </table:table-cell>
          <table:table-cell table:formula="of:=(ROW()-2)/1024" office:value-type="float" office:value="0.5068359375" calcext:value-type="float">
            <text:p>0.5068359375</text:p>
          </table:table-cell>
          <table:table-cell table:formula="of:=20*LOG10(ABS(IMREAL([.A521]))+1E-018)" office:value-type="float" office:value="-282.852143781582" calcext:value-type="float">
            <text:p>-282.852143781582</text:p>
          </table:table-cell>
        </table:table-row>
        <table:table-row table:style-name="ro1">
          <table:table-cell office:value-type="string" calcext:value-type="string">
            <text:p>-0.0000000000000348-0.0000000000000742j</text:p>
          </table:table-cell>
          <table:table-cell table:formula="of:=(ROW()-2)/1024" office:value-type="float" office:value="0.5078125" calcext:value-type="float">
            <text:p>0.5078125</text:p>
          </table:table-cell>
          <table:table-cell table:formula="of:=20*LOG10(ABS(IMREAL([.A522]))+1E-018)" office:value-type="float" office:value="-269.168165530125" calcext:value-type="float">
            <text:p>-269.168165530125</text:p>
          </table:table-cell>
        </table:table-row>
        <table:table-row table:style-name="ro1">
          <table:table-cell office:value-type="string" calcext:value-type="string">
            <text:p>0.0000000000000952-0.0000000000000979j</text:p>
          </table:table-cell>
          <table:table-cell table:formula="of:=(ROW()-2)/1024" office:value-type="float" office:value="0.5087890625" calcext:value-type="float">
            <text:p>0.5087890625</text:p>
          </table:table-cell>
          <table:table-cell table:formula="of:=20*LOG10(ABS(IMREAL([.A523]))+1E-018)" office:value-type="float" office:value="-260.427169794453" calcext:value-type="float">
            <text:p>-260.427169794453</text:p>
          </table:table-cell>
        </table:table-row>
        <table:table-row table:style-name="ro1">
          <table:table-cell office:value-type="string" calcext:value-type="string">
            <text:p>-0.0000000000000236-0.0000000000000457j</text:p>
          </table:table-cell>
          <table:table-cell table:formula="of:=(ROW()-2)/1024" office:value-type="float" office:value="0.509765625" calcext:value-type="float">
            <text:p>0.509765625</text:p>
          </table:table-cell>
          <table:table-cell table:formula="of:=20*LOG10(ABS(IMREAL([.A524]))+1E-018)" office:value-type="float" office:value="-272.541391902224" calcext:value-type="float">
            <text:p>-272.541391902224</text:p>
          </table:table-cell>
        </table:table-row>
        <table:table-row table:style-name="ro1">
          <table:table-cell office:value-type="string" calcext:value-type="string">
            <text:p>-0.0000000000000165-0.0000000000001352j</text:p>
          </table:table-cell>
          <table:table-cell table:formula="of:=(ROW()-2)/1024" office:value-type="float" office:value="0.5107421875" calcext:value-type="float">
            <text:p>0.5107421875</text:p>
          </table:table-cell>
          <table:table-cell table:formula="of:=20*LOG10(ABS(IMREAL([.A525]))+1E-018)" office:value-type="float" office:value="-275.64979471412" calcext:value-type="float">
            <text:p>-275.64979471412</text:p>
          </table:table-cell>
        </table:table-row>
        <table:table-row table:style-name="ro1">
          <table:table-cell office:value-type="string" calcext:value-type="string">
            <text:p>-0.0000000000000089-0.0000000000000570j</text:p>
          </table:table-cell>
          <table:table-cell table:formula="of:=(ROW()-2)/1024" office:value-type="float" office:value="0.51171875" calcext:value-type="float">
            <text:p>0.51171875</text:p>
          </table:table-cell>
          <table:table-cell table:formula="of:=20*LOG10(ABS(IMREAL([.A526]))+1E-018)" office:value-type="float" office:value="-281.01122397927" calcext:value-type="float">
            <text:p>-281.01122397927</text:p>
          </table:table-cell>
        </table:table-row>
        <table:table-row table:style-name="ro1">
          <table:table-cell office:value-type="string" calcext:value-type="string">
            <text:p>0.0000000000000270-0.0000000000000672j</text:p>
          </table:table-cell>
          <table:table-cell table:formula="of:=(ROW()-2)/1024" office:value-type="float" office:value="0.5126953125" calcext:value-type="float">
            <text:p>0.5126953125</text:p>
          </table:table-cell>
          <table:table-cell table:formula="of:=20*LOG10(ABS(IMREAL([.A527]))+1E-018)" office:value-type="float" office:value="-271.372403023161" calcext:value-type="float">
            <text:p>-271.372403023161</text:p>
          </table:table-cell>
        </table:table-row>
        <table:table-row table:style-name="ro1">
          <table:table-cell office:value-type="string" calcext:value-type="string">
            <text:p>-0.0000000000000184-0.0000000000000403j</text:p>
          </table:table-cell>
          <table:table-cell table:formula="of:=(ROW()-2)/1024" office:value-type="float" office:value="0.513671875" calcext:value-type="float">
            <text:p>0.513671875</text:p>
          </table:table-cell>
          <table:table-cell table:formula="of:=20*LOG10(ABS(IMREAL([.A528]))+1E-018)" office:value-type="float" office:value="-274.703171493417" calcext:value-type="float">
            <text:p>-274.703171493417</text:p>
          </table:table-cell>
        </table:table-row>
        <table:table-row table:style-name="ro1">
          <table:table-cell office:value-type="string" calcext:value-type="string">
            <text:p>0.0000000000000224-0.0000000000000944j</text:p>
          </table:table-cell>
          <table:table-cell table:formula="of:=(ROW()-2)/1024" office:value-type="float" office:value="0.5146484375" calcext:value-type="float">
            <text:p>0.5146484375</text:p>
          </table:table-cell>
          <table:table-cell table:formula="of:=20*LOG10(ABS(IMREAL([.A529]))+1E-018)" office:value-type="float" office:value="-272.994651879042" calcext:value-type="float">
            <text:p>-272.994651879042</text:p>
          </table:table-cell>
        </table:table-row>
        <table:table-row table:style-name="ro1">
          <table:table-cell office:value-type="string" calcext:value-type="string">
            <text:p>0.0000000000000036-0.0000000000000735j</text:p>
          </table:table-cell>
          <table:table-cell table:formula="of:=(ROW()-2)/1024" office:value-type="float" office:value="0.515625" calcext:value-type="float">
            <text:p>0.515625</text:p>
          </table:table-cell>
          <table:table-cell table:formula="of:=20*LOG10(ABS(IMREAL([.A530]))+1E-018)" office:value-type="float" office:value="-288.871537572574" calcext:value-type="float">
            <text:p>-288.871537572574</text:p>
          </table:table-cell>
        </table:table-row>
        <table:table-row table:style-name="ro1">
          <table:table-cell office:value-type="string" calcext:value-type="string">
            <text:p>0.0000000000000530-0.0000000000000636j</text:p>
          </table:table-cell>
          <table:table-cell table:formula="of:=(ROW()-2)/1024" office:value-type="float" office:value="0.5166015625" calcext:value-type="float">
            <text:p>0.5166015625</text:p>
          </table:table-cell>
          <table:table-cell table:formula="of:=20*LOG10(ABS(IMREAL([.A531]))+1E-018)" office:value-type="float" office:value="-265.51431872482" calcext:value-type="float">
            <text:p>-265.51431872482</text:p>
          </table:table-cell>
        </table:table-row>
        <table:table-row table:style-name="ro1">
          <table:table-cell office:value-type="string" calcext:value-type="string">
            <text:p>-0.0000000000000210-0.0000000000000259j</text:p>
          </table:table-cell>
          <table:table-cell table:formula="of:=(ROW()-2)/1024" office:value-type="float" office:value="0.517578125" calcext:value-type="float">
            <text:p>0.517578125</text:p>
          </table:table-cell>
          <table:table-cell table:formula="of:=20*LOG10(ABS(IMREAL([.A532]))+1E-018)" office:value-type="float" office:value="-273.555200501377" calcext:value-type="float">
            <text:p>-273.555200501377</text:p>
          </table:table-cell>
        </table:table-row>
        <table:table-row table:style-name="ro1">
          <table:table-cell office:value-type="string" calcext:value-type="string">
            <text:p>0.0000000000000562-0.0000000000001793j</text:p>
          </table:table-cell>
          <table:table-cell table:formula="of:=(ROW()-2)/1024" office:value-type="float" office:value="0.5185546875" calcext:value-type="float">
            <text:p>0.5185546875</text:p>
          </table:table-cell>
          <table:table-cell table:formula="of:=20*LOG10(ABS(IMREAL([.A533]))+1E-018)" office:value-type="float" office:value="-265.005119136797" calcext:value-type="float">
            <text:p>-265.005119136797</text:p>
          </table:table-cell>
        </table:table-row>
        <table:table-row table:style-name="ro1">
          <table:table-cell office:value-type="string" calcext:value-type="string">
            <text:p>0.0000000000000249-0.0000000000000402j</text:p>
          </table:table-cell>
          <table:table-cell table:formula="of:=(ROW()-2)/1024" office:value-type="float" office:value="0.51953125" calcext:value-type="float">
            <text:p>0.51953125</text:p>
          </table:table-cell>
          <table:table-cell table:formula="of:=20*LOG10(ABS(IMREAL([.A534]))+1E-018)" office:value-type="float" office:value="-272.075664234181" calcext:value-type="float">
            <text:p>-272.075664234181</text:p>
          </table:table-cell>
        </table:table-row>
        <table:table-row table:style-name="ro1">
          <table:table-cell office:value-type="string" calcext:value-type="string">
            <text:p>-0.0000000000000038-0.0000000000000934j</text:p>
          </table:table-cell>
          <table:table-cell table:formula="of:=(ROW()-2)/1024" office:value-type="float" office:value="0.5205078125" calcext:value-type="float">
            <text:p>0.5205078125</text:p>
          </table:table-cell>
          <table:table-cell table:formula="of:=20*LOG10(ABS(IMREAL([.A535]))+1E-018)" office:value-type="float" office:value="-288.402042607938" calcext:value-type="float">
            <text:p>-288.402042607938</text:p>
          </table:table-cell>
        </table:table-row>
        <table:table-row table:style-name="ro1">
          <table:table-cell office:value-type="string" calcext:value-type="string">
            <text:p>0.0000000000000106-0.0000000000001000j</text:p>
          </table:table-cell>
          <table:table-cell table:formula="of:=(ROW()-2)/1024" office:value-type="float" office:value="0.521484375" calcext:value-type="float">
            <text:p>0.521484375</text:p>
          </table:table-cell>
          <table:table-cell table:formula="of:=20*LOG10(ABS(IMREAL([.A536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0.0000000000000082-0.0000000000001300j</text:p>
          </table:table-cell>
          <table:table-cell table:formula="of:=(ROW()-2)/1024" office:value-type="float" office:value="0.5224609375" calcext:value-type="float">
            <text:p>0.5224609375</text:p>
          </table:table-cell>
          <table:table-cell table:formula="of:=20*LOG10(ABS(IMREAL([.A537]))+1E-018)" office:value-type="float" office:value="-281.722663762075" calcext:value-type="float">
            <text:p>-281.722663762075</text:p>
          </table:table-cell>
        </table:table-row>
        <table:table-row table:style-name="ro1">
          <table:table-cell office:value-type="string" calcext:value-type="string">
            <text:p>0.0000000000000086-0.0000000000000332j</text:p>
          </table:table-cell>
          <table:table-cell table:formula="of:=(ROW()-2)/1024" office:value-type="float" office:value="0.5234375" calcext:value-type="float">
            <text:p>0.5234375</text:p>
          </table:table-cell>
          <table:table-cell table:formula="of:=20*LOG10(ABS(IMREAL([.A538]))+1E-018)" office:value-type="float" office:value="-281.309021046677" calcext:value-type="float">
            <text:p>-281.309021046677</text:p>
          </table:table-cell>
        </table:table-row>
        <table:table-row table:style-name="ro1">
          <table:table-cell office:value-type="string" calcext:value-type="string">
            <text:p>0.0000000000000254-0.0000000000001052j</text:p>
          </table:table-cell>
          <table:table-cell table:formula="of:=(ROW()-2)/1024" office:value-type="float" office:value="0.5244140625" calcext:value-type="float">
            <text:p>0.5244140625</text:p>
          </table:table-cell>
          <table:table-cell table:formula="of:=20*LOG10(ABS(IMREAL([.A539]))+1E-018)" office:value-type="float" office:value="-271.902983710174" calcext:value-type="float">
            <text:p>-271.902983710174</text:p>
          </table:table-cell>
        </table:table-row>
        <table:table-row table:style-name="ro1">
          <table:table-cell office:value-type="string" calcext:value-type="string">
            <text:p>-0.0000000000000357-0.0000000000000997j</text:p>
          </table:table-cell>
          <table:table-cell table:formula="of:=(ROW()-2)/1024" office:value-type="float" office:value="0.525390625" calcext:value-type="float">
            <text:p>0.525390625</text:p>
          </table:table-cell>
          <table:table-cell table:formula="of:=20*LOG10(ABS(IMREAL([.A540]))+1E-018)" office:value-type="float" office:value="-268.946392378933" calcext:value-type="float">
            <text:p>-268.946392378933</text:p>
          </table:table-cell>
        </table:table-row>
        <table:table-row table:style-name="ro1">
          <table:table-cell office:value-type="string" calcext:value-type="string">
            <text:p>0.0000000000000218-0.0000000000001302j</text:p>
          </table:table-cell>
          <table:table-cell table:formula="of:=(ROW()-2)/1024" office:value-type="float" office:value="0.5263671875" calcext:value-type="float">
            <text:p>0.5263671875</text:p>
          </table:table-cell>
          <table:table-cell table:formula="of:=20*LOG10(ABS(IMREAL([.A541]))+1E-018)" office:value-type="float" office:value="-273.230471701742" calcext:value-type="float">
            <text:p>-273.230471701742</text:p>
          </table:table-cell>
        </table:table-row>
        <table:table-row table:style-name="ro1">
          <table:table-cell office:value-type="string" calcext:value-type="string">
            <text:p>0.0000000000000229+0.0000000000000584j</text:p>
          </table:table-cell>
          <table:table-cell table:formula="of:=(ROW()-2)/1024" office:value-type="float" office:value="0.52734375" calcext:value-type="float">
            <text:p>0.52734375</text:p>
          </table:table-cell>
          <table:table-cell table:formula="of:=20*LOG10(ABS(IMREAL([.A542]))+1E-018)" office:value-type="float" office:value="-272.802911064993" calcext:value-type="float">
            <text:p>-272.802911064993</text:p>
          </table:table-cell>
        </table:table-row>
        <table:table-row table:style-name="ro1">
          <table:table-cell office:value-type="string" calcext:value-type="string">
            <text:p>0.0000000000000148-0.0000000000001482j</text:p>
          </table:table-cell>
          <table:table-cell table:formula="of:=(ROW()-2)/1024" office:value-type="float" office:value="0.5283203125" calcext:value-type="float">
            <text:p>0.5283203125</text:p>
          </table:table-cell>
          <table:table-cell table:formula="of:=20*LOG10(ABS(IMREAL([.A543]))+1E-018)" office:value-type="float" office:value="-276.594178827492" calcext:value-type="float">
            <text:p>-276.594178827492</text:p>
          </table:table-cell>
        </table:table-row>
        <table:table-row table:style-name="ro1">
          <table:table-cell office:value-type="string" calcext:value-type="string">
            <text:p>0.0000000000000946-0.0000000000001296j</text:p>
          </table:table-cell>
          <table:table-cell table:formula="of:=(ROW()-2)/1024" office:value-type="float" office:value="0.529296875" calcext:value-type="float">
            <text:p>0.529296875</text:p>
          </table:table-cell>
          <table:table-cell table:formula="of:=20*LOG10(ABS(IMREAL([.A544]))+1E-018)" office:value-type="float" office:value="-260.482085455434" calcext:value-type="float">
            <text:p>-260.482085455434</text:p>
          </table:table-cell>
        </table:table-row>
        <table:table-row table:style-name="ro1">
          <table:table-cell office:value-type="string" calcext:value-type="string">
            <text:p>-0.0000000000000050-0.0000000000001213j</text:p>
          </table:table-cell>
          <table:table-cell table:formula="of:=(ROW()-2)/1024" office:value-type="float" office:value="0.5302734375" calcext:value-type="float">
            <text:p>0.5302734375</text:p>
          </table:table-cell>
          <table:table-cell table:formula="of:=20*LOG10(ABS(IMREAL([.A545]))+1E-018)" office:value-type="float" office:value="-286.018862909047" calcext:value-type="float">
            <text:p>-286.018862909047</text:p>
          </table:table-cell>
        </table:table-row>
        <table:table-row table:style-name="ro1">
          <table:table-cell office:value-type="string" calcext:value-type="string">
            <text:p>0.0000000000000010-0.0000000000000893j</text:p>
          </table:table-cell>
          <table:table-cell table:formula="of:=(ROW()-2)/1024" office:value-type="float" office:value="0.53125" calcext:value-type="float">
            <text:p>0.53125</text:p>
          </table:table-cell>
          <table:table-cell table:formula="of:=20*LOG10(ABS(IMREAL([.A546]))+1E-018)" office:value-type="float" office:value="-299.991318450414" calcext:value-type="float">
            <text:p>-299.991318450414</text:p>
          </table:table-cell>
        </table:table-row>
        <table:table-row table:style-name="ro1">
          <table:table-cell office:value-type="string" calcext:value-type="string">
            <text:p>-0.0000000000000440-0.0000000000001627j</text:p>
          </table:table-cell>
          <table:table-cell table:formula="of:=(ROW()-2)/1024" office:value-type="float" office:value="0.5322265625" calcext:value-type="float">
            <text:p>0.5322265625</text:p>
          </table:table-cell>
          <table:table-cell table:formula="of:=20*LOG10(ABS(IMREAL([.A547]))+1E-018)" office:value-type="float" office:value="-267.130749065937" calcext:value-type="float">
            <text:p>-267.130749065937</text:p>
          </table:table-cell>
        </table:table-row>
        <table:table-row table:style-name="ro1">
          <table:table-cell office:value-type="string" calcext:value-type="string">
            <text:p>-0.0000000000000074-0.0000000000000361j</text:p>
          </table:table-cell>
          <table:table-cell table:formula="of:=(ROW()-2)/1024" office:value-type="float" office:value="0.533203125" calcext:value-type="float">
            <text:p>0.533203125</text:p>
          </table:table-cell>
          <table:table-cell table:formula="of:=20*LOG10(ABS(IMREAL([.A548]))+1E-018)" office:value-type="float" office:value="-282.614191915812" calcext:value-type="float">
            <text:p>-282.614191915812</text:p>
          </table:table-cell>
        </table:table-row>
        <table:table-row table:style-name="ro1">
          <table:table-cell office:value-type="string" calcext:value-type="string">
            <text:p>0.0000000000000870-0.0000000000000760j</text:p>
          </table:table-cell>
          <table:table-cell table:formula="of:=(ROW()-2)/1024" office:value-type="float" office:value="0.5341796875" calcext:value-type="float">
            <text:p>0.5341796875</text:p>
          </table:table-cell>
          <table:table-cell table:formula="of:=20*LOG10(ABS(IMREAL([.A549]))+1E-018)" office:value-type="float" office:value="-261.20951511039" calcext:value-type="float">
            <text:p>-261.20951511039</text:p>
          </table:table-cell>
        </table:table-row>
        <table:table-row table:style-name="ro1">
          <table:table-cell office:value-type="string" calcext:value-type="string">
            <text:p>0.0000000000000143-0.0000000000000698j</text:p>
          </table:table-cell>
          <table:table-cell table:formula="of:=(ROW()-2)/1024" office:value-type="float" office:value="0.53515625" calcext:value-type="float">
            <text:p>0.53515625</text:p>
          </table:table-cell>
          <table:table-cell table:formula="of:=20*LOG10(ABS(IMREAL([.A550]))+1E-018)" office:value-type="float" office:value="-276.892671867066" calcext:value-type="float">
            <text:p>-276.892671867066</text:p>
          </table:table-cell>
        </table:table-row>
        <table:table-row table:style-name="ro1">
          <table:table-cell office:value-type="string" calcext:value-type="string">
            <text:p>-0.0000000000000411-0.0000000000002485j</text:p>
          </table:table-cell>
          <table:table-cell table:formula="of:=(ROW()-2)/1024" office:value-type="float" office:value="0.5361328125" calcext:value-type="float">
            <text:p>0.5361328125</text:p>
          </table:table-cell>
          <table:table-cell table:formula="of:=20*LOG10(ABS(IMREAL([.A551]))+1E-018)" office:value-type="float" office:value="-267.722952229535" calcext:value-type="float">
            <text:p>-267.722952229535</text:p>
          </table:table-cell>
        </table:table-row>
        <table:table-row table:style-name="ro1">
          <table:table-cell office:value-type="string" calcext:value-type="string">
            <text:p>0.0000000000001186-0.0000000000000458j</text:p>
          </table:table-cell>
          <table:table-cell table:formula="of:=(ROW()-2)/1024" office:value-type="float" office:value="0.537109375" calcext:value-type="float">
            <text:p>0.537109375</text:p>
          </table:table-cell>
          <table:table-cell table:formula="of:=20*LOG10(ABS(IMREAL([.A552]))+1E-018)" office:value-type="float" office:value="-258.5182329829" calcext:value-type="float">
            <text:p>-258.5182329829</text:p>
          </table:table-cell>
        </table:table-row>
        <table:table-row table:style-name="ro1">
          <table:table-cell office:value-type="string" calcext:value-type="string">
            <text:p>-0.0000000000001402-0.0000000000001054j</text:p>
          </table:table-cell>
          <table:table-cell table:formula="of:=(ROW()-2)/1024" office:value-type="float" office:value="0.5380859375" calcext:value-type="float">
            <text:p>0.5380859375</text:p>
          </table:table-cell>
          <table:table-cell table:formula="of:=20*LOG10(ABS(IMREAL([.A553]))+1E-018)" office:value-type="float" office:value="-257.064977774044" calcext:value-type="float">
            <text:p>-257.064977774044</text:p>
          </table:table-cell>
        </table:table-row>
        <table:table-row table:style-name="ro1">
          <table:table-cell office:value-type="string" calcext:value-type="string">
            <text:p>0.0000000000000066-0.0000000000000618j</text:p>
          </table:table-cell>
          <table:table-cell table:formula="of:=(ROW()-2)/1024" office:value-type="float" office:value="0.5390625" calcext:value-type="float">
            <text:p>0.5390625</text:p>
          </table:table-cell>
          <table:table-cell table:formula="of:=20*LOG10(ABS(IMREAL([.A554]))+1E-018)" office:value-type="float" office:value="-283.607805344968" calcext:value-type="float">
            <text:p>-283.607805344968</text:p>
          </table:table-cell>
        </table:table-row>
        <table:table-row table:style-name="ro1">
          <table:table-cell office:value-type="string" calcext:value-type="string">
            <text:p>0.0000000000001061-0.0000000000000671j</text:p>
          </table:table-cell>
          <table:table-cell table:formula="of:=(ROW()-2)/1024" office:value-type="float" office:value="0.5400390625" calcext:value-type="float">
            <text:p>0.5400390625</text:p>
          </table:table-cell>
          <table:table-cell table:formula="of:=20*LOG10(ABS(IMREAL([.A555]))+1E-018)" office:value-type="float" office:value="-259.485610457235" calcext:value-type="float">
            <text:p>-259.485610457235</text:p>
          </table:table-cell>
        </table:table-row>
        <table:table-row table:style-name="ro1">
          <table:table-cell office:value-type="string" calcext:value-type="string">
            <text:p>0.0000000000001154-0.0000000000001280j</text:p>
          </table:table-cell>
          <table:table-cell table:formula="of:=(ROW()-2)/1024" office:value-type="float" office:value="0.541015625" calcext:value-type="float">
            <text:p>0.541015625</text:p>
          </table:table-cell>
          <table:table-cell table:formula="of:=20*LOG10(ABS(IMREAL([.A556]))+1E-018)" office:value-type="float" office:value="-258.755808556257" calcext:value-type="float">
            <text:p>-258.755808556257</text:p>
          </table:table-cell>
        </table:table-row>
        <table:table-row table:style-name="ro1">
          <table:table-cell office:value-type="string" calcext:value-type="string">
            <text:p>-0.0000000000000354-0.0000000000001548j</text:p>
          </table:table-cell>
          <table:table-cell table:formula="of:=(ROW()-2)/1024" office:value-type="float" office:value="0.5419921875" calcext:value-type="float">
            <text:p>0.5419921875</text:p>
          </table:table-cell>
          <table:table-cell table:formula="of:=20*LOG10(ABS(IMREAL([.A557]))+1E-018)" office:value-type="float" office:value="-269.019689398836" calcext:value-type="float">
            <text:p>-269.019689398836</text:p>
          </table:table-cell>
        </table:table-row>
        <table:table-row table:style-name="ro1">
          <table:table-cell office:value-type="string" calcext:value-type="string">
            <text:p>0.0000000000000209-0.0000000000001062j</text:p>
          </table:table-cell>
          <table:table-cell table:formula="of:=(ROW()-2)/1024" office:value-type="float" office:value="0.54296875" calcext:value-type="float">
            <text:p>0.54296875</text:p>
          </table:table-cell>
          <table:table-cell table:formula="of:=20*LOG10(ABS(IMREAL([.A558]))+1E-018)" office:value-type="float" office:value="-273.596658694915" calcext:value-type="float">
            <text:p>-273.596658694915</text:p>
          </table:table-cell>
        </table:table-row>
        <table:table-row table:style-name="ro1">
          <table:table-cell office:value-type="string" calcext:value-type="string">
            <text:p>0.0000000000000903-0.0000000000002568j</text:p>
          </table:table-cell>
          <table:table-cell table:formula="of:=(ROW()-2)/1024" office:value-type="float" office:value="0.5439453125" calcext:value-type="float">
            <text:p>0.5439453125</text:p>
          </table:table-cell>
          <table:table-cell table:formula="of:=20*LOG10(ABS(IMREAL([.A559]))+1E-018)" office:value-type="float" office:value="-260.886148805009" calcext:value-type="float">
            <text:p>-260.886148805009</text:p>
          </table:table-cell>
        </table:table-row>
        <table:table-row table:style-name="ro1">
          <table:table-cell office:value-type="string" calcext:value-type="string">
            <text:p>0.0000000000001055-0.0000000000000151j</text:p>
          </table:table-cell>
          <table:table-cell table:formula="of:=(ROW()-2)/1024" office:value-type="float" office:value="0.544921875" calcext:value-type="float">
            <text:p>0.544921875</text:p>
          </table:table-cell>
          <table:table-cell table:formula="of:=20*LOG10(ABS(IMREAL([.A560]))+1E-018)" office:value-type="float" office:value="-259.534868477009" calcext:value-type="float">
            <text:p>-259.534868477009</text:p>
          </table:table-cell>
        </table:table-row>
        <table:table-row table:style-name="ro1">
          <table:table-cell office:value-type="string" calcext:value-type="string">
            <text:p>-0.0000000000002381-0.0000000000002249j</text:p>
          </table:table-cell>
          <table:table-cell table:formula="of:=(ROW()-2)/1024" office:value-type="float" office:value="0.5458984375" calcext:value-type="float">
            <text:p>0.5458984375</text:p>
          </table:table-cell>
          <table:table-cell table:formula="of:=20*LOG10(ABS(IMREAL([.A561]))+1E-018)" office:value-type="float" office:value="-252.464775611972" calcext:value-type="float">
            <text:p>-252.464775611972</text:p>
          </table:table-cell>
        </table:table-row>
        <table:table-row table:style-name="ro1">
          <table:table-cell office:value-type="string" calcext:value-type="string">
            <text:p>0.0000000000002791-0.0000000000002172j</text:p>
          </table:table-cell>
          <table:table-cell table:formula="of:=(ROW()-2)/1024" office:value-type="float" office:value="0.546875" calcext:value-type="float">
            <text:p>0.546875</text:p>
          </table:table-cell>
          <table:table-cell table:formula="of:=20*LOG10(ABS(IMREAL([.A562]))+1E-018)" office:value-type="float" office:value="-251.084772149217" calcext:value-type="float">
            <text:p>-251.084772149217</text:p>
          </table:table-cell>
        </table:table-row>
        <table:table-row table:style-name="ro1">
          <table:table-cell office:value-type="string" calcext:value-type="string">
            <text:p>-0.0000000000000029-0.0000000000001305j</text:p>
          </table:table-cell>
          <table:table-cell table:formula="of:=(ROW()-2)/1024" office:value-type="float" office:value="0.5478515625" calcext:value-type="float">
            <text:p>0.5478515625</text:p>
          </table:table-cell>
          <table:table-cell table:formula="of:=20*LOG10(ABS(IMREAL([.A563]))+1E-018)" office:value-type="float" office:value="-290.749045423947" calcext:value-type="float">
            <text:p>-290.749045423947</text:p>
          </table:table-cell>
        </table:table-row>
        <table:table-row table:style-name="ro1">
          <table:table-cell office:value-type="string" calcext:value-type="string">
            <text:p>-0.0000000000001645-0.0000000000002363j</text:p>
          </table:table-cell>
          <table:table-cell table:formula="of:=(ROW()-2)/1024" office:value-type="float" office:value="0.548828125" calcext:value-type="float">
            <text:p>0.548828125</text:p>
          </table:table-cell>
          <table:table-cell table:formula="of:=20*LOG10(ABS(IMREAL([.A564]))+1E-018)" office:value-type="float" office:value="-255.67662915268" calcext:value-type="float">
            <text:p>-255.67662915268</text:p>
          </table:table-cell>
        </table:table-row>
        <table:table-row table:style-name="ro1">
          <table:table-cell office:value-type="string" calcext:value-type="string">
            <text:p>-0.0000000000000078-0.0000000000000234j</text:p>
          </table:table-cell>
          <table:table-cell table:formula="of:=(ROW()-2)/1024" office:value-type="float" office:value="0.5498046875" calcext:value-type="float">
            <text:p>0.5498046875</text:p>
          </table:table-cell>
          <table:table-cell table:formula="of:=20*LOG10(ABS(IMREAL([.A565]))+1E-018)" office:value-type="float" office:value="-282.156994441973" calcext:value-type="float">
            <text:p>-282.156994441973</text:p>
          </table:table-cell>
        </table:table-row>
        <table:table-row table:style-name="ro1">
          <table:table-cell office:value-type="string" calcext:value-type="string">
            <text:p>0.0000000000003115-0.0000000000003083j</text:p>
          </table:table-cell>
          <table:table-cell table:formula="of:=(ROW()-2)/1024" office:value-type="float" office:value="0.55078125" calcext:value-type="float">
            <text:p>0.55078125</text:p>
          </table:table-cell>
          <table:table-cell table:formula="of:=20*LOG10(ABS(IMREAL([.A566]))+1E-018)" office:value-type="float" office:value="-250.130811096065" calcext:value-type="float">
            <text:p>-250.130811096065</text:p>
          </table:table-cell>
        </table:table-row>
        <table:table-row table:style-name="ro1">
          <table:table-cell office:value-type="string" calcext:value-type="string">
            <text:p>-0.0000000000000764-0.0000000000003691j</text:p>
          </table:table-cell>
          <table:table-cell table:formula="of:=(ROW()-2)/1024" office:value-type="float" office:value="0.5517578125" calcext:value-type="float">
            <text:p>0.5517578125</text:p>
          </table:table-cell>
          <table:table-cell table:formula="of:=20*LOG10(ABS(IMREAL([.A567]))+1E-018)" office:value-type="float" office:value="-262.338019139575" calcext:value-type="float">
            <text:p>-262.338019139575</text:p>
          </table:table-cell>
        </table:table-row>
        <table:table-row table:style-name="ro1">
          <table:table-cell office:value-type="string" calcext:value-type="string">
            <text:p>-0.0000000000001574+0.0000000000001368j</text:p>
          </table:table-cell>
          <table:table-cell table:formula="of:=(ROW()-2)/1024" office:value-type="float" office:value="0.552734375" calcext:value-type="float">
            <text:p>0.552734375</text:p>
          </table:table-cell>
          <table:table-cell table:formula="of:=20*LOG10(ABS(IMREAL([.A568]))+1E-018)" office:value-type="float" office:value="-256.059850256172" calcext:value-type="float">
            <text:p>-256.059850256172</text:p>
          </table:table-cell>
        </table:table-row>
        <table:table-row table:style-name="ro1">
          <table:table-cell office:value-type="string" calcext:value-type="string">
            <text:p>-0.0000000000000841-0.0000000000007922j</text:p>
          </table:table-cell>
          <table:table-cell table:formula="of:=(ROW()-2)/1024" office:value-type="float" office:value="0.5537109375" calcext:value-type="float">
            <text:p>0.5537109375</text:p>
          </table:table-cell>
          <table:table-cell table:formula="of:=20*LOG10(ABS(IMREAL([.A569]))+1E-018)" office:value-type="float" office:value="-261.503976804161" calcext:value-type="float">
            <text:p>-261.503976804161</text:p>
          </table:table-cell>
        </table:table-row>
        <table:table-row table:style-name="ro1">
          <table:table-cell office:value-type="string" calcext:value-type="string">
            <text:p>0.0000000000005774-0.0000000000002674j</text:p>
          </table:table-cell>
          <table:table-cell table:formula="of:=(ROW()-2)/1024" office:value-type="float" office:value="0.5546875" calcext:value-type="float">
            <text:p>0.5546875</text:p>
          </table:table-cell>
          <table:table-cell table:formula="of:=20*LOG10(ABS(IMREAL([.A570]))+1E-018)" office:value-type="float" office:value="-244.770449366013" calcext:value-type="float">
            <text:p>-244.770449366013</text:p>
          </table:table-cell>
        </table:table-row>
        <table:table-row table:style-name="ro1">
          <table:table-cell office:value-type="string" calcext:value-type="string">
            <text:p>-0.0000000000009687+0.0000000000006932j</text:p>
          </table:table-cell>
          <table:table-cell table:formula="of:=(ROW()-2)/1024" office:value-type="float" office:value="0.5556640625" calcext:value-type="float">
            <text:p>0.5556640625</text:p>
          </table:table-cell>
          <table:table-cell table:formula="of:=20*LOG10(ABS(IMREAL([.A571]))+1E-018)" office:value-type="float" office:value="-240.276205038726" calcext:value-type="float">
            <text:p>-240.276205038726</text:p>
          </table:table-cell>
        </table:table-row>
        <table:table-row table:style-name="ro1">
          <table:table-cell office:value-type="string" calcext:value-type="string">
            <text:p>0.0000000000007471-0.0000000000020868j</text:p>
          </table:table-cell>
          <table:table-cell table:formula="of:=(ROW()-2)/1024" office:value-type="float" office:value="0.556640625" calcext:value-type="float">
            <text:p>0.556640625</text:p>
          </table:table-cell>
          <table:table-cell table:formula="of:=20*LOG10(ABS(IMREAL([.A572]))+1E-018)" office:value-type="float" office:value="-242.532413645684" calcext:value-type="float">
            <text:p>-242.532413645684</text:p>
          </table:table-cell>
        </table:table-row>
        <table:table-row table:style-name="ro1">
          <table:table-cell office:value-type="string" calcext:value-type="string">
            <text:p>0.0000000000002279-0.0000000000005077j</text:p>
          </table:table-cell>
          <table:table-cell table:formula="of:=(ROW()-2)/1024" office:value-type="float" office:value="0.5576171875" calcext:value-type="float">
            <text:p>0.5576171875</text:p>
          </table:table-cell>
          <table:table-cell table:formula="of:=20*LOG10(ABS(IMREAL([.A573]))+1E-018)" office:value-type="float" office:value="-252.845075383753" calcext:value-type="float">
            <text:p>-252.845075383753</text:p>
          </table:table-cell>
        </table:table-row>
        <table:table-row table:style-name="ro1">
          <table:table-cell office:value-type="string" calcext:value-type="string">
            <text:p>0.0000000000024099+0.0000000000004715j</text:p>
          </table:table-cell>
          <table:table-cell table:formula="of:=(ROW()-2)/1024" office:value-type="float" office:value="0.55859375" calcext:value-type="float">
            <text:p>0.55859375</text:p>
          </table:table-cell>
          <table:table-cell table:formula="of:=20*LOG10(ABS(IMREAL([.A574]))+1E-018)" office:value-type="float" office:value="-232.360015962086" calcext:value-type="float">
            <text:p>-232.360015962086</text:p>
          </table:table-cell>
        </table:table-row>
        <table:table-row table:style-name="ro1">
          <table:table-cell office:value-type="string" calcext:value-type="string">
            <text:p>-0.0000000000001365+0.0000000000004477j</text:p>
          </table:table-cell>
          <table:table-cell table:formula="of:=(ROW()-2)/1024" office:value-type="float" office:value="0.5595703125" calcext:value-type="float">
            <text:p>0.5595703125</text:p>
          </table:table-cell>
          <table:table-cell table:formula="of:=20*LOG10(ABS(IMREAL([.A575]))+1E-018)" office:value-type="float" office:value="-257.297283339806" calcext:value-type="float">
            <text:p>-257.297283339806</text:p>
          </table:table-cell>
        </table:table-row>
        <table:table-row table:style-name="ro1">
          <table:table-cell office:value-type="string" calcext:value-type="string">
            <text:p>0.0000000000005645+0.0000000000005235j</text:p>
          </table:table-cell>
          <table:table-cell table:formula="of:=(ROW()-2)/1024" office:value-type="float" office:value="0.560546875" calcext:value-type="float">
            <text:p>0.560546875</text:p>
          </table:table-cell>
          <table:table-cell table:formula="of:=20*LOG10(ABS(IMREAL([.A576]))+1E-018)" office:value-type="float" office:value="-244.966705687921" calcext:value-type="float">
            <text:p>-244.966705687921</text:p>
          </table:table-cell>
        </table:table-row>
        <table:table-row table:style-name="ro1">
          <table:table-cell office:value-type="string" calcext:value-type="string">
            <text:p>-0.0000000000003353+0.0000000000004448j</text:p>
          </table:table-cell>
          <table:table-cell table:formula="of:=(ROW()-2)/1024" office:value-type="float" office:value="0.5615234375" calcext:value-type="float">
            <text:p>0.5615234375</text:p>
          </table:table-cell>
          <table:table-cell table:formula="of:=20*LOG10(ABS(IMREAL([.A577]))+1E-018)" office:value-type="float" office:value="-249.491303026632" calcext:value-type="float">
            <text:p>-249.491303026632</text:p>
          </table:table-cell>
        </table:table-row>
        <table:table-row table:style-name="ro1">
          <table:table-cell office:value-type="string" calcext:value-type="string">
            <text:p>-0.0000000000002727-0.0000000000005453j</text:p>
          </table:table-cell>
          <table:table-cell table:formula="of:=(ROW()-2)/1024" office:value-type="float" office:value="0.5625" calcext:value-type="float">
            <text:p>0.5625</text:p>
          </table:table-cell>
          <table:table-cell table:formula="of:=20*LOG10(ABS(IMREAL([.A578]))+1E-018)" office:value-type="float" office:value="-251.286265389779" calcext:value-type="float">
            <text:p>-251.286265389779</text:p>
          </table:table-cell>
        </table:table-row>
        <table:table-row table:style-name="ro1">
          <table:table-cell office:value-type="string" calcext:value-type="string">
            <text:p>0.0000000000006868+0.0000000000002119j</text:p>
          </table:table-cell>
          <table:table-cell table:formula="of:=(ROW()-2)/1024" office:value-type="float" office:value="0.5634765625" calcext:value-type="float">
            <text:p>0.5634765625</text:p>
          </table:table-cell>
          <table:table-cell table:formula="of:=20*LOG10(ABS(IMREAL([.A579]))+1E-018)" office:value-type="float" office:value="-243.263381623334" calcext:value-type="float">
            <text:p>-243.263381623334</text:p>
          </table:table-cell>
        </table:table-row>
        <table:table-row table:style-name="ro1">
          <table:table-cell office:value-type="string" calcext:value-type="string">
            <text:p>-0.0000000000004394+0.0000000000005162j</text:p>
          </table:table-cell>
          <table:table-cell table:formula="of:=(ROW()-2)/1024" office:value-type="float" office:value="0.564453125" calcext:value-type="float">
            <text:p>0.564453125</text:p>
          </table:table-cell>
          <table:table-cell table:formula="of:=20*LOG10(ABS(IMREAL([.A580]))+1E-018)" office:value-type="float" office:value="-247.142779180719" calcext:value-type="float">
            <text:p>-247.142779180719</text:p>
          </table:table-cell>
        </table:table-row>
        <table:table-row table:style-name="ro1">
          <table:table-cell office:value-type="string" calcext:value-type="string">
            <text:p>0.0000000000000961-0.0000000000006582j</text:p>
          </table:table-cell>
          <table:table-cell table:formula="of:=(ROW()-2)/1024" office:value-type="float" office:value="0.5654296875" calcext:value-type="float">
            <text:p>0.5654296875</text:p>
          </table:table-cell>
          <table:table-cell table:formula="of:=20*LOG10(ABS(IMREAL([.A581]))+1E-018)" office:value-type="float" office:value="-260.345441863232" calcext:value-type="float">
            <text:p>-260.345441863232</text:p>
          </table:table-cell>
        </table:table-row>
        <table:table-row table:style-name="ro1">
          <table:table-cell office:value-type="string" calcext:value-type="string">
            <text:p>0.0000000000000765+0.0000000000001350j</text:p>
          </table:table-cell>
          <table:table-cell table:formula="of:=(ROW()-2)/1024" office:value-type="float" office:value="0.56640625" calcext:value-type="float">
            <text:p>0.56640625</text:p>
          </table:table-cell>
          <table:table-cell table:formula="of:=20*LOG10(ABS(IMREAL([.A582]))+1E-018)" office:value-type="float" office:value="-262.326657756629" calcext:value-type="float">
            <text:p>-262.326657756629</text:p>
          </table:table-cell>
        </table:table-row>
        <table:table-row table:style-name="ro1">
          <table:table-cell office:value-type="string" calcext:value-type="string">
            <text:p>-0.0000000000000913+0.0000000000002173j</text:p>
          </table:table-cell>
          <table:table-cell table:formula="of:=(ROW()-2)/1024" office:value-type="float" office:value="0.5673828125" calcext:value-type="float">
            <text:p>0.5673828125</text:p>
          </table:table-cell>
          <table:table-cell table:formula="of:=20*LOG10(ABS(IMREAL([.A583]))+1E-018)" office:value-type="float" office:value="-260.790489314133" calcext:value-type="float">
            <text:p>-260.790489314133</text:p>
          </table:table-cell>
        </table:table-row>
        <table:table-row table:style-name="ro1">
          <table:table-cell office:value-type="string" calcext:value-type="string">
            <text:p>0.0000000000002881-0.0000000000001521j</text:p>
          </table:table-cell>
          <table:table-cell table:formula="of:=(ROW()-2)/1024" office:value-type="float" office:value="0.568359375" calcext:value-type="float">
            <text:p>0.568359375</text:p>
          </table:table-cell>
          <table:table-cell table:formula="of:=20*LOG10(ABS(IMREAL([.A584]))+1E-018)" office:value-type="float" office:value="-250.809104685573" calcext:value-type="float">
            <text:p>-250.809104685573</text:p>
          </table:table-cell>
        </table:table-row>
        <table:table-row table:style-name="ro1">
          <table:table-cell office:value-type="string" calcext:value-type="string">
            <text:p>-0.0000000000003281-0.0000000000002312j</text:p>
          </table:table-cell>
          <table:table-cell table:formula="of:=(ROW()-2)/1024" office:value-type="float" office:value="0.5693359375" calcext:value-type="float">
            <text:p>0.5693359375</text:p>
          </table:table-cell>
          <table:table-cell table:formula="of:=20*LOG10(ABS(IMREAL([.A585]))+1E-018)" office:value-type="float" office:value="-249.67984891902" calcext:value-type="float">
            <text:p>-249.67984891902</text:p>
          </table:table-cell>
        </table:table-row>
        <table:table-row table:style-name="ro1">
          <table:table-cell office:value-type="string" calcext:value-type="string">
            <text:p>0.0000000000001959-0.0000000000000341j</text:p>
          </table:table-cell>
          <table:table-cell table:formula="of:=(ROW()-2)/1024" office:value-type="float" office:value="0.5703125" calcext:value-type="float">
            <text:p>0.5703125</text:p>
          </table:table-cell>
          <table:table-cell table:formula="of:=20*LOG10(ABS(IMREAL([.A586]))+1E-018)" office:value-type="float" office:value="-254.159266941833" calcext:value-type="float">
            <text:p>-254.159266941833</text:p>
          </table:table-cell>
        </table:table-row>
        <table:table-row table:style-name="ro1">
          <table:table-cell office:value-type="string" calcext:value-type="string">
            <text:p>0.0000000000003014+0.0000000000002228j</text:p>
          </table:table-cell>
          <table:table-cell table:formula="of:=(ROW()-2)/1024" office:value-type="float" office:value="0.5712890625" calcext:value-type="float">
            <text:p>0.5712890625</text:p>
          </table:table-cell>
          <table:table-cell table:formula="of:=20*LOG10(ABS(IMREAL([.A587]))+1E-018)" office:value-type="float" office:value="-250.417106221996" calcext:value-type="float">
            <text:p>-250.417106221996</text:p>
          </table:table-cell>
        </table:table-row>
        <table:table-row table:style-name="ro1">
          <table:table-cell office:value-type="string" calcext:value-type="string">
            <text:p>-0.0000000000004424-0.0000000000003952j</text:p>
          </table:table-cell>
          <table:table-cell table:formula="of:=(ROW()-2)/1024" office:value-type="float" office:value="0.572265625" calcext:value-type="float">
            <text:p>0.572265625</text:p>
          </table:table-cell>
          <table:table-cell table:formula="of:=20*LOG10(ABS(IMREAL([.A588]))+1E-018)" office:value-type="float" office:value="-247.083678000523" calcext:value-type="float">
            <text:p>-247.083678000523</text:p>
          </table:table-cell>
        </table:table-row>
        <table:table-row table:style-name="ro1">
          <table:table-cell office:value-type="string" calcext:value-type="string">
            <text:p>0.0000000000003982-0.0000000000002425j</text:p>
          </table:table-cell>
          <table:table-cell table:formula="of:=(ROW()-2)/1024" office:value-type="float" office:value="0.5732421875" calcext:value-type="float">
            <text:p>0.5732421875</text:p>
          </table:table-cell>
          <table:table-cell table:formula="of:=20*LOG10(ABS(IMREAL([.A589]))+1E-018)" office:value-type="float" office:value="-247.997953073318" calcext:value-type="float">
            <text:p>-247.997953073318</text:p>
          </table:table-cell>
        </table:table-row>
        <table:table-row table:style-name="ro1">
          <table:table-cell office:value-type="string" calcext:value-type="string">
            <text:p>0.0000000000001706+0.0000000000001140j</text:p>
          </table:table-cell>
          <table:table-cell table:formula="of:=(ROW()-2)/1024" office:value-type="float" office:value="0.57421875" calcext:value-type="float">
            <text:p>0.57421875</text:p>
          </table:table-cell>
          <table:table-cell table:formula="of:=20*LOG10(ABS(IMREAL([.A590]))+1E-018)" office:value-type="float" office:value="-255.360368549746" calcext:value-type="float">
            <text:p>-255.360368549746</text:p>
          </table:table-cell>
        </table:table-row>
        <table:table-row table:style-name="ro1">
          <table:table-cell office:value-type="string" calcext:value-type="string">
            <text:p>-0.0000000000003950-0.0000000000004309j</text:p>
          </table:table-cell>
          <table:table-cell table:formula="of:=(ROW()-2)/1024" office:value-type="float" office:value="0.5751953125" calcext:value-type="float">
            <text:p>0.5751953125</text:p>
          </table:table-cell>
          <table:table-cell table:formula="of:=20*LOG10(ABS(IMREAL([.A591]))+1E-018)" office:value-type="float" office:value="-248.068036097905" calcext:value-type="float">
            <text:p>-248.068036097905</text:p>
          </table:table-cell>
        </table:table-row>
        <table:table-row table:style-name="ro1">
          <table:table-cell office:value-type="string" calcext:value-type="string">
            <text:p>0.0000000000001574-0.0000000000001875j</text:p>
          </table:table-cell>
          <table:table-cell table:formula="of:=(ROW()-2)/1024" office:value-type="float" office:value="0.576171875" calcext:value-type="float">
            <text:p>0.576171875</text:p>
          </table:table-cell>
          <table:table-cell table:formula="of:=20*LOG10(ABS(IMREAL([.A592]))+1E-018)" office:value-type="float" office:value="-256.059850256172" calcext:value-type="float">
            <text:p>-256.059850256172</text:p>
          </table:table-cell>
        </table:table-row>
        <table:table-row table:style-name="ro1">
          <table:table-cell office:value-type="string" calcext:value-type="string">
            <text:p>-0.0000000000001316-0.0000000000001217j</text:p>
          </table:table-cell>
          <table:table-cell table:formula="of:=(ROW()-2)/1024" office:value-type="float" office:value="0.5771484375" calcext:value-type="float">
            <text:p>0.5771484375</text:p>
          </table:table-cell>
          <table:table-cell table:formula="of:=20*LOG10(ABS(IMREAL([.A593]))+1E-018)" office:value-type="float" office:value="-257.614816212491" calcext:value-type="float">
            <text:p>-257.614816212491</text:p>
          </table:table-cell>
        </table:table-row>
        <table:table-row table:style-name="ro1">
          <table:table-cell office:value-type="string" calcext:value-type="string">
            <text:p>0.0000000000002357-0.0000000000000984j</text:p>
          </table:table-cell>
          <table:table-cell table:formula="of:=(ROW()-2)/1024" office:value-type="float" office:value="0.578125" calcext:value-type="float">
            <text:p>0.578125</text:p>
          </table:table-cell>
          <table:table-cell table:formula="of:=20*LOG10(ABS(IMREAL([.A594]))+1E-018)" office:value-type="float" office:value="-252.55277149813" calcext:value-type="float">
            <text:p>-252.55277149813</text:p>
          </table:table-cell>
        </table:table-row>
        <table:table-row table:style-name="ro1">
          <table:table-cell office:value-type="string" calcext:value-type="string">
            <text:p>-0.0000000000000510+0.0000000000001393j</text:p>
          </table:table-cell>
          <table:table-cell table:formula="of:=(ROW()-2)/1024" office:value-type="float" office:value="0.5791015625" calcext:value-type="float">
            <text:p>0.5791015625</text:p>
          </table:table-cell>
          <table:table-cell table:formula="of:=20*LOG10(ABS(IMREAL([.A595]))+1E-018)" office:value-type="float" office:value="-265.848426168149" calcext:value-type="float">
            <text:p>-265.848426168149</text:p>
          </table:table-cell>
        </table:table-row>
        <table:table-row table:style-name="ro1">
          <table:table-cell office:value-type="string" calcext:value-type="string">
            <text:p>-0.0000000000000546-0.0000000000014147j</text:p>
          </table:table-cell>
          <table:table-cell table:formula="of:=(ROW()-2)/1024" office:value-type="float" office:value="0.580078125" calcext:value-type="float">
            <text:p>0.580078125</text:p>
          </table:table-cell>
          <table:table-cell table:formula="of:=20*LOG10(ABS(IMREAL([.A596]))+1E-018)" office:value-type="float" office:value="-265.255988065134" calcext:value-type="float">
            <text:p>-265.255988065134</text:p>
          </table:table-cell>
        </table:table-row>
        <table:table-row table:style-name="ro1">
          <table:table-cell office:value-type="string" calcext:value-type="string">
            <text:p>0.0000000000007698+0.0000000000003305j</text:p>
          </table:table-cell>
          <table:table-cell table:formula="of:=(ROW()-2)/1024" office:value-type="float" office:value="0.5810546875" calcext:value-type="float">
            <text:p>0.5810546875</text:p>
          </table:table-cell>
          <table:table-cell table:formula="of:=20*LOG10(ABS(IMREAL([.A597]))+1E-018)" office:value-type="float" office:value="-242.272430581529" calcext:value-type="float">
            <text:p>-242.272430581529</text:p>
          </table:table-cell>
        </table:table-row>
        <table:table-row table:style-name="ro1">
          <table:table-cell office:value-type="string" calcext:value-type="string">
            <text:p>-0.0000000000009386-0.0000000000002119j</text:p>
          </table:table-cell>
          <table:table-cell table:formula="of:=(ROW()-2)/1024" office:value-type="float" office:value="0.58203125" calcext:value-type="float">
            <text:p>0.58203125</text:p>
          </table:table-cell>
          <table:table-cell table:formula="of:=20*LOG10(ABS(IMREAL([.A598]))+1E-018)" office:value-type="float" office:value="-240.550379748385" calcext:value-type="float">
            <text:p>-240.550379748385</text:p>
          </table:table-cell>
        </table:table-row>
        <table:table-row table:style-name="ro1">
          <table:table-cell office:value-type="string" calcext:value-type="string">
            <text:p>0.0000000000001880-0.0000000000029392j</text:p>
          </table:table-cell>
          <table:table-cell table:formula="of:=(ROW()-2)/1024" office:value-type="float" office:value="0.5830078125" calcext:value-type="float">
            <text:p>0.5830078125</text:p>
          </table:table-cell>
          <table:table-cell table:formula="of:=20*LOG10(ABS(IMREAL([.A599]))+1E-018)" office:value-type="float" office:value="-254.516796813309" calcext:value-type="float">
            <text:p>-254.516796813309</text:p>
          </table:table-cell>
        </table:table-row>
        <table:table-row table:style-name="ro1">
          <table:table-cell office:value-type="string" calcext:value-type="string">
            <text:p>0.0000000000035149-0.0000000000010119j</text:p>
          </table:table-cell>
          <table:table-cell table:formula="of:=(ROW()-2)/1024" office:value-type="float" office:value="0.583984375" calcext:value-type="float">
            <text:p>0.583984375</text:p>
          </table:table-cell>
          <table:table-cell table:formula="of:=20*LOG10(ABS(IMREAL([.A600]))+1E-018)" office:value-type="float" office:value="-229.081738054472" calcext:value-type="float">
            <text:p>-229.081738054472</text:p>
          </table:table-cell>
        </table:table-row>
        <table:table-row table:style-name="ro1">
          <table:table-cell office:value-type="string" calcext:value-type="string">
            <text:p>0.0000000000015145+0.0000000000020048j</text:p>
          </table:table-cell>
          <table:table-cell table:formula="of:=(ROW()-2)/1024" office:value-type="float" office:value="0.5849609375" calcext:value-type="float">
            <text:p>0.5849609375</text:p>
          </table:table-cell>
          <table:table-cell table:formula="of:=20*LOG10(ABS(IMREAL([.A601]))+1E-018)" office:value-type="float" office:value="-236.394608711471" calcext:value-type="float">
            <text:p>-236.394608711471</text:p>
          </table:table-cell>
        </table:table-row>
        <table:table-row table:style-name="ro1">
          <table:table-cell office:value-type="string" calcext:value-type="string">
            <text:p>0.0000000000000405+0.0000000000013484j</text:p>
          </table:table-cell>
          <table:table-cell table:formula="of:=(ROW()-2)/1024" office:value-type="float" office:value="0.5859375" calcext:value-type="float">
            <text:p>0.5859375</text:p>
          </table:table-cell>
          <table:table-cell table:formula="of:=20*LOG10(ABS(IMREAL([.A602]))+1E-018)" office:value-type="float" office:value="-267.850685071944" calcext:value-type="float">
            <text:p>-267.850685071944</text:p>
          </table:table-cell>
        </table:table-row>
        <table:table-row table:style-name="ro1">
          <table:table-cell office:value-type="string" calcext:value-type="string">
            <text:p>0.0000000000002326+0.0000000000003535j</text:p>
          </table:table-cell>
          <table:table-cell table:formula="of:=(ROW()-2)/1024" office:value-type="float" office:value="0.5869140625" calcext:value-type="float">
            <text:p>0.5869140625</text:p>
          </table:table-cell>
          <table:table-cell table:formula="of:=20*LOG10(ABS(IMREAL([.A603]))+1E-018)" office:value-type="float" office:value="-252.667768449628" calcext:value-type="float">
            <text:p>-252.667768449628</text:p>
          </table:table-cell>
        </table:table-row>
        <table:table-row table:style-name="ro1">
          <table:table-cell office:value-type="string" calcext:value-type="string">
            <text:p>-0.0000000000002015+0.0000000000010655j</text:p>
          </table:table-cell>
          <table:table-cell table:formula="of:=(ROW()-2)/1024" office:value-type="float" office:value="0.587890625" calcext:value-type="float">
            <text:p>0.587890625</text:p>
          </table:table-cell>
          <table:table-cell table:formula="of:=20*LOG10(ABS(IMREAL([.A604]))+1E-018)" office:value-type="float" office:value="-253.914455884412" calcext:value-type="float">
            <text:p>-253.914455884412</text:p>
          </table:table-cell>
        </table:table-row>
        <table:table-row table:style-name="ro1">
          <table:table-cell office:value-type="string" calcext:value-type="string">
            <text:p>0.0000000000000170-0.0000000000005267j</text:p>
          </table:table-cell>
          <table:table-cell table:formula="of:=(ROW()-2)/1024" office:value-type="float" office:value="0.5888671875" calcext:value-type="float">
            <text:p>0.5888671875</text:p>
          </table:table-cell>
          <table:table-cell table:formula="of:=20*LOG10(ABS(IMREAL([.A605]))+1E-018)" office:value-type="float" office:value="-275.390510652777" calcext:value-type="float">
            <text:p>-275.390510652777</text:p>
          </table:table-cell>
        </table:table-row>
        <table:table-row table:style-name="ro1">
          <table:table-cell office:value-type="string" calcext:value-type="string">
            <text:p>0.0000000000004054+0.0000000000006564j</text:p>
          </table:table-cell>
          <table:table-cell table:formula="of:=(ROW()-2)/1024" office:value-type="float" office:value="0.58984375" calcext:value-type="float">
            <text:p>0.58984375</text:p>
          </table:table-cell>
          <table:table-cell table:formula="of:=20*LOG10(ABS(IMREAL([.A606]))+1E-018)" office:value-type="float" office:value="-247.842303687407" calcext:value-type="float">
            <text:p>-247.842303687407</text:p>
          </table:table-cell>
        </table:table-row>
        <table:table-row table:style-name="ro1">
          <table:table-cell office:value-type="string" calcext:value-type="string">
            <text:p>-0.0000000000003497+0.0000000000003673j</text:p>
          </table:table-cell>
          <table:table-cell table:formula="of:=(ROW()-2)/1024" office:value-type="float" office:value="0.5908203125" calcext:value-type="float">
            <text:p>0.5908203125</text:p>
          </table:table-cell>
          <table:table-cell table:formula="of:=20*LOG10(ABS(IMREAL([.A607]))+1E-018)" office:value-type="float" office:value="-249.126062515733" calcext:value-type="float">
            <text:p>-249.126062515733</text:p>
          </table:table-cell>
        </table:table-row>
        <table:table-row table:style-name="ro1">
          <table:table-cell office:value-type="string" calcext:value-type="string">
            <text:p>0.0000000000002340-0.0000000000001714j</text:p>
          </table:table-cell>
          <table:table-cell table:formula="of:=(ROW()-2)/1024" office:value-type="float" office:value="0.591796875" calcext:value-type="float">
            <text:p>0.591796875</text:p>
          </table:table-cell>
          <table:table-cell table:formula="of:=20*LOG10(ABS(IMREAL([.A608]))+1E-018)" office:value-type="float" office:value="-252.61564573269" calcext:value-type="float">
            <text:p>-252.61564573269</text:p>
          </table:table-cell>
        </table:table-row>
        <table:table-row table:style-name="ro1">
          <table:table-cell office:value-type="string" calcext:value-type="string">
            <text:p>0.0000000000000044+0.0000000000002314j</text:p>
          </table:table-cell>
          <table:table-cell table:formula="of:=(ROW()-2)/1024" office:value-type="float" office:value="0.5927734375" calcext:value-type="float">
            <text:p>0.5927734375</text:p>
          </table:table-cell>
          <table:table-cell table:formula="of:=20*LOG10(ABS(IMREAL([.A609]))+1E-018)" office:value-type="float" office:value="-287.128972628741" calcext:value-type="float">
            <text:p>-287.128972628741</text:p>
          </table:table-cell>
        </table:table-row>
        <table:table-row table:style-name="ro1">
          <table:table-cell office:value-type="string" calcext:value-type="string">
            <text:p>0.0000000000000002+0.0000000000002262j</text:p>
          </table:table-cell>
          <table:table-cell table:formula="of:=(ROW()-2)/1024" office:value-type="float" office:value="0.59375" calcext:value-type="float">
            <text:p>0.59375</text:p>
          </table:table-cell>
          <table:table-cell table:formula="of:=20*LOG10(ABS(IMREAL([.A610]))+1E-018)" office:value-type="float" office:value="-313.93607885159" calcext:value-type="float">
            <text:p>-313.93607885159</text:p>
          </table:table-cell>
        </table:table-row>
        <table:table-row table:style-name="ro1">
          <table:table-cell office:value-type="string" calcext:value-type="string">
            <text:p>0.0000000000000171+0.0000000000000502j</text:p>
          </table:table-cell>
          <table:table-cell table:formula="of:=(ROW()-2)/1024" office:value-type="float" office:value="0.5947265625" calcext:value-type="float">
            <text:p>0.5947265625</text:p>
          </table:table-cell>
          <table:table-cell table:formula="of:=20*LOG10(ABS(IMREAL([.A611]))+1E-018)" office:value-type="float" office:value="-275.339569860246" calcext:value-type="float">
            <text:p>-275.339569860246</text:p>
          </table:table-cell>
        </table:table-row>
        <table:table-row table:style-name="ro1">
          <table:table-cell office:value-type="string" calcext:value-type="string">
            <text:p>-0.0000000000000116+0.0000000000001930j</text:p>
          </table:table-cell>
          <table:table-cell table:formula="of:=(ROW()-2)/1024" office:value-type="float" office:value="0.595703125" calcext:value-type="float">
            <text:p>0.595703125</text:p>
          </table:table-cell>
          <table:table-cell table:formula="of:=20*LOG10(ABS(IMREAL([.A612]))+1E-018)" office:value-type="float" office:value="-278.710091464145" calcext:value-type="float">
            <text:p>-278.710091464145</text:p>
          </table:table-cell>
        </table:table-row>
        <table:table-row table:style-name="ro1">
          <table:table-cell office:value-type="string" calcext:value-type="string">
            <text:p>0.0000000000001691-0.0000000000000366j</text:p>
          </table:table-cell>
          <table:table-cell table:formula="of:=(ROW()-2)/1024" office:value-type="float" office:value="0.5966796875" calcext:value-type="float">
            <text:p>0.5966796875</text:p>
          </table:table-cell>
          <table:table-cell table:formula="of:=20*LOG10(ABS(IMREAL([.A613]))+1E-018)" office:value-type="float" office:value="-255.437076482794" calcext:value-type="float">
            <text:p>-255.437076482794</text:p>
          </table:table-cell>
        </table:table-row>
        <table:table-row table:style-name="ro1">
          <table:table-cell office:value-type="string" calcext:value-type="string">
            <text:p>0.0000000000000546+0.0000000000002186j</text:p>
          </table:table-cell>
          <table:table-cell table:formula="of:=(ROW()-2)/1024" office:value-type="float" office:value="0.59765625" calcext:value-type="float">
            <text:p>0.59765625</text:p>
          </table:table-cell>
          <table:table-cell table:formula="of:=20*LOG10(ABS(IMREAL([.A614]))+1E-018)" office:value-type="float" office:value="-265.255988065134" calcext:value-type="float">
            <text:p>-265.255988065134</text:p>
          </table:table-cell>
        </table:table-row>
        <table:table-row table:style-name="ro1">
          <table:table-cell office:value-type="string" calcext:value-type="string">
            <text:p>-0.0000000000002315-0.0000000000000014j</text:p>
          </table:table-cell>
          <table:table-cell table:formula="of:=(ROW()-2)/1024" office:value-type="float" office:value="0.5986328125" calcext:value-type="float">
            <text:p>0.5986328125</text:p>
          </table:table-cell>
          <table:table-cell table:formula="of:=20*LOG10(ABS(IMREAL([.A615]))+1E-018)" office:value-type="float" office:value="-252.70894257296" calcext:value-type="float">
            <text:p>-252.70894257296</text:p>
          </table:table-cell>
        </table:table-row>
        <table:table-row table:style-name="ro1">
          <table:table-cell office:value-type="string" calcext:value-type="string">
            <text:p>0.0000000000003189+0.0000000000000950j</text:p>
          </table:table-cell>
          <table:table-cell table:formula="of:=(ROW()-2)/1024" office:value-type="float" office:value="0.599609375" calcext:value-type="float">
            <text:p>0.599609375</text:p>
          </table:table-cell>
          <table:table-cell table:formula="of:=20*LOG10(ABS(IMREAL([.A616]))+1E-018)" office:value-type="float" office:value="-249.926882378151" calcext:value-type="float">
            <text:p>-249.926882378151</text:p>
          </table:table-cell>
        </table:table-row>
        <table:table-row table:style-name="ro1">
          <table:table-cell office:value-type="string" calcext:value-type="string">
            <text:p>-0.0000000000000258+0.0000000000001454j</text:p>
          </table:table-cell>
          <table:table-cell table:formula="of:=(ROW()-2)/1024" office:value-type="float" office:value="0.6005859375" calcext:value-type="float">
            <text:p>0.6005859375</text:p>
          </table:table-cell>
          <table:table-cell table:formula="of:=20*LOG10(ABS(IMREAL([.A617]))+1E-018)" office:value-type="float" office:value="-271.767269224871" calcext:value-type="float">
            <text:p>-271.767269224871</text:p>
          </table:table-cell>
        </table:table-row>
        <table:table-row table:style-name="ro1">
          <table:table-cell office:value-type="string" calcext:value-type="string">
            <text:p>0.0000000000000410-0.0000000000000189j</text:p>
          </table:table-cell>
          <table:table-cell table:formula="of:=(ROW()-2)/1024" office:value-type="float" office:value="0.6015625" calcext:value-type="float">
            <text:p>0.6015625</text:p>
          </table:table-cell>
          <table:table-cell table:formula="of:=20*LOG10(ABS(IMREAL([.A618]))+1E-018)" office:value-type="float" office:value="-267.744111017222" calcext:value-type="float">
            <text:p>-267.744111017222</text:p>
          </table:table-cell>
        </table:table-row>
        <table:table-row table:style-name="ro1">
          <table:table-cell office:value-type="string" calcext:value-type="string">
            <text:p>0.0000000000000796+0.0000000000000363j</text:p>
          </table:table-cell>
          <table:table-cell table:formula="of:=(ROW()-2)/1024" office:value-type="float" office:value="0.6025390625" calcext:value-type="float">
            <text:p>0.6025390625</text:p>
          </table:table-cell>
          <table:table-cell table:formula="of:=20*LOG10(ABS(IMREAL([.A619]))+1E-018)" office:value-type="float" office:value="-261.981629526716" calcext:value-type="float">
            <text:p>-261.981629526716</text:p>
          </table:table-cell>
        </table:table-row>
        <table:table-row table:style-name="ro1">
          <table:table-cell office:value-type="string" calcext:value-type="string">
            <text:p>0.0000000000000452-0.0000000000000220j</text:p>
          </table:table-cell>
          <table:table-cell table:formula="of:=(ROW()-2)/1024" office:value-type="float" office:value="0.603515625" calcext:value-type="float">
            <text:p>0.603515625</text:p>
          </table:table-cell>
          <table:table-cell table:formula="of:=20*LOG10(ABS(IMREAL([.A620]))+1E-018)" office:value-type="float" office:value="-266.897039140198" calcext:value-type="float">
            <text:p>-266.897039140198</text:p>
          </table:table-cell>
        </table:table-row>
        <table:table-row table:style-name="ro1">
          <table:table-cell office:value-type="string" calcext:value-type="string">
            <text:p>-0.0000000000000312+0.0000000000000267j</text:p>
          </table:table-cell>
          <table:table-cell table:formula="of:=(ROW()-2)/1024" office:value-type="float" office:value="0.6044921875" calcext:value-type="float">
            <text:p>0.6044921875</text:p>
          </table:table-cell>
          <table:table-cell table:formula="of:=20*LOG10(ABS(IMREAL([.A621]))+1E-018)" office:value-type="float" office:value="-270.116629730194" calcext:value-type="float">
            <text:p>-270.116629730194</text:p>
          </table:table-cell>
        </table:table-row>
        <table:table-row table:style-name="ro1">
          <table:table-cell office:value-type="string" calcext:value-type="string">
            <text:p>-0.0000000000000309+0.0000000000001600j</text:p>
          </table:table-cell>
          <table:table-cell table:formula="of:=(ROW()-2)/1024" office:value-type="float" office:value="0.60546875" calcext:value-type="float">
            <text:p>0.60546875</text:p>
          </table:table-cell>
          <table:table-cell table:formula="of:=20*LOG10(ABS(IMREAL([.A622]))+1E-018)" office:value-type="float" office:value="-270.2005493193" calcext:value-type="float">
            <text:p>-270.2005493193</text:p>
          </table:table-cell>
        </table:table-row>
        <table:table-row table:style-name="ro1">
          <table:table-cell office:value-type="string" calcext:value-type="string">
            <text:p>0.0000000000000519-0.0000000000000042j</text:p>
          </table:table-cell>
          <table:table-cell table:formula="of:=(ROW()-2)/1024" office:value-type="float" office:value="0.6064453125" calcext:value-type="float">
            <text:p>0.6064453125</text:p>
          </table:table-cell>
          <table:table-cell table:formula="of:=20*LOG10(ABS(IMREAL([.A623]))+1E-018)" office:value-type="float" office:value="-265.696485486461" calcext:value-type="float">
            <text:p>-265.696485486461</text:p>
          </table:table-cell>
        </table:table-row>
        <table:table-row table:style-name="ro1">
          <table:table-cell office:value-type="string" calcext:value-type="string">
            <text:p>0.0000000000002352+0.0000000000000703j</text:p>
          </table:table-cell>
          <table:table-cell table:formula="of:=(ROW()-2)/1024" office:value-type="float" office:value="0.607421875" calcext:value-type="float">
            <text:p>0.607421875</text:p>
          </table:table-cell>
          <table:table-cell table:formula="of:=20*LOG10(ABS(IMREAL([.A624]))+1E-018)" office:value-type="float" office:value="-252.571216722194" calcext:value-type="float">
            <text:p>-252.571216722194</text:p>
          </table:table-cell>
        </table:table-row>
        <table:table-row table:style-name="ro1">
          <table:table-cell office:value-type="string" calcext:value-type="string">
            <text:p>-0.0000000000001302+0.0000000000000280j</text:p>
          </table:table-cell>
          <table:table-cell table:formula="of:=(ROW()-2)/1024" office:value-type="float" office:value="0.6083984375" calcext:value-type="float">
            <text:p>0.6083984375</text:p>
          </table:table-cell>
          <table:table-cell table:formula="of:=20*LOG10(ABS(IMREAL([.A625]))+1E-018)" office:value-type="float" office:value="-257.707713603711" calcext:value-type="float">
            <text:p>-257.707713603711</text:p>
          </table:table-cell>
        </table:table-row>
        <table:table-row table:style-name="ro1">
          <table:table-cell office:value-type="string" calcext:value-type="string">
            <text:p>0.0000000000001092-0.0000000000000549j</text:p>
          </table:table-cell>
          <table:table-cell table:formula="of:=(ROW()-2)/1024" office:value-type="float" office:value="0.609375" calcext:value-type="float">
            <text:p>0.609375</text:p>
          </table:table-cell>
          <table:table-cell table:formula="of:=20*LOG10(ABS(IMREAL([.A626]))+1E-018)" office:value-type="float" office:value="-259.235467691876" calcext:value-type="float">
            <text:p>-259.235467691876</text:p>
          </table:table-cell>
        </table:table-row>
        <table:table-row table:style-name="ro1">
          <table:table-cell office:value-type="string" calcext:value-type="string">
            <text:p>0.0000000000000408+0.0000000000000847j</text:p>
          </table:table-cell>
          <table:table-cell table:formula="of:=(ROW()-2)/1024" office:value-type="float" office:value="0.6103515625" calcext:value-type="float">
            <text:p>0.6103515625</text:p>
          </table:table-cell>
          <table:table-cell table:formula="of:=20*LOG10(ABS(IMREAL([.A627]))+1E-018)" office:value-type="float" office:value="-267.786583851359" calcext:value-type="float">
            <text:p>-267.786583851359</text:p>
          </table:table-cell>
        </table:table-row>
        <table:table-row table:style-name="ro1">
          <table:table-cell office:value-type="string" calcext:value-type="string">
            <text:p>0.0000000000000049+0.0000000000000025j</text:p>
          </table:table-cell>
          <table:table-cell table:formula="of:=(ROW()-2)/1024" office:value-type="float" office:value="0.611328125" calcext:value-type="float">
            <text:p>0.611328125</text:p>
          </table:table-cell>
          <table:table-cell table:formula="of:=20*LOG10(ABS(IMREAL([.A628]))+1E-018)" office:value-type="float" office:value="-286.194305949747" calcext:value-type="float">
            <text:p>-286.194305949747</text:p>
          </table:table-cell>
        </table:table-row>
        <table:table-row table:style-name="ro1">
          <table:table-cell office:value-type="string" calcext:value-type="string">
            <text:p>0.0000000000000569+0.0000000000000983j</text:p>
          </table:table-cell>
          <table:table-cell table:formula="of:=(ROW()-2)/1024" office:value-type="float" office:value="0.6123046875" calcext:value-type="float">
            <text:p>0.6123046875</text:p>
          </table:table-cell>
          <table:table-cell table:formula="of:=20*LOG10(ABS(IMREAL([.A629]))+1E-018)" office:value-type="float" office:value="-264.897602021601" calcext:value-type="float">
            <text:p>-264.897602021601</text:p>
          </table:table-cell>
        </table:table-row>
        <table:table-row table:style-name="ro1">
          <table:table-cell office:value-type="string" calcext:value-type="string">
            <text:p>0.0000000000000932-0.0000000000000198j</text:p>
          </table:table-cell>
          <table:table-cell table:formula="of:=(ROW()-2)/1024" office:value-type="float" office:value="0.61328125" calcext:value-type="float">
            <text:p>0.61328125</text:p>
          </table:table-cell>
          <table:table-cell table:formula="of:=20*LOG10(ABS(IMREAL([.A630]))+1E-018)" office:value-type="float" office:value="-260.61158855718" calcext:value-type="float">
            <text:p>-260.61158855718</text:p>
          </table:table-cell>
        </table:table-row>
        <table:table-row table:style-name="ro1">
          <table:table-cell office:value-type="string" calcext:value-type="string">
            <text:p>0.0000000000000541-0.0000000000000436j</text:p>
          </table:table-cell>
          <table:table-cell table:formula="of:=(ROW()-2)/1024" office:value-type="float" office:value="0.6142578125" calcext:value-type="float">
            <text:p>0.6142578125</text:p>
          </table:table-cell>
          <table:table-cell table:formula="of:=20*LOG10(ABS(IMREAL([.A631]))+1E-018)" office:value-type="float" office:value="-265.335894146864" calcext:value-type="float">
            <text:p>-265.335894146864</text:p>
          </table:table-cell>
        </table:table-row>
        <table:table-row table:style-name="ro1">
          <table:table-cell office:value-type="string" calcext:value-type="string">
            <text:p>0.0000000000000619+0.0000000000000899j</text:p>
          </table:table-cell>
          <table:table-cell table:formula="of:=(ROW()-2)/1024" office:value-type="float" office:value="0.615234375" calcext:value-type="float">
            <text:p>0.615234375</text:p>
          </table:table-cell>
          <table:table-cell table:formula="of:=20*LOG10(ABS(IMREAL([.A632]))+1E-018)" office:value-type="float" office:value="-264.166046699412" calcext:value-type="float">
            <text:p>-264.166046699412</text:p>
          </table:table-cell>
        </table:table-row>
        <table:table-row table:style-name="ro1">
          <table:table-cell office:value-type="string" calcext:value-type="string">
            <text:p>-0.0000000000000351-0.0000000000000302j</text:p>
          </table:table-cell>
          <table:table-cell table:formula="of:=(ROW()-2)/1024" office:value-type="float" office:value="0.6162109375" calcext:value-type="float">
            <text:p>0.6162109375</text:p>
          </table:table-cell>
          <table:table-cell table:formula="of:=20*LOG10(ABS(IMREAL([.A633]))+1E-018)" office:value-type="float" office:value="-269.093610212965" calcext:value-type="float">
            <text:p>-269.093610212965</text:p>
          </table:table-cell>
        </table:table-row>
        <table:table-row table:style-name="ro1">
          <table:table-cell office:value-type="string" calcext:value-type="string">
            <text:p>0.0000000000001477-0.0000000000000401j</text:p>
          </table:table-cell>
          <table:table-cell table:formula="of:=(ROW()-2)/1024" office:value-type="float" office:value="0.6171875" calcext:value-type="float">
            <text:p>0.6171875</text:p>
          </table:table-cell>
          <table:table-cell table:formula="of:=20*LOG10(ABS(IMREAL([.A634]))+1E-018)" office:value-type="float" office:value="-256.612331286312" calcext:value-type="float">
            <text:p>-256.612331286312</text:p>
          </table:table-cell>
        </table:table-row>
        <table:table-row table:style-name="ro1">
          <table:table-cell office:value-type="string" calcext:value-type="string">
            <text:p>0.0000000000000045+0.0000000000001214j</text:p>
          </table:table-cell>
          <table:table-cell table:formula="of:=(ROW()-2)/1024" office:value-type="float" office:value="0.6181640625" calcext:value-type="float">
            <text:p>0.6181640625</text:p>
          </table:table-cell>
          <table:table-cell table:formula="of:=20*LOG10(ABS(IMREAL([.A635]))+1E-018)" office:value-type="float" office:value="-286.93381974123" calcext:value-type="float">
            <text:p>-286.93381974123</text:p>
          </table:table-cell>
        </table:table-row>
        <table:table-row table:style-name="ro1">
          <table:table-cell office:value-type="string" calcext:value-type="string">
            <text:p>0.0000000000000815-0.0000000000001004j</text:p>
          </table:table-cell>
          <table:table-cell table:formula="of:=(ROW()-2)/1024" office:value-type="float" office:value="0.619140625" calcext:value-type="float">
            <text:p>0.619140625</text:p>
          </table:table-cell>
          <table:table-cell table:formula="of:=20*LOG10(ABS(IMREAL([.A636]))+1E-018)" office:value-type="float" office:value="-261.776741250521" calcext:value-type="float">
            <text:p>-261.776741250521</text:p>
          </table:table-cell>
        </table:table-row>
        <table:table-row table:style-name="ro1">
          <table:table-cell office:value-type="string" calcext:value-type="string">
            <text:p>0.0000000000000305+0.0000000000000009j</text:p>
          </table:table-cell>
          <table:table-cell table:formula="of:=(ROW()-2)/1024" office:value-type="float" office:value="0.6201171875" calcext:value-type="float">
            <text:p>0.6201171875</text:p>
          </table:table-cell>
          <table:table-cell table:formula="of:=20*LOG10(ABS(IMREAL([.A637]))+1E-018)" office:value-type="float" office:value="-270.313718434466" calcext:value-type="float">
            <text:p>-270.313718434466</text:p>
          </table:table-cell>
        </table:table-row>
        <table:table-row table:style-name="ro1">
          <table:table-cell office:value-type="string" calcext:value-type="string">
            <text:p>-0.0000000000000046-0.0000000000000153j</text:p>
          </table:table-cell>
          <table:table-cell table:formula="of:=(ROW()-2)/1024" office:value-type="float" office:value="0.62109375" calcext:value-type="float">
            <text:p>0.62109375</text:p>
          </table:table-cell>
          <table:table-cell table:formula="of:=20*LOG10(ABS(IMREAL([.A638]))+1E-018)" office:value-type="float" office:value="-286.742955334704" calcext:value-type="float">
            <text:p>-286.742955334704</text:p>
          </table:table-cell>
        </table:table-row>
        <table:table-row table:style-name="ro1">
          <table:table-cell office:value-type="string" calcext:value-type="string">
            <text:p>0.0000000000000791+0.0000000000000638j</text:p>
          </table:table-cell>
          <table:table-cell table:formula="of:=(ROW()-2)/1024" office:value-type="float" office:value="0.6220703125" calcext:value-type="float">
            <text:p>0.6220703125</text:p>
          </table:table-cell>
          <table:table-cell table:formula="of:=20*LOG10(ABS(IMREAL([.A639]))+1E-018)" office:value-type="float" office:value="-262.036360521769" calcext:value-type="float">
            <text:p>-262.036360521769</text:p>
          </table:table-cell>
        </table:table-row>
        <table:table-row table:style-name="ro1">
          <table:table-cell office:value-type="string" calcext:value-type="string">
            <text:p>0.0000000000000367-0.0000000000000083j</text:p>
          </table:table-cell>
          <table:table-cell table:formula="of:=(ROW()-2)/1024" office:value-type="float" office:value="0.623046875" calcext:value-type="float">
            <text:p>0.623046875</text:p>
          </table:table-cell>
          <table:table-cell table:formula="of:=20*LOG10(ABS(IMREAL([.A640]))+1E-018)" office:value-type="float" office:value="-268.70644204544" calcext:value-type="float">
            <text:p>-268.70644204544</text:p>
          </table:table-cell>
        </table:table-row>
        <table:table-row table:style-name="ro1">
          <table:table-cell office:value-type="string" calcext:value-type="string">
            <text:p>0.0000000000000122-0.0000000000000479j</text:p>
          </table:table-cell>
          <table:table-cell table:formula="of:=(ROW()-2)/1024" office:value-type="float" office:value="0.6240234375" calcext:value-type="float">
            <text:p>0.6240234375</text:p>
          </table:table-cell>
          <table:table-cell table:formula="of:=20*LOG10(ABS(IMREAL([.A641]))+1E-018)" office:value-type="float" office:value="-278.272091457515" calcext:value-type="float">
            <text:p>-278.272091457515</text:p>
          </table:table-cell>
        </table:table-row>
        <table:table-row table:style-name="ro1">
          <table:table-cell office:value-type="string" calcext:value-type="string">
            <text:p>0.0000000000001197+0.0000000000000449j</text:p>
          </table:table-cell>
          <table:table-cell table:formula="of:=(ROW()-2)/1024" office:value-type="float" office:value="0.625" calcext:value-type="float">
            <text:p>0.625</text:p>
          </table:table-cell>
          <table:table-cell table:formula="of:=20*LOG10(ABS(IMREAL([.A642]))+1E-018)" office:value-type="float" office:value="-258.438044428352" calcext:value-type="float">
            <text:p>-258.438044428352</text:p>
          </table:table-cell>
        </table:table-row>
        <table:table-row table:style-name="ro1">
          <table:table-cell office:value-type="string" calcext:value-type="string">
            <text:p>-0.0000000000000148+0.0000000000000375j</text:p>
          </table:table-cell>
          <table:table-cell table:formula="of:=(ROW()-2)/1024" office:value-type="float" office:value="0.6259765625" calcext:value-type="float">
            <text:p>0.6259765625</text:p>
          </table:table-cell>
          <table:table-cell table:formula="of:=20*LOG10(ABS(IMREAL([.A643]))+1E-018)" office:value-type="float" office:value="-276.594178827492" calcext:value-type="float">
            <text:p>-276.594178827492</text:p>
          </table:table-cell>
        </table:table-row>
        <table:table-row table:style-name="ro1">
          <table:table-cell office:value-type="string" calcext:value-type="string">
            <text:p>0.0000000000000561-0.0000000000001109j</text:p>
          </table:table-cell>
          <table:table-cell table:formula="of:=(ROW()-2)/1024" office:value-type="float" office:value="0.626953125" calcext:value-type="float">
            <text:p>0.626953125</text:p>
          </table:table-cell>
          <table:table-cell table:formula="of:=20*LOG10(ABS(IMREAL([.A644]))+1E-018)" office:value-type="float" office:value="-265.020587947564" calcext:value-type="float">
            <text:p>-265.020587947564</text:p>
          </table:table-cell>
        </table:table-row>
        <table:table-row table:style-name="ro1">
          <table:table-cell office:value-type="string" calcext:value-type="string">
            <text:p>0.0000000000000416+0.0000000000001218j</text:p>
          </table:table-cell>
          <table:table-cell table:formula="of:=(ROW()-2)/1024" office:value-type="float" office:value="0.6279296875" calcext:value-type="float">
            <text:p>0.6279296875</text:p>
          </table:table-cell>
          <table:table-cell table:formula="of:=20*LOG10(ABS(IMREAL([.A645]))+1E-018)" office:value-type="float" office:value="-267.617924594551" calcext:value-type="float">
            <text:p>-267.617924594551</text:p>
          </table:table-cell>
        </table:table-row>
        <table:table-row table:style-name="ro1">
          <table:table-cell office:value-type="string" calcext:value-type="string">
            <text:p>0.0000000000000687-0.0000000000000224j</text:p>
          </table:table-cell>
          <table:table-cell table:formula="of:=(ROW()-2)/1024" office:value-type="float" office:value="0.62890625" calcext:value-type="float">
            <text:p>0.62890625</text:p>
          </table:table-cell>
          <table:table-cell table:formula="of:=20*LOG10(ABS(IMREAL([.A646]))+1E-018)" office:value-type="float" office:value="-263.260738827566" calcext:value-type="float">
            <text:p>-263.260738827566</text:p>
          </table:table-cell>
        </table:table-row>
        <table:table-row table:style-name="ro1">
          <table:table-cell office:value-type="string" calcext:value-type="string">
            <text:p>0.0000000000000904+0.0000000000000058j</text:p>
          </table:table-cell>
          <table:table-cell table:formula="of:=(ROW()-2)/1024" office:value-type="float" office:value="0.6298828125" calcext:value-type="float">
            <text:p>0.6298828125</text:p>
          </table:table-cell>
          <table:table-cell table:formula="of:=20*LOG10(ABS(IMREAL([.A647]))+1E-018)" office:value-type="float" office:value="-260.876535308174" calcext:value-type="float">
            <text:p>-260.876535308174</text:p>
          </table:table-cell>
        </table:table-row>
        <table:table-row table:style-name="ro1">
          <table:table-cell office:value-type="string" calcext:value-type="string">
            <text:p>-0.0000000000000044-0.0000000000000241j</text:p>
          </table:table-cell>
          <table:table-cell table:formula="of:=(ROW()-2)/1024" office:value-type="float" office:value="0.630859375" calcext:value-type="float">
            <text:p>0.630859375</text:p>
          </table:table-cell>
          <table:table-cell table:formula="of:=20*LOG10(ABS(IMREAL([.A648]))+1E-018)" office:value-type="float" office:value="-287.128972628741" calcext:value-type="float">
            <text:p>-287.128972628741</text:p>
          </table:table-cell>
        </table:table-row>
        <table:table-row table:style-name="ro1">
          <table:table-cell office:value-type="string" calcext:value-type="string">
            <text:p>0.0000000000001219+0.0000000000000170j</text:p>
          </table:table-cell>
          <table:table-cell table:formula="of:=(ROW()-2)/1024" office:value-type="float" office:value="0.6318359375" calcext:value-type="float">
            <text:p>0.6318359375</text:p>
          </table:table-cell>
          <table:table-cell table:formula="of:=20*LOG10(ABS(IMREAL([.A649]))+1E-018)" office:value-type="float" office:value="-258.279854633703" calcext:value-type="float">
            <text:p>-258.279854633703</text:p>
          </table:table-cell>
        </table:table-row>
        <table:table-row table:style-name="ro1">
          <table:table-cell office:value-type="string" calcext:value-type="string">
            <text:p>0.0000000000000811+0.0000000000000033j</text:p>
          </table:table-cell>
          <table:table-cell table:formula="of:=(ROW()-2)/1024" office:value-type="float" office:value="0.6328125" calcext:value-type="float">
            <text:p>0.6328125</text:p>
          </table:table-cell>
          <table:table-cell table:formula="of:=20*LOG10(ABS(IMREAL([.A650]))+1E-018)" office:value-type="float" office:value="-261.819475815455" calcext:value-type="float">
            <text:p>-261.819475815455</text:p>
          </table:table-cell>
        </table:table-row>
        <table:table-row table:style-name="ro1">
          <table:table-cell office:value-type="string" calcext:value-type="string">
            <text:p>-0.0000000000000135-0.0000000000000415j</text:p>
          </table:table-cell>
          <table:table-cell table:formula="of:=(ROW()-2)/1024" office:value-type="float" office:value="0.6337890625" calcext:value-type="float">
            <text:p>0.6337890625</text:p>
          </table:table-cell>
          <table:table-cell table:formula="of:=20*LOG10(ABS(IMREAL([.A651]))+1E-018)" office:value-type="float" office:value="-277.392681254696" calcext:value-type="float">
            <text:p>-277.392681254696</text:p>
          </table:table-cell>
        </table:table-row>
        <table:table-row table:style-name="ro1">
          <table:table-cell office:value-type="string" calcext:value-type="string">
            <text:p>0.0000000000001167-0.0000000000000506j</text:p>
          </table:table-cell>
          <table:table-cell table:formula="of:=(ROW()-2)/1024" office:value-type="float" office:value="0.634765625" calcext:value-type="float">
            <text:p>0.634765625</text:p>
          </table:table-cell>
          <table:table-cell table:formula="of:=20*LOG10(ABS(IMREAL([.A652]))+1E-018)" office:value-type="float" office:value="-258.658508450194" calcext:value-type="float">
            <text:p>-258.658508450194</text:p>
          </table:table-cell>
        </table:table-row>
        <table:table-row table:style-name="ro1">
          <table:table-cell office:value-type="string" calcext:value-type="string">
            <text:p>0.0000000000000305+0.0000000000000640j</text:p>
          </table:table-cell>
          <table:table-cell table:formula="of:=(ROW()-2)/1024" office:value-type="float" office:value="0.6357421875" calcext:value-type="float">
            <text:p>0.6357421875</text:p>
          </table:table-cell>
          <table:table-cell table:formula="of:=20*LOG10(ABS(IMREAL([.A653]))+1E-018)" office:value-type="float" office:value="-270.313718434466" calcext:value-type="float">
            <text:p>-270.313718434466</text:p>
          </table:table-cell>
        </table:table-row>
        <table:table-row table:style-name="ro1">
          <table:table-cell office:value-type="string" calcext:value-type="string">
            <text:p>-0.0000000000000080-0.0000000000000688j</text:p>
          </table:table-cell>
          <table:table-cell table:formula="of:=(ROW()-2)/1024" office:value-type="float" office:value="0.63671875" calcext:value-type="float">
            <text:p>0.63671875</text:p>
          </table:table-cell>
          <table:table-cell table:formula="of:=20*LOG10(ABS(IMREAL([.A654]))+1E-018)" office:value-type="float" office:value="-281.937114591809" calcext:value-type="float">
            <text:p>-281.937114591809</text:p>
          </table:table-cell>
        </table:table-row>
        <table:table-row table:style-name="ro1">
          <table:table-cell office:value-type="string" calcext:value-type="string">
            <text:p>0.0000000000001092+0.0000000000000864j</text:p>
          </table:table-cell>
          <table:table-cell table:formula="of:=(ROW()-2)/1024" office:value-type="float" office:value="0.6376953125" calcext:value-type="float">
            <text:p>0.6376953125</text:p>
          </table:table-cell>
          <table:table-cell table:formula="of:=20*LOG10(ABS(IMREAL([.A655]))+1E-018)" office:value-type="float" office:value="-259.235467691876" calcext:value-type="float">
            <text:p>-259.235467691876</text:p>
          </table:table-cell>
        </table:table-row>
        <table:table-row table:style-name="ro1">
          <table:table-cell office:value-type="string" calcext:value-type="string">
            <text:p>0.0000000000000720-0.0000000000000413j</text:p>
          </table:table-cell>
          <table:table-cell table:formula="of:=(ROW()-2)/1024" office:value-type="float" office:value="0.638671875" calcext:value-type="float">
            <text:p>0.638671875</text:p>
          </table:table-cell>
          <table:table-cell table:formula="of:=20*LOG10(ABS(IMREAL([.A656]))+1E-018)" office:value-type="float" office:value="-262.853229434856" calcext:value-type="float">
            <text:p>-262.853229434856</text:p>
          </table:table-cell>
        </table:table-row>
        <table:table-row table:style-name="ro1">
          <table:table-cell office:value-type="string" calcext:value-type="string">
            <text:p>0.0000000000001188-0.0000000000000181j</text:p>
          </table:table-cell>
          <table:table-cell table:formula="of:=(ROW()-2)/1024" office:value-type="float" office:value="0.6396484375" calcext:value-type="float">
            <text:p>0.6396484375</text:p>
          </table:table-cell>
          <table:table-cell table:formula="of:=20*LOG10(ABS(IMREAL([.A657]))+1E-018)" office:value-type="float" office:value="-258.503598073855" calcext:value-type="float">
            <text:p>-258.503598073855</text:p>
          </table:table-cell>
        </table:table-row>
        <table:table-row table:style-name="ro1">
          <table:table-cell office:value-type="string" calcext:value-type="string">
            <text:p>0.0000000000000014-0.0000000000000021j</text:p>
          </table:table-cell>
          <table:table-cell table:formula="of:=(ROW()-2)/1024" office:value-type="float" office:value="0.640625" calcext:value-type="float">
            <text:p>0.640625</text:p>
          </table:table-cell>
          <table:table-cell table:formula="of:=20*LOG10(ABS(IMREAL([.A658]))+1E-018)" office:value-type="float" office:value="-297.071237294285" calcext:value-type="float">
            <text:p>-297.071237294285</text:p>
          </table:table-cell>
        </table:table-row>
        <table:table-row table:style-name="ro1">
          <table:table-cell office:value-type="string" calcext:value-type="string">
            <text:p>0.0000000000000868-0.0000000000000657j</text:p>
          </table:table-cell>
          <table:table-cell table:formula="of:=(ROW()-2)/1024" office:value-type="float" office:value="0.6416015625" calcext:value-type="float">
            <text:p>0.6416015625</text:p>
          </table:table-cell>
          <table:table-cell table:formula="of:=20*LOG10(ABS(IMREAL([.A659]))+1E-018)" office:value-type="float" office:value="-261.229505429194" calcext:value-type="float">
            <text:p>-261.229505429194</text:p>
          </table:table-cell>
        </table:table-row>
        <table:table-row table:style-name="ro1">
          <table:table-cell office:value-type="string" calcext:value-type="string">
            <text:p>0.0000000000000799-0.0000000000000159j</text:p>
          </table:table-cell>
          <table:table-cell table:formula="of:=(ROW()-2)/1024" office:value-type="float" office:value="0.642578125" calcext:value-type="float">
            <text:p>0.642578125</text:p>
          </table:table-cell>
          <table:table-cell table:formula="of:=20*LOG10(ABS(IMREAL([.A660]))+1E-018)" office:value-type="float" office:value="-261.948955704893" calcext:value-type="float">
            <text:p>-261.948955704893</text:p>
          </table:table-cell>
        </table:table-row>
        <table:table-row table:style-name="ro1">
          <table:table-cell office:value-type="string" calcext:value-type="string">
            <text:p>-0.0000000000000111+0.0000000000000584j</text:p>
          </table:table-cell>
          <table:table-cell table:formula="of:=(ROW()-2)/1024" office:value-type="float" office:value="0.6435546875" calcext:value-type="float">
            <text:p>0.6435546875</text:p>
          </table:table-cell>
          <table:table-cell table:formula="of:=20*LOG10(ABS(IMREAL([.A661]))+1E-018)" office:value-type="float" office:value="-279.092757946933" calcext:value-type="float">
            <text:p>-279.092757946933</text:p>
          </table:table-cell>
        </table:table-row>
        <table:table-row table:style-name="ro1">
          <table:table-cell office:value-type="string" calcext:value-type="string">
            <text:p>0.0000000000001118-0.0000000000000742j</text:p>
          </table:table-cell>
          <table:table-cell table:formula="of:=(ROW()-2)/1024" office:value-type="float" office:value="0.64453125" calcext:value-type="float">
            <text:p>0.64453125</text:p>
          </table:table-cell>
          <table:table-cell table:formula="of:=20*LOG10(ABS(IMREAL([.A662]))+1E-018)" office:value-type="float" office:value="-259.031086238019" calcext:value-type="float">
            <text:p>-259.031086238019</text:p>
          </table:table-cell>
        </table:table-row>
        <table:table-row table:style-name="ro1">
          <table:table-cell office:value-type="string" calcext:value-type="string">
            <text:p>0.0000000000001342-0.0000000000000062j</text:p>
          </table:table-cell>
          <table:table-cell table:formula="of:=(ROW()-2)/1024" office:value-type="float" office:value="0.6455078125" calcext:value-type="float">
            <text:p>0.6455078125</text:p>
          </table:table-cell>
          <table:table-cell table:formula="of:=20*LOG10(ABS(IMREAL([.A663]))+1E-018)" office:value-type="float" office:value="-257.444884960112" calcext:value-type="float">
            <text:p>-257.444884960112</text:p>
          </table:table-cell>
        </table:table-row>
        <table:table-row table:style-name="ro1">
          <table:table-cell office:value-type="string" calcext:value-type="string">
            <text:p>-0.0000000000000445-0.0000000000000894j</text:p>
          </table:table-cell>
          <table:table-cell table:formula="of:=(ROW()-2)/1024" office:value-type="float" office:value="0.646484375" calcext:value-type="float">
            <text:p>0.646484375</text:p>
          </table:table-cell>
          <table:table-cell table:formula="of:=20*LOG10(ABS(IMREAL([.A664]))+1E-018)" office:value-type="float" office:value="-267.032604594043" calcext:value-type="float">
            <text:p>-267.032604594043</text:p>
          </table:table-cell>
        </table:table-row>
        <table:table-row table:style-name="ro1">
          <table:table-cell office:value-type="string" calcext:value-type="string">
            <text:p>0.0000000000000766+0.0000000000000380j</text:p>
          </table:table-cell>
          <table:table-cell table:formula="of:=(ROW()-2)/1024" office:value-type="float" office:value="0.6474609375" calcext:value-type="float">
            <text:p>0.6474609375</text:p>
          </table:table-cell>
          <table:table-cell table:formula="of:=20*LOG10(ABS(IMREAL([.A665]))+1E-018)" office:value-type="float" office:value="-262.315311215273" calcext:value-type="float">
            <text:p>-262.315311215273</text:p>
          </table:table-cell>
        </table:table-row>
        <table:table-row table:style-name="ro1">
          <table:table-cell office:value-type="string" calcext:value-type="string">
            <text:p>0.0000000000000064-0.0000000000000163j</text:p>
          </table:table-cell>
          <table:table-cell table:formula="of:=(ROW()-2)/1024" office:value-type="float" office:value="0.6484375" calcext:value-type="float">
            <text:p>0.6484375</text:p>
          </table:table-cell>
          <table:table-cell table:formula="of:=20*LOG10(ABS(IMREAL([.A666]))+1E-018)" office:value-type="float" office:value="-283.875043456084" calcext:value-type="float">
            <text:p>-283.875043456084</text:p>
          </table:table-cell>
        </table:table-row>
        <table:table-row table:style-name="ro1">
          <table:table-cell office:value-type="string" calcext:value-type="string">
            <text:p>0.0000000000001048-0.0000000000000432j</text:p>
          </table:table-cell>
          <table:table-cell table:formula="of:=(ROW()-2)/1024" office:value-type="float" office:value="0.6494140625" calcext:value-type="float">
            <text:p>0.6494140625</text:p>
          </table:table-cell>
          <table:table-cell table:formula="of:=20*LOG10(ABS(IMREAL([.A667]))+1E-018)" office:value-type="float" office:value="-259.592691466815" calcext:value-type="float">
            <text:p>-259.592691466815</text:p>
          </table:table-cell>
        </table:table-row>
        <table:table-row table:style-name="ro1">
          <table:table-cell office:value-type="string" calcext:value-type="string">
            <text:p>0.0000000000000265+0.0000000000000755j</text:p>
          </table:table-cell>
          <table:table-cell table:formula="of:=(ROW()-2)/1024" office:value-type="float" office:value="0.650390625" calcext:value-type="float">
            <text:p>0.650390625</text:p>
          </table:table-cell>
          <table:table-cell table:formula="of:=20*LOG10(ABS(IMREAL([.A668]))+1E-018)" office:value-type="float" office:value="-271.534754758028" calcext:value-type="float">
            <text:p>-271.534754758028</text:p>
          </table:table-cell>
        </table:table-row>
        <table:table-row table:style-name="ro1">
          <table:table-cell office:value-type="string" calcext:value-type="string">
            <text:p>0.0000000000000640-0.0000000000000341j</text:p>
          </table:table-cell>
          <table:table-cell table:formula="of:=(ROW()-2)/1024" office:value-type="float" office:value="0.6513671875" calcext:value-type="float">
            <text:p>0.6513671875</text:p>
          </table:table-cell>
          <table:table-cell table:formula="of:=20*LOG10(ABS(IMREAL([.A669]))+1E-018)" office:value-type="float" office:value="-263.876264804357" calcext:value-type="float">
            <text:p>-263.876264804357</text:p>
          </table:table-cell>
        </table:table-row>
        <table:table-row table:style-name="ro1">
          <table:table-cell office:value-type="string" calcext:value-type="string">
            <text:p>0.0000000000000984-0.0000000000000797j</text:p>
          </table:table-cell>
          <table:table-cell table:formula="of:=(ROW()-2)/1024" office:value-type="float" office:value="0.65234375" calcext:value-type="float">
            <text:p>0.65234375</text:p>
          </table:table-cell>
          <table:table-cell table:formula="of:=20*LOG10(ABS(IMREAL([.A670]))+1E-018)" office:value-type="float" office:value="-260.140009760586" calcext:value-type="float">
            <text:p>-260.140009760586</text:p>
          </table:table-cell>
        </table:table-row>
        <table:table-row table:style-name="ro1">
          <table:table-cell office:value-type="string" calcext:value-type="string">
            <text:p>0.0000000000000283+0.0000000000000814j</text:p>
          </table:table-cell>
          <table:table-cell table:formula="of:=(ROW()-2)/1024" office:value-type="float" office:value="0.6533203125" calcext:value-type="float">
            <text:p>0.6533203125</text:p>
          </table:table-cell>
          <table:table-cell table:formula="of:=20*LOG10(ABS(IMREAL([.A671]))+1E-018)" office:value-type="float" office:value="-270.963964373041" calcext:value-type="float">
            <text:p>-270.963964373041</text:p>
          </table:table-cell>
        </table:table-row>
        <table:table-row table:style-name="ro1">
          <table:table-cell office:value-type="string" calcext:value-type="string">
            <text:p>0.0000000000000349-0.0000000000000184j</text:p>
          </table:table-cell>
          <table:table-cell table:formula="of:=(ROW()-2)/1024" office:value-type="float" office:value="0.654296875" calcext:value-type="float">
            <text:p>0.654296875</text:p>
          </table:table-cell>
          <table:table-cell table:formula="of:=20*LOG10(ABS(IMREAL([.A672]))+1E-018)" office:value-type="float" office:value="-269.143242585023" calcext:value-type="float">
            <text:p>-269.143242585023</text:p>
          </table:table-cell>
        </table:table-row>
        <table:table-row table:style-name="ro1">
          <table:table-cell office:value-type="string" calcext:value-type="string">
            <text:p>0.0000000000001690-0.0000000000000030j</text:p>
          </table:table-cell>
          <table:table-cell table:formula="of:=(ROW()-2)/1024" office:value-type="float" office:value="0.6552734375" calcext:value-type="float">
            <text:p>0.6552734375</text:p>
          </table:table-cell>
          <table:table-cell table:formula="of:=20*LOG10(ABS(IMREAL([.A673]))+1E-018)" office:value-type="float" office:value="-255.442214512082" calcext:value-type="float">
            <text:p>-255.442214512082</text:p>
          </table:table-cell>
        </table:table-row>
        <table:table-row table:style-name="ro1">
          <table:table-cell office:value-type="string" calcext:value-type="string">
            <text:p>0.0000000000000045-0.0000000000000327j</text:p>
          </table:table-cell>
          <table:table-cell table:formula="of:=(ROW()-2)/1024" office:value-type="float" office:value="0.65625" calcext:value-type="float">
            <text:p>0.65625</text:p>
          </table:table-cell>
          <table:table-cell table:formula="of:=20*LOG10(ABS(IMREAL([.A674]))+1E-018)" office:value-type="float" office:value="-286.93381974123" calcext:value-type="float">
            <text:p>-286.93381974123</text:p>
          </table:table-cell>
        </table:table-row>
        <table:table-row table:style-name="ro1">
          <table:table-cell office:value-type="string" calcext:value-type="string">
            <text:p>0.0000000000001516-0.0000000000000187j</text:p>
          </table:table-cell>
          <table:table-cell table:formula="of:=(ROW()-2)/1024" office:value-type="float" office:value="0.6572265625" calcext:value-type="float">
            <text:p>0.6572265625</text:p>
          </table:table-cell>
          <table:table-cell table:formula="of:=20*LOG10(ABS(IMREAL([.A675]))+1E-018)" office:value-type="float" office:value="-256.385958679482" calcext:value-type="float">
            <text:p>-256.385958679482</text:p>
          </table:table-cell>
        </table:table-row>
        <table:table-row table:style-name="ro1">
          <table:table-cell office:value-type="string" calcext:value-type="string">
            <text:p>-0.0000000000000040-0.0000000000000062j</text:p>
          </table:table-cell>
          <table:table-cell table:formula="of:=(ROW()-2)/1024" office:value-type="float" office:value="0.658203125" calcext:value-type="float">
            <text:p>0.658203125</text:p>
          </table:table-cell>
          <table:table-cell table:formula="of:=20*LOG10(ABS(IMREAL([.A676]))+1E-018)" office:value-type="float" office:value="-287.95662897242" calcext:value-type="float">
            <text:p>-287.95662897242</text:p>
          </table:table-cell>
        </table:table-row>
        <table:table-row table:style-name="ro1">
          <table:table-cell office:value-type="string" calcext:value-type="string">
            <text:p>0.0000000000000472-0.0000000000000855j</text:p>
          </table:table-cell>
          <table:table-cell table:formula="of:=(ROW()-2)/1024" office:value-type="float" office:value="0.6591796875" calcext:value-type="float">
            <text:p>0.6591796875</text:p>
          </table:table-cell>
          <table:table-cell table:formula="of:=20*LOG10(ABS(IMREAL([.A677]))+1E-018)" office:value-type="float" office:value="-266.520976006182" calcext:value-type="float">
            <text:p>-266.520976006182</text:p>
          </table:table-cell>
        </table:table-row>
        <table:table-row table:style-name="ro1">
          <table:table-cell office:value-type="string" calcext:value-type="string">
            <text:p>0.0000000000001072+0.0000000000000842j</text:p>
          </table:table-cell>
          <table:table-cell table:formula="of:=(ROW()-2)/1024" office:value-type="float" office:value="0.66015625" calcext:value-type="float">
            <text:p>0.66015625</text:p>
          </table:table-cell>
          <table:table-cell table:formula="of:=20*LOG10(ABS(IMREAL([.A678]))+1E-018)" office:value-type="float" office:value="-259.396023268153" calcext:value-type="float">
            <text:p>-259.396023268153</text:p>
          </table:table-cell>
        </table:table-row>
        <table:table-row table:style-name="ro1">
          <table:table-cell office:value-type="string" calcext:value-type="string">
            <text:p>0.0000000000000621+0.0000000000000063j</text:p>
          </table:table-cell>
          <table:table-cell table:formula="of:=(ROW()-2)/1024" office:value-type="float" office:value="0.6611328125" calcext:value-type="float">
            <text:p>0.6611328125</text:p>
          </table:table-cell>
          <table:table-cell table:formula="of:=20*LOG10(ABS(IMREAL([.A679]))+1E-018)" office:value-type="float" office:value="-264.138028128196" calcext:value-type="float">
            <text:p>-264.138028128196</text:p>
          </table:table-cell>
        </table:table-row>
        <table:table-row table:style-name="ro1">
          <table:table-cell office:value-type="string" calcext:value-type="string">
            <text:p>0.0000000000000520-0.0000000000000940j</text:p>
          </table:table-cell>
          <table:table-cell table:formula="of:=(ROW()-2)/1024" office:value-type="float" office:value="0.662109375" calcext:value-type="float">
            <text:p>0.662109375</text:p>
          </table:table-cell>
          <table:table-cell table:formula="of:=20*LOG10(ABS(IMREAL([.A680]))+1E-018)" office:value-type="float" office:value="-265.679766092571" calcext:value-type="float">
            <text:p>-265.679766092571</text:p>
          </table:table-cell>
        </table:table-row>
        <table:table-row table:style-name="ro1">
          <table:table-cell office:value-type="string" calcext:value-type="string">
            <text:p>0.0000000000001259+0.0000000000000552j</text:p>
          </table:table-cell>
          <table:table-cell table:formula="of:=(ROW()-2)/1024" office:value-type="float" office:value="0.6630859375" calcext:value-type="float">
            <text:p>0.6630859375</text:p>
          </table:table-cell>
          <table:table-cell table:formula="of:=20*LOG10(ABS(IMREAL([.A681]))+1E-018)" office:value-type="float" office:value="-257.99941640773" calcext:value-type="float">
            <text:p>-257.99941640773</text:p>
          </table:table-cell>
        </table:table-row>
        <table:table-row table:style-name="ro1">
          <table:table-cell office:value-type="string" calcext:value-type="string">
            <text:p>0.0000000000000379-0.0000000000000124j</text:p>
          </table:table-cell>
          <table:table-cell table:formula="of:=(ROW()-2)/1024" office:value-type="float" office:value="0.6640625" calcext:value-type="float">
            <text:p>0.6640625</text:p>
          </table:table-cell>
          <table:table-cell table:formula="of:=20*LOG10(ABS(IMREAL([.A682]))+1E-018)" office:value-type="float" office:value="-268.426986624516" calcext:value-type="float">
            <text:p>-268.426986624516</text:p>
          </table:table-cell>
        </table:table-row>
        <table:table-row table:style-name="ro1">
          <table:table-cell office:value-type="string" calcext:value-type="string">
            <text:p>0.0000000000001349-0.0000000000000630j</text:p>
          </table:table-cell>
          <table:table-cell table:formula="of:=(ROW()-2)/1024" office:value-type="float" office:value="0.6650390625" calcext:value-type="float">
            <text:p>0.6650390625</text:p>
          </table:table-cell>
          <table:table-cell table:formula="of:=20*LOG10(ABS(IMREAL([.A683]))+1E-018)" office:value-type="float" office:value="-257.399696619183" calcext:value-type="float">
            <text:p>-257.399696619183</text:p>
          </table:table-cell>
        </table:table-row>
        <table:table-row table:style-name="ro1">
          <table:table-cell office:value-type="string" calcext:value-type="string">
            <text:p>-0.0000000000000394+0.0000000000000178j</text:p>
          </table:table-cell>
          <table:table-cell table:formula="of:=(ROW()-2)/1024" office:value-type="float" office:value="0.666015625" calcext:value-type="float">
            <text:p>0.666015625</text:p>
          </table:table-cell>
          <table:table-cell table:formula="of:=20*LOG10(ABS(IMREAL([.A684]))+1E-018)" office:value-type="float" office:value="-268.089855112234" calcext:value-type="float">
            <text:p>-268.089855112234</text:p>
          </table:table-cell>
        </table:table-row>
        <table:table-row table:style-name="ro1">
          <table:table-cell office:value-type="string" calcext:value-type="string">
            <text:p>0.0000000000001587-0.0000000000000434j</text:p>
          </table:table-cell>
          <table:table-cell table:formula="of:=(ROW()-2)/1024" office:value-type="float" office:value="0.6669921875" calcext:value-type="float">
            <text:p>0.6669921875</text:p>
          </table:table-cell>
          <table:table-cell table:formula="of:=20*LOG10(ABS(IMREAL([.A685]))+1E-018)" office:value-type="float" office:value="-255.988406733572" calcext:value-type="float">
            <text:p>-255.988406733572</text:p>
          </table:table-cell>
        </table:table-row>
        <table:table-row table:style-name="ro1">
          <table:table-cell office:value-type="string" calcext:value-type="string">
            <text:p>0.0000000000000734+0.0000000000000640j</text:p>
          </table:table-cell>
          <table:table-cell table:formula="of:=(ROW()-2)/1024" office:value-type="float" office:value="0.66796875" calcext:value-type="float">
            <text:p>0.66796875</text:p>
          </table:table-cell>
          <table:table-cell table:formula="of:=20*LOG10(ABS(IMREAL([.A686]))+1E-018)" office:value-type="float" office:value="-262.685960466114" calcext:value-type="float">
            <text:p>-262.685960466114</text:p>
          </table:table-cell>
        </table:table-row>
        <table:table-row table:style-name="ro1">
          <table:table-cell office:value-type="string" calcext:value-type="string">
            <text:p>-0.0000000000000266-0.0000000000000897j</text:p>
          </table:table-cell>
          <table:table-cell table:formula="of:=(ROW()-2)/1024" office:value-type="float" office:value="0.6689453125" calcext:value-type="float">
            <text:p>0.6689453125</text:p>
          </table:table-cell>
          <table:table-cell table:formula="of:=20*LOG10(ABS(IMREAL([.A687]))+1E-018)" office:value-type="float" office:value="-271.502040736312" calcext:value-type="float">
            <text:p>-271.502040736312</text:p>
          </table:table-cell>
        </table:table-row>
        <table:table-row table:style-name="ro1">
          <table:table-cell office:value-type="string" calcext:value-type="string">
            <text:p>0.0000000000001352+0.0000000000000507j</text:p>
          </table:table-cell>
          <table:table-cell table:formula="of:=(ROW()-2)/1024" office:value-type="float" office:value="0.669921875" calcext:value-type="float">
            <text:p>0.669921875</text:p>
          </table:table-cell>
          <table:table-cell table:formula="of:=20*LOG10(ABS(IMREAL([.A688]))+1E-018)" office:value-type="float" office:value="-257.380401923379" calcext:value-type="float">
            <text:p>-257.380401923379</text:p>
          </table:table-cell>
        </table:table-row>
        <table:table-row table:style-name="ro1">
          <table:table-cell office:value-type="string" calcext:value-type="string">
            <text:p>0.0000000000001501+0.0000000000000420j</text:p>
          </table:table-cell>
          <table:table-cell table:formula="of:=(ROW()-2)/1024" office:value-type="float" office:value="0.6708984375" calcext:value-type="float">
            <text:p>0.6708984375</text:p>
          </table:table-cell>
          <table:table-cell table:formula="of:=20*LOG10(ABS(IMREAL([.A689]))+1E-018)" office:value-type="float" office:value="-256.472328287975" calcext:value-type="float">
            <text:p>-256.472328287975</text:p>
          </table:table-cell>
        </table:table-row>
        <table:table-row table:style-name="ro1">
          <table:table-cell office:value-type="string" calcext:value-type="string">
            <text:p>-0.0000000000000031-0.0000000000001076j</text:p>
          </table:table-cell>
          <table:table-cell table:formula="of:=(ROW()-2)/1024" office:value-type="float" office:value="0.671875" calcext:value-type="float">
            <text:p>0.671875</text:p>
          </table:table-cell>
          <table:table-cell table:formula="of:=20*LOG10(ABS(IMREAL([.A690]))+1E-018)" office:value-type="float" office:value="-290.169964675254" calcext:value-type="float">
            <text:p>-290.169964675254</text:p>
          </table:table-cell>
        </table:table-row>
        <table:table-row table:style-name="ro1">
          <table:table-cell office:value-type="string" calcext:value-type="string">
            <text:p>0.0000000000000902-0.0000000000000008j</text:p>
          </table:table-cell>
          <table:table-cell table:formula="of:=(ROW()-2)/1024" office:value-type="float" office:value="0.6728515625" calcext:value-type="float">
            <text:p>0.6728515625</text:p>
          </table:table-cell>
          <table:table-cell table:formula="of:=20*LOG10(ABS(IMREAL([.A691]))+1E-018)" office:value-type="float" office:value="-260.895772953801" calcext:value-type="float">
            <text:p>-260.895772953801</text:p>
          </table:table-cell>
        </table:table-row>
        <table:table-row table:style-name="ro1">
          <table:table-cell office:value-type="string" calcext:value-type="string">
            <text:p>0.0000000000000333+0.0000000000000577j</text:p>
          </table:table-cell>
          <table:table-cell table:formula="of:=(ROW()-2)/1024" office:value-type="float" office:value="0.673828125" calcext:value-type="float">
            <text:p>0.673828125</text:p>
          </table:table-cell>
          <table:table-cell table:formula="of:=20*LOG10(ABS(IMREAL([.A692]))+1E-018)" office:value-type="float" office:value="-269.550854496263" calcext:value-type="float">
            <text:p>-269.550854496263</text:p>
          </table:table-cell>
        </table:table-row>
        <table:table-row table:style-name="ro1">
          <table:table-cell office:value-type="string" calcext:value-type="string">
            <text:p>0.0000000000001381-0.0000000000000503j</text:p>
          </table:table-cell>
          <table:table-cell table:formula="of:=(ROW()-2)/1024" office:value-type="float" office:value="0.6748046875" calcext:value-type="float">
            <text:p>0.6748046875</text:p>
          </table:table-cell>
          <table:table-cell table:formula="of:=20*LOG10(ABS(IMREAL([.A693]))+1E-018)" office:value-type="float" office:value="-257.196063533002" calcext:value-type="float">
            <text:p>-257.196063533002</text:p>
          </table:table-cell>
        </table:table-row>
        <table:table-row table:style-name="ro1">
          <table:table-cell office:value-type="string" calcext:value-type="string">
            <text:p>-0.0000000000000024+0.0000000000001487j</text:p>
          </table:table-cell>
          <table:table-cell table:formula="of:=(ROW()-2)/1024" office:value-type="float" office:value="0.67578125" calcext:value-type="float">
            <text:p>0.67578125</text:p>
          </table:table-cell>
          <table:table-cell table:formula="of:=20*LOG10(ABS(IMREAL([.A694]))+1E-018)" office:value-type="float" office:value="-292.392156798859" calcext:value-type="float">
            <text:p>-292.392156798859</text:p>
          </table:table-cell>
        </table:table-row>
        <table:table-row table:style-name="ro1">
          <table:table-cell office:value-type="string" calcext:value-type="string">
            <text:p>0.0000000000001682-0.0000000000001203j</text:p>
          </table:table-cell>
          <table:table-cell table:formula="of:=(ROW()-2)/1024" office:value-type="float" office:value="0.6767578125" calcext:value-type="float">
            <text:p>0.6767578125</text:p>
          </table:table-cell>
          <table:table-cell table:formula="of:=20*LOG10(ABS(IMREAL([.A695]))+1E-018)" office:value-type="float" office:value="-255.483428530668" calcext:value-type="float">
            <text:p>-255.483428530668</text:p>
          </table:table-cell>
        </table:table-row>
        <table:table-row table:style-name="ro1">
          <table:table-cell office:value-type="string" calcext:value-type="string">
            <text:p>0.0000000000002013+0.0000000000000345j</text:p>
          </table:table-cell>
          <table:table-cell table:formula="of:=(ROW()-2)/1024" office:value-type="float" office:value="0.677734375" calcext:value-type="float">
            <text:p>0.677734375</text:p>
          </table:table-cell>
          <table:table-cell table:formula="of:=20*LOG10(ABS(IMREAL([.A696]))+1E-018)" office:value-type="float" office:value="-253.923081353354" calcext:value-type="float">
            <text:p>-253.923081353354</text:p>
          </table:table-cell>
        </table:table-row>
        <table:table-row table:style-name="ro1">
          <table:table-cell office:value-type="string" calcext:value-type="string">
            <text:p>-0.0000000000000618-0.0000000000000242j</text:p>
          </table:table-cell>
          <table:table-cell table:formula="of:=(ROW()-2)/1024" office:value-type="float" office:value="0.6787109375" calcext:value-type="float">
            <text:p>0.6787109375</text:p>
          </table:table-cell>
          <table:table-cell table:formula="of:=20*LOG10(ABS(IMREAL([.A697]))+1E-018)" office:value-type="float" office:value="-264.180089950985" calcext:value-type="float">
            <text:p>-264.180089950985</text:p>
          </table:table-cell>
        </table:table-row>
        <table:table-row table:style-name="ro1">
          <table:table-cell office:value-type="string" calcext:value-type="string">
            <text:p>0.0000000000000873-0.0000000000000459j</text:p>
          </table:table-cell>
          <table:table-cell table:formula="of:=(ROW()-2)/1024" office:value-type="float" office:value="0.6796875" calcext:value-type="float">
            <text:p>0.6796875</text:p>
          </table:table-cell>
          <table:table-cell table:formula="of:=20*LOG10(ABS(IMREAL([.A698]))+1E-018)" office:value-type="float" office:value="-261.179615631732" calcext:value-type="float">
            <text:p>-261.179615631732</text:p>
          </table:table-cell>
        </table:table-row>
        <table:table-row table:style-name="ro1">
          <table:table-cell office:value-type="string" calcext:value-type="string">
            <text:p>0.0000000000001440+0.0000000000000370j</text:p>
          </table:table-cell>
          <table:table-cell table:formula="of:=(ROW()-2)/1024" office:value-type="float" office:value="0.6806640625" calcext:value-type="float">
            <text:p>0.6806640625</text:p>
          </table:table-cell>
          <table:table-cell table:formula="of:=20*LOG10(ABS(IMREAL([.A699]))+1E-018)" office:value-type="float" office:value="-256.832689839626" calcext:value-type="float">
            <text:p>-256.832689839626</text:p>
          </table:table-cell>
        </table:table-row>
        <table:table-row table:style-name="ro1">
          <table:table-cell office:value-type="string" calcext:value-type="string">
            <text:p>0.0000000000000072+0.0000000000000623j</text:p>
          </table:table-cell>
          <table:table-cell table:formula="of:=(ROW()-2)/1024" office:value-type="float" office:value="0.681640625" calcext:value-type="float">
            <text:p>0.681640625</text:p>
          </table:table-cell>
          <table:table-cell table:formula="of:=20*LOG10(ABS(IMREAL([.A700]))+1E-018)" office:value-type="float" office:value="-282.852143781582" calcext:value-type="float">
            <text:p>-282.852143781582</text:p>
          </table:table-cell>
        </table:table-row>
        <table:table-row table:style-name="ro1">
          <table:table-cell office:value-type="string" calcext:value-type="string">
            <text:p>0.0000000000001624-0.0000000000000146j</text:p>
          </table:table-cell>
          <table:table-cell table:formula="of:=(ROW()-2)/1024" office:value-type="float" office:value="0.6826171875" calcext:value-type="float">
            <text:p>0.6826171875</text:p>
          </table:table-cell>
          <table:table-cell table:formula="of:=20*LOG10(ABS(IMREAL([.A701]))+1E-018)" office:value-type="float" office:value="-255.788226017519" calcext:value-type="float">
            <text:p>-255.788226017519</text:p>
          </table:table-cell>
        </table:table-row>
        <table:table-row table:style-name="ro1">
          <table:table-cell office:value-type="string" calcext:value-type="string">
            <text:p>0.0000000000000699+0.0000000000000363j</text:p>
          </table:table-cell>
          <table:table-cell table:formula="of:=(ROW()-2)/1024" office:value-type="float" office:value="0.68359375" calcext:value-type="float">
            <text:p>0.68359375</text:p>
          </table:table-cell>
          <table:table-cell table:formula="of:=20*LOG10(ABS(IMREAL([.A702]))+1E-018)" office:value-type="float" office:value="-263.110332224321" calcext:value-type="float">
            <text:p>-263.110332224321</text:p>
          </table:table-cell>
        </table:table-row>
        <table:table-row table:style-name="ro1">
          <table:table-cell office:value-type="string" calcext:value-type="string">
            <text:p>0.0000000000001221-0.0000000000001864j</text:p>
          </table:table-cell>
          <table:table-cell table:formula="of:=(ROW()-2)/1024" office:value-type="float" office:value="0.6845703125" calcext:value-type="float">
            <text:p>0.6845703125</text:p>
          </table:table-cell>
          <table:table-cell table:formula="of:=20*LOG10(ABS(IMREAL([.A703]))+1E-018)" office:value-type="float" office:value="-258.265615583886" calcext:value-type="float">
            <text:p>-258.265615583886</text:p>
          </table:table-cell>
        </table:table-row>
        <table:table-row table:style-name="ro1">
          <table:table-cell office:value-type="string" calcext:value-type="string">
            <text:p>0.0000000000000215+0.0000000000002838j</text:p>
          </table:table-cell>
          <table:table-cell table:formula="of:=(ROW()-2)/1024" office:value-type="float" office:value="0.685546875" calcext:value-type="float">
            <text:p>0.685546875</text:p>
          </table:table-cell>
          <table:table-cell table:formula="of:=20*LOG10(ABS(IMREAL([.A704]))+1E-018)" office:value-type="float" office:value="-273.350826816216" calcext:value-type="float">
            <text:p>-273.350826816216</text:p>
          </table:table-cell>
        </table:table-row>
        <table:table-row table:style-name="ro1">
          <table:table-cell office:value-type="string" calcext:value-type="string">
            <text:p>0.0000000000000060-0.0000000000000504j</text:p>
          </table:table-cell>
          <table:table-cell table:formula="of:=(ROW()-2)/1024" office:value-type="float" office:value="0.6865234375" calcext:value-type="float">
            <text:p>0.6865234375</text:p>
          </table:table-cell>
          <table:table-cell table:formula="of:=20*LOG10(ABS(IMREAL([.A705]))+1E-018)" office:value-type="float" office:value="-284.435527464678" calcext:value-type="float">
            <text:p>-284.435527464678</text:p>
          </table:table-cell>
        </table:table-row>
        <table:table-row table:style-name="ro1">
          <table:table-cell office:value-type="string" calcext:value-type="string">
            <text:p>0.0000000000003693-0.0000000000000813j</text:p>
          </table:table-cell>
          <table:table-cell table:formula="of:=(ROW()-2)/1024" office:value-type="float" office:value="0.6875" calcext:value-type="float">
            <text:p>0.6875</text:p>
          </table:table-cell>
          <table:table-cell table:formula="of:=20*LOG10(ABS(IMREAL([.A706]))+1E-018)" office:value-type="float" office:value="-248.652390327138" calcext:value-type="float">
            <text:p>-248.652390327138</text:p>
          </table:table-cell>
        </table:table-row>
        <table:table-row table:style-name="ro1">
          <table:table-cell office:value-type="string" calcext:value-type="string">
            <text:p>-0.0000000000000736+0.0000000000001005j</text:p>
          </table:table-cell>
          <table:table-cell table:formula="of:=(ROW()-2)/1024" office:value-type="float" office:value="0.6884765625" calcext:value-type="float">
            <text:p>0.6884765625</text:p>
          </table:table-cell>
          <table:table-cell table:formula="of:=20*LOG10(ABS(IMREAL([.A707]))+1E-018)" office:value-type="float" office:value="-262.662325699247" calcext:value-type="float">
            <text:p>-262.662325699247</text:p>
          </table:table-cell>
        </table:table-row>
        <table:table-row table:style-name="ro1">
          <table:table-cell office:value-type="string" calcext:value-type="string">
            <text:p>0.0000000000000429+0.0000000000000604j</text:p>
          </table:table-cell>
          <table:table-cell table:formula="of:=(ROW()-2)/1024" office:value-type="float" office:value="0.689453125" calcext:value-type="float">
            <text:p>0.689453125</text:p>
          </table:table-cell>
          <table:table-cell table:formula="of:=20*LOG10(ABS(IMREAL([.A708]))+1E-018)" office:value-type="float" office:value="-267.350651690375" calcext:value-type="float">
            <text:p>-267.350651690375</text:p>
          </table:table-cell>
        </table:table-row>
        <table:table-row table:style-name="ro1">
          <table:table-cell office:value-type="string" calcext:value-type="string">
            <text:p>0.0000000000002233-0.0000000000001318j</text:p>
          </table:table-cell>
          <table:table-cell table:formula="of:=(ROW()-2)/1024" office:value-type="float" office:value="0.6904296875" calcext:value-type="float">
            <text:p>0.6904296875</text:p>
          </table:table-cell>
          <table:table-cell table:formula="of:=20*LOG10(ABS(IMREAL([.A709]))+1E-018)" office:value-type="float" office:value="-253.02218664081" calcext:value-type="float">
            <text:p>-253.02218664081</text:p>
          </table:table-cell>
        </table:table-row>
        <table:table-row table:style-name="ro1">
          <table:table-cell office:value-type="string" calcext:value-type="string">
            <text:p>-0.0000000000001182+0.0000000000000988j</text:p>
          </table:table-cell>
          <table:table-cell table:formula="of:=(ROW()-2)/1024" office:value-type="float" office:value="0.69140625" calcext:value-type="float">
            <text:p>0.69140625</text:p>
          </table:table-cell>
          <table:table-cell table:formula="of:=20*LOG10(ABS(IMREAL([.A710]))+1E-018)" office:value-type="float" office:value="-258.547576984722" calcext:value-type="float">
            <text:p>-258.547576984722</text:p>
          </table:table-cell>
        </table:table-row>
        <table:table-row table:style-name="ro1">
          <table:table-cell office:value-type="string" calcext:value-type="string">
            <text:p>0.0000000000001624+0.0000000000002118j</text:p>
          </table:table-cell>
          <table:table-cell table:formula="of:=(ROW()-2)/1024" office:value-type="float" office:value="0.6923828125" calcext:value-type="float">
            <text:p>0.6923828125</text:p>
          </table:table-cell>
          <table:table-cell table:formula="of:=20*LOG10(ABS(IMREAL([.A711]))+1E-018)" office:value-type="float" office:value="-255.788226017519" calcext:value-type="float">
            <text:p>-255.788226017519</text:p>
          </table:table-cell>
        </table:table-row>
        <table:table-row table:style-name="ro1">
          <table:table-cell office:value-type="string" calcext:value-type="string">
            <text:p>0.0000000000002006+0.0000000000002409j</text:p>
          </table:table-cell>
          <table:table-cell table:formula="of:=(ROW()-2)/1024" office:value-type="float" office:value="0.693359375" calcext:value-type="float">
            <text:p>0.693359375</text:p>
          </table:table-cell>
          <table:table-cell table:formula="of:=20*LOG10(ABS(IMREAL([.A712]))+1E-018)" office:value-type="float" office:value="-253.95333812687" calcext:value-type="float">
            <text:p>-253.95333812687</text:p>
          </table:table-cell>
        </table:table-row>
        <table:table-row table:style-name="ro1">
          <table:table-cell office:value-type="string" calcext:value-type="string">
            <text:p>-0.0000000000000305-0.0000000000005175j</text:p>
          </table:table-cell>
          <table:table-cell table:formula="of:=(ROW()-2)/1024" office:value-type="float" office:value="0.6943359375" calcext:value-type="float">
            <text:p>0.6943359375</text:p>
          </table:table-cell>
          <table:table-cell table:formula="of:=20*LOG10(ABS(IMREAL([.A713]))+1E-018)" office:value-type="float" office:value="-270.313718434466" calcext:value-type="float">
            <text:p>-270.313718434466</text:p>
          </table:table-cell>
        </table:table-row>
        <table:table-row table:style-name="ro1">
          <table:table-cell office:value-type="string" calcext:value-type="string">
            <text:p>0.0000000000004345+0.0000000000005165j</text:p>
          </table:table-cell>
          <table:table-cell table:formula="of:=(ROW()-2)/1024" office:value-type="float" office:value="0.6953125" calcext:value-type="float">
            <text:p>0.6953125</text:p>
          </table:table-cell>
          <table:table-cell table:formula="of:=20*LOG10(ABS(IMREAL([.A714]))+1E-018)" office:value-type="float" office:value="-247.240184393789" calcext:value-type="float">
            <text:p>-247.240184393789</text:p>
          </table:table-cell>
        </table:table-row>
        <table:table-row table:style-name="ro1">
          <table:table-cell office:value-type="string" calcext:value-type="string">
            <text:p>-0.0000000000004859+0.0000000000002439j</text:p>
          </table:table-cell>
          <table:table-cell table:formula="of:=(ROW()-2)/1024" office:value-type="float" office:value="0.6962890625" calcext:value-type="float">
            <text:p>0.6962890625</text:p>
          </table:table-cell>
          <table:table-cell table:formula="of:=20*LOG10(ABS(IMREAL([.A715]))+1E-018)" office:value-type="float" office:value="-246.269044142879" calcext:value-type="float">
            <text:p>-246.269044142879</text:p>
          </table:table-cell>
        </table:table-row>
        <table:table-row table:style-name="ro1">
          <table:table-cell office:value-type="string" calcext:value-type="string">
            <text:p>0.0000000000003753-0.0000000000003258j</text:p>
          </table:table-cell>
          <table:table-cell table:formula="of:=(ROW()-2)/1024" office:value-type="float" office:value="0.697265625" calcext:value-type="float">
            <text:p>0.697265625</text:p>
          </table:table-cell>
          <table:table-cell table:formula="of:=20*LOG10(ABS(IMREAL([.A716]))+1E-018)" office:value-type="float" office:value="-248.512405567912" calcext:value-type="float">
            <text:p>-248.512405567912</text:p>
          </table:table-cell>
        </table:table-row>
        <table:table-row table:style-name="ro1">
          <table:table-cell office:value-type="string" calcext:value-type="string">
            <text:p>0.0000000000003078+0.0000000000005341j</text:p>
          </table:table-cell>
          <table:table-cell table:formula="of:=(ROW()-2)/1024" office:value-type="float" office:value="0.6982421875" calcext:value-type="float">
            <text:p>0.6982421875</text:p>
          </table:table-cell>
          <table:table-cell table:formula="of:=20*LOG10(ABS(IMREAL([.A717]))+1E-018)" office:value-type="float" office:value="-250.234599470872" calcext:value-type="float">
            <text:p>-250.234599470872</text:p>
          </table:table-cell>
        </table:table-row>
        <table:table-row table:style-name="ro1">
          <table:table-cell office:value-type="string" calcext:value-type="string">
            <text:p>-0.0000000000002693+0.0000000000006511j</text:p>
          </table:table-cell>
          <table:table-cell table:formula="of:=(ROW()-2)/1024" office:value-type="float" office:value="0.69921875" calcext:value-type="float">
            <text:p>0.69921875</text:p>
          </table:table-cell>
          <table:table-cell table:formula="of:=20*LOG10(ABS(IMREAL([.A718]))+1E-018)" office:value-type="float" office:value="-251.395240678248" calcext:value-type="float">
            <text:p>-251.395240678248</text:p>
          </table:table-cell>
        </table:table-row>
        <table:table-row table:style-name="ro1">
          <table:table-cell office:value-type="string" calcext:value-type="string">
            <text:p>0.0000000000002369+0.0000000000004178j</text:p>
          </table:table-cell>
          <table:table-cell table:formula="of:=(ROW()-2)/1024" office:value-type="float" office:value="0.7001953125" calcext:value-type="float">
            <text:p>0.7001953125</text:p>
          </table:table-cell>
          <table:table-cell table:formula="of:=20*LOG10(ABS(IMREAL([.A719]))+1E-018)" office:value-type="float" office:value="-252.508662120828" calcext:value-type="float">
            <text:p>-252.508662120828</text:p>
          </table:table-cell>
        </table:table-row>
        <table:table-row table:style-name="ro1">
          <table:table-cell office:value-type="string" calcext:value-type="string">
            <text:p>-0.0000000000022658+0.0000000000006840j</text:p>
          </table:table-cell>
          <table:table-cell table:formula="of:=(ROW()-2)/1024" office:value-type="float" office:value="0.701171875" calcext:value-type="float">
            <text:p>0.701171875</text:p>
          </table:table-cell>
          <table:table-cell table:formula="of:=20*LOG10(ABS(IMREAL([.A720]))+1E-018)" office:value-type="float" office:value="-232.895564717317" calcext:value-type="float">
            <text:p>-232.895564717317</text:p>
          </table:table-cell>
        </table:table-row>
        <table:table-row table:style-name="ro1">
          <table:table-cell office:value-type="string" calcext:value-type="string">
            <text:p>-0.0000000000001429-0.0000000000004347j</text:p>
          </table:table-cell>
          <table:table-cell table:formula="of:=(ROW()-2)/1024" office:value-type="float" office:value="0.7021484375" calcext:value-type="float">
            <text:p>0.7021484375</text:p>
          </table:table-cell>
          <table:table-cell table:formula="of:=20*LOG10(ABS(IMREAL([.A721]))+1E-018)" office:value-type="float" office:value="-256.899294641401" calcext:value-type="float">
            <text:p>-256.899294641401</text:p>
          </table:table-cell>
        </table:table-row>
        <table:table-row table:style-name="ro1">
          <table:table-cell office:value-type="string" calcext:value-type="string">
            <text:p>-0.0000000000005346-0.0000000000021955j</text:p>
          </table:table-cell>
          <table:table-cell table:formula="of:=(ROW()-2)/1024" office:value-type="float" office:value="0.703125" calcext:value-type="float">
            <text:p>0.703125</text:p>
          </table:table-cell>
          <table:table-cell table:formula="of:=20*LOG10(ABS(IMREAL([.A722]))+1E-018)" office:value-type="float" office:value="-245.439404664149" calcext:value-type="float">
            <text:p>-245.439404664149</text:p>
          </table:table-cell>
        </table:table-row>
        <table:table-row table:style-name="ro1">
          <table:table-cell office:value-type="string" calcext:value-type="string">
            <text:p>0.0000000000010664+0.0000000000008971j</text:p>
          </table:table-cell>
          <table:table-cell table:formula="of:=(ROW()-2)/1024" office:value-type="float" office:value="0.7041015625" calcext:value-type="float">
            <text:p>0.7041015625</text:p>
          </table:table-cell>
          <table:table-cell table:formula="of:=20*LOG10(ABS(IMREAL([.A723]))+1E-018)" office:value-type="float" office:value="-239.44158912683" calcext:value-type="float">
            <text:p>-239.44158912683</text:p>
          </table:table-cell>
        </table:table-row>
        <table:table-row table:style-name="ro1">
          <table:table-cell office:value-type="string" calcext:value-type="string">
            <text:p>-0.0000000000004585-0.0000000000001611j</text:p>
          </table:table-cell>
          <table:table-cell table:formula="of:=(ROW()-2)/1024" office:value-type="float" office:value="0.705078125" calcext:value-type="float">
            <text:p>0.705078125</text:p>
          </table:table-cell>
          <table:table-cell table:formula="of:=20*LOG10(ABS(IMREAL([.A724]))+1E-018)" office:value-type="float" office:value="-246.773194255757" calcext:value-type="float">
            <text:p>-246.773194255757</text:p>
          </table:table-cell>
        </table:table-row>
        <table:table-row table:style-name="ro1">
          <table:table-cell office:value-type="string" calcext:value-type="string">
            <text:p>0.0000000000001343-0.0000000000008838j</text:p>
          </table:table-cell>
          <table:table-cell table:formula="of:=(ROW()-2)/1024" office:value-type="float" office:value="0.7060546875" calcext:value-type="float">
            <text:p>0.7060546875</text:p>
          </table:table-cell>
          <table:table-cell table:formula="of:=20*LOG10(ABS(IMREAL([.A725]))+1E-018)" office:value-type="float" office:value="-257.43841507159" calcext:value-type="float">
            <text:p>-257.43841507159</text:p>
          </table:table-cell>
        </table:table-row>
        <table:table-row table:style-name="ro1">
          <table:table-cell office:value-type="string" calcext:value-type="string">
            <text:p>0.0000000000003716+0.0000000000003455j</text:p>
          </table:table-cell>
          <table:table-cell table:formula="of:=(ROW()-2)/1024" office:value-type="float" office:value="0.70703125" calcext:value-type="float">
            <text:p>0.70703125</text:p>
          </table:table-cell>
          <table:table-cell table:formula="of:=20*LOG10(ABS(IMREAL([.A726]))+1E-018)" office:value-type="float" office:value="-248.5984625193" calcext:value-type="float">
            <text:p>-248.5984625193</text:p>
          </table:table-cell>
        </table:table-row>
        <table:table-row table:style-name="ro1">
          <table:table-cell office:value-type="string" calcext:value-type="string">
            <text:p>0.0000000000002117-0.0000000000002641j</text:p>
          </table:table-cell>
          <table:table-cell table:formula="of:=(ROW()-2)/1024" office:value-type="float" office:value="0.7080078125" calcext:value-type="float">
            <text:p>0.7080078125</text:p>
          </table:table-cell>
          <table:table-cell table:formula="of:=20*LOG10(ABS(IMREAL([.A727]))+1E-018)" office:value-type="float" office:value="-253.485541810471" calcext:value-type="float">
            <text:p>-253.485541810471</text:p>
          </table:table-cell>
        </table:table-row>
        <table:table-row table:style-name="ro1">
          <table:table-cell office:value-type="string" calcext:value-type="string">
            <text:p>-0.0000000000001706-0.0000000000003007j</text:p>
          </table:table-cell>
          <table:table-cell table:formula="of:=(ROW()-2)/1024" office:value-type="float" office:value="0.708984375" calcext:value-type="float">
            <text:p>0.708984375</text:p>
          </table:table-cell>
          <table:table-cell table:formula="of:=20*LOG10(ABS(IMREAL([.A728]))+1E-018)" office:value-type="float" office:value="-255.360368549746" calcext:value-type="float">
            <text:p>-255.360368549746</text:p>
          </table:table-cell>
        </table:table-row>
        <table:table-row table:style-name="ro1">
          <table:table-cell office:value-type="string" calcext:value-type="string">
            <text:p>0.0000000000000598-0.0000000000000211j</text:p>
          </table:table-cell>
          <table:table-cell table:formula="of:=(ROW()-2)/1024" office:value-type="float" office:value="0.7099609375" calcext:value-type="float">
            <text:p>0.7099609375</text:p>
          </table:table-cell>
          <table:table-cell table:formula="of:=20*LOG10(ABS(IMREAL([.A729]))+1E-018)" office:value-type="float" office:value="-264.465831072456" calcext:value-type="float">
            <text:p>-264.465831072456</text:p>
          </table:table-cell>
        </table:table-row>
        <table:table-row table:style-name="ro1">
          <table:table-cell office:value-type="string" calcext:value-type="string">
            <text:p>0.0000000000004384-0.0000000000001712j</text:p>
          </table:table-cell>
          <table:table-cell table:formula="of:=(ROW()-2)/1024" office:value-type="float" office:value="0.7109375" calcext:value-type="float">
            <text:p>0.7109375</text:p>
          </table:table-cell>
          <table:table-cell table:formula="of:=20*LOG10(ABS(IMREAL([.A730]))+1E-018)" office:value-type="float" office:value="-247.162569277792" calcext:value-type="float">
            <text:p>-247.162569277792</text:p>
          </table:table-cell>
        </table:table-row>
        <table:table-row table:style-name="ro1">
          <table:table-cell office:value-type="string" calcext:value-type="string">
            <text:p>-0.0000000000000716+0.0000000000000829j</text:p>
          </table:table-cell>
          <table:table-cell table:formula="of:=(ROW()-2)/1024" office:value-type="float" office:value="0.7119140625" calcext:value-type="float">
            <text:p>0.7119140625</text:p>
          </table:table-cell>
          <table:table-cell table:formula="of:=20*LOG10(ABS(IMREAL([.A731]))+1E-018)" office:value-type="float" office:value="-262.901618243382" calcext:value-type="float">
            <text:p>-262.901618243382</text:p>
          </table:table-cell>
        </table:table-row>
        <table:table-row table:style-name="ro1">
          <table:table-cell office:value-type="string" calcext:value-type="string">
            <text:p>-0.0000000000001434-0.0000000000002179j</text:p>
          </table:table-cell>
          <table:table-cell table:formula="of:=(ROW()-2)/1024" office:value-type="float" office:value="0.712890625" calcext:value-type="float">
            <text:p>0.712890625</text:p>
          </table:table-cell>
          <table:table-cell table:formula="of:=20*LOG10(ABS(IMREAL([.A732]))+1E-018)" office:value-type="float" office:value="-256.868956402518" calcext:value-type="float">
            <text:p>-256.868956402518</text:p>
          </table:table-cell>
        </table:table-row>
        <table:table-row table:style-name="ro1">
          <table:table-cell office:value-type="string" calcext:value-type="string">
            <text:p>0.0000000000004860-0.0000000000001162j</text:p>
          </table:table-cell>
          <table:table-cell table:formula="of:=(ROW()-2)/1024" office:value-type="float" office:value="0.7138671875" calcext:value-type="float">
            <text:p>0.7138671875</text:p>
          </table:table-cell>
          <table:table-cell table:formula="of:=20*LOG10(ABS(IMREAL([.A733]))+1E-018)" office:value-type="float" office:value="-246.267256742572" calcext:value-type="float">
            <text:p>-246.267256742572</text:p>
          </table:table-cell>
        </table:table-row>
        <table:table-row table:style-name="ro1">
          <table:table-cell office:value-type="string" calcext:value-type="string">
            <text:p>0.0000000000001506+0.0000000000002012j</text:p>
          </table:table-cell>
          <table:table-cell table:formula="of:=(ROW()-2)/1024" office:value-type="float" office:value="0.71484375" calcext:value-type="float">
            <text:p>0.71484375</text:p>
          </table:table-cell>
          <table:table-cell table:formula="of:=20*LOG10(ABS(IMREAL([.A734]))+1E-018)" office:value-type="float" office:value="-256.443442887668" calcext:value-type="float">
            <text:p>-256.443442887668</text:p>
          </table:table-cell>
        </table:table-row>
        <table:table-row table:style-name="ro1">
          <table:table-cell office:value-type="string" calcext:value-type="string">
            <text:p>-0.0000000000000642-0.0000000000003540j</text:p>
          </table:table-cell>
          <table:table-cell table:formula="of:=(ROW()-2)/1024" office:value-type="float" office:value="0.7158203125" calcext:value-type="float">
            <text:p>0.7158203125</text:p>
          </table:table-cell>
          <table:table-cell table:formula="of:=20*LOG10(ABS(IMREAL([.A735]))+1E-018)" office:value-type="float" office:value="-263.849164145445" calcext:value-type="float">
            <text:p>-263.849164145445</text:p>
          </table:table-cell>
        </table:table-row>
        <table:table-row table:style-name="ro1">
          <table:table-cell office:value-type="string" calcext:value-type="string">
            <text:p>0.0000000000000611-0.0000000000001648j</text:p>
          </table:table-cell>
          <table:table-cell table:formula="of:=(ROW()-2)/1024" office:value-type="float" office:value="0.716796875" calcext:value-type="float">
            <text:p>0.716796875</text:p>
          </table:table-cell>
          <table:table-cell table:formula="of:=20*LOG10(ABS(IMREAL([.A736]))+1E-018)" office:value-type="float" office:value="-264.279033637726" calcext:value-type="float">
            <text:p>-264.279033637726</text:p>
          </table:table-cell>
        </table:table-row>
        <table:table-row table:style-name="ro1">
          <table:table-cell office:value-type="string" calcext:value-type="string">
            <text:p>0.0000000000001882+0.0000000000001822j</text:p>
          </table:table-cell>
          <table:table-cell table:formula="of:=(ROW()-2)/1024" office:value-type="float" office:value="0.7177734375" calcext:value-type="float">
            <text:p>0.7177734375</text:p>
          </table:table-cell>
          <table:table-cell table:formula="of:=20*LOG10(ABS(IMREAL([.A737]))+1E-018)" office:value-type="float" office:value="-254.507561465856" calcext:value-type="float">
            <text:p>-254.507561465856</text:p>
          </table:table-cell>
        </table:table-row>
        <table:table-row table:style-name="ro1">
          <table:table-cell office:value-type="string" calcext:value-type="string">
            <text:p>0.0000000000001999-0.0000000000000410j</text:p>
          </table:table-cell>
          <table:table-cell table:formula="of:=(ROW()-2)/1024" office:value-type="float" office:value="0.71875" calcext:value-type="float">
            <text:p>0.71875</text:p>
          </table:table-cell>
          <table:table-cell table:formula="of:=20*LOG10(ABS(IMREAL([.A738]))+1E-018)" office:value-type="float" office:value="-253.983700666573" calcext:value-type="float">
            <text:p>-253.983700666573</text:p>
          </table:table-cell>
        </table:table-row>
        <table:table-row table:style-name="ro1">
          <table:table-cell office:value-type="string" calcext:value-type="string">
            <text:p>-0.0000000000003818-0.0000000000000157j</text:p>
          </table:table-cell>
          <table:table-cell table:formula="of:=(ROW()-2)/1024" office:value-type="float" office:value="0.7197265625" calcext:value-type="float">
            <text:p>0.7197265625</text:p>
          </table:table-cell>
          <table:table-cell table:formula="of:=20*LOG10(ABS(IMREAL([.A739]))+1E-018)" office:value-type="float" office:value="-248.363258769035" calcext:value-type="float">
            <text:p>-248.363258769035</text:p>
          </table:table-cell>
        </table:table-row>
        <table:table-row table:style-name="ro1">
          <table:table-cell office:value-type="string" calcext:value-type="string">
            <text:p>0.0000000000005453+0.0000000000000453j</text:p>
          </table:table-cell>
          <table:table-cell table:formula="of:=(ROW()-2)/1024" office:value-type="float" office:value="0.720703125" calcext:value-type="float">
            <text:p>0.720703125</text:p>
          </table:table-cell>
          <table:table-cell table:formula="of:=20*LOG10(ABS(IMREAL([.A740]))+1E-018)" office:value-type="float" office:value="-245.267274117634" calcext:value-type="float">
            <text:p>-245.267274117634</text:p>
          </table:table-cell>
        </table:table-row>
        <table:table-row table:style-name="ro1">
          <table:table-cell office:value-type="string" calcext:value-type="string">
            <text:p>0.0000000000005394+0.0000000000000796j</text:p>
          </table:table-cell>
          <table:table-cell table:formula="of:=(ROW()-2)/1024" office:value-type="float" office:value="0.7216796875" calcext:value-type="float">
            <text:p>0.7216796875</text:p>
          </table:table-cell>
          <table:table-cell table:formula="of:=20*LOG10(ABS(IMREAL([.A741]))+1E-018)" office:value-type="float" office:value="-245.361765054805" calcext:value-type="float">
            <text:p>-245.361765054805</text:p>
          </table:table-cell>
        </table:table-row>
        <table:table-row table:style-name="ro1">
          <table:table-cell office:value-type="string" calcext:value-type="string">
            <text:p>-0.0000000000006305-0.0000000000001598j</text:p>
          </table:table-cell>
          <table:table-cell table:formula="of:=(ROW()-2)/1024" office:value-type="float" office:value="0.72265625" calcext:value-type="float">
            <text:p>0.72265625</text:p>
          </table:table-cell>
          <table:table-cell table:formula="of:=20*LOG10(ABS(IMREAL([.A742]))+1E-018)" office:value-type="float" office:value="-244.006284405636" calcext:value-type="float">
            <text:p>-244.006284405636</text:p>
          </table:table-cell>
        </table:table-row>
        <table:table-row table:style-name="ro1">
          <table:table-cell office:value-type="string" calcext:value-type="string">
            <text:p>-0.0000000000000268+0.0000000000001093j</text:p>
          </table:table-cell>
          <table:table-cell table:formula="of:=(ROW()-2)/1024" office:value-type="float" office:value="0.7236328125" calcext:value-type="float">
            <text:p>0.7236328125</text:p>
          </table:table-cell>
          <table:table-cell table:formula="of:=20*LOG10(ABS(IMREAL([.A743]))+1E-018)" office:value-type="float" office:value="-271.436980025111" calcext:value-type="float">
            <text:p>-271.436980025111</text:p>
          </table:table-cell>
        </table:table-row>
        <table:table-row table:style-name="ro1">
          <table:table-cell office:value-type="string" calcext:value-type="string">
            <text:p>0.0000000000011188+0.0000000000002672j</text:p>
          </table:table-cell>
          <table:table-cell table:formula="of:=(ROW()-2)/1024" office:value-type="float" office:value="0.724609375" calcext:value-type="float">
            <text:p>0.724609375</text:p>
          </table:table-cell>
          <table:table-cell table:formula="of:=20*LOG10(ABS(IMREAL([.A744]))+1E-018)" office:value-type="float" office:value="-239.024943082437" calcext:value-type="float">
            <text:p>-239.024943082437</text:p>
          </table:table-cell>
        </table:table-row>
        <table:table-row table:style-name="ro1">
          <table:table-cell office:value-type="string" calcext:value-type="string">
            <text:p>-0.0000000000006387+0.0000000000010570j</text:p>
          </table:table-cell>
          <table:table-cell table:formula="of:=(ROW()-2)/1024" office:value-type="float" office:value="0.7255859375" calcext:value-type="float">
            <text:p>0.7255859375</text:p>
          </table:table-cell>
          <table:table-cell table:formula="of:=20*LOG10(ABS(IMREAL([.A745]))+1E-018)" office:value-type="float" office:value="-243.894048077525" calcext:value-type="float">
            <text:p>-243.894048077525</text:p>
          </table:table-cell>
        </table:table-row>
        <table:table-row table:style-name="ro1">
          <table:table-cell office:value-type="string" calcext:value-type="string">
            <text:p>-0.0000000000000842-0.0000000000003507j</text:p>
          </table:table-cell>
          <table:table-cell table:formula="of:=(ROW()-2)/1024" office:value-type="float" office:value="0.7265625" calcext:value-type="float">
            <text:p>0.7265625</text:p>
          </table:table-cell>
          <table:table-cell table:formula="of:=20*LOG10(ABS(IMREAL([.A746]))+1E-018)" office:value-type="float" office:value="-261.493655012785" calcext:value-type="float">
            <text:p>-261.493655012785</text:p>
          </table:table-cell>
        </table:table-row>
        <table:table-row table:style-name="ro1">
          <table:table-cell office:value-type="string" calcext:value-type="string">
            <text:p>-0.0000000000012736+0.0000000000000250j</text:p>
          </table:table-cell>
          <table:table-cell table:formula="of:=(ROW()-2)/1024" office:value-type="float" office:value="0.7275390625" calcext:value-type="float">
            <text:p>0.7275390625</text:p>
          </table:table-cell>
          <table:table-cell table:formula="of:=20*LOG10(ABS(IMREAL([.A747]))+1E-018)" office:value-type="float" office:value="-237.89933217218" calcext:value-type="float">
            <text:p>-237.89933217218</text:p>
          </table:table-cell>
        </table:table-row>
        <table:table-row table:style-name="ro1">
          <table:table-cell office:value-type="string" calcext:value-type="string">
            <text:p>-0.0000000000007331-0.0000000000007597j</text:p>
          </table:table-cell>
          <table:table-cell table:formula="of:=(ROW()-2)/1024" office:value-type="float" office:value="0.728515625" calcext:value-type="float">
            <text:p>0.728515625</text:p>
          </table:table-cell>
          <table:table-cell table:formula="of:=20*LOG10(ABS(IMREAL([.A748]))+1E-018)" office:value-type="float" office:value="-242.696723761722" calcext:value-type="float">
            <text:p>-242.696723761722</text:p>
          </table:table-cell>
        </table:table-row>
        <table:table-row table:style-name="ro1">
          <table:table-cell office:value-type="string" calcext:value-type="string">
            <text:p>0.0000000000008066-0.0000000000009052j</text:p>
          </table:table-cell>
          <table:table-cell table:formula="of:=(ROW()-2)/1024" office:value-type="float" office:value="0.7294921875" calcext:value-type="float">
            <text:p>0.7294921875</text:p>
          </table:table-cell>
          <table:table-cell table:formula="of:=20*LOG10(ABS(IMREAL([.A749]))+1E-018)" office:value-type="float" office:value="-241.866824878053" calcext:value-type="float">
            <text:p>-241.866824878053</text:p>
          </table:table-cell>
        </table:table-row>
        <table:table-row table:style-name="ro1">
          <table:table-cell office:value-type="string" calcext:value-type="string">
            <text:p>0.0000000000002582+0.0000000000001610j</text:p>
          </table:table-cell>
          <table:table-cell table:formula="of:=(ROW()-2)/1024" office:value-type="float" office:value="0.73046875" calcext:value-type="float">
            <text:p>0.73046875</text:p>
          </table:table-cell>
          <table:table-cell table:formula="of:=20*LOG10(ABS(IMREAL([.A750]))+1E-018)" office:value-type="float" office:value="-251.760841601296" calcext:value-type="float">
            <text:p>-251.760841601296</text:p>
          </table:table-cell>
        </table:table-row>
        <table:table-row table:style-name="ro1">
          <table:table-cell office:value-type="string" calcext:value-type="string">
            <text:p>-0.0000000000002530-0.0000000000004408j</text:p>
          </table:table-cell>
          <table:table-cell table:formula="of:=(ROW()-2)/1024" office:value-type="float" office:value="0.7314453125" calcext:value-type="float">
            <text:p>0.7314453125</text:p>
          </table:table-cell>
          <table:table-cell table:formula="of:=20*LOG10(ABS(IMREAL([.A751]))+1E-018)" office:value-type="float" office:value="-251.937555244972" calcext:value-type="float">
            <text:p>-251.937555244972</text:p>
          </table:table-cell>
        </table:table-row>
        <table:table-row table:style-name="ro1">
          <table:table-cell office:value-type="string" calcext:value-type="string">
            <text:p>0.0000000000000746-0.0000000000001467j</text:p>
          </table:table-cell>
          <table:table-cell table:formula="of:=(ROW()-2)/1024" office:value-type="float" office:value="0.732421875" calcext:value-type="float">
            <text:p>0.732421875</text:p>
          </table:table-cell>
          <table:table-cell table:formula="of:=20*LOG10(ABS(IMREAL([.A752]))+1E-018)" office:value-type="float" office:value="-262.54510701849" calcext:value-type="float">
            <text:p>-262.54510701849</text:p>
          </table:table-cell>
        </table:table-row>
        <table:table-row table:style-name="ro1">
          <table:table-cell office:value-type="string" calcext:value-type="string">
            <text:p>0.0000000000004513-0.0000000000003056j</text:p>
          </table:table-cell>
          <table:table-cell table:formula="of:=(ROW()-2)/1024" office:value-type="float" office:value="0.7333984375" calcext:value-type="float">
            <text:p>0.7333984375</text:p>
          </table:table-cell>
          <table:table-cell table:formula="of:=20*LOG10(ABS(IMREAL([.A753]))+1E-018)" office:value-type="float" office:value="-246.910674083242" calcext:value-type="float">
            <text:p>-246.910674083242</text:p>
          </table:table-cell>
        </table:table-row>
        <table:table-row table:style-name="ro1">
          <table:table-cell office:value-type="string" calcext:value-type="string">
            <text:p>-0.0000000000000463+0.0000000000000620j</text:p>
          </table:table-cell>
          <table:table-cell table:formula="of:=(ROW()-2)/1024" office:value-type="float" office:value="0.734375" calcext:value-type="float">
            <text:p>0.734375</text:p>
          </table:table-cell>
          <table:table-cell table:formula="of:=20*LOG10(ABS(IMREAL([.A754]))+1E-018)" office:value-type="float" office:value="-266.688192581459" calcext:value-type="float">
            <text:p>-266.688192581459</text:p>
          </table:table-cell>
        </table:table-row>
        <table:table-row table:style-name="ro1">
          <table:table-cell office:value-type="string" calcext:value-type="string">
            <text:p>0.0000000000000812-0.0000000000002365j</text:p>
          </table:table-cell>
          <table:table-cell table:formula="of:=(ROW()-2)/1024" office:value-type="float" office:value="0.7353515625" calcext:value-type="float">
            <text:p>0.7353515625</text:p>
          </table:table-cell>
          <table:table-cell table:formula="of:=20*LOG10(ABS(IMREAL([.A755]))+1E-018)" office:value-type="float" office:value="-261.808772446751" calcext:value-type="float">
            <text:p>-261.808772446751</text:p>
          </table:table-cell>
        </table:table-row>
        <table:table-row table:style-name="ro1">
          <table:table-cell office:value-type="string" calcext:value-type="string">
            <text:p>0.0000000000003307-0.0000000000002313j</text:p>
          </table:table-cell>
          <table:table-cell table:formula="of:=(ROW()-2)/1024" office:value-type="float" office:value="0.736328125" calcext:value-type="float">
            <text:p>0.736328125</text:p>
          </table:table-cell>
          <table:table-cell table:formula="of:=20*LOG10(ABS(IMREAL([.A756]))+1E-018)" office:value-type="float" office:value="-249.611289836602" calcext:value-type="float">
            <text:p>-249.611289836602</text:p>
          </table:table-cell>
        </table:table-row>
        <table:table-row table:style-name="ro1">
          <table:table-cell office:value-type="string" calcext:value-type="string">
            <text:p>0.0000000000000907-0.0000000000001865j</text:p>
          </table:table-cell>
          <table:table-cell table:formula="of:=(ROW()-2)/1024" office:value-type="float" office:value="0.7373046875" calcext:value-type="float">
            <text:p>0.7373046875</text:p>
          </table:table-cell>
          <table:table-cell table:formula="of:=20*LOG10(ABS(IMREAL([.A757]))+1E-018)" office:value-type="float" office:value="-260.84775849428" calcext:value-type="float">
            <text:p>-260.84775849428</text:p>
          </table:table-cell>
        </table:table-row>
        <table:table-row table:style-name="ro1">
          <table:table-cell office:value-type="string" calcext:value-type="string">
            <text:p>0.0000000000000814+0.0000000000000401j</text:p>
          </table:table-cell>
          <table:table-cell table:formula="of:=(ROW()-2)/1024" office:value-type="float" office:value="0.73828125" calcext:value-type="float">
            <text:p>0.73828125</text:p>
          </table:table-cell>
          <table:table-cell table:formula="of:=20*LOG10(ABS(IMREAL([.A758]))+1E-018)" office:value-type="float" office:value="-261.787405196611" calcext:value-type="float">
            <text:p>-261.787405196611</text:p>
          </table:table-cell>
        </table:table-row>
        <table:table-row table:style-name="ro1">
          <table:table-cell office:value-type="string" calcext:value-type="string">
            <text:p>0.0000000000001906-0.0000000000003684j</text:p>
          </table:table-cell>
          <table:table-cell table:formula="of:=(ROW()-2)/1024" office:value-type="float" office:value="0.7392578125" calcext:value-type="float">
            <text:p>0.7392578125</text:p>
          </table:table-cell>
          <table:table-cell table:formula="of:=20*LOG10(ABS(IMREAL([.A759]))+1E-018)" office:value-type="float" office:value="-254.397496502774" calcext:value-type="float">
            <text:p>-254.397496502774</text:p>
          </table:table-cell>
        </table:table-row>
        <table:table-row table:style-name="ro1">
          <table:table-cell office:value-type="string" calcext:value-type="string">
            <text:p>0.0000000000000836-0.0000000000001386j</text:p>
          </table:table-cell>
          <table:table-cell table:formula="of:=(ROW()-2)/1024" office:value-type="float" office:value="0.740234375" calcext:value-type="float">
            <text:p>0.740234375</text:p>
          </table:table-cell>
          <table:table-cell table:formula="of:=20*LOG10(ABS(IMREAL([.A760]))+1E-018)" office:value-type="float" office:value="-261.55577055364" calcext:value-type="float">
            <text:p>-261.55577055364</text:p>
          </table:table-cell>
        </table:table-row>
        <table:table-row table:style-name="ro1">
          <table:table-cell office:value-type="string" calcext:value-type="string">
            <text:p>0.0000000000000727-0.0000000000000021j</text:p>
          </table:table-cell>
          <table:table-cell table:formula="of:=(ROW()-2)/1024" office:value-type="float" office:value="0.7412109375" calcext:value-type="float">
            <text:p>0.7412109375</text:p>
          </table:table-cell>
          <table:table-cell table:formula="of:=20*LOG10(ABS(IMREAL([.A761]))+1E-018)" office:value-type="float" office:value="-262.769192307855" calcext:value-type="float">
            <text:p>-262.769192307855</text:p>
          </table:table-cell>
        </table:table-row>
        <table:table-row table:style-name="ro1">
          <table:table-cell office:value-type="string" calcext:value-type="string">
            <text:p>0.0000000000001665-0.0000000000000077j</text:p>
          </table:table-cell>
          <table:table-cell table:formula="of:=(ROW()-2)/1024" office:value-type="float" office:value="0.7421875" calcext:value-type="float">
            <text:p>0.7421875</text:p>
          </table:table-cell>
          <table:table-cell table:formula="of:=20*LOG10(ABS(IMREAL([.A762]))+1E-018)" office:value-type="float" office:value="-255.571663075805" calcext:value-type="float">
            <text:p>-255.571663075805</text:p>
          </table:table-cell>
        </table:table-row>
        <table:table-row table:style-name="ro1">
          <table:table-cell office:value-type="string" calcext:value-type="string">
            <text:p>0.0000000000001912-0.0000000000002845j</text:p>
          </table:table-cell>
          <table:table-cell table:formula="of:=(ROW()-2)/1024" office:value-type="float" office:value="0.7431640625" calcext:value-type="float">
            <text:p>0.7431640625</text:p>
          </table:table-cell>
          <table:table-cell table:formula="of:=20*LOG10(ABS(IMREAL([.A763]))+1E-018)" office:value-type="float" office:value="-254.370196813024" calcext:value-type="float">
            <text:p>-254.370196813024</text:p>
          </table:table-cell>
        </table:table-row>
        <table:table-row table:style-name="ro1">
          <table:table-cell office:value-type="string" calcext:value-type="string">
            <text:p>0.0000000000002291-0.0000000000000265j</text:p>
          </table:table-cell>
          <table:table-cell table:formula="of:=(ROW()-2)/1024" office:value-type="float" office:value="0.744140625" calcext:value-type="float">
            <text:p>0.744140625</text:p>
          </table:table-cell>
          <table:table-cell table:formula="of:=20*LOG10(ABS(IMREAL([.A764]))+1E-018)" office:value-type="float" office:value="-252.799460303202" calcext:value-type="float">
            <text:p>-252.799460303202</text:p>
          </table:table-cell>
        </table:table-row>
        <table:table-row table:style-name="ro1">
          <table:table-cell office:value-type="string" calcext:value-type="string">
            <text:p>0.0000000000000745-0.0000000000001379j</text:p>
          </table:table-cell>
          <table:table-cell table:formula="of:=(ROW()-2)/1024" office:value-type="float" office:value="0.7451171875" calcext:value-type="float">
            <text:p>0.7451171875</text:p>
          </table:table-cell>
          <table:table-cell table:formula="of:=20*LOG10(ABS(IMREAL([.A765]))+1E-018)" office:value-type="float" office:value="-262.556757956694" calcext:value-type="float">
            <text:p>-262.556757956694</text:p>
          </table:table-cell>
        </table:table-row>
        <table:table-row table:style-name="ro1">
          <table:table-cell office:value-type="string" calcext:value-type="string">
            <text:p>0.0000000000001599-0.0000000000001616j</text:p>
          </table:table-cell>
          <table:table-cell table:formula="of:=(ROW()-2)/1024" office:value-type="float" office:value="0.74609375" calcext:value-type="float">
            <text:p>0.74609375</text:p>
          </table:table-cell>
          <table:table-cell table:formula="of:=20*LOG10(ABS(IMREAL([.A766]))+1E-018)" office:value-type="float" office:value="-255.922976404484" calcext:value-type="float">
            <text:p>-255.922976404484</text:p>
          </table:table-cell>
        </table:table-row>
        <table:table-row table:style-name="ro1">
          <table:table-cell office:value-type="string" calcext:value-type="string">
            <text:p>0.0000000000001028-0.0000000000001556j</text:p>
          </table:table-cell>
          <table:table-cell table:formula="of:=(ROW()-2)/1024" office:value-type="float" office:value="0.7470703125" calcext:value-type="float">
            <text:p>0.7470703125</text:p>
          </table:table-cell>
          <table:table-cell table:formula="of:=20*LOG10(ABS(IMREAL([.A767]))+1E-018)" office:value-type="float" office:value="-259.760053214136" calcext:value-type="float">
            <text:p>-259.760053214136</text:p>
          </table:table-cell>
        </table:table-row>
        <table:table-row table:style-name="ro1">
          <table:table-cell office:value-type="string" calcext:value-type="string">
            <text:p>0.0000000000001511+0.0000000000000348j</text:p>
          </table:table-cell>
          <table:table-cell table:formula="of:=(ROW()-2)/1024" office:value-type="float" office:value="0.748046875" calcext:value-type="float">
            <text:p>0.748046875</text:p>
          </table:table-cell>
          <table:table-cell table:formula="of:=20*LOG10(ABS(IMREAL([.A768]))+1E-018)" office:value-type="float" office:value="-256.414653229031" calcext:value-type="float">
            <text:p>-256.414653229031</text:p>
          </table:table-cell>
        </table:table-row>
        <table:table-row table:style-name="ro1">
          <table:table-cell office:value-type="string" calcext:value-type="string">
            <text:p>0.0000000000001778-0.0000000000000888j</text:p>
          </table:table-cell>
          <table:table-cell table:formula="of:=(ROW()-2)/1024" office:value-type="float" office:value="0.7490234375" calcext:value-type="float">
            <text:p>0.7490234375</text:p>
          </table:table-cell>
          <table:table-cell table:formula="of:=20*LOG10(ABS(IMREAL([.A769]))+1E-018)" office:value-type="float" office:value="-255.001316015431" calcext:value-type="float">
            <text:p>-255.001316015431</text:p>
          </table:table-cell>
        </table:table-row>
        <table:table-row table:style-name="ro1">
          <table:table-cell office:value-type="string" calcext:value-type="string">
            <text:p>0.0000000000002109-0.0000000000001664j</text:p>
          </table:table-cell>
          <table:table-cell table:formula="of:=(ROW()-2)/1024" office:value-type="float" office:value="0.75" calcext:value-type="float">
            <text:p>0.75</text:p>
          </table:table-cell>
          <table:table-cell table:formula="of:=20*LOG10(ABS(IMREAL([.A770]))+1E-018)" office:value-type="float" office:value="-253.518427220435" calcext:value-type="float">
            <text:p>-253.518427220435</text:p>
          </table:table-cell>
        </table:table-row>
        <table:table-row table:style-name="ro1">
          <table:table-cell office:value-type="string" calcext:value-type="string">
            <text:p>0.0000000000001393-0.0000000000001586j</text:p>
          </table:table-cell>
          <table:table-cell table:formula="of:=(ROW()-2)/1024" office:value-type="float" office:value="0.7509765625" calcext:value-type="float">
            <text:p>0.7509765625</text:p>
          </table:table-cell>
          <table:table-cell table:formula="of:=20*LOG10(ABS(IMREAL([.A771]))+1E-018)" office:value-type="float" office:value="-257.120915317907" calcext:value-type="float">
            <text:p>-257.120915317907</text:p>
          </table:table-cell>
        </table:table-row>
        <table:table-row table:style-name="ro1">
          <table:table-cell office:value-type="string" calcext:value-type="string">
            <text:p>0.0000000000001755+0.0000000000000034j</text:p>
          </table:table-cell>
          <table:table-cell table:formula="of:=(ROW()-2)/1024" office:value-type="float" office:value="0.751953125" calcext:value-type="float">
            <text:p>0.751953125</text:p>
          </table:table-cell>
          <table:table-cell table:formula="of:=20*LOG10(ABS(IMREAL([.A772]))+1E-018)" office:value-type="float" office:value="-255.114408091855" calcext:value-type="float">
            <text:p>-255.114408091855</text:p>
          </table:table-cell>
        </table:table-row>
        <table:table-row table:style-name="ro1">
          <table:table-cell office:value-type="string" calcext:value-type="string">
            <text:p>0.0000000000000768-0.0000000000001796j</text:p>
          </table:table-cell>
          <table:table-cell table:formula="of:=(ROW()-2)/1024" office:value-type="float" office:value="0.7529296875" calcext:value-type="float">
            <text:p>0.7529296875</text:p>
          </table:table-cell>
          <table:table-cell table:formula="of:=20*LOG10(ABS(IMREAL([.A773]))+1E-018)" office:value-type="float" office:value="-262.292662502585" calcext:value-type="float">
            <text:p>-262.292662502585</text:p>
          </table:table-cell>
        </table:table-row>
        <table:table-row table:style-name="ro1">
          <table:table-cell office:value-type="string" calcext:value-type="string">
            <text:p>0.0000000000002291-0.0000000000000685j</text:p>
          </table:table-cell>
          <table:table-cell table:formula="of:=(ROW()-2)/1024" office:value-type="float" office:value="0.75390625" calcext:value-type="float">
            <text:p>0.75390625</text:p>
          </table:table-cell>
          <table:table-cell table:formula="of:=20*LOG10(ABS(IMREAL([.A774]))+1E-018)" office:value-type="float" office:value="-252.799460303202" calcext:value-type="float">
            <text:p>-252.799460303202</text:p>
          </table:table-cell>
        </table:table-row>
        <table:table-row table:style-name="ro1">
          <table:table-cell office:value-type="string" calcext:value-type="string">
            <text:p>0.0000000000001695-0.0000000000000506j</text:p>
          </table:table-cell>
          <table:table-cell table:formula="of:=(ROW()-2)/1024" office:value-type="float" office:value="0.7548828125" calcext:value-type="float">
            <text:p>0.7548828125</text:p>
          </table:table-cell>
          <table:table-cell table:formula="of:=20*LOG10(ABS(IMREAL([.A775]))+1E-018)" office:value-type="float" office:value="-255.416554705182" calcext:value-type="float">
            <text:p>-255.416554705182</text:p>
          </table:table-cell>
        </table:table-row>
        <table:table-row table:style-name="ro1">
          <table:table-cell office:value-type="string" calcext:value-type="string">
            <text:p>0.0000000000001967-0.0000000000001349j</text:p>
          </table:table-cell>
          <table:table-cell table:formula="of:=(ROW()-2)/1024" office:value-type="float" office:value="0.755859375" calcext:value-type="float">
            <text:p>0.755859375</text:p>
          </table:table-cell>
          <table:table-cell table:formula="of:=20*LOG10(ABS(IMREAL([.A776]))+1E-018)" office:value-type="float" office:value="-254.123868643669" calcext:value-type="float">
            <text:p>-254.123868643669</text:p>
          </table:table-cell>
        </table:table-row>
        <table:table-row table:style-name="ro1">
          <table:table-cell office:value-type="string" calcext:value-type="string">
            <text:p>0.0000000000001029-0.0000000000001294j</text:p>
          </table:table-cell>
          <table:table-cell table:formula="of:=(ROW()-2)/1024" office:value-type="float" office:value="0.7568359375" calcext:value-type="float">
            <text:p>0.7568359375</text:p>
          </table:table-cell>
          <table:table-cell table:formula="of:=20*LOG10(ABS(IMREAL([.A777]))+1E-018)" office:value-type="float" office:value="-259.751608094184" calcext:value-type="float">
            <text:p>-259.751608094184</text:p>
          </table:table-cell>
        </table:table-row>
        <table:table-row table:style-name="ro1">
          <table:table-cell office:value-type="string" calcext:value-type="string">
            <text:p>0.0000000000002191-0.0000000000000715j</text:p>
          </table:table-cell>
          <table:table-cell table:formula="of:=(ROW()-2)/1024" office:value-type="float" office:value="0.7578125" calcext:value-type="float">
            <text:p>0.7578125</text:p>
          </table:table-cell>
          <table:table-cell table:formula="of:=20*LOG10(ABS(IMREAL([.A778]))+1E-018)" office:value-type="float" office:value="-253.187112805382" calcext:value-type="float">
            <text:p>-253.187112805382</text:p>
          </table:table-cell>
        </table:table-row>
        <table:table-row table:style-name="ro1">
          <table:table-cell office:value-type="string" calcext:value-type="string">
            <text:p>0.0000000000001697-0.0000000000000916j</text:p>
          </table:table-cell>
          <table:table-cell table:formula="of:=(ROW()-2)/1024" office:value-type="float" office:value="0.7587890625" calcext:value-type="float">
            <text:p>0.7587890625</text:p>
          </table:table-cell>
          <table:table-cell table:formula="of:=20*LOG10(ABS(IMREAL([.A779]))+1E-018)" office:value-type="float" office:value="-255.406311970004" calcext:value-type="float">
            <text:p>-255.406311970004</text:p>
          </table:table-cell>
        </table:table-row>
        <table:table-row table:style-name="ro1">
          <table:table-cell office:value-type="string" calcext:value-type="string">
            <text:p>0.0000000000001522-0.0000000000000778j</text:p>
          </table:table-cell>
          <table:table-cell table:formula="of:=(ROW()-2)/1024" office:value-type="float" office:value="0.759765625" calcext:value-type="float">
            <text:p>0.759765625</text:p>
          </table:table-cell>
          <table:table-cell table:formula="of:=20*LOG10(ABS(IMREAL([.A780]))+1E-018)" office:value-type="float" office:value="-256.351649882576" calcext:value-type="float">
            <text:p>-256.351649882576</text:p>
          </table:table-cell>
        </table:table-row>
        <table:table-row table:style-name="ro1">
          <table:table-cell office:value-type="string" calcext:value-type="string">
            <text:p>0.0000000000001643-0.0000000000001422j</text:p>
          </table:table-cell>
          <table:table-cell table:formula="of:=(ROW()-2)/1024" office:value-type="float" office:value="0.7607421875" calcext:value-type="float">
            <text:p>0.7607421875</text:p>
          </table:table-cell>
          <table:table-cell table:formula="of:=20*LOG10(ABS(IMREAL([.A781]))+1E-018)" office:value-type="float" office:value="-255.687195865424" calcext:value-type="float">
            <text:p>-255.687195865424</text:p>
          </table:table-cell>
        </table:table-row>
        <table:table-row table:style-name="ro1">
          <table:table-cell office:value-type="string" calcext:value-type="string">
            <text:p>0.0000000000002600-0.0000000000000797j</text:p>
          </table:table-cell>
          <table:table-cell table:formula="of:=(ROW()-2)/1024" office:value-type="float" office:value="0.76171875" calcext:value-type="float">
            <text:p>0.76171875</text:p>
          </table:table-cell>
          <table:table-cell table:formula="of:=20*LOG10(ABS(IMREAL([.A782]))+1E-018)" office:value-type="float" office:value="-251.70049963338" calcext:value-type="float">
            <text:p>-251.70049963338</text:p>
          </table:table-cell>
        </table:table-row>
        <table:table-row table:style-name="ro1">
          <table:table-cell office:value-type="string" calcext:value-type="string">
            <text:p>0.0000000000000512-0.0000000000001006j</text:p>
          </table:table-cell>
          <table:table-cell table:formula="of:=(ROW()-2)/1024" office:value-type="float" office:value="0.7626953125" calcext:value-type="float">
            <text:p>0.7626953125</text:p>
          </table:table-cell>
          <table:table-cell table:formula="of:=20*LOG10(ABS(IMREAL([.A783]))+1E-018)" office:value-type="float" office:value="-265.814431135858" calcext:value-type="float">
            <text:p>-265.814431135858</text:p>
          </table:table-cell>
        </table:table-row>
        <table:table-row table:style-name="ro1">
          <table:table-cell office:value-type="string" calcext:value-type="string">
            <text:p>0.0000000000001817-0.0000000000000881j</text:p>
          </table:table-cell>
          <table:table-cell table:formula="of:=(ROW()-2)/1024" office:value-type="float" office:value="0.763671875" calcext:value-type="float">
            <text:p>0.763671875</text:p>
          </table:table-cell>
          <table:table-cell table:formula="of:=20*LOG10(ABS(IMREAL([.A784]))+1E-018)" office:value-type="float" office:value="-254.812853650506" calcext:value-type="float">
            <text:p>-254.812853650506</text:p>
          </table:table-cell>
        </table:table-row>
        <table:table-row table:style-name="ro1">
          <table:table-cell office:value-type="string" calcext:value-type="string">
            <text:p>0.0000000000001900-0.0000000000000233j</text:p>
          </table:table-cell>
          <table:table-cell table:formula="of:=(ROW()-2)/1024" office:value-type="float" office:value="0.7646484375" calcext:value-type="float">
            <text:p>0.7646484375</text:p>
          </table:table-cell>
          <table:table-cell table:formula="of:=20*LOG10(ABS(IMREAL([.A785]))+1E-018)" office:value-type="float" office:value="-254.424882265855" calcext:value-type="float">
            <text:p>-254.424882265855</text:p>
          </table:table-cell>
        </table:table-row>
        <table:table-row table:style-name="ro1">
          <table:table-cell office:value-type="string" calcext:value-type="string">
            <text:p>0.0000000000002432-0.0000000000001049j</text:p>
          </table:table-cell>
          <table:table-cell table:formula="of:=(ROW()-2)/1024" office:value-type="float" office:value="0.765625" calcext:value-type="float">
            <text:p>0.765625</text:p>
          </table:table-cell>
          <table:table-cell table:formula="of:=20*LOG10(ABS(IMREAL([.A786]))+1E-018)" office:value-type="float" office:value="-252.280692873053" calcext:value-type="float">
            <text:p>-252.280692873053</text:p>
          </table:table-cell>
        </table:table-row>
        <table:table-row table:style-name="ro1">
          <table:table-cell office:value-type="string" calcext:value-type="string">
            <text:p>0.0000000000001337-0.0000000000000801j</text:p>
          </table:table-cell>
          <table:table-cell table:formula="of:=(ROW()-2)/1024" office:value-type="float" office:value="0.7666015625" calcext:value-type="float">
            <text:p>0.7666015625</text:p>
          </table:table-cell>
          <table:table-cell table:formula="of:=20*LOG10(ABS(IMREAL([.A787]))+1E-018)" office:value-type="float" office:value="-257.477306889486" calcext:value-type="float">
            <text:p>-257.477306889486</text:p>
          </table:table-cell>
        </table:table-row>
        <table:table-row table:style-name="ro1">
          <table:table-cell office:value-type="string" calcext:value-type="string">
            <text:p>0.0000000000001918-0.0000000000000905j</text:p>
          </table:table-cell>
          <table:table-cell table:formula="of:=(ROW()-2)/1024" office:value-type="float" office:value="0.767578125" calcext:value-type="float">
            <text:p>0.767578125</text:p>
          </table:table-cell>
          <table:table-cell table:formula="of:=20*LOG10(ABS(IMREAL([.A788]))+1E-018)" office:value-type="float" office:value="-254.342982657244" calcext:value-type="float">
            <text:p>-254.342982657244</text:p>
          </table:table-cell>
        </table:table-row>
        <table:table-row table:style-name="ro1">
          <table:table-cell office:value-type="string" calcext:value-type="string">
            <text:p>0.0000000000002188-0.0000000000000940j</text:p>
          </table:table-cell>
          <table:table-cell table:formula="of:=(ROW()-2)/1024" office:value-type="float" office:value="0.7685546875" calcext:value-type="float">
            <text:p>0.7685546875</text:p>
          </table:table-cell>
          <table:table-cell table:formula="of:=20*LOG10(ABS(IMREAL([.A789]))+1E-018)" office:value-type="float" office:value="-253.199013949013" calcext:value-type="float">
            <text:p>-253.199013949013</text:p>
          </table:table-cell>
        </table:table-row>
        <table:table-row table:style-name="ro1">
          <table:table-cell office:value-type="string" calcext:value-type="string">
            <text:p>0.0000000000001906-0.0000000000000541j</text:p>
          </table:table-cell>
          <table:table-cell table:formula="of:=(ROW()-2)/1024" office:value-type="float" office:value="0.76953125" calcext:value-type="float">
            <text:p>0.76953125</text:p>
          </table:table-cell>
          <table:table-cell table:formula="of:=20*LOG10(ABS(IMREAL([.A790]))+1E-018)" office:value-type="float" office:value="-254.397496502774" calcext:value-type="float">
            <text:p>-254.397496502774</text:p>
          </table:table-cell>
        </table:table-row>
        <table:table-row table:style-name="ro1">
          <table:table-cell office:value-type="string" calcext:value-type="string">
            <text:p>0.0000000000001188-0.0000000000000743j</text:p>
          </table:table-cell>
          <table:table-cell table:formula="of:=(ROW()-2)/1024" office:value-type="float" office:value="0.7705078125" calcext:value-type="float">
            <text:p>0.7705078125</text:p>
          </table:table-cell>
          <table:table-cell table:formula="of:=20*LOG10(ABS(IMREAL([.A791]))+1E-018)" office:value-type="float" office:value="-258.503598073855" calcext:value-type="float">
            <text:p>-258.503598073855</text:p>
          </table:table-cell>
        </table:table-row>
        <table:table-row table:style-name="ro1">
          <table:table-cell office:value-type="string" calcext:value-type="string">
            <text:p>0.0000000000003038-0.0000000000000991j</text:p>
          </table:table-cell>
          <table:table-cell table:formula="of:=(ROW()-2)/1024" office:value-type="float" office:value="0.771484375" calcext:value-type="float">
            <text:p>0.771484375</text:p>
          </table:table-cell>
          <table:table-cell table:formula="of:=20*LOG10(ABS(IMREAL([.A792]))+1E-018)" office:value-type="float" office:value="-250.348216018697" calcext:value-type="float">
            <text:p>-250.348216018697</text:p>
          </table:table-cell>
        </table:table-row>
        <table:table-row table:style-name="ro1">
          <table:table-cell office:value-type="string" calcext:value-type="string">
            <text:p>0.0000000000001613-0.0000000000000496j</text:p>
          </table:table-cell>
          <table:table-cell table:formula="of:=(ROW()-2)/1024" office:value-type="float" office:value="0.7724609375" calcext:value-type="float">
            <text:p>0.7724609375</text:p>
          </table:table-cell>
          <table:table-cell table:formula="of:=20*LOG10(ABS(IMREAL([.A793]))+1E-018)" office:value-type="float" office:value="-255.847258803103" calcext:value-type="float">
            <text:p>-255.847258803103</text:p>
          </table:table-cell>
        </table:table-row>
        <table:table-row table:style-name="ro1">
          <table:table-cell office:value-type="string" calcext:value-type="string">
            <text:p>0.0000000000001998-0.0000000000001024j</text:p>
          </table:table-cell>
          <table:table-cell table:formula="of:=(ROW()-2)/1024" office:value-type="float" office:value="0.7734375" calcext:value-type="float">
            <text:p>0.7734375</text:p>
          </table:table-cell>
          <table:table-cell table:formula="of:=20*LOG10(ABS(IMREAL([.A794]))+1E-018)" office:value-type="float" office:value="-253.988046849388" calcext:value-type="float">
            <text:p>-253.988046849388</text:p>
          </table:table-cell>
        </table:table-row>
        <table:table-row table:style-name="ro1">
          <table:table-cell office:value-type="string" calcext:value-type="string">
            <text:p>0.0000000000002074-0.0000000000000366j</text:p>
          </table:table-cell>
          <table:table-cell table:formula="of:=(ROW()-2)/1024" office:value-type="float" office:value="0.7744140625" calcext:value-type="float">
            <text:p>0.7744140625</text:p>
          </table:table-cell>
          <table:table-cell table:formula="of:=20*LOG10(ABS(IMREAL([.A795]))+1E-018)" office:value-type="float" office:value="-253.663783079148" calcext:value-type="float">
            <text:p>-253.663783079148</text:p>
          </table:table-cell>
        </table:table-row>
        <table:table-row table:style-name="ro1">
          <table:table-cell office:value-type="string" calcext:value-type="string">
            <text:p>0.0000000000002468-0.0000000000001229j</text:p>
          </table:table-cell>
          <table:table-cell table:formula="of:=(ROW()-2)/1024" office:value-type="float" office:value="0.775390625" calcext:value-type="float">
            <text:p>0.775390625</text:p>
          </table:table-cell>
          <table:table-cell table:formula="of:=20*LOG10(ABS(IMREAL([.A796]))+1E-018)" office:value-type="float" office:value="-252.153061698805" calcext:value-type="float">
            <text:p>-252.153061698805</text:p>
          </table:table-cell>
        </table:table-row>
        <table:table-row table:style-name="ro1">
          <table:table-cell office:value-type="string" calcext:value-type="string">
            <text:p>0.0000000000002246-0.0000000000000503j</text:p>
          </table:table-cell>
          <table:table-cell table:formula="of:=(ROW()-2)/1024" office:value-type="float" office:value="0.7763671875" calcext:value-type="float">
            <text:p>0.7763671875</text:p>
          </table:table-cell>
          <table:table-cell table:formula="of:=20*LOG10(ABS(IMREAL([.A797]))+1E-018)" office:value-type="float" office:value="-252.971766288872" calcext:value-type="float">
            <text:p>-252.971766288872</text:p>
          </table:table-cell>
        </table:table-row>
        <table:table-row table:style-name="ro1">
          <table:table-cell office:value-type="string" calcext:value-type="string">
            <text:p>0.0000000000002012-0.0000000000000988j</text:p>
          </table:table-cell>
          <table:table-cell table:formula="of:=(ROW()-2)/1024" office:value-type="float" office:value="0.77734375" calcext:value-type="float">
            <text:p>0.77734375</text:p>
          </table:table-cell>
          <table:table-cell table:formula="of:=20*LOG10(ABS(IMREAL([.A798]))+1E-018)" office:value-type="float" office:value="-253.927397302004" calcext:value-type="float">
            <text:p>-253.927397302004</text:p>
          </table:table-cell>
        </table:table-row>
        <table:table-row table:style-name="ro1">
          <table:table-cell office:value-type="string" calcext:value-type="string">
            <text:p>0.0000000000001938-0.0000000000001316j</text:p>
          </table:table-cell>
          <table:table-cell table:formula="of:=(ROW()-2)/1024" office:value-type="float" office:value="0.7783203125" calcext:value-type="float">
            <text:p>0.7783203125</text:p>
          </table:table-cell>
          <table:table-cell table:formula="of:=20*LOG10(ABS(IMREAL([.A799]))+1E-018)" office:value-type="float" office:value="-254.252879726989" calcext:value-type="float">
            <text:p>-254.252879726989</text:p>
          </table:table-cell>
        </table:table-row>
        <table:table-row table:style-name="ro1">
          <table:table-cell office:value-type="string" calcext:value-type="string">
            <text:p>0.0000000000002485-0.0000000000000554j</text:p>
          </table:table-cell>
          <table:table-cell table:formula="of:=(ROW()-2)/1024" office:value-type="float" office:value="0.779296875" calcext:value-type="float">
            <text:p>0.779296875</text:p>
          </table:table-cell>
          <table:table-cell table:formula="of:=20*LOG10(ABS(IMREAL([.A800]))+1E-018)" office:value-type="float" office:value="-252.093437185405" calcext:value-type="float">
            <text:p>-252.093437185405</text:p>
          </table:table-cell>
        </table:table-row>
        <table:table-row table:style-name="ro1">
          <table:table-cell office:value-type="string" calcext:value-type="string">
            <text:p>0.0000000000001659-0.0000000000000188j</text:p>
          </table:table-cell>
          <table:table-cell table:formula="of:=(ROW()-2)/1024" office:value-type="float" office:value="0.7802734375" calcext:value-type="float">
            <text:p>0.7802734375</text:p>
          </table:table-cell>
          <table:table-cell table:formula="of:=20*LOG10(ABS(IMREAL([.A801]))+1E-018)" office:value-type="float" office:value="-255.603019923494" calcext:value-type="float">
            <text:p>-255.603019923494</text:p>
          </table:table-cell>
        </table:table-row>
        <table:table-row table:style-name="ro1">
          <table:table-cell office:value-type="string" calcext:value-type="string">
            <text:p>0.0000000000002744-0.0000000000001552j</text:p>
          </table:table-cell>
          <table:table-cell table:formula="of:=(ROW()-2)/1024" office:value-type="float" office:value="0.78125" calcext:value-type="float">
            <text:p>0.78125</text:p>
          </table:table-cell>
          <table:table-cell table:formula="of:=20*LOG10(ABS(IMREAL([.A802]))+1E-018)" office:value-type="float" office:value="-251.232286205247" calcext:value-type="float">
            <text:p>-251.232286205247</text:p>
          </table:table-cell>
        </table:table-row>
        <table:table-row table:style-name="ro1">
          <table:table-cell office:value-type="string" calcext:value-type="string">
            <text:p>0.0000000000002099-0.0000000000000482j</text:p>
          </table:table-cell>
          <table:table-cell table:formula="of:=(ROW()-2)/1024" office:value-type="float" office:value="0.7822265625" calcext:value-type="float">
            <text:p>0.7822265625</text:p>
          </table:table-cell>
          <table:table-cell table:formula="of:=20*LOG10(ABS(IMREAL([.A803]))+1E-018)" office:value-type="float" office:value="-253.559709847366" calcext:value-type="float">
            <text:p>-253.559709847366</text:p>
          </table:table-cell>
        </table:table-row>
        <table:table-row table:style-name="ro1">
          <table:table-cell office:value-type="string" calcext:value-type="string">
            <text:p>0.0000000000002135-0.0000000000001060j</text:p>
          </table:table-cell>
          <table:table-cell table:formula="of:=(ROW()-2)/1024" office:value-type="float" office:value="0.783203125" calcext:value-type="float">
            <text:p>0.783203125</text:p>
          </table:table-cell>
          <table:table-cell table:formula="of:=20*LOG10(ABS(IMREAL([.A804]))+1E-018)" office:value-type="float" office:value="-253.412001729551" calcext:value-type="float">
            <text:p>-253.412001729551</text:p>
          </table:table-cell>
        </table:table-row>
        <table:table-row table:style-name="ro1">
          <table:table-cell office:value-type="string" calcext:value-type="string">
            <text:p>0.0000000000002294-0.0000000000000287j</text:p>
          </table:table-cell>
          <table:table-cell table:formula="of:=(ROW()-2)/1024" office:value-type="float" office:value="0.7841796875" calcext:value-type="float">
            <text:p>0.7841796875</text:p>
          </table:table-cell>
          <table:table-cell table:formula="of:=20*LOG10(ABS(IMREAL([.A805]))+1E-018)" office:value-type="float" office:value="-252.788093865266" calcext:value-type="float">
            <text:p>-252.788093865266</text:p>
          </table:table-cell>
        </table:table-row>
        <table:table-row table:style-name="ro1">
          <table:table-cell office:value-type="string" calcext:value-type="string">
            <text:p>0.0000000000001938-0.0000000000001192j</text:p>
          </table:table-cell>
          <table:table-cell table:formula="of:=(ROW()-2)/1024" office:value-type="float" office:value="0.78515625" calcext:value-type="float">
            <text:p>0.78515625</text:p>
          </table:table-cell>
          <table:table-cell table:formula="of:=20*LOG10(ABS(IMREAL([.A806]))+1E-018)" office:value-type="float" office:value="-254.252879726989" calcext:value-type="float">
            <text:p>-254.252879726989</text:p>
          </table:table-cell>
        </table:table-row>
        <table:table-row table:style-name="ro1">
          <table:table-cell office:value-type="string" calcext:value-type="string">
            <text:p>0.0000000000002610-0.0000000000000384j</text:p>
          </table:table-cell>
          <table:table-cell table:formula="of:=(ROW()-2)/1024" office:value-type="float" office:value="0.7861328125" calcext:value-type="float">
            <text:p>0.7861328125</text:p>
          </table:table-cell>
          <table:table-cell table:formula="of:=20*LOG10(ABS(IMREAL([.A807]))+1E-018)" office:value-type="float" office:value="-251.667156574027" calcext:value-type="float">
            <text:p>-251.667156574027</text:p>
          </table:table-cell>
        </table:table-row>
        <table:table-row table:style-name="ro1">
          <table:table-cell office:value-type="string" calcext:value-type="string">
            <text:p>0.0000000000002674-0.0000000000000263j</text:p>
          </table:table-cell>
          <table:table-cell table:formula="of:=(ROW()-2)/1024" office:value-type="float" office:value="0.787109375" calcext:value-type="float">
            <text:p>0.787109375</text:p>
          </table:table-cell>
          <table:table-cell table:formula="of:=20*LOG10(ABS(IMREAL([.A808]))+1E-018)" office:value-type="float" office:value="-251.456739458783" calcext:value-type="float">
            <text:p>-251.456739458783</text:p>
          </table:table-cell>
        </table:table-row>
        <table:table-row table:style-name="ro1">
          <table:table-cell office:value-type="string" calcext:value-type="string">
            <text:p>0.0000000000002171-0.0000000000001104j</text:p>
          </table:table-cell>
          <table:table-cell table:formula="of:=(ROW()-2)/1024" office:value-type="float" office:value="0.7880859375" calcext:value-type="float">
            <text:p>0.7880859375</text:p>
          </table:table-cell>
          <table:table-cell table:formula="of:=20*LOG10(ABS(IMREAL([.A809]))+1E-018)" office:value-type="float" office:value="-253.2667635223" calcext:value-type="float">
            <text:p>-253.2667635223</text:p>
          </table:table-cell>
        </table:table-row>
        <table:table-row table:style-name="ro1">
          <table:table-cell office:value-type="string" calcext:value-type="string">
            <text:p>0.0000000000002750-0.0000000000001261j</text:p>
          </table:table-cell>
          <table:table-cell table:formula="of:=(ROW()-2)/1024" office:value-type="float" office:value="0.7890625" calcext:value-type="float">
            <text:p>0.7890625</text:p>
          </table:table-cell>
          <table:table-cell table:formula="of:=20*LOG10(ABS(IMREAL([.A810]))+1E-018)" office:value-type="float" office:value="-251.213314538399" calcext:value-type="float">
            <text:p>-251.213314538399</text:p>
          </table:table-cell>
        </table:table-row>
        <table:table-row table:style-name="ro1">
          <table:table-cell office:value-type="string" calcext:value-type="string">
            <text:p>0.0000000000002277+0.0000000000000234j</text:p>
          </table:table-cell>
          <table:table-cell table:formula="of:=(ROW()-2)/1024" office:value-type="float" office:value="0.7900390625" calcext:value-type="float">
            <text:p>0.7900390625</text:p>
          </table:table-cell>
          <table:table-cell table:formula="of:=20*LOG10(ABS(IMREAL([.A811]))+1E-018)" office:value-type="float" office:value="-252.852701241581" calcext:value-type="float">
            <text:p>-252.852701241581</text:p>
          </table:table-cell>
        </table:table-row>
        <table:table-row table:style-name="ro1">
          <table:table-cell office:value-type="string" calcext:value-type="string">
            <text:p>0.0000000000002665-0.0000000000001312j</text:p>
          </table:table-cell>
          <table:table-cell table:formula="of:=(ROW()-2)/1024" office:value-type="float" office:value="0.791015625" calcext:value-type="float">
            <text:p>0.791015625</text:p>
          </table:table-cell>
          <table:table-cell table:formula="of:=20*LOG10(ABS(IMREAL([.A812]))+1E-018)" office:value-type="float" office:value="-251.486023140353" calcext:value-type="float">
            <text:p>-251.486023140353</text:p>
          </table:table-cell>
        </table:table-row>
        <table:table-row table:style-name="ro1">
          <table:table-cell office:value-type="string" calcext:value-type="string">
            <text:p>0.0000000000002741-0.0000000000000577j</text:p>
          </table:table-cell>
          <table:table-cell table:formula="of:=(ROW()-2)/1024" office:value-type="float" office:value="0.7919921875" calcext:value-type="float">
            <text:p>0.7919921875</text:p>
          </table:table-cell>
          <table:table-cell table:formula="of:=20*LOG10(ABS(IMREAL([.A813]))+1E-018)" office:value-type="float" office:value="-251.241787600506" calcext:value-type="float">
            <text:p>-251.241787600506</text:p>
          </table:table-cell>
        </table:table-row>
        <table:table-row table:style-name="ro1">
          <table:table-cell office:value-type="string" calcext:value-type="string">
            <text:p>0.0000000000002206-0.0000000000001289j</text:p>
          </table:table-cell>
          <table:table-cell table:formula="of:=(ROW()-2)/1024" office:value-type="float" office:value="0.79296875" calcext:value-type="float">
            <text:p>0.79296875</text:p>
          </table:table-cell>
          <table:table-cell table:formula="of:=20*LOG10(ABS(IMREAL([.A814]))+1E-018)" office:value-type="float" office:value="-253.127850464073" calcext:value-type="float">
            <text:p>-253.127850464073</text:p>
          </table:table-cell>
        </table:table-row>
        <table:table-row table:style-name="ro1">
          <table:table-cell office:value-type="string" calcext:value-type="string">
            <text:p>0.0000000000002903-0.0000000000000364j</text:p>
          </table:table-cell>
          <table:table-cell table:formula="of:=(ROW()-2)/1024" office:value-type="float" office:value="0.7939453125" calcext:value-type="float">
            <text:p>0.7939453125</text:p>
          </table:table-cell>
          <table:table-cell table:formula="of:=20*LOG10(ABS(IMREAL([.A815]))+1E-018)" office:value-type="float" office:value="-250.743029363027" calcext:value-type="float">
            <text:p>-250.743029363027</text:p>
          </table:table-cell>
        </table:table-row>
        <table:table-row table:style-name="ro1">
          <table:table-cell office:value-type="string" calcext:value-type="string">
            <text:p>0.0000000000001755-0.0000000000000656j</text:p>
          </table:table-cell>
          <table:table-cell table:formula="of:=(ROW()-2)/1024" office:value-type="float" office:value="0.794921875" calcext:value-type="float">
            <text:p>0.794921875</text:p>
          </table:table-cell>
          <table:table-cell table:formula="of:=20*LOG10(ABS(IMREAL([.A816]))+1E-018)" office:value-type="float" office:value="-255.114408091855" calcext:value-type="float">
            <text:p>-255.114408091855</text:p>
          </table:table-cell>
        </table:table-row>
        <table:table-row table:style-name="ro1">
          <table:table-cell office:value-type="string" calcext:value-type="string">
            <text:p>0.0000000000002666-0.0000000000000612j</text:p>
          </table:table-cell>
          <table:table-cell table:formula="of:=(ROW()-2)/1024" office:value-type="float" office:value="0.7958984375" calcext:value-type="float">
            <text:p>0.7958984375</text:p>
          </table:table-cell>
          <table:table-cell table:formula="of:=20*LOG10(ABS(IMREAL([.A817]))+1E-018)" office:value-type="float" office:value="-251.482764518273" calcext:value-type="float">
            <text:p>-251.482764518273</text:p>
          </table:table-cell>
        </table:table-row>
        <table:table-row table:style-name="ro1">
          <table:table-cell office:value-type="string" calcext:value-type="string">
            <text:p>0.0000000000003347-0.0000000000000168j</text:p>
          </table:table-cell>
          <table:table-cell table:formula="of:=(ROW()-2)/1024" office:value-type="float" office:value="0.796875" calcext:value-type="float">
            <text:p>0.796875</text:p>
          </table:table-cell>
          <table:table-cell table:formula="of:=20*LOG10(ABS(IMREAL([.A818]))+1E-018)" office:value-type="float" office:value="-249.506859801615" calcext:value-type="float">
            <text:p>-249.506859801615</text:p>
          </table:table-cell>
        </table:table-row>
        <table:table-row table:style-name="ro1">
          <table:table-cell office:value-type="string" calcext:value-type="string">
            <text:p>0.0000000000002582-0.0000000000000273j</text:p>
          </table:table-cell>
          <table:table-cell table:formula="of:=(ROW()-2)/1024" office:value-type="float" office:value="0.7978515625" calcext:value-type="float">
            <text:p>0.7978515625</text:p>
          </table:table-cell>
          <table:table-cell table:formula="of:=20*LOG10(ABS(IMREAL([.A819]))+1E-018)" office:value-type="float" office:value="-251.760841601296" calcext:value-type="float">
            <text:p>-251.760841601296</text:p>
          </table:table-cell>
        </table:table-row>
        <table:table-row table:style-name="ro1">
          <table:table-cell office:value-type="string" calcext:value-type="string">
            <text:p>0.0000000000002977-0.0000000000001480j</text:p>
          </table:table-cell>
          <table:table-cell table:formula="of:=(ROW()-2)/1024" office:value-type="float" office:value="0.798828125" calcext:value-type="float">
            <text:p>0.798828125</text:p>
          </table:table-cell>
          <table:table-cell table:formula="of:=20*LOG10(ABS(IMREAL([.A820]))+1E-018)" office:value-type="float" office:value="-250.524394130461" calcext:value-type="float">
            <text:p>-250.524394130461</text:p>
          </table:table-cell>
        </table:table-row>
        <table:table-row table:style-name="ro1">
          <table:table-cell office:value-type="string" calcext:value-type="string">
            <text:p>0.0000000000003197-0.0000000000000210j</text:p>
          </table:table-cell>
          <table:table-cell table:formula="of:=(ROW()-2)/1024" office:value-type="float" office:value="0.7998046875" calcext:value-type="float">
            <text:p>0.7998046875</text:p>
          </table:table-cell>
          <table:table-cell table:formula="of:=20*LOG10(ABS(IMREAL([.A821]))+1E-018)" office:value-type="float" office:value="-249.905120105733" calcext:value-type="float">
            <text:p>-249.905120105733</text:p>
          </table:table-cell>
        </table:table-row>
        <table:table-row table:style-name="ro1">
          <table:table-cell office:value-type="string" calcext:value-type="string">
            <text:p>0.0000000000002340-0.0000000000001168j</text:p>
          </table:table-cell>
          <table:table-cell table:formula="of:=(ROW()-2)/1024" office:value-type="float" office:value="0.80078125" calcext:value-type="float">
            <text:p>0.80078125</text:p>
          </table:table-cell>
          <table:table-cell table:formula="of:=20*LOG10(ABS(IMREAL([.A822]))+1E-018)" office:value-type="float" office:value="-252.61564573269" calcext:value-type="float">
            <text:p>-252.61564573269</text:p>
          </table:table-cell>
        </table:table-row>
        <table:table-row table:style-name="ro1">
          <table:table-cell office:value-type="string" calcext:value-type="string">
            <text:p>0.0000000000003210+0.0000000000000041j</text:p>
          </table:table-cell>
          <table:table-cell table:formula="of:=(ROW()-2)/1024" office:value-type="float" office:value="0.8017578125" calcext:value-type="float">
            <text:p>0.8017578125</text:p>
          </table:table-cell>
          <table:table-cell table:formula="of:=20*LOG10(ABS(IMREAL([.A823]))+1E-018)" office:value-type="float" office:value="-249.869872293098" calcext:value-type="float">
            <text:p>-249.869872293098</text:p>
          </table:table-cell>
        </table:table-row>
        <table:table-row table:style-name="ro1">
          <table:table-cell office:value-type="string" calcext:value-type="string">
            <text:p>0.0000000000002577-0.0000000000000787j</text:p>
          </table:table-cell>
          <table:table-cell table:formula="of:=(ROW()-2)/1024" office:value-type="float" office:value="0.802734375" calcext:value-type="float">
            <text:p>0.802734375</text:p>
          </table:table-cell>
          <table:table-cell table:formula="of:=20*LOG10(ABS(IMREAL([.A824]))+1E-018)" office:value-type="float" office:value="-251.777677923616" calcext:value-type="float">
            <text:p>-251.777677923616</text:p>
          </table:table-cell>
        </table:table-row>
        <table:table-row table:style-name="ro1">
          <table:table-cell office:value-type="string" calcext:value-type="string">
            <text:p>0.0000000000003990-0.0000000000001069j</text:p>
          </table:table-cell>
          <table:table-cell table:formula="of:=(ROW()-2)/1024" office:value-type="float" office:value="0.8037109375" calcext:value-type="float">
            <text:p>0.8037109375</text:p>
          </table:table-cell>
          <table:table-cell table:formula="of:=20*LOG10(ABS(IMREAL([.A825]))+1E-018)" office:value-type="float" office:value="-247.980520317145" calcext:value-type="float">
            <text:p>-247.980520317145</text:p>
          </table:table-cell>
        </table:table-row>
        <table:table-row table:style-name="ro1">
          <table:table-cell office:value-type="string" calcext:value-type="string">
            <text:p>0.0000000000002535-0.0000000000000381j</text:p>
          </table:table-cell>
          <table:table-cell table:formula="of:=(ROW()-2)/1024" office:value-type="float" office:value="0.8046875" calcext:value-type="float">
            <text:p>0.8046875</text:p>
          </table:table-cell>
          <table:table-cell table:formula="of:=20*LOG10(ABS(IMREAL([.A826]))+1E-018)" office:value-type="float" office:value="-251.920406462816" calcext:value-type="float">
            <text:p>-251.920406462816</text:p>
          </table:table-cell>
        </table:table-row>
        <table:table-row table:style-name="ro1">
          <table:table-cell office:value-type="string" calcext:value-type="string">
            <text:p>0.0000000000002422-0.0000000000000847j</text:p>
          </table:table-cell>
          <table:table-cell table:formula="of:=(ROW()-2)/1024" office:value-type="float" office:value="0.8056640625" calcext:value-type="float">
            <text:p>0.8056640625</text:p>
          </table:table-cell>
          <table:table-cell table:formula="of:=20*LOG10(ABS(IMREAL([.A827]))+1E-018)" office:value-type="float" office:value="-252.316481361466" calcext:value-type="float">
            <text:p>-252.316481361466</text:p>
          </table:table-cell>
        </table:table-row>
        <table:table-row table:style-name="ro1">
          <table:table-cell office:value-type="string" calcext:value-type="string">
            <text:p>0.0000000000003461-0.0000000000000806j</text:p>
          </table:table-cell>
          <table:table-cell table:formula="of:=(ROW()-2)/1024" office:value-type="float" office:value="0.806640625" calcext:value-type="float">
            <text:p>0.806640625</text:p>
          </table:table-cell>
          <table:table-cell table:formula="of:=20*LOG10(ABS(IMREAL([.A828]))+1E-018)" office:value-type="float" office:value="-249.21594291768" calcext:value-type="float">
            <text:p>-249.21594291768</text:p>
          </table:table-cell>
        </table:table-row>
        <table:table-row table:style-name="ro1">
          <table:table-cell office:value-type="string" calcext:value-type="string">
            <text:p>0.0000000000003083+0.0000000000000211j</text:p>
          </table:table-cell>
          <table:table-cell table:formula="of:=(ROW()-2)/1024" office:value-type="float" office:value="0.8076171875" calcext:value-type="float">
            <text:p>0.8076171875</text:p>
          </table:table-cell>
          <table:table-cell table:formula="of:=20*LOG10(ABS(IMREAL([.A829]))+1E-018)" office:value-type="float" office:value="-250.220501332017" calcext:value-type="float">
            <text:p>-250.220501332017</text:p>
          </table:table-cell>
        </table:table-row>
        <table:table-row table:style-name="ro1">
          <table:table-cell office:value-type="string" calcext:value-type="string">
            <text:p>0.0000000000002502-0.0000000000000840j</text:p>
          </table:table-cell>
          <table:table-cell table:formula="of:=(ROW()-2)/1024" office:value-type="float" office:value="0.80859375" calcext:value-type="float">
            <text:p>0.80859375</text:p>
          </table:table-cell>
          <table:table-cell table:formula="of:=20*LOG10(ABS(IMREAL([.A830]))+1E-018)" office:value-type="float" office:value="-252.034219177135" calcext:value-type="float">
            <text:p>-252.034219177135</text:p>
          </table:table-cell>
        </table:table-row>
        <table:table-row table:style-name="ro1">
          <table:table-cell office:value-type="string" calcext:value-type="string">
            <text:p>0.0000000000003984+0.0000000000000207j</text:p>
          </table:table-cell>
          <table:table-cell table:formula="of:=(ROW()-2)/1024" office:value-type="float" office:value="0.8095703125" calcext:value-type="float">
            <text:p>0.8095703125</text:p>
          </table:table-cell>
          <table:table-cell table:formula="of:=20*LOG10(ABS(IMREAL([.A831]))+1E-018)" office:value-type="float" office:value="-247.993591603062" calcext:value-type="float">
            <text:p>-247.993591603062</text:p>
          </table:table-cell>
        </table:table-row>
        <table:table-row table:style-name="ro1">
          <table:table-cell office:value-type="string" calcext:value-type="string">
            <text:p>0.0000000000002953-0.0000000000000818j</text:p>
          </table:table-cell>
          <table:table-cell table:formula="of:=(ROW()-2)/1024" office:value-type="float" office:value="0.810546875" calcext:value-type="float">
            <text:p>0.810546875</text:p>
          </table:table-cell>
          <table:table-cell table:formula="of:=20*LOG10(ABS(IMREAL([.A832]))+1E-018)" office:value-type="float" office:value="-250.594701646967" calcext:value-type="float">
            <text:p>-250.594701646967</text:p>
          </table:table-cell>
        </table:table-row>
        <table:table-row table:style-name="ro1">
          <table:table-cell office:value-type="string" calcext:value-type="string">
            <text:p>0.0000000000004165-0.0000000000000225j</text:p>
          </table:table-cell>
          <table:table-cell table:formula="of:=(ROW()-2)/1024" office:value-type="float" office:value="0.8115234375" calcext:value-type="float">
            <text:p>0.8115234375</text:p>
          </table:table-cell>
          <table:table-cell table:formula="of:=20*LOG10(ABS(IMREAL([.A833]))+1E-018)" office:value-type="float" office:value="-247.607679030692" calcext:value-type="float">
            <text:p>-247.607679030692</text:p>
          </table:table-cell>
        </table:table-row>
        <table:table-row table:style-name="ro1">
          <table:table-cell office:value-type="string" calcext:value-type="string">
            <text:p>0.0000000000002728+0.0000000000000364j</text:p>
          </table:table-cell>
          <table:table-cell table:formula="of:=(ROW()-2)/1024" office:value-type="float" office:value="0.8125" calcext:value-type="float">
            <text:p>0.8125</text:p>
          </table:table-cell>
          <table:table-cell table:formula="of:=20*LOG10(ABS(IMREAL([.A834]))+1E-018)" office:value-type="float" office:value="-251.283080840598" calcext:value-type="float">
            <text:p>-251.283080840598</text:p>
          </table:table-cell>
        </table:table-row>
        <table:table-row table:style-name="ro1">
          <table:table-cell office:value-type="string" calcext:value-type="string">
            <text:p>0.0000000000004412-0.0000000000001397j</text:p>
          </table:table-cell>
          <table:table-cell table:formula="of:=(ROW()-2)/1024" office:value-type="float" office:value="0.8134765625" calcext:value-type="float">
            <text:p>0.8134765625</text:p>
          </table:table-cell>
          <table:table-cell table:formula="of:=20*LOG10(ABS(IMREAL([.A835]))+1E-018)" office:value-type="float" office:value="-247.107270237693" calcext:value-type="float">
            <text:p>-247.107270237693</text:p>
          </table:table-cell>
        </table:table-row>
        <table:table-row table:style-name="ro1">
          <table:table-cell office:value-type="string" calcext:value-type="string">
            <text:p>0.0000000000004112-0.0000000000000225j</text:p>
          </table:table-cell>
          <table:table-cell table:formula="of:=(ROW()-2)/1024" office:value-type="float" office:value="0.814453125" calcext:value-type="float">
            <text:p>0.814453125</text:p>
          </table:table-cell>
          <table:table-cell table:formula="of:=20*LOG10(ABS(IMREAL([.A836]))+1E-018)" office:value-type="float" office:value="-247.718916757009" calcext:value-type="float">
            <text:p>-247.718916757009</text:p>
          </table:table-cell>
        </table:table-row>
        <table:table-row table:style-name="ro1">
          <table:table-cell office:value-type="string" calcext:value-type="string">
            <text:p>0.0000000000003073-0.0000000000000265j</text:p>
          </table:table-cell>
          <table:table-cell table:formula="of:=(ROW()-2)/1024" office:value-type="float" office:value="0.8154296875" calcext:value-type="float">
            <text:p>0.8154296875</text:p>
          </table:table-cell>
          <table:table-cell table:formula="of:=20*LOG10(ABS(IMREAL([.A837]))+1E-018)" office:value-type="float" office:value="-250.248720529739" calcext:value-type="float">
            <text:p>-250.248720529739</text:p>
          </table:table-cell>
        </table:table-row>
        <table:table-row table:style-name="ro1">
          <table:table-cell office:value-type="string" calcext:value-type="string">
            <text:p>0.0000000000003537-0.0000000000001292j</text:p>
          </table:table-cell>
          <table:table-cell table:formula="of:=(ROW()-2)/1024" office:value-type="float" office:value="0.81640625" calcext:value-type="float">
            <text:p>0.81640625</text:p>
          </table:table-cell>
          <table:table-cell table:formula="of:=20*LOG10(ABS(IMREAL([.A838]))+1E-018)" office:value-type="float" office:value="-249.027274246517" calcext:value-type="float">
            <text:p>-249.027274246517</text:p>
          </table:table-cell>
        </table:table-row>
        <table:table-row table:style-name="ro1">
          <table:table-cell office:value-type="string" calcext:value-type="string">
            <text:p>0.0000000000004275+0.0000000000000228j</text:p>
          </table:table-cell>
          <table:table-cell table:formula="of:=(ROW()-2)/1024" office:value-type="float" office:value="0.8173828125" calcext:value-type="float">
            <text:p>0.8173828125</text:p>
          </table:table-cell>
          <table:table-cell table:formula="of:=20*LOG10(ABS(IMREAL([.A839]))+1E-018)" office:value-type="float" office:value="-247.381257300869" calcext:value-type="float">
            <text:p>-247.381257300869</text:p>
          </table:table-cell>
        </table:table-row>
        <table:table-row table:style-name="ro1">
          <table:table-cell office:value-type="string" calcext:value-type="string">
            <text:p>0.0000000000003239-0.0000000000000410j</text:p>
          </table:table-cell>
          <table:table-cell table:formula="of:=(ROW()-2)/1024" office:value-type="float" office:value="0.818359375" calcext:value-type="float">
            <text:p>0.818359375</text:p>
          </table:table-cell>
          <table:table-cell table:formula="of:=20*LOG10(ABS(IMREAL([.A840]))+1E-018)" office:value-type="float" office:value="-249.79175422326" calcext:value-type="float">
            <text:p>-249.79175422326</text:p>
          </table:table-cell>
        </table:table-row>
        <table:table-row table:style-name="ro1">
          <table:table-cell office:value-type="string" calcext:value-type="string">
            <text:p>0.0000000000004743-0.0000000000000411j</text:p>
          </table:table-cell>
          <table:table-cell table:formula="of:=(ROW()-2)/1024" office:value-type="float" office:value="0.8193359375" calcext:value-type="float">
            <text:p>0.8193359375</text:p>
          </table:table-cell>
          <table:table-cell table:formula="of:=20*LOG10(ABS(IMREAL([.A841]))+1E-018)" office:value-type="float" office:value="-246.478919193911" calcext:value-type="float">
            <text:p>-246.478919193911</text:p>
          </table:table-cell>
        </table:table-row>
        <table:table-row table:style-name="ro1">
          <table:table-cell office:value-type="string" calcext:value-type="string">
            <text:p>0.0000000000002601-0.0000000000000181j</text:p>
          </table:table-cell>
          <table:table-cell table:formula="of:=(ROW()-2)/1024" office:value-type="float" office:value="0.8203125" calcext:value-type="float">
            <text:p>0.8203125</text:p>
          </table:table-cell>
          <table:table-cell table:formula="of:=20*LOG10(ABS(IMREAL([.A842]))+1E-018)" office:value-type="float" office:value="-251.697159561723" calcext:value-type="float">
            <text:p>-251.697159561723</text:p>
          </table:table-cell>
        </table:table-row>
        <table:table-row table:style-name="ro1">
          <table:table-cell office:value-type="string" calcext:value-type="string">
            <text:p>0.0000000000005257-0.0000000000000827j</text:p>
          </table:table-cell>
          <table:table-cell table:formula="of:=(ROW()-2)/1024" office:value-type="float" office:value="0.8212890625" calcext:value-type="float">
            <text:p>0.8212890625</text:p>
          </table:table-cell>
          <table:table-cell table:formula="of:=20*LOG10(ABS(IMREAL([.A843]))+1E-018)" office:value-type="float" office:value="-245.585223937126" calcext:value-type="float">
            <text:p>-245.585223937126</text:p>
          </table:table-cell>
        </table:table-row>
        <table:table-row table:style-name="ro1">
          <table:table-cell office:value-type="string" calcext:value-type="string">
            <text:p>0.0000000000003942+0.0000000000001327j</text:p>
          </table:table-cell>
          <table:table-cell table:formula="of:=(ROW()-2)/1024" office:value-type="float" office:value="0.822265625" calcext:value-type="float">
            <text:p>0.822265625</text:p>
          </table:table-cell>
          <table:table-cell table:formula="of:=20*LOG10(ABS(IMREAL([.A844]))+1E-018)" office:value-type="float" office:value="-248.085645566939" calcext:value-type="float">
            <text:p>-248.085645566939</text:p>
          </table:table-cell>
        </table:table-row>
        <table:table-row table:style-name="ro1">
          <table:table-cell office:value-type="string" calcext:value-type="string">
            <text:p>0.0000000000003703-0.0000000000001066j</text:p>
          </table:table-cell>
          <table:table-cell table:formula="of:=(ROW()-2)/1024" office:value-type="float" office:value="0.8232421875" calcext:value-type="float">
            <text:p>0.8232421875</text:p>
          </table:table-cell>
          <table:table-cell table:formula="of:=20*LOG10(ABS(IMREAL([.A845]))+1E-018)" office:value-type="float" office:value="-248.628902302684" calcext:value-type="float">
            <text:p>-248.628902302684</text:p>
          </table:table-cell>
        </table:table-row>
        <table:table-row table:style-name="ro1">
          <table:table-cell office:value-type="string" calcext:value-type="string">
            <text:p>0.0000000000005511-0.0000000000000492j</text:p>
          </table:table-cell>
          <table:table-cell table:formula="of:=(ROW()-2)/1024" office:value-type="float" office:value="0.82421875" calcext:value-type="float">
            <text:p>0.82421875</text:p>
          </table:table-cell>
          <table:table-cell table:formula="of:=20*LOG10(ABS(IMREAL([.A846]))+1E-018)" office:value-type="float" office:value="-245.1753760185" calcext:value-type="float">
            <text:p>-245.1753760185</text:p>
          </table:table-cell>
        </table:table-row>
        <table:table-row table:style-name="ro1">
          <table:table-cell office:value-type="string" calcext:value-type="string">
            <text:p>0.0000000000004549+0.0000000000000490j</text:p>
          </table:table-cell>
          <table:table-cell table:formula="of:=(ROW()-2)/1024" office:value-type="float" office:value="0.8251953125" calcext:value-type="float">
            <text:p>0.8251953125</text:p>
          </table:table-cell>
          <table:table-cell table:formula="of:=20*LOG10(ABS(IMREAL([.A847]))+1E-018)" office:value-type="float" office:value="-246.841662169358" calcext:value-type="float">
            <text:p>-246.841662169358</text:p>
          </table:table-cell>
        </table:table-row>
        <table:table-row table:style-name="ro1">
          <table:table-cell office:value-type="string" calcext:value-type="string">
            <text:p>0.0000000000003505-0.0000000000000879j</text:p>
          </table:table-cell>
          <table:table-cell table:formula="of:=(ROW()-2)/1024" office:value-type="float" office:value="0.826171875" calcext:value-type="float">
            <text:p>0.826171875</text:p>
          </table:table-cell>
          <table:table-cell table:formula="of:=20*LOG10(ABS(IMREAL([.A848]))+1E-018)" office:value-type="float" office:value="-249.106214772556" calcext:value-type="float">
            <text:p>-249.106214772556</text:p>
          </table:table-cell>
        </table:table-row>
        <table:table-row table:style-name="ro1">
          <table:table-cell office:value-type="string" calcext:value-type="string">
            <text:p>0.0000000000005072-0.0000000000000158j</text:p>
          </table:table-cell>
          <table:table-cell table:formula="of:=(ROW()-2)/1024" office:value-type="float" office:value="0.8271484375" calcext:value-type="float">
            <text:p>0.8271484375</text:p>
          </table:table-cell>
          <table:table-cell table:formula="of:=20*LOG10(ABS(IMREAL([.A849]))+1E-018)" office:value-type="float" office:value="-245.896397977367" calcext:value-type="float">
            <text:p>-245.896397977367</text:p>
          </table:table-cell>
        </table:table-row>
        <table:table-row table:style-name="ro1">
          <table:table-cell office:value-type="string" calcext:value-type="string">
            <text:p>0.0000000000003514+0.0000000000000995j</text:p>
          </table:table-cell>
          <table:table-cell table:formula="of:=(ROW()-2)/1024" office:value-type="float" office:value="0.828125" calcext:value-type="float">
            <text:p>0.828125</text:p>
          </table:table-cell>
          <table:table-cell table:formula="of:=20*LOG10(ABS(IMREAL([.A850]))+1E-018)" office:value-type="float" office:value="-249.083940138894" calcext:value-type="float">
            <text:p>-249.083940138894</text:p>
          </table:table-cell>
        </table:table-row>
        <table:table-row table:style-name="ro1">
          <table:table-cell office:value-type="string" calcext:value-type="string">
            <text:p>0.0000000000007248+0.0000000000000009j</text:p>
          </table:table-cell>
          <table:table-cell table:formula="of:=(ROW()-2)/1024" office:value-type="float" office:value="0.8291015625" calcext:value-type="float">
            <text:p>0.8291015625</text:p>
          </table:table-cell>
          <table:table-cell table:formula="of:=20*LOG10(ABS(IMREAL([.A851]))+1E-018)" office:value-type="float" office:value="-242.79562432279" calcext:value-type="float">
            <text:p>-242.79562432279</text:p>
          </table:table-cell>
        </table:table-row>
        <table:table-row table:style-name="ro1">
          <table:table-cell office:value-type="string" calcext:value-type="string">
            <text:p>0.0000000000003769+0.0000000000000733j</text:p>
          </table:table-cell>
          <table:table-cell table:formula="of:=(ROW()-2)/1024" office:value-type="float" office:value="0.830078125" calcext:value-type="float">
            <text:p>0.830078125</text:p>
          </table:table-cell>
          <table:table-cell table:formula="of:=20*LOG10(ABS(IMREAL([.A852]))+1E-018)" office:value-type="float" office:value="-248.475454205431" calcext:value-type="float">
            <text:p>-248.475454205431</text:p>
          </table:table-cell>
        </table:table-row>
        <table:table-row table:style-name="ro1">
          <table:table-cell office:value-type="string" calcext:value-type="string">
            <text:p>0.0000000000004471-0.0000000000002657j</text:p>
          </table:table-cell>
          <table:table-cell table:formula="of:=(ROW()-2)/1024" office:value-type="float" office:value="0.8310546875" calcext:value-type="float">
            <text:p>0.8310546875</text:p>
          </table:table-cell>
          <table:table-cell table:formula="of:=20*LOG10(ABS(IMREAL([.A853]))+1E-018)" office:value-type="float" office:value="-246.991887175487" calcext:value-type="float">
            <text:p>-246.991887175487</text:p>
          </table:table-cell>
        </table:table-row>
        <table:table-row table:style-name="ro1">
          <table:table-cell office:value-type="string" calcext:value-type="string">
            <text:p>0.0000000000006532+0.0000000000002495j</text:p>
          </table:table-cell>
          <table:table-cell table:formula="of:=(ROW()-2)/1024" office:value-type="float" office:value="0.83203125" calcext:value-type="float">
            <text:p>0.83203125</text:p>
          </table:table-cell>
          <table:table-cell table:formula="of:=20*LOG10(ABS(IMREAL([.A854]))+1E-018)" office:value-type="float" office:value="-243.699063181275" calcext:value-type="float">
            <text:p>-243.699063181275</text:p>
          </table:table-cell>
        </table:table-row>
        <table:table-row table:style-name="ro1">
          <table:table-cell office:value-type="string" calcext:value-type="string">
            <text:p>0.0000000000002748+0.0000000000001023j</text:p>
          </table:table-cell>
          <table:table-cell table:formula="of:=(ROW()-2)/1024" office:value-type="float" office:value="0.8330078125" calcext:value-type="float">
            <text:p>0.8330078125</text:p>
          </table:table-cell>
          <table:table-cell table:formula="of:=20*LOG10(ABS(IMREAL([.A855]))+1E-018)" office:value-type="float" office:value="-251.219633824266" calcext:value-type="float">
            <text:p>-251.219633824266</text:p>
          </table:table-cell>
        </table:table-row>
        <table:table-row table:style-name="ro1">
          <table:table-cell office:value-type="string" calcext:value-type="string">
            <text:p>0.0000000000005500+0.0000000000000445j</text:p>
          </table:table-cell>
          <table:table-cell table:formula="of:=(ROW()-2)/1024" office:value-type="float" office:value="0.833984375" calcext:value-type="float">
            <text:p>0.833984375</text:p>
          </table:table-cell>
          <table:table-cell table:formula="of:=20*LOG10(ABS(IMREAL([.A856]))+1E-018)" office:value-type="float" office:value="-245.192730417603" calcext:value-type="float">
            <text:p>-245.192730417603</text:p>
          </table:table-cell>
        </table:table-row>
        <table:table-row table:style-name="ro1">
          <table:table-cell office:value-type="string" calcext:value-type="string">
            <text:p>0.0000000000008620+0.0000000000002314j</text:p>
          </table:table-cell>
          <table:table-cell table:formula="of:=(ROW()-2)/1024" office:value-type="float" office:value="0.8349609375" calcext:value-type="float">
            <text:p>0.8349609375</text:p>
          </table:table-cell>
          <table:table-cell table:formula="of:=20*LOG10(ABS(IMREAL([.A857]))+1E-018)" office:value-type="float" office:value="-241.289844607074" calcext:value-type="float">
            <text:p>-241.289844607074</text:p>
          </table:table-cell>
        </table:table-row>
        <table:table-row table:style-name="ro1">
          <table:table-cell office:value-type="string" calcext:value-type="string">
            <text:p>0.0000000000005139+0.0000000000000977j</text:p>
          </table:table-cell>
          <table:table-cell table:formula="of:=(ROW()-2)/1024" office:value-type="float" office:value="0.8359375" calcext:value-type="float">
            <text:p>0.8359375</text:p>
          </table:table-cell>
          <table:table-cell table:formula="of:=20*LOG10(ABS(IMREAL([.A858]))+1E-018)" office:value-type="float" office:value="-245.782410744407" calcext:value-type="float">
            <text:p>-245.782410744407</text:p>
          </table:table-cell>
        </table:table-row>
        <table:table-row table:style-name="ro1">
          <table:table-cell office:value-type="string" calcext:value-type="string">
            <text:p>0.0000000000007939-0.0000000000000164j</text:p>
          </table:table-cell>
          <table:table-cell table:formula="of:=(ROW()-2)/1024" office:value-type="float" office:value="0.8369140625" calcext:value-type="float">
            <text:p>0.8369140625</text:p>
          </table:table-cell>
          <table:table-cell table:formula="of:=20*LOG10(ABS(IMREAL([.A859]))+1E-018)" office:value-type="float" office:value="-242.004673020334" calcext:value-type="float">
            <text:p>-242.004673020334</text:p>
          </table:table-cell>
        </table:table-row>
        <table:table-row table:style-name="ro1">
          <table:table-cell office:value-type="string" calcext:value-type="string">
            <text:p>0.0000000000003729+0.0000000000000977j</text:p>
          </table:table-cell>
          <table:table-cell table:formula="of:=(ROW()-2)/1024" office:value-type="float" office:value="0.837890625" calcext:value-type="float">
            <text:p>0.837890625</text:p>
          </table:table-cell>
          <table:table-cell table:formula="of:=20*LOG10(ABS(IMREAL([.A860]))+1E-018)" office:value-type="float" office:value="-248.568129039993" calcext:value-type="float">
            <text:p>-248.568129039993</text:p>
          </table:table-cell>
        </table:table-row>
        <table:table-row table:style-name="ro1">
          <table:table-cell office:value-type="string" calcext:value-type="string">
            <text:p>0.0000000000007056-0.0000000000002202j</text:p>
          </table:table-cell>
          <table:table-cell table:formula="of:=(ROW()-2)/1024" office:value-type="float" office:value="0.8388671875" calcext:value-type="float">
            <text:p>0.8388671875</text:p>
          </table:table-cell>
          <table:table-cell table:formula="of:=20*LOG10(ABS(IMREAL([.A861]))+1E-018)" office:value-type="float" office:value="-243.028816247599" calcext:value-type="float">
            <text:p>-243.028816247599</text:p>
          </table:table-cell>
        </table:table-row>
        <table:table-row table:style-name="ro1">
          <table:table-cell office:value-type="string" calcext:value-type="string">
            <text:p>0.0000000000007235+0.0000000000012882j</text:p>
          </table:table-cell>
          <table:table-cell table:formula="of:=(ROW()-2)/1024" office:value-type="float" office:value="0.83984375" calcext:value-type="float">
            <text:p>0.83984375</text:p>
          </table:table-cell>
          <table:table-cell table:formula="of:=20*LOG10(ABS(IMREAL([.A862]))+1E-018)" office:value-type="float" office:value="-242.811217285531" calcext:value-type="float">
            <text:p>-242.811217285531</text:p>
          </table:table-cell>
        </table:table-row>
        <table:table-row table:style-name="ro1">
          <table:table-cell office:value-type="string" calcext:value-type="string">
            <text:p>0.0000000000000851-0.0000000000004235j</text:p>
          </table:table-cell>
          <table:table-cell table:formula="of:=(ROW()-2)/1024" office:value-type="float" office:value="0.8408203125" calcext:value-type="float">
            <text:p>0.8408203125</text:p>
          </table:table-cell>
          <table:table-cell table:formula="of:=20*LOG10(ABS(IMREAL([.A863]))+1E-018)" office:value-type="float" office:value="-261.40130673205" calcext:value-type="float">
            <text:p>-261.40130673205</text:p>
          </table:table-cell>
        </table:table-row>
        <table:table-row table:style-name="ro1">
          <table:table-cell office:value-type="string" calcext:value-type="string">
            <text:p>0.0000000000016189+0.0000000000002150j</text:p>
          </table:table-cell>
          <table:table-cell table:formula="of:=(ROW()-2)/1024" office:value-type="float" office:value="0.841796875" calcext:value-type="float">
            <text:p>0.841796875</text:p>
          </table:table-cell>
          <table:table-cell table:formula="of:=20*LOG10(ABS(IMREAL([.A864]))+1E-018)" office:value-type="float" office:value="-235.815594173398" calcext:value-type="float">
            <text:p>-235.815594173398</text:p>
          </table:table-cell>
        </table:table-row>
        <table:table-row table:style-name="ro1">
          <table:table-cell office:value-type="string" calcext:value-type="string">
            <text:p>0.0000000000004388+0.0000000000026798j</text:p>
          </table:table-cell>
          <table:table-cell table:formula="of:=(ROW()-2)/1024" office:value-type="float" office:value="0.8427734375" calcext:value-type="float">
            <text:p>0.8427734375</text:p>
          </table:table-cell>
          <table:table-cell table:formula="of:=20*LOG10(ABS(IMREAL([.A865]))+1E-018)" office:value-type="float" office:value="-247.154647827325" calcext:value-type="float">
            <text:p>-247.154647827325</text:p>
          </table:table-cell>
        </table:table-row>
        <table:table-row table:style-name="ro1">
          <table:table-cell office:value-type="string" calcext:value-type="string">
            <text:p>-0.0000000000025738+0.0000000000010532j</text:p>
          </table:table-cell>
          <table:table-cell table:formula="of:=(ROW()-2)/1024" office:value-type="float" office:value="0.84375" calcext:value-type="float">
            <text:p>0.84375</text:p>
          </table:table-cell>
          <table:table-cell table:formula="of:=20*LOG10(ABS(IMREAL([.A866]))+1E-018)" office:value-type="float" office:value="-231.78850069442" calcext:value-type="float">
            <text:p>-231.78850069442</text:p>
          </table:table-cell>
        </table:table-row>
        <table:table-row table:style-name="ro1">
          <table:table-cell office:value-type="string" calcext:value-type="string">
            <text:p>-0.0000000000007063-0.0000000000020971j</text:p>
          </table:table-cell>
          <table:table-cell table:formula="of:=(ROW()-2)/1024" office:value-type="float" office:value="0.8447265625" calcext:value-type="float">
            <text:p>0.8447265625</text:p>
          </table:table-cell>
          <table:table-cell table:formula="of:=20*LOG10(ABS(IMREAL([.A867]))+1E-018)" office:value-type="float" office:value="-243.020203577251" calcext:value-type="float">
            <text:p>-243.020203577251</text:p>
          </table:table-cell>
        </table:table-row>
        <table:table-row table:style-name="ro1">
          <table:table-cell office:value-type="string" calcext:value-type="string">
            <text:p>0.0000000000007516-0.0000000000014141j</text:p>
          </table:table-cell>
          <table:table-cell table:formula="of:=(ROW()-2)/1024" office:value-type="float" office:value="0.845703125" calcext:value-type="float">
            <text:p>0.845703125</text:p>
          </table:table-cell>
          <table:table-cell table:formula="of:=20*LOG10(ABS(IMREAL([.A868]))+1E-018)" office:value-type="float" office:value="-242.480253014906" calcext:value-type="float">
            <text:p>-242.480253014906</text:p>
          </table:table-cell>
        </table:table-row>
        <table:table-row table:style-name="ro1">
          <table:table-cell office:value-type="string" calcext:value-type="string">
            <text:p>0.0000000000007373-0.0000000000005018j</text:p>
          </table:table-cell>
          <table:table-cell table:formula="of:=(ROW()-2)/1024" office:value-type="float" office:value="0.8466796875" calcext:value-type="float">
            <text:p>0.8466796875</text:p>
          </table:table-cell>
          <table:table-cell table:formula="of:=20*LOG10(ABS(IMREAL([.A869]))+1E-018)" office:value-type="float" office:value="-242.647103541274" calcext:value-type="float">
            <text:p>-242.647103541274</text:p>
          </table:table-cell>
        </table:table-row>
        <table:table-row table:style-name="ro1">
          <table:table-cell office:value-type="string" calcext:value-type="string">
            <text:p>0.0000000000011678-0.0000000000012220j</text:p>
          </table:table-cell>
          <table:table-cell table:formula="of:=(ROW()-2)/1024" office:value-type="float" office:value="0.84765625" calcext:value-type="float">
            <text:p>0.84765625</text:p>
          </table:table-cell>
          <table:table-cell table:formula="of:=20*LOG10(ABS(IMREAL([.A870]))+1E-018)" office:value-type="float" office:value="-238.652623143875" calcext:value-type="float">
            <text:p>-238.652623143875</text:p>
          </table:table-cell>
        </table:table-row>
        <table:table-row table:style-name="ro1">
          <table:table-cell office:value-type="string" calcext:value-type="string">
            <text:p>0.0000000000008004+0.0000000000004941j</text:p>
          </table:table-cell>
          <table:table-cell table:formula="of:=(ROW()-2)/1024" office:value-type="float" office:value="0.8486328125" calcext:value-type="float">
            <text:p>0.8486328125</text:p>
          </table:table-cell>
          <table:table-cell table:formula="of:=20*LOG10(ABS(IMREAL([.A871]))+1E-018)" office:value-type="float" office:value="-241.933847548787" calcext:value-type="float">
            <text:p>-241.933847548787</text:p>
          </table:table-cell>
        </table:table-row>
        <table:table-row table:style-name="ro1">
          <table:table-cell office:value-type="string" calcext:value-type="string">
            <text:p>0.0000000000005924-0.0000000000006455j</text:p>
          </table:table-cell>
          <table:table-cell table:formula="of:=(ROW()-2)/1024" office:value-type="float" office:value="0.849609375" calcext:value-type="float">
            <text:p>0.849609375</text:p>
          </table:table-cell>
          <table:table-cell table:formula="of:=20*LOG10(ABS(IMREAL([.A872]))+1E-018)" office:value-type="float" office:value="-244.547684340825" calcext:value-type="float">
            <text:p>-244.547684340825</text:p>
          </table:table-cell>
        </table:table-row>
        <table:table-row table:style-name="ro1">
          <table:table-cell office:value-type="string" calcext:value-type="string">
            <text:p>0.0000000000014718-0.0000000000006344j</text:p>
          </table:table-cell>
          <table:table-cell table:formula="of:=(ROW()-2)/1024" office:value-type="float" office:value="0.8505859375" calcext:value-type="float">
            <text:p>0.8505859375</text:p>
          </table:table-cell>
          <table:table-cell table:formula="of:=20*LOG10(ABS(IMREAL([.A873]))+1E-018)" office:value-type="float" office:value="-236.643018126659" calcext:value-type="float">
            <text:p>-236.643018126659</text:p>
          </table:table-cell>
        </table:table-row>
        <table:table-row table:style-name="ro1">
          <table:table-cell office:value-type="string" calcext:value-type="string">
            <text:p>0.0000000000009230+0.0000000000002849j</text:p>
          </table:table-cell>
          <table:table-cell table:formula="of:=(ROW()-2)/1024" office:value-type="float" office:value="0.8515625" calcext:value-type="float">
            <text:p>0.8515625</text:p>
          </table:table-cell>
          <table:table-cell table:formula="of:=20*LOG10(ABS(IMREAL([.A874]))+1E-018)" office:value-type="float" office:value="-240.695956568989" calcext:value-type="float">
            <text:p>-240.695956568989</text:p>
          </table:table-cell>
        </table:table-row>
        <table:table-row table:style-name="ro1">
          <table:table-cell office:value-type="string" calcext:value-type="string">
            <text:p>0.0000000000010738-0.0000000000003478j</text:p>
          </table:table-cell>
          <table:table-cell table:formula="of:=(ROW()-2)/1024" office:value-type="float" office:value="0.8525390625" calcext:value-type="float">
            <text:p>0.8525390625</text:p>
          </table:table-cell>
          <table:table-cell table:formula="of:=20*LOG10(ABS(IMREAL([.A875]))+1E-018)" office:value-type="float" office:value="-239.381523918533" calcext:value-type="float">
            <text:p>-239.381523918533</text:p>
          </table:table-cell>
        </table:table-row>
        <table:table-row table:style-name="ro1">
          <table:table-cell office:value-type="string" calcext:value-type="string">
            <text:p>0.0000000000012841-0.0000000000004449j</text:p>
          </table:table-cell>
          <table:table-cell table:formula="of:=(ROW()-2)/1024" office:value-type="float" office:value="0.853515625" calcext:value-type="float">
            <text:p>0.853515625</text:p>
          </table:table-cell>
          <table:table-cell table:formula="of:=20*LOG10(ABS(IMREAL([.A876]))+1E-018)" office:value-type="float" office:value="-237.828016316347" calcext:value-type="float">
            <text:p>-237.828016316347</text:p>
          </table:table-cell>
        </table:table-row>
        <table:table-row table:style-name="ro1">
          <table:table-cell office:value-type="string" calcext:value-type="string">
            <text:p>0.0000000000012731-0.0000000000000852j</text:p>
          </table:table-cell>
          <table:table-cell table:formula="of:=(ROW()-2)/1024" office:value-type="float" office:value="0.8544921875" calcext:value-type="float">
            <text:p>0.8544921875</text:p>
          </table:table-cell>
          <table:table-cell table:formula="of:=20*LOG10(ABS(IMREAL([.A877]))+1E-018)" office:value-type="float" office:value="-237.902742814552" calcext:value-type="float">
            <text:p>-237.902742814552</text:p>
          </table:table-cell>
        </table:table-row>
        <table:table-row table:style-name="ro1">
          <table:table-cell office:value-type="string" calcext:value-type="string">
            <text:p>0.0000000000014122-0.0000000000001509j</text:p>
          </table:table-cell>
          <table:table-cell table:formula="of:=(ROW()-2)/1024" office:value-type="float" office:value="0.85546875" calcext:value-type="float">
            <text:p>0.85546875</text:p>
          </table:table-cell>
          <table:table-cell table:formula="of:=20*LOG10(ABS(IMREAL([.A878]))+1E-018)" office:value-type="float" office:value="-237.002069706218" calcext:value-type="float">
            <text:p>-237.002069706218</text:p>
          </table:table-cell>
        </table:table-row>
        <table:table-row table:style-name="ro1">
          <table:table-cell office:value-type="string" calcext:value-type="string">
            <text:p>0.0000000000011992-0.0000000000000946j</text:p>
          </table:table-cell>
          <table:table-cell table:formula="of:=(ROW()-2)/1024" office:value-type="float" office:value="0.8564453125" calcext:value-type="float">
            <text:p>0.8564453125</text:p>
          </table:table-cell>
          <table:table-cell table:formula="of:=20*LOG10(ABS(IMREAL([.A879]))+1E-018)" office:value-type="float" office:value="-238.422160360128" calcext:value-type="float">
            <text:p>-238.422160360128</text:p>
          </table:table-cell>
        </table:table-row>
        <table:table-row table:style-name="ro1">
          <table:table-cell office:value-type="string" calcext:value-type="string">
            <text:p>0.0000000000016985-0.0000000000002936j</text:p>
          </table:table-cell>
          <table:table-cell table:formula="of:=(ROW()-2)/1024" office:value-type="float" office:value="0.857421875" calcext:value-type="float">
            <text:p>0.857421875</text:p>
          </table:table-cell>
          <table:table-cell table:formula="of:=20*LOG10(ABS(IMREAL([.A880]))+1E-018)" office:value-type="float" office:value="-235.398683862021" calcext:value-type="float">
            <text:p>-235.398683862021</text:p>
          </table:table-cell>
        </table:table-row>
        <table:table-row table:style-name="ro1">
          <table:table-cell office:value-type="string" calcext:value-type="string">
            <text:p>0.0000000000019734-0.0000000000001278j</text:p>
          </table:table-cell>
          <table:table-cell table:formula="of:=(ROW()-2)/1024" office:value-type="float" office:value="0.8583984375" calcext:value-type="float">
            <text:p>0.8583984375</text:p>
          </table:table-cell>
          <table:table-cell table:formula="of:=20*LOG10(ABS(IMREAL([.A881]))+1E-018)" office:value-type="float" office:value="-234.095693121191" calcext:value-type="float">
            <text:p>-234.095693121191</text:p>
          </table:table-cell>
        </table:table-row>
        <table:table-row table:style-name="ro1">
          <table:table-cell office:value-type="string" calcext:value-type="string">
            <text:p>0.0000000000014160+0.0000000000000347j</text:p>
          </table:table-cell>
          <table:table-cell table:formula="of:=(ROW()-2)/1024" office:value-type="float" office:value="0.859375" calcext:value-type="float">
            <text:p>0.859375</text:p>
          </table:table-cell>
          <table:table-cell table:formula="of:=20*LOG10(ABS(IMREAL([.A882]))+1E-018)" office:value-type="float" office:value="-236.978728798824" calcext:value-type="float">
            <text:p>-236.978728798824</text:p>
          </table:table-cell>
        </table:table-row>
        <table:table-row table:style-name="ro1">
          <table:table-cell office:value-type="string" calcext:value-type="string">
            <text:p>0.0000000000020422-0.0000000000003202j</text:p>
          </table:table-cell>
          <table:table-cell table:formula="of:=(ROW()-2)/1024" office:value-type="float" office:value="0.8603515625" calcext:value-type="float">
            <text:p>0.8603515625</text:p>
          </table:table-cell>
          <table:table-cell table:formula="of:=20*LOG10(ABS(IMREAL([.A883]))+1E-018)" office:value-type="float" office:value="-233.798030309675" calcext:value-type="float">
            <text:p>-233.798030309675</text:p>
          </table:table-cell>
        </table:table-row>
        <table:table-row table:style-name="ro1">
          <table:table-cell office:value-type="string" calcext:value-type="string">
            <text:p>0.0000000000025157-0.0000000000001016j</text:p>
          </table:table-cell>
          <table:table-cell table:formula="of:=(ROW()-2)/1024" office:value-type="float" office:value="0.861328125" calcext:value-type="float">
            <text:p>0.861328125</text:p>
          </table:table-cell>
          <table:table-cell table:formula="of:=20*LOG10(ABS(IMREAL([.A884]))+1E-018)" office:value-type="float" office:value="-231.986819552028" calcext:value-type="float">
            <text:p>-231.986819552028</text:p>
          </table:table-cell>
        </table:table-row>
        <table:table-row table:style-name="ro1">
          <table:table-cell office:value-type="string" calcext:value-type="string">
            <text:p>0.0000000000022579+0.0000000000001430j</text:p>
          </table:table-cell>
          <table:table-cell table:formula="of:=(ROW()-2)/1024" office:value-type="float" office:value="0.8623046875" calcext:value-type="float">
            <text:p>0.8623046875</text:p>
          </table:table-cell>
          <table:table-cell table:formula="of:=20*LOG10(ABS(IMREAL([.A885]))+1E-018)" office:value-type="float" office:value="-232.925902081669" calcext:value-type="float">
            <text:p>-232.925902081669</text:p>
          </table:table-cell>
        </table:table-row>
        <table:table-row table:style-name="ro1">
          <table:table-cell office:value-type="string" calcext:value-type="string">
            <text:p>0.0000000000028859-0.0000000000000315j</text:p>
          </table:table-cell>
          <table:table-cell table:formula="of:=(ROW()-2)/1024" office:value-type="float" office:value="0.86328125" calcext:value-type="float">
            <text:p>0.86328125</text:p>
          </table:table-cell>
          <table:table-cell table:formula="of:=20*LOG10(ABS(IMREAL([.A886]))+1E-018)" office:value-type="float" office:value="-230.794371426674" calcext:value-type="float">
            <text:p>-230.794371426674</text:p>
          </table:table-cell>
        </table:table-row>
        <table:table-row table:style-name="ro1">
          <table:table-cell office:value-type="string" calcext:value-type="string">
            <text:p>0.0000000000033377-0.0000000000003376j</text:p>
          </table:table-cell>
          <table:table-cell table:formula="of:=(ROW()-2)/1024" office:value-type="float" office:value="0.8642578125" calcext:value-type="float">
            <text:p>0.8642578125</text:p>
          </table:table-cell>
          <table:table-cell table:formula="of:=20*LOG10(ABS(IMREAL([.A887]))+1E-018)" office:value-type="float" office:value="-229.531051423035" calcext:value-type="float">
            <text:p>-229.531051423035</text:p>
          </table:table-cell>
        </table:table-row>
        <table:table-row table:style-name="ro1">
          <table:table-cell office:value-type="string" calcext:value-type="string">
            <text:p>0.0000000000043346+0.0000000000002156j</text:p>
          </table:table-cell>
          <table:table-cell table:formula="of:=(ROW()-2)/1024" office:value-type="float" office:value="0.865234375" calcext:value-type="float">
            <text:p>0.865234375</text:p>
          </table:table-cell>
          <table:table-cell table:formula="of:=20*LOG10(ABS(IMREAL([.A888]))+1E-018)" office:value-type="float" office:value="-227.261017463056" calcext:value-type="float">
            <text:p>-227.261017463056</text:p>
          </table:table-cell>
        </table:table-row>
        <table:table-row table:style-name="ro1">
          <table:table-cell office:value-type="string" calcext:value-type="string">
            <text:p>0.0000000000047485+0.0000000000002095j</text:p>
          </table:table-cell>
          <table:table-cell table:formula="of:=(ROW()-2)/1024" office:value-type="float" office:value="0.8662109375" calcext:value-type="float">
            <text:p>0.8662109375</text:p>
          </table:table-cell>
          <table:table-cell table:formula="of:=20*LOG10(ABS(IMREAL([.A889]))+1E-018)" office:value-type="float" office:value="-226.468869324017" calcext:value-type="float">
            <text:p>-226.468869324017</text:p>
          </table:table-cell>
        </table:table-row>
        <table:table-row table:style-name="ro1">
          <table:table-cell office:value-type="string" calcext:value-type="string">
            <text:p>0.0000000000063105-0.0000000000003414j</text:p>
          </table:table-cell>
          <table:table-cell table:formula="of:=(ROW()-2)/1024" office:value-type="float" office:value="0.8671875" calcext:value-type="float">
            <text:p>0.8671875</text:p>
          </table:table-cell>
          <table:table-cell table:formula="of:=20*LOG10(ABS(IMREAL([.A890]))+1E-018)" office:value-type="float" office:value="-223.998723202128" calcext:value-type="float">
            <text:p>-223.998723202128</text:p>
          </table:table-cell>
        </table:table-row>
        <table:table-row table:style-name="ro1">
          <table:table-cell office:value-type="string" calcext:value-type="string">
            <text:p>0.0000000000105376+0.0000000000000564j</text:p>
          </table:table-cell>
          <table:table-cell table:formula="of:=(ROW()-2)/1024" office:value-type="float" office:value="0.8681640625" calcext:value-type="float">
            <text:p>0.8681640625</text:p>
          </table:table-cell>
          <table:table-cell table:formula="of:=20*LOG10(ABS(IMREAL([.A891]))+1E-018)" office:value-type="float" office:value="-219.545164995088" calcext:value-type="float">
            <text:p>-219.545164995088</text:p>
          </table:table-cell>
        </table:table-row>
        <table:table-row table:style-name="ro1">
          <table:table-cell office:value-type="string" calcext:value-type="string">
            <text:p>0.0000000000205157+0.0000000000008810j</text:p>
          </table:table-cell>
          <table:table-cell table:formula="of:=(ROW()-2)/1024" office:value-type="float" office:value="0.869140625" calcext:value-type="float">
            <text:p>0.869140625</text:p>
          </table:table-cell>
          <table:table-cell table:formula="of:=20*LOG10(ABS(IMREAL([.A892]))+1E-018)" office:value-type="float" office:value="-213.758272781126" calcext:value-type="float">
            <text:p>-213.758272781126</text:p>
          </table:table-cell>
        </table:table-row>
        <table:table-row table:style-name="ro1">
          <table:table-cell office:value-type="string" calcext:value-type="string">
            <text:p>511.9999999999967599+0.0000000000637992j</text:p>
          </table:table-cell>
          <table:table-cell table:formula="of:=(ROW()-2)/1024" office:value-type="float" office:value="0.8701171875" calcext:value-type="float">
            <text:p>0.8701171875</text:p>
          </table:table-cell>
          <table:table-cell table:formula="of:=20*LOG10(ABS(IMREAL([.A893]))+1E-018)" office:value-type="float" office:value="54.1853992195166" calcext:value-type="float">
            <text:p>54.1853992195166</text:p>
          </table:table-cell>
        </table:table-row>
        <table:table-row table:style-name="ro1">
          <table:table-cell office:value-type="string" calcext:value-type="string">
            <text:p>-0.0000000000203718-0.0000000000012961j</text:p>
          </table:table-cell>
          <table:table-cell table:formula="of:=(ROW()-2)/1024" office:value-type="float" office:value="0.87109375" calcext:value-type="float">
            <text:p>0.87109375</text:p>
          </table:table-cell>
          <table:table-cell table:formula="of:=20*LOG10(ABS(IMREAL([.A894]))+1E-018)" office:value-type="float" office:value="-213.819411496789" calcext:value-type="float">
            <text:p>-213.819411496789</text:p>
          </table:table-cell>
        </table:table-row>
        <table:table-row table:style-name="ro1">
          <table:table-cell office:value-type="string" calcext:value-type="string">
            <text:p>-0.0000000000103359-0.0000000000010186j</text:p>
          </table:table-cell>
          <table:table-cell table:formula="of:=(ROW()-2)/1024" office:value-type="float" office:value="0.8720703125" calcext:value-type="float">
            <text:p>0.8720703125</text:p>
          </table:table-cell>
          <table:table-cell table:formula="of:=20*LOG10(ABS(IMREAL([.A895]))+1E-018)" office:value-type="float" office:value="-219.713033182335" calcext:value-type="float">
            <text:p>-219.713033182335</text:p>
          </table:table-cell>
        </table:table-row>
        <table:table-row table:style-name="ro1">
          <table:table-cell office:value-type="string" calcext:value-type="string">
            <text:p>-0.0000000000064846-0.0000000000009920j</text:p>
          </table:table-cell>
          <table:table-cell table:formula="of:=(ROW()-2)/1024" office:value-type="float" office:value="0.873046875" calcext:value-type="float">
            <text:p>0.873046875</text:p>
          </table:table-cell>
          <table:table-cell table:formula="of:=20*LOG10(ABS(IMREAL([.A896]))+1E-018)" office:value-type="float" office:value="-223.762334821295" calcext:value-type="float">
            <text:p>-223.762334821295</text:p>
          </table:table-cell>
        </table:table-row>
        <table:table-row table:style-name="ro1">
          <table:table-cell office:value-type="string" calcext:value-type="string">
            <text:p>-0.0000000000046201-0.0000000000002942j</text:p>
          </table:table-cell>
          <table:table-cell table:formula="of:=(ROW()-2)/1024" office:value-type="float" office:value="0.8740234375" calcext:value-type="float">
            <text:p>0.8740234375</text:p>
          </table:table-cell>
          <table:table-cell table:formula="of:=20*LOG10(ABS(IMREAL([.A897]))+1E-018)" office:value-type="float" office:value="-226.706970604621" calcext:value-type="float">
            <text:p>-226.706970604621</text:p>
          </table:table-cell>
        </table:table-row>
        <table:table-row table:style-name="ro1">
          <table:table-cell office:value-type="string" calcext:value-type="string">
            <text:p>-0.0000000000042810-0.0000000000001775j</text:p>
          </table:table-cell>
          <table:table-cell table:formula="of:=(ROW()-2)/1024" office:value-type="float" office:value="0.875" calcext:value-type="float">
            <text:p>0.875</text:p>
          </table:table-cell>
          <table:table-cell table:formula="of:=20*LOG10(ABS(IMREAL([.A898]))+1E-018)" office:value-type="float" office:value="-227.369093414375" calcext:value-type="float">
            <text:p>-227.369093414375</text:p>
          </table:table-cell>
        </table:table-row>
        <table:table-row table:style-name="ro1">
          <table:table-cell office:value-type="string" calcext:value-type="string">
            <text:p>-0.0000000000031784-0.0000000000006432j</text:p>
          </table:table-cell>
          <table:table-cell table:formula="of:=(ROW()-2)/1024" office:value-type="float" office:value="0.8759765625" calcext:value-type="float">
            <text:p>0.8759765625</text:p>
          </table:table-cell>
          <table:table-cell table:formula="of:=20*LOG10(ABS(IMREAL([.A899]))+1E-018)" office:value-type="float" office:value="-229.955826226268" calcext:value-type="float">
            <text:p>-229.955826226268</text:p>
          </table:table-cell>
        </table:table-row>
        <table:table-row table:style-name="ro1">
          <table:table-cell office:value-type="string" calcext:value-type="string">
            <text:p>-0.0000000000028527-0.0000000000002602j</text:p>
          </table:table-cell>
          <table:table-cell table:formula="of:=(ROW()-2)/1024" office:value-type="float" office:value="0.876953125" calcext:value-type="float">
            <text:p>0.876953125</text:p>
          </table:table-cell>
          <table:table-cell table:formula="of:=20*LOG10(ABS(IMREAL([.A900]))+1E-018)" office:value-type="float" office:value="-230.894874912845" calcext:value-type="float">
            <text:p>-230.894874912845</text:p>
          </table:table-cell>
        </table:table-row>
        <table:table-row table:style-name="ro1">
          <table:table-cell office:value-type="string" calcext:value-type="string">
            <text:p>-0.0000000000022849-0.0000000000002442j</text:p>
          </table:table-cell>
          <table:table-cell table:formula="of:=(ROW()-2)/1024" office:value-type="float" office:value="0.8779296875" calcext:value-type="float">
            <text:p>0.8779296875</text:p>
          </table:table-cell>
          <table:table-cell table:formula="of:=20*LOG10(ABS(IMREAL([.A901]))+1E-018)" office:value-type="float" office:value="-232.822652245232" calcext:value-type="float">
            <text:p>-232.822652245232</text:p>
          </table:table-cell>
        </table:table-row>
        <table:table-row table:style-name="ro1">
          <table:table-cell office:value-type="string" calcext:value-type="string">
            <text:p>-0.0000000000023957-0.0000000000002507j</text:p>
          </table:table-cell>
          <table:table-cell table:formula="of:=(ROW()-2)/1024" office:value-type="float" office:value="0.87890625" calcext:value-type="float">
            <text:p>0.87890625</text:p>
          </table:table-cell>
          <table:table-cell table:formula="of:=20*LOG10(ABS(IMREAL([.A902]))+1E-018)" office:value-type="float" office:value="-232.411347716916" calcext:value-type="float">
            <text:p>-232.411347716916</text:p>
          </table:table-cell>
        </table:table-row>
        <table:table-row table:style-name="ro1">
          <table:table-cell office:value-type="string" calcext:value-type="string">
            <text:p>-0.0000000000019345-0.0000000000003451j</text:p>
          </table:table-cell>
          <table:table-cell table:formula="of:=(ROW()-2)/1024" office:value-type="float" office:value="0.8798828125" calcext:value-type="float">
            <text:p>0.8798828125</text:p>
          </table:table-cell>
          <table:table-cell table:formula="of:=20*LOG10(ABS(IMREAL([.A903]))+1E-018)" office:value-type="float" office:value="-234.268620828864" calcext:value-type="float">
            <text:p>-234.268620828864</text:p>
          </table:table-cell>
        </table:table-row>
        <table:table-row table:style-name="ro1">
          <table:table-cell office:value-type="string" calcext:value-type="string">
            <text:p>-0.0000000000015943-0.0000000000001570j</text:p>
          </table:table-cell>
          <table:table-cell table:formula="of:=(ROW()-2)/1024" office:value-type="float" office:value="0.880859375" calcext:value-type="float">
            <text:p>0.880859375</text:p>
          </table:table-cell>
          <table:table-cell table:formula="of:=20*LOG10(ABS(IMREAL([.A904]))+1E-018)" office:value-type="float" office:value="-235.948593629962" calcext:value-type="float">
            <text:p>-235.948593629962</text:p>
          </table:table-cell>
        </table:table-row>
        <table:table-row table:style-name="ro1">
          <table:table-cell office:value-type="string" calcext:value-type="string">
            <text:p>-0.0000000000016288-0.0000000000002809j</text:p>
          </table:table-cell>
          <table:table-cell table:formula="of:=(ROW()-2)/1024" office:value-type="float" office:value="0.8818359375" calcext:value-type="float">
            <text:p>0.8818359375</text:p>
          </table:table-cell>
          <table:table-cell table:formula="of:=20*LOG10(ABS(IMREAL([.A905]))+1E-018)" office:value-type="float" office:value="-235.762639454176" calcext:value-type="float">
            <text:p>-235.762639454176</text:p>
          </table:table-cell>
        </table:table-row>
        <table:table-row table:style-name="ro1">
          <table:table-cell office:value-type="string" calcext:value-type="string">
            <text:p>-0.0000000000016630-0.0000000000002771j</text:p>
          </table:table-cell>
          <table:table-cell table:formula="of:=(ROW()-2)/1024" office:value-type="float" office:value="0.8828125" calcext:value-type="float">
            <text:p>0.8828125</text:p>
          </table:table-cell>
          <table:table-cell table:formula="of:=20*LOG10(ABS(IMREAL([.A906]))+1E-018)" office:value-type="float" office:value="-235.582149792587" calcext:value-type="float">
            <text:p>-235.582149792587</text:p>
          </table:table-cell>
        </table:table-row>
        <table:table-row table:style-name="ro1">
          <table:table-cell office:value-type="string" calcext:value-type="string">
            <text:p>-0.0000000000012340-0.0000000000002746j</text:p>
          </table:table-cell>
          <table:table-cell table:formula="of:=(ROW()-2)/1024" office:value-type="float" office:value="0.8837890625" calcext:value-type="float">
            <text:p>0.8837890625</text:p>
          </table:table-cell>
          <table:table-cell table:formula="of:=20*LOG10(ABS(IMREAL([.A907]))+1E-018)" office:value-type="float" office:value="-238.17368976725" calcext:value-type="float">
            <text:p>-238.17368976725</text:p>
          </table:table-cell>
        </table:table-row>
        <table:table-row table:style-name="ro1">
          <table:table-cell office:value-type="string" calcext:value-type="string">
            <text:p>-0.0000000000013296-0.0000000000001053j</text:p>
          </table:table-cell>
          <table:table-cell table:formula="of:=(ROW()-2)/1024" office:value-type="float" office:value="0.884765625" calcext:value-type="float">
            <text:p>0.884765625</text:p>
          </table:table-cell>
          <table:table-cell table:formula="of:=20*LOG10(ABS(IMREAL([.A908]))+1E-018)" office:value-type="float" office:value="-237.525573338493" calcext:value-type="float">
            <text:p>-237.525573338493</text:p>
          </table:table-cell>
        </table:table-row>
        <table:table-row table:style-name="ro1">
          <table:table-cell office:value-type="string" calcext:value-type="string">
            <text:p>-0.0000000000011782-0.0000000000002736j</text:p>
          </table:table-cell>
          <table:table-cell table:formula="of:=(ROW()-2)/1024" office:value-type="float" office:value="0.8857421875" calcext:value-type="float">
            <text:p>0.8857421875</text:p>
          </table:table-cell>
          <table:table-cell table:formula="of:=20*LOG10(ABS(IMREAL([.A909]))+1E-018)" office:value-type="float" office:value="-238.575612259835" calcext:value-type="float">
            <text:p>-238.575612259835</text:p>
          </table:table-cell>
        </table:table-row>
        <table:table-row table:style-name="ro1">
          <table:table-cell office:value-type="string" calcext:value-type="string">
            <text:p>-0.0000000000011404-0.0000000000002366j</text:p>
          </table:table-cell>
          <table:table-cell table:formula="of:=(ROW()-2)/1024" office:value-type="float" office:value="0.88671875" calcext:value-type="float">
            <text:p>0.88671875</text:p>
          </table:table-cell>
          <table:table-cell table:formula="of:=20*LOG10(ABS(IMREAL([.A910]))+1E-018)" office:value-type="float" office:value="-238.858848210726" calcext:value-type="float">
            <text:p>-238.858848210726</text:p>
          </table:table-cell>
        </table:table-row>
        <table:table-row table:style-name="ro1">
          <table:table-cell office:value-type="string" calcext:value-type="string">
            <text:p>-0.0000000000010491-0.0000000000003139j</text:p>
          </table:table-cell>
          <table:table-cell table:formula="of:=(ROW()-2)/1024" office:value-type="float" office:value="0.8876953125" calcext:value-type="float">
            <text:p>0.8876953125</text:p>
          </table:table-cell>
          <table:table-cell table:formula="of:=20*LOG10(ABS(IMREAL([.A911]))+1E-018)" office:value-type="float" office:value="-239.583653980053" calcext:value-type="float">
            <text:p>-239.583653980053</text:p>
          </table:table-cell>
        </table:table-row>
        <table:table-row table:style-name="ro1">
          <table:table-cell office:value-type="string" calcext:value-type="string">
            <text:p>-0.0000000000010365-0.0000000000000837j</text:p>
          </table:table-cell>
          <table:table-cell table:formula="of:=(ROW()-2)/1024" office:value-type="float" office:value="0.888671875" calcext:value-type="float">
            <text:p>0.888671875</text:p>
          </table:table-cell>
          <table:table-cell table:formula="of:=20*LOG10(ABS(IMREAL([.A912]))+1E-018)" office:value-type="float" office:value="-239.688605491388" calcext:value-type="float">
            <text:p>-239.688605491388</text:p>
          </table:table-cell>
        </table:table-row>
        <table:table-row table:style-name="ro1">
          <table:table-cell office:value-type="string" calcext:value-type="string">
            <text:p>-0.0000000000010239-0.0000000000002484j</text:p>
          </table:table-cell>
          <table:table-cell table:formula="of:=(ROW()-2)/1024" office:value-type="float" office:value="0.8896484375" calcext:value-type="float">
            <text:p>0.8896484375</text:p>
          </table:table-cell>
          <table:table-cell table:formula="of:=20*LOG10(ABS(IMREAL([.A913]))+1E-018)" office:value-type="float" office:value="-239.794840656896" calcext:value-type="float">
            <text:p>-239.794840656896</text:p>
          </table:table-cell>
        </table:table-row>
        <table:table-row table:style-name="ro1">
          <table:table-cell office:value-type="string" calcext:value-type="string">
            <text:p>-0.0000000000008888-0.0000000000001917j</text:p>
          </table:table-cell>
          <table:table-cell table:formula="of:=(ROW()-2)/1024" office:value-type="float" office:value="0.890625" calcext:value-type="float">
            <text:p>0.890625</text:p>
          </table:table-cell>
          <table:table-cell table:formula="of:=20*LOG10(ABS(IMREAL([.A914]))+1E-018)" office:value-type="float" office:value="-241.023909308746" calcext:value-type="float">
            <text:p>-241.023909308746</text:p>
          </table:table-cell>
        </table:table-row>
        <table:table-row table:style-name="ro1">
          <table:table-cell office:value-type="string" calcext:value-type="string">
            <text:p>-0.0000000000007852-0.0000000000001563j</text:p>
          </table:table-cell>
          <table:table-cell table:formula="of:=(ROW()-2)/1024" office:value-type="float" office:value="0.8916015625" calcext:value-type="float">
            <text:p>0.8916015625</text:p>
          </table:table-cell>
          <table:table-cell table:formula="of:=20*LOG10(ABS(IMREAL([.A915]))+1E-018)" office:value-type="float" office:value="-242.100383119438" calcext:value-type="float">
            <text:p>-242.100383119438</text:p>
          </table:table-cell>
        </table:table-row>
        <table:table-row table:style-name="ro1">
          <table:table-cell office:value-type="string" calcext:value-type="string">
            <text:p>-0.0000000000008684-0.0000000000001524j</text:p>
          </table:table-cell>
          <table:table-cell table:formula="of:=(ROW()-2)/1024" office:value-type="float" office:value="0.892578125" calcext:value-type="float">
            <text:p>0.892578125</text:p>
          </table:table-cell>
          <table:table-cell table:formula="of:=20*LOG10(ABS(IMREAL([.A916]))+1E-018)" office:value-type="float" office:value="-241.225593702182" calcext:value-type="float">
            <text:p>-241.225593702182</text:p>
          </table:table-cell>
        </table:table-row>
        <table:table-row table:style-name="ro1">
          <table:table-cell office:value-type="string" calcext:value-type="string">
            <text:p>-0.0000000000007651-0.0000000000002983j</text:p>
          </table:table-cell>
          <table:table-cell table:formula="of:=(ROW()-2)/1024" office:value-type="float" office:value="0.8935546875" calcext:value-type="float">
            <text:p>0.8935546875</text:p>
          </table:table-cell>
          <table:table-cell table:formula="of:=20*LOG10(ABS(IMREAL([.A917]))+1E-018)" office:value-type="float" office:value="-242.325624608108" calcext:value-type="float">
            <text:p>-242.325624608108</text:p>
          </table:table-cell>
        </table:table-row>
        <table:table-row table:style-name="ro1">
          <table:table-cell office:value-type="string" calcext:value-type="string">
            <text:p>-0.0000000000007468-0.0000000000001417j</text:p>
          </table:table-cell>
          <table:table-cell table:formula="of:=(ROW()-2)/1024" office:value-type="float" office:value="0.89453125" calcext:value-type="float">
            <text:p>0.89453125</text:p>
          </table:table-cell>
          <table:table-cell table:formula="of:=20*LOG10(ABS(IMREAL([.A918]))+1E-018)" office:value-type="float" office:value="-242.535902183656" calcext:value-type="float">
            <text:p>-242.535902183656</text:p>
          </table:table-cell>
        </table:table-row>
        <table:table-row table:style-name="ro1">
          <table:table-cell office:value-type="string" calcext:value-type="string">
            <text:p>-0.0000000000007323-0.0000000000002007j</text:p>
          </table:table-cell>
          <table:table-cell table:formula="of:=(ROW()-2)/1024" office:value-type="float" office:value="0.8955078125" calcext:value-type="float">
            <text:p>0.8955078125</text:p>
          </table:table-cell>
          <table:table-cell table:formula="of:=20*LOG10(ABS(IMREAL([.A919]))+1E-018)" office:value-type="float" office:value="-242.706207456163" calcext:value-type="float">
            <text:p>-242.706207456163</text:p>
          </table:table-cell>
        </table:table-row>
        <table:table-row table:style-name="ro1">
          <table:table-cell office:value-type="string" calcext:value-type="string">
            <text:p>-0.0000000000006709-0.0000000000001241j</text:p>
          </table:table-cell>
          <table:table-cell table:formula="of:=(ROW()-2)/1024" office:value-type="float" office:value="0.896484375" calcext:value-type="float">
            <text:p>0.896484375</text:p>
          </table:table-cell>
          <table:table-cell table:formula="of:=20*LOG10(ABS(IMREAL([.A920]))+1E-018)" office:value-type="float" office:value="-243.466831215869" calcext:value-type="float">
            <text:p>-243.466831215869</text:p>
          </table:table-cell>
        </table:table-row>
        <table:table-row table:style-name="ro1">
          <table:table-cell office:value-type="string" calcext:value-type="string">
            <text:p>-0.0000000000006807-0.0000000000003127j</text:p>
          </table:table-cell>
          <table:table-cell table:formula="of:=(ROW()-2)/1024" office:value-type="float" office:value="0.8974609375" calcext:value-type="float">
            <text:p>0.8974609375</text:p>
          </table:table-cell>
          <table:table-cell table:formula="of:=20*LOG10(ABS(IMREAL([.A921]))+1E-018)" office:value-type="float" office:value="-243.340872227686" calcext:value-type="float">
            <text:p>-243.340872227686</text:p>
          </table:table-cell>
        </table:table-row>
        <table:table-row table:style-name="ro1">
          <table:table-cell office:value-type="string" calcext:value-type="string">
            <text:p>-0.0000000000006380-0.0000000000001556j</text:p>
          </table:table-cell>
          <table:table-cell table:formula="of:=(ROW()-2)/1024" office:value-type="float" office:value="0.8984375" calcext:value-type="float">
            <text:p>0.8984375</text:p>
          </table:table-cell>
          <table:table-cell table:formula="of:=20*LOG10(ABS(IMREAL([.A922]))+1E-018)" office:value-type="float" office:value="-243.90357281134" calcext:value-type="float">
            <text:p>-243.90357281134</text:p>
          </table:table-cell>
        </table:table-row>
        <table:table-row table:style-name="ro1">
          <table:table-cell office:value-type="string" calcext:value-type="string">
            <text:p>-0.0000000000006710-0.0000000000001244j</text:p>
          </table:table-cell>
          <table:table-cell table:formula="of:=(ROW()-2)/1024" office:value-type="float" office:value="0.8994140625" calcext:value-type="float">
            <text:p>0.8994140625</text:p>
          </table:table-cell>
          <table:table-cell table:formula="of:=20*LOG10(ABS(IMREAL([.A923]))+1E-018)" office:value-type="float" office:value="-243.465536651936" calcext:value-type="float">
            <text:p>-243.465536651936</text:p>
          </table:table-cell>
        </table:table-row>
        <table:table-row table:style-name="ro1">
          <table:table-cell office:value-type="string" calcext:value-type="string">
            <text:p>-0.0000000000006039-0.0000000000001783j</text:p>
          </table:table-cell>
          <table:table-cell table:formula="of:=(ROW()-2)/1024" office:value-type="float" office:value="0.900390625" calcext:value-type="float">
            <text:p>0.900390625</text:p>
          </table:table-cell>
          <table:table-cell table:formula="of:=20*LOG10(ABS(IMREAL([.A924]))+1E-018)" office:value-type="float" office:value="-244.380685024852" calcext:value-type="float">
            <text:p>-244.380685024852</text:p>
          </table:table-cell>
        </table:table-row>
        <table:table-row table:style-name="ro1">
          <table:table-cell office:value-type="string" calcext:value-type="string">
            <text:p>-0.0000000000005452-0.0000000000002056j</text:p>
          </table:table-cell>
          <table:table-cell table:formula="of:=(ROW()-2)/1024" office:value-type="float" office:value="0.9013671875" calcext:value-type="float">
            <text:p>0.9013671875</text:p>
          </table:table-cell>
          <table:table-cell table:formula="of:=20*LOG10(ABS(IMREAL([.A925]))+1E-018)" office:value-type="float" office:value="-245.268867125196" calcext:value-type="float">
            <text:p>-245.268867125196</text:p>
          </table:table-cell>
        </table:table-row>
        <table:table-row table:style-name="ro1">
          <table:table-cell office:value-type="string" calcext:value-type="string">
            <text:p>-0.0000000000005262-0.0000000000000835j</text:p>
          </table:table-cell>
          <table:table-cell table:formula="of:=(ROW()-2)/1024" office:value-type="float" office:value="0.90234375" calcext:value-type="float">
            <text:p>0.90234375</text:p>
          </table:table-cell>
          <table:table-cell table:formula="of:=20*LOG10(ABS(IMREAL([.A926]))+1E-018)" office:value-type="float" office:value="-245.5769666182" calcext:value-type="float">
            <text:p>-245.5769666182</text:p>
          </table:table-cell>
        </table:table-row>
        <table:table-row table:style-name="ro1">
          <table:table-cell office:value-type="string" calcext:value-type="string">
            <text:p>-0.0000000000005424-0.0000000000002464j</text:p>
          </table:table-cell>
          <table:table-cell table:formula="of:=(ROW()-2)/1024" office:value-type="float" office:value="0.9033203125" calcext:value-type="float">
            <text:p>0.9033203125</text:p>
          </table:table-cell>
          <table:table-cell table:formula="of:=20*LOG10(ABS(IMREAL([.A927]))+1E-018)" office:value-type="float" office:value="-245.313590369026" calcext:value-type="float">
            <text:p>-245.313590369026</text:p>
          </table:table-cell>
        </table:table-row>
        <table:table-row table:style-name="ro1">
          <table:table-cell office:value-type="string" calcext:value-type="string">
            <text:p>-0.0000000000005168-0.0000000000001774j</text:p>
          </table:table-cell>
          <table:table-cell table:formula="of:=(ROW()-2)/1024" office:value-type="float" office:value="0.904296875" calcext:value-type="float">
            <text:p>0.904296875</text:p>
          </table:table-cell>
          <table:table-cell table:formula="of:=20*LOG10(ABS(IMREAL([.A928]))+1E-018)" office:value-type="float" office:value="-245.733533093214" calcext:value-type="float">
            <text:p>-245.733533093214</text:p>
          </table:table-cell>
        </table:table-row>
        <table:table-row table:style-name="ro1">
          <table:table-cell office:value-type="string" calcext:value-type="string">
            <text:p>-0.0000000000005362-0.0000000000001968j</text:p>
          </table:table-cell>
          <table:table-cell table:formula="of:=(ROW()-2)/1024" office:value-type="float" office:value="0.9052734375" calcext:value-type="float">
            <text:p>0.9052734375</text:p>
          </table:table-cell>
          <table:table-cell table:formula="of:=20*LOG10(ABS(IMREAL([.A929]))+1E-018)" office:value-type="float" office:value="-245.413447608104" calcext:value-type="float">
            <text:p>-245.413447608104</text:p>
          </table:table-cell>
        </table:table-row>
        <table:table-row table:style-name="ro1">
          <table:table-cell office:value-type="string" calcext:value-type="string">
            <text:p>-0.0000000000004476-0.0000000000000950j</text:p>
          </table:table-cell>
          <table:table-cell table:formula="of:=(ROW()-2)/1024" office:value-type="float" office:value="0.90625" calcext:value-type="float">
            <text:p>0.90625</text:p>
          </table:table-cell>
          <table:table-cell table:formula="of:=20*LOG10(ABS(IMREAL([.A930]))+1E-018)" office:value-type="float" office:value="-246.982179037423" calcext:value-type="float">
            <text:p>-246.982179037423</text:p>
          </table:table-cell>
        </table:table-row>
        <table:table-row table:style-name="ro1">
          <table:table-cell office:value-type="string" calcext:value-type="string">
            <text:p>-0.0000000000005164-0.0000000000001853j</text:p>
          </table:table-cell>
          <table:table-cell table:formula="of:=(ROW()-2)/1024" office:value-type="float" office:value="0.9072265625" calcext:value-type="float">
            <text:p>0.9072265625</text:p>
          </table:table-cell>
          <table:table-cell table:formula="of:=20*LOG10(ABS(IMREAL([.A931]))+1E-018)" office:value-type="float" office:value="-245.740258508048" calcext:value-type="float">
            <text:p>-245.740258508048</text:p>
          </table:table-cell>
        </table:table-row>
        <table:table-row table:style-name="ro1">
          <table:table-cell office:value-type="string" calcext:value-type="string">
            <text:p>-0.0000000000003964-0.0000000000001985j</text:p>
          </table:table-cell>
          <table:table-cell table:formula="of:=(ROW()-2)/1024" office:value-type="float" office:value="0.908203125" calcext:value-type="float">
            <text:p>0.908203125</text:p>
          </table:table-cell>
          <table:table-cell table:formula="of:=20*LOG10(ABS(IMREAL([.A932]))+1E-018)" office:value-type="float" office:value="-248.037305171831" calcext:value-type="float">
            <text:p>-248.037305171831</text:p>
          </table:table-cell>
        </table:table-row>
        <table:table-row table:style-name="ro1">
          <table:table-cell office:value-type="string" calcext:value-type="string">
            <text:p>-0.0000000000004379-0.0000000000001745j</text:p>
          </table:table-cell>
          <table:table-cell table:formula="of:=(ROW()-2)/1024" office:value-type="float" office:value="0.9091796875" calcext:value-type="float">
            <text:p>0.9091796875</text:p>
          </table:table-cell>
          <table:table-cell table:formula="of:=20*LOG10(ABS(IMREAL([.A933]))+1E-018)" office:value-type="float" office:value="-247.172481260853" calcext:value-type="float">
            <text:p>-247.172481260853</text:p>
          </table:table-cell>
        </table:table-row>
        <table:table-row table:style-name="ro1">
          <table:table-cell office:value-type="string" calcext:value-type="string">
            <text:p>-0.0000000000004637-0.0000000000001510j</text:p>
          </table:table-cell>
          <table:table-cell table:formula="of:=(ROW()-2)/1024" office:value-type="float" office:value="0.91015625" calcext:value-type="float">
            <text:p>0.91015625</text:p>
          </table:table-cell>
          <table:table-cell table:formula="of:=20*LOG10(ABS(IMREAL([.A934]))+1E-018)" office:value-type="float" office:value="-246.675239350403" calcext:value-type="float">
            <text:p>-246.675239350403</text:p>
          </table:table-cell>
        </table:table-row>
        <table:table-row table:style-name="ro1">
          <table:table-cell office:value-type="string" calcext:value-type="string">
            <text:p>-0.0000000000004508-0.0000000000002067j</text:p>
          </table:table-cell>
          <table:table-cell table:formula="of:=(ROW()-2)/1024" office:value-type="float" office:value="0.9111328125" calcext:value-type="float">
            <text:p>0.9111328125</text:p>
          </table:table-cell>
          <table:table-cell table:formula="of:=20*LOG10(ABS(IMREAL([.A935]))+1E-018)" office:value-type="float" office:value="-246.920302584817" calcext:value-type="float">
            <text:p>-246.920302584817</text:p>
          </table:table-cell>
        </table:table-row>
        <table:table-row table:style-name="ro1">
          <table:table-cell office:value-type="string" calcext:value-type="string">
            <text:p>-0.0000000000003512-0.0000000000001231j</text:p>
          </table:table-cell>
          <table:table-cell table:formula="of:=(ROW()-2)/1024" office:value-type="float" office:value="0.912109375" calcext:value-type="float">
            <text:p>0.912109375</text:p>
          </table:table-cell>
          <table:table-cell table:formula="of:=20*LOG10(ABS(IMREAL([.A936]))+1E-018)" office:value-type="float" office:value="-249.088885123322" calcext:value-type="float">
            <text:p>-249.088885123322</text:p>
          </table:table-cell>
        </table:table-row>
        <table:table-row table:style-name="ro1">
          <table:table-cell office:value-type="string" calcext:value-type="string">
            <text:p>-0.0000000000004144-0.0000000000001880j</text:p>
          </table:table-cell>
          <table:table-cell table:formula="of:=(ROW()-2)/1024" office:value-type="float" office:value="0.9130859375" calcext:value-type="float">
            <text:p>0.9130859375</text:p>
          </table:table-cell>
          <table:table-cell table:formula="of:=20*LOG10(ABS(IMREAL([.A937]))+1E-018)" office:value-type="float" office:value="-247.651584105123" calcext:value-type="float">
            <text:p>-247.651584105123</text:p>
          </table:table-cell>
        </table:table-row>
        <table:table-row table:style-name="ro1">
          <table:table-cell office:value-type="string" calcext:value-type="string">
            <text:p>-0.0000000000003773-0.0000000000001595j</text:p>
          </table:table-cell>
          <table:table-cell table:formula="of:=(ROW()-2)/1024" office:value-type="float" office:value="0.9140625" calcext:value-type="float">
            <text:p>0.9140625</text:p>
          </table:table-cell>
          <table:table-cell table:formula="of:=20*LOG10(ABS(IMREAL([.A938]))+1E-018)" office:value-type="float" office:value="-248.466240874835" calcext:value-type="float">
            <text:p>-248.466240874835</text:p>
          </table:table-cell>
        </table:table-row>
        <table:table-row table:style-name="ro1">
          <table:table-cell office:value-type="string" calcext:value-type="string">
            <text:p>-0.0000000000004181-0.0000000000001852j</text:p>
          </table:table-cell>
          <table:table-cell table:formula="of:=(ROW()-2)/1024" office:value-type="float" office:value="0.9150390625" calcext:value-type="float">
            <text:p>0.9150390625</text:p>
          </table:table-cell>
          <table:table-cell table:formula="of:=20*LOG10(ABS(IMREAL([.A939]))+1E-018)" office:value-type="float" office:value="-247.574375874346" calcext:value-type="float">
            <text:p>-247.574375874346</text:p>
          </table:table-cell>
        </table:table-row>
        <table:table-row table:style-name="ro1">
          <table:table-cell office:value-type="string" calcext:value-type="string">
            <text:p>-0.0000000000002893-0.0000000000001659j</text:p>
          </table:table-cell>
          <table:table-cell table:formula="of:=(ROW()-2)/1024" office:value-type="float" office:value="0.916015625" calcext:value-type="float">
            <text:p>0.916015625</text:p>
          </table:table-cell>
          <table:table-cell table:formula="of:=20*LOG10(ABS(IMREAL([.A940]))+1E-018)" office:value-type="float" office:value="-250.773001303277" calcext:value-type="float">
            <text:p>-250.773001303277</text:p>
          </table:table-cell>
        </table:table-row>
        <table:table-row table:style-name="ro1">
          <table:table-cell office:value-type="string" calcext:value-type="string">
            <text:p>-0.0000000000004107-0.0000000000001499j</text:p>
          </table:table-cell>
          <table:table-cell table:formula="of:=(ROW()-2)/1024" office:value-type="float" office:value="0.9169921875" calcext:value-type="float">
            <text:p>0.9169921875</text:p>
          </table:table-cell>
          <table:table-cell table:formula="of:=20*LOG10(ABS(IMREAL([.A941]))+1E-018)" office:value-type="float" office:value="-247.729484793964" calcext:value-type="float">
            <text:p>-247.729484793964</text:p>
          </table:table-cell>
        </table:table-row>
        <table:table-row table:style-name="ro1">
          <table:table-cell office:value-type="string" calcext:value-type="string">
            <text:p>-0.0000000000003450-0.0000000000001772j</text:p>
          </table:table-cell>
          <table:table-cell table:formula="of:=(ROW()-2)/1024" office:value-type="float" office:value="0.91796875" calcext:value-type="float">
            <text:p>0.91796875</text:p>
          </table:table-cell>
          <table:table-cell table:formula="of:=20*LOG10(ABS(IMREAL([.A942]))+1E-018)" office:value-type="float" office:value="-249.243592922079" calcext:value-type="float">
            <text:p>-249.243592922079</text:p>
          </table:table-cell>
        </table:table-row>
        <table:table-row table:style-name="ro1">
          <table:table-cell office:value-type="string" calcext:value-type="string">
            <text:p>-0.0000000000003040-0.0000000000001969j</text:p>
          </table:table-cell>
          <table:table-cell table:formula="of:=(ROW()-2)/1024" office:value-type="float" office:value="0.9189453125" calcext:value-type="float">
            <text:p>0.9189453125</text:p>
          </table:table-cell>
          <table:table-cell table:formula="of:=20*LOG10(ABS(IMREAL([.A943]))+1E-018)" office:value-type="float" office:value="-250.342499755867" calcext:value-type="float">
            <text:p>-250.342499755867</text:p>
          </table:table-cell>
        </table:table-row>
        <table:table-row table:style-name="ro1">
          <table:table-cell office:value-type="string" calcext:value-type="string">
            <text:p>-0.0000000000003262-0.0000000000001814j</text:p>
          </table:table-cell>
          <table:table-cell table:formula="of:=(ROW()-2)/1024" office:value-type="float" office:value="0.919921875" calcext:value-type="float">
            <text:p>0.919921875</text:p>
          </table:table-cell>
          <table:table-cell table:formula="of:=20*LOG10(ABS(IMREAL([.A944]))+1E-018)" office:value-type="float" office:value="-249.730294238458" calcext:value-type="float">
            <text:p>-249.730294238458</text:p>
          </table:table-cell>
        </table:table-row>
        <table:table-row table:style-name="ro1">
          <table:table-cell office:value-type="string" calcext:value-type="string">
            <text:p>-0.0000000000004295-0.0000000000001712j</text:p>
          </table:table-cell>
          <table:table-cell table:formula="of:=(ROW()-2)/1024" office:value-type="float" office:value="0.9208984375" calcext:value-type="float">
            <text:p>0.9208984375</text:p>
          </table:table-cell>
          <table:table-cell table:formula="of:=20*LOG10(ABS(IMREAL([.A945]))+1E-018)" office:value-type="float" office:value="-247.34071641342" calcext:value-type="float">
            <text:p>-247.34071641342</text:p>
          </table:table-cell>
        </table:table-row>
        <table:table-row table:style-name="ro1">
          <table:table-cell office:value-type="string" calcext:value-type="string">
            <text:p>-0.0000000000002918-0.0000000000001319j</text:p>
          </table:table-cell>
          <table:table-cell table:formula="of:=(ROW()-2)/1024" office:value-type="float" office:value="0.921875" calcext:value-type="float">
            <text:p>0.921875</text:p>
          </table:table-cell>
          <table:table-cell table:formula="of:=20*LOG10(ABS(IMREAL([.A946]))+1E-018)" office:value-type="float" office:value="-250.698264482317" calcext:value-type="float">
            <text:p>-250.698264482317</text:p>
          </table:table-cell>
        </table:table-row>
        <table:table-row table:style-name="ro1">
          <table:table-cell office:value-type="string" calcext:value-type="string">
            <text:p>-0.0000000000003177-0.0000000000001539j</text:p>
          </table:table-cell>
          <table:table-cell table:formula="of:=(ROW()-2)/1024" office:value-type="float" office:value="0.9228515625" calcext:value-type="float">
            <text:p>0.9228515625</text:p>
          </table:table-cell>
          <table:table-cell table:formula="of:=20*LOG10(ABS(IMREAL([.A947]))+1E-018)" office:value-type="float" office:value="-249.959628363589" calcext:value-type="float">
            <text:p>-249.959628363589</text:p>
          </table:table-cell>
        </table:table-row>
        <table:table-row table:style-name="ro1">
          <table:table-cell office:value-type="string" calcext:value-type="string">
            <text:p>-0.0000000000002693-0.0000000000001474j</text:p>
          </table:table-cell>
          <table:table-cell table:formula="of:=(ROW()-2)/1024" office:value-type="float" office:value="0.923828125" calcext:value-type="float">
            <text:p>0.923828125</text:p>
          </table:table-cell>
          <table:table-cell table:formula="of:=20*LOG10(ABS(IMREAL([.A948]))+1E-018)" office:value-type="float" office:value="-251.395240678248" calcext:value-type="float">
            <text:p>-251.395240678248</text:p>
          </table:table-cell>
        </table:table-row>
        <table:table-row table:style-name="ro1">
          <table:table-cell office:value-type="string" calcext:value-type="string">
            <text:p>-0.0000000000003456-0.0000000000001376j</text:p>
          </table:table-cell>
          <table:table-cell table:formula="of:=(ROW()-2)/1024" office:value-type="float" office:value="0.9248046875" calcext:value-type="float">
            <text:p>0.9248046875</text:p>
          </table:table-cell>
          <table:table-cell table:formula="of:=20*LOG10(ABS(IMREAL([.A949]))+1E-018)" office:value-type="float" office:value="-249.228500191117" calcext:value-type="float">
            <text:p>-249.228500191117</text:p>
          </table:table-cell>
        </table:table-row>
        <table:table-row table:style-name="ro1">
          <table:table-cell office:value-type="string" calcext:value-type="string">
            <text:p>-0.0000000000002367-0.0000000000002093j</text:p>
          </table:table-cell>
          <table:table-cell table:formula="of:=(ROW()-2)/1024" office:value-type="float" office:value="0.92578125" calcext:value-type="float">
            <text:p>0.92578125</text:p>
          </table:table-cell>
          <table:table-cell table:formula="of:=20*LOG10(ABS(IMREAL([.A950]))+1E-018)" office:value-type="float" office:value="-252.515998145722" calcext:value-type="float">
            <text:p>-252.515998145722</text:p>
          </table:table-cell>
        </table:table-row>
        <table:table-row table:style-name="ro1">
          <table:table-cell office:value-type="string" calcext:value-type="string">
            <text:p>-0.0000000000002942-0.0000000000001304j</text:p>
          </table:table-cell>
          <table:table-cell table:formula="of:=(ROW()-2)/1024" office:value-type="float" office:value="0.9267578125" calcext:value-type="float">
            <text:p>0.9267578125</text:p>
          </table:table-cell>
          <table:table-cell table:formula="of:=20*LOG10(ABS(IMREAL([.A951]))+1E-018)" office:value-type="float" office:value="-250.627117108462" calcext:value-type="float">
            <text:p>-250.627117108462</text:p>
          </table:table-cell>
        </table:table-row>
        <table:table-row table:style-name="ro1">
          <table:table-cell office:value-type="string" calcext:value-type="string">
            <text:p>-0.0000000000002814-0.0000000000001415j</text:p>
          </table:table-cell>
          <table:table-cell table:formula="of:=(ROW()-2)/1024" office:value-type="float" office:value="0.927734375" calcext:value-type="float">
            <text:p>0.927734375</text:p>
          </table:table-cell>
          <table:table-cell table:formula="of:=20*LOG10(ABS(IMREAL([.A952]))+1E-018)" office:value-type="float" office:value="-251.013487271379" calcext:value-type="float">
            <text:p>-251.013487271379</text:p>
          </table:table-cell>
        </table:table-row>
        <table:table-row table:style-name="ro1">
          <table:table-cell office:value-type="string" calcext:value-type="string">
            <text:p>-0.0000000000002747-0.0000000000001754j</text:p>
          </table:table-cell>
          <table:table-cell table:formula="of:=(ROW()-2)/1024" office:value-type="float" office:value="0.9287109375" calcext:value-type="float">
            <text:p>0.9287109375</text:p>
          </table:table-cell>
          <table:table-cell table:formula="of:=20*LOG10(ABS(IMREAL([.A953]))+1E-018)" office:value-type="float" office:value="-251.222795192099" calcext:value-type="float">
            <text:p>-251.222795192099</text:p>
          </table:table-cell>
        </table:table-row>
        <table:table-row table:style-name="ro1">
          <table:table-cell office:value-type="string" calcext:value-type="string">
            <text:p>-0.0000000000002134-0.0000000000001822j</text:p>
          </table:table-cell>
          <table:table-cell table:formula="of:=(ROW()-2)/1024" office:value-type="float" office:value="0.9296875" calcext:value-type="float">
            <text:p>0.9296875</text:p>
          </table:table-cell>
          <table:table-cell table:formula="of:=20*LOG10(ABS(IMREAL([.A954]))+1E-018)" office:value-type="float" office:value="-253.416070995938" calcext:value-type="float">
            <text:p>-253.416070995938</text:p>
          </table:table-cell>
        </table:table-row>
        <table:table-row table:style-name="ro1">
          <table:table-cell office:value-type="string" calcext:value-type="string">
            <text:p>-0.0000000000002934-0.0000000000001337j</text:p>
          </table:table-cell>
          <table:table-cell table:formula="of:=(ROW()-2)/1024" office:value-type="float" office:value="0.9306640625" calcext:value-type="float">
            <text:p>0.9306640625</text:p>
          </table:table-cell>
          <table:table-cell table:formula="of:=20*LOG10(ABS(IMREAL([.A955]))+1E-018)" office:value-type="float" office:value="-250.650768205646" calcext:value-type="float">
            <text:p>-250.650768205646</text:p>
          </table:table-cell>
        </table:table-row>
        <table:table-row table:style-name="ro1">
          <table:table-cell office:value-type="string" calcext:value-type="string">
            <text:p>-0.0000000000002296-0.0000000000001773j</text:p>
          </table:table-cell>
          <table:table-cell table:formula="of:=(ROW()-2)/1024" office:value-type="float" office:value="0.931640625" calcext:value-type="float">
            <text:p>0.931640625</text:p>
          </table:table-cell>
          <table:table-cell table:formula="of:=20*LOG10(ABS(IMREAL([.A956]))+1E-018)" office:value-type="float" office:value="-252.780524495034" calcext:value-type="float">
            <text:p>-252.780524495034</text:p>
          </table:table-cell>
        </table:table-row>
        <table:table-row table:style-name="ro1">
          <table:table-cell office:value-type="string" calcext:value-type="string">
            <text:p>-0.0000000000002760-0.0000000000001648j</text:p>
          </table:table-cell>
          <table:table-cell table:formula="of:=(ROW()-2)/1024" office:value-type="float" office:value="0.9326171875" calcext:value-type="float">
            <text:p>0.9326171875</text:p>
          </table:table-cell>
          <table:table-cell table:formula="of:=20*LOG10(ABS(IMREAL([.A957]))+1E-018)" office:value-type="float" office:value="-251.181786888138" calcext:value-type="float">
            <text:p>-251.181786888138</text:p>
          </table:table-cell>
        </table:table-row>
        <table:table-row table:style-name="ro1">
          <table:table-cell office:value-type="string" calcext:value-type="string">
            <text:p>-0.0000000000001940-0.0000000000001748j</text:p>
          </table:table-cell>
          <table:table-cell table:formula="of:=(ROW()-2)/1024" office:value-type="float" office:value="0.93359375" calcext:value-type="float">
            <text:p>0.93359375</text:p>
          </table:table-cell>
          <table:table-cell table:formula="of:=20*LOG10(ABS(IMREAL([.A958]))+1E-018)" office:value-type="float" office:value="-254.243920628884" calcext:value-type="float">
            <text:p>-254.243920628884</text:p>
          </table:table-cell>
        </table:table-row>
        <table:table-row table:style-name="ro1">
          <table:table-cell office:value-type="string" calcext:value-type="string">
            <text:p>-0.0000000000002394-0.0000000000001141j</text:p>
          </table:table-cell>
          <table:table-cell table:formula="of:=(ROW()-2)/1024" office:value-type="float" office:value="0.9345703125" calcext:value-type="float">
            <text:p>0.9345703125</text:p>
          </table:table-cell>
          <table:table-cell table:formula="of:=20*LOG10(ABS(IMREAL([.A959]))+1E-018)" office:value-type="float" office:value="-252.417480796756" calcext:value-type="float">
            <text:p>-252.417480796756</text:p>
          </table:table-cell>
        </table:table-row>
        <table:table-row table:style-name="ro1">
          <table:table-cell office:value-type="string" calcext:value-type="string">
            <text:p>-0.0000000000002405-0.0000000000002466j</text:p>
          </table:table-cell>
          <table:table-cell table:formula="of:=(ROW()-2)/1024" office:value-type="float" office:value="0.935546875" calcext:value-type="float">
            <text:p>0.935546875</text:p>
          </table:table-cell>
          <table:table-cell table:formula="of:=20*LOG10(ABS(IMREAL([.A960]))+1E-018)" office:value-type="float" office:value="-252.377662269913" calcext:value-type="float">
            <text:p>-252.377662269913</text:p>
          </table:table-cell>
        </table:table-row>
        <table:table-row table:style-name="ro1">
          <table:table-cell office:value-type="string" calcext:value-type="string">
            <text:p>-0.0000000000002618-0.0000000000001611j</text:p>
          </table:table-cell>
          <table:table-cell table:formula="of:=(ROW()-2)/1024" office:value-type="float" office:value="0.9365234375" calcext:value-type="float">
            <text:p>0.9365234375</text:p>
          </table:table-cell>
          <table:table-cell table:formula="of:=20*LOG10(ABS(IMREAL([.A961]))+1E-018)" office:value-type="float" office:value="-251.640573978192" calcext:value-type="float">
            <text:p>-251.640573978192</text:p>
          </table:table-cell>
        </table:table-row>
        <table:table-row table:style-name="ro1">
          <table:table-cell office:value-type="string" calcext:value-type="string">
            <text:p>-0.0000000000002133-0.0000000000001129j</text:p>
          </table:table-cell>
          <table:table-cell table:formula="of:=(ROW()-2)/1024" office:value-type="float" office:value="0.9375" calcext:value-type="float">
            <text:p>0.9375</text:p>
          </table:table-cell>
          <table:table-cell table:formula="of:=20*LOG10(ABS(IMREAL([.A962]))+1E-018)" office:value-type="float" office:value="-253.420142169636" calcext:value-type="float">
            <text:p>-253.420142169636</text:p>
          </table:table-cell>
        </table:table-row>
        <table:table-row table:style-name="ro1">
          <table:table-cell office:value-type="string" calcext:value-type="string">
            <text:p>-0.0000000000002232-0.0000000000001343j</text:p>
          </table:table-cell>
          <table:table-cell table:formula="of:=(ROW()-2)/1024" office:value-type="float" office:value="0.9384765625" calcext:value-type="float">
            <text:p>0.9384765625</text:p>
          </table:table-cell>
          <table:table-cell table:formula="of:=20*LOG10(ABS(IMREAL([.A963]))+1E-018)" office:value-type="float" office:value="-253.0260772795" calcext:value-type="float">
            <text:p>-253.0260772795</text:p>
          </table:table-cell>
        </table:table-row>
        <table:table-row table:style-name="ro1">
          <table:table-cell office:value-type="string" calcext:value-type="string">
            <text:p>-0.0000000000001924-0.0000000000002261j</text:p>
          </table:table-cell>
          <table:table-cell table:formula="of:=(ROW()-2)/1024" office:value-type="float" office:value="0.939453125" calcext:value-type="float">
            <text:p>0.939453125</text:p>
          </table:table-cell>
          <table:table-cell table:formula="of:=20*LOG10(ABS(IMREAL([.A964]))+1E-018)" office:value-type="float" office:value="-254.315853501125" calcext:value-type="float">
            <text:p>-254.315853501125</text:p>
          </table:table-cell>
        </table:table-row>
        <table:table-row table:style-name="ro1">
          <table:table-cell office:value-type="string" calcext:value-type="string">
            <text:p>-0.0000000000002172-0.0000000000001227j</text:p>
          </table:table-cell>
          <table:table-cell table:formula="of:=(ROW()-2)/1024" office:value-type="float" office:value="0.9404296875" calcext:value-type="float">
            <text:p>0.9404296875</text:p>
          </table:table-cell>
          <table:table-cell table:formula="of:=20*LOG10(ABS(IMREAL([.A965]))+1E-018)" office:value-type="float" office:value="-253.262763591472" calcext:value-type="float">
            <text:p>-253.262763591472</text:p>
          </table:table-cell>
        </table:table-row>
        <table:table-row table:style-name="ro1">
          <table:table-cell office:value-type="string" calcext:value-type="string">
            <text:p>-0.0000000000001737-0.0000000000001844j</text:p>
          </table:table-cell>
          <table:table-cell table:formula="of:=(ROW()-2)/1024" office:value-type="float" office:value="0.94140625" calcext:value-type="float">
            <text:p>0.94140625</text:p>
          </table:table-cell>
          <table:table-cell table:formula="of:=20*LOG10(ABS(IMREAL([.A966]))+1E-018)" office:value-type="float" office:value="-255.20395362608" calcext:value-type="float">
            <text:p>-255.20395362608</text:p>
          </table:table-cell>
        </table:table-row>
        <table:table-row table:style-name="ro1">
          <table:table-cell office:value-type="string" calcext:value-type="string">
            <text:p>-0.0000000000002597-0.0000000000001592j</text:p>
          </table:table-cell>
          <table:table-cell table:formula="of:=(ROW()-2)/1024" office:value-type="float" office:value="0.9423828125" calcext:value-type="float">
            <text:p>0.9423828125</text:p>
          </table:table-cell>
          <table:table-cell table:formula="of:=20*LOG10(ABS(IMREAL([.A967]))+1E-018)" office:value-type="float" office:value="-251.710527561619" calcext:value-type="float">
            <text:p>-251.710527561619</text:p>
          </table:table-cell>
        </table:table-row>
        <table:table-row table:style-name="ro1">
          <table:table-cell office:value-type="string" calcext:value-type="string">
            <text:p>-0.0000000000002255-0.0000000000001875j</text:p>
          </table:table-cell>
          <table:table-cell table:formula="of:=(ROW()-2)/1024" office:value-type="float" office:value="0.943359375" calcext:value-type="float">
            <text:p>0.943359375</text:p>
          </table:table-cell>
          <table:table-cell table:formula="of:=20*LOG10(ABS(IMREAL([.A968]))+1E-018)" office:value-type="float" office:value="-252.937030557448" calcext:value-type="float">
            <text:p>-252.937030557448</text:p>
          </table:table-cell>
        </table:table-row>
        <table:table-row table:style-name="ro1">
          <table:table-cell office:value-type="string" calcext:value-type="string">
            <text:p>-0.0000000000001433-0.0000000000000651j</text:p>
          </table:table-cell>
          <table:table-cell table:formula="of:=(ROW()-2)/1024" office:value-type="float" office:value="0.9443359375" calcext:value-type="float">
            <text:p>0.9443359375</text:p>
          </table:table-cell>
          <table:table-cell table:formula="of:=20*LOG10(ABS(IMREAL([.A969]))+1E-018)" office:value-type="float" office:value="-256.875015578938" calcext:value-type="float">
            <text:p>-256.875015578938</text:p>
          </table:table-cell>
        </table:table-row>
        <table:table-row table:style-name="ro1">
          <table:table-cell office:value-type="string" calcext:value-type="string">
            <text:p>-0.0000000000001850-0.0000000000001846j</text:p>
          </table:table-cell>
          <table:table-cell table:formula="of:=(ROW()-2)/1024" office:value-type="float" office:value="0.9453125" calcext:value-type="float">
            <text:p>0.9453125</text:p>
          </table:table-cell>
          <table:table-cell table:formula="of:=20*LOG10(ABS(IMREAL([.A970]))+1E-018)" office:value-type="float" office:value="-254.656518481312" calcext:value-type="float">
            <text:p>-254.656518481312</text:p>
          </table:table-cell>
        </table:table-row>
        <table:table-row table:style-name="ro1">
          <table:table-cell office:value-type="string" calcext:value-type="string">
            <text:p>-0.0000000000002056-0.0000000000001692j</text:p>
          </table:table-cell>
          <table:table-cell table:formula="of:=(ROW()-2)/1024" office:value-type="float" office:value="0.9462890625" calcext:value-type="float">
            <text:p>0.9462890625</text:p>
          </table:table-cell>
          <table:table-cell table:formula="of:=20*LOG10(ABS(IMREAL([.A971]))+1E-018)" office:value-type="float" office:value="-253.739495547093" calcext:value-type="float">
            <text:p>-253.739495547093</text:p>
          </table:table-cell>
        </table:table-row>
        <table:table-row table:style-name="ro1">
          <table:table-cell office:value-type="string" calcext:value-type="string">
            <text:p>-0.0000000000001521-0.0000000000001765j</text:p>
          </table:table-cell>
          <table:table-cell table:formula="of:=(ROW()-2)/1024" office:value-type="float" office:value="0.947265625" calcext:value-type="float">
            <text:p>0.947265625</text:p>
          </table:table-cell>
          <table:table-cell table:formula="of:=20*LOG10(ABS(IMREAL([.A972]))+1E-018)" office:value-type="float" office:value="-256.357358612687" calcext:value-type="float">
            <text:p>-256.357358612687</text:p>
          </table:table-cell>
        </table:table-row>
        <table:table-row table:style-name="ro1">
          <table:table-cell office:value-type="string" calcext:value-type="string">
            <text:p>-0.0000000000001746-0.0000000000001003j</text:p>
          </table:table-cell>
          <table:table-cell table:formula="of:=(ROW()-2)/1024" office:value-type="float" office:value="0.9482421875" calcext:value-type="float">
            <text:p>0.9482421875</text:p>
          </table:table-cell>
          <table:table-cell table:formula="of:=20*LOG10(ABS(IMREAL([.A973]))+1E-018)" office:value-type="float" office:value="-255.159065465388" calcext:value-type="float">
            <text:p>-255.159065465388</text:p>
          </table:table-cell>
        </table:table-row>
        <table:table-row table:style-name="ro1">
          <table:table-cell office:value-type="string" calcext:value-type="string">
            <text:p>-0.0000000000001937-0.0000000000001810j</text:p>
          </table:table-cell>
          <table:table-cell table:formula="of:=(ROW()-2)/1024" office:value-type="float" office:value="0.94921875" calcext:value-type="float">
            <text:p>0.94921875</text:p>
          </table:table-cell>
          <table:table-cell table:formula="of:=20*LOG10(ABS(IMREAL([.A974]))+1E-018)" office:value-type="float" office:value="-254.257362743763" calcext:value-type="float">
            <text:p>-254.257362743763</text:p>
          </table:table-cell>
        </table:table-row>
        <table:table-row table:style-name="ro1">
          <table:table-cell office:value-type="string" calcext:value-type="string">
            <text:p>-0.0000000000001330-0.0000000000001298j</text:p>
          </table:table-cell>
          <table:table-cell table:formula="of:=(ROW()-2)/1024" office:value-type="float" office:value="0.9501953125" calcext:value-type="float">
            <text:p>0.9501953125</text:p>
          </table:table-cell>
          <table:table-cell table:formula="of:=20*LOG10(ABS(IMREAL([.A975]))+1E-018)" office:value-type="float" office:value="-257.522901873463" calcext:value-type="float">
            <text:p>-257.522901873463</text:p>
          </table:table-cell>
        </table:table-row>
        <table:table-row table:style-name="ro1">
          <table:table-cell office:value-type="string" calcext:value-type="string">
            <text:p>-0.0000000000001199-0.0000000000002187j</text:p>
          </table:table-cell>
          <table:table-cell table:formula="of:=(ROW()-2)/1024" office:value-type="float" office:value="0.951171875" calcext:value-type="float">
            <text:p>0.951171875</text:p>
          </table:table-cell>
          <table:table-cell table:formula="of:=20*LOG10(ABS(IMREAL([.A976]))+1E-018)" office:value-type="float" office:value="-258.423543895543" calcext:value-type="float">
            <text:p>-258.423543895543</text:p>
          </table:table-cell>
        </table:table-row>
        <table:table-row table:style-name="ro1">
          <table:table-cell office:value-type="string" calcext:value-type="string">
            <text:p>-0.0000000000001756-0.0000000000001232j</text:p>
          </table:table-cell>
          <table:table-cell table:formula="of:=(ROW()-2)/1024" office:value-type="float" office:value="0.9521484375" calcext:value-type="float">
            <text:p>0.9521484375</text:p>
          </table:table-cell>
          <table:table-cell table:formula="of:=20*LOG10(ABS(IMREAL([.A977]))+1E-018)" office:value-type="float" office:value="-255.109460304675" calcext:value-type="float">
            <text:p>-255.109460304675</text:p>
          </table:table-cell>
        </table:table-row>
        <table:table-row table:style-name="ro1">
          <table:table-cell office:value-type="string" calcext:value-type="string">
            <text:p>-0.0000000000002239-0.0000000000001947j</text:p>
          </table:table-cell>
          <table:table-cell table:formula="of:=(ROW()-2)/1024" office:value-type="float" office:value="0.953125" calcext:value-type="float">
            <text:p>0.953125</text:p>
          </table:table-cell>
          <table:table-cell table:formula="of:=20*LOG10(ABS(IMREAL([.A978]))+1E-018)" office:value-type="float" office:value="-252.998879334894" calcext:value-type="float">
            <text:p>-252.998879334894</text:p>
          </table:table-cell>
        </table:table-row>
        <table:table-row table:style-name="ro1">
          <table:table-cell office:value-type="string" calcext:value-type="string">
            <text:p>-0.0000000000000899-0.0000000000001272j</text:p>
          </table:table-cell>
          <table:table-cell table:formula="of:=(ROW()-2)/1024" office:value-type="float" office:value="0.9541015625" calcext:value-type="float">
            <text:p>0.9541015625</text:p>
          </table:table-cell>
          <table:table-cell table:formula="of:=20*LOG10(ABS(IMREAL([.A979]))+1E-018)" office:value-type="float" office:value="-260.924709548635" calcext:value-type="float">
            <text:p>-260.924709548635</text:p>
          </table:table-cell>
        </table:table-row>
        <table:table-row table:style-name="ro1">
          <table:table-cell office:value-type="string" calcext:value-type="string">
            <text:p>-0.0000000000001348-0.0000000000001583j</text:p>
          </table:table-cell>
          <table:table-cell table:formula="of:=(ROW()-2)/1024" office:value-type="float" office:value="0.955078125" calcext:value-type="float">
            <text:p>0.955078125</text:p>
          </table:table-cell>
          <table:table-cell table:formula="of:=20*LOG10(ABS(IMREAL([.A980]))+1E-018)" office:value-type="float" office:value="-257.40613772087" calcext:value-type="float">
            <text:p>-257.40613772087</text:p>
          </table:table-cell>
        </table:table-row>
        <table:table-row table:style-name="ro1">
          <table:table-cell office:value-type="string" calcext:value-type="string">
            <text:p>-0.0000000000001522-0.0000000000001122j</text:p>
          </table:table-cell>
          <table:table-cell table:formula="of:=(ROW()-2)/1024" office:value-type="float" office:value="0.9560546875" calcext:value-type="float">
            <text:p>0.9560546875</text:p>
          </table:table-cell>
          <table:table-cell table:formula="of:=20*LOG10(ABS(IMREAL([.A981]))+1E-018)" office:value-type="float" office:value="-256.351649882576" calcext:value-type="float">
            <text:p>-256.351649882576</text:p>
          </table:table-cell>
        </table:table-row>
        <table:table-row table:style-name="ro1">
          <table:table-cell office:value-type="string" calcext:value-type="string">
            <text:p>-0.0000000000000985-0.0000000000002225j</text:p>
          </table:table-cell>
          <table:table-cell table:formula="of:=(ROW()-2)/1024" office:value-type="float" office:value="0.95703125" calcext:value-type="float">
            <text:p>0.95703125</text:p>
          </table:table-cell>
          <table:table-cell table:formula="of:=20*LOG10(ABS(IMREAL([.A982]))+1E-018)" office:value-type="float" office:value="-260.131187208875" calcext:value-type="float">
            <text:p>-260.131187208875</text:p>
          </table:table-cell>
        </table:table-row>
        <table:table-row table:style-name="ro1">
          <table:table-cell office:value-type="string" calcext:value-type="string">
            <text:p>-0.0000000000000639-0.0000000000001968j</text:p>
          </table:table-cell>
          <table:table-cell table:formula="of:=(ROW()-2)/1024" office:value-type="float" office:value="0.9580078125" calcext:value-type="float">
            <text:p>0.9580078125</text:p>
          </table:table-cell>
          <table:table-cell table:formula="of:=20*LOG10(ABS(IMREAL([.A983]))+1E-018)" office:value-type="float" office:value="-263.88984690848" calcext:value-type="float">
            <text:p>-263.88984690848</text:p>
          </table:table-cell>
        </table:table-row>
        <table:table-row table:style-name="ro1">
          <table:table-cell office:value-type="string" calcext:value-type="string">
            <text:p>-0.0000000000002223-0.0000000000001942j</text:p>
          </table:table-cell>
          <table:table-cell table:formula="of:=(ROW()-2)/1024" office:value-type="float" office:value="0.958984375" calcext:value-type="float">
            <text:p>0.958984375</text:p>
          </table:table-cell>
          <table:table-cell table:formula="of:=20*LOG10(ABS(IMREAL([.A984]))+1E-018)" office:value-type="float" office:value="-253.06117167328" calcext:value-type="float">
            <text:p>-253.06117167328</text:p>
          </table:table-cell>
        </table:table-row>
        <table:table-row table:style-name="ro1">
          <table:table-cell office:value-type="string" calcext:value-type="string">
            <text:p>-0.0000000000001187-0.0000000000000934j</text:p>
          </table:table-cell>
          <table:table-cell table:formula="of:=(ROW()-2)/1024" office:value-type="float" office:value="0.9599609375" calcext:value-type="float">
            <text:p>0.9599609375</text:p>
          </table:table-cell>
          <table:table-cell table:formula="of:=20*LOG10(ABS(IMREAL([.A985]))+1E-018)" office:value-type="float" office:value="-258.510912446072" calcext:value-type="float">
            <text:p>-258.510912446072</text:p>
          </table:table-cell>
        </table:table-row>
        <table:table-row table:style-name="ro1">
          <table:table-cell office:value-type="string" calcext:value-type="string">
            <text:p>-0.0000000000000903-0.0000000000002696j</text:p>
          </table:table-cell>
          <table:table-cell table:formula="of:=(ROW()-2)/1024" office:value-type="float" office:value="0.9609375" calcext:value-type="float">
            <text:p>0.9609375</text:p>
          </table:table-cell>
          <table:table-cell table:formula="of:=20*LOG10(ABS(IMREAL([.A986]))+1E-018)" office:value-type="float" office:value="-260.886148805009" calcext:value-type="float">
            <text:p>-260.886148805009</text:p>
          </table:table-cell>
        </table:table-row>
        <table:table-row table:style-name="ro1">
          <table:table-cell office:value-type="string" calcext:value-type="string">
            <text:p>-0.0000000000000922-0.0000000000001758j</text:p>
          </table:table-cell>
          <table:table-cell table:formula="of:=(ROW()-2)/1024" office:value-type="float" office:value="0.9619140625" calcext:value-type="float">
            <text:p>0.9619140625</text:p>
          </table:table-cell>
          <table:table-cell table:formula="of:=20*LOG10(ABS(IMREAL([.A987]))+1E-018)" office:value-type="float" office:value="-260.705287372392" calcext:value-type="float">
            <text:p>-260.705287372392</text:p>
          </table:table-cell>
        </table:table-row>
        <table:table-row table:style-name="ro1">
          <table:table-cell office:value-type="string" calcext:value-type="string">
            <text:p>-0.0000000000002159-0.0000000000001327j</text:p>
          </table:table-cell>
          <table:table-cell table:formula="of:=(ROW()-2)/1024" office:value-type="float" office:value="0.962890625" calcext:value-type="float">
            <text:p>0.962890625</text:p>
          </table:table-cell>
          <table:table-cell table:formula="of:=20*LOG10(ABS(IMREAL([.A988]))+1E-018)" office:value-type="float" office:value="-253.314906922331" calcext:value-type="float">
            <text:p>-253.314906922331</text:p>
          </table:table-cell>
        </table:table-row>
        <table:table-row table:style-name="ro1">
          <table:table-cell office:value-type="string" calcext:value-type="string">
            <text:p>-0.0000000000000663-0.0000000000002147j</text:p>
          </table:table-cell>
          <table:table-cell table:formula="of:=(ROW()-2)/1024" office:value-type="float" office:value="0.9638671875" calcext:value-type="float">
            <text:p>0.9638671875</text:p>
          </table:table-cell>
          <table:table-cell table:formula="of:=20*LOG10(ABS(IMREAL([.A989]))+1E-018)" office:value-type="float" office:value="-263.569598423999" calcext:value-type="float">
            <text:p>-263.569598423999</text:p>
          </table:table-cell>
        </table:table-row>
        <table:table-row table:style-name="ro1">
          <table:table-cell office:value-type="string" calcext:value-type="string">
            <text:p>-0.0000000000001359-0.0000000000002488j</text:p>
          </table:table-cell>
          <table:table-cell table:formula="of:=(ROW()-2)/1024" office:value-type="float" office:value="0.96484375" calcext:value-type="float">
            <text:p>0.96484375</text:p>
          </table:table-cell>
          <table:table-cell table:formula="of:=20*LOG10(ABS(IMREAL([.A990]))+1E-018)" office:value-type="float" office:value="-257.335546951754" calcext:value-type="float">
            <text:p>-257.335546951754</text:p>
          </table:table-cell>
        </table:table-row>
        <table:table-row table:style-name="ro1">
          <table:table-cell office:value-type="string" calcext:value-type="string">
            <text:p>-0.0000000000001080-0.0000000000000895j</text:p>
          </table:table-cell>
          <table:table-cell table:formula="of:=(ROW()-2)/1024" office:value-type="float" office:value="0.9658203125" calcext:value-type="float">
            <text:p>0.9658203125</text:p>
          </table:table-cell>
          <table:table-cell table:formula="of:=20*LOG10(ABS(IMREAL([.A991]))+1E-018)" office:value-type="float" office:value="-259.331444465729" calcext:value-type="float">
            <text:p>-259.331444465729</text:p>
          </table:table-cell>
        </table:table-row>
        <table:table-row table:style-name="ro1">
          <table:table-cell office:value-type="string" calcext:value-type="string">
            <text:p>-0.0000000000001884-0.0000000000002148j</text:p>
          </table:table-cell>
          <table:table-cell table:formula="of:=(ROW()-2)/1024" office:value-type="float" office:value="0.966796875" calcext:value-type="float">
            <text:p>0.966796875</text:p>
          </table:table-cell>
          <table:table-cell table:formula="of:=20*LOG10(ABS(IMREAL([.A992]))+1E-018)" office:value-type="float" office:value="-254.498335927537" calcext:value-type="float">
            <text:p>-254.498335927537</text:p>
          </table:table-cell>
        </table:table-row>
        <table:table-row table:style-name="ro1">
          <table:table-cell office:value-type="string" calcext:value-type="string">
            <text:p>-0.0000000000000810-0.0000000000002205j</text:p>
          </table:table-cell>
          <table:table-cell table:formula="of:=(ROW()-2)/1024" office:value-type="float" office:value="0.9677734375" calcext:value-type="float">
            <text:p>0.9677734375</text:p>
          </table:table-cell>
          <table:table-cell table:formula="of:=20*LOG10(ABS(IMREAL([.A993]))+1E-018)" office:value-type="float" office:value="-261.830192389884" calcext:value-type="float">
            <text:p>-261.830192389884</text:p>
          </table:table-cell>
        </table:table-row>
        <table:table-row table:style-name="ro1">
          <table:table-cell office:value-type="string" calcext:value-type="string">
            <text:p>-0.0000000000001655-0.0000000000001442j</text:p>
          </table:table-cell>
          <table:table-cell table:formula="of:=(ROW()-2)/1024" office:value-type="float" office:value="0.96875" calcext:value-type="float">
            <text:p>0.96875</text:p>
          </table:table-cell>
          <table:table-cell table:formula="of:=20*LOG10(ABS(IMREAL([.A994]))+1E-018)" office:value-type="float" office:value="-255.623987555207" calcext:value-type="float">
            <text:p>-255.623987555207</text:p>
          </table:table-cell>
        </table:table-row>
        <table:table-row table:style-name="ro1">
          <table:table-cell office:value-type="string" calcext:value-type="string">
            <text:p>-0.0000000000000560-0.0000000000000608j</text:p>
          </table:table-cell>
          <table:table-cell table:formula="of:=(ROW()-2)/1024" office:value-type="float" office:value="0.9697265625" calcext:value-type="float">
            <text:p>0.9697265625</text:p>
          </table:table-cell>
          <table:table-cell table:formula="of:=20*LOG10(ABS(IMREAL([.A995]))+1E-018)" office:value-type="float" office:value="-265.036084356089" calcext:value-type="float">
            <text:p>-265.036084356089</text:p>
          </table:table-cell>
        </table:table-row>
        <table:table-row table:style-name="ro1">
          <table:table-cell office:value-type="string" calcext:value-type="string">
            <text:p>-0.0000000000001521-0.0000000000002004j</text:p>
          </table:table-cell>
          <table:table-cell table:formula="of:=(ROW()-2)/1024" office:value-type="float" office:value="0.970703125" calcext:value-type="float">
            <text:p>0.970703125</text:p>
          </table:table-cell>
          <table:table-cell table:formula="of:=20*LOG10(ABS(IMREAL([.A996]))+1E-018)" office:value-type="float" office:value="-256.357358612687" calcext:value-type="float">
            <text:p>-256.357358612687</text:p>
          </table:table-cell>
        </table:table-row>
        <table:table-row table:style-name="ro1">
          <table:table-cell office:value-type="string" calcext:value-type="string">
            <text:p>0.0000000000000687-0.0000000000002647j</text:p>
          </table:table-cell>
          <table:table-cell table:formula="of:=(ROW()-2)/1024" office:value-type="float" office:value="0.9716796875" calcext:value-type="float">
            <text:p>0.9716796875</text:p>
          </table:table-cell>
          <table:table-cell table:formula="of:=20*LOG10(ABS(IMREAL([.A997]))+1E-018)" office:value-type="float" office:value="-263.260738827566" calcext:value-type="float">
            <text:p>-263.260738827566</text:p>
          </table:table-cell>
        </table:table-row>
        <table:table-row table:style-name="ro1">
          <table:table-cell office:value-type="string" calcext:value-type="string">
            <text:p>-0.0000000000001004-0.0000000000001569j</text:p>
          </table:table-cell>
          <table:table-cell table:formula="of:=(ROW()-2)/1024" office:value-type="float" office:value="0.97265625" calcext:value-type="float">
            <text:p>0.97265625</text:p>
          </table:table-cell>
          <table:table-cell table:formula="of:=20*LOG10(ABS(IMREAL([.A998]))+1E-018)" office:value-type="float" office:value="-259.965239231406" calcext:value-type="float">
            <text:p>-259.965239231406</text:p>
          </table:table-cell>
        </table:table-row>
        <table:table-row table:style-name="ro1">
          <table:table-cell office:value-type="string" calcext:value-type="string">
            <text:p>-0.0000000000001228-0.0000000000002501j</text:p>
          </table:table-cell>
          <table:table-cell table:formula="of:=(ROW()-2)/1024" office:value-type="float" office:value="0.9736328125" calcext:value-type="float">
            <text:p>0.9736328125</text:p>
          </table:table-cell>
          <table:table-cell table:formula="of:=20*LOG10(ABS(IMREAL([.A999]))+1E-018)" office:value-type="float" office:value="-258.215961932185" calcext:value-type="float">
            <text:p>-258.215961932185</text:p>
          </table:table-cell>
        </table:table-row>
        <table:table-row table:style-name="ro1">
          <table:table-cell office:value-type="string" calcext:value-type="string">
            <text:p>-0.0000000000002586-0.0000000000003202j</text:p>
          </table:table-cell>
          <table:table-cell table:formula="of:=(ROW()-2)/1024" office:value-type="float" office:value="0.974609375" calcext:value-type="float">
            <text:p>0.974609375</text:p>
          </table:table-cell>
          <table:table-cell table:formula="of:=20*LOG10(ABS(IMREAL([.A1000]))+1E-018)" office:value-type="float" office:value="-251.74739600105" calcext:value-type="float">
            <text:p>-251.74739600105</text:p>
          </table:table-cell>
        </table:table-row>
        <table:table-row table:style-name="ro1">
          <table:table-cell office:value-type="string" calcext:value-type="string">
            <text:p>0.0000000000000119-0.0000000000000461j</text:p>
          </table:table-cell>
          <table:table-cell table:formula="of:=(ROW()-2)/1024" office:value-type="float" office:value="0.9755859375" calcext:value-type="float">
            <text:p>0.9755859375</text:p>
          </table:table-cell>
          <table:table-cell table:formula="of:=20*LOG10(ABS(IMREAL([.A1001]))+1E-018)" office:value-type="float" office:value="-278.488330896124" calcext:value-type="float">
            <text:p>-278.488330896124</text:p>
          </table:table-cell>
        </table:table-row>
        <table:table-row table:style-name="ro1">
          <table:table-cell office:value-type="string" calcext:value-type="string">
            <text:p>-0.0000000000000413-0.0000000000000637j</text:p>
          </table:table-cell>
          <table:table-cell table:formula="of:=(ROW()-2)/1024" office:value-type="float" office:value="0.9765625" calcext:value-type="float">
            <text:p>0.9765625</text:p>
          </table:table-cell>
          <table:table-cell table:formula="of:=20*LOG10(ABS(IMREAL([.A1002]))+1E-018)" office:value-type="float" office:value="-267.68078865732" calcext:value-type="float">
            <text:p>-267.68078865732</text:p>
          </table:table-cell>
        </table:table-row>
        <table:table-row table:style-name="ro1">
          <table:table-cell office:value-type="string" calcext:value-type="string">
            <text:p>-0.0000000000000623-0.0000000000004364j</text:p>
          </table:table-cell>
          <table:table-cell table:formula="of:=(ROW()-2)/1024" office:value-type="float" office:value="0.9775390625" calcext:value-type="float">
            <text:p>0.9775390625</text:p>
          </table:table-cell>
          <table:table-cell table:formula="of:=20*LOG10(ABS(IMREAL([.A1003]))+1E-018)" office:value-type="float" office:value="-264.110099647556" calcext:value-type="float">
            <text:p>-264.110099647556</text:p>
          </table:table-cell>
        </table:table-row>
        <table:table-row table:style-name="ro1">
          <table:table-cell office:value-type="string" calcext:value-type="string">
            <text:p>-0.0000000000002311-0.0000000000002325j</text:p>
          </table:table-cell>
          <table:table-cell table:formula="of:=(ROW()-2)/1024" office:value-type="float" office:value="0.978515625" calcext:value-type="float">
            <text:p>0.978515625</text:p>
          </table:table-cell>
          <table:table-cell table:formula="of:=20*LOG10(ABS(IMREAL([.A1004]))+1E-018)" office:value-type="float" office:value="-252.723963505516" calcext:value-type="float">
            <text:p>-252.723963505516</text:p>
          </table:table-cell>
        </table:table-row>
        <table:table-row table:style-name="ro1">
          <table:table-cell office:value-type="string" calcext:value-type="string">
            <text:p>0.0000000000002657-0.0000000000001733j</text:p>
          </table:table-cell>
          <table:table-cell table:formula="of:=(ROW()-2)/1024" office:value-type="float" office:value="0.9794921875" calcext:value-type="float">
            <text:p>0.9794921875</text:p>
          </table:table-cell>
          <table:table-cell table:formula="of:=20*LOG10(ABS(IMREAL([.A1005]))+1E-018)" office:value-type="float" office:value="-251.512136221266" calcext:value-type="float">
            <text:p>-251.512136221266</text:p>
          </table:table-cell>
        </table:table-row>
        <table:table-row table:style-name="ro1">
          <table:table-cell office:value-type="string" calcext:value-type="string">
            <text:p>-0.0000000000004194-0.0000000000002709j</text:p>
          </table:table-cell>
          <table:table-cell table:formula="of:=(ROW()-2)/1024" office:value-type="float" office:value="0.98046875" calcext:value-type="float">
            <text:p>0.98046875</text:p>
          </table:table-cell>
          <table:table-cell table:formula="of:=20*LOG10(ABS(IMREAL([.A1006]))+1E-018)" office:value-type="float" office:value="-247.547410767162" calcext:value-type="float">
            <text:p>-247.547410767162</text:p>
          </table:table-cell>
        </table:table-row>
        <table:table-row table:style-name="ro1">
          <table:table-cell office:value-type="string" calcext:value-type="string">
            <text:p>-0.0000000000003081-0.0000000000003199j</text:p>
          </table:table-cell>
          <table:table-cell table:formula="of:=(ROW()-2)/1024" office:value-type="float" office:value="0.9814453125" calcext:value-type="float">
            <text:p>0.9814453125</text:p>
          </table:table-cell>
          <table:table-cell table:formula="of:=20*LOG10(ABS(IMREAL([.A1007]))+1E-018)" office:value-type="float" office:value="-250.22613784192" calcext:value-type="float">
            <text:p>-250.22613784192</text:p>
          </table:table-cell>
        </table:table-row>
        <table:table-row table:style-name="ro1">
          <table:table-cell office:value-type="string" calcext:value-type="string">
            <text:p>0.0000000000004332+0.0000000000000031j</text:p>
          </table:table-cell>
          <table:table-cell table:formula="of:=(ROW()-2)/1024" office:value-type="float" office:value="0.982421875" calcext:value-type="float">
            <text:p>0.982421875</text:p>
          </table:table-cell>
          <table:table-cell table:formula="of:=20*LOG10(ABS(IMREAL([.A1008]))+1E-018)" office:value-type="float" office:value="-247.266210990427" calcext:value-type="float">
            <text:p>-247.266210990427</text:p>
          </table:table-cell>
        </table:table-row>
        <table:table-row table:style-name="ro1">
          <table:table-cell office:value-type="string" calcext:value-type="string">
            <text:p>0.0000000000002547-0.0000000000004728j</text:p>
          </table:table-cell>
          <table:table-cell table:formula="of:=(ROW()-2)/1024" office:value-type="float" office:value="0.9833984375" calcext:value-type="float">
            <text:p>0.9833984375</text:p>
          </table:table-cell>
          <table:table-cell table:formula="of:=20*LOG10(ABS(IMREAL([.A1009]))+1E-018)" office:value-type="float" office:value="-251.879386998362" calcext:value-type="float">
            <text:p>-251.879386998362</text:p>
          </table:table-cell>
        </table:table-row>
        <table:table-row table:style-name="ro1">
          <table:table-cell office:value-type="string" calcext:value-type="string">
            <text:p>-0.0000000000010434-0.0000000000005149j</text:p>
          </table:table-cell>
          <table:table-cell table:formula="of:=(ROW()-2)/1024" office:value-type="float" office:value="0.984375" calcext:value-type="float">
            <text:p>0.984375</text:p>
          </table:table-cell>
          <table:table-cell table:formula="of:=20*LOG10(ABS(IMREAL([.A1010]))+1E-018)" office:value-type="float" office:value="-239.630975027675" calcext:value-type="float">
            <text:p>-239.630975027675</text:p>
          </table:table-cell>
        </table:table-row>
        <table:table-row table:style-name="ro1">
          <table:table-cell office:value-type="string" calcext:value-type="string">
            <text:p>0.0000000000005615-0.0000000000012394j</text:p>
          </table:table-cell>
          <table:table-cell table:formula="of:=(ROW()-2)/1024" office:value-type="float" office:value="0.9853515625" calcext:value-type="float">
            <text:p>0.9853515625</text:p>
          </table:table-cell>
          <table:table-cell table:formula="of:=20*LOG10(ABS(IMREAL([.A1011]))+1E-018)" office:value-type="float" office:value="-245.012989318982" calcext:value-type="float">
            <text:p>-245.012989318982</text:p>
          </table:table-cell>
        </table:table-row>
        <table:table-row table:style-name="ro1">
          <table:table-cell office:value-type="string" calcext:value-type="string">
            <text:p>0.0000000000002113+0.0000000000002331j</text:p>
          </table:table-cell>
          <table:table-cell table:formula="of:=(ROW()-2)/1024" office:value-type="float" office:value="0.986328125" calcext:value-type="float">
            <text:p>0.986328125</text:p>
          </table:table-cell>
          <table:table-cell table:formula="of:=20*LOG10(ABS(IMREAL([.A1012]))+1E-018)" office:value-type="float" office:value="-253.501968952143" calcext:value-type="float">
            <text:p>-253.501968952143</text:p>
          </table:table-cell>
        </table:table-row>
        <table:table-row table:style-name="ro1">
          <table:table-cell office:value-type="string" calcext:value-type="string">
            <text:p>0.0000000000014425-0.0000000000004269j</text:p>
          </table:table-cell>
          <table:table-cell table:formula="of:=(ROW()-2)/1024" office:value-type="float" office:value="0.9873046875" calcext:value-type="float">
            <text:p>0.9873046875</text:p>
          </table:table-cell>
          <table:table-cell table:formula="of:=20*LOG10(ABS(IMREAL([.A1013]))+1E-018)" office:value-type="float" office:value="-236.817677542033" calcext:value-type="float">
            <text:p>-236.817677542033</text:p>
          </table:table-cell>
        </table:table-row>
        <table:table-row table:style-name="ro1">
          <table:table-cell office:value-type="string" calcext:value-type="string">
            <text:p>0.0000000000008199+0.0000000000005655j</text:p>
          </table:table-cell>
          <table:table-cell table:formula="of:=(ROW()-2)/1024" office:value-type="float" office:value="0.98828125" calcext:value-type="float">
            <text:p>0.98828125</text:p>
          </table:table-cell>
          <table:table-cell table:formula="of:=20*LOG10(ABS(IMREAL([.A1014]))+1E-018)" office:value-type="float" office:value="-241.72477167792" calcext:value-type="float">
            <text:p>-241.72477167792</text:p>
          </table:table-cell>
        </table:table-row>
        <table:table-row table:style-name="ro1">
          <table:table-cell office:value-type="string" calcext:value-type="string">
            <text:p>-0.0000000000007048+0.0000000000006904j</text:p>
          </table:table-cell>
          <table:table-cell table:formula="of:=(ROW()-2)/1024" office:value-type="float" office:value="0.9892578125" calcext:value-type="float">
            <text:p>0.9892578125</text:p>
          </table:table-cell>
          <table:table-cell table:formula="of:=20*LOG10(ABS(IMREAL([.A1015]))+1E-018)" office:value-type="float" office:value="-243.038669768022" calcext:value-type="float">
            <text:p>-243.038669768022</text:p>
          </table:table-cell>
        </table:table-row>
        <table:table-row table:style-name="ro1">
          <table:table-cell office:value-type="string" calcext:value-type="string">
            <text:p>-0.0000000000003063-0.0000000000005564j</text:p>
          </table:table-cell>
          <table:table-cell table:formula="of:=(ROW()-2)/1024" office:value-type="float" office:value="0.990234375" calcext:value-type="float">
            <text:p>0.990234375</text:p>
          </table:table-cell>
          <table:table-cell table:formula="of:=20*LOG10(ABS(IMREAL([.A1016]))+1E-018)" office:value-type="float" office:value="-250.277031706456" calcext:value-type="float">
            <text:p>-250.277031706456</text:p>
          </table:table-cell>
        </table:table-row>
        <table:table-row table:style-name="ro1">
          <table:table-cell office:value-type="string" calcext:value-type="string">
            <text:p>0.0000000000003930+0.0000000000001931j</text:p>
          </table:table-cell>
          <table:table-cell table:formula="of:=(ROW()-2)/1024" office:value-type="float" office:value="0.9912109375" calcext:value-type="float">
            <text:p>0.9912109375</text:p>
          </table:table-cell>
          <table:table-cell table:formula="of:=20*LOG10(ABS(IMREAL([.A1017]))+1E-018)" office:value-type="float" office:value="-248.112126891019" calcext:value-type="float">
            <text:p>-248.112126891019</text:p>
          </table:table-cell>
        </table:table-row>
        <table:table-row table:style-name="ro1">
          <table:table-cell office:value-type="string" calcext:value-type="string">
            <text:p>-0.0000000000000335+0.0000000000001490j</text:p>
          </table:table-cell>
          <table:table-cell table:formula="of:=(ROW()-2)/1024" office:value-type="float" office:value="0.9921875" calcext:value-type="float">
            <text:p>0.9921875</text:p>
          </table:table-cell>
          <table:table-cell table:formula="of:=20*LOG10(ABS(IMREAL([.A1018]))+1E-018)" office:value-type="float" office:value="-269.498844582845" calcext:value-type="float">
            <text:p>-269.498844582845</text:p>
          </table:table-cell>
        </table:table-row>
        <table:table-row table:style-name="ro1">
          <table:table-cell office:value-type="string" calcext:value-type="string">
            <text:p>-0.0000000000003340-0.0000000000000393j</text:p>
          </table:table-cell>
          <table:table-cell table:formula="of:=(ROW()-2)/1024" office:value-type="float" office:value="0.9931640625" calcext:value-type="float">
            <text:p>0.9931640625</text:p>
          </table:table-cell>
          <table:table-cell table:formula="of:=20*LOG10(ABS(IMREAL([.A1019]))+1E-018)" office:value-type="float" office:value="-249.52504465815" calcext:value-type="float">
            <text:p>-249.52504465815</text:p>
          </table:table-cell>
        </table:table-row>
        <table:table-row table:style-name="ro1">
          <table:table-cell office:value-type="string" calcext:value-type="string">
            <text:p>0.0000000000002449-0.0000000000003339j</text:p>
          </table:table-cell>
          <table:table-cell table:formula="of:=(ROW()-2)/1024" office:value-type="float" office:value="0.994140625" calcext:value-type="float">
            <text:p>0.994140625</text:p>
          </table:table-cell>
          <table:table-cell table:formula="of:=20*LOG10(ABS(IMREAL([.A1020]))+1E-018)" office:value-type="float" office:value="-252.220188830491" calcext:value-type="float">
            <text:p>-252.220188830491</text:p>
          </table:table-cell>
        </table:table-row>
        <table:table-row table:style-name="ro1">
          <table:table-cell office:value-type="string" calcext:value-type="string">
            <text:p>0.0000000000000185-0.0000000000000979j</text:p>
          </table:table-cell>
          <table:table-cell table:formula="of:=(ROW()-2)/1024" office:value-type="float" office:value="0.9951171875" calcext:value-type="float">
            <text:p>0.9951171875</text:p>
          </table:table-cell>
          <table:table-cell table:formula="of:=20*LOG10(ABS(IMREAL([.A1021]))+1E-018)" office:value-type="float" office:value="-274.656095937081" calcext:value-type="float">
            <text:p>-274.656095937081</text:p>
          </table:table-cell>
        </table:table-row>
        <table:table-row table:style-name="ro1">
          <table:table-cell office:value-type="string" calcext:value-type="string">
            <text:p>-0.0000000000002848+0.0000000000001168j</text:p>
          </table:table-cell>
          <table:table-cell table:formula="of:=(ROW()-2)/1024" office:value-type="float" office:value="0.99609375" calcext:value-type="float">
            <text:p>0.99609375</text:p>
          </table:table-cell>
          <table:table-cell table:formula="of:=20*LOG10(ABS(IMREAL([.A1022]))+1E-018)" office:value-type="float" office:value="-250.909169802549" calcext:value-type="float">
            <text:p>-250.909169802549</text:p>
          </table:table-cell>
        </table:table-row>
        <table:table-row table:style-name="ro1">
          <table:table-cell office:value-type="string" calcext:value-type="string">
            <text:p>-0.0000000000000264-0.0000000000002057j</text:p>
          </table:table-cell>
          <table:table-cell table:formula="of:=(ROW()-2)/1024" office:value-type="float" office:value="0.9970703125" calcext:value-type="float">
            <text:p>0.9970703125</text:p>
          </table:table-cell>
          <table:table-cell table:formula="of:=20*LOG10(ABS(IMREAL([.A1023]))+1E-018)" office:value-type="float" office:value="-271.567592457863" calcext:value-type="float">
            <text:p>-271.567592457863</text:p>
          </table:table-cell>
        </table:table-row>
        <table:table-row table:style-name="ro1">
          <table:table-cell office:value-type="string" calcext:value-type="string">
            <text:p>-0.0000000000000074-0.0000000000003224j</text:p>
          </table:table-cell>
          <table:table-cell table:formula="of:=(ROW()-2)/1024" office:value-type="float" office:value="0.998046875" calcext:value-type="float">
            <text:p>0.998046875</text:p>
          </table:table-cell>
          <table:table-cell table:formula="of:=20*LOG10(ABS(IMREAL([.A1024]))+1E-018)" office:value-type="float" office:value="-282.614191915812" calcext:value-type="float">
            <text:p>-282.614191915812</text:p>
          </table:table-cell>
        </table:table-row>
        <table:table-row table:style-name="ro1">
          <table:table-cell office:value-type="string" calcext:value-type="string">
            <text:p>-0.0000000000000071+0.0000000000003631j</text:p>
          </table:table-cell>
          <table:table-cell table:formula="of:=(ROW()-2)/1024" office:value-type="float" office:value="0.9990234375" calcext:value-type="float">
            <text:p>0.9990234375</text:p>
          </table:table-cell>
          <table:table-cell table:formula="of:=20*LOG10(ABS(IMREAL([.A1025]))+1E-018)" office:value-type="float" office:value="-282.973609747025" calcext:value-type="float">
            <text:p>-282.973609747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9:25:49.971353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0:26:45.107563623</meta:creation-date>
    <dc:date>2024-07-17T20:18:37.972096989</dc:date>
    <meta:editing-duration>PT2H13M13S</meta:editing-duration>
    <meta:editing-cycles>2</meta:editing-cycles>
    <meta:generator>LibreOffice/7.6.7.2$Linux_X86_64 LibreOffice_project/60$Build-2</meta:generator>
    <meta:document-statistic meta:table-count="2" meta:cell-count="51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6.507cm" svg:height="16.291cm" xlink:href=".." xlink:type="simple" chart:class="chart:line" chart:style-name="ch1">
        <chart:plot-area chart:style-name="ch2" table:cell-range-address="input.A3:input.A1026" svg:x="1.93cm" svg:y="0.325cm" svg:width="92.647cm" svg:height="15.641cm">
          <chart:coordinate-region svg:x="2.795cm" svg:y="0.527cm" svg:width="91.782cm" svg:height="15.2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put.A3:input.A1026" chart:class="chart:line">
            <chart:data-point chart:repeated="10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put.A3:input.A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50836677727">
                <text:p>0.685083667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13207363022085">
                <text:p>-0.0613207363022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6910333764558">
                <text:p>-0.7691033376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247953459871">
                <text:p>-0.99247953459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90759701858874">
                <text:p>-0.590759701858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039887955141">
                <text:p>0.183039887955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1554977436898">
                <text:p>0.841554977436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550160148436">
                <text:p>0.487550160148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2005949319228">
                <text:p>-0.302005949319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01348847046022">
                <text:p>-0.901348847046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32992798834739">
                <text:p>-0.932992798834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77007410216418">
                <text:p>-0.377007410216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429560097638">
                <text:p>0.416429560097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7585591017741">
                <text:p>0.947585591017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0794117915275">
                <text:p>0.260794117915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24589682678468">
                <text:p>-0.524589682678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7956976568544">
                <text:p>-0.9795697656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17584813151584">
                <text:p>-0.817584813151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40658239332849">
                <text:p>-0.140658239332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4859488142387">
                <text:p>0.62485948814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820299291166">
                <text:p>0.99682029929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095112535496">
                <text:p>0.74095112535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4067299058058">
                <text:p>0.0184067299058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15730825283818">
                <text:p>-0.715730825283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99077727752645">
                <text:p>-0.999077727752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3172842953776">
                <text:p>-0.653172842953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4121633872052">
                <text:p>0.104121633872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5836904608883">
                <text:p>0.795836904608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6308097244599">
                <text:p>0.986308097244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5570233019603">
                <text:p>0.555570233019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25083911359793">
                <text:p>-0.225083911359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63972856121587">
                <text:p>-0.863972856121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58703474895872">
                <text:p>-0.958703474895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49611329654609">
                <text:p>-0.449611329654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2660717311993">
                <text:p>0.342660717311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9113851690057">
                <text:p>0.919113851690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6679059921043">
                <text:p>0.916679059921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55083587126341">
                <text:p>-0.455083587126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60430519415566">
                <text:p>-0.960430519415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60866938637768">
                <text:p>-0.860866938637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19101240156868">
                <text:p>-0.21910124015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661576197335">
                <text:p>0.560661576197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7301418157858">
                <text:p>0.987301418157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106577300212">
                <text:p>0.792106577300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80171403295636">
                <text:p>0.0980171403295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5780669329708">
                <text:p>-0.65780669329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99322384588349">
                <text:p>-0.999322384588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1143219574522">
                <text:p>-0.71143219574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5412285229114">
                <text:p>0.0245412285229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5057785441463">
                <text:p>0.745057785441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6312612182778">
                <text:p>0.996312612182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0057211763291">
                <text:p>0.620057211763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46730474455363">
                <text:p>-0.146730474455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21102514991104">
                <text:p>-0.821102514991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78317370719629">
                <text:p>-0.978317370719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1935599016559">
                <text:p>-0.51935599016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712757474895">
                <text:p>0.266712757474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4797098430938">
                <text:p>0.884797098430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5607325380522">
                <text:p>0.945607325380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0843171057903">
                <text:p>0.410843171057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82683432365088">
                <text:p>-0.382683432365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35183509938946">
                <text:p>-0.935183509938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98674465693954">
                <text:p>-0.898674465693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96150888243627">
                <text:p>-0.296150888243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2898192229785">
                <text:p>0.4928981922297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1503890986251">
                <text:p>0.971503890986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8224705554841">
                <text:p>0.838224705554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00422041215">
                <text:p>0.17700422041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9569930449243">
                <text:p>-0.59569930449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3211949234795">
                <text:p>-0.993211949234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65167265622461">
                <text:p>-0.765167265622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51952443496893">
                <text:p>-0.0551952443496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9540544737065">
                <text:p>0.689540544737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981175282601">
                <text:p>0.999981175282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0600997795454">
                <text:p>0.680600997795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74439195636598">
                <text:p>-0.0674439195636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91709753669099">
                <text:p>-0.991709753669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85797857456444">
                <text:p>-0.585797857456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9068664149804">
                <text:p>0.189068664149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4853565249708">
                <text:p>0.844853565249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8522094274419">
                <text:p>0.968522094274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2183772079126">
                <text:p>0.482183772079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07849640041535">
                <text:p>-0.307849640041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03989293123445">
                <text:p>-0.903989293123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0766961078986">
                <text:p>-0.930766961078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71317193951839">
                <text:p>-0.371317193951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2000270799802">
                <text:p>0.422000270799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9528180593034">
                <text:p>0.949528180593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9012226428635">
                <text:p>0.879012226428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865659604514">
                <text:p>0.254865659604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29803624686286">
                <text:p>-0.529803624686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80785280403229">
                <text:p>-0.980785280403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14036329705949">
                <text:p>-0.814036329705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34580708507124">
                <text:p>-0.134580708507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9638238914921">
                <text:p>0.629638238914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729045667869">
                <text:p>0.99729045667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681656887737">
                <text:p>0.736816568877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2715382857298">
                <text:p>0.0122715382857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20002507961378">
                <text:p>-0.720002507961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98795456205173">
                <text:p>-0.9987954562051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48514401022111">
                <text:p>-0.648514401022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0222207293875">
                <text:p>0.110222207293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9537269107903">
                <text:p>0.7995372691079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5277642388941">
                <text:p>0.985277642388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0457972936613">
                <text:p>0.550457972936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31058108280666">
                <text:p>-0.231058108280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67046245515692">
                <text:p>-0.8670462455156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6940335732208">
                <text:p>-0.956940335732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44122144570436">
                <text:p>-0.444122144570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8418680249431">
                <text:p>0.348418680249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1514039342042">
                <text:p>0.921514039342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4209755703535">
                <text:p>0.914209755703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1106305759882">
                <text:p>0.331106305759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60538710958239">
                <text:p>-0.460538710958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2121404269042">
                <text:p>-0.962121404269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57728610000276">
                <text:p>-0.857728610000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3110319916095">
                <text:p>-0.213110319916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65731810783614">
                <text:p>0.5657318107836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8257567730748">
                <text:p>0.988257567730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834642762661">
                <text:p>0.78834642762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1908956497134">
                <text:p>0.091908956497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62415777590174">
                <text:p>-0.662415777590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9529417501093">
                <text:p>-0.999529417501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0710678118655">
                <text:p>-0.70710678118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06748031766375">
                <text:p>0.0306748031766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9136394523453">
                <text:p>0.7491363945234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576741446766">
                <text:p>0.99576741446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5231590580628">
                <text:p>0.6152315905806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52797185258432">
                <text:p>-0.152797185258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24589302785021">
                <text:p>-0.82458930278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77028142657755">
                <text:p>-0.9770281426577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14102744193221">
                <text:p>-0.514102744193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262135544994">
                <text:p>0.27262135544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7639620402852">
                <text:p>0.8876396204028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3593458161961">
                <text:p>0.9435934581619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5241314005">
                <text:p>0.405241314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8834504669882">
                <text:p>-0.38834504669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7339011912574">
                <text:p>-0.937339011912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895966249756185">
                <text:p>-0.8959662497561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90284677254471">
                <text:p>-0.2902846772544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8227666972778">
                <text:p>0.498227666972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293995220556">
                <text:p>0.97293995220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62874986386">
                <text:p>0.8348628749863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0961888760308">
                <text:p>0.1709618887603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00616479383867">
                <text:p>-0.600616479383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3906970002356">
                <text:p>-0.9939069700023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761202385484267">
                <text:p>-0.761202385484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490676743274227">
                <text:p>-0.04906767432742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971460889654">
                <text:p>0.693971460889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924701839145">
                <text:p>0.9999247018391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6092703575321">
                <text:p>0.6760927035753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735645635996649">
                <text:p>-0.07356456359966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76888465673224">
                <text:p>-0.776888465673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90902635427781">
                <text:p>-0.9909026354277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80813958095768">
                <text:p>-0.580813958095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8120344803299">
                <text:p>0.84812034480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6697647104485">
                <text:p>0.96697647104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76799230063337">
                <text:p>0.4767992300633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1368174039888">
                <text:p>-0.31368174039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06595704514912">
                <text:p>-0.906595704514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28506080473217">
                <text:p>-0.9285060804732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65612997804774">
                <text:p>-0.3656129978047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7555093430286">
                <text:p>0.427555093430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51435020969011">
                <text:p>0.951435020969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76070094195415">
                <text:p>0.876070094195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8927605745732">
                <text:p>0.248927605745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3499761988709">
                <text:p>-0.534997619887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81963869109555">
                <text:p>-0.9819638691095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10457198252595">
                <text:p>-0.810457198252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8498110793789">
                <text:p>-0.128498110793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34393284163652">
                <text:p>0.634393284163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7723066644191">
                <text:p>0.9977230666441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2654271672421">
                <text:p>0.732654271672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13588464916259">
                <text:p>0.00613588464916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24247082951464">
                <text:p>-0.724247082951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98475580573295">
                <text:p>-0.998475580573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643831542889788">
                <text:p>-0.643831542889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6318630911913">
                <text:p>0.116318630911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3207531480635">
                <text:p>0.803207531480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84210092386931">
                <text:p>0.9842100923869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5324988422053">
                <text:p>0.545324988422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37023605994363">
                <text:p>-0.237023605994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70086991108712">
                <text:p>-0.870086991108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5514116830577">
                <text:p>-0.955141168305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438616238538546">
                <text:p>-0.43861623853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54163525420475">
                <text:p>0.354163525420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3879532511282">
                <text:p>0.923879532511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1706032005433">
                <text:p>0.91170603200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5310292162266">
                <text:p>0.3253102921622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65976495767967">
                <text:p>-0.4659764957679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63776065795441">
                <text:p>-0.963776065795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54557988365411">
                <text:p>-0.8545579883654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07111376192234">
                <text:p>-0.207111376192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0780745886958">
                <text:p>0.570780745886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8917650996478">
                <text:p>0.98917650996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4556597155578">
                <text:p>0.7845565971555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57973123444394">
                <text:p>0.0857973123444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666999922303641">
                <text:p>-0.6669999223036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99698818696204">
                <text:p>-0.999698818696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702754744457236">
                <text:p>-0.7027547444572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68072229413473">
                <text:p>0.03680722294134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53186799043608">
                <text:p>0.753186799043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0382806276309">
                <text:p>0.6103828062763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58858143333866">
                <text:p>-0.1588581433338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28045045257745">
                <text:p>-0.8280450452577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75702130038532">
                <text:p>-0.9757021300385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508830142543117">
                <text:p>-0.508830142543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8519689385046">
                <text:p>0.278519689385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0448723244756">
                <text:p>0.8904487232447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99624199845642">
                <text:p>0.3996241998456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9399204006103">
                <text:p>-0.39399204006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39459223602185">
                <text:p>-0.9394592236021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9322430119552">
                <text:p>-0.893224301195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84407537211279">
                <text:p>-0.2844075372112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03538383725715">
                <text:p>0.5035383837257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4339382785576">
                <text:p>0.974339382785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1469612302543">
                <text:p>0.8314696123025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4913120489989">
                <text:p>0.1649131204899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05511041404313">
                <text:p>-0.6055110414043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94564570734254">
                <text:p>-0.9945645707342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757208846506489">
                <text:p>-0.757208846506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29382569349437">
                <text:p>-0.0429382569349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8376249408974">
                <text:p>0.698376249408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9830581795823">
                <text:p>0.9998305817958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71558954847033">
                <text:p>0.6715589548470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796824379714152">
                <text:p>-0.07968243797141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780737228572088">
                <text:p>-0.780737228572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990058210262298">
                <text:p>-0.990058210262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75808191417848">
                <text:p>-0.575808191417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01104634842093">
                <text:p>0.201104634842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1355193105268">
                <text:p>0.8513551931052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65394441697694">
                <text:p>0.965394441697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1396736826011">
                <text:p>0.471396736826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19502030816006">
                <text:p>-0.319502030816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0916798309052">
                <text:p>-0.909167983090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26210242138312">
                <text:p>-0.9262102421383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59895036534987">
                <text:p>-0.359895036534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093818853157">
                <text:p>0.433093818853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3306040354188">
                <text:p>0.9533060403541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73094978418297">
                <text:p>0.873094978418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2980179903274">
                <text:p>0.2429801799032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40171472729887">
                <text:p>-0.5401714727298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83105487431216">
                <text:p>-0.9831054874312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06847553543798">
                <text:p>-0.8068475535437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22410675199211">
                <text:p>-0.1224106751992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9124444863761">
                <text:p>0.63912444486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8118112900148">
                <text:p>0.998118112900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8464390448232">
                <text:p>0.7284643904482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6754437492965E-015">
                <text:p>6.36754437492965E-0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28464390448224">
                <text:p>-0.7284643904482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8118112900149">
                <text:p>-0.9981181129001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39124444863771">
                <text:p>-0.639124444863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2410675199198">
                <text:p>0.1224106751991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6847553543791">
                <text:p>0.806847553543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83105487431218">
                <text:p>0.983105487431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40171472729898">
                <text:p>0.540171472729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42980179903262">
                <text:p>-0.242980179903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873094978418291">
                <text:p>-0.873094978418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3306040354201">
                <text:p>-0.9533060403542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433093818853168">
                <text:p>-0.433093818853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59895036534975">
                <text:p>0.3598950365349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6210242138308">
                <text:p>0.926210242138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9167983090525">
                <text:p>0.9091679830905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9502030816018">
                <text:p>0.319502030816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71396736826">
                <text:p>-0.471396736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965394441697684">
                <text:p>-0.9653944416976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851355193105275">
                <text:p>-0.851355193105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01104634842106">
                <text:p>-0.2011046348421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5808191417837">
                <text:p>0.5758081914178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0058210262296">
                <text:p>0.9900582102622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0737228572096">
                <text:p>0.780737228572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96824379714279">
                <text:p>0.07968243797142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71558954847002">
                <text:p>-0.671558954847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99830581795823">
                <text:p>-0.999830581795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698376249408983">
                <text:p>-0.6983762494089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2938256934931">
                <text:p>0.0429382569349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57208846506481">
                <text:p>0.757208846506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4564570734256">
                <text:p>0.994564570734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05511041404324">
                <text:p>0.605511041404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64913120489948">
                <text:p>-0.1649131204899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831469612302535">
                <text:p>-0.831469612302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974339382785579">
                <text:p>-0.974339382785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503538383725726">
                <text:p>-0.503538383725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407537211267">
                <text:p>0.284407537211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93224301195515">
                <text:p>0.8932243011955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9459223602189">
                <text:p>0.9394592236021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3992040061068">
                <text:p>0.393992040061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399624199845631">
                <text:p>-0.399624199845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941544065183016">
                <text:p>-0.941544065183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890448723244762">
                <text:p>-0.890448723244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78519689385058">
                <text:p>-0.278519689385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08830142543106">
                <text:p>0.5088301425431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5702130038529">
                <text:p>0.9757021300385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28045045257768">
                <text:p>0.828045045257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8858143333879">
                <text:p>0.158858143333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10382806276299">
                <text:p>-0.610382806276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995184726672196">
                <text:p>-0.995184726672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753186799043616">
                <text:p>-0.7531867990436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3680722294136">
                <text:p>-0.03680722294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02754744457227">
                <text:p>0.7027547444572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9698818696205">
                <text:p>0.999698818696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66999922303651">
                <text:p>0.6669999223036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857973123444267">
                <text:p>-0.08579731234442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78455659715557">
                <text:p>-0.784556597155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989176509964782">
                <text:p>-0.9891765099647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570780745886968">
                <text:p>-0.570780745886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7111376192194">
                <text:p>0.207111376192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54557988365404">
                <text:p>0.8545579883654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63776065795445">
                <text:p>0.963776065795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65976495767953">
                <text:p>0.4659764957679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25310292162254">
                <text:p>-0.325310292162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11706032005416">
                <text:p>-0.9117060320054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54163525420514">
                <text:p>-0.354163525420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8616238538534">
                <text:p>0.438616238538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5141168305766">
                <text:p>0.955141168305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70086991108704">
                <text:p>0.8700869911087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37023605994376">
                <text:p>0.2370236059943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45324988422019">
                <text:p>-0.545324988422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984210092386929">
                <text:p>-0.9842100923869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80320753148066">
                <text:p>-0.803207531480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16318630911897">
                <text:p>-0.1163186309118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43831542889779">
                <text:p>0.6438315428897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8475580573296">
                <text:p>0.9984755805732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24247082951473">
                <text:p>0.7242470829514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613588464912144">
                <text:p>-0.00613588464912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32654271672413">
                <text:p>-0.732654271672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997723066644193">
                <text:p>-0.9977230666441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63439328416364">
                <text:p>-0.634393284163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8498110793777">
                <text:p>0.1284981107937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10457198252604">
                <text:p>0.810457198252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81963869109557">
                <text:p>0.9819638691095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34997619887125">
                <text:p>0.534997619887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4892760574572">
                <text:p>-0.248927605745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876070094195395">
                <text:p>-0.876070094195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951435020969006">
                <text:p>-0.9514350209690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427555093430297">
                <text:p>-0.4275550934302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5612997804789">
                <text:p>0.3656129978047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28506080473213">
                <text:p>0.928506080473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06595704514929">
                <text:p>0.9065957045149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13681740398892">
                <text:p>0.3136817403988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476799230063301">
                <text:p>-0.4767992300633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66976471044854">
                <text:p>-0.9669764710448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848120344803306">
                <text:p>-0.848120344803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95090322016112">
                <text:p>-0.195090322016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0813958095758">
                <text:p>0.580813958095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0902635427776">
                <text:p>0.990902635427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6888465673232">
                <text:p>0.7768884656732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35645635996918">
                <text:p>0.07356456359969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676092703575322">
                <text:p>-0.6760927035753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99924701839144">
                <text:p>-0.999924701839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93971460889642">
                <text:p>-0.693971460889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906767432741">
                <text:p>0.049067674327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61202385484241">
                <text:p>0.761202385484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3906970002356">
                <text:p>0.9939069700023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00616479383888">
                <text:p>0.6006164793838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70961888760309">
                <text:p>-0.1709618887603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834862874986371">
                <text:p>-0.834862874986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972939952205556">
                <text:p>-0.9729399522055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98227666972789">
                <text:p>-0.4982276669727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90284677254432">
                <text:p>0.290284677254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95966249756185">
                <text:p>0.8959662497561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37339011912583">
                <text:p>0.937339011912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345046698819">
                <text:p>0.3883450466988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05241314004975">
                <text:p>-0.4052413140049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43593458161947">
                <text:p>-0.943593458161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887639620402858">
                <text:p>-0.8876396204028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7262135544998">
                <text:p>-0.272621355449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7028142657749">
                <text:p>0.9770281426577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2458930278502">
                <text:p>0.824589302785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2797185258459">
                <text:p>0.1527971852584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615231590580595">
                <text:p>-0.6152315905805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95767414467659">
                <text:p>-0.9957674144676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749136394523481">
                <text:p>-0.7491363945234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306748031766361">
                <text:p>-0.03067480317663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07106781186531">
                <text:p>0.7071067811865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9529417501093">
                <text:p>0.9995294175010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62415777590183">
                <text:p>0.6624157775901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91908956497093">
                <text:p>-0.0919089564970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788346427626602">
                <text:p>-0.788346427626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88257567730754">
                <text:p>-0.9882575677307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65731810783613">
                <text:p>-0.565731810783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13110319916068">
                <text:p>0.213110319916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57728610000277">
                <text:p>0.8577286100002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62121404269046">
                <text:p>0.9621214042690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60538710958275">
                <text:p>0.460538710958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33110630575987">
                <text:p>-0.331106305759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14209755703518">
                <text:p>-0.914209755703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21514039342042">
                <text:p>-0.9215140393420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348418680249457">
                <text:p>-0.3484186802494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4122144570437">
                <text:p>0.4441221445704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56940335732204">
                <text:p>0.9569403357322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7046245515712">
                <text:p>0.8670462455157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31058108280678">
                <text:p>0.231058108280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550457972936579">
                <text:p>-0.5504579729365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985277642388941">
                <text:p>-0.9852776423889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99537269107919">
                <text:p>-0.7995372691079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10222207293874">
                <text:p>-0.1102222072938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48514401022101">
                <text:p>0.648514401022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879545620517">
                <text:p>0.998795456205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20002507961386">
                <text:p>0.7200025079613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122715382856886">
                <text:p>-0.01227153828568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736816568877371">
                <text:p>-0.736816568877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997290456678692">
                <text:p>-0.9972904566786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62963823891492">
                <text:p>-0.62963823891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34580708507111">
                <text:p>0.134580708507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14036329705926">
                <text:p>0.8140363297059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80785280403232">
                <text:p>0.9807852804032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9803624686321">
                <text:p>0.5298036246863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254865659604516">
                <text:p>-0.2548656596045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79012226428623">
                <text:p>-0.8790122264286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949528180593034">
                <text:p>-0.9495281805930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422000270799813">
                <text:p>-0.4220002707998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71317193951801">
                <text:p>0.371317193951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0766961078981">
                <text:p>0.9307669610789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03989293123457">
                <text:p>0.9039892931234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07849640041533">
                <text:p>0.3078496400415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82183772079103">
                <text:p>-0.4821837720791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6852209427442">
                <text:p>-0.968522094274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844853565249715">
                <text:p>-0.8448535652497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89068664149845">
                <text:p>-0.1890686641498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5797857456434">
                <text:p>0.585797857456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1709753669096">
                <text:p>0.991709753669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73010453362736">
                <text:p>0.7730104533627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74439195636867">
                <text:p>0.0674439195636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68060099779546">
                <text:p>-0.680600997795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999981175282601">
                <text:p>-0.9999811752826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689540544737095">
                <text:p>-0.689540544737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551952443496836">
                <text:p>0.05519524434968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65167265622439">
                <text:p>0.765167265622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3211949234794">
                <text:p>0.993211949234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95699304492452">
                <text:p>0.595699304492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77004220412159">
                <text:p>-0.177004220412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83822470555483">
                <text:p>-0.838224705554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71503890986261">
                <text:p>-0.9715038909862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92898192229789">
                <text:p>-0.4928981922297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96150888243595">
                <text:p>0.2961508882435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8674465693955">
                <text:p>0.8986744656939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35183509938956">
                <text:p>0.9351835099389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8268343236508">
                <text:p>0.382683432365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10843171057891">
                <text:p>-0.4108431710578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45607325380509">
                <text:p>-0.945607325380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84797098430941">
                <text:p>-0.884797098430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266712757474928">
                <text:p>-0.2667127574749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19355990165591">
                <text:p>0.5193559901655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78317370719623">
                <text:p>0.9783173707196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21102514991099">
                <text:p>0.8211025149910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46730474455376">
                <text:p>0.1467304744553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620057211763259">
                <text:p>-0.6200572117632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996312612182778">
                <text:p>-0.996312612182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745057785441486">
                <text:p>-0.7450577854414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2454122852291">
                <text:p>-0.024541228522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11432195745201">
                <text:p>0.7114321957452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9322384588349">
                <text:p>0.9993223845883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57806693297089">
                <text:p>0.6578066932970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980171403295226">
                <text:p>-0.09801714032952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792106577300209">
                <text:p>-0.792106577300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987301418157863">
                <text:p>-0.9873014181578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60661576197334">
                <text:p>-0.5606615761973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19101240156848">
                <text:p>0.2191012401568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0866938637773">
                <text:p>0.8608669386377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6043051941557">
                <text:p>0.960430519415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5083587126378">
                <text:p>0.4550835871263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336889853392215">
                <text:p>-0.3368898533922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16679059921031">
                <text:p>-0.916679059921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19113851690057">
                <text:p>-0.9191138516900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42660717312015">
                <text:p>-0.3426607173120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49611329654616">
                <text:p>0.4496113296546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8703474895868">
                <text:p>0.9587034748958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63972856121606">
                <text:p>0.8639728561216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5083911359798">
                <text:p>0.2250839113597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55570233019578">
                <text:p>-0.55557023301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986308097244599">
                <text:p>-0.9863080972445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795836904608897">
                <text:p>-0.7958369046088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04121633872044">
                <text:p>-0.1041216338720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3172842953767">
                <text:p>0.6531728429537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9077727752644">
                <text:p>0.9990777277526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5730825283822">
                <text:p>0.7157308252838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184067299057753">
                <text:p>-0.01840672990577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740951125354961">
                <text:p>-0.7409511253549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996820299291167">
                <text:p>-0.9968202992911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24859488142378">
                <text:p>-0.6248594881423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40658239332836">
                <text:p>0.1406582393328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17584813151562">
                <text:p>0.8175848131515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79569765685442">
                <text:p>0.9795697656854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24589682678494">
                <text:p>0.5245896826784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60794117915279">
                <text:p>-0.2607941179152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881921264348345">
                <text:p>-0.8819212643483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47585591017738">
                <text:p>-0.9475855910177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416429560097649">
                <text:p>-0.4164295600976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77007410216384">
                <text:p>0.3770074102163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2992798834737">
                <text:p>0.9329927988347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01348847046035">
                <text:p>0.9013488470460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02005949319225">
                <text:p>0.3020059493192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487550160148418">
                <text:p>-0.4875501601484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970031253194547">
                <text:p>-0.9700312531945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841554977436905">
                <text:p>-0.8415549774369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83039887955178">
                <text:p>-0.183039887955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9075970185887">
                <text:p>0.590759701858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2479534598706">
                <text:p>0.9924795345987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69103337645578">
                <text:p>0.769103337645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13207363022294">
                <text:p>0.0613207363022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685083667772709">
                <text:p>-0.6850836677727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685083667772727">
                <text:p>-0.6850836677727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61320736302204">
                <text:p>0.0613207363022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69103337645561">
                <text:p>0.7691033376455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247953459871">
                <text:p>0.992479534598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90759701858891">
                <text:p>0.5907597018588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183039887955153">
                <text:p>-0.1830398879551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841554977436892">
                <text:p>-0.8415549774368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970031253194553">
                <text:p>-0.9700312531945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48755016014844">
                <text:p>-0.487550160148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02005949319201">
                <text:p>0.3020059493192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01348847046024">
                <text:p>0.9013488470460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32992798834746">
                <text:p>0.9329927988347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7700741021646">
                <text:p>0.377007410216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416429560097626">
                <text:p>-0.4164295600976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947585591017729">
                <text:p>-0.9475855910177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81921264348357">
                <text:p>-0.8819212643483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60794117915303">
                <text:p>-0.260794117915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24589682678472">
                <text:p>0.5245896826784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79569765685436">
                <text:p>0.9795697656854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1758481315161">
                <text:p>0.817584813151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40658239332861">
                <text:p>0.1406582393328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24859488142358">
                <text:p>-0.6248594881423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96820299291165">
                <text:p>-0.9968202992911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740951125354978">
                <text:p>-0.7409511253549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184067299058007">
                <text:p>-0.0184067299058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15730825283805">
                <text:p>0.715730825283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9077727752647">
                <text:p>0.9990777277526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53172842953786">
                <text:p>0.6531728429537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04121633872018">
                <text:p>-0.104121633872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795836904608881">
                <text:p>-0.7958369046088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86308097244603">
                <text:p>-0.986308097244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555570233019599">
                <text:p>-0.5555702330195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25083911359773">
                <text:p>0.225083911359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63972856121564">
                <text:p>0.8639728561215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58703474895875">
                <text:p>0.9587034748958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49611329654639">
                <text:p>0.4496113296546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342660717311991">
                <text:p>-0.342660717311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919113851690047">
                <text:p>-0.919113851690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916679059921041">
                <text:p>-0.9166790599210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336889853392239">
                <text:p>-0.3368898533922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55083587126304">
                <text:p>0.4550835871263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60430519415563">
                <text:p>0.9604305194155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0866938637786">
                <text:p>0.8608669386377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19101240156873">
                <text:p>0.2191012401568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60661576197313">
                <text:p>-0.5606615761973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987301418157859">
                <text:p>-0.9873014181578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792106577300224">
                <text:p>-0.7921065773002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980171403296045">
                <text:p>-0.0980171403296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5780669329707">
                <text:p>0.657806693297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9322384588348">
                <text:p>0.9993223845883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11432195745219">
                <text:p>0.7114321957452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245412285228845">
                <text:p>-0.02454122852288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745057785441469">
                <text:p>-0.745057785441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9631261218278">
                <text:p>-0.996312612182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620057211763324">
                <text:p>-0.6200572117633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4673047445535">
                <text:p>0.146730474455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21102514991084">
                <text:p>0.8211025149910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78317370719628">
                <text:p>0.9783173707196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19355990165613">
                <text:p>0.5193559901656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66712757474903">
                <text:p>-0.2667127574749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884797098430929">
                <text:p>-0.8847970984309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945607325380536">
                <text:p>-0.9456073253805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10843171057914">
                <text:p>-0.4108431710579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82683432365057">
                <text:p>0.3826834323650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35183509938947">
                <text:p>0.9351835099389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98674465693966">
                <text:p>0.8986744656939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96150888243619">
                <text:p>0.2961508882436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492898192229767">
                <text:p>-0.4928981922297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971503890986242">
                <text:p>-0.9715038909862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838224705554844">
                <text:p>-0.8382247055548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77004220412184">
                <text:p>-0.177004220412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95699304492431">
                <text:p>0.595699304492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3211949234791">
                <text:p>0.9932119492347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65167265622456">
                <text:p>0.7651672656224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51952443497091">
                <text:p>0.05519524434970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689540544737035">
                <text:p>-0.6895405447370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999981175282601">
                <text:p>-0.999981175282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680600997795479">
                <text:p>-0.6806009977954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674439195636613">
                <text:p>0.06744391956366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7301045336272">
                <text:p>0.773010453362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1709753669099">
                <text:p>0.9917097536690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85797857456454">
                <text:p>0.5857978574564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89068664149764">
                <text:p>-0.1890686641497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844853565249701">
                <text:p>-0.8448535652497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968522094274426">
                <text:p>-0.9685220942744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482183772079125">
                <text:p>-0.482183772079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7849640041509">
                <text:p>0.3078496400415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03989293123446">
                <text:p>0.9039892931234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30766961078991">
                <text:p>0.930766961078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71317193951878">
                <text:p>0.3713171939518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42200027079979">
                <text:p>-0.422000270799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49528180593026">
                <text:p>-0.9495281805930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879012226428635">
                <text:p>-0.8790122264286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54865659604541">
                <text:p>-0.2548656596045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298036246863">
                <text:p>0.52980362468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80785280403227">
                <text:p>0.9807852804032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14036329705973">
                <text:p>0.8140363297059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34580708507137">
                <text:p>0.1345807085071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6296382389149">
                <text:p>-0.62963823891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99729045667869">
                <text:p>-0.997290456678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736816568877388">
                <text:p>-0.7368165688773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122715382857141">
                <text:p>-0.01227153828571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20002507961369">
                <text:p>0.7200025079613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8795456205175">
                <text:p>0.998795456205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4851440102212">
                <text:p>0.648514401022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10222207293849">
                <text:p>-0.1102222072938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799537269107904">
                <text:p>-0.799537269107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985277642388946">
                <text:p>-0.9852776423889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5504579729366">
                <text:p>-0.55045797293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31058108280653">
                <text:p>0.2310581082806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7046245515671">
                <text:p>0.8670462455156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56940335732212">
                <text:p>0.9569403357322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4412214457046">
                <text:p>0.444122144570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348418680249433">
                <text:p>-0.3484186802494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921514039342032">
                <text:p>-0.9215140393420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914209755703551">
                <text:p>-0.9142097557035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31106305759894">
                <text:p>-0.331106305759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60538710958253">
                <text:p>0.4605387109582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62121404269023">
                <text:p>0.9621214042690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5772861000029">
                <text:p>0.857728610000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13110319916093">
                <text:p>0.213110319916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565731810783638">
                <text:p>-0.5657318107836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88257567730742">
                <text:p>-0.9882575677307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788346427626617">
                <text:p>-0.7883464276266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919089564971183">
                <text:p>-0.09190895649711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62415777590122">
                <text:p>0.6624157775901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9529417501092">
                <text:p>0.9995294175010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06748031766674">
                <text:p>-0.03067480317666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749136394523426">
                <text:p>-0.7491363945234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995767414467662">
                <text:p>-0.9957674144676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615231590580615">
                <text:p>-0.6152315905806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52797185258378">
                <text:p>0.1527971852583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24589302785006">
                <text:p>0.8245893027850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77028142657755">
                <text:p>0.9770281426577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14102744193195">
                <text:p>0.5141027441931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272621355449901">
                <text:p>-0.2726213554499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887639620402846">
                <text:p>-0.8876396204028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943593458161956">
                <text:p>-0.9435934581619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405241314005051">
                <text:p>-0.4052413140050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8345046698795">
                <text:p>0.3883450466987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37339011912574">
                <text:p>0.9373390119125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95966249756171">
                <text:p>0.8959662497561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9028467725451">
                <text:p>0.290284677254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498227666972767">
                <text:p>-0.4982276669727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972939952205564">
                <text:p>-0.9729399522055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834862874986417">
                <text:p>-0.8348628749864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70961888760334">
                <text:p>-0.1709618887603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00616479383868">
                <text:p>0.600616479383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390697000236">
                <text:p>0.993906970002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61202385484294">
                <text:p>0.76120238548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90676743274354">
                <text:p>0.04906767432743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693971460889665">
                <text:p>-0.6939714608896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999924701839145">
                <text:p>-0.9999247018391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676092703575341">
                <text:p>-0.6760927035753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35645635996664">
                <text:p>0.07356456359966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76888465673252">
                <text:p>0.7768884656732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0902635427787">
                <text:p>0.9909026354277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580813958095779">
                <text:p>0.5808139580957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195090322016143">
                <text:p>-0.1950903220161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48120344803262">
                <text:p>-0.8481203448032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966976471044861">
                <text:p>-0.9669764710448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476799230063323">
                <text:p>-0.476799230063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13681740398922">
                <text:p>0.3136817403989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06595704514895">
                <text:p>0.9065957045148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8506080473222">
                <text:p>0.9285060804732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6561299780476">
                <text:p>0.365612997804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427555093430223">
                <text:p>-0.4275550934302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951435020968998">
                <text:p>-0.9514350209689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876070094195407">
                <text:p>-0.8760700941954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48927605745689">
                <text:p>-0.2489276057456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34997619887055">
                <text:p>0.534997619887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81963869109552">
                <text:p>0.9819638691095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10457198252586">
                <text:p>0.8104571982525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28498110793858">
                <text:p>0.1284981107938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63439328416362">
                <text:p>-0.634393284163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997723066644192">
                <text:p>-0.9977230666441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732654271672391">
                <text:p>-0.7326542716723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613588464920375">
                <text:p>-0.00613588464920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24247082951455">
                <text:p>0.724247082951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8475580573294">
                <text:p>0.9984755805732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3831542889842">
                <text:p>0.6438315428898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16318630911872">
                <text:p>-0.1163186309118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984210092386923">
                <text:p>-0.9842100923869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545324988422088">
                <text:p>-0.5453249884220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37023605994351">
                <text:p>0.237023605994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70086991108719">
                <text:p>0.8700869911087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5514116830579">
                <text:p>0.955141168305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38616238538557">
                <text:p>0.4386162385385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35416352542049">
                <text:p>-0.354163525420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923879532511299">
                <text:p>-0.9238795325112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91170603200545">
                <text:p>-0.9117060320054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25310292162278">
                <text:p>-0.325310292162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6597649576798">
                <text:p>0.465976495767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63776065795423">
                <text:p>0.9637760657954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54557988365417">
                <text:p>0.8545579883654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7111376192219">
                <text:p>0.2071113761922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570780745886994">
                <text:p>-0.5707807458869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989176509964774">
                <text:p>-0.9891765099647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784556597155585">
                <text:p>-0.7845565971555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857973123444237">
                <text:p>-0.08579731234442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6999922303589">
                <text:p>0.6669999223035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99698818696204">
                <text:p>0.9996988186962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02754744457225">
                <text:p>0.7027547444572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368072229413914">
                <text:p>-0.03680722294139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75318679904358">
                <text:p>-0.753186799043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995184726672199">
                <text:p>-0.9951847266721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610382806276297">
                <text:p>-0.6103828062762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8858143333797">
                <text:p>0.1588581433337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8045045257738">
                <text:p>0.8280450452577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75702130038529">
                <text:p>0.9757021300385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508830142543079">
                <text:p>0.5088301425430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78519689385007">
                <text:p>-0.278519689385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890448723244751">
                <text:p>-0.8904487232447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941544065183015">
                <text:p>-0.9415440651830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399624199845706">
                <text:p>-0.3996241998457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93992040061019">
                <text:p>0.3939920400610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3945922360219">
                <text:p>0.939459223602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93224301195501">
                <text:p>0.8932243011955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84407537211318">
                <text:p>0.2844075372113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503538383725704">
                <text:p>-0.5035383837257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97433938278558">
                <text:p>-0.97433938278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831469612302581">
                <text:p>-0.8314696123025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64913120490001">
                <text:p>-0.1649131204900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05511041404326">
                <text:p>0.6055110414043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94564570734259">
                <text:p>0.9945645707342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57208846506516">
                <text:p>0.7572088465065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29382569349565">
                <text:p>0.04293825693495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698376249408985">
                <text:p>-0.6983762494089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999830581795825">
                <text:p>-0.999830581795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671558954847042">
                <text:p>-0.6715589548470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96824379714308">
                <text:p>0.07968243797143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80737228572044">
                <text:p>0.7807372285720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90058210262304">
                <text:p>0.9900582102623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75808191417858">
                <text:p>0.5758081914178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01104634842109">
                <text:p>-0.2011046348421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851355193105231">
                <text:p>-0.8513551931052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965394441697698">
                <text:p>-0.9653944416976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471396736825997">
                <text:p>-0.4713967368259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1950203081594">
                <text:p>0.319502030815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09167983090503">
                <text:p>0.9091679830905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26210242138317">
                <text:p>0.9262102421383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59895036534972">
                <text:p>0.3598950365349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433093818853094">
                <text:p>-0.4330938188530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953306040354184">
                <text:p>-0.9533060403541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87309497841829">
                <text:p>-0.873094978418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42980179903342">
                <text:p>-0.2429801799033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40171472729853">
                <text:p>0.5401714727298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83105487431214">
                <text:p>0.9831054874312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06847553543789">
                <text:p>0.8068475535437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241067519928">
                <text:p>0.122410675199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639124444863752">
                <text:p>-0.6391244448637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998118112900149">
                <text:p>-0.9981181129001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72846439044828">
                <text:p>-0.728464390448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000000000047524342555193">
                <text:p>-0.0000000000000475243425551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28464390448215">
                <text:p>0.7284643904482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98118112900148">
                <text:p>0.9981181129001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39124444863825">
                <text:p>0.639124444863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122410675199185">
                <text:p>-0.1224106751991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8068475535438">
                <text:p>-0.80684755354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983105487431231">
                <text:p>-0.9831054874312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540171472729933">
                <text:p>-0.5401714727299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42980179903249">
                <text:p>0.2429801799032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73094978418299">
                <text:p>0.8730949784182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53306040354213">
                <text:p>0.9533060403542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3309381885318">
                <text:p>0.433093818853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5989503653499">
                <text:p>-0.359895036534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926210242138281">
                <text:p>-0.9262102421382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909167983090542">
                <text:p>-0.9091679830905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31950203081603">
                <text:p>-0.319502030816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71396736826013">
                <text:p>0.4713967368260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65394441697673">
                <text:p>0.9653944416976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51355193105281">
                <text:p>0.8513551931052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0110463484209">
                <text:p>0.201104634842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57580819141778">
                <text:p>-0.575808191417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990058210262291">
                <text:p>-0.9900582102622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780737228572104">
                <text:p>-0.7807372285721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796824379714122">
                <text:p>-0.07968243797141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71558954846972">
                <text:p>0.6715589548469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99830581795823">
                <text:p>0.9998305817958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98376249408972">
                <text:p>0.6983762494089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429382569348615">
                <text:p>-0.04293825693486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757208846506454">
                <text:p>-0.7572088465064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994564570734257">
                <text:p>-0.9945645707342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605511041404311">
                <text:p>-0.6055110414043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4913120489908">
                <text:p>0.1649131204899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31469612302528">
                <text:p>0.8314696123025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74339382785575">
                <text:p>0.9743393827855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503538383725786">
                <text:p>0.5035383837257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284407537211227">
                <text:p>-0.2844075372112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893224301195509">
                <text:p>-0.8932243011955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939459223602184">
                <text:p>-0.9394592236021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393992040061106">
                <text:p>-0.3939920400611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99624199845619">
                <text:p>0.3996241998456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41544065183022">
                <text:p>0.9415440651830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90448723244794">
                <text:p>0.8904487232447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8519689385098">
                <text:p>0.2785196893850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08830142543095">
                <text:p>-0.5088301425430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975702130038533">
                <text:p>-0.9757021300385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828045045257791">
                <text:p>-0.8280450452577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158858143333891">
                <text:p>-0.1588581433338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10382806276311">
                <text:p>0.6103828062763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95184726672189">
                <text:p>0.9951847266721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53186799043643">
                <text:p>0.753186799043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68072229413727">
                <text:p>0.03680722294137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702754744457239">
                <text:p>-0.7027547444572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999698818696206">
                <text:p>-0.9996988186962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66699992230366">
                <text:p>-0.6669999223036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57973123444423">
                <text:p>0.08579731234444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84556597155526">
                <text:p>0.7845565971555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89176509964788">
                <text:p>0.9891765099647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70780745886979">
                <text:p>0.5707807458869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207111376192237">
                <text:p>-0.2071113761922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854557988365368">
                <text:p>-0.8545579883653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963776065795448">
                <text:p>-0.9637760657954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465976495767964">
                <text:p>-0.4659764957679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25310292162189">
                <text:p>0.3253102921621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11706032005411">
                <text:p>0.9117060320054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3879532511292">
                <text:p>0.923879532511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54163525420473">
                <text:p>0.3541635254204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438616238538472">
                <text:p>-0.438616238538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955141168305762">
                <text:p>-0.9551411683057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87008699110871">
                <text:p>-0.870086991108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237023605994443">
                <text:p>-0.2370236059944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45324988422008">
                <text:p>0.5453249884220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84210092386927">
                <text:p>0.9842100923869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03207531480634">
                <text:p>0.8032075314806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16318630911966">
                <text:p>0.1163186309119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643831542889769">
                <text:p>-0.6438315428897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998475580573295">
                <text:p>-0.9984755805732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724247082951521">
                <text:p>-0.7242470829515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61358846491087">
                <text:p>0.00613588464910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32654271672404">
                <text:p>0.7326542716724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9772306664419">
                <text:p>0.997723066644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634393284163693">
                <text:p>0.6343932841636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28498110793764">
                <text:p>-0.1284981107937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810457198252597">
                <text:p>-0.8104571982525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98196386910957">
                <text:p>-0.9819638691095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534997619887136">
                <text:p>-0.5349976198871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48927605745707">
                <text:p>0.2489276057457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76070094195416">
                <text:p>0.8760700941954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51435020969027">
                <text:p>0.9514350209690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27555093430309">
                <text:p>0.4275550934303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365612997804777">
                <text:p>-0.3656129978047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928506080473187">
                <text:p>-0.9285060804731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906595704514935">
                <text:p>-0.9065957045149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313681740398904">
                <text:p>-0.3136817403989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76799230063339">
                <text:p>0.4767992300633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66976471044836">
                <text:p>0.9669764710448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48120344803313">
                <text:p>0.8481203448033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95090322016125">
                <text:p>0.1950903220161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580813958095701">
                <text:p>-0.5808139580957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990902635427774">
                <text:p>-0.9909026354277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776888465673241">
                <text:p>-0.7768884656732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735645635996478">
                <text:p>-0.07356456359964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76092703575271">
                <text:p>0.6760927035752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99924701839144">
                <text:p>0.9999247018391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93971460889651">
                <text:p>0.6939714608896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490676743273405">
                <text:p>-0.04906767432734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761202385484233">
                <text:p>-0.7612023854842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993906970002357">
                <text:p>-0.9939069700023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600616479383853">
                <text:p>-0.6006164793838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70961888760241">
                <text:p>0.1709618887602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34862874986364">
                <text:p>0.8348628749863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72939952205559">
                <text:p>0.9729399522055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98227666972849">
                <text:p>0.4982276669728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290284677254419">
                <text:p>-0.2902846772544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89596624975618">
                <text:p>-0.895966249756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937339011912568">
                <text:p>-0.9373390119125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388345046698883">
                <text:p>-0.3883450466988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05241314004964">
                <text:p>0.4052413140049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43593458161962">
                <text:p>0.943593458161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63962040289">
                <text:p>0.887639620402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72621355449992">
                <text:p>0.2726213554499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514102744193211">
                <text:p>-0.5141027441932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977028142657759">
                <text:p>-0.9770281426577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82458930278506">
                <text:p>-0.824589302785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152797185258472">
                <text:p>-0.1527971852584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1523159058063">
                <text:p>0.615231590580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95767414467653">
                <text:p>0.9957674144676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49136394523489">
                <text:p>0.7491363945234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306748031766488">
                <text:p>0.03067480317664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707106781186562">
                <text:p>-0.7071067811865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999529417501095">
                <text:p>-0.9995294175010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662415777590193">
                <text:p>-0.6624157775901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19089564971369">
                <text:p>0.09190895649713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88346427626559">
                <text:p>0.7883464276265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88257567730756">
                <text:p>0.9882575677307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65731810783623">
                <text:p>0.565731810783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213110319916111">
                <text:p>-0.2131103199161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857728610000241">
                <text:p>-0.8577286100002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962121404269049">
                <text:p>-0.962121404269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60538710958236">
                <text:p>-0.4605387109582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31106305759804">
                <text:p>0.3311063057598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14209755703513">
                <text:p>0.9142097557035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21514039342047">
                <text:p>0.9215140393420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48418680249415">
                <text:p>0.3484186802494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444122144570375">
                <text:p>-0.4441221445703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956940335732201">
                <text:p>-0.9569403357322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6704624551569">
                <text:p>-0.867046245515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231058108280746">
                <text:p>-0.2310581082807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50457972936568">
                <text:p>0.5504579729365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85277642388939">
                <text:p>0.9852776423889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99537269107893">
                <text:p>0.7995372691078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10222207293943">
                <text:p>0.1102222072939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648514401022091">
                <text:p>-0.6485144010220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998795456205173">
                <text:p>-0.9987954562051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720002507961435">
                <text:p>-0.7200025079614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2715382856759">
                <text:p>0.012271538285675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36816568877362">
                <text:p>0.7368165688773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97290456678689">
                <text:p>0.9972904566786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29638238914974">
                <text:p>0.6296382389149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134580708507099">
                <text:p>-0.1345807085070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814036329705951">
                <text:p>-0.8140363297059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980785280403245">
                <text:p>-0.9807852804032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529803624686332">
                <text:p>-0.5298036246863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54865659604504">
                <text:p>0.2548656596045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79012226428644">
                <text:p>0.8790122264286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49528180593056">
                <text:p>0.9495281805930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22000270799825">
                <text:p>0.4220002707998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371317193951842">
                <text:p>-0.3713171939518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930766961078956">
                <text:p>-0.9307669610789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903989293123462">
                <text:p>-0.9039892931234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307849640041546">
                <text:p>-0.3078496400415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82183772079141">
                <text:p>0.4821837720791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68522094274402">
                <text:p>0.9685220942744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44853565249722">
                <text:p>0.8448535652497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9068664149801">
                <text:p>0.1890686641498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585797857456377">
                <text:p>-0.5857978574563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91709753669094">
                <text:p>-0.9917097536690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773010453362744">
                <text:p>-0.7730104533627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674439195636427">
                <text:p>-0.06744391956364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80600997795409">
                <text:p>0.6806009977954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99981175282601">
                <text:p>0.9999811752826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89540544737063">
                <text:p>0.6895405447370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551952443496142">
                <text:p>-0.05519524434961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765167265622431">
                <text:p>-0.7651672656224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993211949234796">
                <text:p>-0.9932119492347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595699304492416">
                <text:p>-0.5956993044924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7700422041209">
                <text:p>0.177004220412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38224705554823">
                <text:p>0.8382247055548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71503890986251">
                <text:p>0.9715038909862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9289819222985">
                <text:p>0.492898192229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296150888243583">
                <text:p>-0.2961508882435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898674465693949">
                <text:p>-0.8986744656939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93518350993894">
                <text:p>-0.935183509938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382683432365145">
                <text:p>-0.3826834323651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0843171057879">
                <text:p>0.410843171057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45607325380523">
                <text:p>0.9456073253805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84797098430973">
                <text:p>0.8847970984309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6671275747494">
                <text:p>0.266712757474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519355990165581">
                <text:p>-0.5193559901655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78317370719632">
                <text:p>-0.9783173707196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821102514991139">
                <text:p>-0.8211025149911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146730474455388">
                <text:p>-0.1467304744553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620057211763294">
                <text:p>0.6200572117632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96312612182772">
                <text:p>0.9963126121827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745057785441495">
                <text:p>0.7450577854414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45412285229227">
                <text:p>0.02454122852292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711432195745232">
                <text:p>-0.7114321957452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999322384588352">
                <text:p>-0.9993223845883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657806693297099">
                <text:p>-0.6578066932970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80171403295665">
                <text:p>0.09801714032956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2106577300166">
                <text:p>0.7921065773001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87301418157865">
                <text:p>0.9873014181578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60661576197345">
                <text:p>0.5606615761973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219101240156892">
                <text:p>-0.2191012401568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60866938637737">
                <text:p>-0.8608669386377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960430519415573">
                <text:p>-0.9604305194155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455083587126338">
                <text:p>-0.4550835871263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36889853392149">
                <text:p>0.336889853392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16679059921026">
                <text:p>0.9166790599210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19113851690062">
                <text:p>0.9191138516900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42660717311973">
                <text:p>0.3426607173119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49611329654554">
                <text:p>-0.4496113296545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958703474895864">
                <text:p>-0.9587034748958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863972856121584">
                <text:p>-0.863972856121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225083911359866">
                <text:p>-0.2250839113598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555570233019567">
                <text:p>0.5555702330195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86308097244597">
                <text:p>0.9863080972445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9583690460887">
                <text:p>0.795836904608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04121633872113">
                <text:p>0.104121633872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653172842953757">
                <text:p>-0.6531728429537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999077727752646">
                <text:p>-0.9990777277526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715730825283871">
                <text:p>-0.7157308252838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84067299057626">
                <text:p>0.01840672990576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40951125354953">
                <text:p>0.7409511253549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6820299291164">
                <text:p>0.9968202992911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624859488142432">
                <text:p>0.6248594881424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140658239332824">
                <text:p>-0.1406582393328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817584813151588">
                <text:p>-0.8175848131515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979569765685456">
                <text:p>-0.97956976568545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524589682678505">
                <text:p>-0.5245896826785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60794117915266">
                <text:p>0.26079411791526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81921264348366">
                <text:p>0.88192126434836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4758559101776">
                <text:p>0.947585591017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16429560097661">
                <text:p>0.4164295600976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377007410216425">
                <text:p>-0.3770074102164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932992798834712">
                <text:p>-0.9329927988347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90134884704604">
                <text:p>-0.901348847046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302005949319237">
                <text:p>-0.30200594931923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87550160148456">
                <text:p>0.4875501601484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7003125319453">
                <text:p>0.9700312531945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41554977436912">
                <text:p>0.8415549774369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83039887955134">
                <text:p>0.18303988795513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590759701858814">
                <text:p>-0.5907597018588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992479534598705">
                <text:p>-0.9924795345987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769103337645586">
                <text:p>-0.7691033376455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613207363021854">
                <text:p>-0.06132073630218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85083667772658">
                <text:p>0.685083667772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9.517cm" svg:height="23.954cm" xlink:href=".." xlink:type="simple" chart:class="chart:scatter" chart:style-name="ch1">
        <chart:plot-area chart:style-name="ch2" table:cell-range-address="output.B2:output.C1025 output.C1:output.C1" chart:data-source-has-labels="row" svg:x="1.19cm" svg:y="0.479cm" svg:width="57.137cm" svg:height="22.996cm">
          <chart:coordinate-region svg:x="2.14cm" svg:y="0.681cm" svg:width="55.985cm" svg:height="22.5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1025" chart:label-cell-address="output.C1:output.C1" chart:class="chart:scatter">
            <chart:domain table:cell-range-address="output.B2:output.B1025"/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B2:output.B1025</svg:desc>
                </draw:g>
              </table:table-cell>
              <table:table-cell office:value-type="float" office:value="-264.912880366534">
                <text:p>-264.912880366534</text:p>
                <draw:g>
                  <svg:desc>output.C2:output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-278.415651285069">
                <text:p>-278.415651285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-280.174592216098">
                <text:p>-280.174592216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296875">
                <text:p>0.0029296875</text:p>
              </table:table-cell>
              <table:table-cell office:value-type="float" office:value="-271.567592457863">
                <text:p>-271.567592457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250.985751668821">
                <text:p>-250.985751668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-272.578273150104">
                <text:p>-272.578273150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-251.961620562885">
                <text:p>-251.961620562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359375">
                <text:p>0.0068359375</text:p>
              </table:table-cell>
              <table:table-cell office:value-type="float" office:value="-249.786392579367">
                <text:p>-249.78639257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125">
                <text:p>0.0078125</text:p>
              </table:table-cell>
              <table:table-cell office:value-type="float" office:value="-273.513939250263">
                <text:p>-273.513939250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-247.78890459952">
                <text:p>-247.78890459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-250.78201308994">
                <text:p>-250.7820130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7421875">
                <text:p>0.0107421875</text:p>
              </table:table-cell>
              <table:table-cell office:value-type="float" office:value="-243.28617589003">
                <text:p>-243.28617589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241.490653674066">
                <text:p>-241.490653674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6953125">
                <text:p>0.0126953125</text:p>
              </table:table-cell>
              <table:table-cell office:value-type="float" office:value="-236.668431882774">
                <text:p>-236.668431882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-252.442915231631">
                <text:p>-252.442915231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6484375">
                <text:p>0.0146484375</text:p>
              </table:table-cell>
              <table:table-cell office:value-type="float" office:value="-244.56089033622">
                <text:p>-244.56089033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625">
                <text:p>0.015625</text:p>
              </table:table-cell>
              <table:table-cell office:value-type="float" office:value="-239.906686741962">
                <text:p>-239.906686741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6015625">
                <text:p>0.0166015625</text:p>
              </table:table-cell>
              <table:table-cell office:value-type="float" office:value="-250.755005731277">
                <text:p>-250.755005731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-246.54140774587">
                <text:p>-246.54140774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5546875">
                <text:p>0.0185546875</text:p>
              </table:table-cell>
              <table:table-cell office:value-type="float" office:value="-251.4437561123">
                <text:p>-251.443756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53125">
                <text:p>0.01953125</text:p>
              </table:table-cell>
              <table:table-cell office:value-type="float" office:value="-248.484677319204">
                <text:p>-248.484677319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5078125">
                <text:p>0.0205078125</text:p>
              </table:table-cell>
              <table:table-cell office:value-type="float" office:value="-250.139180322735">
                <text:p>-250.139180322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-254.755678400773">
                <text:p>-254.755678400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4609375">
                <text:p>0.0224609375</text:p>
              </table:table-cell>
              <table:table-cell office:value-type="float" office:value="-278.785287931014">
                <text:p>-278.785287931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4375">
                <text:p>0.0234375</text:p>
              </table:table-cell>
              <table:table-cell office:value-type="float" office:value="-278.201191630027">
                <text:p>-278.201191630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-263.336930216577">
                <text:p>-263.336930216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-253.996745744601">
                <text:p>-253.996745744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3671875">
                <text:p>0.0263671875</text:p>
              </table:table-cell>
              <table:table-cell office:value-type="float" office:value="-264.279033637726">
                <text:p>-264.279033637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34375">
                <text:p>0.02734375</text:p>
              </table:table-cell>
              <table:table-cell office:value-type="float" office:value="-268.897869085017">
                <text:p>-268.897869085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3203125">
                <text:p>0.0283203125</text:p>
              </table:table-cell>
              <table:table-cell office:value-type="float" office:value="-257.335546951754">
                <text:p>-257.335546951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-261.723617027488">
                <text:p>-261.723617027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2734375">
                <text:p>0.0302734375</text:p>
              </table:table-cell>
              <table:table-cell office:value-type="float" office:value="-275.390510652777">
                <text:p>-275.390510652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25">
                <text:p>0.03125</text:p>
              </table:table-cell>
              <table:table-cell office:value-type="float" office:value="-260.944054306998">
                <text:p>-260.944054306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2265625">
                <text:p>0.0322265625</text:p>
              </table:table-cell>
              <table:table-cell office:value-type="float" office:value="-293.147599148933">
                <text:p>-293.147599148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-259.436630207116">
                <text:p>-259.436630207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-272.652508802516">
                <text:p>-272.652508802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266.356917894574">
                <text:p>-266.356917894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1328125">
                <text:p>0.0361328125</text:p>
              </table:table-cell>
              <table:table-cell office:value-type="float" office:value="-272.216323793837">
                <text:p>-272.216323793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-258.27273219098">
                <text:p>-258.27273219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0859375">
                <text:p>0.0380859375</text:p>
              </table:table-cell>
              <table:table-cell office:value-type="float" office:value="-286.194305949747">
                <text:p>-286.194305949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0625">
                <text:p>0.0390625</text:p>
              </table:table-cell>
              <table:table-cell office:value-type="float" office:value="-280.086418789768">
                <text:p>-280.086418789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0390625">
                <text:p>0.0400390625</text:p>
              </table:table-cell>
              <table:table-cell office:value-type="float" office:value="-276.305603696995">
                <text:p>-276.305603696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-258.740768181181">
                <text:p>-258.740768181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9921875">
                <text:p>0.0419921875</text:p>
              </table:table-cell>
              <table:table-cell office:value-type="float" office:value="-266.744654544733">
                <text:p>-266.744654544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276.594178827492">
                <text:p>-276.594178827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9453125">
                <text:p>0.0439453125</text:p>
              </table:table-cell>
              <table:table-cell office:value-type="float" office:value="-268.995188269397">
                <text:p>-268.995188269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-276.653062448287">
                <text:p>-276.65306244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8984375">
                <text:p>0.0458984375</text:p>
              </table:table-cell>
              <table:table-cell office:value-type="float" office:value="-269.421409019265">
                <text:p>-269.421409019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6875">
                <text:p>0.046875</text:p>
              </table:table-cell>
              <table:table-cell office:value-type="float" office:value="-260.291380695747">
                <text:p>-260.291380695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78515625">
                <text:p>0.0478515625</text:p>
              </table:table-cell>
              <table:table-cell office:value-type="float" office:value="-266.99365522433">
                <text:p>-266.99365522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-276.712347980737">
                <text:p>-276.712347980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8046875">
                <text:p>0.0498046875</text:p>
              </table:table-cell>
              <table:table-cell office:value-type="float" office:value="-285.512843915472">
                <text:p>-285.512843915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078125">
                <text:p>0.05078125</text:p>
              </table:table-cell>
              <table:table-cell office:value-type="float" office:value="-265.730021134144">
                <text:p>-265.730021134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7578125">
                <text:p>0.0517578125</text:p>
              </table:table-cell>
              <table:table-cell office:value-type="float" office:value="-270.842059426354">
                <text:p>-270.84205942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-293.147599148933">
                <text:p>-293.147599148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7109375">
                <text:p>0.0537109375</text:p>
              </table:table-cell>
              <table:table-cell office:value-type="float" office:value="-265.730021134144">
                <text:p>-265.730021134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6875">
                <text:p>0.0546875</text:p>
              </table:table-cell>
              <table:table-cell office:value-type="float" office:value="-271.404631510428">
                <text:p>-271.4046315104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56640625">
                <text:p>0.0556640625</text:p>
              </table:table-cell>
              <table:table-cell office:value-type="float" office:value="-274.470304357812">
                <text:p>-274.470304357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-264.582812549936">
                <text:p>-264.582812549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6171875">
                <text:p>0.0576171875</text:p>
              </table:table-cell>
              <table:table-cell office:value-type="float" office:value="-261.031642870906">
                <text:p>-261.031642870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59375">
                <text:p>0.05859375</text:p>
              </table:table-cell>
              <table:table-cell office:value-type="float" office:value="-295.912173361614">
                <text:p>-295.912173361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5703125">
                <text:p>0.0595703125</text:p>
              </table:table-cell>
              <table:table-cell office:value-type="float" office:value="-268.565590501274">
                <text:p>-268.565590501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-282.156994441973">
                <text:p>-282.156994441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15234375">
                <text:p>0.0615234375</text:p>
              </table:table-cell>
              <table:table-cell office:value-type="float" office:value="-269.421409019265">
                <text:p>-269.421409019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5">
                <text:p>0.0625</text:p>
              </table:table-cell>
              <table:table-cell office:value-type="float" office:value="-274.424470840887">
                <text:p>-274.424470840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34765625">
                <text:p>0.0634765625</text:p>
              </table:table-cell>
              <table:table-cell office:value-type="float" office:value="-264.082260679996">
                <text:p>-264.08226067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268.873708713293">
                <text:p>-268.873708713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54296875">
                <text:p>0.0654296875</text:p>
              </table:table-cell>
              <table:table-cell office:value-type="float" office:value="-270.57387234156">
                <text:p>-270.57387234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40625">
                <text:p>0.06640625</text:p>
              </table:table-cell>
              <table:table-cell office:value-type="float" office:value="-273.513939250263">
                <text:p>-273.5139392502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73828125">
                <text:p>0.0673828125</text:p>
              </table:table-cell>
              <table:table-cell office:value-type="float" office:value="-265.161061093768">
                <text:p>-265.161061093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-290.169964675254">
                <text:p>-290.169964675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93359375">
                <text:p>0.0693359375</text:p>
              </table:table-cell>
              <table:table-cell office:value-type="float" office:value="-264.279033637726">
                <text:p>-264.279033637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3125">
                <text:p>0.0703125</text:p>
              </table:table-cell>
              <table:table-cell office:value-type="float" office:value="-272.040852397922">
                <text:p>-272.040852397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12890625">
                <text:p>0.0712890625</text:p>
              </table:table-cell>
              <table:table-cell office:value-type="float" office:value="-270.428381525154">
                <text:p>-270.428381525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-270.34224261247">
                <text:p>-270.342242612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32421875">
                <text:p>0.0732421875</text:p>
              </table:table-cell>
              <table:table-cell office:value-type="float" office:value="-268.70644204544">
                <text:p>-268.706442045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-271.150091054348">
                <text:p>-271.150091054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51953125">
                <text:p>0.0751953125</text:p>
              </table:table-cell>
              <table:table-cell office:value-type="float" office:value="-262.591804834701">
                <text:p>-262.591804834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-280.629407112503">
                <text:p>-280.62940711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71484375">
                <text:p>0.0771484375</text:p>
              </table:table-cell>
              <table:table-cell office:value-type="float" office:value="-269.978540757139">
                <text:p>-269.978540757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8125">
                <text:p>0.078125</text:p>
              </table:table-cell>
              <table:table-cell office:value-type="float" office:value="-294.420357662691">
                <text:p>-294.4203576626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1015625">
                <text:p>0.0791015625</text:p>
              </table:table-cell>
              <table:table-cell office:value-type="float" office:value="-257.876114037068">
                <text:p>-257.876114037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-275.862942999866">
                <text:p>-275.8629429998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10546875">
                <text:p>0.0810546875</text:p>
              </table:table-cell>
              <table:table-cell office:value-type="float" office:value="-276.712347980737">
                <text:p>-276.7123479807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-275.138742703904">
                <text:p>-275.138742703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30078125">
                <text:p>0.0830078125</text:p>
              </table:table-cell>
              <table:table-cell office:value-type="float" office:value="-262.62699369718">
                <text:p>-262.62699369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-264.867125719259">
                <text:p>-264.867125719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-264.194155944307">
                <text:p>-264.194155944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59375">
                <text:p>0.0859375</text:p>
              </table:table-cell>
              <table:table-cell office:value-type="float" office:value="-279.575386830406">
                <text:p>-279.575386830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69140625">
                <text:p>0.0869140625</text:p>
              </table:table-cell>
              <table:table-cell office:value-type="float" office:value="-268.682807600127">
                <text:p>-268.682807600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-268.472942603989">
                <text:p>-268.472942603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8671875">
                <text:p>0.0888671875</text:p>
              </table:table-cell>
              <table:table-cell office:value-type="float" office:value="-266.020426197224">
                <text:p>-266.020426197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-265.934000441515">
                <text:p>-265.934000441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08203125">
                <text:p>0.0908203125</text:p>
              </table:table-cell>
              <table:table-cell office:value-type="float" office:value="-278.710091464145">
                <text:p>-278.710091464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-267.230015187579">
                <text:p>-267.230015187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27734375">
                <text:p>0.0927734375</text:p>
              </table:table-cell>
              <table:table-cell office:value-type="float" office:value="-264.138028128196">
                <text:p>-264.138028128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375">
                <text:p>0.09375</text:p>
              </table:table-cell>
              <table:table-cell office:value-type="float" office:value="-273.27040506084">
                <text:p>-273.27040506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47265625">
                <text:p>0.0947265625</text:p>
              </table:table-cell>
              <table:table-cell office:value-type="float" office:value="-265.848426168149">
                <text:p>-265.848426168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-276.594178827492">
                <text:p>-276.594178827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272.879100226255">
                <text:p>-272.879100226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278.343574781213">
                <text:p>-278.343574781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86328125">
                <text:p>0.0986328125</text:p>
              </table:table-cell>
              <table:table-cell office:value-type="float" office:value="-277.65391106718">
                <text:p>-277.653911067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-272.180944780164">
                <text:p>-272.180944780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859375">
                <text:p>0.1005859375</text:p>
              </table:table-cell>
              <table:table-cell office:value-type="float" office:value="-263.185209971155">
                <text:p>-263.185209971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15625">
                <text:p>0.1015625</text:p>
              </table:table-cell>
              <table:table-cell office:value-type="float" office:value="-278.130865850028">
                <text:p>-278.130865850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25390625">
                <text:p>0.1025390625</text:p>
              </table:table-cell>
              <table:table-cell office:value-type="float" office:value="-270.60326524849">
                <text:p>-270.60326524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-281.937114591809">
                <text:p>-281.937114591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44921875">
                <text:p>0.1044921875</text:p>
              </table:table-cell>
              <table:table-cell office:value-type="float" office:value="-272.431678562295">
                <text:p>-272.431678562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-283.875043456084">
                <text:p>-283.8750434560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4453125">
                <text:p>0.1064453125</text:p>
              </table:table-cell>
              <table:table-cell office:value-type="float" office:value="-280.174592216098">
                <text:p>-280.174592216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-265.005119136797">
                <text:p>-265.0051191367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83984375">
                <text:p>0.1083984375</text:p>
              </table:table-cell>
              <table:table-cell office:value-type="float" office:value="-263.400937592626">
                <text:p>-263.400937592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9375">
                <text:p>0.109375</text:p>
              </table:table-cell>
              <table:table-cell office:value-type="float" office:value="-281.41059967645">
                <text:p>-281.41059967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3515625">
                <text:p>0.1103515625</text:p>
              </table:table-cell>
              <table:table-cell office:value-type="float" office:value="-262.213853874602">
                <text:p>-262.213853874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-268.922096847895">
                <text:p>-268.9220968478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23046875">
                <text:p>0.1123046875</text:p>
              </table:table-cell>
              <table:table-cell office:value-type="float" office:value="-278.488330896124">
                <text:p>-278.488330896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-278.201191630027">
                <text:p>-278.2011916300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42578125">
                <text:p>0.1142578125</text:p>
              </table:table-cell>
              <table:table-cell office:value-type="float" office:value="-271.767269224871">
                <text:p>-271.767269224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-267.893683549092">
                <text:p>-267.893683549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62109375">
                <text:p>0.1162109375</text:p>
              </table:table-cell>
              <table:table-cell office:value-type="float" office:value="-256.31179348429">
                <text:p>-256.311793484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71875">
                <text:p>0.1171875</text:p>
              </table:table-cell>
              <table:table-cell office:value-type="float" office:value="-255.703070076466">
                <text:p>-255.703070076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81640625">
                <text:p>0.1181640625</text:p>
              </table:table-cell>
              <table:table-cell office:value-type="float" office:value="-298.409139851942">
                <text:p>-298.4091398519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-254.406615499982">
                <text:p>-254.406615499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01171875">
                <text:p>0.1201171875</text:p>
              </table:table-cell>
              <table:table-cell office:value-type="float" office:value="-268.970756058305">
                <text:p>-268.970756058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109375">
                <text:p>0.12109375</text:p>
              </table:table-cell>
              <table:table-cell office:value-type="float" office:value="-254.018531173797">
                <text:p>-254.0185311737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20703125">
                <text:p>0.1220703125</text:p>
              </table:table-cell>
              <table:table-cell office:value-type="float" office:value="-254.185910659755">
                <text:p>-254.1859106597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3046875">
                <text:p>0.123046875</text:p>
              </table:table-cell>
              <table:table-cell office:value-type="float" office:value="-282.497616690749">
                <text:p>-282.4976166907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40234375">
                <text:p>0.1240234375</text:p>
              </table:table-cell>
              <table:table-cell office:value-type="float" office:value="-256.340243666089">
                <text:p>-256.340243666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5">
                <text:p>0.125</text:p>
              </table:table-cell>
              <table:table-cell office:value-type="float" office:value="-251.375910127048">
                <text:p>-251.375910127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59765625">
                <text:p>0.1259765625</text:p>
              </table:table-cell>
              <table:table-cell office:value-type="float" office:value="-247.712582101187">
                <text:p>-247.7125821011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-252.191861518864">
                <text:p>-252.191861518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79296875">
                <text:p>0.1279296875</text:p>
              </table:table-cell>
              <table:table-cell office:value-type="float" office:value="-253.684748205687">
                <text:p>-253.684748205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890625">
                <text:p>0.12890625</text:p>
              </table:table-cell>
              <table:table-cell office:value-type="float" office:value="-267.170319484199">
                <text:p>-267.1703194841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98828125">
                <text:p>0.1298828125</text:p>
              </table:table-cell>
              <table:table-cell office:value-type="float" office:value="54.1853992195166">
                <text:p>54.1853992195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-265.271910581807">
                <text:p>-265.271910581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18359375">
                <text:p>0.1318359375</text:p>
              </table:table-cell>
              <table:table-cell office:value-type="float" office:value="-251.257646392424">
                <text:p>-251.257646392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8125">
                <text:p>0.1328125</text:p>
              </table:table-cell>
              <table:table-cell office:value-type="float" office:value="-245.125086758149">
                <text:p>-245.12508675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37890625">
                <text:p>0.1337890625</text:p>
              </table:table-cell>
              <table:table-cell office:value-type="float" office:value="-247.601424954729">
                <text:p>-247.6014249547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-254.402054804666">
                <text:p>-254.4020548046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57421875">
                <text:p>0.1357421875</text:p>
              </table:table-cell>
              <table:table-cell office:value-type="float" office:value="-258.013225346399">
                <text:p>-258.013225346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671875">
                <text:p>0.13671875</text:p>
              </table:table-cell>
              <table:table-cell office:value-type="float" office:value="-260.800007993936">
                <text:p>-260.800007993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76953125">
                <text:p>0.1376953125</text:p>
              </table:table-cell>
              <table:table-cell office:value-type="float" office:value="-249.019910223108">
                <text:p>-249.019910223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-254.526041990778">
                <text:p>-254.526041990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96484375">
                <text:p>0.1396484375</text:p>
              </table:table-cell>
              <table:table-cell office:value-type="float" office:value="-264.65673420288">
                <text:p>-264.656734202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0625">
                <text:p>0.140625</text:p>
              </table:table-cell>
              <table:table-cell office:value-type="float" office:value="-246.041453690316">
                <text:p>-246.041453690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16015625">
                <text:p>0.1416015625</text:p>
              </table:table-cell>
              <table:table-cell office:value-type="float" office:value="-253.407934368687">
                <text:p>-253.407934368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-263.135219820718">
                <text:p>-263.1352198207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35546875">
                <text:p>0.1435546875</text:p>
              </table:table-cell>
              <table:table-cell office:value-type="float" office:value="-249.970571183658">
                <text:p>-249.970571183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453125">
                <text:p>0.14453125</text:p>
              </table:table-cell>
              <table:table-cell office:value-type="float" office:value="-283.22175945188">
                <text:p>-283.22175945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5078125">
                <text:p>0.1455078125</text:p>
              </table:table-cell>
              <table:table-cell office:value-type="float" office:value="-264.350404186345">
                <text:p>-264.3504041863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-271.666857066903">
                <text:p>-271.666857066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74609375">
                <text:p>0.1474609375</text:p>
              </table:table-cell>
              <table:table-cell office:value-type="float" office:value="-258.643635475202">
                <text:p>-258.643635475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84375">
                <text:p>0.1484375</text:p>
              </table:table-cell>
              <table:table-cell office:value-type="float" office:value="-253.655411177027">
                <text:p>-253.6554111770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94140625">
                <text:p>0.1494140625</text:p>
              </table:table-cell>
              <table:table-cell office:value-type="float" office:value="-248.06363930325">
                <text:p>-248.06363930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-247.222211556703">
                <text:p>-247.2222115567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13671875">
                <text:p>0.1513671875</text:p>
              </table:table-cell>
              <table:table-cell office:value-type="float" office:value="-254.760428656366">
                <text:p>-254.760428656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234375">
                <text:p>0.15234375</text:p>
              </table:table-cell>
              <table:table-cell office:value-type="float" office:value="-252.94859370683">
                <text:p>-252.948593706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33203125">
                <text:p>0.1533203125</text:p>
              </table:table-cell>
              <table:table-cell office:value-type="float" office:value="-255.509286953819">
                <text:p>-255.5092869538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-258.503598073855">
                <text:p>-258.503598073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52734375">
                <text:p>0.1552734375</text:p>
              </table:table-cell>
              <table:table-cell office:value-type="float" office:value="-236.223111446037">
                <text:p>-236.223111446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625">
                <text:p>0.15625</text:p>
              </table:table-cell>
              <table:table-cell office:value-type="float" office:value="-229.414470993953">
                <text:p>-229.4144709939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72265625">
                <text:p>0.1572265625</text:p>
              </table:table-cell>
              <table:table-cell office:value-type="float" office:value="-249.299158396946">
                <text:p>-249.2991583969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-241.281787204301">
                <text:p>-241.2817872043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91796875">
                <text:p>0.1591796875</text:p>
              </table:table-cell>
              <table:table-cell office:value-type="float" office:value="-243.780558580773">
                <text:p>-243.780558580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015625">
                <text:p>0.16015625</text:p>
              </table:table-cell>
              <table:table-cell office:value-type="float" office:value="-277.392681254696">
                <text:p>-277.392681254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-275.597315008595">
                <text:p>-275.597315008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-250.565337655937">
                <text:p>-250.5653376559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30859375">
                <text:p>0.1630859375</text:p>
              </table:table-cell>
              <table:table-cell office:value-type="float" office:value="-256.875015578938">
                <text:p>-256.875015578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40625">
                <text:p>0.1640625</text:p>
              </table:table-cell>
              <table:table-cell office:value-type="float" office:value="-258.481691841267">
                <text:p>-258.4816918412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0390625">
                <text:p>0.1650390625</text:p>
              </table:table-cell>
              <table:table-cell office:value-type="float" office:value="-252.202473437429">
                <text:p>-252.2024734374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-265.865473708779">
                <text:p>-265.8654737087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69921875">
                <text:p>0.1669921875</text:p>
              </table:table-cell>
              <table:table-cell office:value-type="float" office:value="-250.139180322735">
                <text:p>-250.139180322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796875">
                <text:p>0.16796875</text:p>
              </table:table-cell>
              <table:table-cell office:value-type="float" office:value="-261.787405196611">
                <text:p>-261.7874051966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89453125">
                <text:p>0.1689453125</text:p>
              </table:table-cell>
              <table:table-cell office:value-type="float" office:value="-259.070018673318">
                <text:p>-259.0700186733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-255.452499697668">
                <text:p>-255.452499697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08984375">
                <text:p>0.1708984375</text:p>
              </table:table-cell>
              <table:table-cell office:value-type="float" office:value="-254.365655195027">
                <text:p>-254.3656551950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1875">
                <text:p>0.171875</text:p>
              </table:table-cell>
              <table:table-cell office:value-type="float" office:value="-255.370557218005">
                <text:p>-255.370557218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28515625">
                <text:p>0.1728515625</text:p>
              </table:table-cell>
              <table:table-cell office:value-type="float" office:value="-289.116157784699">
                <text:p>-289.1161577846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-256.501310068866">
                <text:p>-256.5013100688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48046875">
                <text:p>0.1748046875</text:p>
              </table:table-cell>
              <table:table-cell office:value-type="float" office:value="-269.143242585023">
                <text:p>-269.1432425850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262.962485821853">
                <text:p>-262.9624858218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67578125">
                <text:p>0.1767578125</text:p>
              </table:table-cell>
              <table:table-cell office:value-type="float" office:value="-259.973894740924">
                <text:p>-259.973894740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-263.439569654226">
                <text:p>-263.439569654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87109375">
                <text:p>0.1787109375</text:p>
              </table:table-cell>
              <table:table-cell office:value-type="float" office:value="-262.745330286452">
                <text:p>-262.745330286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96875">
                <text:p>0.1796875</text:p>
              </table:table-cell>
              <table:table-cell office:value-type="float" office:value="-254.684734562253">
                <text:p>-254.6847345622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06640625">
                <text:p>0.1806640625</text:p>
              </table:table-cell>
              <table:table-cell office:value-type="float" office:value="-268.426986624516">
                <text:p>-268.426986624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-259.592691466815">
                <text:p>-259.592691466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26171875">
                <text:p>0.1826171875</text:p>
              </table:table-cell>
              <table:table-cell office:value-type="float" office:value="-284.011810407697">
                <text:p>-284.011810407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264.407925892161">
                <text:p>-264.4079258921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45703125">
                <text:p>0.1845703125</text:p>
              </table:table-cell>
              <table:table-cell office:value-type="float" office:value="-260.034726024237">
                <text:p>-260.0347260242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-279.171356706395">
                <text:p>-279.171356706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65234375">
                <text:p>0.1865234375</text:p>
              </table:table-cell>
              <table:table-cell office:value-type="float" office:value="-266.465944948593">
                <text:p>-266.4659449485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75">
                <text:p>0.1875</text:p>
              </table:table-cell>
              <table:table-cell office:value-type="float" office:value="-258.823814407515">
                <text:p>-258.823814407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84765625">
                <text:p>0.1884765625</text:p>
              </table:table-cell>
              <table:table-cell office:value-type="float" office:value="-269.044259836532">
                <text:p>-269.0442598365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-261.938091687219">
                <text:p>-261.9380916872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04296875">
                <text:p>0.1904296875</text:p>
              </table:table-cell>
              <table:table-cell office:value-type="float" office:value="-270.781742600254">
                <text:p>-270.781742600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140625">
                <text:p>0.19140625</text:p>
              </table:table-cell>
              <table:table-cell office:value-type="float" office:value="-258.877078433235">
                <text:p>-258.877078433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23828125">
                <text:p>0.1923828125</text:p>
              </table:table-cell>
              <table:table-cell office:value-type="float" office:value="-265.968467618895">
                <text:p>-265.9684676188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282.852143781582">
                <text:p>-282.85214378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43359375">
                <text:p>0.1943359375</text:p>
              </table:table-cell>
              <table:table-cell office:value-type="float" office:value="-259.493800752736">
                <text:p>-259.4938007527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53125">
                <text:p>0.1953125</text:p>
              </table:table-cell>
              <table:table-cell office:value-type="float" office:value="-260.934376542364">
                <text:p>-260.9343765423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62890625">
                <text:p>0.1962890625</text:p>
              </table:table-cell>
              <table:table-cell office:value-type="float" office:value="-264.364748939713">
                <text:p>-264.364748939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-262.372192727498">
                <text:p>-262.3721927274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82421875">
                <text:p>0.1982421875</text:p>
              </table:table-cell>
              <table:table-cell office:value-type="float" office:value="-281.722663762075">
                <text:p>-281.722663762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921875">
                <text:p>0.19921875</text:p>
              </table:table-cell>
              <table:table-cell office:value-type="float" office:value="-260.84775849428">
                <text:p>-260.847758494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01953125">
                <text:p>0.2001953125</text:p>
              </table:table-cell>
              <table:table-cell office:value-type="float" office:value="-303.085639640667">
                <text:p>-303.085639640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-274.656095937081">
                <text:p>-274.656095937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21484375">
                <text:p>0.2021484375</text:p>
              </table:table-cell>
              <table:table-cell office:value-type="float" office:value="-265.38419304041">
                <text:p>-265.384193040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3125">
                <text:p>0.203125</text:p>
              </table:table-cell>
              <table:table-cell office:value-type="float" office:value="-271.469449464582">
                <text:p>-271.4694494645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41015625">
                <text:p>0.2041015625</text:p>
              </table:table-cell>
              <table:table-cell office:value-type="float" office:value="-268.51914302481">
                <text:p>-268.519143024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-258.082601276421">
                <text:p>-258.0826012764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60546875">
                <text:p>0.2060546875</text:p>
              </table:table-cell>
              <table:table-cell office:value-type="float" office:value="-284.150765373061">
                <text:p>-284.1507653730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03125">
                <text:p>0.20703125</text:p>
              </table:table-cell>
              <table:table-cell office:value-type="float" office:value="-262.817113918154">
                <text:p>-262.817113918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80078125">
                <text:p>0.2080078125</text:p>
              </table:table-cell>
              <table:table-cell office:value-type="float" office:value="-276.305603696995">
                <text:p>-276.3056036969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-274.288403785408">
                <text:p>-274.2884037854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99609375">
                <text:p>0.2099609375</text:p>
              </table:table-cell>
              <table:table-cell office:value-type="float" office:value="-265.240094683382">
                <text:p>-265.2400946833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09375">
                <text:p>0.2109375</text:p>
              </table:table-cell>
              <table:table-cell office:value-type="float" office:value="-287.74220461425">
                <text:p>-287.742204614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19140625">
                <text:p>0.2119140625</text:p>
              </table:table-cell>
              <table:table-cell office:value-type="float" office:value="-264.612305760522">
                <text:p>-264.6123057605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-285.512843915472">
                <text:p>-285.5128439154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38671875">
                <text:p>0.2138671875</text:p>
              </table:table-cell>
              <table:table-cell office:value-type="float" office:value="-281.309021046677">
                <text:p>-281.309021046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484375">
                <text:p>0.21484375</text:p>
              </table:table-cell>
              <table:table-cell office:value-type="float" office:value="-262.757253102888">
                <text:p>-262.757253102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58203125">
                <text:p>0.2158203125</text:p>
              </table:table-cell>
              <table:table-cell office:value-type="float" office:value="-269.319223909209">
                <text:p>-269.3192239092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-266.520976006182">
                <text:p>-266.520976006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77734375">
                <text:p>0.2177734375</text:p>
              </table:table-cell>
              <table:table-cell office:value-type="float" office:value="-266.393108399789">
                <text:p>-266.3931083997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875">
                <text:p>0.21875</text:p>
              </table:table-cell>
              <table:table-cell office:value-type="float" office:value="-274.198862353933">
                <text:p>-274.198862353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97265625">
                <text:p>0.2197265625</text:p>
              </table:table-cell>
              <table:table-cell office:value-type="float" office:value="-261.289753919709">
                <text:p>-261.2897539197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-299.991318450414">
                <text:p>-299.9913184504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16796875">
                <text:p>0.2216796875</text:p>
              </table:table-cell>
              <table:table-cell office:value-type="float" office:value="-265.51431872482">
                <text:p>-265.51431872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265625">
                <text:p>0.22265625</text:p>
              </table:table-cell>
              <table:table-cell office:value-type="float" office:value="-267.350651690375">
                <text:p>-267.350651690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36328125">
                <text:p>0.2236328125</text:p>
              </table:table-cell>
              <table:table-cell office:value-type="float" office:value="-275.390510652777">
                <text:p>-275.3905106527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-282.269057532178">
                <text:p>-282.2690575321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270.692045514151">
                <text:p>-270.692045514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65625">
                <text:p>0.2265625</text:p>
              </table:table-cell>
              <table:table-cell office:value-type="float" office:value="-269.293864369902">
                <text:p>-269.2938643699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75390625">
                <text:p>0.2275390625</text:p>
              </table:table-cell>
              <table:table-cell office:value-type="float" office:value="-263.036094456937">
                <text:p>-263.036094456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-262.568424544039">
                <text:p>-262.5684245440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94921875">
                <text:p>0.2294921875</text:p>
              </table:table-cell>
              <table:table-cell office:value-type="float" office:value="-259.307350665743">
                <text:p>-259.3073506657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046875">
                <text:p>0.23046875</text:p>
              </table:table-cell>
              <table:table-cell office:value-type="float" office:value="-269.293864369902">
                <text:p>-269.2938643699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14453125">
                <text:p>0.2314453125</text:p>
              </table:table-cell>
              <table:table-cell office:value-type="float" office:value="-288.176480993764">
                <text:p>-288.1764809937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-270.842059426354">
                <text:p>-270.8420594263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33984375">
                <text:p>0.2333984375</text:p>
              </table:table-cell>
              <table:table-cell office:value-type="float" office:value="-261.442229245117">
                <text:p>-261.442229245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4375">
                <text:p>0.234375</text:p>
              </table:table-cell>
              <table:table-cell office:value-type="float" office:value="-271.372403023161">
                <text:p>-271.372403023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53515625">
                <text:p>0.2353515625</text:p>
              </table:table-cell>
              <table:table-cell office:value-type="float" office:value="-272.323333766747">
                <text:p>-272.3233337667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-270.34224261247">
                <text:p>-270.342242612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-255.977467393409">
                <text:p>-255.9774673934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828125">
                <text:p>0.23828125</text:p>
              </table:table-cell>
              <table:table-cell office:value-type="float" office:value="-265.696485486461">
                <text:p>-265.6964854864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92578125">
                <text:p>0.2392578125</text:p>
              </table:table-cell>
              <table:table-cell office:value-type="float" office:value="-267.555512242679">
                <text:p>-267.5555122426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-265.663078819877">
                <text:p>-265.6630788198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12109375">
                <text:p>0.2412109375</text:p>
              </table:table-cell>
              <table:table-cell office:value-type="float" office:value="-269.735381564395">
                <text:p>-269.7353815643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21875">
                <text:p>0.2421875</text:p>
              </table:table-cell>
              <table:table-cell office:value-type="float" office:value="-274.609274144881">
                <text:p>-274.6092741448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31640625">
                <text:p>0.2431640625</text:p>
              </table:table-cell>
              <table:table-cell office:value-type="float" office:value="-260.372599151996">
                <text:p>-260.372599151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-313.93607885159">
                <text:p>-313.93607885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51171875">
                <text:p>0.2451171875</text:p>
              </table:table-cell>
              <table:table-cell office:value-type="float" office:value="-271.834861407826">
                <text:p>-271.83486140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609375">
                <text:p>0.24609375</text:p>
              </table:table-cell>
              <table:table-cell office:value-type="float" office:value="-268.922096847895">
                <text:p>-268.9220968478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70703125">
                <text:p>0.2470703125</text:p>
              </table:table-cell>
              <table:table-cell office:value-type="float" office:value="-258.801086578031">
                <text:p>-258.8010865780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8046875">
                <text:p>0.248046875</text:p>
              </table:table-cell>
              <table:table-cell office:value-type="float" office:value="-276.832146992258">
                <text:p>-276.8321469922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90234375">
                <text:p>0.2490234375</text:p>
              </table:table-cell>
              <table:table-cell office:value-type="float" office:value="-266.231425572228">
                <text:p>-266.2314255722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">
                <text:p>0.25</text:p>
              </table:table-cell>
              <table:table-cell office:value-type="float" office:value="-272.251847501436">
                <text:p>-272.2518475014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09765625">
                <text:p>0.2509765625</text:p>
              </table:table-cell>
              <table:table-cell office:value-type="float" office:value="-283.096798446961">
                <text:p>-283.0967984469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-269.869628767655">
                <text:p>-269.869628767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29296875">
                <text:p>0.2529296875</text:p>
              </table:table-cell>
              <table:table-cell office:value-type="float" office:value="-262.069365423882">
                <text:p>-262.069365423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390625">
                <text:p>0.25390625</text:p>
              </table:table-cell>
              <table:table-cell office:value-type="float" office:value="-273.935646728527">
                <text:p>-273.9356467285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48828125">
                <text:p>0.2548828125</text:p>
              </table:table-cell>
              <table:table-cell office:value-type="float" office:value="-259.667605450706">
                <text:p>-259.6676054507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-265.646423545195">
                <text:p>-265.6464235451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68359375">
                <text:p>0.2568359375</text:p>
              </table:table-cell>
              <table:table-cell office:value-type="float" office:value="-276.026308538457">
                <text:p>-276.0263085384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78125">
                <text:p>0.2578125</text:p>
              </table:table-cell>
              <table:table-cell office:value-type="float" office:value="-282.614191915812">
                <text:p>-282.6141919158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87890625">
                <text:p>0.2587890625</text:p>
              </table:table-cell>
              <table:table-cell office:value-type="float" office:value="-260.017302141726">
                <text:p>-260.017302141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-261.169671966992">
                <text:p>-261.1696719669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07421875">
                <text:p>0.2607421875</text:p>
              </table:table-cell>
              <table:table-cell office:value-type="float" office:value="-273.513939250263">
                <text:p>-273.5139392502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171875">
                <text:p>0.26171875</text:p>
              </table:table-cell>
              <table:table-cell office:value-type="float" office:value="-261.249541861276">
                <text:p>-261.2495418612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26953125">
                <text:p>0.2626953125</text:p>
              </table:table-cell>
              <table:table-cell office:value-type="float" office:value="-262.395050044246">
                <text:p>-262.3950500442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-255.623987555207">
                <text:p>-255.6239875552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46484375">
                <text:p>0.2646484375</text:p>
              </table:table-cell>
              <table:table-cell office:value-type="float" office:value="-261.649784780689">
                <text:p>-261.6497847806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5625">
                <text:p>0.265625</text:p>
              </table:table-cell>
              <table:table-cell office:value-type="float" office:value="-253.605348514407">
                <text:p>-253.6053485144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66015625">
                <text:p>0.2666015625</text:p>
              </table:table-cell>
              <table:table-cell office:value-type="float" office:value="-250.746021907316">
                <text:p>-250.7460219073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-261.391106158203">
                <text:p>-261.3911061582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5546875">
                <text:p>0.2685546875</text:p>
              </table:table-cell>
              <table:table-cell office:value-type="float" office:value="-247.712582101187">
                <text:p>-247.7125821011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953125">
                <text:p>0.26953125</text:p>
              </table:table-cell>
              <table:table-cell office:value-type="float" office:value="-259.913486525866">
                <text:p>-259.9134865258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05078125">
                <text:p>0.2705078125</text:p>
              </table:table-cell>
              <table:table-cell office:value-type="float" office:value="-243.732370516801">
                <text:p>-243.7323705168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-241.033687402608">
                <text:p>-241.0336874026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24609375">
                <text:p>0.2724609375</text:p>
              </table:table-cell>
              <table:table-cell office:value-type="float" office:value="-236.911514450891">
                <text:p>-236.9115144508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34375">
                <text:p>0.2734375</text:p>
              </table:table-cell>
              <table:table-cell office:value-type="float" office:value="-252.530688809539">
                <text:p>-252.530688809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44140625">
                <text:p>0.2744140625</text:p>
              </table:table-cell>
              <table:table-cell office:value-type="float" office:value="-242.051846206409">
                <text:p>-242.0518462064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-240.272619165758">
                <text:p>-240.2726191657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63671875">
                <text:p>0.2763671875</text:p>
              </table:table-cell>
              <table:table-cell office:value-type="float" office:value="-255.124312129551">
                <text:p>-255.1243121295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734375">
                <text:p>0.27734375</text:p>
              </table:table-cell>
              <table:table-cell office:value-type="float" office:value="-242.181513404409">
                <text:p>-242.1815134044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83203125">
                <text:p>0.2783203125</text:p>
              </table:table-cell>
              <table:table-cell office:value-type="float" office:value="-248.105498987191">
                <text:p>-248.1054989871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-247.952266499475">
                <text:p>-247.9522664994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02734375">
                <text:p>0.2802734375</text:p>
              </table:table-cell>
              <table:table-cell office:value-type="float" office:value="-245.586876343316">
                <text:p>-245.5868763433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125">
                <text:p>0.28125</text:p>
              </table:table-cell>
              <table:table-cell office:value-type="float" office:value="-264.851927574249">
                <text:p>-264.8519275742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22265625">
                <text:p>0.2822265625</text:p>
              </table:table-cell>
              <table:table-cell office:value-type="float" office:value="-266.613476397315">
                <text:p>-266.6134763973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-262.014426722313">
                <text:p>-262.0144267223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1796875">
                <text:p>0.2841796875</text:p>
              </table:table-cell>
              <table:table-cell office:value-type="float" office:value="-253.828669046376">
                <text:p>-253.8286690463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15625">
                <text:p>0.28515625</text:p>
              </table:table-cell>
              <table:table-cell office:value-type="float" office:value="-278.130865850028">
                <text:p>-278.130865850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61328125">
                <text:p>0.2861328125</text:p>
              </table:table-cell>
              <table:table-cell office:value-type="float" office:value="-249.145955716004">
                <text:p>-249.1459557160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-251.075440876842">
                <text:p>-251.0754408768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-253.69735161437">
                <text:p>-253.697351614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90625">
                <text:p>0.2890625</text:p>
              </table:table-cell>
              <table:table-cell office:value-type="float" office:value="-250.331078503616">
                <text:p>-250.3310785036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00390625">
                <text:p>0.2900390625</text:p>
              </table:table-cell>
              <table:table-cell office:value-type="float" office:value="-262.721533639636">
                <text:p>-262.721533639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-250.382592822108">
                <text:p>-250.3825928221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19921875">
                <text:p>0.2919921875</text:p>
              </table:table-cell>
              <table:table-cell office:value-type="float" office:value="-261.851665286539">
                <text:p>-261.8516652865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9296875">
                <text:p>0.29296875</text:p>
              </table:table-cell>
              <table:table-cell office:value-type="float" office:value="-252.334431055266">
                <text:p>-252.3344310552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39453125">
                <text:p>0.2939453125</text:p>
              </table:table-cell>
              <table:table-cell office:value-type="float" office:value="-285.350516454376">
                <text:p>-285.3505164543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-244.637587301564">
                <text:p>-244.6375873015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58984375">
                <text:p>0.2958984375</text:p>
              </table:table-cell>
              <table:table-cell office:value-type="float" office:value="-240.541130593652">
                <text:p>-240.5411305936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6875">
                <text:p>0.296875</text:p>
              </table:table-cell>
              <table:table-cell office:value-type="float" office:value="-243.603845555727">
                <text:p>-243.6038455557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78515625">
                <text:p>0.2978515625</text:p>
              </table:table-cell>
              <table:table-cell office:value-type="float" office:value="-251.4437561123">
                <text:p>-251.44375611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-232.433128693786">
                <text:p>-232.4331286937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998046875">
                <text:p>0.2998046875</text:p>
              </table:table-cell>
              <table:table-cell office:value-type="float" office:value="-258.869449259845">
                <text:p>-258.8694492598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078125">
                <text:p>0.30078125</text:p>
              </table:table-cell>
              <table:table-cell office:value-type="float" office:value="-248.149780844495">
                <text:p>-248.1497808444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17578125">
                <text:p>0.3017578125</text:p>
              </table:table-cell>
              <table:table-cell office:value-type="float" office:value="-254.577067117899">
                <text:p>-254.5770671178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-251.862352563467">
                <text:p>-251.8623525634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37109375">
                <text:p>0.3037109375</text:p>
              </table:table-cell>
              <table:table-cell office:value-type="float" office:value="-244.363442586894">
                <text:p>-244.3634425868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46875">
                <text:p>0.3046875</text:p>
              </table:table-cell>
              <table:table-cell office:value-type="float" office:value="-250.000735218513">
                <text:p>-250.0007352185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56640625">
                <text:p>0.3056640625</text:p>
              </table:table-cell>
              <table:table-cell office:value-type="float" office:value="-256.606452551163">
                <text:p>-256.606452551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-261.493655012785">
                <text:p>-261.4936550127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76171875">
                <text:p>0.3076171875</text:p>
              </table:table-cell>
              <table:table-cell office:value-type="float" office:value="-266.594897344568">
                <text:p>-266.5948973445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859375">
                <text:p>0.30859375</text:p>
              </table:table-cell>
              <table:table-cell office:value-type="float" office:value="-252.656572934884">
                <text:p>-252.6565729348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95703125">
                <text:p>0.3095703125</text:p>
              </table:table-cell>
              <table:table-cell office:value-type="float" office:value="-259.211638293646">
                <text:p>-259.2116382936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-263.097915116463">
                <text:p>-263.0979151164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15234375">
                <text:p>0.3115234375</text:p>
              </table:table-cell>
              <table:table-cell office:value-type="float" office:value="-254.623715151557">
                <text:p>-254.6237151515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25">
                <text:p>0.3125</text:p>
              </table:table-cell>
              <table:table-cell office:value-type="float" office:value="-251.764206255993">
                <text:p>-251.7642062559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34765625">
                <text:p>0.3134765625</text:p>
              </table:table-cell>
              <table:table-cell office:value-type="float" office:value="-259.634230553924">
                <text:p>-259.6342305539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-261.110247854266">
                <text:p>-261.1102478542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54296875">
                <text:p>0.3154296875</text:p>
              </table:table-cell>
              <table:table-cell office:value-type="float" office:value="-277.392681254696">
                <text:p>-277.392681254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-268.449934220855">
                <text:p>-268.4499342208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73828125">
                <text:p>0.3173828125</text:p>
              </table:table-cell>
              <table:table-cell office:value-type="float" office:value="-265.11398383644">
                <text:p>-265.113983836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-260.095986343529">
                <text:p>-260.0959863435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93359375">
                <text:p>0.3193359375</text:p>
              </table:table-cell>
              <table:table-cell office:value-type="float" office:value="-268.223141627866">
                <text:p>-268.2231416278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03125">
                <text:p>0.3203125</text:p>
              </table:table-cell>
              <table:table-cell office:value-type="float" office:value="-275.288926082945">
                <text:p>-275.2889260829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12890625">
                <text:p>0.3212890625</text:p>
              </table:table-cell>
              <table:table-cell office:value-type="float" office:value="-255.629237381381">
                <text:p>-255.6292373813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-260.131187208875">
                <text:p>-260.131187208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32421875">
                <text:p>0.3232421875</text:p>
              </table:table-cell>
              <table:table-cell office:value-type="float" office:value="-263.595839405992">
                <text:p>-263.5958394059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421875">
                <text:p>0.32421875</text:p>
              </table:table-cell>
              <table:table-cell office:value-type="float" office:value="-259.684341112839">
                <text:p>-259.6843411128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51953125">
                <text:p>0.3251953125</text:p>
              </table:table-cell>
              <table:table-cell office:value-type="float" office:value="-268.496012096816">
                <text:p>-268.4960120968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-263.556507602034">
                <text:p>-263.5565076020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71484375">
                <text:p>0.3271484375</text:p>
              </table:table-cell>
              <table:table-cell office:value-type="float" office:value="-281.10935958016">
                <text:p>-281.10935958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28125">
                <text:p>0.328125</text:p>
              </table:table-cell>
              <table:table-cell office:value-type="float" office:value="-259.887725348996">
                <text:p>-259.8877253489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291015625">
                <text:p>0.3291015625</text:p>
              </table:table-cell>
              <table:table-cell office:value-type="float" office:value="-265.563622879673">
                <text:p>-265.5636228796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-268.290559805237">
                <text:p>-268.2905598052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10546875">
                <text:p>0.3310546875</text:p>
              </table:table-cell>
              <table:table-cell office:value-type="float" office:value="-258.230119749254">
                <text:p>-258.2301197492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203125">
                <text:p>0.33203125</text:p>
              </table:table-cell>
              <table:table-cell office:value-type="float" office:value="-273.230471701742">
                <text:p>-273.2304717017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30078125">
                <text:p>0.3330078125</text:p>
              </table:table-cell>
              <table:table-cell office:value-type="float" office:value="-263.835645458746">
                <text:p>-263.8356454587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-257.516373632377">
                <text:p>-257.5163736323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49609375">
                <text:p>0.3349609375</text:p>
              </table:table-cell>
              <table:table-cell office:value-type="float" office:value="-267.514151770069">
                <text:p>-267.5141517700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59375">
                <text:p>0.3359375</text:p>
              </table:table-cell>
              <table:table-cell office:value-type="float" office:value="-265.303843448561">
                <text:p>-265.3038434485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69140625">
                <text:p>0.3369140625</text:p>
              </table:table-cell>
              <table:table-cell office:value-type="float" office:value="-269.243366337266">
                <text:p>-269.2433663372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-268.245556260929">
                <text:p>-268.2455562609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88671875">
                <text:p>0.3388671875</text:p>
              </table:table-cell>
              <table:table-cell office:value-type="float" office:value="-271.087604617898">
                <text:p>-271.0876046178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3984375">
                <text:p>0.33984375</text:p>
              </table:table-cell>
              <table:table-cell office:value-type="float" office:value="-274.942454148725">
                <text:p>-274.942454148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08203125">
                <text:p>0.3408203125</text:p>
              </table:table-cell>
              <table:table-cell office:value-type="float" office:value="-267.659783376018">
                <text:p>-267.659783376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-260.733595258215">
                <text:p>-260.7335952582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27734375">
                <text:p>0.3427734375</text:p>
              </table:table-cell>
              <table:table-cell office:value-type="float" office:value="-263.808671043383">
                <text:p>-263.8086710433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375">
                <text:p>0.34375</text:p>
              </table:table-cell>
              <table:table-cell office:value-type="float" office:value="-261.744827742753">
                <text:p>-261.7448277427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47265625">
                <text:p>0.3447265625</text:p>
              </table:table-cell>
              <table:table-cell office:value-type="float" office:value="-261.586995700106">
                <text:p>-261.5869957001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-266.003072113335">
                <text:p>-266.0030721133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66796875">
                <text:p>0.3466796875</text:p>
              </table:table-cell>
              <table:table-cell office:value-type="float" office:value="-265.020587947564">
                <text:p>-265.0205879475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765625">
                <text:p>0.34765625</text:p>
              </table:table-cell>
              <table:table-cell office:value-type="float" office:value="-276.594178827492">
                <text:p>-276.5941788274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486328125">
                <text:p>0.3486328125</text:p>
              </table:table-cell>
              <table:table-cell office:value-type="float" office:value="-274.424470840887">
                <text:p>-274.424470840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-265.067160361539">
                <text:p>-265.0671603615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05859375">
                <text:p>0.3505859375</text:p>
              </table:table-cell>
              <table:table-cell office:value-type="float" office:value="-272.689865918456">
                <text:p>-272.6898659184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15625">
                <text:p>0.3515625</text:p>
              </table:table-cell>
              <table:table-cell office:value-type="float" office:value="-262.54510701849">
                <text:p>-262.545107018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25390625">
                <text:p>0.3525390625</text:p>
              </table:table-cell>
              <table:table-cell office:value-type="float" office:value="-288.633618298098">
                <text:p>-288.6336182980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-258.124494379255">
                <text:p>-258.1244943792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-265.145340306797">
                <text:p>-265.1453403067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546875">
                <text:p>0.35546875</text:p>
              </table:table-cell>
              <table:table-cell office:value-type="float" office:value="-269.47295594743">
                <text:p>-269.472955947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564453125">
                <text:p>0.3564453125</text:p>
              </table:table-cell>
              <table:table-cell office:value-type="float" office:value="-261.05122752794">
                <text:p>-261.051227527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-290.454680091503">
                <text:p>-290.4546800915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583984375">
                <text:p>0.358398437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59375">
                <text:p>0.359375</text:p>
              </table:table-cell>
              <table:table-cell office:value-type="float" office:value="-262.603518622721">
                <text:p>-262.6035186227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03515625">
                <text:p>0.3603515625</text:p>
              </table:table-cell>
              <table:table-cell office:value-type="float" office:value="-267.150511741155">
                <text:p>-267.150511741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-292.761667626627">
                <text:p>-292.761667626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23046875">
                <text:p>0.3623046875</text:p>
              </table:table-cell>
              <table:table-cell office:value-type="float" office:value="-268.946392378933">
                <text:p>-268.9463923789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328125">
                <text:p>0.36328125</text:p>
              </table:table-cell>
              <table:table-cell office:value-type="float" office:value="-261.840922202662">
                <text:p>-261.8409222026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42578125">
                <text:p>0.3642578125</text:p>
              </table:table-cell>
              <table:table-cell office:value-type="float" office:value="-267.576266570582">
                <text:p>-267.5762665705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-266.935556706868">
                <text:p>-266.9355567068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62109375">
                <text:p>0.3662109375</text:p>
              </table:table-cell>
              <table:table-cell office:value-type="float" office:value="-261.452490069736">
                <text:p>-261.452490069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71875">
                <text:p>0.367187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81640625">
                <text:p>0.3681640625</text:p>
              </table:table-cell>
              <table:table-cell office:value-type="float" office:value="-265.663078819877">
                <text:p>-265.6630788198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-262.662325699247">
                <text:p>-262.6623256992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01171875">
                <text:p>0.3701171875</text:p>
              </table:table-cell>
              <table:table-cell office:value-type="float" office:value="-273.190721096287">
                <text:p>-273.1907210962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109375">
                <text:p>0.37109375</text:p>
              </table:table-cell>
              <table:table-cell office:value-type="float" office:value="-301.927349678315">
                <text:p>-301.927349678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20703125">
                <text:p>0.3720703125</text:p>
              </table:table-cell>
              <table:table-cell office:value-type="float" office:value="-271.80099956759">
                <text:p>-271.800999567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3046875">
                <text:p>0.37304687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40234375">
                <text:p>0.3740234375</text:p>
              </table:table-cell>
              <table:table-cell office:value-type="float" office:value="-261.851665286539">
                <text:p>-261.8516652865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5">
                <text:p>0.375</text:p>
              </table:table-cell>
              <table:table-cell office:value-type="float" office:value="-265.303843448561">
                <text:p>-265.3038434485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59765625">
                <text:p>0.3759765625</text:p>
              </table:table-cell>
              <table:table-cell office:value-type="float" office:value="-265.580119987513">
                <text:p>-265.580119987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-271.213030278605">
                <text:p>-271.2130302786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79296875">
                <text:p>0.3779296875</text:p>
              </table:table-cell>
              <table:table-cell office:value-type="float" office:value="-276.192805674694">
                <text:p>-276.1928056746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90625">
                <text:p>0.37890625</text:p>
              </table:table-cell>
              <table:table-cell office:value-type="float" office:value="-263.400937592626">
                <text:p>-263.4009375926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798828125">
                <text:p>0.3798828125</text:p>
              </table:table-cell>
              <table:table-cell office:value-type="float" office:value="-269.923914058182">
                <text:p>-269.923914058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-274.110234579855">
                <text:p>-274.1102345798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18359375">
                <text:p>0.3818359375</text:p>
              </table:table-cell>
              <table:table-cell office:value-type="float" office:value="-264.928185633199">
                <text:p>-264.9281856331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28125">
                <text:p>0.3828125</text:p>
              </table:table-cell>
              <table:table-cell office:value-type="float" office:value="-261.20951511039">
                <text:p>-261.209515110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37890625">
                <text:p>0.3837890625</text:p>
              </table:table-cell>
              <table:table-cell office:value-type="float" office:value="-260.427169794453">
                <text:p>-260.4271697944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-292.392156798859">
                <text:p>-292.392156798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57421875">
                <text:p>0.3857421875</text:p>
              </table:table-cell>
              <table:table-cell office:value-type="float" office:value="-286.373365880617">
                <text:p>-286.3733658806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671875">
                <text:p>0.38671875</text:p>
              </table:table-cell>
              <table:table-cell office:value-type="float" office:value="-269.143242585023">
                <text:p>-269.143242585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76953125">
                <text:p>0.3876953125</text:p>
              </table:table-cell>
              <table:table-cell office:value-type="float" office:value="-300.905504180419">
                <text:p>-300.9055041804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-265.646423545195">
                <text:p>-265.646423545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896484375">
                <text:p>0.3896484375</text:p>
              </table:table-cell>
              <table:table-cell office:value-type="float" office:value="-276.026308538457">
                <text:p>-276.0263085384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0625">
                <text:p>0.390625</text:p>
              </table:table-cell>
              <table:table-cell office:value-type="float" office:value="-265.481604087031">
                <text:p>-265.4816040870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16015625">
                <text:p>0.3916015625</text:p>
              </table:table-cell>
              <table:table-cell office:value-type="float" office:value="-254.623715151557">
                <text:p>-254.6237151515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-254.875221188068">
                <text:p>-254.8752211880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35546875">
                <text:p>0.3935546875</text:p>
              </table:table-cell>
              <table:table-cell office:value-type="float" office:value="-292.392156798859">
                <text:p>-292.3921567988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453125">
                <text:p>0.39453125</text:p>
              </table:table-cell>
              <table:table-cell office:value-type="float" office:value="-261.452490069736">
                <text:p>-261.4524900697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55078125">
                <text:p>0.3955078125</text:p>
              </table:table-cell>
              <table:table-cell office:value-type="float" office:value="-261.473048154712">
                <text:p>-261.4730481547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-282.614191915812">
                <text:p>-282.6141919158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74609375">
                <text:p>0.3974609375</text:p>
              </table:table-cell>
              <table:table-cell office:value-type="float" office:value="-271.213030278605">
                <text:p>-271.2130302786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84375">
                <text:p>0.3984375</text:p>
              </table:table-cell>
              <table:table-cell office:value-type="float" office:value="-279.575386830406">
                <text:p>-279.5753868304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94140625">
                <text:p>0.3994140625</text:p>
              </table:table-cell>
              <table:table-cell office:value-type="float" office:value="-262.303979476783">
                <text:p>-262.3039794767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-251.417847495768">
                <text:p>-251.417847495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13671875">
                <text:p>0.4013671875</text:p>
              </table:table-cell>
              <table:table-cell office:value-type="float" office:value="-251.013487271379">
                <text:p>-251.0134872713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234375">
                <text:p>0.40234375</text:p>
              </table:table-cell>
              <table:table-cell office:value-type="float" office:value="-285.678262924503">
                <text:p>-285.6782629245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033203125">
                <text:p>0.4033203125</text:p>
              </table:table-cell>
              <table:table-cell office:value-type="float" office:value="-258.394615251594">
                <text:p>-258.3946152515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-264.451318546919">
                <text:p>-264.4513185469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52734375">
                <text:p>0.4052734375</text:p>
              </table:table-cell>
              <table:table-cell office:value-type="float" office:value="-270.285287622404">
                <text:p>-270.2852876224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625">
                <text:p>0.40625</text:p>
              </table:table-cell>
              <table:table-cell office:value-type="float" office:value="-266.576357947467">
                <text:p>-266.5763579474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72265625">
                <text:p>0.4072265625</text:p>
              </table:table-cell>
              <table:table-cell office:value-type="float" office:value="-267.472987314746">
                <text:p>-267.472987314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-254.521418171984">
                <text:p>-254.521418171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091796875">
                <text:p>0.4091796875</text:p>
              </table:table-cell>
              <table:table-cell office:value-type="float" office:value="-248.061441740263">
                <text:p>-248.0614417402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1015625">
                <text:p>0.41015625</text:p>
              </table:table-cell>
              <table:table-cell office:value-type="float" office:value="-248.8642802532">
                <text:p>-248.86428025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111328125">
                <text:p>0.4111328125</text:p>
              </table:table-cell>
              <table:table-cell office:value-type="float" office:value="-271.244671746105">
                <text:p>-271.2446717461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-252.202473437429">
                <text:p>-252.2024734374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30859375">
                <text:p>0.4130859375</text:p>
              </table:table-cell>
              <table:table-cell office:value-type="float" office:value="-254.461531450298">
                <text:p>-254.4615314502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40625">
                <text:p>0.4140625</text:p>
              </table:table-cell>
              <table:table-cell office:value-type="float" office:value="-292.392156798859">
                <text:p>-292.3921567988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150390625">
                <text:p>0.4150390625</text:p>
              </table:table-cell>
              <table:table-cell office:value-type="float" office:value="-236.641247845651">
                <text:p>-236.6412478456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-229.185651738882">
                <text:p>-229.1856517388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169921875">
                <text:p>0.4169921875</text:p>
              </table:table-cell>
              <table:table-cell office:value-type="float" office:value="-256.671338514818">
                <text:p>-256.6713385148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1796875">
                <text:p>0.41796875</text:p>
              </table:table-cell>
              <table:table-cell office:value-type="float" office:value="-240.181676040395">
                <text:p>-240.1816760403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189453125">
                <text:p>0.4189453125</text:p>
              </table:table-cell>
              <table:table-cell office:value-type="float" office:value="-242.738291588599">
                <text:p>-242.7382915885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-260.500468102983">
                <text:p>-260.5004681029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08984375">
                <text:p>0.4208984375</text:p>
              </table:table-cell>
              <table:table-cell office:value-type="float" office:value="-260.895772953801">
                <text:p>-260.8957729538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1875">
                <text:p>0.421875</text:p>
              </table:table-cell>
              <table:table-cell office:value-type="float" office:value="-254.11063138607">
                <text:p>-254.110631386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28515625">
                <text:p>0.4228515625</text:p>
              </table:table-cell>
              <table:table-cell office:value-type="float" office:value="-255.396081299228">
                <text:p>-255.3960812992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-258.438044428352">
                <text:p>-258.4380444283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48046875">
                <text:p>0.4248046875</text:p>
              </table:table-cell>
              <table:table-cell office:value-type="float" office:value="-247.284275197077">
                <text:p>-247.2842751970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578125">
                <text:p>0.42578125</text:p>
              </table:table-cell>
              <table:table-cell office:value-type="float" office:value="-257.464323591521">
                <text:p>-257.4643235915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67578125">
                <text:p>0.4267578125</text:p>
              </table:table-cell>
              <table:table-cell office:value-type="float" office:value="-248.828204337069">
                <text:p>-248.8282043370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-246.407790400707">
                <text:p>-246.4077904007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287109375">
                <text:p>0.4287109375</text:p>
              </table:table-cell>
              <table:table-cell office:value-type="float" office:value="-251.499069867584">
                <text:p>-251.4990698675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296875">
                <text:p>0.4296875</text:p>
              </table:table-cell>
              <table:table-cell office:value-type="float" office:value="-255.852645368096">
                <text:p>-255.8526453680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306640625">
                <text:p>0.4306640625</text:p>
              </table:table-cell>
              <table:table-cell office:value-type="float" office:value="-248.81860934504">
                <text:p>-248.818609345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-251.889623717892">
                <text:p>-251.8896237178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26171875">
                <text:p>0.4326171875</text:p>
              </table:table-cell>
              <table:table-cell office:value-type="float" office:value="-258.103522570921">
                <text:p>-258.1035225709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359375">
                <text:p>0.43359375</text:p>
              </table:table-cell>
              <table:table-cell office:value-type="float" office:value="-267.170319484199">
                <text:p>-267.1703194841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-263.876264804357">
                <text:p>-263.8762648043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35546875">
                <text:p>0.435546875</text:p>
              </table:table-cell>
              <table:table-cell office:value-type="float" office:value="-246.53771947779">
                <text:p>-246.537719477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65234375">
                <text:p>0.4365234375</text:p>
              </table:table-cell>
              <table:table-cell office:value-type="float" office:value="-243.667207853277">
                <text:p>-243.6672078532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75">
                <text:p>0.4375</text:p>
              </table:table-cell>
              <table:table-cell office:value-type="float" office:value="-250.359659842524">
                <text:p>-250.3596598425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384765625">
                <text:p>0.4384765625</text:p>
              </table:table-cell>
              <table:table-cell office:value-type="float" office:value="-248.744605368795">
                <text:p>-248.7446053687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-245.436155786837">
                <text:p>-245.4361557868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04296875">
                <text:p>0.4404296875</text:p>
              </table:table-cell>
              <table:table-cell office:value-type="float" office:value="-255.613497412401">
                <text:p>-255.6134974124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4140625">
                <text:p>0.44140625</text:p>
              </table:table-cell>
              <table:table-cell office:value-type="float" office:value="-232.464078874712">
                <text:p>-232.4640788747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23828125">
                <text:p>0.4423828125</text:p>
              </table:table-cell>
              <table:table-cell office:value-type="float" office:value="-253.988046849388">
                <text:p>-253.9880468493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-242.859371962437">
                <text:p>-242.8593719624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43359375">
                <text:p>0.4443359375</text:p>
              </table:table-cell>
              <table:table-cell office:value-type="float" office:value="-240.036548838691">
                <text:p>-240.0365488386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53125">
                <text:p>0.4453125</text:p>
              </table:table-cell>
              <table:table-cell office:value-type="float" office:value="-245.181682697936">
                <text:p>-245.1816826979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462890625">
                <text:p>0.4462890625</text:p>
              </table:table-cell>
              <table:table-cell office:value-type="float" office:value="-259.148411003687">
                <text:p>-259.1484110036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-254.74618567614">
                <text:p>-254.746185676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482421875">
                <text:p>0.4482421875</text:p>
              </table:table-cell>
              <table:table-cell office:value-type="float" office:value="-259.862040350423">
                <text:p>-259.8620403504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4921875">
                <text:p>0.44921875</text:p>
              </table:table-cell>
              <table:table-cell office:value-type="float" office:value="-250.848386774609">
                <text:p>-250.8483867746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01953125">
                <text:p>0.4501953125</text:p>
              </table:table-cell>
              <table:table-cell office:value-type="float" office:value="-269.869628767655">
                <text:p>-269.8696287676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-254.502947471857">
                <text:p>-254.5029474718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21484375">
                <text:p>0.4521484375</text:p>
              </table:table-cell>
              <table:table-cell office:value-type="float" office:value="-271.633642657426">
                <text:p>-271.6336426574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3125">
                <text:p>0.453125</text:p>
              </table:table-cell>
              <table:table-cell office:value-type="float" office:value="-251.824993986839">
                <text:p>-251.8249939868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41015625">
                <text:p>0.4541015625</text:p>
              </table:table-cell>
              <table:table-cell office:value-type="float" office:value="-251.683812104207">
                <text:p>-251.6838121042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-261.55577055364">
                <text:p>-261.555770553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560546875">
                <text:p>0.4560546875</text:p>
              </table:table-cell>
              <table:table-cell office:value-type="float" office:value="-263.235489497601">
                <text:p>-263.2354894976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703125">
                <text:p>0.457031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80078125">
                <text:p>0.4580078125</text:p>
              </table:table-cell>
              <table:table-cell office:value-type="float" office:value="-265.067160361539">
                <text:p>-265.0671603615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-260.408941459334">
                <text:p>-260.4089414593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99609375">
                <text:p>0.4599609375</text:p>
              </table:table-cell>
              <table:table-cell office:value-type="float" office:value="-261.249541861276">
                <text:p>-261.2495418612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609375">
                <text:p>0.4609375</text:p>
              </table:table-cell>
              <table:table-cell office:value-type="float" office:value="-278.130865850028">
                <text:p>-278.1308658500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19140625">
                <text:p>0.4619140625</text:p>
              </table:table-cell>
              <table:table-cell office:value-type="float" office:value="-255.988406733572">
                <text:p>-255.9884067335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-259.956592338537">
                <text:p>-259.9565923385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38671875">
                <text:p>0.4638671875</text:p>
              </table:table-cell>
              <table:table-cell office:value-type="float" office:value="-264.627090005445">
                <text:p>-264.6270900054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484375">
                <text:p>0.46484375</text:p>
              </table:table-cell>
              <table:table-cell office:value-type="float" office:value="-291.053737823529">
                <text:p>-291.0537378235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658203125">
                <text:p>0.4658203125</text:p>
              </table:table-cell>
              <table:table-cell office:value-type="float" office:value="-263.04842343892">
                <text:p>-263.048423438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-272.578273150104">
                <text:p>-272.578273150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677734375">
                <text:p>0.4677734375</text:p>
              </table:table-cell>
              <table:table-cell office:value-type="float" office:value="-264.494929070015">
                <text:p>-264.494929070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6875">
                <text:p>0.46875</text:p>
              </table:table-cell>
              <table:table-cell office:value-type="float" office:value="-276.953621451507">
                <text:p>-276.9536214515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697265625">
                <text:p>0.4697265625</text:p>
              </table:table-cell>
              <table:table-cell office:value-type="float" office:value="-274.154435426541">
                <text:p>-274.1544354265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-261.89477099225">
                <text:p>-261.894770992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716796875">
                <text:p>0.4716796875</text:p>
              </table:table-cell>
              <table:table-cell office:value-type="float" office:value="-299.164253620565">
                <text:p>-299.1642536205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7265625">
                <text:p>0.47265625</text:p>
              </table:table-cell>
              <table:table-cell office:value-type="float" office:value="-280.263669908289">
                <text:p>-280.2636699082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36328125">
                <text:p>0.4736328125</text:p>
              </table:table-cell>
              <table:table-cell office:value-type="float" office:value="-280.914184765977">
                <text:p>-280.9141847659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-266.374994298339">
                <text:p>-266.3749942983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55859375">
                <text:p>0.4755859375</text:p>
              </table:table-cell>
              <table:table-cell office:value-type="float" office:value="-277.392681254696">
                <text:p>-277.392681254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765625">
                <text:p>0.4765625</text:p>
              </table:table-cell>
              <table:table-cell office:value-type="float" office:value="-291.053737823529">
                <text:p>-291.0537378235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775390625">
                <text:p>0.4775390625</text:p>
              </table:table-cell>
              <table:table-cell office:value-type="float" office:value="-291.369508316251">
                <text:p>-291.3695083162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-313.93607885159">
                <text:p>-313.936078851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794921875">
                <text:p>0.4794921875</text:p>
              </table:table-cell>
              <table:table-cell office:value-type="float" office:value="-277.264954673467">
                <text:p>-277.2649546734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046875">
                <text:p>0.48046875</text:p>
              </table:table-cell>
              <table:table-cell office:value-type="float" office:value="-276.192805674694">
                <text:p>-276.1928056746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14453125">
                <text:p>0.4814453125</text:p>
              </table:table-cell>
              <table:table-cell office:value-type="float" office:value="-266.502593553155">
                <text:p>-266.5025935531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-270.60326524849">
                <text:p>-270.603265248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33984375">
                <text:p>0.4833984375</text:p>
              </table:table-cell>
              <table:table-cell office:value-type="float" office:value="-266.935556706868">
                <text:p>-266.9355567068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4375">
                <text:p>0.484375</text:p>
              </table:table-cell>
              <table:table-cell office:value-type="float" office:value="-288.176480993764">
                <text:p>-288.1764809937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853515625">
                <text:p>0.4853515625</text:p>
              </table:table-cell>
              <table:table-cell office:value-type="float" office:value="-276.305603696995">
                <text:p>-276.3056036969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-272.040852397922">
                <text:p>-272.0408523979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873046875">
                <text:p>0.4873046875</text:p>
              </table:table-cell>
              <table:table-cell office:value-type="float" office:value="-273.638315719935">
                <text:p>-273.6383157199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8828125">
                <text:p>0.48828125</text:p>
              </table:table-cell>
              <table:table-cell office:value-type="float" office:value="-276.712347980737">
                <text:p>-276.7123479807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92578125">
                <text:p>0.4892578125</text:p>
              </table:table-cell>
              <table:table-cell office:value-type="float" office:value="-273.27040506084">
                <text:p>-273.270405060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-270.963964373041">
                <text:p>-270.9639643730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912109375">
                <text:p>0.4912109375</text:p>
              </table:table-cell>
              <table:table-cell office:value-type="float" office:value="-260.819076704766">
                <text:p>-260.8190767047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921875">
                <text:p>0.4921875</text:p>
              </table:table-cell>
              <table:table-cell office:value-type="float" office:value="-268.268028886432">
                <text:p>-268.2680288864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931640625">
                <text:p>0.4931640625</text:p>
              </table:table-cell>
              <table:table-cell office:value-type="float" office:value="-287.95662897242">
                <text:p>-287.956628972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-276.772040949084">
                <text:p>-276.7720409490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951171875">
                <text:p>0.4951171875</text:p>
              </table:table-cell>
              <table:table-cell office:value-type="float" office:value="-266.576357947467">
                <text:p>-266.5763579474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9609375">
                <text:p>0.49609375</text:p>
              </table:table-cell>
              <table:table-cell office:value-type="float" office:value="-307.937112547596">
                <text:p>-307.9371125475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970703125">
                <text:p>0.4970703125</text:p>
              </table:table-cell>
              <table:table-cell office:value-type="float" office:value="-265.696485486461">
                <text:p>-265.6964854864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98046875">
                <text:p>0.498046875</text:p>
              </table:table-cell>
              <table:table-cell office:value-type="float" office:value="-270.088835749043">
                <text:p>-270.0888357490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-268.178485147206">
                <text:p>-268.1784851472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">
                <text:p>0.5</text:p>
              </table:table-cell>
              <table:table-cell office:value-type="float" office:value="-259.187874091616">
                <text:p>-259.1878740916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-268.089855112234">
                <text:p>-268.0898551122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-269.815680644549">
                <text:p>-269.8156806445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-265.465292858715">
                <text:p>-265.4652928587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0390625">
                <text:p>0.50390625</text:p>
              </table:table-cell>
              <table:table-cell office:value-type="float" office:value="-296.472386155135">
                <text:p>-296.472386155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-266.160521403975">
                <text:p>-266.1605214039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-278.635540413071">
                <text:p>-278.6355404130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-282.852143781582">
                <text:p>-282.8521437815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078125">
                <text:p>0.5078125</text:p>
              </table:table-cell>
              <table:table-cell office:value-type="float" office:value="-269.168165530125">
                <text:p>-269.168165530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-260.427169794453">
                <text:p>-260.4271697944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-272.541391902224">
                <text:p>-272.5413919022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-275.64979471412">
                <text:p>-275.649794714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171875">
                <text:p>0.51171875</text:p>
              </table:table-cell>
              <table:table-cell office:value-type="float" office:value="-281.01122397927">
                <text:p>-281.011223979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-271.372403023161">
                <text:p>-271.3724030231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-274.703171493417">
                <text:p>-274.7031714934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-272.994651879042">
                <text:p>-272.994651879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15625">
                <text:p>0.515625</text:p>
              </table:table-cell>
              <table:table-cell office:value-type="float" office:value="-288.871537572574">
                <text:p>-288.8715375725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-265.51431872482">
                <text:p>-265.514318724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-273.555200501377">
                <text:p>-273.5552005013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-265.005119136797">
                <text:p>-265.0051191367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1953125">
                <text:p>0.51953125</text:p>
              </table:table-cell>
              <table:table-cell office:value-type="float" office:value="-272.075664234181">
                <text:p>-272.0756642341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-288.402042607938">
                <text:p>-288.4020426079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-281.722663762075">
                <text:p>-281.7226637620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234375">
                <text:p>0.5234375</text:p>
              </table:table-cell>
              <table:table-cell office:value-type="float" office:value="-281.309021046677">
                <text:p>-281.3090210466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-271.902983710174">
                <text:p>-271.9029837101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-268.946392378933">
                <text:p>-268.9463923789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-273.230471701742">
                <text:p>-273.2304717017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2734375">
                <text:p>0.52734375</text:p>
              </table:table-cell>
              <table:table-cell office:value-type="float" office:value="-272.802911064993">
                <text:p>-272.8029110649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-276.594178827492">
                <text:p>-276.5941788274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-260.482085455434">
                <text:p>-260.4820854554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-286.018862909047">
                <text:p>-286.0188629090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3125">
                <text:p>0.53125</text:p>
              </table:table-cell>
              <table:table-cell office:value-type="float" office:value="-299.991318450414">
                <text:p>-299.9913184504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-267.130749065937">
                <text:p>-267.1307490659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-282.614191915812">
                <text:p>-282.6141919158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-261.20951511039">
                <text:p>-261.209515110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3515625">
                <text:p>0.53515625</text:p>
              </table:table-cell>
              <table:table-cell office:value-type="float" office:value="-276.892671867066">
                <text:p>-276.8926718670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-267.722952229535">
                <text:p>-267.7229522295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-258.5182329829">
                <text:p>-258.51823298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-257.064977774044">
                <text:p>-257.0649777740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390625">
                <text:p>0.5390625</text:p>
              </table:table-cell>
              <table:table-cell office:value-type="float" office:value="-283.607805344968">
                <text:p>-283.6078053449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-259.485610457235">
                <text:p>-259.4856104572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-258.755808556257">
                <text:p>-258.7558085562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-269.019689398836">
                <text:p>-269.0196893988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4296875">
                <text:p>0.54296875</text:p>
              </table:table-cell>
              <table:table-cell office:value-type="float" office:value="-273.596658694915">
                <text:p>-273.5966586949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-260.886148805009">
                <text:p>-260.8861488050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-259.534868477009">
                <text:p>-259.5348684770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-252.464775611972">
                <text:p>-252.4647756119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46875">
                <text:p>0.546875</text:p>
              </table:table-cell>
              <table:table-cell office:value-type="float" office:value="-251.084772149217">
                <text:p>-251.0847721492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-290.749045423947">
                <text:p>-290.7490454239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-255.67662915268">
                <text:p>-255.67662915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-282.156994441973">
                <text:p>-282.1569944419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5078125">
                <text:p>0.55078125</text:p>
              </table:table-cell>
              <table:table-cell office:value-type="float" office:value="-250.130811096065">
                <text:p>-250.1308110960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-262.338019139575">
                <text:p>-262.3380191395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-256.059850256172">
                <text:p>-256.0598502561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-261.503976804161">
                <text:p>-261.5039768041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546875">
                <text:p>0.5546875</text:p>
              </table:table-cell>
              <table:table-cell office:value-type="float" office:value="-244.770449366013">
                <text:p>-244.7704493660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-240.276205038726">
                <text:p>-240.2762050387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-242.532413645684">
                <text:p>-242.5324136456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-252.845075383753">
                <text:p>-252.8450753837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5859375">
                <text:p>0.55859375</text:p>
              </table:table-cell>
              <table:table-cell office:value-type="float" office:value="-232.360015962086">
                <text:p>-232.3600159620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-257.297283339806">
                <text:p>-257.2972833398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-244.966705687921">
                <text:p>-244.9667056879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615234375">
                <text:p>0.5615234375</text:p>
              </table:table-cell>
              <table:table-cell office:value-type="float" office:value="-249.491303026632">
                <text:p>-249.4913030266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625">
                <text:p>0.5625</text:p>
              </table:table-cell>
              <table:table-cell office:value-type="float" office:value="-251.286265389779">
                <text:p>-251.2862653897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-243.263381623334">
                <text:p>-243.2633816233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-247.142779180719">
                <text:p>-247.1427791807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-260.345441863232">
                <text:p>-260.3454418632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6640625">
                <text:p>0.56640625</text:p>
              </table:table-cell>
              <table:table-cell office:value-type="float" office:value="-262.326657756629">
                <text:p>-262.3266577566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-260.790489314133">
                <text:p>-260.7904893141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-250.809104685573">
                <text:p>-250.8091046855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-249.67984891902">
                <text:p>-249.679848919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703125">
                <text:p>0.5703125</text:p>
              </table:table-cell>
              <table:table-cell office:value-type="float" office:value="-254.159266941833">
                <text:p>-254.1592669418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-250.417106221996">
                <text:p>-250.4171062219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-247.083678000523">
                <text:p>-247.0836780005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-247.997953073318">
                <text:p>-247.9979530733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7421875">
                <text:p>0.57421875</text:p>
              </table:table-cell>
              <table:table-cell office:value-type="float" office:value="-255.360368549746">
                <text:p>-255.3603685497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-248.068036097905">
                <text:p>-248.0680360979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-256.059850256172">
                <text:p>-256.0598502561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-257.614816212491">
                <text:p>-257.6148162124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78125">
                <text:p>0.578125</text:p>
              </table:table-cell>
              <table:table-cell office:value-type="float" office:value="-252.55277149813">
                <text:p>-252.552771498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-265.848426168149">
                <text:p>-265.8484261681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-265.255988065134">
                <text:p>-265.2559880651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-242.272430581529">
                <text:p>-242.2724305815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8203125">
                <text:p>0.58203125</text:p>
              </table:table-cell>
              <table:table-cell office:value-type="float" office:value="-240.550379748385">
                <text:p>-240.5503797483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-254.516796813309">
                <text:p>-254.5167968133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-229.081738054472">
                <text:p>-229.081738054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-236.394608711471">
                <text:p>-236.3946087114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859375">
                <text:p>0.5859375</text:p>
              </table:table-cell>
              <table:table-cell office:value-type="float" office:value="-267.850685071944">
                <text:p>-267.8506850719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-252.667768449628">
                <text:p>-252.6677684496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-253.914455884412">
                <text:p>-253.9144558844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-275.390510652777">
                <text:p>-275.3905106527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8984375">
                <text:p>0.58984375</text:p>
              </table:table-cell>
              <table:table-cell office:value-type="float" office:value="-247.842303687407">
                <text:p>-247.8423036874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-249.126062515733">
                <text:p>-249.1260625157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-252.61564573269">
                <text:p>-252.615645732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927734375">
                <text:p>0.5927734375</text:p>
              </table:table-cell>
              <table:table-cell office:value-type="float" office:value="-287.128972628741">
                <text:p>-287.1289726287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9375">
                <text:p>0.59375</text:p>
              </table:table-cell>
              <table:table-cell office:value-type="float" office:value="-313.93607885159">
                <text:p>-313.936078851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-275.339569860246">
                <text:p>-275.3395698602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-278.710091464145">
                <text:p>-278.7100914641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-255.437076482794">
                <text:p>-255.4370764827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-265.255988065134">
                <text:p>-265.2559880651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-252.70894257296">
                <text:p>-252.708942572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-249.926882378151">
                <text:p>-249.9268823781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-271.767269224871">
                <text:p>-271.767269224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15625">
                <text:p>0.6015625</text:p>
              </table:table-cell>
              <table:table-cell office:value-type="float" office:value="-267.744111017222">
                <text:p>-267.7441110172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-261.981629526716">
                <text:p>-261.9816295267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-266.897039140198">
                <text:p>-266.8970391401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-270.116629730194">
                <text:p>-270.1166297301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270.2005493193">
                <text:p>-270.20054931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-265.696485486461">
                <text:p>-265.6964854864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-252.571216722194">
                <text:p>-252.5712167221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-257.707713603711">
                <text:p>-257.7077136037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375">
                <text:p>0.609375</text:p>
              </table:table-cell>
              <table:table-cell office:value-type="float" office:value="-259.235467691876">
                <text:p>-259.2354676918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-267.786583851359">
                <text:p>-267.7865838513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-286.194305949747">
                <text:p>-286.1943059497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-264.897602021601">
                <text:p>-264.8976020216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328125">
                <text:p>0.61328125</text:p>
              </table:table-cell>
              <table:table-cell office:value-type="float" office:value="-260.61158855718">
                <text:p>-260.611588557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-265.335894146864">
                <text:p>-265.3358941468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-264.166046699412">
                <text:p>-264.1660466994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-269.093610212965">
                <text:p>-269.0936102129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71875">
                <text:p>0.6171875</text:p>
              </table:table-cell>
              <table:table-cell office:value-type="float" office:value="-256.612331286312">
                <text:p>-256.6123312863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-286.93381974123">
                <text:p>-286.933819741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-261.776741250521">
                <text:p>-261.7767412505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-270.313718434466">
                <text:p>-270.3137184344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2109375">
                <text:p>0.62109375</text:p>
              </table:table-cell>
              <table:table-cell office:value-type="float" office:value="-286.742955334704">
                <text:p>-286.742955334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-262.036360521769">
                <text:p>-262.0363605217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-268.70644204544">
                <text:p>-268.706442045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240234375">
                <text:p>0.6240234375</text:p>
              </table:table-cell>
              <table:table-cell office:value-type="float" office:value="-278.272091457515">
                <text:p>-278.2720914575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25">
                <text:p>0.625</text:p>
              </table:table-cell>
              <table:table-cell office:value-type="float" office:value="-258.438044428352">
                <text:p>-258.4380444283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-276.594178827492">
                <text:p>-276.5941788274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-265.020587947564">
                <text:p>-265.0205879475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-267.617924594551">
                <text:p>-267.6179245945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2890625">
                <text:p>0.62890625</text:p>
              </table:table-cell>
              <table:table-cell office:value-type="float" office:value="-263.260738827566">
                <text:p>-263.2607388275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-260.876535308174">
                <text:p>-260.8765353081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-287.128972628741">
                <text:p>-287.1289726287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-258.279854633703">
                <text:p>-258.2798546337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328125">
                <text:p>0.6328125</text:p>
              </table:table-cell>
              <table:table-cell office:value-type="float" office:value="-261.819475815455">
                <text:p>-261.819475815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-277.392681254696">
                <text:p>-277.3926812546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-258.658508450194">
                <text:p>-258.6585084501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-270.313718434466">
                <text:p>-270.3137184344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3671875">
                <text:p>0.63671875</text:p>
              </table:table-cell>
              <table:table-cell office:value-type="float" office:value="-281.937114591809">
                <text:p>-281.9371145918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-259.235467691876">
                <text:p>-259.2354676918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-262.853229434856">
                <text:p>-262.8532294348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-258.503598073855">
                <text:p>-258.5035980738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40625">
                <text:p>0.640625</text:p>
              </table:table-cell>
              <table:table-cell office:value-type="float" office:value="-297.071237294285">
                <text:p>-297.0712372942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-261.229505429194">
                <text:p>-261.2295054291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-261.948955704893">
                <text:p>-261.9489557048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-279.092757946933">
                <text:p>-279.0927579469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4453125">
                <text:p>0.64453125</text:p>
              </table:table-cell>
              <table:table-cell office:value-type="float" office:value="-259.031086238019">
                <text:p>-259.0310862380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-257.444884960112">
                <text:p>-257.444884960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-267.032604594043">
                <text:p>-267.032604594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-262.315311215273">
                <text:p>-262.3153112152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484375">
                <text:p>0.6484375</text:p>
              </table:table-cell>
              <table:table-cell office:value-type="float" office:value="-283.875043456084">
                <text:p>-283.8750434560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-259.592691466815">
                <text:p>-259.5926914668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-271.534754758028">
                <text:p>-271.5347547580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-263.876264804357">
                <text:p>-263.8762648043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-260.140009760586">
                <text:p>-260.1400097605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-270.963964373041">
                <text:p>-270.9639643730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-269.143242585023">
                <text:p>-269.1432425850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-255.442214512082">
                <text:p>-255.4422145120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5625">
                <text:p>0.65625</text:p>
              </table:table-cell>
              <table:table-cell office:value-type="float" office:value="-286.93381974123">
                <text:p>-286.933819741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-256.385958679482">
                <text:p>-256.3859586794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-287.95662897242">
                <text:p>-287.956628972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-266.520976006182">
                <text:p>-266.5209760061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6015625">
                <text:p>0.66015625</text:p>
              </table:table-cell>
              <table:table-cell office:value-type="float" office:value="-259.396023268153">
                <text:p>-259.3960232681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-264.138028128196">
                <text:p>-264.1380281281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-265.679766092571">
                <text:p>-265.6797660925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-257.99941640773">
                <text:p>-257.999416407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640625">
                <text:p>0.6640625</text:p>
              </table:table-cell>
              <table:table-cell office:value-type="float" office:value="-268.426986624516">
                <text:p>-268.4269866245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-257.399696619183">
                <text:p>-257.3996966191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-268.089855112234">
                <text:p>-268.0898551122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-255.988406733572">
                <text:p>-255.9884067335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6796875">
                <text:p>0.66796875</text:p>
              </table:table-cell>
              <table:table-cell office:value-type="float" office:value="-262.685960466114">
                <text:p>-262.6859604661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-271.502040736312">
                <text:p>-271.5020407363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-257.380401923379">
                <text:p>-257.3804019233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-256.472328287975">
                <text:p>-256.4723282879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71875">
                <text:p>0.671875</text:p>
              </table:table-cell>
              <table:table-cell office:value-type="float" office:value="-290.169964675254">
                <text:p>-290.1699646752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-260.895772953801">
                <text:p>-260.8957729538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-269.550854496263">
                <text:p>-269.5508544962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-257.196063533002">
                <text:p>-257.196063533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7578125">
                <text:p>0.67578125</text:p>
              </table:table-cell>
              <table:table-cell office:value-type="float" office:value="-292.392156798859">
                <text:p>-292.3921567988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-255.483428530668">
                <text:p>-255.4834285306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-253.923081353354">
                <text:p>-253.9230813533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-264.180089950985">
                <text:p>-264.1800899509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796875">
                <text:p>0.6796875</text:p>
              </table:table-cell>
              <table:table-cell office:value-type="float" office:value="-261.179615631732">
                <text:p>-261.1796156317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-256.832689839626">
                <text:p>-256.8326898396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-282.852143781582">
                <text:p>-282.8521437815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-255.788226017519">
                <text:p>-255.7882260175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8359375">
                <text:p>0.68359375</text:p>
              </table:table-cell>
              <table:table-cell office:value-type="float" office:value="-263.110332224321">
                <text:p>-263.1103322243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-258.265615583886">
                <text:p>-258.2656155838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-273.350826816216">
                <text:p>-273.3508268162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865234375">
                <text:p>0.6865234375</text:p>
              </table:table-cell>
              <table:table-cell office:value-type="float" office:value="-284.435527464678">
                <text:p>-284.4355274646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875">
                <text:p>0.6875</text:p>
              </table:table-cell>
              <table:table-cell office:value-type="float" office:value="-248.652390327138">
                <text:p>-248.6523903271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-262.662325699247">
                <text:p>-262.6623256992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-267.350651690375">
                <text:p>-267.3506516903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-253.02218664081">
                <text:p>-253.022186640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9140625">
                <text:p>0.69140625</text:p>
              </table:table-cell>
              <table:table-cell office:value-type="float" office:value="-258.547576984722">
                <text:p>-258.547576984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-255.788226017519">
                <text:p>-255.788226017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-253.95333812687">
                <text:p>-253.953338126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-270.313718434466">
                <text:p>-270.3137184344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953125">
                <text:p>0.6953125</text:p>
              </table:table-cell>
              <table:table-cell office:value-type="float" office:value="-247.240184393789">
                <text:p>-247.2401843937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-246.269044142879">
                <text:p>-246.2690441428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-248.512405567912">
                <text:p>-248.5124055679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-250.234599470872">
                <text:p>-250.2345994708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9921875">
                <text:p>0.69921875</text:p>
              </table:table-cell>
              <table:table-cell office:value-type="float" office:value="-251.395240678248">
                <text:p>-251.3952406782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-252.508662120828">
                <text:p>-252.5086621208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-232.895564717317">
                <text:p>-232.8955647173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-256.899294641401">
                <text:p>-256.8992946414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03125">
                <text:p>0.703125</text:p>
              </table:table-cell>
              <table:table-cell office:value-type="float" office:value="-245.439404664149">
                <text:p>-245.4394046641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-239.44158912683">
                <text:p>-239.441589126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-246.773194255757">
                <text:p>-246.7731942557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-257.43841507159">
                <text:p>-257.438415071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0703125">
                <text:p>0.70703125</text:p>
              </table:table-cell>
              <table:table-cell office:value-type="float" office:value="-248.5984625193">
                <text:p>-248.59846251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-253.485541810471">
                <text:p>-253.4855418104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-255.360368549746">
                <text:p>-255.3603685497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-264.465831072456">
                <text:p>-264.4658310724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109375">
                <text:p>0.7109375</text:p>
              </table:table-cell>
              <table:table-cell office:value-type="float" office:value="-247.162569277792">
                <text:p>-247.1625692777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-262.901618243382">
                <text:p>-262.9016182433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-256.868956402518">
                <text:p>-256.8689564025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-246.267256742572">
                <text:p>-246.2672567425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1484375">
                <text:p>0.71484375</text:p>
              </table:table-cell>
              <table:table-cell office:value-type="float" office:value="-256.443442887668">
                <text:p>-256.4434428876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-263.849164145445">
                <text:p>-263.8491641454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-264.279033637726">
                <text:p>-264.2790336377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177734375">
                <text:p>0.7177734375</text:p>
              </table:table-cell>
              <table:table-cell office:value-type="float" office:value="-254.507561465856">
                <text:p>-254.5075614658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1875">
                <text:p>0.71875</text:p>
              </table:table-cell>
              <table:table-cell office:value-type="float" office:value="-253.983700666573">
                <text:p>-253.9837006665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-248.363258769035">
                <text:p>-248.3632587690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-245.267274117634">
                <text:p>-245.2672741176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-245.361765054805">
                <text:p>-245.3617650548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2265625">
                <text:p>0.72265625</text:p>
              </table:table-cell>
              <table:table-cell office:value-type="float" office:value="-244.006284405636">
                <text:p>-244.0062844056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-271.436980025111">
                <text:p>-271.4369800251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-239.024943082437">
                <text:p>-239.0249430824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-243.894048077525">
                <text:p>-243.8940480775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265625">
                <text:p>0.7265625</text:p>
              </table:table-cell>
              <table:table-cell office:value-type="float" office:value="-261.493655012785">
                <text:p>-261.4936550127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-237.89933217218">
                <text:p>-237.899332172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-242.696723761722">
                <text:p>-242.6967237617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-241.866824878053">
                <text:p>-241.8668248780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3046875">
                <text:p>0.73046875</text:p>
              </table:table-cell>
              <table:table-cell office:value-type="float" office:value="-251.760841601296">
                <text:p>-251.760841601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-251.937555244972">
                <text:p>-251.9375552449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-262.54510701849">
                <text:p>-262.545107018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-246.910674083242">
                <text:p>-246.9106740832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34375">
                <text:p>0.734375</text:p>
              </table:table-cell>
              <table:table-cell office:value-type="float" office:value="-266.688192581459">
                <text:p>-266.6881925814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-261.808772446751">
                <text:p>-261.8087724467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-249.611289836602">
                <text:p>-249.6112898366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-260.84775849428">
                <text:p>-260.847758494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3828125">
                <text:p>0.73828125</text:p>
              </table:table-cell>
              <table:table-cell office:value-type="float" office:value="-261.787405196611">
                <text:p>-261.7874051966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-254.397496502774">
                <text:p>-254.3974965027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-261.55577055364">
                <text:p>-261.55577055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-262.769192307855">
                <text:p>-262.7691923078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421875">
                <text:p>0.7421875</text:p>
              </table:table-cell>
              <table:table-cell office:value-type="float" office:value="-255.571663075805">
                <text:p>-255.5716630758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-254.370196813024">
                <text:p>-254.370196813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-252.799460303202">
                <text:p>-252.7994603032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-262.556757956694">
                <text:p>-262.5567579566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4609375">
                <text:p>0.74609375</text:p>
              </table:table-cell>
              <table:table-cell office:value-type="float" office:value="-255.922976404484">
                <text:p>-255.9229764044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-259.760053214136">
                <text:p>-259.7600532141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-256.414653229031">
                <text:p>-256.4146532290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-255.001316015431">
                <text:p>-255.0013160154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5">
                <text:p>0.75</text:p>
              </table:table-cell>
              <table:table-cell office:value-type="float" office:value="-253.518427220435">
                <text:p>-253.5184272204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-257.120915317907">
                <text:p>-257.1209153179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-255.114408091855">
                <text:p>-255.1144080918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-262.292662502585">
                <text:p>-262.2926625025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5390625">
                <text:p>0.75390625</text:p>
              </table:table-cell>
              <table:table-cell office:value-type="float" office:value="-252.799460303202">
                <text:p>-252.7994603032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-255.416554705182">
                <text:p>-255.41655470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-254.123868643669">
                <text:p>-254.1238686436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-259.751608094184">
                <text:p>-259.7516080941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578125">
                <text:p>0.7578125</text:p>
              </table:table-cell>
              <table:table-cell office:value-type="float" office:value="-253.187112805382">
                <text:p>-253.1871128053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-255.406311970004">
                <text:p>-255.4063119700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-256.351649882576">
                <text:p>-256.3516498825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-255.687195865424">
                <text:p>-255.6871958654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6171875">
                <text:p>0.76171875</text:p>
              </table:table-cell>
              <table:table-cell office:value-type="float" office:value="-251.70049963338">
                <text:p>-251.700499633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-265.814431135858">
                <text:p>-265.8144311358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-254.812853650506">
                <text:p>-254.8128536505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-254.424882265855">
                <text:p>-254.4248822658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65625">
                <text:p>0.765625</text:p>
              </table:table-cell>
              <table:table-cell office:value-type="float" office:value="-252.280692873053">
                <text:p>-252.2806928730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-257.477306889486">
                <text:p>-257.4773068894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-254.342982657244">
                <text:p>-254.3429826572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-253.199013949013">
                <text:p>-253.1990139490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6953125">
                <text:p>0.76953125</text:p>
              </table:table-cell>
              <table:table-cell office:value-type="float" office:value="-254.397496502774">
                <text:p>-254.3974965027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-258.503598073855">
                <text:p>-258.5035980738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-250.348216018697">
                <text:p>-250.3482160186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-255.847258803103">
                <text:p>-255.8472588031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734375">
                <text:p>0.7734375</text:p>
              </table:table-cell>
              <table:table-cell office:value-type="float" office:value="-253.988046849388">
                <text:p>-253.9880468493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-253.663783079148">
                <text:p>-253.6637830791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-252.153061698805">
                <text:p>-252.153061698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-252.971766288872">
                <text:p>-252.9717662888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-253.927397302004">
                <text:p>-253.9273973020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-254.252879726989">
                <text:p>-254.2528797269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-252.093437185405">
                <text:p>-252.0934371854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-255.603019923494">
                <text:p>-255.6030199234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8125">
                <text:p>0.78125</text:p>
              </table:table-cell>
              <table:table-cell office:value-type="float" office:value="-251.232286205247">
                <text:p>-251.2322862052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-253.559709847366">
                <text:p>-253.5597098473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-253.412001729551">
                <text:p>-253.4120017295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-252.788093865266">
                <text:p>-252.7880938652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8515625">
                <text:p>0.78515625</text:p>
              </table:table-cell>
              <table:table-cell office:value-type="float" office:value="-254.252879726989">
                <text:p>-254.2528797269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-251.667156574027">
                <text:p>-251.6671565740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-251.456739458783">
                <text:p>-251.4567394587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-253.2667635223">
                <text:p>-253.26676352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890625">
                <text:p>0.7890625</text:p>
              </table:table-cell>
              <table:table-cell office:value-type="float" office:value="-251.213314538399">
                <text:p>-251.2133145383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-252.852701241581">
                <text:p>-252.8527012415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-251.486023140353">
                <text:p>-251.4860231403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-251.241787600506">
                <text:p>-251.24178760050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9296875">
                <text:p>0.79296875</text:p>
              </table:table-cell>
              <table:table-cell office:value-type="float" office:value="-253.127850464073">
                <text:p>-253.1278504640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-250.743029363027">
                <text:p>-250.7430293630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-255.114408091855">
                <text:p>-255.1144080918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-251.482764518273">
                <text:p>-251.4827645182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875">
                <text:p>0.796875</text:p>
              </table:table-cell>
              <table:table-cell office:value-type="float" office:value="-249.506859801615">
                <text:p>-249.5068598016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-251.760841601296">
                <text:p>-251.7608416012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-250.524394130461">
                <text:p>-250.5243941304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-249.905120105733">
                <text:p>-249.9051201057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0078125">
                <text:p>0.80078125</text:p>
              </table:table-cell>
              <table:table-cell office:value-type="float" office:value="-252.61564573269">
                <text:p>-252.615645732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-249.869872293098">
                <text:p>-249.8698722930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-251.777677923616">
                <text:p>-251.7776779236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-247.980520317145">
                <text:p>-247.9805203171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046875">
                <text:p>0.8046875</text:p>
              </table:table-cell>
              <table:table-cell office:value-type="float" office:value="-251.920406462816">
                <text:p>-251.9204064628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-252.316481361466">
                <text:p>-252.3164813614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-249.21594291768">
                <text:p>-249.215942917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-250.220501332017">
                <text:p>-250.2205013320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0859375">
                <text:p>0.80859375</text:p>
              </table:table-cell>
              <table:table-cell office:value-type="float" office:value="-252.034219177135">
                <text:p>-252.03421917713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-247.993591603062">
                <text:p>-247.9935916030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-250.594701646967">
                <text:p>-250.5947016469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115234375">
                <text:p>0.8115234375</text:p>
              </table:table-cell>
              <table:table-cell office:value-type="float" office:value="-247.607679030692">
                <text:p>-247.6076790306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125">
                <text:p>0.8125</text:p>
              </table:table-cell>
              <table:table-cell office:value-type="float" office:value="-251.283080840598">
                <text:p>-251.2830808405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-247.107270237693">
                <text:p>-247.1072702376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-247.718916757009">
                <text:p>-247.7189167570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-250.248720529739">
                <text:p>-250.2487205297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1640625">
                <text:p>0.81640625</text:p>
              </table:table-cell>
              <table:table-cell office:value-type="float" office:value="-249.027274246517">
                <text:p>-249.0272742465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-247.381257300869">
                <text:p>-247.3812573008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-249.79175422326">
                <text:p>-249.791754223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-246.478919193911">
                <text:p>-246.4789191939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203125">
                <text:p>0.8203125</text:p>
              </table:table-cell>
              <table:table-cell office:value-type="float" office:value="-251.697159561723">
                <text:p>-251.6971595617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-245.585223937126">
                <text:p>-245.5852239371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-248.085645566939">
                <text:p>-248.0856455669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-248.628902302684">
                <text:p>-248.6289023026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2421875">
                <text:p>0.82421875</text:p>
              </table:table-cell>
              <table:table-cell office:value-type="float" office:value="-245.1753760185">
                <text:p>-245.17537601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-246.841662169358">
                <text:p>-246.8416621693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-249.106214772556">
                <text:p>-249.1062147725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-245.896397977367">
                <text:p>-245.8963979773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28125">
                <text:p>0.828125</text:p>
              </table:table-cell>
              <table:table-cell office:value-type="float" office:value="-249.083940138894">
                <text:p>-249.0839401388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-242.79562432279">
                <text:p>-242.795624322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-248.475454205431">
                <text:p>-248.4754542054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-246.991887175487">
                <text:p>-246.9918871754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3203125">
                <text:p>0.83203125</text:p>
              </table:table-cell>
              <table:table-cell office:value-type="float" office:value="-243.699063181275">
                <text:p>-243.6990631812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-251.219633824266">
                <text:p>-251.2196338242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-245.192730417603">
                <text:p>-245.1927304176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-241.289844607074">
                <text:p>-241.2898446070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359375">
                <text:p>0.8359375</text:p>
              </table:table-cell>
              <table:table-cell office:value-type="float" office:value="-245.782410744407">
                <text:p>-245.7824107444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-242.004673020334">
                <text:p>-242.0046730203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-248.568129039993">
                <text:p>-248.56812903999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-243.028816247599">
                <text:p>-243.0288162475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3984375">
                <text:p>0.83984375</text:p>
              </table:table-cell>
              <table:table-cell office:value-type="float" office:value="-242.811217285531">
                <text:p>-242.8112172855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-261.40130673205">
                <text:p>-261.401306732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-235.815594173398">
                <text:p>-235.8155941733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427734375">
                <text:p>0.8427734375</text:p>
              </table:table-cell>
              <table:table-cell office:value-type="float" office:value="-247.154647827325">
                <text:p>-247.1546478273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4375">
                <text:p>0.84375</text:p>
              </table:table-cell>
              <table:table-cell office:value-type="float" office:value="-231.78850069442">
                <text:p>-231.788500694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-243.020203577251">
                <text:p>-243.0202035772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-242.480253014906">
                <text:p>-242.4802530149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-242.647103541274">
                <text:p>-242.6471035412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4765625">
                <text:p>0.84765625</text:p>
              </table:table-cell>
              <table:table-cell office:value-type="float" office:value="-238.652623143875">
                <text:p>-238.6526231438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-241.933847548787">
                <text:p>-241.9338475487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-244.547684340825">
                <text:p>-244.5476843408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-236.643018126659">
                <text:p>-236.6430181266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515625">
                <text:p>0.8515625</text:p>
              </table:table-cell>
              <table:table-cell office:value-type="float" office:value="-240.695956568989">
                <text:p>-240.6959565689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-239.381523918533">
                <text:p>-239.3815239185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-237.828016316347">
                <text:p>-237.8280163163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-237.902742814552">
                <text:p>-237.902742814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5546875">
                <text:p>0.85546875</text:p>
              </table:table-cell>
              <table:table-cell office:value-type="float" office:value="-237.002069706218">
                <text:p>-237.0020697062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-238.422160360128">
                <text:p>-238.4221603601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-235.398683862021">
                <text:p>-235.3986838620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-234.095693121191">
                <text:p>-234.0956931211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59375">
                <text:p>0.859375</text:p>
              </table:table-cell>
              <table:table-cell office:value-type="float" office:value="-236.978728798824">
                <text:p>-236.9787287988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-233.798030309675">
                <text:p>-233.7980303096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-231.986819552028">
                <text:p>-231.9868195520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-232.925902081669">
                <text:p>-232.9259020816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6328125">
                <text:p>0.86328125</text:p>
              </table:table-cell>
              <table:table-cell office:value-type="float" office:value="-230.794371426674">
                <text:p>-230.7943714266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-229.531051423035">
                <text:p>-229.5310514230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-227.261017463056">
                <text:p>-227.2610174630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-226.468869324017">
                <text:p>-226.4688693240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671875">
                <text:p>0.8671875</text:p>
              </table:table-cell>
              <table:table-cell office:value-type="float" office:value="-223.998723202128">
                <text:p>-223.9987232021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-219.545164995088">
                <text:p>-219.5451649950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-213.758272781126">
                <text:p>-213.7582727811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54.1853992195166">
                <text:p>54.18539921951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7109375">
                <text:p>0.87109375</text:p>
              </table:table-cell>
              <table:table-cell office:value-type="float" office:value="-213.819411496789">
                <text:p>-213.8194114967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-219.713033182335">
                <text:p>-219.7130331823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-223.762334821295">
                <text:p>-223.7623348212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740234375">
                <text:p>0.8740234375</text:p>
              </table:table-cell>
              <table:table-cell office:value-type="float" office:value="-226.706970604621">
                <text:p>-226.7069706046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75">
                <text:p>0.875</text:p>
              </table:table-cell>
              <table:table-cell office:value-type="float" office:value="-227.369093414375">
                <text:p>-227.3690934143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-229.955826226268">
                <text:p>-229.9558262262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-230.894874912845">
                <text:p>-230.8948749128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-232.822652245232">
                <text:p>-232.8226522452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7890625">
                <text:p>0.87890625</text:p>
              </table:table-cell>
              <table:table-cell office:value-type="float" office:value="-232.411347716916">
                <text:p>-232.4113477169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-234.268620828864">
                <text:p>-234.2686208288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-235.948593629962">
                <text:p>-235.9485936299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-235.762639454176">
                <text:p>-235.7626394541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828125">
                <text:p>0.8828125</text:p>
              </table:table-cell>
              <table:table-cell office:value-type="float" office:value="-235.582149792587">
                <text:p>-235.5821497925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-238.17368976725">
                <text:p>-238.173689767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-237.525573338493">
                <text:p>-237.5255733384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-238.575612259835">
                <text:p>-238.5756122598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-238.858848210726">
                <text:p>-238.8588482107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-239.583653980053">
                <text:p>-239.5836539800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-239.688605491388">
                <text:p>-239.6886054913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-239.794840656896">
                <text:p>-239.7948406568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90625">
                <text:p>0.890625</text:p>
              </table:table-cell>
              <table:table-cell office:value-type="float" office:value="-241.023909308746">
                <text:p>-241.0239093087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-242.100383119438">
                <text:p>-242.1003831194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-241.225593702182">
                <text:p>-241.2255937021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-242.325624608108">
                <text:p>-242.3256246081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-242.535902183656">
                <text:p>-242.5359021836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-242.706207456163">
                <text:p>-242.7062074561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-243.466831215869">
                <text:p>-243.4668312158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-243.340872227686">
                <text:p>-243.3408722276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984375">
                <text:p>0.8984375</text:p>
              </table:table-cell>
              <table:table-cell office:value-type="float" office:value="-243.90357281134">
                <text:p>-243.903572811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-243.465536651936">
                <text:p>-243.4655366519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-244.380685024852">
                <text:p>-244.3806850248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-245.268867125196">
                <text:p>-245.2688671251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0234375">
                <text:p>0.90234375</text:p>
              </table:table-cell>
              <table:table-cell office:value-type="float" office:value="-245.5769666182">
                <text:p>-245.57696661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-245.313590369026">
                <text:p>-245.3135903690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-245.733533093214">
                <text:p>-245.7335330932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-245.413447608104">
                <text:p>-245.4134476081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0625">
                <text:p>0.90625</text:p>
              </table:table-cell>
              <table:table-cell office:value-type="float" office:value="-246.982179037423">
                <text:p>-246.9821790374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-245.740258508048">
                <text:p>-245.7402585080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-248.037305171831">
                <text:p>-248.0373051718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-247.172481260853">
                <text:p>-247.1724812608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015625">
                <text:p>0.91015625</text:p>
              </table:table-cell>
              <table:table-cell office:value-type="float" office:value="-246.675239350403">
                <text:p>-246.6752393504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-246.920302584817">
                <text:p>-246.9203025848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-249.088885123322">
                <text:p>-249.0888851233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-247.651584105123">
                <text:p>-247.6515841051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140625">
                <text:p>0.9140625</text:p>
              </table:table-cell>
              <table:table-cell office:value-type="float" office:value="-248.466240874835">
                <text:p>-248.4662408748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-247.574375874346">
                <text:p>-247.5743758743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-250.773001303277">
                <text:p>-250.7730013032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-247.729484793964">
                <text:p>-247.7294847939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1796875">
                <text:p>0.91796875</text:p>
              </table:table-cell>
              <table:table-cell office:value-type="float" office:value="-249.243592922079">
                <text:p>-249.2435929220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-250.342499755867">
                <text:p>-250.3424997558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-249.730294238458">
                <text:p>-249.7302942384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-247.34071641342">
                <text:p>-247.340716413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21875">
                <text:p>0.921875</text:p>
              </table:table-cell>
              <table:table-cell office:value-type="float" office:value="-250.698264482317">
                <text:p>-250.6982644823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-249.959628363589">
                <text:p>-249.9596283635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-251.395240678248">
                <text:p>-251.3952406782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-249.228500191117">
                <text:p>-249.2285001911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2578125">
                <text:p>0.92578125</text:p>
              </table:table-cell>
              <table:table-cell office:value-type="float" office:value="-252.515998145722">
                <text:p>-252.5159981457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-250.627117108462">
                <text:p>-250.6271171084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-251.013487271379">
                <text:p>-251.0134872713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-251.222795192099">
                <text:p>-251.2227951920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296875">
                <text:p>0.9296875</text:p>
              </table:table-cell>
              <table:table-cell office:value-type="float" office:value="-253.416070995938">
                <text:p>-253.4160709959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-250.650768205646">
                <text:p>-250.6507682056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-252.780524495034">
                <text:p>-252.7805244950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-251.181786888138">
                <text:p>-251.1817868881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-254.243920628884">
                <text:p>-254.2439206288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-252.417480796756">
                <text:p>-252.4174807967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-252.377662269913">
                <text:p>-252.3776622699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365234375">
                <text:p>0.9365234375</text:p>
              </table:table-cell>
              <table:table-cell office:value-type="float" office:value="-251.640573978192">
                <text:p>-251.6405739781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375">
                <text:p>0.9375</text:p>
              </table:table-cell>
              <table:table-cell office:value-type="float" office:value="-253.420142169636">
                <text:p>-253.4201421696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-253.0260772795">
                <text:p>-253.02607727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-254.315853501125">
                <text:p>-254.3158535011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-253.262763591472">
                <text:p>-253.2627635914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4140625">
                <text:p>0.94140625</text:p>
              </table:table-cell>
              <table:table-cell office:value-type="float" office:value="-255.20395362608">
                <text:p>-255.203953626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-251.710527561619">
                <text:p>-251.7105275616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-252.937030557448">
                <text:p>-252.9370305574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-256.875015578938">
                <text:p>-256.8750155789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453125">
                <text:p>0.9453125</text:p>
              </table:table-cell>
              <table:table-cell office:value-type="float" office:value="-254.656518481312">
                <text:p>-254.6565184813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-253.739495547093">
                <text:p>-253.7394955470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-256.357358612687">
                <text:p>-256.3573586126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-255.159065465388">
                <text:p>-255.1590654653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4921875">
                <text:p>0.94921875</text:p>
              </table:table-cell>
              <table:table-cell office:value-type="float" office:value="-254.257362743763">
                <text:p>-254.2573627437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-257.522901873463">
                <text:p>-257.5229018734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-258.423543895543">
                <text:p>-258.4235438955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-255.109460304675">
                <text:p>-255.1094603046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53125">
                <text:p>0.953125</text:p>
              </table:table-cell>
              <table:table-cell office:value-type="float" office:value="-252.998879334894">
                <text:p>-252.9988793348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-260.924709548635">
                <text:p>-260.9247095486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-257.40613772087">
                <text:p>-257.406137720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-256.351649882576">
                <text:p>-256.3516498825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5703125">
                <text:p>0.95703125</text:p>
              </table:table-cell>
              <table:table-cell office:value-type="float" office:value="-260.131187208875">
                <text:p>-260.1311872088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-263.88984690848">
                <text:p>-263.889846908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-253.06117167328">
                <text:p>-253.061171673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-258.510912446072">
                <text:p>-258.5109124460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609375">
                <text:p>0.9609375</text:p>
              </table:table-cell>
              <table:table-cell office:value-type="float" office:value="-260.886148805009">
                <text:p>-260.8861488050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-260.705287372392">
                <text:p>-260.7052873723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-253.314906922331">
                <text:p>-253.3149069223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-263.569598423999">
                <text:p>-263.569598423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-257.335546951754">
                <text:p>-257.3355469517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-259.331444465729">
                <text:p>-259.3314444657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-254.498335927537">
                <text:p>-254.4983359275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677734375">
                <text:p>0.9677734375</text:p>
              </table:table-cell>
              <table:table-cell office:value-type="float" office:value="-261.830192389884">
                <text:p>-261.8301923898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6875">
                <text:p>0.96875</text:p>
              </table:table-cell>
              <table:table-cell office:value-type="float" office:value="-255.623987555207">
                <text:p>-255.6239875552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-265.036084356089">
                <text:p>-265.0360843560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-256.357358612687">
                <text:p>-256.3573586126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-263.260738827566">
                <text:p>-263.2607388275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7265625">
                <text:p>0.97265625</text:p>
              </table:table-cell>
              <table:table-cell office:value-type="float" office:value="-259.965239231406">
                <text:p>-259.96523923140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-258.215961932185">
                <text:p>-258.2159619321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-251.74739600105">
                <text:p>-251.747396001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-278.488330896124">
                <text:p>-278.4883308961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765625">
                <text:p>0.9765625</text:p>
              </table:table-cell>
              <table:table-cell office:value-type="float" office:value="-267.68078865732">
                <text:p>-267.680788657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-264.110099647556">
                <text:p>-264.1100996475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-252.723963505516">
                <text:p>-252.7239635055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-251.512136221266">
                <text:p>-251.51213622126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8046875">
                <text:p>0.98046875</text:p>
              </table:table-cell>
              <table:table-cell office:value-type="float" office:value="-247.547410767162">
                <text:p>-247.5474107671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-250.22613784192">
                <text:p>-250.226137841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-247.266210990427">
                <text:p>-247.2662109904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-251.879386998362">
                <text:p>-251.8793869983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84375">
                <text:p>0.984375</text:p>
              </table:table-cell>
              <table:table-cell office:value-type="float" office:value="-239.630975027675">
                <text:p>-239.6309750276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-245.012989318982">
                <text:p>-245.0129893189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-253.501968952143">
                <text:p>-253.5019689521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-236.817677542033">
                <text:p>-236.8176775420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8828125">
                <text:p>0.98828125</text:p>
              </table:table-cell>
              <table:table-cell office:value-type="float" office:value="-241.72477167792">
                <text:p>-241.724771677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-243.038669768022">
                <text:p>-243.0386697680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-250.277031706456">
                <text:p>-250.2770317064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-248.112126891019">
                <text:p>-248.1121268910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921875">
                <text:p>0.9921875</text:p>
              </table:table-cell>
              <table:table-cell office:value-type="float" office:value="-269.498844582845">
                <text:p>-269.49884458284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-249.52504465815">
                <text:p>-249.525044658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-252.220188830491">
                <text:p>-252.2201888304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-274.656095937081">
                <text:p>-274.6560959370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9609375">
                <text:p>0.99609375</text:p>
              </table:table-cell>
              <table:table-cell office:value-type="float" office:value="-250.909169802549">
                <text:p>-250.90916980254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-271.567592457863">
                <text:p>-271.5675924578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-282.614191915812">
                <text:p>-282.6141919158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990234375">
                <text:p>0.9990234375</text:p>
              </table:table-cell>
              <table:table-cell office:value-type="float" office:value="-282.973609747025">
                <text:p>-282.973609747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